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inwäsche01" table:style-name="ta1">
        <table:shapes>
          <draw:frame draw:z-index="0" draw:style-name="gr1" draw:text-style-name="P1" svg:width="295.79mm" svg:height="129.09mm" svg:x="157.58mm" svg:y="1.59mm">
            <loext:p draw:notify-on-update-of-ranges="Feinwäsche01.C1:Feinwäsche01.C1 Feinwäsche01.C2:Feinwäsche01.C1129 Feinwäsche01.F1:Feinwäsche01.F1 Feinwäsche01.F2:Feinwäsche01.F1129 Feinwäsche01.C1:Feinwäsche01.C1 Feinwäsche01.C2:Feinwäsche01.C1129 Feinwäsche01.E1:Feinwäsche01.E1 Feinwäsche01.E2:Feinwäsche01.E11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Zeit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Strom korrigiert</text:p>
          </table:table-cell>
          <table:table-cell office:value-type="string" calcext:value-type="string">
            <text:p>Mittelwert</text:p>
          </table:table-cell>
          <table:table-cell table:style-name="Default"/>
        </table:table-row>
        <table:table-row table:style-name="ro1">
          <table:table-cell office:value-type="float" office:value="1479483155" calcext:value-type="float">
            <text:p>1479483155</text:p>
          </table:table-cell>
          <table:table-cell table:formula="of:=[.A2]-[.$A$2]" office:value-type="float" office:value="0" calcext:value-type="float">
            <text:p>0</text:p>
          </table:table-cell>
          <table:table-cell table:formula="of:=[.B2]/60" office:value-type="float" office:value="0" calcext:value-type="float">
            <text:p>0</text:p>
          </table:table-cell>
          <table:table-cell office:value-type="float" office:value="3.866" calcext:value-type="float">
            <text:p>3,866</text:p>
          </table:table-cell>
          <table:table-cell table:formula="of:=[.D2]-3.866" office:value-type="float" office:value="0" calcext:value-type="float">
            <text:p>0</text:p>
          </table:table-cell>
          <table:table-cell/>
          <table:table-cell table:formula="of:=[.E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61" calcext:value-type="float">
            <text:p>1479483161</text:p>
          </table:table-cell>
          <table:table-cell table:formula="of:=[.A3]-[.$A$2]" office:value-type="float" office:value="6" calcext:value-type="float">
            <text:p>6</text:p>
          </table:table-cell>
          <table:table-cell table:formula="of:=[.B3]/60" office:value-type="float" office:value="0.1" calcext:value-type="float">
            <text:p>0,1</text:p>
          </table:table-cell>
          <table:table-cell office:value-type="float" office:value="3.866" calcext:value-type="float">
            <text:p>3,866</text:p>
          </table:table-cell>
          <table:table-cell table:formula="of:=[.D3]-3.866" office:value-type="float" office:value="0" calcext:value-type="float">
            <text:p>0</text:p>
          </table:table-cell>
          <table:table-cell/>
          <table:table-cell table:formula="of:=[.E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66" calcext:value-type="float">
            <text:p>1479483166</text:p>
          </table:table-cell>
          <table:table-cell table:formula="of:=[.A4]-[.$A$2]" office:value-type="float" office:value="11" calcext:value-type="float">
            <text:p>11</text:p>
          </table:table-cell>
          <table:table-cell table:formula="of:=[.B4]/60" office:value-type="float" office:value="0.183333333333333" calcext:value-type="float">
            <text:p>0,183333333333333</text:p>
          </table:table-cell>
          <table:table-cell office:value-type="float" office:value="3.866" calcext:value-type="float">
            <text:p>3,866</text:p>
          </table:table-cell>
          <table:table-cell table:formula="of:=[.D4]-3.866" office:value-type="float" office:value="0" calcext:value-type="float">
            <text:p>0</text:p>
          </table:table-cell>
          <table:table-cell/>
          <table:table-cell table:formula="of:=[.E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71" calcext:value-type="float">
            <text:p>1479483171</text:p>
          </table:table-cell>
          <table:table-cell table:formula="of:=[.A5]-[.$A$2]" office:value-type="float" office:value="16" calcext:value-type="float">
            <text:p>16</text:p>
          </table:table-cell>
          <table:table-cell table:formula="of:=[.B5]/60" office:value-type="float" office:value="0.266666666666667" calcext:value-type="float">
            <text:p>0,266666666666667</text:p>
          </table:table-cell>
          <table:table-cell office:value-type="float" office:value="3.866" calcext:value-type="float">
            <text:p>3,866</text:p>
          </table:table-cell>
          <table:table-cell table:formula="of:=[.D5]-3.866" office:value-type="float" office:value="0" calcext:value-type="float">
            <text:p>0</text:p>
          </table:table-cell>
          <table:table-cell/>
          <table:table-cell table:formula="of:=[.E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76" calcext:value-type="float">
            <text:p>1479483176</text:p>
          </table:table-cell>
          <table:table-cell table:formula="of:=[.A6]-[.$A$2]" office:value-type="float" office:value="21" calcext:value-type="float">
            <text:p>21</text:p>
          </table:table-cell>
          <table:table-cell table:formula="of:=[.B6]/60" office:value-type="float" office:value="0.35" calcext:value-type="float">
            <text:p>0,35</text:p>
          </table:table-cell>
          <table:table-cell office:value-type="float" office:value="3.866" calcext:value-type="float">
            <text:p>3,866</text:p>
          </table:table-cell>
          <table:table-cell table:formula="of:=[.D6]-3.866" office:value-type="float" office:value="0" calcext:value-type="float">
            <text:p>0</text:p>
          </table:table-cell>
          <table:table-cell/>
          <table:table-cell table:formula="of:=[.E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81" calcext:value-type="float">
            <text:p>1479483181</text:p>
          </table:table-cell>
          <table:table-cell table:formula="of:=[.A7]-[.$A$2]" office:value-type="float" office:value="26" calcext:value-type="float">
            <text:p>26</text:p>
          </table:table-cell>
          <table:table-cell table:formula="of:=[.B7]/60" office:value-type="float" office:value="0.433333333333333" calcext:value-type="float">
            <text:p>0,433333333333333</text:p>
          </table:table-cell>
          <table:table-cell office:value-type="float" office:value="3.866" calcext:value-type="float">
            <text:p>3,866</text:p>
          </table:table-cell>
          <table:table-cell table:formula="of:=[.D7]-3.866" office:value-type="float" office:value="0" calcext:value-type="float">
            <text:p>0</text:p>
          </table:table-cell>
          <table:table-cell/>
          <table:table-cell table:formula="of:=[.E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87" calcext:value-type="float">
            <text:p>1479483187</text:p>
          </table:table-cell>
          <table:table-cell table:formula="of:=[.A8]-[.$A$2]" office:value-type="float" office:value="32" calcext:value-type="float">
            <text:p>32</text:p>
          </table:table-cell>
          <table:table-cell table:formula="of:=[.B8]/60" office:value-type="float" office:value="0.533333333333333" calcext:value-type="float">
            <text:p>0,533333333333333</text:p>
          </table:table-cell>
          <table:table-cell office:value-type="float" office:value="3.866" calcext:value-type="float">
            <text:p>3,866</text:p>
          </table:table-cell>
          <table:table-cell table:formula="of:=[.D8]-3.866" office:value-type="float" office:value="0" calcext:value-type="float">
            <text:p>0</text:p>
          </table:table-cell>
          <table:table-cell/>
          <table:table-cell table:formula="of:=[.E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92" calcext:value-type="float">
            <text:p>1479483192</text:p>
          </table:table-cell>
          <table:table-cell table:formula="of:=[.A9]-[.$A$2]" office:value-type="float" office:value="37" calcext:value-type="float">
            <text:p>37</text:p>
          </table:table-cell>
          <table:table-cell table:formula="of:=[.B9]/60" office:value-type="float" office:value="0.616666666666667" calcext:value-type="float">
            <text:p>0,616666666666667</text:p>
          </table:table-cell>
          <table:table-cell office:value-type="float" office:value="3.866" calcext:value-type="float">
            <text:p>3,866</text:p>
          </table:table-cell>
          <table:table-cell table:formula="of:=[.D9]-3.866" office:value-type="float" office:value="0" calcext:value-type="float">
            <text:p>0</text:p>
          </table:table-cell>
          <table:table-cell/>
          <table:table-cell table:formula="of:=[.E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197" calcext:value-type="float">
            <text:p>1479483197</text:p>
          </table:table-cell>
          <table:table-cell table:formula="of:=[.A10]-[.$A$2]" office:value-type="float" office:value="42" calcext:value-type="float">
            <text:p>42</text:p>
          </table:table-cell>
          <table:table-cell table:formula="of:=[.B10]/60" office:value-type="float" office:value="0.7" calcext:value-type="float">
            <text:p>0,7</text:p>
          </table:table-cell>
          <table:table-cell office:value-type="float" office:value="3.866" calcext:value-type="float">
            <text:p>3,866</text:p>
          </table:table-cell>
          <table:table-cell table:formula="of:=[.D10]-3.866" office:value-type="float" office:value="0" calcext:value-type="float">
            <text:p>0</text:p>
          </table:table-cell>
          <table:table-cell/>
          <table:table-cell table:formula="of:=[.E1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02" calcext:value-type="float">
            <text:p>1479483202</text:p>
          </table:table-cell>
          <table:table-cell table:formula="of:=[.A11]-[.$A$2]" office:value-type="float" office:value="47" calcext:value-type="float">
            <text:p>47</text:p>
          </table:table-cell>
          <table:table-cell table:formula="of:=[.B11]/60" office:value-type="float" office:value="0.783333333333333" calcext:value-type="float">
            <text:p>0,783333333333333</text:p>
          </table:table-cell>
          <table:table-cell office:value-type="float" office:value="3.866" calcext:value-type="float">
            <text:p>3,866</text:p>
          </table:table-cell>
          <table:table-cell table:formula="of:=[.D11]-3.866" office:value-type="float" office:value="0" calcext:value-type="float">
            <text:p>0</text:p>
          </table:table-cell>
          <table:table-cell/>
          <table:table-cell table:formula="of:=[.E1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08" calcext:value-type="float">
            <text:p>1479483208</text:p>
          </table:table-cell>
          <table:table-cell table:formula="of:=[.A12]-[.$A$2]" office:value-type="float" office:value="53" calcext:value-type="float">
            <text:p>53</text:p>
          </table:table-cell>
          <table:table-cell table:formula="of:=[.B12]/60" office:value-type="float" office:value="0.883333333333333" calcext:value-type="float">
            <text:p>0,883333333333333</text:p>
          </table:table-cell>
          <table:table-cell office:value-type="float" office:value="3.866" calcext:value-type="float">
            <text:p>3,866</text:p>
          </table:table-cell>
          <table:table-cell table:formula="of:=[.D12]-3.866" office:value-type="float" office:value="0" calcext:value-type="float">
            <text:p>0</text:p>
          </table:table-cell>
          <table:table-cell/>
          <table:table-cell table:formula="of:=[.E1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13" calcext:value-type="float">
            <text:p>1479483213</text:p>
          </table:table-cell>
          <table:table-cell table:formula="of:=[.A13]-[.$A$2]" office:value-type="float" office:value="58" calcext:value-type="float">
            <text:p>58</text:p>
          </table:table-cell>
          <table:table-cell table:formula="of:=[.B13]/60" office:value-type="float" office:value="0.966666666666667" calcext:value-type="float">
            <text:p>0,966666666666667</text:p>
          </table:table-cell>
          <table:table-cell office:value-type="float" office:value="3.866" calcext:value-type="float">
            <text:p>3,866</text:p>
          </table:table-cell>
          <table:table-cell table:formula="of:=[.D13]-3.866" office:value-type="float" office:value="0" calcext:value-type="float">
            <text:p>0</text:p>
          </table:table-cell>
          <table:table-cell/>
          <table:table-cell table:formula="of:=[.E1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18" calcext:value-type="float">
            <text:p>1479483218</text:p>
          </table:table-cell>
          <table:table-cell table:formula="of:=[.A14]-[.$A$2]" office:value-type="float" office:value="63" calcext:value-type="float">
            <text:p>63</text:p>
          </table:table-cell>
          <table:table-cell table:formula="of:=[.B14]/60" office:value-type="float" office:value="1.05" calcext:value-type="float">
            <text:p>1,05</text:p>
          </table:table-cell>
          <table:table-cell office:value-type="float" office:value="3.866" calcext:value-type="float">
            <text:p>3,866</text:p>
          </table:table-cell>
          <table:table-cell table:formula="of:=[.D14]-3.866" office:value-type="float" office:value="0" calcext:value-type="float">
            <text:p>0</text:p>
          </table:table-cell>
          <table:table-cell/>
          <table:table-cell table:formula="of:=[.E1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24" calcext:value-type="float">
            <text:p>1479483224</text:p>
          </table:table-cell>
          <table:table-cell table:formula="of:=[.A15]-[.$A$2]" office:value-type="float" office:value="69" calcext:value-type="float">
            <text:p>69</text:p>
          </table:table-cell>
          <table:table-cell table:formula="of:=[.B15]/60" office:value-type="float" office:value="1.15" calcext:value-type="float">
            <text:p>1,15</text:p>
          </table:table-cell>
          <table:table-cell office:value-type="float" office:value="3.866" calcext:value-type="float">
            <text:p>3,866</text:p>
          </table:table-cell>
          <table:table-cell table:formula="of:=[.D15]-3.866" office:value-type="float" office:value="0" calcext:value-type="float">
            <text:p>0</text:p>
          </table:table-cell>
          <table:table-cell/>
          <table:table-cell table:formula="of:=[.E1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29" calcext:value-type="float">
            <text:p>1479483229</text:p>
          </table:table-cell>
          <table:table-cell table:formula="of:=[.A16]-[.$A$2]" office:value-type="float" office:value="74" calcext:value-type="float">
            <text:p>74</text:p>
          </table:table-cell>
          <table:table-cell table:formula="of:=[.B16]/60" office:value-type="float" office:value="1.23333333333333" calcext:value-type="float">
            <text:p>1,23333333333333</text:p>
          </table:table-cell>
          <table:table-cell office:value-type="float" office:value="3.866" calcext:value-type="float">
            <text:p>3,866</text:p>
          </table:table-cell>
          <table:table-cell table:formula="of:=[.D16]-3.866" office:value-type="float" office:value="0" calcext:value-type="float">
            <text:p>0</text:p>
          </table:table-cell>
          <table:table-cell/>
          <table:table-cell table:formula="of:=[.E1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34" calcext:value-type="float">
            <text:p>1479483234</text:p>
          </table:table-cell>
          <table:table-cell table:formula="of:=[.A17]-[.$A$2]" office:value-type="float" office:value="79" calcext:value-type="float">
            <text:p>79</text:p>
          </table:table-cell>
          <table:table-cell table:formula="of:=[.B17]/60" office:value-type="float" office:value="1.31666666666667" calcext:value-type="float">
            <text:p>1,31666666666667</text:p>
          </table:table-cell>
          <table:table-cell office:value-type="float" office:value="3.866" calcext:value-type="float">
            <text:p>3,866</text:p>
          </table:table-cell>
          <table:table-cell table:formula="of:=[.D17]-3.866" office:value-type="float" office:value="0" calcext:value-type="float">
            <text:p>0</text:p>
          </table:table-cell>
          <table:table-cell/>
          <table:table-cell table:formula="of:=[.E1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39" calcext:value-type="float">
            <text:p>1479483239</text:p>
          </table:table-cell>
          <table:table-cell table:formula="of:=[.A18]-[.$A$2]" office:value-type="float" office:value="84" calcext:value-type="float">
            <text:p>84</text:p>
          </table:table-cell>
          <table:table-cell table:formula="of:=[.B18]/60" office:value-type="float" office:value="1.4" calcext:value-type="float">
            <text:p>1,4</text:p>
          </table:table-cell>
          <table:table-cell office:value-type="float" office:value="3.866" calcext:value-type="float">
            <text:p>3,866</text:p>
          </table:table-cell>
          <table:table-cell table:formula="of:=[.D18]-3.866" office:value-type="float" office:value="0" calcext:value-type="float">
            <text:p>0</text:p>
          </table:table-cell>
          <table:table-cell/>
          <table:table-cell table:formula="of:=[.E1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44" calcext:value-type="float">
            <text:p>1479483244</text:p>
          </table:table-cell>
          <table:table-cell table:formula="of:=[.A19]-[.$A$2]" office:value-type="float" office:value="89" calcext:value-type="float">
            <text:p>89</text:p>
          </table:table-cell>
          <table:table-cell table:formula="of:=[.B19]/60" office:value-type="float" office:value="1.48333333333333" calcext:value-type="float">
            <text:p>1,48333333333333</text:p>
          </table:table-cell>
          <table:table-cell office:value-type="float" office:value="3.866" calcext:value-type="float">
            <text:p>3,866</text:p>
          </table:table-cell>
          <table:table-cell table:formula="of:=[.D19]-3.866" office:value-type="float" office:value="0" calcext:value-type="float">
            <text:p>0</text:p>
          </table:table-cell>
          <table:table-cell/>
          <table:table-cell table:formula="of:=[.E1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50" calcext:value-type="float">
            <text:p>1479483250</text:p>
          </table:table-cell>
          <table:table-cell table:formula="of:=[.A20]-[.$A$2]" office:value-type="float" office:value="95" calcext:value-type="float">
            <text:p>95</text:p>
          </table:table-cell>
          <table:table-cell table:formula="of:=[.B20]/60" office:value-type="float" office:value="1.58333333333333" calcext:value-type="float">
            <text:p>1,58333333333333</text:p>
          </table:table-cell>
          <table:table-cell office:value-type="float" office:value="3.866" calcext:value-type="float">
            <text:p>3,866</text:p>
          </table:table-cell>
          <table:table-cell table:formula="of:=[.D20]-3.866" office:value-type="float" office:value="0" calcext:value-type="float">
            <text:p>0</text:p>
          </table:table-cell>
          <table:table-cell/>
          <table:table-cell table:formula="of:=[.E2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55" calcext:value-type="float">
            <text:p>1479483255</text:p>
          </table:table-cell>
          <table:table-cell table:formula="of:=[.A21]-[.$A$2]" office:value-type="float" office:value="100" calcext:value-type="float">
            <text:p>100</text:p>
          </table:table-cell>
          <table:table-cell table:formula="of:=[.B21]/60" office:value-type="float" office:value="1.66666666666667" calcext:value-type="float">
            <text:p>1,66666666666667</text:p>
          </table:table-cell>
          <table:table-cell office:value-type="float" office:value="3.866" calcext:value-type="float">
            <text:p>3,866</text:p>
          </table:table-cell>
          <table:table-cell table:formula="of:=[.D21]-3.866" office:value-type="float" office:value="0" calcext:value-type="float">
            <text:p>0</text:p>
          </table:table-cell>
          <table:table-cell/>
          <table:table-cell table:formula="of:=[.E2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60" calcext:value-type="float">
            <text:p>1479483260</text:p>
          </table:table-cell>
          <table:table-cell table:formula="of:=[.A22]-[.$A$2]" office:value-type="float" office:value="105" calcext:value-type="float">
            <text:p>105</text:p>
          </table:table-cell>
          <table:table-cell table:formula="of:=[.B22]/60" office:value-type="float" office:value="1.75" calcext:value-type="float">
            <text:p>1,75</text:p>
          </table:table-cell>
          <table:table-cell office:value-type="float" office:value="3.866" calcext:value-type="float">
            <text:p>3,866</text:p>
          </table:table-cell>
          <table:table-cell table:formula="of:=[.D22]-3.866" office:value-type="float" office:value="0" calcext:value-type="float">
            <text:p>0</text:p>
          </table:table-cell>
          <table:table-cell/>
          <table:table-cell table:formula="of:=[.E2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65" calcext:value-type="float">
            <text:p>1479483265</text:p>
          </table:table-cell>
          <table:table-cell table:formula="of:=[.A23]-[.$A$2]" office:value-type="float" office:value="110" calcext:value-type="float">
            <text:p>110</text:p>
          </table:table-cell>
          <table:table-cell table:formula="of:=[.B23]/60" office:value-type="float" office:value="1.83333333333333" calcext:value-type="float">
            <text:p>1,83333333333333</text:p>
          </table:table-cell>
          <table:table-cell office:value-type="float" office:value="3.866" calcext:value-type="float">
            <text:p>3,866</text:p>
          </table:table-cell>
          <table:table-cell table:formula="of:=[.D23]-3.866" office:value-type="float" office:value="0" calcext:value-type="float">
            <text:p>0</text:p>
          </table:table-cell>
          <table:table-cell/>
          <table:table-cell table:formula="of:=[.E2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71" calcext:value-type="float">
            <text:p>1479483271</text:p>
          </table:table-cell>
          <table:table-cell table:formula="of:=[.A24]-[.$A$2]" office:value-type="float" office:value="116" calcext:value-type="float">
            <text:p>116</text:p>
          </table:table-cell>
          <table:table-cell table:formula="of:=[.B24]/60" office:value-type="float" office:value="1.93333333333333" calcext:value-type="float">
            <text:p>1,93333333333333</text:p>
          </table:table-cell>
          <table:table-cell office:value-type="float" office:value="3.866" calcext:value-type="float">
            <text:p>3,866</text:p>
          </table:table-cell>
          <table:table-cell table:formula="of:=[.D24]-3.866" office:value-type="float" office:value="0" calcext:value-type="float">
            <text:p>0</text:p>
          </table:table-cell>
          <table:table-cell/>
          <table:table-cell table:formula="of:=[.E2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76" calcext:value-type="float">
            <text:p>1479483276</text:p>
          </table:table-cell>
          <table:table-cell table:formula="of:=[.A25]-[.$A$2]" office:value-type="float" office:value="121" calcext:value-type="float">
            <text:p>121</text:p>
          </table:table-cell>
          <table:table-cell table:formula="of:=[.B25]/60" office:value-type="float" office:value="2.01666666666667" calcext:value-type="float">
            <text:p>2,01666666666667</text:p>
          </table:table-cell>
          <table:table-cell office:value-type="float" office:value="3.866" calcext:value-type="float">
            <text:p>3,866</text:p>
          </table:table-cell>
          <table:table-cell table:formula="of:=[.D25]-3.866" office:value-type="float" office:value="0" calcext:value-type="float">
            <text:p>0</text:p>
          </table:table-cell>
          <table:table-cell table:formula="of:=AVERAGE([.E2:.E25])" office:value-type="float" office:value="0" calcext:value-type="float">
            <text:p>0</text:p>
          </table:table-cell>
          <table:table-cell table:formula="of:=[.E2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81" calcext:value-type="float">
            <text:p>1479483281</text:p>
          </table:table-cell>
          <table:table-cell table:formula="of:=[.A26]-[.$A$2]" office:value-type="float" office:value="126" calcext:value-type="float">
            <text:p>126</text:p>
          </table:table-cell>
          <table:table-cell table:formula="of:=[.B26]/60" office:value-type="float" office:value="2.1" calcext:value-type="float">
            <text:p>2,1</text:p>
          </table:table-cell>
          <table:table-cell office:value-type="float" office:value="3.866" calcext:value-type="float">
            <text:p>3,866</text:p>
          </table:table-cell>
          <table:table-cell table:formula="of:=[.D26]-3.866" office:value-type="float" office:value="0" calcext:value-type="float">
            <text:p>0</text:p>
          </table:table-cell>
          <table:table-cell table:formula="of:=AVERAGE([.E3:.E26])" office:value-type="float" office:value="0" calcext:value-type="float">
            <text:p>0</text:p>
          </table:table-cell>
          <table:table-cell table:formula="of:=[.E2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86" calcext:value-type="float">
            <text:p>1479483286</text:p>
          </table:table-cell>
          <table:table-cell table:formula="of:=[.A27]-[.$A$2]" office:value-type="float" office:value="131" calcext:value-type="float">
            <text:p>131</text:p>
          </table:table-cell>
          <table:table-cell table:formula="of:=[.B27]/60" office:value-type="float" office:value="2.18333333333333" calcext:value-type="float">
            <text:p>2,18333333333333</text:p>
          </table:table-cell>
          <table:table-cell office:value-type="float" office:value="3.866" calcext:value-type="float">
            <text:p>3,866</text:p>
          </table:table-cell>
          <table:table-cell table:formula="of:=[.D27]-3.866" office:value-type="float" office:value="0" calcext:value-type="float">
            <text:p>0</text:p>
          </table:table-cell>
          <table:table-cell table:formula="of:=AVERAGE([.E4:.E27])" office:value-type="float" office:value="0" calcext:value-type="float">
            <text:p>0</text:p>
          </table:table-cell>
          <table:table-cell table:formula="of:=[.E2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92" calcext:value-type="float">
            <text:p>1479483292</text:p>
          </table:table-cell>
          <table:table-cell table:formula="of:=[.A28]-[.$A$2]" office:value-type="float" office:value="137" calcext:value-type="float">
            <text:p>137</text:p>
          </table:table-cell>
          <table:table-cell table:formula="of:=[.B28]/60" office:value-type="float" office:value="2.28333333333333" calcext:value-type="float">
            <text:p>2,28333333333333</text:p>
          </table:table-cell>
          <table:table-cell office:value-type="float" office:value="3.866" calcext:value-type="float">
            <text:p>3,866</text:p>
          </table:table-cell>
          <table:table-cell table:formula="of:=[.D28]-3.866" office:value-type="float" office:value="0" calcext:value-type="float">
            <text:p>0</text:p>
          </table:table-cell>
          <table:table-cell table:formula="of:=AVERAGE([.E5:.E28])" office:value-type="float" office:value="0" calcext:value-type="float">
            <text:p>0</text:p>
          </table:table-cell>
          <table:table-cell table:formula="of:=[.E2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297" calcext:value-type="float">
            <text:p>1479483297</text:p>
          </table:table-cell>
          <table:table-cell table:formula="of:=[.A29]-[.$A$2]" office:value-type="float" office:value="142" calcext:value-type="float">
            <text:p>142</text:p>
          </table:table-cell>
          <table:table-cell table:formula="of:=[.B29]/60" office:value-type="float" office:value="2.36666666666667" calcext:value-type="float">
            <text:p>2,36666666666667</text:p>
          </table:table-cell>
          <table:table-cell office:value-type="float" office:value="3.866" calcext:value-type="float">
            <text:p>3,866</text:p>
          </table:table-cell>
          <table:table-cell table:formula="of:=[.D29]-3.866" office:value-type="float" office:value="0" calcext:value-type="float">
            <text:p>0</text:p>
          </table:table-cell>
          <table:table-cell table:formula="of:=AVERAGE([.E6:.E29])" office:value-type="float" office:value="0" calcext:value-type="float">
            <text:p>0</text:p>
          </table:table-cell>
          <table:table-cell table:formula="of:=[.E2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02" calcext:value-type="float">
            <text:p>1479483302</text:p>
          </table:table-cell>
          <table:table-cell table:formula="of:=[.A30]-[.$A$2]" office:value-type="float" office:value="147" calcext:value-type="float">
            <text:p>147</text:p>
          </table:table-cell>
          <table:table-cell table:formula="of:=[.B30]/60" office:value-type="float" office:value="2.45" calcext:value-type="float">
            <text:p>2,45</text:p>
          </table:table-cell>
          <table:table-cell office:value-type="float" office:value="3.866" calcext:value-type="float">
            <text:p>3,866</text:p>
          </table:table-cell>
          <table:table-cell table:formula="of:=[.D30]-3.866" office:value-type="float" office:value="0" calcext:value-type="float">
            <text:p>0</text:p>
          </table:table-cell>
          <table:table-cell table:formula="of:=AVERAGE([.E7:.E30])" office:value-type="float" office:value="0" calcext:value-type="float">
            <text:p>0</text:p>
          </table:table-cell>
          <table:table-cell table:formula="of:=[.E3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07" calcext:value-type="float">
            <text:p>1479483307</text:p>
          </table:table-cell>
          <table:table-cell table:formula="of:=[.A31]-[.$A$2]" office:value-type="float" office:value="152" calcext:value-type="float">
            <text:p>152</text:p>
          </table:table-cell>
          <table:table-cell table:formula="of:=[.B31]/60" office:value-type="float" office:value="2.53333333333333" calcext:value-type="float">
            <text:p>2,53333333333333</text:p>
          </table:table-cell>
          <table:table-cell office:value-type="float" office:value="3.866" calcext:value-type="float">
            <text:p>3,866</text:p>
          </table:table-cell>
          <table:table-cell table:formula="of:=[.D31]-3.866" office:value-type="float" office:value="0" calcext:value-type="float">
            <text:p>0</text:p>
          </table:table-cell>
          <table:table-cell table:formula="of:=AVERAGE([.E8:.E31])" office:value-type="float" office:value="0" calcext:value-type="float">
            <text:p>0</text:p>
          </table:table-cell>
          <table:table-cell table:formula="of:=[.E3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13" calcext:value-type="float">
            <text:p>1479483313</text:p>
          </table:table-cell>
          <table:table-cell table:formula="of:=[.A32]-[.$A$2]" office:value-type="float" office:value="158" calcext:value-type="float">
            <text:p>158</text:p>
          </table:table-cell>
          <table:table-cell table:formula="of:=[.B32]/60" office:value-type="float" office:value="2.63333333333333" calcext:value-type="float">
            <text:p>2,63333333333333</text:p>
          </table:table-cell>
          <table:table-cell office:value-type="float" office:value="3.866" calcext:value-type="float">
            <text:p>3,866</text:p>
          </table:table-cell>
          <table:table-cell table:formula="of:=[.D32]-3.866" office:value-type="float" office:value="0" calcext:value-type="float">
            <text:p>0</text:p>
          </table:table-cell>
          <table:table-cell table:formula="of:=AVERAGE([.E9:.E32])" office:value-type="float" office:value="0" calcext:value-type="float">
            <text:p>0</text:p>
          </table:table-cell>
          <table:table-cell table:formula="of:=[.E3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18" calcext:value-type="float">
            <text:p>1479483318</text:p>
          </table:table-cell>
          <table:table-cell table:formula="of:=[.A33]-[.$A$2]" office:value-type="float" office:value="163" calcext:value-type="float">
            <text:p>163</text:p>
          </table:table-cell>
          <table:table-cell table:formula="of:=[.B33]/60" office:value-type="float" office:value="2.71666666666667" calcext:value-type="float">
            <text:p>2,71666666666667</text:p>
          </table:table-cell>
          <table:table-cell office:value-type="float" office:value="3.866" calcext:value-type="float">
            <text:p>3,866</text:p>
          </table:table-cell>
          <table:table-cell table:formula="of:=[.D33]-3.866" office:value-type="float" office:value="0" calcext:value-type="float">
            <text:p>0</text:p>
          </table:table-cell>
          <table:table-cell table:formula="of:=AVERAGE([.E10:.E33])" office:value-type="float" office:value="0" calcext:value-type="float">
            <text:p>0</text:p>
          </table:table-cell>
          <table:table-cell table:formula="of:=[.E3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23" calcext:value-type="float">
            <text:p>1479483323</text:p>
          </table:table-cell>
          <table:table-cell table:formula="of:=[.A34]-[.$A$2]" office:value-type="float" office:value="168" calcext:value-type="float">
            <text:p>168</text:p>
          </table:table-cell>
          <table:table-cell table:formula="of:=[.B34]/60" office:value-type="float" office:value="2.8" calcext:value-type="float">
            <text:p>2,8</text:p>
          </table:table-cell>
          <table:table-cell office:value-type="float" office:value="3.866" calcext:value-type="float">
            <text:p>3,866</text:p>
          </table:table-cell>
          <table:table-cell table:formula="of:=[.D34]-3.866" office:value-type="float" office:value="0" calcext:value-type="float">
            <text:p>0</text:p>
          </table:table-cell>
          <table:table-cell table:formula="of:=AVERAGE([.E11:.E34])" office:value-type="float" office:value="0" calcext:value-type="float">
            <text:p>0</text:p>
          </table:table-cell>
          <table:table-cell table:formula="of:=[.E3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28" calcext:value-type="float">
            <text:p>1479483328</text:p>
          </table:table-cell>
          <table:table-cell table:formula="of:=[.A35]-[.$A$2]" office:value-type="float" office:value="173" calcext:value-type="float">
            <text:p>173</text:p>
          </table:table-cell>
          <table:table-cell table:formula="of:=[.B35]/60" office:value-type="float" office:value="2.88333333333333" calcext:value-type="float">
            <text:p>2,88333333333333</text:p>
          </table:table-cell>
          <table:table-cell office:value-type="float" office:value="3.866" calcext:value-type="float">
            <text:p>3,866</text:p>
          </table:table-cell>
          <table:table-cell table:formula="of:=[.D35]-3.866" office:value-type="float" office:value="0" calcext:value-type="float">
            <text:p>0</text:p>
          </table:table-cell>
          <table:table-cell table:formula="of:=AVERAGE([.E12:.E35])" office:value-type="float" office:value="0" calcext:value-type="float">
            <text:p>0</text:p>
          </table:table-cell>
          <table:table-cell table:formula="of:=[.E3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34" calcext:value-type="float">
            <text:p>1479483334</text:p>
          </table:table-cell>
          <table:table-cell table:formula="of:=[.A36]-[.$A$2]" office:value-type="float" office:value="179" calcext:value-type="float">
            <text:p>179</text:p>
          </table:table-cell>
          <table:table-cell table:formula="of:=[.B36]/60" office:value-type="float" office:value="2.98333333333333" calcext:value-type="float">
            <text:p>2,98333333333333</text:p>
          </table:table-cell>
          <table:table-cell office:value-type="float" office:value="3.866" calcext:value-type="float">
            <text:p>3,866</text:p>
          </table:table-cell>
          <table:table-cell table:formula="of:=[.D36]-3.866" office:value-type="float" office:value="0" calcext:value-type="float">
            <text:p>0</text:p>
          </table:table-cell>
          <table:table-cell table:formula="of:=AVERAGE([.E13:.E36])" office:value-type="float" office:value="0" calcext:value-type="float">
            <text:p>0</text:p>
          </table:table-cell>
          <table:table-cell table:formula="of:=[.E3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39" calcext:value-type="float">
            <text:p>1479483339</text:p>
          </table:table-cell>
          <table:table-cell table:formula="of:=[.A37]-[.$A$2]" office:value-type="float" office:value="184" calcext:value-type="float">
            <text:p>184</text:p>
          </table:table-cell>
          <table:table-cell table:formula="of:=[.B37]/60" office:value-type="float" office:value="3.06666666666667" calcext:value-type="float">
            <text:p>3,06666666666667</text:p>
          </table:table-cell>
          <table:table-cell office:value-type="float" office:value="3.866" calcext:value-type="float">
            <text:p>3,866</text:p>
          </table:table-cell>
          <table:table-cell table:formula="of:=[.D37]-3.866" office:value-type="float" office:value="0" calcext:value-type="float">
            <text:p>0</text:p>
          </table:table-cell>
          <table:table-cell table:formula="of:=AVERAGE([.E14:.E37])" office:value-type="float" office:value="0" calcext:value-type="float">
            <text:p>0</text:p>
          </table:table-cell>
          <table:table-cell table:formula="of:=[.E3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44" calcext:value-type="float">
            <text:p>1479483344</text:p>
          </table:table-cell>
          <table:table-cell table:formula="of:=[.A38]-[.$A$2]" office:value-type="float" office:value="189" calcext:value-type="float">
            <text:p>189</text:p>
          </table:table-cell>
          <table:table-cell table:formula="of:=[.B38]/60" office:value-type="float" office:value="3.15" calcext:value-type="float">
            <text:p>3,15</text:p>
          </table:table-cell>
          <table:table-cell office:value-type="float" office:value="3.866" calcext:value-type="float">
            <text:p>3,866</text:p>
          </table:table-cell>
          <table:table-cell table:formula="of:=[.D38]-3.866" office:value-type="float" office:value="0" calcext:value-type="float">
            <text:p>0</text:p>
          </table:table-cell>
          <table:table-cell table:formula="of:=AVERAGE([.E15:.E38])" office:value-type="float" office:value="0" calcext:value-type="float">
            <text:p>0</text:p>
          </table:table-cell>
          <table:table-cell table:formula="of:=[.E3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50" calcext:value-type="float">
            <text:p>1479483350</text:p>
          </table:table-cell>
          <table:table-cell table:formula="of:=[.A39]-[.$A$2]" office:value-type="float" office:value="195" calcext:value-type="float">
            <text:p>195</text:p>
          </table:table-cell>
          <table:table-cell table:formula="of:=[.B39]/60" office:value-type="float" office:value="3.25" calcext:value-type="float">
            <text:p>3,25</text:p>
          </table:table-cell>
          <table:table-cell office:value-type="float" office:value="3.869" calcext:value-type="float">
            <text:p>3,869</text:p>
          </table:table-cell>
          <table:table-cell table:formula="of:=[.D39]-3.866" office:value-type="float" office:value="0.00299999999999967" calcext:value-type="float">
            <text:p>0,003</text:p>
          </table:table-cell>
          <table:table-cell table:formula="of:=AVERAGE([.E16:.E39])" office:value-type="float" office:value="0.000124999999999986" calcext:value-type="float">
            <text:p>0,000125</text:p>
          </table:table-cell>
          <table:table-cell table:formula="of:=[.E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355" calcext:value-type="float">
            <text:p>1479483355</text:p>
          </table:table-cell>
          <table:table-cell table:formula="of:=[.A40]-[.$A$2]" office:value-type="float" office:value="200" calcext:value-type="float">
            <text:p>200</text:p>
          </table:table-cell>
          <table:table-cell table:formula="of:=[.B40]/60" office:value-type="float" office:value="3.33333333333333" calcext:value-type="float">
            <text:p>3,33333333333333</text:p>
          </table:table-cell>
          <table:table-cell office:value-type="float" office:value="3.867" calcext:value-type="float">
            <text:p>3,867</text:p>
          </table:table-cell>
          <table:table-cell table:formula="of:=[.D40]-3.866" office:value-type="float" office:value="0.00099999999999989" calcext:value-type="float">
            <text:p>0,001</text:p>
          </table:table-cell>
          <table:table-cell table:formula="of:=AVERAGE([.E17:.E40])" office:value-type="float" office:value="0.000166666666666648" calcext:value-type="float">
            <text:p>0,000166666666667</text:p>
          </table:table-cell>
          <table:table-cell table:formula="of:=[.E4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60" calcext:value-type="float">
            <text:p>1479483360</text:p>
          </table:table-cell>
          <table:table-cell table:formula="of:=[.A41]-[.$A$2]" office:value-type="float" office:value="205" calcext:value-type="float">
            <text:p>205</text:p>
          </table:table-cell>
          <table:table-cell table:formula="of:=[.B41]/60" office:value-type="float" office:value="3.41666666666667" calcext:value-type="float">
            <text:p>3,41666666666667</text:p>
          </table:table-cell>
          <table:table-cell office:value-type="float" office:value="3.866" calcext:value-type="float">
            <text:p>3,866</text:p>
          </table:table-cell>
          <table:table-cell table:formula="of:=[.D41]-3.866" office:value-type="float" office:value="0" calcext:value-type="float">
            <text:p>0</text:p>
          </table:table-cell>
          <table:table-cell table:formula="of:=AVERAGE([.E18:.E41])" office:value-type="float" office:value="0.000166666666666648" calcext:value-type="float">
            <text:p>0,000166666666667</text:p>
          </table:table-cell>
          <table:table-cell table:formula="of:=[.E4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65" calcext:value-type="float">
            <text:p>1479483365</text:p>
          </table:table-cell>
          <table:table-cell table:formula="of:=[.A42]-[.$A$2]" office:value-type="float" office:value="210" calcext:value-type="float">
            <text:p>210</text:p>
          </table:table-cell>
          <table:table-cell table:formula="of:=[.B42]/60" office:value-type="float" office:value="3.5" calcext:value-type="float">
            <text:p>3,5</text:p>
          </table:table-cell>
          <table:table-cell office:value-type="float" office:value="3.869" calcext:value-type="float">
            <text:p>3,869</text:p>
          </table:table-cell>
          <table:table-cell table:formula="of:=[.D42]-3.866" office:value-type="float" office:value="0.00299999999999967" calcext:value-type="float">
            <text:p>0,003</text:p>
          </table:table-cell>
          <table:table-cell table:formula="of:=AVERAGE([.E19:.E42])" office:value-type="float" office:value="0.000291666666666635" calcext:value-type="float">
            <text:p>0,000291666666667</text:p>
          </table:table-cell>
          <table:table-cell table:formula="of:=[.E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370" calcext:value-type="float">
            <text:p>1479483370</text:p>
          </table:table-cell>
          <table:table-cell table:formula="of:=[.A43]-[.$A$2]" office:value-type="float" office:value="215" calcext:value-type="float">
            <text:p>215</text:p>
          </table:table-cell>
          <table:table-cell table:formula="of:=[.B43]/60" office:value-type="float" office:value="3.58333333333333" calcext:value-type="float">
            <text:p>3,58333333333333</text:p>
          </table:table-cell>
          <table:table-cell office:value-type="float" office:value="3.869" calcext:value-type="float">
            <text:p>3,869</text:p>
          </table:table-cell>
          <table:table-cell table:formula="of:=[.D43]-3.866" office:value-type="float" office:value="0.00299999999999967" calcext:value-type="float">
            <text:p>0,003</text:p>
          </table:table-cell>
          <table:table-cell table:formula="of:=AVERAGE([.E20:.E43])" office:value-type="float" office:value="0.000416666666666621" calcext:value-type="float">
            <text:p>0,000416666666667</text:p>
          </table:table-cell>
          <table:table-cell table:formula="of:=[.E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376" calcext:value-type="float">
            <text:p>1479483376</text:p>
          </table:table-cell>
          <table:table-cell table:formula="of:=[.A44]-[.$A$2]" office:value-type="float" office:value="221" calcext:value-type="float">
            <text:p>221</text:p>
          </table:table-cell>
          <table:table-cell table:formula="of:=[.B44]/60" office:value-type="float" office:value="3.68333333333333" calcext:value-type="float">
            <text:p>3,68333333333333</text:p>
          </table:table-cell>
          <table:table-cell office:value-type="float" office:value="3.866" calcext:value-type="float">
            <text:p>3,866</text:p>
          </table:table-cell>
          <table:table-cell table:formula="of:=[.D44]-3.866" office:value-type="float" office:value="0" calcext:value-type="float">
            <text:p>0</text:p>
          </table:table-cell>
          <table:table-cell table:formula="of:=AVERAGE([.E21:.E44])" office:value-type="float" office:value="0.000416666666666621" calcext:value-type="float">
            <text:p>0,000416666666667</text:p>
          </table:table-cell>
          <table:table-cell table:formula="of:=[.E4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81" calcext:value-type="float">
            <text:p>1479483381</text:p>
          </table:table-cell>
          <table:table-cell table:formula="of:=[.A45]-[.$A$2]" office:value-type="float" office:value="226" calcext:value-type="float">
            <text:p>226</text:p>
          </table:table-cell>
          <table:table-cell table:formula="of:=[.B45]/60" office:value-type="float" office:value="3.76666666666667" calcext:value-type="float">
            <text:p>3,76666666666667</text:p>
          </table:table-cell>
          <table:table-cell office:value-type="float" office:value="3.866" calcext:value-type="float">
            <text:p>3,866</text:p>
          </table:table-cell>
          <table:table-cell table:formula="of:=[.D45]-3.866" office:value-type="float" office:value="0" calcext:value-type="float">
            <text:p>0</text:p>
          </table:table-cell>
          <table:table-cell table:formula="of:=AVERAGE([.E22:.E45])" office:value-type="float" office:value="0.000416666666666621" calcext:value-type="float">
            <text:p>0,000416666666667</text:p>
          </table:table-cell>
          <table:table-cell table:formula="of:=[.E4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86" calcext:value-type="float">
            <text:p>1479483386</text:p>
          </table:table-cell>
          <table:table-cell table:formula="of:=[.A46]-[.$A$2]" office:value-type="float" office:value="231" calcext:value-type="float">
            <text:p>231</text:p>
          </table:table-cell>
          <table:table-cell table:formula="of:=[.B46]/60" office:value-type="float" office:value="3.85" calcext:value-type="float">
            <text:p>3,85</text:p>
          </table:table-cell>
          <table:table-cell office:value-type="float" office:value="3.866" calcext:value-type="float">
            <text:p>3,866</text:p>
          </table:table-cell>
          <table:table-cell table:formula="of:=[.D46]-3.866" office:value-type="float" office:value="0" calcext:value-type="float">
            <text:p>0</text:p>
          </table:table-cell>
          <table:table-cell table:formula="of:=AVERAGE([.E23:.E46])" office:value-type="float" office:value="0.000416666666666621" calcext:value-type="float">
            <text:p>0,000416666666667</text:p>
          </table:table-cell>
          <table:table-cell table:formula="of:=[.E4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91" calcext:value-type="float">
            <text:p>1479483391</text:p>
          </table:table-cell>
          <table:table-cell table:formula="of:=[.A47]-[.$A$2]" office:value-type="float" office:value="236" calcext:value-type="float">
            <text:p>236</text:p>
          </table:table-cell>
          <table:table-cell table:formula="of:=[.B47]/60" office:value-type="float" office:value="3.93333333333333" calcext:value-type="float">
            <text:p>3,93333333333333</text:p>
          </table:table-cell>
          <table:table-cell office:value-type="float" office:value="3.866" calcext:value-type="float">
            <text:p>3,866</text:p>
          </table:table-cell>
          <table:table-cell table:formula="of:=[.D47]-3.866" office:value-type="float" office:value="0" calcext:value-type="float">
            <text:p>0</text:p>
          </table:table-cell>
          <table:table-cell table:formula="of:=AVERAGE([.E24:.E47])" office:value-type="float" office:value="0.000416666666666621" calcext:value-type="float">
            <text:p>0,000416666666667</text:p>
          </table:table-cell>
          <table:table-cell table:formula="of:=[.E4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397" calcext:value-type="float">
            <text:p>1479483397</text:p>
          </table:table-cell>
          <table:table-cell table:formula="of:=[.A48]-[.$A$2]" office:value-type="float" office:value="242" calcext:value-type="float">
            <text:p>242</text:p>
          </table:table-cell>
          <table:table-cell table:formula="of:=[.B48]/60" office:value-type="float" office:value="4.03333333333333" calcext:value-type="float">
            <text:p>4,03333333333333</text:p>
          </table:table-cell>
          <table:table-cell office:value-type="float" office:value="3.866" calcext:value-type="float">
            <text:p>3,866</text:p>
          </table:table-cell>
          <table:table-cell table:formula="of:=[.D48]-3.866" office:value-type="float" office:value="0" calcext:value-type="float">
            <text:p>0</text:p>
          </table:table-cell>
          <table:table-cell table:formula="of:=AVERAGE([.E25:.E48])" office:value-type="float" office:value="0.000416666666666621" calcext:value-type="float">
            <text:p>0,000416666666667</text:p>
          </table:table-cell>
          <table:table-cell table:formula="of:=[.E4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02" calcext:value-type="float">
            <text:p>1479483402</text:p>
          </table:table-cell>
          <table:table-cell table:formula="of:=[.A49]-[.$A$2]" office:value-type="float" office:value="247" calcext:value-type="float">
            <text:p>247</text:p>
          </table:table-cell>
          <table:table-cell table:formula="of:=[.B49]/60" office:value-type="float" office:value="4.11666666666667" calcext:value-type="float">
            <text:p>4,11666666666667</text:p>
          </table:table-cell>
          <table:table-cell office:value-type="float" office:value="3.866" calcext:value-type="float">
            <text:p>3,866</text:p>
          </table:table-cell>
          <table:table-cell table:formula="of:=[.D49]-3.866" office:value-type="float" office:value="0" calcext:value-type="float">
            <text:p>0</text:p>
          </table:table-cell>
          <table:table-cell table:formula="of:=AVERAGE([.E26:.E49])" office:value-type="float" office:value="0.000416666666666621" calcext:value-type="float">
            <text:p>0,000416666666667</text:p>
          </table:table-cell>
          <table:table-cell table:formula="of:=[.E4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07" calcext:value-type="float">
            <text:p>1479483407</text:p>
          </table:table-cell>
          <table:table-cell table:formula="of:=[.A50]-[.$A$2]" office:value-type="float" office:value="252" calcext:value-type="float">
            <text:p>252</text:p>
          </table:table-cell>
          <table:table-cell table:formula="of:=[.B50]/60" office:value-type="float" office:value="4.2" calcext:value-type="float">
            <text:p>4,2</text:p>
          </table:table-cell>
          <table:table-cell office:value-type="float" office:value="3.866" calcext:value-type="float">
            <text:p>3,866</text:p>
          </table:table-cell>
          <table:table-cell table:formula="of:=[.D50]-3.866" office:value-type="float" office:value="0" calcext:value-type="float">
            <text:p>0</text:p>
          </table:table-cell>
          <table:table-cell table:formula="of:=AVERAGE([.E27:.E50])" office:value-type="float" office:value="0.000416666666666621" calcext:value-type="float">
            <text:p>0,000416666666667</text:p>
          </table:table-cell>
          <table:table-cell table:formula="of:=[.E5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12" calcext:value-type="float">
            <text:p>1479483412</text:p>
          </table:table-cell>
          <table:table-cell table:formula="of:=[.A51]-[.$A$2]" office:value-type="float" office:value="257" calcext:value-type="float">
            <text:p>257</text:p>
          </table:table-cell>
          <table:table-cell table:formula="of:=[.B51]/60" office:value-type="float" office:value="4.28333333333333" calcext:value-type="float">
            <text:p>4,28333333333333</text:p>
          </table:table-cell>
          <table:table-cell office:value-type="float" office:value="3.867" calcext:value-type="float">
            <text:p>3,867</text:p>
          </table:table-cell>
          <table:table-cell table:formula="of:=[.D51]-3.866" office:value-type="float" office:value="0.00099999999999989" calcext:value-type="float">
            <text:p>0,001</text:p>
          </table:table-cell>
          <table:table-cell table:formula="of:=AVERAGE([.E28:.E51])" office:value-type="float" office:value="0.000458333333333283" calcext:value-type="float">
            <text:p>0,000458333333333</text:p>
          </table:table-cell>
          <table:table-cell table:formula="of:=[.E5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17" calcext:value-type="float">
            <text:p>1479483417</text:p>
          </table:table-cell>
          <table:table-cell table:formula="of:=[.A52]-[.$A$2]" office:value-type="float" office:value="262" calcext:value-type="float">
            <text:p>262</text:p>
          </table:table-cell>
          <table:table-cell table:formula="of:=[.B52]/60" office:value-type="float" office:value="4.36666666666667" calcext:value-type="float">
            <text:p>4,36666666666667</text:p>
          </table:table-cell>
          <table:table-cell office:value-type="float" office:value="3.867" calcext:value-type="float">
            <text:p>3,867</text:p>
          </table:table-cell>
          <table:table-cell table:formula="of:=[.D52]-3.866" office:value-type="float" office:value="0.00099999999999989" calcext:value-type="float">
            <text:p>0,001</text:p>
          </table:table-cell>
          <table:table-cell table:formula="of:=AVERAGE([.E29:.E52])" office:value-type="float" office:value="0.000499999999999945" calcext:value-type="float">
            <text:p>0,0005</text:p>
          </table:table-cell>
          <table:table-cell table:formula="of:=[.E5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23" calcext:value-type="float">
            <text:p>1479483423</text:p>
          </table:table-cell>
          <table:table-cell table:formula="of:=[.A53]-[.$A$2]" office:value-type="float" office:value="268" calcext:value-type="float">
            <text:p>268</text:p>
          </table:table-cell>
          <table:table-cell table:formula="of:=[.B53]/60" office:value-type="float" office:value="4.46666666666667" calcext:value-type="float">
            <text:p>4,46666666666667</text:p>
          </table:table-cell>
          <table:table-cell office:value-type="float" office:value="3.875" calcext:value-type="float">
            <text:p>3,875</text:p>
          </table:table-cell>
          <table:table-cell table:formula="of:=[.D53]-3.866" office:value-type="float" office:value="0.0089999999999999" calcext:value-type="float">
            <text:p>0,009</text:p>
          </table:table-cell>
          <table:table-cell table:formula="of:=AVERAGE([.E30:.E53])" office:value-type="float" office:value="0.000874999999999941" calcext:value-type="float">
            <text:p>0,000875</text:p>
          </table:table-cell>
          <table:table-cell table:formula="of:=[.E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28" calcext:value-type="float">
            <text:p>1479483428</text:p>
          </table:table-cell>
          <table:table-cell table:formula="of:=[.A54]-[.$A$2]" office:value-type="float" office:value="273" calcext:value-type="float">
            <text:p>273</text:p>
          </table:table-cell>
          <table:table-cell table:formula="of:=[.B54]/60" office:value-type="float" office:value="4.55" calcext:value-type="float">
            <text:p>4,55</text:p>
          </table:table-cell>
          <table:table-cell office:value-type="float" office:value="3.875" calcext:value-type="float">
            <text:p>3,875</text:p>
          </table:table-cell>
          <table:table-cell table:formula="of:=[.D54]-3.866" office:value-type="float" office:value="0.0089999999999999" calcext:value-type="float">
            <text:p>0,009</text:p>
          </table:table-cell>
          <table:table-cell table:formula="of:=AVERAGE([.E31:.E54])" office:value-type="float" office:value="0.00124999999999994" calcext:value-type="float">
            <text:p>0,00125</text:p>
          </table:table-cell>
          <table:table-cell table:formula="of:=[.E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33" calcext:value-type="float">
            <text:p>1479483433</text:p>
          </table:table-cell>
          <table:table-cell table:formula="of:=[.A55]-[.$A$2]" office:value-type="float" office:value="278" calcext:value-type="float">
            <text:p>278</text:p>
          </table:table-cell>
          <table:table-cell table:formula="of:=[.B55]/60" office:value-type="float" office:value="4.63333333333333" calcext:value-type="float">
            <text:p>4,63333333333333</text:p>
          </table:table-cell>
          <table:table-cell office:value-type="float" office:value="3.866" calcext:value-type="float">
            <text:p>3,866</text:p>
          </table:table-cell>
          <table:table-cell table:formula="of:=[.D55]-3.866" office:value-type="float" office:value="0" calcext:value-type="float">
            <text:p>0</text:p>
          </table:table-cell>
          <table:table-cell table:formula="of:=AVERAGE([.E32:.E55])" office:value-type="float" office:value="0.00124999999999994" calcext:value-type="float">
            <text:p>0,00125</text:p>
          </table:table-cell>
          <table:table-cell table:formula="of:=[.E5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39" calcext:value-type="float">
            <text:p>1479483439</text:p>
          </table:table-cell>
          <table:table-cell table:formula="of:=[.A56]-[.$A$2]" office:value-type="float" office:value="284" calcext:value-type="float">
            <text:p>284</text:p>
          </table:table-cell>
          <table:table-cell table:formula="of:=[.B56]/60" office:value-type="float" office:value="4.73333333333333" calcext:value-type="float">
            <text:p>4,73333333333333</text:p>
          </table:table-cell>
          <table:table-cell office:value-type="float" office:value="3.866" calcext:value-type="float">
            <text:p>3,866</text:p>
          </table:table-cell>
          <table:table-cell table:formula="of:=[.D56]-3.866" office:value-type="float" office:value="0" calcext:value-type="float">
            <text:p>0</text:p>
          </table:table-cell>
          <table:table-cell table:formula="of:=AVERAGE([.E33:.E56])" office:value-type="float" office:value="0.00124999999999994" calcext:value-type="float">
            <text:p>0,00125</text:p>
          </table:table-cell>
          <table:table-cell table:formula="of:=[.E5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444" calcext:value-type="float">
            <text:p>1479483444</text:p>
          </table:table-cell>
          <table:table-cell table:formula="of:=[.A57]-[.$A$2]" office:value-type="float" office:value="289" calcext:value-type="float">
            <text:p>289</text:p>
          </table:table-cell>
          <table:table-cell table:formula="of:=[.B57]/60" office:value-type="float" office:value="4.81666666666667" calcext:value-type="float">
            <text:p>4,81666666666667</text:p>
          </table:table-cell>
          <table:table-cell office:value-type="float" office:value="3.878" calcext:value-type="float">
            <text:p>3,878</text:p>
          </table:table-cell>
          <table:table-cell table:formula="of:=[.D57]-3.866" office:value-type="float" office:value="0.012" calcext:value-type="float">
            <text:p>0,012</text:p>
          </table:table-cell>
          <table:table-cell table:formula="of:=AVERAGE([.E34:.E57])" office:value-type="float" office:value="0.00174999999999994" calcext:value-type="float">
            <text:p>0,00175</text:p>
          </table:table-cell>
          <table:table-cell table:formula="of:=[.E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49" calcext:value-type="float">
            <text:p>1479483449</text:p>
          </table:table-cell>
          <table:table-cell table:formula="of:=[.A58]-[.$A$2]" office:value-type="float" office:value="294" calcext:value-type="float">
            <text:p>294</text:p>
          </table:table-cell>
          <table:table-cell table:formula="of:=[.B58]/60" office:value-type="float" office:value="4.9" calcext:value-type="float">
            <text:p>4,9</text:p>
          </table:table-cell>
          <table:table-cell office:value-type="float" office:value="3.874" calcext:value-type="float">
            <text:p>3,874</text:p>
          </table:table-cell>
          <table:table-cell table:formula="of:=[.D58]-3.866" office:value-type="float" office:value="0.00800000000000001" calcext:value-type="float">
            <text:p>0,008</text:p>
          </table:table-cell>
          <table:table-cell table:formula="of:=AVERAGE([.E35:.E58])" office:value-type="float" office:value="0.00208333333333327" calcext:value-type="float">
            <text:p>0,002083333333333</text:p>
          </table:table-cell>
          <table:table-cell table:formula="of:=[.E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54" calcext:value-type="float">
            <text:p>1479483454</text:p>
          </table:table-cell>
          <table:table-cell table:formula="of:=[.A59]-[.$A$2]" office:value-type="float" office:value="299" calcext:value-type="float">
            <text:p>299</text:p>
          </table:table-cell>
          <table:table-cell table:formula="of:=[.B59]/60" office:value-type="float" office:value="4.98333333333333" calcext:value-type="float">
            <text:p>4,98333333333333</text:p>
          </table:table-cell>
          <table:table-cell office:value-type="float" office:value="3.869" calcext:value-type="float">
            <text:p>3,869</text:p>
          </table:table-cell>
          <table:table-cell table:formula="of:=[.D59]-3.866" office:value-type="float" office:value="0.00299999999999967" calcext:value-type="float">
            <text:p>0,003</text:p>
          </table:table-cell>
          <table:table-cell table:formula="of:=AVERAGE([.E36:.E59])" office:value-type="float" office:value="0.00220833333333326" calcext:value-type="float">
            <text:p>0,002208333333333</text:p>
          </table:table-cell>
          <table:table-cell table:formula="of:=[.E5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59" calcext:value-type="float">
            <text:p>1479483459</text:p>
          </table:table-cell>
          <table:table-cell table:formula="of:=[.A60]-[.$A$2]" office:value-type="float" office:value="304" calcext:value-type="float">
            <text:p>304</text:p>
          </table:table-cell>
          <table:table-cell table:formula="of:=[.B60]/60" office:value-type="float" office:value="5.06666666666667" calcext:value-type="float">
            <text:p>5,06666666666667</text:p>
          </table:table-cell>
          <table:table-cell office:value-type="float" office:value="3.868" calcext:value-type="float">
            <text:p>3,868</text:p>
          </table:table-cell>
          <table:table-cell table:formula="of:=[.D60]-3.866" office:value-type="float" office:value="0.00199999999999978" calcext:value-type="float">
            <text:p>0,002</text:p>
          </table:table-cell>
          <table:table-cell table:formula="of:=AVERAGE([.E37:.E60])" office:value-type="float" office:value="0.00229166666666658" calcext:value-type="float">
            <text:p>0,002291666666667</text:p>
          </table:table-cell>
          <table:table-cell table:formula="of:=[.E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65" calcext:value-type="float">
            <text:p>1479483465</text:p>
          </table:table-cell>
          <table:table-cell table:formula="of:=[.A61]-[.$A$2]" office:value-type="float" office:value="310" calcext:value-type="float">
            <text:p>310</text:p>
          </table:table-cell>
          <table:table-cell table:formula="of:=[.B61]/60" office:value-type="float" office:value="5.16666666666667" calcext:value-type="float">
            <text:p>5,16666666666667</text:p>
          </table:table-cell>
          <table:table-cell office:value-type="float" office:value="3.869" calcext:value-type="float">
            <text:p>3,869</text:p>
          </table:table-cell>
          <table:table-cell table:formula="of:=[.D61]-3.866" office:value-type="float" office:value="0.00299999999999967" calcext:value-type="float">
            <text:p>0,003</text:p>
          </table:table-cell>
          <table:table-cell table:formula="of:=AVERAGE([.E38:.E61])" office:value-type="float" office:value="0.00241666666666657" calcext:value-type="float">
            <text:p>0,002416666666667</text:p>
          </table:table-cell>
          <table:table-cell table:formula="of:=[.E6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70" calcext:value-type="float">
            <text:p>1479483470</text:p>
          </table:table-cell>
          <table:table-cell table:formula="of:=[.A62]-[.$A$2]" office:value-type="float" office:value="315" calcext:value-type="float">
            <text:p>315</text:p>
          </table:table-cell>
          <table:table-cell table:formula="of:=[.B62]/60" office:value-type="float" office:value="5.25" calcext:value-type="float">
            <text:p>5,25</text:p>
          </table:table-cell>
          <table:table-cell office:value-type="float" office:value="3.9" calcext:value-type="float">
            <text:p>3,9</text:p>
          </table:table-cell>
          <table:table-cell table:formula="of:=[.D62]-3.866" office:value-type="float" office:value="0.0339999999999998" calcext:value-type="float">
            <text:p>0,034</text:p>
          </table:table-cell>
          <table:table-cell table:formula="of:=AVERAGE([.E39:.E62])" office:value-type="float" office:value="0.00383333333333323" calcext:value-type="float">
            <text:p>0,003833333333333</text:p>
          </table:table-cell>
          <table:table-cell table:formula="of:=[.E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75" calcext:value-type="float">
            <text:p>1479483475</text:p>
          </table:table-cell>
          <table:table-cell table:formula="of:=[.A63]-[.$A$2]" office:value-type="float" office:value="320" calcext:value-type="float">
            <text:p>320</text:p>
          </table:table-cell>
          <table:table-cell table:formula="of:=[.B63]/60" office:value-type="float" office:value="5.33333333333333" calcext:value-type="float">
            <text:p>5,33333333333333</text:p>
          </table:table-cell>
          <table:table-cell office:value-type="float" office:value="3.868" calcext:value-type="float">
            <text:p>3,868</text:p>
          </table:table-cell>
          <table:table-cell table:formula="of:=[.D63]-3.866" office:value-type="float" office:value="0.00199999999999978" calcext:value-type="float">
            <text:p>0,002</text:p>
          </table:table-cell>
          <table:table-cell table:formula="of:=AVERAGE([.E40:.E63])" office:value-type="float" office:value="0.00379166666666656" calcext:value-type="float">
            <text:p>0,003791666666667</text:p>
          </table:table-cell>
          <table:table-cell table:formula="of:=[.E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80" calcext:value-type="float">
            <text:p>1479483480</text:p>
          </table:table-cell>
          <table:table-cell table:formula="of:=[.A64]-[.$A$2]" office:value-type="float" office:value="325" calcext:value-type="float">
            <text:p>325</text:p>
          </table:table-cell>
          <table:table-cell table:formula="of:=[.B64]/60" office:value-type="float" office:value="5.41666666666667" calcext:value-type="float">
            <text:p>5,41666666666667</text:p>
          </table:table-cell>
          <table:table-cell office:value-type="float" office:value="3.868" calcext:value-type="float">
            <text:p>3,868</text:p>
          </table:table-cell>
          <table:table-cell table:formula="of:=[.D64]-3.866" office:value-type="float" office:value="0.00199999999999978" calcext:value-type="float">
            <text:p>0,002</text:p>
          </table:table-cell>
          <table:table-cell table:formula="of:=AVERAGE([.E41:.E64])" office:value-type="float" office:value="0.00383333333333323" calcext:value-type="float">
            <text:p>0,003833333333333</text:p>
          </table:table-cell>
          <table:table-cell table:formula="of:=[.E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86" calcext:value-type="float">
            <text:p>1479483486</text:p>
          </table:table-cell>
          <table:table-cell table:formula="of:=[.A65]-[.$A$2]" office:value-type="float" office:value="331" calcext:value-type="float">
            <text:p>331</text:p>
          </table:table-cell>
          <table:table-cell table:formula="of:=[.B65]/60" office:value-type="float" office:value="5.51666666666667" calcext:value-type="float">
            <text:p>5,51666666666667</text:p>
          </table:table-cell>
          <table:table-cell office:value-type="float" office:value="3.875" calcext:value-type="float">
            <text:p>3,875</text:p>
          </table:table-cell>
          <table:table-cell table:formula="of:=[.D65]-3.866" office:value-type="float" office:value="0.0089999999999999" calcext:value-type="float">
            <text:p>0,009</text:p>
          </table:table-cell>
          <table:table-cell table:formula="of:=AVERAGE([.E42:.E65])" office:value-type="float" office:value="0.00420833333333322" calcext:value-type="float">
            <text:p>0,004208333333333</text:p>
          </table:table-cell>
          <table:table-cell table:formula="of:=[.E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91" calcext:value-type="float">
            <text:p>1479483491</text:p>
          </table:table-cell>
          <table:table-cell table:formula="of:=[.A66]-[.$A$2]" office:value-type="float" office:value="336" calcext:value-type="float">
            <text:p>336</text:p>
          </table:table-cell>
          <table:table-cell table:formula="of:=[.B66]/60" office:value-type="float" office:value="5.6" calcext:value-type="float">
            <text:p>5,6</text:p>
          </table:table-cell>
          <table:table-cell office:value-type="float" office:value="3.874" calcext:value-type="float">
            <text:p>3,874</text:p>
          </table:table-cell>
          <table:table-cell table:formula="of:=[.D66]-3.866" office:value-type="float" office:value="0.00800000000000001" calcext:value-type="float">
            <text:p>0,008</text:p>
          </table:table-cell>
          <table:table-cell table:formula="of:=AVERAGE([.E43:.E66])" office:value-type="float" office:value="0.00441666666666657" calcext:value-type="float">
            <text:p>0,004416666666667</text:p>
          </table:table-cell>
          <table:table-cell table:formula="of:=[.E6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496" calcext:value-type="float">
            <text:p>1479483496</text:p>
          </table:table-cell>
          <table:table-cell table:formula="of:=[.A67]-[.$A$2]" office:value-type="float" office:value="341" calcext:value-type="float">
            <text:p>341</text:p>
          </table:table-cell>
          <table:table-cell table:formula="of:=[.B67]/60" office:value-type="float" office:value="5.68333333333333" calcext:value-type="float">
            <text:p>5,68333333333333</text:p>
          </table:table-cell>
          <table:table-cell office:value-type="float" office:value="3.87" calcext:value-type="float">
            <text:p>3,87</text:p>
          </table:table-cell>
          <table:table-cell table:formula="of:=[.D67]-3.866" office:value-type="float" office:value="0.004" calcext:value-type="float">
            <text:p>0,004</text:p>
          </table:table-cell>
          <table:table-cell table:formula="of:=AVERAGE([.E44:.E67])" office:value-type="float" office:value="0.00445833333333325" calcext:value-type="float">
            <text:p>0,004458333333333</text:p>
          </table:table-cell>
          <table:table-cell table:formula="of:=[.E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502" calcext:value-type="float">
            <text:p>1479483502</text:p>
          </table:table-cell>
          <table:table-cell table:formula="of:=[.A68]-[.$A$2]" office:value-type="float" office:value="347" calcext:value-type="float">
            <text:p>347</text:p>
          </table:table-cell>
          <table:table-cell table:formula="of:=[.B68]/60" office:value-type="float" office:value="5.78333333333333" calcext:value-type="float">
            <text:p>5,78333333333333</text:p>
          </table:table-cell>
          <table:table-cell office:value-type="float" office:value="3.866" calcext:value-type="float">
            <text:p>3,866</text:p>
          </table:table-cell>
          <table:table-cell table:formula="of:=[.D68]-3.866" office:value-type="float" office:value="0" calcext:value-type="float">
            <text:p>0</text:p>
          </table:table-cell>
          <table:table-cell table:formula="of:=AVERAGE([.E45:.E68])" office:value-type="float" office:value="0.00445833333333325" calcext:value-type="float">
            <text:p>0,004458333333333</text:p>
          </table:table-cell>
          <table:table-cell table:formula="of:=[.E6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07" calcext:value-type="float">
            <text:p>1479483507</text:p>
          </table:table-cell>
          <table:table-cell table:formula="of:=[.A69]-[.$A$2]" office:value-type="float" office:value="352" calcext:value-type="float">
            <text:p>352</text:p>
          </table:table-cell>
          <table:table-cell table:formula="of:=[.B69]/60" office:value-type="float" office:value="5.86666666666667" calcext:value-type="float">
            <text:p>5,86666666666667</text:p>
          </table:table-cell>
          <table:table-cell office:value-type="float" office:value="3.867" calcext:value-type="float">
            <text:p>3,867</text:p>
          </table:table-cell>
          <table:table-cell table:formula="of:=[.D69]-3.866" office:value-type="float" office:value="0.00099999999999989" calcext:value-type="float">
            <text:p>0,001</text:p>
          </table:table-cell>
          <table:table-cell table:formula="of:=AVERAGE([.E46:.E69])" office:value-type="float" office:value="0.00449999999999991" calcext:value-type="float">
            <text:p>0,0045</text:p>
          </table:table-cell>
          <table:table-cell table:formula="of:=[.E6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12" calcext:value-type="float">
            <text:p>1479483512</text:p>
          </table:table-cell>
          <table:table-cell table:formula="of:=[.A70]-[.$A$2]" office:value-type="float" office:value="357" calcext:value-type="float">
            <text:p>357</text:p>
          </table:table-cell>
          <table:table-cell table:formula="of:=[.B70]/60" office:value-type="float" office:value="5.95" calcext:value-type="float">
            <text:p>5,95</text:p>
          </table:table-cell>
          <table:table-cell office:value-type="float" office:value="3.867" calcext:value-type="float">
            <text:p>3,867</text:p>
          </table:table-cell>
          <table:table-cell table:formula="of:=[.D70]-3.866" office:value-type="float" office:value="0.00099999999999989" calcext:value-type="float">
            <text:p>0,001</text:p>
          </table:table-cell>
          <table:table-cell table:formula="of:=AVERAGE([.E47:.E70])" office:value-type="float" office:value="0.00454166666666657" calcext:value-type="float">
            <text:p>0,004541666666667</text:p>
          </table:table-cell>
          <table:table-cell table:formula="of:=[.E7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17" calcext:value-type="float">
            <text:p>1479483517</text:p>
          </table:table-cell>
          <table:table-cell table:formula="of:=[.A71]-[.$A$2]" office:value-type="float" office:value="362" calcext:value-type="float">
            <text:p>362</text:p>
          </table:table-cell>
          <table:table-cell table:formula="of:=[.B71]/60" office:value-type="float" office:value="6.03333333333333" calcext:value-type="float">
            <text:p>6,03333333333333</text:p>
          </table:table-cell>
          <table:table-cell office:value-type="float" office:value="3.933" calcext:value-type="float">
            <text:p>3,933</text:p>
          </table:table-cell>
          <table:table-cell table:formula="of:=[.D71]-3.866" office:value-type="float" office:value="0.0669999999999997" calcext:value-type="float">
            <text:p>0,067</text:p>
          </table:table-cell>
          <table:table-cell table:formula="of:=AVERAGE([.E48:.E71])" office:value-type="float" office:value="0.00733333333333323" calcext:value-type="float">
            <text:p>0,007333333333333</text:p>
          </table:table-cell>
          <table:table-cell table:formula="of:=[.E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522" calcext:value-type="float">
            <text:p>1479483522</text:p>
          </table:table-cell>
          <table:table-cell table:formula="of:=[.A72]-[.$A$2]" office:value-type="float" office:value="367" calcext:value-type="float">
            <text:p>367</text:p>
          </table:table-cell>
          <table:table-cell table:formula="of:=[.B72]/60" office:value-type="float" office:value="6.11666666666667" calcext:value-type="float">
            <text:p>6,11666666666667</text:p>
          </table:table-cell>
          <table:table-cell office:value-type="float" office:value="3.867" calcext:value-type="float">
            <text:p>3,867</text:p>
          </table:table-cell>
          <table:table-cell table:formula="of:=[.D72]-3.866" office:value-type="float" office:value="0.00099999999999989" calcext:value-type="float">
            <text:p>0,001</text:p>
          </table:table-cell>
          <table:table-cell table:formula="of:=AVERAGE([.E49:.E72])" office:value-type="float" office:value="0.00737499999999989" calcext:value-type="float">
            <text:p>0,007375</text:p>
          </table:table-cell>
          <table:table-cell table:formula="of:=[.E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28" calcext:value-type="float">
            <text:p>1479483528</text:p>
          </table:table-cell>
          <table:table-cell table:formula="of:=[.A73]-[.$A$2]" office:value-type="float" office:value="373" calcext:value-type="float">
            <text:p>373</text:p>
          </table:table-cell>
          <table:table-cell table:formula="of:=[.B73]/60" office:value-type="float" office:value="6.21666666666667" calcext:value-type="float">
            <text:p>6,21666666666667</text:p>
          </table:table-cell>
          <table:table-cell office:value-type="float" office:value="3.867" calcext:value-type="float">
            <text:p>3,867</text:p>
          </table:table-cell>
          <table:table-cell table:formula="of:=[.D73]-3.866" office:value-type="float" office:value="0.00099999999999989" calcext:value-type="float">
            <text:p>0,001</text:p>
          </table:table-cell>
          <table:table-cell table:formula="of:=AVERAGE([.E50:.E73])" office:value-type="float" office:value="0.00741666666666655" calcext:value-type="float">
            <text:p>0,007416666666667</text:p>
          </table:table-cell>
          <table:table-cell table:formula="of:=[.E7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33" calcext:value-type="float">
            <text:p>1479483533</text:p>
          </table:table-cell>
          <table:table-cell table:formula="of:=[.A74]-[.$A$2]" office:value-type="float" office:value="378" calcext:value-type="float">
            <text:p>378</text:p>
          </table:table-cell>
          <table:table-cell table:formula="of:=[.B74]/60" office:value-type="float" office:value="6.3" calcext:value-type="float">
            <text:p>6,3</text:p>
          </table:table-cell>
          <table:table-cell office:value-type="float" office:value="3.867" calcext:value-type="float">
            <text:p>3,867</text:p>
          </table:table-cell>
          <table:table-cell table:formula="of:=[.D74]-3.866" office:value-type="float" office:value="0.00099999999999989" calcext:value-type="float">
            <text:p>0,001</text:p>
          </table:table-cell>
          <table:table-cell table:formula="of:=AVERAGE([.E51:.E74])" office:value-type="float" office:value="0.00745833333333322" calcext:value-type="float">
            <text:p>0,007458333333333</text:p>
          </table:table-cell>
          <table:table-cell table:formula="of:=[.E7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38" calcext:value-type="float">
            <text:p>1479483538</text:p>
          </table:table-cell>
          <table:table-cell table:formula="of:=[.A75]-[.$A$2]" office:value-type="float" office:value="383" calcext:value-type="float">
            <text:p>383</text:p>
          </table:table-cell>
          <table:table-cell table:formula="of:=[.B75]/60" office:value-type="float" office:value="6.38333333333333" calcext:value-type="float">
            <text:p>6,38333333333333</text:p>
          </table:table-cell>
          <table:table-cell office:value-type="float" office:value="3.907" calcext:value-type="float">
            <text:p>3,907</text:p>
          </table:table-cell>
          <table:table-cell table:formula="of:=[.D75]-3.866" office:value-type="float" office:value="0.0409999999999999" calcext:value-type="float">
            <text:p>0,041</text:p>
          </table:table-cell>
          <table:table-cell table:formula="of:=AVERAGE([.E52:.E75])" office:value-type="float" office:value="0.00912499999999988" calcext:value-type="float">
            <text:p>0,009125</text:p>
          </table:table-cell>
          <table:table-cell table:formula="of:=[.E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543" calcext:value-type="float">
            <text:p>1479483543</text:p>
          </table:table-cell>
          <table:table-cell table:formula="of:=[.A76]-[.$A$2]" office:value-type="float" office:value="388" calcext:value-type="float">
            <text:p>388</text:p>
          </table:table-cell>
          <table:table-cell table:formula="of:=[.B76]/60" office:value-type="float" office:value="6.46666666666667" calcext:value-type="float">
            <text:p>6,46666666666667</text:p>
          </table:table-cell>
          <table:table-cell office:value-type="float" office:value="3.867" calcext:value-type="float">
            <text:p>3,867</text:p>
          </table:table-cell>
          <table:table-cell table:formula="of:=[.D76]-3.866" office:value-type="float" office:value="0.00099999999999989" calcext:value-type="float">
            <text:p>0,001</text:p>
          </table:table-cell>
          <table:table-cell table:formula="of:=AVERAGE([.E53:.E76])" office:value-type="float" office:value="0.00912499999999988" calcext:value-type="float">
            <text:p>0,009125</text:p>
          </table:table-cell>
          <table:table-cell table:formula="of:=[.E7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49" calcext:value-type="float">
            <text:p>1479483549</text:p>
          </table:table-cell>
          <table:table-cell table:formula="of:=[.A77]-[.$A$2]" office:value-type="float" office:value="394" calcext:value-type="float">
            <text:p>394</text:p>
          </table:table-cell>
          <table:table-cell table:formula="of:=[.B77]/60" office:value-type="float" office:value="6.56666666666667" calcext:value-type="float">
            <text:p>6,56666666666667</text:p>
          </table:table-cell>
          <table:table-cell office:value-type="float" office:value="3.867" calcext:value-type="float">
            <text:p>3,867</text:p>
          </table:table-cell>
          <table:table-cell table:formula="of:=[.D77]-3.866" office:value-type="float" office:value="0.00099999999999989" calcext:value-type="float">
            <text:p>0,001</text:p>
          </table:table-cell>
          <table:table-cell table:formula="of:=AVERAGE([.E54:.E77])" office:value-type="float" office:value="0.00879166666666655" calcext:value-type="float">
            <text:p>0,008791666666667</text:p>
          </table:table-cell>
          <table:table-cell table:formula="of:=[.E7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54" calcext:value-type="float">
            <text:p>1479483554</text:p>
          </table:table-cell>
          <table:table-cell table:formula="of:=[.A78]-[.$A$2]" office:value-type="float" office:value="399" calcext:value-type="float">
            <text:p>399</text:p>
          </table:table-cell>
          <table:table-cell table:formula="of:=[.B78]/60" office:value-type="float" office:value="6.65" calcext:value-type="float">
            <text:p>6,65</text:p>
          </table:table-cell>
          <table:table-cell office:value-type="float" office:value="3.871" calcext:value-type="float">
            <text:p>3,871</text:p>
          </table:table-cell>
          <table:table-cell table:formula="of:=[.D78]-3.866" office:value-type="float" office:value="0.00499999999999989" calcext:value-type="float">
            <text:p>0,005</text:p>
          </table:table-cell>
          <table:table-cell table:formula="of:=AVERAGE([.E55:.E78])" office:value-type="float" office:value="0.00862499999999988" calcext:value-type="float">
            <text:p>0,008625</text:p>
          </table:table-cell>
          <table:table-cell table:formula="of:=[.E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559" calcext:value-type="float">
            <text:p>1479483559</text:p>
          </table:table-cell>
          <table:table-cell table:formula="of:=[.A79]-[.$A$2]" office:value-type="float" office:value="404" calcext:value-type="float">
            <text:p>404</text:p>
          </table:table-cell>
          <table:table-cell table:formula="of:=[.B79]/60" office:value-type="float" office:value="6.73333333333333" calcext:value-type="float">
            <text:p>6,73333333333333</text:p>
          </table:table-cell>
          <table:table-cell office:value-type="float" office:value="3.888" calcext:value-type="float">
            <text:p>3,888</text:p>
          </table:table-cell>
          <table:table-cell table:formula="of:=[.D79]-3.866" office:value-type="float" office:value="0.0219999999999998" calcext:value-type="float">
            <text:p>0,022</text:p>
          </table:table-cell>
          <table:table-cell table:formula="of:=AVERAGE([.E56:.E79])" office:value-type="float" office:value="0.00954166666666654" calcext:value-type="float">
            <text:p>0,009541666666667</text:p>
          </table:table-cell>
          <table:table-cell table:formula="of:=[.E7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565" calcext:value-type="float">
            <text:p>1479483565</text:p>
          </table:table-cell>
          <table:table-cell table:formula="of:=[.A80]-[.$A$2]" office:value-type="float" office:value="410" calcext:value-type="float">
            <text:p>410</text:p>
          </table:table-cell>
          <table:table-cell table:formula="of:=[.B80]/60" office:value-type="float" office:value="6.83333333333333" calcext:value-type="float">
            <text:p>6,83333333333333</text:p>
          </table:table-cell>
          <table:table-cell office:value-type="float" office:value="3.867" calcext:value-type="float">
            <text:p>3,867</text:p>
          </table:table-cell>
          <table:table-cell table:formula="of:=[.D80]-3.866" office:value-type="float" office:value="0.00099999999999989" calcext:value-type="float">
            <text:p>0,001</text:p>
          </table:table-cell>
          <table:table-cell table:formula="of:=AVERAGE([.E57:.E80])" office:value-type="float" office:value="0.0095833333333332" calcext:value-type="float">
            <text:p>0,009583333333333</text:p>
          </table:table-cell>
          <table:table-cell table:formula="of:=[.E8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70" calcext:value-type="float">
            <text:p>1479483570</text:p>
          </table:table-cell>
          <table:table-cell table:formula="of:=[.A81]-[.$A$2]" office:value-type="float" office:value="415" calcext:value-type="float">
            <text:p>415</text:p>
          </table:table-cell>
          <table:table-cell table:formula="of:=[.B81]/60" office:value-type="float" office:value="6.91666666666667" calcext:value-type="float">
            <text:p>6,91666666666667</text:p>
          </table:table-cell>
          <table:table-cell office:value-type="float" office:value="3.867" calcext:value-type="float">
            <text:p>3,867</text:p>
          </table:table-cell>
          <table:table-cell table:formula="of:=[.D81]-3.866" office:value-type="float" office:value="0.00099999999999989" calcext:value-type="float">
            <text:p>0,001</text:p>
          </table:table-cell>
          <table:table-cell table:formula="of:=AVERAGE([.E58:.E81])" office:value-type="float" office:value="0.00912499999999986" calcext:value-type="float">
            <text:p>0,009125</text:p>
          </table:table-cell>
          <table:table-cell table:formula="of:=[.E8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75" calcext:value-type="float">
            <text:p>1479483575</text:p>
          </table:table-cell>
          <table:table-cell table:formula="of:=[.A82]-[.$A$2]" office:value-type="float" office:value="420" calcext:value-type="float">
            <text:p>420</text:p>
          </table:table-cell>
          <table:table-cell table:formula="of:=[.B82]/60" office:value-type="float" office:value="7" calcext:value-type="float">
            <text:p>7</text:p>
          </table:table-cell>
          <table:table-cell office:value-type="float" office:value="3.905" calcext:value-type="float">
            <text:p>3,905</text:p>
          </table:table-cell>
          <table:table-cell table:formula="of:=[.D82]-3.866" office:value-type="float" office:value="0.0390000000000001" calcext:value-type="float">
            <text:p>0,039</text:p>
          </table:table-cell>
          <table:table-cell table:formula="of:=AVERAGE([.E59:.E82])" office:value-type="float" office:value="0.0104166666666665" calcext:value-type="float">
            <text:p>0,010416666666667</text:p>
          </table:table-cell>
          <table:table-cell table:formula="of:=[.E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580" calcext:value-type="float">
            <text:p>1479483580</text:p>
          </table:table-cell>
          <table:table-cell table:formula="of:=[.A83]-[.$A$2]" office:value-type="float" office:value="425" calcext:value-type="float">
            <text:p>425</text:p>
          </table:table-cell>
          <table:table-cell table:formula="of:=[.B83]/60" office:value-type="float" office:value="7.08333333333333" calcext:value-type="float">
            <text:p>7,08333333333333</text:p>
          </table:table-cell>
          <table:table-cell office:value-type="float" office:value="3.866" calcext:value-type="float">
            <text:p>3,866</text:p>
          </table:table-cell>
          <table:table-cell table:formula="of:=[.D83]-3.866" office:value-type="float" office:value="0" calcext:value-type="float">
            <text:p>0</text:p>
          </table:table-cell>
          <table:table-cell table:formula="of:=AVERAGE([.E60:.E83])" office:value-type="float" office:value="0.0102916666666666" calcext:value-type="float">
            <text:p>0,010291666666667</text:p>
          </table:table-cell>
          <table:table-cell table:formula="of:=[.E8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85" calcext:value-type="float">
            <text:p>1479483585</text:p>
          </table:table-cell>
          <table:table-cell table:formula="of:=[.A84]-[.$A$2]" office:value-type="float" office:value="430" calcext:value-type="float">
            <text:p>430</text:p>
          </table:table-cell>
          <table:table-cell table:formula="of:=[.B84]/60" office:value-type="float" office:value="7.16666666666667" calcext:value-type="float">
            <text:p>7,16666666666667</text:p>
          </table:table-cell>
          <table:table-cell office:value-type="float" office:value="3.866" calcext:value-type="float">
            <text:p>3,866</text:p>
          </table:table-cell>
          <table:table-cell table:formula="of:=[.D84]-3.866" office:value-type="float" office:value="0" calcext:value-type="float">
            <text:p>0</text:p>
          </table:table-cell>
          <table:table-cell table:formula="of:=AVERAGE([.E61:.E84])" office:value-type="float" office:value="0.0102083333333332" calcext:value-type="float">
            <text:p>0,010208333333333</text:p>
          </table:table-cell>
          <table:table-cell table:formula="of:=[.E8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91" calcext:value-type="float">
            <text:p>1479483591</text:p>
          </table:table-cell>
          <table:table-cell table:formula="of:=[.A85]-[.$A$2]" office:value-type="float" office:value="436" calcext:value-type="float">
            <text:p>436</text:p>
          </table:table-cell>
          <table:table-cell table:formula="of:=[.B85]/60" office:value-type="float" office:value="7.26666666666667" calcext:value-type="float">
            <text:p>7,26666666666667</text:p>
          </table:table-cell>
          <table:table-cell office:value-type="float" office:value="3.867" calcext:value-type="float">
            <text:p>3,867</text:p>
          </table:table-cell>
          <table:table-cell table:formula="of:=[.D85]-3.866" office:value-type="float" office:value="0.00099999999999989" calcext:value-type="float">
            <text:p>0,001</text:p>
          </table:table-cell>
          <table:table-cell table:formula="of:=AVERAGE([.E62:.E85])" office:value-type="float" office:value="0.0101249999999999" calcext:value-type="float">
            <text:p>0,010125</text:p>
          </table:table-cell>
          <table:table-cell table:formula="of:=[.E8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596" calcext:value-type="float">
            <text:p>1479483596</text:p>
          </table:table-cell>
          <table:table-cell table:formula="of:=[.A86]-[.$A$2]" office:value-type="float" office:value="441" calcext:value-type="float">
            <text:p>441</text:p>
          </table:table-cell>
          <table:table-cell table:formula="of:=[.B86]/60" office:value-type="float" office:value="7.35" calcext:value-type="float">
            <text:p>7,35</text:p>
          </table:table-cell>
          <table:table-cell office:value-type="float" office:value="3.888" calcext:value-type="float">
            <text:p>3,888</text:p>
          </table:table-cell>
          <table:table-cell table:formula="of:=[.D86]-3.866" office:value-type="float" office:value="0.0219999999999998" calcext:value-type="float">
            <text:p>0,022</text:p>
          </table:table-cell>
          <table:table-cell table:formula="of:=AVERAGE([.E63:.E86])" office:value-type="float" office:value="0.0096249999999999" calcext:value-type="float">
            <text:p>0,009625</text:p>
          </table:table-cell>
          <table:table-cell table:formula="of:=[.E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01" calcext:value-type="float">
            <text:p>1479483601</text:p>
          </table:table-cell>
          <table:table-cell table:formula="of:=[.A87]-[.$A$2]" office:value-type="float" office:value="446" calcext:value-type="float">
            <text:p>446</text:p>
          </table:table-cell>
          <table:table-cell table:formula="of:=[.B87]/60" office:value-type="float" office:value="7.43333333333333" calcext:value-type="float">
            <text:p>7,43333333333333</text:p>
          </table:table-cell>
          <table:table-cell office:value-type="float" office:value="3.867" calcext:value-type="float">
            <text:p>3,867</text:p>
          </table:table-cell>
          <table:table-cell table:formula="of:=[.D87]-3.866" office:value-type="float" office:value="0.00099999999999989" calcext:value-type="float">
            <text:p>0,001</text:p>
          </table:table-cell>
          <table:table-cell table:formula="of:=AVERAGE([.E64:.E87])" office:value-type="float" office:value="0.00958333333333324" calcext:value-type="float">
            <text:p>0,009583333333333</text:p>
          </table:table-cell>
          <table:table-cell table:formula="of:=[.E8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06" calcext:value-type="float">
            <text:p>1479483606</text:p>
          </table:table-cell>
          <table:table-cell table:formula="of:=[.A88]-[.$A$2]" office:value-type="float" office:value="451" calcext:value-type="float">
            <text:p>451</text:p>
          </table:table-cell>
          <table:table-cell table:formula="of:=[.B88]/60" office:value-type="float" office:value="7.51666666666667" calcext:value-type="float">
            <text:p>7,51666666666667</text:p>
          </table:table-cell>
          <table:table-cell office:value-type="float" office:value="3.866" calcext:value-type="float">
            <text:p>3,866</text:p>
          </table:table-cell>
          <table:table-cell table:formula="of:=[.D88]-3.866" office:value-type="float" office:value="0" calcext:value-type="float">
            <text:p>0</text:p>
          </table:table-cell>
          <table:table-cell table:formula="of:=AVERAGE([.E65:.E88])" office:value-type="float" office:value="0.00949999999999992" calcext:value-type="float">
            <text:p>0,0095</text:p>
          </table:table-cell>
          <table:table-cell table:formula="of:=[.E8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12" calcext:value-type="float">
            <text:p>1479483612</text:p>
          </table:table-cell>
          <table:table-cell table:formula="of:=[.A89]-[.$A$2]" office:value-type="float" office:value="457" calcext:value-type="float">
            <text:p>457</text:p>
          </table:table-cell>
          <table:table-cell table:formula="of:=[.B89]/60" office:value-type="float" office:value="7.61666666666667" calcext:value-type="float">
            <text:p>7,61666666666667</text:p>
          </table:table-cell>
          <table:table-cell office:value-type="float" office:value="3.873" calcext:value-type="float">
            <text:p>3,873</text:p>
          </table:table-cell>
          <table:table-cell table:formula="of:=[.D89]-3.866" office:value-type="float" office:value="0.00700000000000012" calcext:value-type="float">
            <text:p>0,007</text:p>
          </table:table-cell>
          <table:table-cell table:formula="of:=AVERAGE([.E66:.E89])" office:value-type="float" office:value="0.00941666666666659" calcext:value-type="float">
            <text:p>0,009416666666667</text:p>
          </table:table-cell>
          <table:table-cell table:formula="of:=[.E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17" calcext:value-type="float">
            <text:p>1479483617</text:p>
          </table:table-cell>
          <table:table-cell table:formula="of:=[.A90]-[.$A$2]" office:value-type="float" office:value="462" calcext:value-type="float">
            <text:p>462</text:p>
          </table:table-cell>
          <table:table-cell table:formula="of:=[.B90]/60" office:value-type="float" office:value="7.7" calcext:value-type="float">
            <text:p>7,7</text:p>
          </table:table-cell>
          <table:table-cell office:value-type="float" office:value="3.89" calcext:value-type="float">
            <text:p>3,89</text:p>
          </table:table-cell>
          <table:table-cell table:formula="of:=[.D90]-3.866" office:value-type="float" office:value="0.024" calcext:value-type="float">
            <text:p>0,024</text:p>
          </table:table-cell>
          <table:table-cell table:formula="of:=AVERAGE([.E67:.E90])" office:value-type="float" office:value="0.0100833333333333" calcext:value-type="float">
            <text:p>0,010083333333333</text:p>
          </table:table-cell>
          <table:table-cell table:formula="of:=[.E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22" calcext:value-type="float">
            <text:p>1479483622</text:p>
          </table:table-cell>
          <table:table-cell table:formula="of:=[.A91]-[.$A$2]" office:value-type="float" office:value="467" calcext:value-type="float">
            <text:p>467</text:p>
          </table:table-cell>
          <table:table-cell table:formula="of:=[.B91]/60" office:value-type="float" office:value="7.78333333333333" calcext:value-type="float">
            <text:p>7,78333333333333</text:p>
          </table:table-cell>
          <table:table-cell office:value-type="float" office:value="3.867" calcext:value-type="float">
            <text:p>3,867</text:p>
          </table:table-cell>
          <table:table-cell table:formula="of:=[.D91]-3.866" office:value-type="float" office:value="0.00099999999999989" calcext:value-type="float">
            <text:p>0,001</text:p>
          </table:table-cell>
          <table:table-cell table:formula="of:=AVERAGE([.E68:.E91])" office:value-type="float" office:value="0.00995833333333325" calcext:value-type="float">
            <text:p>0,009958333333333</text:p>
          </table:table-cell>
          <table:table-cell table:formula="of:=[.E9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28" calcext:value-type="float">
            <text:p>1479483628</text:p>
          </table:table-cell>
          <table:table-cell table:formula="of:=[.A92]-[.$A$2]" office:value-type="float" office:value="473" calcext:value-type="float">
            <text:p>473</text:p>
          </table:table-cell>
          <table:table-cell table:formula="of:=[.B92]/60" office:value-type="float" office:value="7.88333333333333" calcext:value-type="float">
            <text:p>7,88333333333333</text:p>
          </table:table-cell>
          <table:table-cell office:value-type="float" office:value="3.866" calcext:value-type="float">
            <text:p>3,866</text:p>
          </table:table-cell>
          <table:table-cell table:formula="of:=[.D92]-3.866" office:value-type="float" office:value="0" calcext:value-type="float">
            <text:p>0</text:p>
          </table:table-cell>
          <table:table-cell table:formula="of:=AVERAGE([.E69:.E92])" office:value-type="float" office:value="0.00995833333333325" calcext:value-type="float">
            <text:p>0,009958333333333</text:p>
          </table:table-cell>
          <table:table-cell table:formula="of:=[.E9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33" calcext:value-type="float">
            <text:p>1479483633</text:p>
          </table:table-cell>
          <table:table-cell table:formula="of:=[.A93]-[.$A$2]" office:value-type="float" office:value="478" calcext:value-type="float">
            <text:p>478</text:p>
          </table:table-cell>
          <table:table-cell table:formula="of:=[.B93]/60" office:value-type="float" office:value="7.96666666666667" calcext:value-type="float">
            <text:p>7,96666666666667</text:p>
          </table:table-cell>
          <table:table-cell office:value-type="float" office:value="3.906" calcext:value-type="float">
            <text:p>3,906</text:p>
          </table:table-cell>
          <table:table-cell table:formula="of:=[.D93]-3.866" office:value-type="float" office:value="0.04" calcext:value-type="float">
            <text:p>0,04</text:p>
          </table:table-cell>
          <table:table-cell table:formula="of:=AVERAGE([.E70:.E93])" office:value-type="float" office:value="0.0115833333333333" calcext:value-type="float">
            <text:p>0,011583333333333</text:p>
          </table:table-cell>
          <table:table-cell table:formula="of:=[.E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38" calcext:value-type="float">
            <text:p>1479483638</text:p>
          </table:table-cell>
          <table:table-cell table:formula="of:=[.A94]-[.$A$2]" office:value-type="float" office:value="483" calcext:value-type="float">
            <text:p>483</text:p>
          </table:table-cell>
          <table:table-cell table:formula="of:=[.B94]/60" office:value-type="float" office:value="8.05" calcext:value-type="float">
            <text:p>8,05</text:p>
          </table:table-cell>
          <table:table-cell office:value-type="float" office:value="3.866" calcext:value-type="float">
            <text:p>3,866</text:p>
          </table:table-cell>
          <table:table-cell table:formula="of:=[.D94]-3.866" office:value-type="float" office:value="0" calcext:value-type="float">
            <text:p>0</text:p>
          </table:table-cell>
          <table:table-cell table:formula="of:=AVERAGE([.E71:.E94])" office:value-type="float" office:value="0.0115416666666666" calcext:value-type="float">
            <text:p>0,011541666666667</text:p>
          </table:table-cell>
          <table:table-cell table:formula="of:=[.E9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43" calcext:value-type="float">
            <text:p>1479483643</text:p>
          </table:table-cell>
          <table:table-cell table:formula="of:=[.A95]-[.$A$2]" office:value-type="float" office:value="488" calcext:value-type="float">
            <text:p>488</text:p>
          </table:table-cell>
          <table:table-cell table:formula="of:=[.B95]/60" office:value-type="float" office:value="8.13333333333333" calcext:value-type="float">
            <text:p>8,13333333333333</text:p>
          </table:table-cell>
          <table:table-cell office:value-type="float" office:value="3.866" calcext:value-type="float">
            <text:p>3,866</text:p>
          </table:table-cell>
          <table:table-cell table:formula="of:=[.D95]-3.866" office:value-type="float" office:value="0" calcext:value-type="float">
            <text:p>0</text:p>
          </table:table-cell>
          <table:table-cell table:formula="of:=AVERAGE([.E72:.E95])" office:value-type="float" office:value="0.00874999999999994" calcext:value-type="float">
            <text:p>0,00875</text:p>
          </table:table-cell>
          <table:table-cell table:formula="of:=[.E9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48" calcext:value-type="float">
            <text:p>1479483648</text:p>
          </table:table-cell>
          <table:table-cell table:formula="of:=[.A96]-[.$A$2]" office:value-type="float" office:value="493" calcext:value-type="float">
            <text:p>493</text:p>
          </table:table-cell>
          <table:table-cell table:formula="of:=[.B96]/60" office:value-type="float" office:value="8.21666666666667" calcext:value-type="float">
            <text:p>8,21666666666667</text:p>
          </table:table-cell>
          <table:table-cell office:value-type="float" office:value="3.866" calcext:value-type="float">
            <text:p>3,866</text:p>
          </table:table-cell>
          <table:table-cell table:formula="of:=[.D96]-3.866" office:value-type="float" office:value="0" calcext:value-type="float">
            <text:p>0</text:p>
          </table:table-cell>
          <table:table-cell table:formula="of:=AVERAGE([.E73:.E96])" office:value-type="float" office:value="0.00870833333333328" calcext:value-type="float">
            <text:p>0,008708333333333</text:p>
          </table:table-cell>
          <table:table-cell table:formula="of:=[.E9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54" calcext:value-type="float">
            <text:p>1479483654</text:p>
          </table:table-cell>
          <table:table-cell table:formula="of:=[.A97]-[.$A$2]" office:value-type="float" office:value="499" calcext:value-type="float">
            <text:p>499</text:p>
          </table:table-cell>
          <table:table-cell table:formula="of:=[.B97]/60" office:value-type="float" office:value="8.31666666666667" calcext:value-type="float">
            <text:p>8,31666666666667</text:p>
          </table:table-cell>
          <table:table-cell office:value-type="float" office:value="3.884" calcext:value-type="float">
            <text:p>3,884</text:p>
          </table:table-cell>
          <table:table-cell table:formula="of:=[.D97]-3.866" office:value-type="float" office:value="0.0179999999999998" calcext:value-type="float">
            <text:p>0,018</text:p>
          </table:table-cell>
          <table:table-cell table:formula="of:=AVERAGE([.E74:.E97])" office:value-type="float" office:value="0.00941666666666661" calcext:value-type="float">
            <text:p>0,009416666666667</text:p>
          </table:table-cell>
          <table:table-cell table:formula="of:=[.E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59" calcext:value-type="float">
            <text:p>1479483659</text:p>
          </table:table-cell>
          <table:table-cell table:formula="of:=[.A98]-[.$A$2]" office:value-type="float" office:value="504" calcext:value-type="float">
            <text:p>504</text:p>
          </table:table-cell>
          <table:table-cell table:formula="of:=[.B98]/60" office:value-type="float" office:value="8.4" calcext:value-type="float">
            <text:p>8,4</text:p>
          </table:table-cell>
          <table:table-cell office:value-type="float" office:value="3.867" calcext:value-type="float">
            <text:p>3,867</text:p>
          </table:table-cell>
          <table:table-cell table:formula="of:=[.D98]-3.866" office:value-type="float" office:value="0.00099999999999989" calcext:value-type="float">
            <text:p>0,001</text:p>
          </table:table-cell>
          <table:table-cell table:formula="of:=AVERAGE([.E75:.E98])" office:value-type="float" office:value="0.00941666666666661" calcext:value-type="float">
            <text:p>0,009416666666667</text:p>
          </table:table-cell>
          <table:table-cell table:formula="of:=[.E9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64" calcext:value-type="float">
            <text:p>1479483664</text:p>
          </table:table-cell>
          <table:table-cell table:formula="of:=[.A99]-[.$A$2]" office:value-type="float" office:value="509" calcext:value-type="float">
            <text:p>509</text:p>
          </table:table-cell>
          <table:table-cell table:formula="of:=[.B99]/60" office:value-type="float" office:value="8.48333333333333" calcext:value-type="float">
            <text:p>8,48333333333333</text:p>
          </table:table-cell>
          <table:table-cell office:value-type="float" office:value="3.866" calcext:value-type="float">
            <text:p>3,866</text:p>
          </table:table-cell>
          <table:table-cell table:formula="of:=[.D99]-3.866" office:value-type="float" office:value="0" calcext:value-type="float">
            <text:p>0</text:p>
          </table:table-cell>
          <table:table-cell table:formula="of:=AVERAGE([.E76:.E99])" office:value-type="float" office:value="0.00770833333333328" calcext:value-type="float">
            <text:p>0,007708333333333</text:p>
          </table:table-cell>
          <table:table-cell table:formula="of:=[.E9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69" calcext:value-type="float">
            <text:p>1479483669</text:p>
          </table:table-cell>
          <table:table-cell table:formula="of:=[.A100]-[.$A$2]" office:value-type="float" office:value="514" calcext:value-type="float">
            <text:p>514</text:p>
          </table:table-cell>
          <table:table-cell table:formula="of:=[.B100]/60" office:value-type="float" office:value="8.56666666666667" calcext:value-type="float">
            <text:p>8,56666666666667</text:p>
          </table:table-cell>
          <table:table-cell office:value-type="float" office:value="3.872" calcext:value-type="float">
            <text:p>3,872</text:p>
          </table:table-cell>
          <table:table-cell table:formula="of:=[.D100]-3.866" office:value-type="float" office:value="0.00599999999999978" calcext:value-type="float">
            <text:p>0,006</text:p>
          </table:table-cell>
          <table:table-cell table:formula="of:=AVERAGE([.E77:.E100])" office:value-type="float" office:value="0.00791666666666661" calcext:value-type="float">
            <text:p>0,007916666666667</text:p>
          </table:table-cell>
          <table:table-cell table:formula="of:=[.E1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75" calcext:value-type="float">
            <text:p>1479483675</text:p>
          </table:table-cell>
          <table:table-cell table:formula="of:=[.A101]-[.$A$2]" office:value-type="float" office:value="520" calcext:value-type="float">
            <text:p>520</text:p>
          </table:table-cell>
          <table:table-cell table:formula="of:=[.B101]/60" office:value-type="float" office:value="8.66666666666667" calcext:value-type="float">
            <text:p>8,66666666666667</text:p>
          </table:table-cell>
          <table:table-cell office:value-type="float" office:value="3.884" calcext:value-type="float">
            <text:p>3,884</text:p>
          </table:table-cell>
          <table:table-cell table:formula="of:=[.D101]-3.866" office:value-type="float" office:value="0.0179999999999998" calcext:value-type="float">
            <text:p>0,018</text:p>
          </table:table-cell>
          <table:table-cell table:formula="of:=AVERAGE([.E78:.E101])" office:value-type="float" office:value="0.00862499999999994" calcext:value-type="float">
            <text:p>0,008625</text:p>
          </table:table-cell>
          <table:table-cell table:formula="of:=[.E1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80" calcext:value-type="float">
            <text:p>1479483680</text:p>
          </table:table-cell>
          <table:table-cell table:formula="of:=[.A102]-[.$A$2]" office:value-type="float" office:value="525" calcext:value-type="float">
            <text:p>525</text:p>
          </table:table-cell>
          <table:table-cell table:formula="of:=[.B102]/60" office:value-type="float" office:value="8.75" calcext:value-type="float">
            <text:p>8,75</text:p>
          </table:table-cell>
          <table:table-cell office:value-type="float" office:value="3.866" calcext:value-type="float">
            <text:p>3,866</text:p>
          </table:table-cell>
          <table:table-cell table:formula="of:=[.D102]-3.866" office:value-type="float" office:value="0" calcext:value-type="float">
            <text:p>0</text:p>
          </table:table-cell>
          <table:table-cell table:formula="of:=AVERAGE([.E79:.E102])" office:value-type="float" office:value="0.00841666666666661" calcext:value-type="float">
            <text:p>0,008416666666667</text:p>
          </table:table-cell>
          <table:table-cell table:formula="of:=[.E10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85" calcext:value-type="float">
            <text:p>1479483685</text:p>
          </table:table-cell>
          <table:table-cell table:formula="of:=[.A103]-[.$A$2]" office:value-type="float" office:value="530" calcext:value-type="float">
            <text:p>530</text:p>
          </table:table-cell>
          <table:table-cell table:formula="of:=[.B103]/60" office:value-type="float" office:value="8.83333333333333" calcext:value-type="float">
            <text:p>8,83333333333333</text:p>
          </table:table-cell>
          <table:table-cell office:value-type="float" office:value="3.867" calcext:value-type="float">
            <text:p>3,867</text:p>
          </table:table-cell>
          <table:table-cell table:formula="of:=[.D103]-3.866" office:value-type="float" office:value="0.00099999999999989" calcext:value-type="float">
            <text:p>0,001</text:p>
          </table:table-cell>
          <table:table-cell table:formula="of:=AVERAGE([.E80:.E103])" office:value-type="float" office:value="0.00754166666666661" calcext:value-type="float">
            <text:p>0,007541666666667</text:p>
          </table:table-cell>
          <table:table-cell table:formula="of:=[.E10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691" calcext:value-type="float">
            <text:p>1479483691</text:p>
          </table:table-cell>
          <table:table-cell table:formula="of:=[.A104]-[.$A$2]" office:value-type="float" office:value="536" calcext:value-type="float">
            <text:p>536</text:p>
          </table:table-cell>
          <table:table-cell table:formula="of:=[.B104]/60" office:value-type="float" office:value="8.93333333333333" calcext:value-type="float">
            <text:p>8,93333333333333</text:p>
          </table:table-cell>
          <table:table-cell office:value-type="float" office:value="3.881" calcext:value-type="float">
            <text:p>3,881</text:p>
          </table:table-cell>
          <table:table-cell table:formula="of:=[.D104]-3.866" office:value-type="float" office:value="0.0150000000000001" calcext:value-type="float">
            <text:p>0,015</text:p>
          </table:table-cell>
          <table:table-cell table:formula="of:=AVERAGE([.E81:.E104])" office:value-type="float" office:value="0.00812499999999996" calcext:value-type="float">
            <text:p>0,008125</text:p>
          </table:table-cell>
          <table:table-cell table:formula="of:=[.E1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696" calcext:value-type="float">
            <text:p>1479483696</text:p>
          </table:table-cell>
          <table:table-cell table:formula="of:=[.A105]-[.$A$2]" office:value-type="float" office:value="541" calcext:value-type="float">
            <text:p>541</text:p>
          </table:table-cell>
          <table:table-cell table:formula="of:=[.B105]/60" office:value-type="float" office:value="9.01666666666667" calcext:value-type="float">
            <text:p>9,01666666666667</text:p>
          </table:table-cell>
          <table:table-cell office:value-type="float" office:value="3.866" calcext:value-type="float">
            <text:p>3,866</text:p>
          </table:table-cell>
          <table:table-cell table:formula="of:=[.D105]-3.866" office:value-type="float" office:value="0" calcext:value-type="float">
            <text:p>0</text:p>
          </table:table-cell>
          <table:table-cell table:formula="of:=AVERAGE([.E82:.E105])" office:value-type="float" office:value="0.0080833333333333" calcext:value-type="float">
            <text:p>0,008083333333333</text:p>
          </table:table-cell>
          <table:table-cell table:formula="of:=[.E10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01" calcext:value-type="float">
            <text:p>1479483701</text:p>
          </table:table-cell>
          <table:table-cell table:formula="of:=[.A106]-[.$A$2]" office:value-type="float" office:value="546" calcext:value-type="float">
            <text:p>546</text:p>
          </table:table-cell>
          <table:table-cell table:formula="of:=[.B106]/60" office:value-type="float" office:value="9.1" calcext:value-type="float">
            <text:p>9,1</text:p>
          </table:table-cell>
          <table:table-cell office:value-type="float" office:value="3.866" calcext:value-type="float">
            <text:p>3,866</text:p>
          </table:table-cell>
          <table:table-cell table:formula="of:=[.D106]-3.866" office:value-type="float" office:value="0" calcext:value-type="float">
            <text:p>0</text:p>
          </table:table-cell>
          <table:table-cell table:formula="of:=AVERAGE([.E83:.E106])" office:value-type="float" office:value="0.00645833333333329" calcext:value-type="float">
            <text:p>0,006458333333333</text:p>
          </table:table-cell>
          <table:table-cell table:formula="of:=[.E10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06" calcext:value-type="float">
            <text:p>1479483706</text:p>
          </table:table-cell>
          <table:table-cell table:formula="of:=[.A107]-[.$A$2]" office:value-type="float" office:value="551" calcext:value-type="float">
            <text:p>551</text:p>
          </table:table-cell>
          <table:table-cell table:formula="of:=[.B107]/60" office:value-type="float" office:value="9.18333333333333" calcext:value-type="float">
            <text:p>9,18333333333333</text:p>
          </table:table-cell>
          <table:table-cell office:value-type="float" office:value="3.866" calcext:value-type="float">
            <text:p>3,866</text:p>
          </table:table-cell>
          <table:table-cell table:formula="of:=[.D107]-3.866" office:value-type="float" office:value="0" calcext:value-type="float">
            <text:p>0</text:p>
          </table:table-cell>
          <table:table-cell table:formula="of:=AVERAGE([.E84:.E107])" office:value-type="float" office:value="0.00645833333333329" calcext:value-type="float">
            <text:p>0,006458333333333</text:p>
          </table:table-cell>
          <table:table-cell table:formula="of:=[.E10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11" calcext:value-type="float">
            <text:p>1479483711</text:p>
          </table:table-cell>
          <table:table-cell table:formula="of:=[.A108]-[.$A$2]" office:value-type="float" office:value="556" calcext:value-type="float">
            <text:p>556</text:p>
          </table:table-cell>
          <table:table-cell table:formula="of:=[.B108]/60" office:value-type="float" office:value="9.26666666666667" calcext:value-type="float">
            <text:p>9,26666666666667</text:p>
          </table:table-cell>
          <table:table-cell office:value-type="float" office:value="3.882" calcext:value-type="float">
            <text:p>3,882</text:p>
          </table:table-cell>
          <table:table-cell table:formula="of:=[.D108]-3.866" office:value-type="float" office:value="0.016" calcext:value-type="float">
            <text:p>0,016</text:p>
          </table:table-cell>
          <table:table-cell table:formula="of:=AVERAGE([.E85:.E108])" office:value-type="float" office:value="0.00712499999999996" calcext:value-type="float">
            <text:p>0,007125</text:p>
          </table:table-cell>
          <table:table-cell table:formula="of:=[.E1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17" calcext:value-type="float">
            <text:p>1479483717</text:p>
          </table:table-cell>
          <table:table-cell table:formula="of:=[.A109]-[.$A$2]" office:value-type="float" office:value="562" calcext:value-type="float">
            <text:p>562</text:p>
          </table:table-cell>
          <table:table-cell table:formula="of:=[.B109]/60" office:value-type="float" office:value="9.36666666666667" calcext:value-type="float">
            <text:p>9,36666666666667</text:p>
          </table:table-cell>
          <table:table-cell office:value-type="float" office:value="3.867" calcext:value-type="float">
            <text:p>3,867</text:p>
          </table:table-cell>
          <table:table-cell table:formula="of:=[.D109]-3.866" office:value-type="float" office:value="0.00099999999999989" calcext:value-type="float">
            <text:p>0,001</text:p>
          </table:table-cell>
          <table:table-cell table:formula="of:=AVERAGE([.E86:.E109])" office:value-type="float" office:value="0.00712499999999996" calcext:value-type="float">
            <text:p>0,007125</text:p>
          </table:table-cell>
          <table:table-cell table:formula="of:=[.E10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22" calcext:value-type="float">
            <text:p>1479483722</text:p>
          </table:table-cell>
          <table:table-cell table:formula="of:=[.A110]-[.$A$2]" office:value-type="float" office:value="567" calcext:value-type="float">
            <text:p>567</text:p>
          </table:table-cell>
          <table:table-cell table:formula="of:=[.B110]/60" office:value-type="float" office:value="9.45" calcext:value-type="float">
            <text:p>9,45</text:p>
          </table:table-cell>
          <table:table-cell office:value-type="float" office:value="3.866" calcext:value-type="float">
            <text:p>3,866</text:p>
          </table:table-cell>
          <table:table-cell table:formula="of:=[.D110]-3.866" office:value-type="float" office:value="0" calcext:value-type="float">
            <text:p>0</text:p>
          </table:table-cell>
          <table:table-cell table:formula="of:=AVERAGE([.E87:.E110])" office:value-type="float" office:value="0.0062083333333333" calcext:value-type="float">
            <text:p>0,006208333333333</text:p>
          </table:table-cell>
          <table:table-cell table:formula="of:=[.E11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27" calcext:value-type="float">
            <text:p>1479483727</text:p>
          </table:table-cell>
          <table:table-cell table:formula="of:=[.A111]-[.$A$2]" office:value-type="float" office:value="572" calcext:value-type="float">
            <text:p>572</text:p>
          </table:table-cell>
          <table:table-cell table:formula="of:=[.B111]/60" office:value-type="float" office:value="9.53333333333333" calcext:value-type="float">
            <text:p>9,53333333333333</text:p>
          </table:table-cell>
          <table:table-cell office:value-type="float" office:value="3.872" calcext:value-type="float">
            <text:p>3,872</text:p>
          </table:table-cell>
          <table:table-cell table:formula="of:=[.D111]-3.866" office:value-type="float" office:value="0.00599999999999978" calcext:value-type="float">
            <text:p>0,006</text:p>
          </table:table-cell>
          <table:table-cell table:formula="of:=AVERAGE([.E88:.E111])" office:value-type="float" office:value="0.00641666666666663" calcext:value-type="float">
            <text:p>0,006416666666667</text:p>
          </table:table-cell>
          <table:table-cell table:formula="of:=[.E1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32" calcext:value-type="float">
            <text:p>1479483732</text:p>
          </table:table-cell>
          <table:table-cell table:formula="of:=[.A112]-[.$A$2]" office:value-type="float" office:value="577" calcext:value-type="float">
            <text:p>577</text:p>
          </table:table-cell>
          <table:table-cell table:formula="of:=[.B112]/60" office:value-type="float" office:value="9.61666666666667" calcext:value-type="float">
            <text:p>9,61666666666667</text:p>
          </table:table-cell>
          <table:table-cell office:value-type="float" office:value="3.885" calcext:value-type="float">
            <text:p>3,885</text:p>
          </table:table-cell>
          <table:table-cell table:formula="of:=[.D112]-3.866" office:value-type="float" office:value="0.0189999999999997" calcext:value-type="float">
            <text:p>0,019</text:p>
          </table:table-cell>
          <table:table-cell table:formula="of:=AVERAGE([.E89:.E112])" office:value-type="float" office:value="0.00720833333333328" calcext:value-type="float">
            <text:p>0,007208333333333</text:p>
          </table:table-cell>
          <table:table-cell table:formula="of:=[.E1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38" calcext:value-type="float">
            <text:p>1479483738</text:p>
          </table:table-cell>
          <table:table-cell table:formula="of:=[.A113]-[.$A$2]" office:value-type="float" office:value="583" calcext:value-type="float">
            <text:p>583</text:p>
          </table:table-cell>
          <table:table-cell table:formula="of:=[.B113]/60" office:value-type="float" office:value="9.71666666666667" calcext:value-type="float">
            <text:p>9,71666666666667</text:p>
          </table:table-cell>
          <table:table-cell office:value-type="float" office:value="3.869" calcext:value-type="float">
            <text:p>3,869</text:p>
          </table:table-cell>
          <table:table-cell table:formula="of:=[.D113]-3.866" office:value-type="float" office:value="0.00299999999999967" calcext:value-type="float">
            <text:p>0,003</text:p>
          </table:table-cell>
          <table:table-cell table:formula="of:=AVERAGE([.E90:.E113])" office:value-type="float" office:value="0.00704166666666659" calcext:value-type="float">
            <text:p>0,007041666666667</text:p>
          </table:table-cell>
          <table:table-cell table:formula="of:=[.E1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43" calcext:value-type="float">
            <text:p>1479483743</text:p>
          </table:table-cell>
          <table:table-cell table:formula="of:=[.A114]-[.$A$2]" office:value-type="float" office:value="588" calcext:value-type="float">
            <text:p>588</text:p>
          </table:table-cell>
          <table:table-cell table:formula="of:=[.B114]/60" office:value-type="float" office:value="9.8" calcext:value-type="float">
            <text:p>9,8</text:p>
          </table:table-cell>
          <table:table-cell office:value-type="float" office:value="3.867" calcext:value-type="float">
            <text:p>3,867</text:p>
          </table:table-cell>
          <table:table-cell table:formula="of:=[.D114]-3.866" office:value-type="float" office:value="0.00099999999999989" calcext:value-type="float">
            <text:p>0,001</text:p>
          </table:table-cell>
          <table:table-cell table:formula="of:=AVERAGE([.E91:.E114])" office:value-type="float" office:value="0.00608333333333326" calcext:value-type="float">
            <text:p>0,006083333333333</text:p>
          </table:table-cell>
          <table:table-cell table:formula="of:=[.E11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48" calcext:value-type="float">
            <text:p>1479483748</text:p>
          </table:table-cell>
          <table:table-cell table:formula="of:=[.A115]-[.$A$2]" office:value-type="float" office:value="593" calcext:value-type="float">
            <text:p>593</text:p>
          </table:table-cell>
          <table:table-cell table:formula="of:=[.B115]/60" office:value-type="float" office:value="9.88333333333333" calcext:value-type="float">
            <text:p>9,88333333333333</text:p>
          </table:table-cell>
          <table:table-cell office:value-type="float" office:value="3.895" calcext:value-type="float">
            <text:p>3,895</text:p>
          </table:table-cell>
          <table:table-cell table:formula="of:=[.D115]-3.866" office:value-type="float" office:value="0.0289999999999999" calcext:value-type="float">
            <text:p>0,029</text:p>
          </table:table-cell>
          <table:table-cell table:formula="of:=AVERAGE([.E92:.E115])" office:value-type="float" office:value="0.00724999999999992" calcext:value-type="float">
            <text:p>0,00725</text:p>
          </table:table-cell>
          <table:table-cell table:formula="of:=[.E1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53" calcext:value-type="float">
            <text:p>1479483753</text:p>
          </table:table-cell>
          <table:table-cell table:formula="of:=[.A116]-[.$A$2]" office:value-type="float" office:value="598" calcext:value-type="float">
            <text:p>598</text:p>
          </table:table-cell>
          <table:table-cell table:formula="of:=[.B116]/60" office:value-type="float" office:value="9.96666666666667" calcext:value-type="float">
            <text:p>9,96666666666667</text:p>
          </table:table-cell>
          <table:table-cell office:value-type="float" office:value="3.866" calcext:value-type="float">
            <text:p>3,866</text:p>
          </table:table-cell>
          <table:table-cell table:formula="of:=[.D116]-3.866" office:value-type="float" office:value="0" calcext:value-type="float">
            <text:p>0</text:p>
          </table:table-cell>
          <table:table-cell table:formula="of:=AVERAGE([.E93:.E116])" office:value-type="float" office:value="0.00724999999999992" calcext:value-type="float">
            <text:p>0,00725</text:p>
          </table:table-cell>
          <table:table-cell table:formula="of:=[.E11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59" calcext:value-type="float">
            <text:p>1479483759</text:p>
          </table:table-cell>
          <table:table-cell table:formula="of:=[.A117]-[.$A$2]" office:value-type="float" office:value="604" calcext:value-type="float">
            <text:p>604</text:p>
          </table:table-cell>
          <table:table-cell table:formula="of:=[.B117]/60" office:value-type="float" office:value="10.0666666666667" calcext:value-type="float">
            <text:p>10,0666666666667</text:p>
          </table:table-cell>
          <table:table-cell office:value-type="float" office:value="3.866" calcext:value-type="float">
            <text:p>3,866</text:p>
          </table:table-cell>
          <table:table-cell table:formula="of:=[.D117]-3.866" office:value-type="float" office:value="0" calcext:value-type="float">
            <text:p>0</text:p>
          </table:table-cell>
          <table:table-cell table:formula="of:=AVERAGE([.E94:.E117])" office:value-type="float" office:value="0.00558333333333326" calcext:value-type="float">
            <text:p>0,005583333333333</text:p>
          </table:table-cell>
          <table:table-cell table:formula="of:=[.E11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64" calcext:value-type="float">
            <text:p>1479483764</text:p>
          </table:table-cell>
          <table:table-cell table:formula="of:=[.A118]-[.$A$2]" office:value-type="float" office:value="609" calcext:value-type="float">
            <text:p>609</text:p>
          </table:table-cell>
          <table:table-cell table:formula="of:=[.B118]/60" office:value-type="float" office:value="10.15" calcext:value-type="float">
            <text:p>10,15</text:p>
          </table:table-cell>
          <table:table-cell office:value-type="float" office:value="3.866" calcext:value-type="float">
            <text:p>3,866</text:p>
          </table:table-cell>
          <table:table-cell table:formula="of:=[.D118]-3.866" office:value-type="float" office:value="0" calcext:value-type="float">
            <text:p>0</text:p>
          </table:table-cell>
          <table:table-cell table:formula="of:=AVERAGE([.E95:.E118])" office:value-type="float" office:value="0.00558333333333326" calcext:value-type="float">
            <text:p>0,005583333333333</text:p>
          </table:table-cell>
          <table:table-cell table:formula="of:=[.E11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69" calcext:value-type="float">
            <text:p>1479483769</text:p>
          </table:table-cell>
          <table:table-cell table:formula="of:=[.A119]-[.$A$2]" office:value-type="float" office:value="614" calcext:value-type="float">
            <text:p>614</text:p>
          </table:table-cell>
          <table:table-cell table:formula="of:=[.B119]/60" office:value-type="float" office:value="10.2333333333333" calcext:value-type="float">
            <text:p>10,2333333333333</text:p>
          </table:table-cell>
          <table:table-cell office:value-type="float" office:value="3.883" calcext:value-type="float">
            <text:p>3,883</text:p>
          </table:table-cell>
          <table:table-cell table:formula="of:=[.D119]-3.866" office:value-type="float" office:value="0.0169999999999999" calcext:value-type="float">
            <text:p>0,017</text:p>
          </table:table-cell>
          <table:table-cell table:formula="of:=AVERAGE([.E96:.E119])" office:value-type="float" office:value="0.00629166666666658" calcext:value-type="float">
            <text:p>0,006291666666667</text:p>
          </table:table-cell>
          <table:table-cell table:formula="of:=[.E1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74" calcext:value-type="float">
            <text:p>1479483774</text:p>
          </table:table-cell>
          <table:table-cell table:formula="of:=[.A120]-[.$A$2]" office:value-type="float" office:value="619" calcext:value-type="float">
            <text:p>619</text:p>
          </table:table-cell>
          <table:table-cell table:formula="of:=[.B120]/60" office:value-type="float" office:value="10.3166666666667" calcext:value-type="float">
            <text:p>10,3166666666667</text:p>
          </table:table-cell>
          <table:table-cell office:value-type="float" office:value="3.867" calcext:value-type="float">
            <text:p>3,867</text:p>
          </table:table-cell>
          <table:table-cell table:formula="of:=[.D120]-3.866" office:value-type="float" office:value="0.00099999999999989" calcext:value-type="float">
            <text:p>0,001</text:p>
          </table:table-cell>
          <table:table-cell table:formula="of:=AVERAGE([.E97:.E120])" office:value-type="float" office:value="0.00633333333333325" calcext:value-type="float">
            <text:p>0,006333333333333</text:p>
          </table:table-cell>
          <table:table-cell table:formula="of:=[.E12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80" calcext:value-type="float">
            <text:p>1479483780</text:p>
          </table:table-cell>
          <table:table-cell table:formula="of:=[.A121]-[.$A$2]" office:value-type="float" office:value="625" calcext:value-type="float">
            <text:p>625</text:p>
          </table:table-cell>
          <table:table-cell table:formula="of:=[.B121]/60" office:value-type="float" office:value="10.4166666666667" calcext:value-type="float">
            <text:p>10,4166666666667</text:p>
          </table:table-cell>
          <table:table-cell office:value-type="float" office:value="3.866" calcext:value-type="float">
            <text:p>3,866</text:p>
          </table:table-cell>
          <table:table-cell table:formula="of:=[.D121]-3.866" office:value-type="float" office:value="0" calcext:value-type="float">
            <text:p>0</text:p>
          </table:table-cell>
          <table:table-cell table:formula="of:=AVERAGE([.E98:.E121])" office:value-type="float" office:value="0.00558333333333326" calcext:value-type="float">
            <text:p>0,005583333333333</text:p>
          </table:table-cell>
          <table:table-cell table:formula="of:=[.E12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85" calcext:value-type="float">
            <text:p>1479483785</text:p>
          </table:table-cell>
          <table:table-cell table:formula="of:=[.A122]-[.$A$2]" office:value-type="float" office:value="630" calcext:value-type="float">
            <text:p>630</text:p>
          </table:table-cell>
          <table:table-cell table:formula="of:=[.B122]/60" office:value-type="float" office:value="10.5" calcext:value-type="float">
            <text:p>10,5</text:p>
          </table:table-cell>
          <table:table-cell office:value-type="float" office:value="3.879" calcext:value-type="float">
            <text:p>3,879</text:p>
          </table:table-cell>
          <table:table-cell table:formula="of:=[.D122]-3.866" office:value-type="float" office:value="0.0129999999999999" calcext:value-type="float">
            <text:p>0,013</text:p>
          </table:table-cell>
          <table:table-cell table:formula="of:=AVERAGE([.E99:.E122])" office:value-type="float" office:value="0.00608333333333326" calcext:value-type="float">
            <text:p>0,006083333333333</text:p>
          </table:table-cell>
          <table:table-cell table:formula="of:=[.E1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790" calcext:value-type="float">
            <text:p>1479483790</text:p>
          </table:table-cell>
          <table:table-cell table:formula="of:=[.A123]-[.$A$2]" office:value-type="float" office:value="635" calcext:value-type="float">
            <text:p>635</text:p>
          </table:table-cell>
          <table:table-cell table:formula="of:=[.B123]/60" office:value-type="float" office:value="10.5833333333333" calcext:value-type="float">
            <text:p>10,5833333333333</text:p>
          </table:table-cell>
          <table:table-cell office:value-type="float" office:value="3.866" calcext:value-type="float">
            <text:p>3,866</text:p>
          </table:table-cell>
          <table:table-cell table:formula="of:=[.D123]-3.866" office:value-type="float" office:value="0" calcext:value-type="float">
            <text:p>0</text:p>
          </table:table-cell>
          <table:table-cell table:formula="of:=AVERAGE([.E100:.E123])" office:value-type="float" office:value="0.00608333333333326" calcext:value-type="float">
            <text:p>0,006083333333333</text:p>
          </table:table-cell>
          <table:table-cell table:formula="of:=[.E12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795" calcext:value-type="float">
            <text:p>1479483795</text:p>
          </table:table-cell>
          <table:table-cell table:formula="of:=[.A124]-[.$A$2]" office:value-type="float" office:value="640" calcext:value-type="float">
            <text:p>640</text:p>
          </table:table-cell>
          <table:table-cell table:formula="of:=[.B124]/60" office:value-type="float" office:value="10.6666666666667" calcext:value-type="float">
            <text:p>10,6666666666667</text:p>
          </table:table-cell>
          <table:table-cell office:value-type="float" office:value="3.866" calcext:value-type="float">
            <text:p>3,866</text:p>
          </table:table-cell>
          <table:table-cell table:formula="of:=[.D124]-3.866" office:value-type="float" office:value="0" calcext:value-type="float">
            <text:p>0</text:p>
          </table:table-cell>
          <table:table-cell table:formula="of:=AVERAGE([.E101:.E124])" office:value-type="float" office:value="0.00583333333333326" calcext:value-type="float">
            <text:p>0,005833333333333</text:p>
          </table:table-cell>
          <table:table-cell table:formula="of:=[.E12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00" calcext:value-type="float">
            <text:p>1479483800</text:p>
          </table:table-cell>
          <table:table-cell table:formula="of:=[.A125]-[.$A$2]" office:value-type="float" office:value="645" calcext:value-type="float">
            <text:p>645</text:p>
          </table:table-cell>
          <table:table-cell table:formula="of:=[.B125]/60" office:value-type="float" office:value="10.75" calcext:value-type="float">
            <text:p>10,75</text:p>
          </table:table-cell>
          <table:table-cell office:value-type="float" office:value="3.867" calcext:value-type="float">
            <text:p>3,867</text:p>
          </table:table-cell>
          <table:table-cell table:formula="of:=[.D125]-3.866" office:value-type="float" office:value="0.00099999999999989" calcext:value-type="float">
            <text:p>0,001</text:p>
          </table:table-cell>
          <table:table-cell table:formula="of:=AVERAGE([.E102:.E125])" office:value-type="float" office:value="0.00512499999999994" calcext:value-type="float">
            <text:p>0,005125</text:p>
          </table:table-cell>
          <table:table-cell table:formula="of:=[.E12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06" calcext:value-type="float">
            <text:p>1479483806</text:p>
          </table:table-cell>
          <table:table-cell table:formula="of:=[.A126]-[.$A$2]" office:value-type="float" office:value="651" calcext:value-type="float">
            <text:p>651</text:p>
          </table:table-cell>
          <table:table-cell table:formula="of:=[.B126]/60" office:value-type="float" office:value="10.85" calcext:value-type="float">
            <text:p>10,85</text:p>
          </table:table-cell>
          <table:table-cell office:value-type="float" office:value="3.867" calcext:value-type="float">
            <text:p>3,867</text:p>
          </table:table-cell>
          <table:table-cell table:formula="of:=[.D126]-3.866" office:value-type="float" office:value="0.00099999999999989" calcext:value-type="float">
            <text:p>0,001</text:p>
          </table:table-cell>
          <table:table-cell table:formula="of:=AVERAGE([.E103:.E126])" office:value-type="float" office:value="0.0051666666666666" calcext:value-type="float">
            <text:p>0,005166666666667</text:p>
          </table:table-cell>
          <table:table-cell table:formula="of:=[.E12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11" calcext:value-type="float">
            <text:p>1479483811</text:p>
          </table:table-cell>
          <table:table-cell table:formula="of:=[.A127]-[.$A$2]" office:value-type="float" office:value="656" calcext:value-type="float">
            <text:p>656</text:p>
          </table:table-cell>
          <table:table-cell table:formula="of:=[.B127]/60" office:value-type="float" office:value="10.9333333333333" calcext:value-type="float">
            <text:p>10,9333333333333</text:p>
          </table:table-cell>
          <table:table-cell office:value-type="float" office:value="3.867" calcext:value-type="float">
            <text:p>3,867</text:p>
          </table:table-cell>
          <table:table-cell table:formula="of:=[.D127]-3.866" office:value-type="float" office:value="0.00099999999999989" calcext:value-type="float">
            <text:p>0,001</text:p>
          </table:table-cell>
          <table:table-cell table:formula="of:=AVERAGE([.E104:.E127])" office:value-type="float" office:value="0.0051666666666666" calcext:value-type="float">
            <text:p>0,005166666666667</text:p>
          </table:table-cell>
          <table:table-cell table:formula="of:=[.E12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16" calcext:value-type="float">
            <text:p>1479483816</text:p>
          </table:table-cell>
          <table:table-cell table:formula="of:=[.A128]-[.$A$2]" office:value-type="float" office:value="661" calcext:value-type="float">
            <text:p>661</text:p>
          </table:table-cell>
          <table:table-cell table:formula="of:=[.B128]/60" office:value-type="float" office:value="11.0166666666667" calcext:value-type="float">
            <text:p>11,0166666666667</text:p>
          </table:table-cell>
          <table:table-cell office:value-type="float" office:value="3.867" calcext:value-type="float">
            <text:p>3,867</text:p>
          </table:table-cell>
          <table:table-cell table:formula="of:=[.D128]-3.866" office:value-type="float" office:value="0.00099999999999989" calcext:value-type="float">
            <text:p>0,001</text:p>
          </table:table-cell>
          <table:table-cell table:formula="of:=AVERAGE([.E105:.E128])" office:value-type="float" office:value="0.00458333333333325" calcext:value-type="float">
            <text:p>0,004583333333333</text:p>
          </table:table-cell>
          <table:table-cell table:formula="of:=[.E12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21" calcext:value-type="float">
            <text:p>1479483821</text:p>
          </table:table-cell>
          <table:table-cell table:formula="of:=[.A129]-[.$A$2]" office:value-type="float" office:value="666" calcext:value-type="float">
            <text:p>666</text:p>
          </table:table-cell>
          <table:table-cell table:formula="of:=[.B129]/60" office:value-type="float" office:value="11.1" calcext:value-type="float">
            <text:p>11,1</text:p>
          </table:table-cell>
          <table:table-cell office:value-type="float" office:value="3.902" calcext:value-type="float">
            <text:p>3,902</text:p>
          </table:table-cell>
          <table:table-cell table:formula="of:=[.D129]-3.866" office:value-type="float" office:value="0.036" calcext:value-type="float">
            <text:p>0,036</text:p>
          </table:table-cell>
          <table:table-cell table:formula="of:=AVERAGE([.E106:.E129])" office:value-type="float" office:value="0.00608333333333326" calcext:value-type="float">
            <text:p>0,006083333333333</text:p>
          </table:table-cell>
          <table:table-cell table:formula="of:=[.E1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27" calcext:value-type="float">
            <text:p>1479483827</text:p>
          </table:table-cell>
          <table:table-cell table:formula="of:=[.A130]-[.$A$2]" office:value-type="float" office:value="672" calcext:value-type="float">
            <text:p>672</text:p>
          </table:table-cell>
          <table:table-cell table:formula="of:=[.B130]/60" office:value-type="float" office:value="11.2" calcext:value-type="float">
            <text:p>11,2</text:p>
          </table:table-cell>
          <table:table-cell office:value-type="float" office:value="3.868" calcext:value-type="float">
            <text:p>3,868</text:p>
          </table:table-cell>
          <table:table-cell table:formula="of:=[.D130]-3.866" office:value-type="float" office:value="0.00199999999999978" calcext:value-type="float">
            <text:p>0,002</text:p>
          </table:table-cell>
          <table:table-cell table:formula="of:=AVERAGE([.E107:.E130])" office:value-type="float" office:value="0.00616666666666658" calcext:value-type="float">
            <text:p>0,006166666666667</text:p>
          </table:table-cell>
          <table:table-cell table:formula="of:=[.E1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32" calcext:value-type="float">
            <text:p>1479483832</text:p>
          </table:table-cell>
          <table:table-cell table:formula="of:=[.A131]-[.$A$2]" office:value-type="float" office:value="677" calcext:value-type="float">
            <text:p>677</text:p>
          </table:table-cell>
          <table:table-cell table:formula="of:=[.B131]/60" office:value-type="float" office:value="11.2833333333333" calcext:value-type="float">
            <text:p>11,2833333333333</text:p>
          </table:table-cell>
          <table:table-cell office:value-type="float" office:value="3.866" calcext:value-type="float">
            <text:p>3,866</text:p>
          </table:table-cell>
          <table:table-cell table:formula="of:=[.D131]-3.866" office:value-type="float" office:value="0" calcext:value-type="float">
            <text:p>0</text:p>
          </table:table-cell>
          <table:table-cell table:formula="of:=AVERAGE([.E108:.E131])" office:value-type="float" office:value="0.00616666666666658" calcext:value-type="float">
            <text:p>0,006166666666667</text:p>
          </table:table-cell>
          <table:table-cell table:formula="of:=[.E13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37" calcext:value-type="float">
            <text:p>1479483837</text:p>
          </table:table-cell>
          <table:table-cell table:formula="of:=[.A132]-[.$A$2]" office:value-type="float" office:value="682" calcext:value-type="float">
            <text:p>682</text:p>
          </table:table-cell>
          <table:table-cell table:formula="of:=[.B132]/60" office:value-type="float" office:value="11.3666666666667" calcext:value-type="float">
            <text:p>11,3666666666667</text:p>
          </table:table-cell>
          <table:table-cell office:value-type="float" office:value="3.867" calcext:value-type="float">
            <text:p>3,867</text:p>
          </table:table-cell>
          <table:table-cell table:formula="of:=[.D132]-3.866" office:value-type="float" office:value="0.00099999999999989" calcext:value-type="float">
            <text:p>0,001</text:p>
          </table:table-cell>
          <table:table-cell table:formula="of:=AVERAGE([.E109:.E132])" office:value-type="float" office:value="0.00554166666666657" calcext:value-type="float">
            <text:p>0,005541666666667</text:p>
          </table:table-cell>
          <table:table-cell table:formula="of:=[.E13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43" calcext:value-type="float">
            <text:p>1479483843</text:p>
          </table:table-cell>
          <table:table-cell table:formula="of:=[.A133]-[.$A$2]" office:value-type="float" office:value="688" calcext:value-type="float">
            <text:p>688</text:p>
          </table:table-cell>
          <table:table-cell table:formula="of:=[.B133]/60" office:value-type="float" office:value="11.4666666666667" calcext:value-type="float">
            <text:p>11,4666666666667</text:p>
          </table:table-cell>
          <table:table-cell office:value-type="float" office:value="3.868" calcext:value-type="float">
            <text:p>3,868</text:p>
          </table:table-cell>
          <table:table-cell table:formula="of:=[.D133]-3.866" office:value-type="float" office:value="0.00199999999999978" calcext:value-type="float">
            <text:p>0,002</text:p>
          </table:table-cell>
          <table:table-cell table:formula="of:=AVERAGE([.E110:.E133])" office:value-type="float" office:value="0.00558333333333324" calcext:value-type="float">
            <text:p>0,005583333333333</text:p>
          </table:table-cell>
          <table:table-cell table:formula="of:=[.E1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48" calcext:value-type="float">
            <text:p>1479483848</text:p>
          </table:table-cell>
          <table:table-cell table:formula="of:=[.A134]-[.$A$2]" office:value-type="float" office:value="693" calcext:value-type="float">
            <text:p>693</text:p>
          </table:table-cell>
          <table:table-cell table:formula="of:=[.B134]/60" office:value-type="float" office:value="11.55" calcext:value-type="float">
            <text:p>11,55</text:p>
          </table:table-cell>
          <table:table-cell office:value-type="float" office:value="3.876" calcext:value-type="float">
            <text:p>3,876</text:p>
          </table:table-cell>
          <table:table-cell table:formula="of:=[.D134]-3.866" office:value-type="float" office:value="0.00999999999999979" calcext:value-type="float">
            <text:p>0,01</text:p>
          </table:table-cell>
          <table:table-cell table:formula="of:=AVERAGE([.E111:.E134])" office:value-type="float" office:value="0.00599999999999989" calcext:value-type="float">
            <text:p>0,006</text:p>
          </table:table-cell>
          <table:table-cell table:formula="of:=[.E1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53" calcext:value-type="float">
            <text:p>1479483853</text:p>
          </table:table-cell>
          <table:table-cell table:formula="of:=[.A135]-[.$A$2]" office:value-type="float" office:value="698" calcext:value-type="float">
            <text:p>698</text:p>
          </table:table-cell>
          <table:table-cell table:formula="of:=[.B135]/60" office:value-type="float" office:value="11.6333333333333" calcext:value-type="float">
            <text:p>11,6333333333333</text:p>
          </table:table-cell>
          <table:table-cell office:value-type="float" office:value="3.871" calcext:value-type="float">
            <text:p>3,871</text:p>
          </table:table-cell>
          <table:table-cell table:formula="of:=[.D135]-3.866" office:value-type="float" office:value="0.00499999999999989" calcext:value-type="float">
            <text:p>0,005</text:p>
          </table:table-cell>
          <table:table-cell table:formula="of:=AVERAGE([.E112:.E135])" office:value-type="float" office:value="0.00595833333333323" calcext:value-type="float">
            <text:p>0,005958333333333</text:p>
          </table:table-cell>
          <table:table-cell table:formula="of:=[.E1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58" calcext:value-type="float">
            <text:p>1479483858</text:p>
          </table:table-cell>
          <table:table-cell table:formula="of:=[.A136]-[.$A$2]" office:value-type="float" office:value="703" calcext:value-type="float">
            <text:p>703</text:p>
          </table:table-cell>
          <table:table-cell table:formula="of:=[.B136]/60" office:value-type="float" office:value="11.7166666666667" calcext:value-type="float">
            <text:p>11,7166666666667</text:p>
          </table:table-cell>
          <table:table-cell office:value-type="float" office:value="3.867" calcext:value-type="float">
            <text:p>3,867</text:p>
          </table:table-cell>
          <table:table-cell table:formula="of:=[.D136]-3.866" office:value-type="float" office:value="0.00099999999999989" calcext:value-type="float">
            <text:p>0,001</text:p>
          </table:table-cell>
          <table:table-cell table:formula="of:=AVERAGE([.E113:.E136])" office:value-type="float" office:value="0.00520833333333324" calcext:value-type="float">
            <text:p>0,005208333333333</text:p>
          </table:table-cell>
          <table:table-cell table:formula="of:=[.E13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63" calcext:value-type="float">
            <text:p>1479483863</text:p>
          </table:table-cell>
          <table:table-cell table:formula="of:=[.A137]-[.$A$2]" office:value-type="float" office:value="708" calcext:value-type="float">
            <text:p>708</text:p>
          </table:table-cell>
          <table:table-cell table:formula="of:=[.B137]/60" office:value-type="float" office:value="11.8" calcext:value-type="float">
            <text:p>11,8</text:p>
          </table:table-cell>
          <table:table-cell office:value-type="float" office:value="3.867" calcext:value-type="float">
            <text:p>3,867</text:p>
          </table:table-cell>
          <table:table-cell table:formula="of:=[.D137]-3.866" office:value-type="float" office:value="0.00099999999999989" calcext:value-type="float">
            <text:p>0,001</text:p>
          </table:table-cell>
          <table:table-cell table:formula="of:=AVERAGE([.E114:.E137])" office:value-type="float" office:value="0.00512499999999992" calcext:value-type="float">
            <text:p>0,005125</text:p>
          </table:table-cell>
          <table:table-cell table:formula="of:=[.E13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69" calcext:value-type="float">
            <text:p>1479483869</text:p>
          </table:table-cell>
          <table:table-cell table:formula="of:=[.A138]-[.$A$2]" office:value-type="float" office:value="714" calcext:value-type="float">
            <text:p>714</text:p>
          </table:table-cell>
          <table:table-cell table:formula="of:=[.B138]/60" office:value-type="float" office:value="11.9" calcext:value-type="float">
            <text:p>11,9</text:p>
          </table:table-cell>
          <table:table-cell office:value-type="float" office:value="3.913" calcext:value-type="float">
            <text:p>3,913</text:p>
          </table:table-cell>
          <table:table-cell table:formula="of:=[.D138]-3.866" office:value-type="float" office:value="0.0470000000000002" calcext:value-type="float">
            <text:p>0,047</text:p>
          </table:table-cell>
          <table:table-cell table:formula="of:=AVERAGE([.E115:.E138])" office:value-type="float" office:value="0.00704166666666659" calcext:value-type="float">
            <text:p>0,007041666666667</text:p>
          </table:table-cell>
          <table:table-cell table:formula="of:=[.E1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74" calcext:value-type="float">
            <text:p>1479483874</text:p>
          </table:table-cell>
          <table:table-cell table:formula="of:=[.A139]-[.$A$2]" office:value-type="float" office:value="719" calcext:value-type="float">
            <text:p>719</text:p>
          </table:table-cell>
          <table:table-cell table:formula="of:=[.B139]/60" office:value-type="float" office:value="11.9833333333333" calcext:value-type="float">
            <text:p>11,9833333333333</text:p>
          </table:table-cell>
          <table:table-cell office:value-type="float" office:value="3.867" calcext:value-type="float">
            <text:p>3,867</text:p>
          </table:table-cell>
          <table:table-cell table:formula="of:=[.D139]-3.866" office:value-type="float" office:value="0.00099999999999989" calcext:value-type="float">
            <text:p>0,001</text:p>
          </table:table-cell>
          <table:table-cell table:formula="of:=AVERAGE([.E116:.E139])" office:value-type="float" office:value="0.00587499999999993" calcext:value-type="float">
            <text:p>0,005875</text:p>
          </table:table-cell>
          <table:table-cell table:formula="of:=[.E13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79" calcext:value-type="float">
            <text:p>1479483879</text:p>
          </table:table-cell>
          <table:table-cell table:formula="of:=[.A140]-[.$A$2]" office:value-type="float" office:value="724" calcext:value-type="float">
            <text:p>724</text:p>
          </table:table-cell>
          <table:table-cell table:formula="of:=[.B140]/60" office:value-type="float" office:value="12.0666666666667" calcext:value-type="float">
            <text:p>12,0666666666667</text:p>
          </table:table-cell>
          <table:table-cell office:value-type="float" office:value="3.867" calcext:value-type="float">
            <text:p>3,867</text:p>
          </table:table-cell>
          <table:table-cell table:formula="of:=[.D140]-3.866" office:value-type="float" office:value="0.00099999999999989" calcext:value-type="float">
            <text:p>0,001</text:p>
          </table:table-cell>
          <table:table-cell table:formula="of:=AVERAGE([.E117:.E140])" office:value-type="float" office:value="0.00591666666666659" calcext:value-type="float">
            <text:p>0,005916666666667</text:p>
          </table:table-cell>
          <table:table-cell table:formula="of:=[.E14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84" calcext:value-type="float">
            <text:p>1479483884</text:p>
          </table:table-cell>
          <table:table-cell table:formula="of:=[.A141]-[.$A$2]" office:value-type="float" office:value="729" calcext:value-type="float">
            <text:p>729</text:p>
          </table:table-cell>
          <table:table-cell table:formula="of:=[.B141]/60" office:value-type="float" office:value="12.15" calcext:value-type="float">
            <text:p>12,15</text:p>
          </table:table-cell>
          <table:table-cell office:value-type="float" office:value="3.867" calcext:value-type="float">
            <text:p>3,867</text:p>
          </table:table-cell>
          <table:table-cell table:formula="of:=[.D141]-3.866" office:value-type="float" office:value="0.00099999999999989" calcext:value-type="float">
            <text:p>0,001</text:p>
          </table:table-cell>
          <table:table-cell table:formula="of:=AVERAGE([.E118:.E141])" office:value-type="float" office:value="0.00595833333333325" calcext:value-type="float">
            <text:p>0,005958333333333</text:p>
          </table:table-cell>
          <table:table-cell table:formula="of:=[.E14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890" calcext:value-type="float">
            <text:p>1479483890</text:p>
          </table:table-cell>
          <table:table-cell table:formula="of:=[.A142]-[.$A$2]" office:value-type="float" office:value="735" calcext:value-type="float">
            <text:p>735</text:p>
          </table:table-cell>
          <table:table-cell table:formula="of:=[.B142]/60" office:value-type="float" office:value="12.25" calcext:value-type="float">
            <text:p>12,25</text:p>
          </table:table-cell>
          <table:table-cell office:value-type="float" office:value="3.912" calcext:value-type="float">
            <text:p>3,912</text:p>
          </table:table-cell>
          <table:table-cell table:formula="of:=[.D142]-3.866" office:value-type="float" office:value="0.0459999999999998" calcext:value-type="float">
            <text:p>0,046</text:p>
          </table:table-cell>
          <table:table-cell table:formula="of:=AVERAGE([.E119:.E142])" office:value-type="float" office:value="0.00787499999999991" calcext:value-type="float">
            <text:p>0,007875</text:p>
          </table:table-cell>
          <table:table-cell table:formula="of:=[.E1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895" calcext:value-type="float">
            <text:p>1479483895</text:p>
          </table:table-cell>
          <table:table-cell table:formula="of:=[.A143]-[.$A$2]" office:value-type="float" office:value="740" calcext:value-type="float">
            <text:p>740</text:p>
          </table:table-cell>
          <table:table-cell table:formula="of:=[.B143]/60" office:value-type="float" office:value="12.3333333333333" calcext:value-type="float">
            <text:p>12,3333333333333</text:p>
          </table:table-cell>
          <table:table-cell office:value-type="float" office:value="3.867" calcext:value-type="float">
            <text:p>3,867</text:p>
          </table:table-cell>
          <table:table-cell table:formula="of:=[.D143]-3.866" office:value-type="float" office:value="0.00099999999999989" calcext:value-type="float">
            <text:p>0,001</text:p>
          </table:table-cell>
          <table:table-cell table:formula="of:=AVERAGE([.E120:.E143])" office:value-type="float" office:value="0.00720833333333324" calcext:value-type="float">
            <text:p>0,007208333333333</text:p>
          </table:table-cell>
          <table:table-cell table:formula="of:=[.E14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00" calcext:value-type="float">
            <text:p>1479483900</text:p>
          </table:table-cell>
          <table:table-cell table:formula="of:=[.A144]-[.$A$2]" office:value-type="float" office:value="745" calcext:value-type="float">
            <text:p>745</text:p>
          </table:table-cell>
          <table:table-cell table:formula="of:=[.B144]/60" office:value-type="float" office:value="12.4166666666667" calcext:value-type="float">
            <text:p>12,4166666666667</text:p>
          </table:table-cell>
          <table:table-cell office:value-type="float" office:value="3.867" calcext:value-type="float">
            <text:p>3,867</text:p>
          </table:table-cell>
          <table:table-cell table:formula="of:=[.D144]-3.866" office:value-type="float" office:value="0.00099999999999989" calcext:value-type="float">
            <text:p>0,001</text:p>
          </table:table-cell>
          <table:table-cell table:formula="of:=AVERAGE([.E121:.E144])" office:value-type="float" office:value="0.00720833333333324" calcext:value-type="float">
            <text:p>0,007208333333333</text:p>
          </table:table-cell>
          <table:table-cell table:formula="of:=[.E14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06" calcext:value-type="float">
            <text:p>1479483906</text:p>
          </table:table-cell>
          <table:table-cell table:formula="of:=[.A145]-[.$A$2]" office:value-type="float" office:value="751" calcext:value-type="float">
            <text:p>751</text:p>
          </table:table-cell>
          <table:table-cell table:formula="of:=[.B145]/60" office:value-type="float" office:value="12.5166666666667" calcext:value-type="float">
            <text:p>12,5166666666667</text:p>
          </table:table-cell>
          <table:table-cell office:value-type="float" office:value="3.881" calcext:value-type="float">
            <text:p>3,881</text:p>
          </table:table-cell>
          <table:table-cell table:formula="of:=[.D145]-3.866" office:value-type="float" office:value="0.0150000000000001" calcext:value-type="float">
            <text:p>0,015</text:p>
          </table:table-cell>
          <table:table-cell table:formula="of:=AVERAGE([.E122:.E145])" office:value-type="float" office:value="0.00783333333333325" calcext:value-type="float">
            <text:p>0,007833333333333</text:p>
          </table:table-cell>
          <table:table-cell table:formula="of:=[.E1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911" calcext:value-type="float">
            <text:p>1479483911</text:p>
          </table:table-cell>
          <table:table-cell table:formula="of:=[.A146]-[.$A$2]" office:value-type="float" office:value="756" calcext:value-type="float">
            <text:p>756</text:p>
          </table:table-cell>
          <table:table-cell table:formula="of:=[.B146]/60" office:value-type="float" office:value="12.6" calcext:value-type="float">
            <text:p>12,6</text:p>
          </table:table-cell>
          <table:table-cell office:value-type="float" office:value="3.867" calcext:value-type="float">
            <text:p>3,867</text:p>
          </table:table-cell>
          <table:table-cell table:formula="of:=[.D146]-3.866" office:value-type="float" office:value="0.00099999999999989" calcext:value-type="float">
            <text:p>0,001</text:p>
          </table:table-cell>
          <table:table-cell table:formula="of:=AVERAGE([.E123:.E146])" office:value-type="float" office:value="0.00733333333333325" calcext:value-type="float">
            <text:p>0,007333333333333</text:p>
          </table:table-cell>
          <table:table-cell table:formula="of:=[.E14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16" calcext:value-type="float">
            <text:p>1479483916</text:p>
          </table:table-cell>
          <table:table-cell table:formula="of:=[.A147]-[.$A$2]" office:value-type="float" office:value="761" calcext:value-type="float">
            <text:p>761</text:p>
          </table:table-cell>
          <table:table-cell table:formula="of:=[.B147]/60" office:value-type="float" office:value="12.6833333333333" calcext:value-type="float">
            <text:p>12,6833333333333</text:p>
          </table:table-cell>
          <table:table-cell office:value-type="float" office:value="3.867" calcext:value-type="float">
            <text:p>3,867</text:p>
          </table:table-cell>
          <table:table-cell table:formula="of:=[.D147]-3.866" office:value-type="float" office:value="0.00099999999999989" calcext:value-type="float">
            <text:p>0,001</text:p>
          </table:table-cell>
          <table:table-cell table:formula="of:=AVERAGE([.E124:.E147])" office:value-type="float" office:value="0.00737499999999991" calcext:value-type="float">
            <text:p>0,007375</text:p>
          </table:table-cell>
          <table:table-cell table:formula="of:=[.E14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21" calcext:value-type="float">
            <text:p>1479483921</text:p>
          </table:table-cell>
          <table:table-cell table:formula="of:=[.A148]-[.$A$2]" office:value-type="float" office:value="766" calcext:value-type="float">
            <text:p>766</text:p>
          </table:table-cell>
          <table:table-cell table:formula="of:=[.B148]/60" office:value-type="float" office:value="12.7666666666667" calcext:value-type="float">
            <text:p>12,7666666666667</text:p>
          </table:table-cell>
          <table:table-cell office:value-type="float" office:value="3.867" calcext:value-type="float">
            <text:p>3,867</text:p>
          </table:table-cell>
          <table:table-cell table:formula="of:=[.D148]-3.866" office:value-type="float" office:value="0.00099999999999989" calcext:value-type="float">
            <text:p>0,001</text:p>
          </table:table-cell>
          <table:table-cell table:formula="of:=AVERAGE([.E125:.E148])" office:value-type="float" office:value="0.00741666666666657" calcext:value-type="float">
            <text:p>0,007416666666667</text:p>
          </table:table-cell>
          <table:table-cell table:formula="of:=[.E14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26" calcext:value-type="float">
            <text:p>1479483926</text:p>
          </table:table-cell>
          <table:table-cell table:formula="of:=[.A149]-[.$A$2]" office:value-type="float" office:value="771" calcext:value-type="float">
            <text:p>771</text:p>
          </table:table-cell>
          <table:table-cell table:formula="of:=[.B149]/60" office:value-type="float" office:value="12.85" calcext:value-type="float">
            <text:p>12,85</text:p>
          </table:table-cell>
          <table:table-cell office:value-type="float" office:value="3.915" calcext:value-type="float">
            <text:p>3,915</text:p>
          </table:table-cell>
          <table:table-cell table:formula="of:=[.D149]-3.866" office:value-type="float" office:value="0.0489999999999999" calcext:value-type="float">
            <text:p>0,049</text:p>
          </table:table-cell>
          <table:table-cell table:formula="of:=AVERAGE([.E126:.E149])" office:value-type="float" office:value="0.00941666666666657" calcext:value-type="float">
            <text:p>0,009416666666667</text:p>
          </table:table-cell>
          <table:table-cell table:formula="of:=[.E1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932" calcext:value-type="float">
            <text:p>1479483932</text:p>
          </table:table-cell>
          <table:table-cell table:formula="of:=[.A150]-[.$A$2]" office:value-type="float" office:value="777" calcext:value-type="float">
            <text:p>777</text:p>
          </table:table-cell>
          <table:table-cell table:formula="of:=[.B150]/60" office:value-type="float" office:value="12.95" calcext:value-type="float">
            <text:p>12,95</text:p>
          </table:table-cell>
          <table:table-cell office:value-type="float" office:value="3.867" calcext:value-type="float">
            <text:p>3,867</text:p>
          </table:table-cell>
          <table:table-cell table:formula="of:=[.D150]-3.866" office:value-type="float" office:value="0.00099999999999989" calcext:value-type="float">
            <text:p>0,001</text:p>
          </table:table-cell>
          <table:table-cell table:formula="of:=AVERAGE([.E127:.E150])" office:value-type="float" office:value="0.00941666666666657" calcext:value-type="float">
            <text:p>0,009416666666667</text:p>
          </table:table-cell>
          <table:table-cell table:formula="of:=[.E15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37" calcext:value-type="float">
            <text:p>1479483937</text:p>
          </table:table-cell>
          <table:table-cell table:formula="of:=[.A151]-[.$A$2]" office:value-type="float" office:value="782" calcext:value-type="float">
            <text:p>782</text:p>
          </table:table-cell>
          <table:table-cell table:formula="of:=[.B151]/60" office:value-type="float" office:value="13.0333333333333" calcext:value-type="float">
            <text:p>13,0333333333333</text:p>
          </table:table-cell>
          <table:table-cell office:value-type="float" office:value="3.867" calcext:value-type="float">
            <text:p>3,867</text:p>
          </table:table-cell>
          <table:table-cell table:formula="of:=[.D151]-3.866" office:value-type="float" office:value="0.00099999999999989" calcext:value-type="float">
            <text:p>0,001</text:p>
          </table:table-cell>
          <table:table-cell table:formula="of:=AVERAGE([.E128:.E151])" office:value-type="float" office:value="0.00941666666666657" calcext:value-type="float">
            <text:p>0,009416666666667</text:p>
          </table:table-cell>
          <table:table-cell table:formula="of:=[.E15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42" calcext:value-type="float">
            <text:p>1479483942</text:p>
          </table:table-cell>
          <table:table-cell table:formula="of:=[.A152]-[.$A$2]" office:value-type="float" office:value="787" calcext:value-type="float">
            <text:p>787</text:p>
          </table:table-cell>
          <table:table-cell table:formula="of:=[.B152]/60" office:value-type="float" office:value="13.1166666666667" calcext:value-type="float">
            <text:p>13,1166666666667</text:p>
          </table:table-cell>
          <table:table-cell office:value-type="float" office:value="3.867" calcext:value-type="float">
            <text:p>3,867</text:p>
          </table:table-cell>
          <table:table-cell table:formula="of:=[.D152]-3.866" office:value-type="float" office:value="0.00099999999999989" calcext:value-type="float">
            <text:p>0,001</text:p>
          </table:table-cell>
          <table:table-cell table:formula="of:=AVERAGE([.E129:.E152])" office:value-type="float" office:value="0.00941666666666657" calcext:value-type="float">
            <text:p>0,009416666666667</text:p>
          </table:table-cell>
          <table:table-cell table:formula="of:=[.E15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47" calcext:value-type="float">
            <text:p>1479483947</text:p>
          </table:table-cell>
          <table:table-cell table:formula="of:=[.A153]-[.$A$2]" office:value-type="float" office:value="792" calcext:value-type="float">
            <text:p>792</text:p>
          </table:table-cell>
          <table:table-cell table:formula="of:=[.B153]/60" office:value-type="float" office:value="13.2" calcext:value-type="float">
            <text:p>13,2</text:p>
          </table:table-cell>
          <table:table-cell office:value-type="float" office:value="3.905" calcext:value-type="float">
            <text:p>3,905</text:p>
          </table:table-cell>
          <table:table-cell table:formula="of:=[.D153]-3.866" office:value-type="float" office:value="0.0390000000000001" calcext:value-type="float">
            <text:p>0,039</text:p>
          </table:table-cell>
          <table:table-cell table:formula="of:=AVERAGE([.E130:.E153])" office:value-type="float" office:value="0.00954166666666658" calcext:value-type="float">
            <text:p>0,009541666666667</text:p>
          </table:table-cell>
          <table:table-cell table:formula="of:=[.E1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953" calcext:value-type="float">
            <text:p>1479483953</text:p>
          </table:table-cell>
          <table:table-cell table:formula="of:=[.A154]-[.$A$2]" office:value-type="float" office:value="798" calcext:value-type="float">
            <text:p>798</text:p>
          </table:table-cell>
          <table:table-cell table:formula="of:=[.B154]/60" office:value-type="float" office:value="13.3" calcext:value-type="float">
            <text:p>13,3</text:p>
          </table:table-cell>
          <table:table-cell office:value-type="float" office:value="3.867" calcext:value-type="float">
            <text:p>3,867</text:p>
          </table:table-cell>
          <table:table-cell table:formula="of:=[.D154]-3.866" office:value-type="float" office:value="0.00099999999999989" calcext:value-type="float">
            <text:p>0,001</text:p>
          </table:table-cell>
          <table:table-cell table:formula="of:=AVERAGE([.E131:.E154])" office:value-type="float" office:value="0.00949999999999992" calcext:value-type="float">
            <text:p>0,0095</text:p>
          </table:table-cell>
          <table:table-cell table:formula="of:=[.E15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58" calcext:value-type="float">
            <text:p>1479483958</text:p>
          </table:table-cell>
          <table:table-cell table:formula="of:=[.A155]-[.$A$2]" office:value-type="float" office:value="803" calcext:value-type="float">
            <text:p>803</text:p>
          </table:table-cell>
          <table:table-cell table:formula="of:=[.B155]/60" office:value-type="float" office:value="13.3833333333333" calcext:value-type="float">
            <text:p>13,3833333333333</text:p>
          </table:table-cell>
          <table:table-cell office:value-type="float" office:value="3.867" calcext:value-type="float">
            <text:p>3,867</text:p>
          </table:table-cell>
          <table:table-cell table:formula="of:=[.D155]-3.866" office:value-type="float" office:value="0.00099999999999989" calcext:value-type="float">
            <text:p>0,001</text:p>
          </table:table-cell>
          <table:table-cell table:formula="of:=AVERAGE([.E132:.E155])" office:value-type="float" office:value="0.00954166666666658" calcext:value-type="float">
            <text:p>0,009541666666667</text:p>
          </table:table-cell>
          <table:table-cell table:formula="of:=[.E15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63" calcext:value-type="float">
            <text:p>1479483963</text:p>
          </table:table-cell>
          <table:table-cell table:formula="of:=[.A156]-[.$A$2]" office:value-type="float" office:value="808" calcext:value-type="float">
            <text:p>808</text:p>
          </table:table-cell>
          <table:table-cell table:formula="of:=[.B156]/60" office:value-type="float" office:value="13.4666666666667" calcext:value-type="float">
            <text:p>13,4666666666667</text:p>
          </table:table-cell>
          <table:table-cell office:value-type="float" office:value="3.883" calcext:value-type="float">
            <text:p>3,883</text:p>
          </table:table-cell>
          <table:table-cell table:formula="of:=[.D156]-3.866" office:value-type="float" office:value="0.0169999999999999" calcext:value-type="float">
            <text:p>0,017</text:p>
          </table:table-cell>
          <table:table-cell table:formula="of:=AVERAGE([.E133:.E156])" office:value-type="float" office:value="0.0102083333333332" calcext:value-type="float">
            <text:p>0,010208333333333</text:p>
          </table:table-cell>
          <table:table-cell table:formula="of:=[.E1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968" calcext:value-type="float">
            <text:p>1479483968</text:p>
          </table:table-cell>
          <table:table-cell table:formula="of:=[.A157]-[.$A$2]" office:value-type="float" office:value="813" calcext:value-type="float">
            <text:p>813</text:p>
          </table:table-cell>
          <table:table-cell table:formula="of:=[.B157]/60" office:value-type="float" office:value="13.55" calcext:value-type="float">
            <text:p>13,55</text:p>
          </table:table-cell>
          <table:table-cell office:value-type="float" office:value="3.87" calcext:value-type="float">
            <text:p>3,87</text:p>
          </table:table-cell>
          <table:table-cell table:formula="of:=[.D157]-3.866" office:value-type="float" office:value="0.004" calcext:value-type="float">
            <text:p>0,004</text:p>
          </table:table-cell>
          <table:table-cell table:formula="of:=AVERAGE([.E134:.E157])" office:value-type="float" office:value="0.0102916666666666" calcext:value-type="float">
            <text:p>0,010291666666667</text:p>
          </table:table-cell>
          <table:table-cell table:formula="of:=[.E1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974" calcext:value-type="float">
            <text:p>1479483974</text:p>
          </table:table-cell>
          <table:table-cell table:formula="of:=[.A158]-[.$A$2]" office:value-type="float" office:value="819" calcext:value-type="float">
            <text:p>819</text:p>
          </table:table-cell>
          <table:table-cell table:formula="of:=[.B158]/60" office:value-type="float" office:value="13.65" calcext:value-type="float">
            <text:p>13,65</text:p>
          </table:table-cell>
          <table:table-cell office:value-type="float" office:value="3.867" calcext:value-type="float">
            <text:p>3,867</text:p>
          </table:table-cell>
          <table:table-cell table:formula="of:=[.D158]-3.866" office:value-type="float" office:value="0.00099999999999989" calcext:value-type="float">
            <text:p>0,001</text:p>
          </table:table-cell>
          <table:table-cell table:formula="of:=AVERAGE([.E135:.E158])" office:value-type="float" office:value="0.00991666666666659" calcext:value-type="float">
            <text:p>0,009916666666667</text:p>
          </table:table-cell>
          <table:table-cell table:formula="of:=[.E15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79" calcext:value-type="float">
            <text:p>1479483979</text:p>
          </table:table-cell>
          <table:table-cell table:formula="of:=[.A159]-[.$A$2]" office:value-type="float" office:value="824" calcext:value-type="float">
            <text:p>824</text:p>
          </table:table-cell>
          <table:table-cell table:formula="of:=[.B159]/60" office:value-type="float" office:value="13.7333333333333" calcext:value-type="float">
            <text:p>13,7333333333333</text:p>
          </table:table-cell>
          <table:table-cell office:value-type="float" office:value="3.867" calcext:value-type="float">
            <text:p>3,867</text:p>
          </table:table-cell>
          <table:table-cell table:formula="of:=[.D159]-3.866" office:value-type="float" office:value="0.00099999999999989" calcext:value-type="float">
            <text:p>0,001</text:p>
          </table:table-cell>
          <table:table-cell table:formula="of:=AVERAGE([.E136:.E159])" office:value-type="float" office:value="0.00974999999999993" calcext:value-type="float">
            <text:p>0,00975</text:p>
          </table:table-cell>
          <table:table-cell table:formula="of:=[.E15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84" calcext:value-type="float">
            <text:p>1479483984</text:p>
          </table:table-cell>
          <table:table-cell table:formula="of:=[.A160]-[.$A$2]" office:value-type="float" office:value="829" calcext:value-type="float">
            <text:p>829</text:p>
          </table:table-cell>
          <table:table-cell table:formula="of:=[.B160]/60" office:value-type="float" office:value="13.8166666666667" calcext:value-type="float">
            <text:p>13,8166666666667</text:p>
          </table:table-cell>
          <table:table-cell office:value-type="float" office:value="3.9" calcext:value-type="float">
            <text:p>3,9</text:p>
          </table:table-cell>
          <table:table-cell table:formula="of:=[.D160]-3.866" office:value-type="float" office:value="0.0339999999999998" calcext:value-type="float">
            <text:p>0,034</text:p>
          </table:table-cell>
          <table:table-cell table:formula="of:=AVERAGE([.E137:.E160])" office:value-type="float" office:value="0.0111249999999999" calcext:value-type="float">
            <text:p>0,011125</text:p>
          </table:table-cell>
          <table:table-cell table:formula="of:=[.E1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3989" calcext:value-type="float">
            <text:p>1479483989</text:p>
          </table:table-cell>
          <table:table-cell table:formula="of:=[.A161]-[.$A$2]" office:value-type="float" office:value="834" calcext:value-type="float">
            <text:p>834</text:p>
          </table:table-cell>
          <table:table-cell table:formula="of:=[.B161]/60" office:value-type="float" office:value="13.9" calcext:value-type="float">
            <text:p>13,9</text:p>
          </table:table-cell>
          <table:table-cell office:value-type="float" office:value="3.867" calcext:value-type="float">
            <text:p>3,867</text:p>
          </table:table-cell>
          <table:table-cell table:formula="of:=[.D161]-3.866" office:value-type="float" office:value="0.00099999999999989" calcext:value-type="float">
            <text:p>0,001</text:p>
          </table:table-cell>
          <table:table-cell table:formula="of:=AVERAGE([.E138:.E161])" office:value-type="float" office:value="0.0111249999999999" calcext:value-type="float">
            <text:p>0,011125</text:p>
          </table:table-cell>
          <table:table-cell table:formula="of:=[.E16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3995" calcext:value-type="float">
            <text:p>1479483995</text:p>
          </table:table-cell>
          <table:table-cell table:formula="of:=[.A162]-[.$A$2]" office:value-type="float" office:value="840" calcext:value-type="float">
            <text:p>840</text:p>
          </table:table-cell>
          <table:table-cell table:formula="of:=[.B162]/60" office:value-type="float" office:value="14" calcext:value-type="float">
            <text:p>14</text:p>
          </table:table-cell>
          <table:table-cell office:value-type="float" office:value="3.867" calcext:value-type="float">
            <text:p>3,867</text:p>
          </table:table-cell>
          <table:table-cell table:formula="of:=[.D162]-3.866" office:value-type="float" office:value="0.00099999999999989" calcext:value-type="float">
            <text:p>0,001</text:p>
          </table:table-cell>
          <table:table-cell table:formula="of:=AVERAGE([.E139:.E162])" office:value-type="float" office:value="0.00920833333333324" calcext:value-type="float">
            <text:p>0,009208333333333</text:p>
          </table:table-cell>
          <table:table-cell table:formula="of:=[.E16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00" calcext:value-type="float">
            <text:p>1479484000</text:p>
          </table:table-cell>
          <table:table-cell table:formula="of:=[.A163]-[.$A$2]" office:value-type="float" office:value="845" calcext:value-type="float">
            <text:p>845</text:p>
          </table:table-cell>
          <table:table-cell table:formula="of:=[.B163]/60" office:value-type="float" office:value="14.0833333333333" calcext:value-type="float">
            <text:p>14,0833333333333</text:p>
          </table:table-cell>
          <table:table-cell office:value-type="float" office:value="3.867" calcext:value-type="float">
            <text:p>3,867</text:p>
          </table:table-cell>
          <table:table-cell table:formula="of:=[.D163]-3.866" office:value-type="float" office:value="0.00099999999999989" calcext:value-type="float">
            <text:p>0,001</text:p>
          </table:table-cell>
          <table:table-cell table:formula="of:=AVERAGE([.E140:.E163])" office:value-type="float" office:value="0.00920833333333324" calcext:value-type="float">
            <text:p>0,009208333333333</text:p>
          </table:table-cell>
          <table:table-cell table:formula="of:=[.E16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05" calcext:value-type="float">
            <text:p>1479484005</text:p>
          </table:table-cell>
          <table:table-cell table:formula="of:=[.A164]-[.$A$2]" office:value-type="float" office:value="850" calcext:value-type="float">
            <text:p>850</text:p>
          </table:table-cell>
          <table:table-cell table:formula="of:=[.B164]/60" office:value-type="float" office:value="14.1666666666667" calcext:value-type="float">
            <text:p>14,1666666666667</text:p>
          </table:table-cell>
          <table:table-cell office:value-type="float" office:value="3.908" calcext:value-type="float">
            <text:p>3,908</text:p>
          </table:table-cell>
          <table:table-cell table:formula="of:=[.D164]-3.866" office:value-type="float" office:value="0.0419999999999998" calcext:value-type="float">
            <text:p>0,042</text:p>
          </table:table-cell>
          <table:table-cell table:formula="of:=AVERAGE([.E141:.E164])" office:value-type="float" office:value="0.0109166666666666" calcext:value-type="float">
            <text:p>0,010916666666667</text:p>
          </table:table-cell>
          <table:table-cell table:formula="of:=[.E1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010" calcext:value-type="float">
            <text:p>1479484010</text:p>
          </table:table-cell>
          <table:table-cell table:formula="of:=[.A165]-[.$A$2]" office:value-type="float" office:value="855" calcext:value-type="float">
            <text:p>855</text:p>
          </table:table-cell>
          <table:table-cell table:formula="of:=[.B165]/60" office:value-type="float" office:value="14.25" calcext:value-type="float">
            <text:p>14,25</text:p>
          </table:table-cell>
          <table:table-cell office:value-type="float" office:value="3.867" calcext:value-type="float">
            <text:p>3,867</text:p>
          </table:table-cell>
          <table:table-cell table:formula="of:=[.D165]-3.866" office:value-type="float" office:value="0.00099999999999989" calcext:value-type="float">
            <text:p>0,001</text:p>
          </table:table-cell>
          <table:table-cell table:formula="of:=AVERAGE([.E142:.E165])" office:value-type="float" office:value="0.0109166666666666" calcext:value-type="float">
            <text:p>0,010916666666667</text:p>
          </table:table-cell>
          <table:table-cell table:formula="of:=[.E16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16" calcext:value-type="float">
            <text:p>1479484016</text:p>
          </table:table-cell>
          <table:table-cell table:formula="of:=[.A166]-[.$A$2]" office:value-type="float" office:value="861" calcext:value-type="float">
            <text:p>861</text:p>
          </table:table-cell>
          <table:table-cell table:formula="of:=[.B166]/60" office:value-type="float" office:value="14.35" calcext:value-type="float">
            <text:p>14,35</text:p>
          </table:table-cell>
          <table:table-cell office:value-type="float" office:value="3.867" calcext:value-type="float">
            <text:p>3,867</text:p>
          </table:table-cell>
          <table:table-cell table:formula="of:=[.D166]-3.866" office:value-type="float" office:value="0.00099999999999989" calcext:value-type="float">
            <text:p>0,001</text:p>
          </table:table-cell>
          <table:table-cell table:formula="of:=AVERAGE([.E143:.E166])" office:value-type="float" office:value="0.00904166666666658" calcext:value-type="float">
            <text:p>0,009041666666667</text:p>
          </table:table-cell>
          <table:table-cell table:formula="of:=[.E16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21" calcext:value-type="float">
            <text:p>1479484021</text:p>
          </table:table-cell>
          <table:table-cell table:formula="of:=[.A167]-[.$A$2]" office:value-type="float" office:value="866" calcext:value-type="float">
            <text:p>866</text:p>
          </table:table-cell>
          <table:table-cell table:formula="of:=[.B167]/60" office:value-type="float" office:value="14.4333333333333" calcext:value-type="float">
            <text:p>14,4333333333333</text:p>
          </table:table-cell>
          <table:table-cell office:value-type="float" office:value="3.898" calcext:value-type="float">
            <text:p>3,898</text:p>
          </table:table-cell>
          <table:table-cell table:formula="of:=[.D167]-3.866" office:value-type="float" office:value="0.032" calcext:value-type="float">
            <text:p>0,032</text:p>
          </table:table-cell>
          <table:table-cell table:formula="of:=AVERAGE([.E144:.E167])" office:value-type="float" office:value="0.0103333333333333" calcext:value-type="float">
            <text:p>0,010333333333333</text:p>
          </table:table-cell>
          <table:table-cell table:formula="of:=[.E1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026" calcext:value-type="float">
            <text:p>1479484026</text:p>
          </table:table-cell>
          <table:table-cell table:formula="of:=[.A168]-[.$A$2]" office:value-type="float" office:value="871" calcext:value-type="float">
            <text:p>871</text:p>
          </table:table-cell>
          <table:table-cell table:formula="of:=[.B168]/60" office:value-type="float" office:value="14.5166666666667" calcext:value-type="float">
            <text:p>14,5166666666667</text:p>
          </table:table-cell>
          <table:table-cell office:value-type="float" office:value="3.867" calcext:value-type="float">
            <text:p>3,867</text:p>
          </table:table-cell>
          <table:table-cell table:formula="of:=[.D168]-3.866" office:value-type="float" office:value="0.00099999999999989" calcext:value-type="float">
            <text:p>0,001</text:p>
          </table:table-cell>
          <table:table-cell table:formula="of:=AVERAGE([.E145:.E168])" office:value-type="float" office:value="0.0103333333333333" calcext:value-type="float">
            <text:p>0,010333333333333</text:p>
          </table:table-cell>
          <table:table-cell table:formula="of:=[.E16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31" calcext:value-type="float">
            <text:p>1479484031</text:p>
          </table:table-cell>
          <table:table-cell table:formula="of:=[.A169]-[.$A$2]" office:value-type="float" office:value="876" calcext:value-type="float">
            <text:p>876</text:p>
          </table:table-cell>
          <table:table-cell table:formula="of:=[.B169]/60" office:value-type="float" office:value="14.6" calcext:value-type="float">
            <text:p>14,6</text:p>
          </table:table-cell>
          <table:table-cell office:value-type="float" office:value="3.867" calcext:value-type="float">
            <text:p>3,867</text:p>
          </table:table-cell>
          <table:table-cell table:formula="of:=[.D169]-3.866" office:value-type="float" office:value="0.00099999999999989" calcext:value-type="float">
            <text:p>0,001</text:p>
          </table:table-cell>
          <table:table-cell table:formula="of:=AVERAGE([.E146:.E169])" office:value-type="float" office:value="0.00974999999999991" calcext:value-type="float">
            <text:p>0,00975</text:p>
          </table:table-cell>
          <table:table-cell table:formula="of:=[.E16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37" calcext:value-type="float">
            <text:p>1479484037</text:p>
          </table:table-cell>
          <table:table-cell table:formula="of:=[.A170]-[.$A$2]" office:value-type="float" office:value="882" calcext:value-type="float">
            <text:p>882</text:p>
          </table:table-cell>
          <table:table-cell table:formula="of:=[.B170]/60" office:value-type="float" office:value="14.7" calcext:value-type="float">
            <text:p>14,7</text:p>
          </table:table-cell>
          <table:table-cell office:value-type="float" office:value="3.867" calcext:value-type="float">
            <text:p>3,867</text:p>
          </table:table-cell>
          <table:table-cell table:formula="of:=[.D170]-3.866" office:value-type="float" office:value="0.00099999999999989" calcext:value-type="float">
            <text:p>0,001</text:p>
          </table:table-cell>
          <table:table-cell table:formula="of:=AVERAGE([.E147:.E170])" office:value-type="float" office:value="0.00974999999999991" calcext:value-type="float">
            <text:p>0,00975</text:p>
          </table:table-cell>
          <table:table-cell table:formula="of:=[.E17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42" calcext:value-type="float">
            <text:p>1479484042</text:p>
          </table:table-cell>
          <table:table-cell table:formula="of:=[.A171]-[.$A$2]" office:value-type="float" office:value="887" calcext:value-type="float">
            <text:p>887</text:p>
          </table:table-cell>
          <table:table-cell table:formula="of:=[.B171]/60" office:value-type="float" office:value="14.7833333333333" calcext:value-type="float">
            <text:p>14,7833333333333</text:p>
          </table:table-cell>
          <table:table-cell office:value-type="float" office:value="3.904" calcext:value-type="float">
            <text:p>3,904</text:p>
          </table:table-cell>
          <table:table-cell table:formula="of:=[.D171]-3.866" office:value-type="float" office:value="0.0379999999999998" calcext:value-type="float">
            <text:p>0,038</text:p>
          </table:table-cell>
          <table:table-cell table:formula="of:=AVERAGE([.E148:.E171])" office:value-type="float" office:value="0.0112916666666666" calcext:value-type="float">
            <text:p>0,011291666666667</text:p>
          </table:table-cell>
          <table:table-cell table:formula="of:=[.E1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047" calcext:value-type="float">
            <text:p>1479484047</text:p>
          </table:table-cell>
          <table:table-cell table:formula="of:=[.A172]-[.$A$2]" office:value-type="float" office:value="892" calcext:value-type="float">
            <text:p>892</text:p>
          </table:table-cell>
          <table:table-cell table:formula="of:=[.B172]/60" office:value-type="float" office:value="14.8666666666667" calcext:value-type="float">
            <text:p>14,8666666666667</text:p>
          </table:table-cell>
          <table:table-cell office:value-type="float" office:value="3.867" calcext:value-type="float">
            <text:p>3,867</text:p>
          </table:table-cell>
          <table:table-cell table:formula="of:=[.D172]-3.866" office:value-type="float" office:value="0.00099999999999989" calcext:value-type="float">
            <text:p>0,001</text:p>
          </table:table-cell>
          <table:table-cell table:formula="of:=AVERAGE([.E149:.E172])" office:value-type="float" office:value="0.0112916666666666" calcext:value-type="float">
            <text:p>0,011291666666667</text:p>
          </table:table-cell>
          <table:table-cell table:formula="of:=[.E1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52" calcext:value-type="float">
            <text:p>1479484052</text:p>
          </table:table-cell>
          <table:table-cell table:formula="of:=[.A173]-[.$A$2]" office:value-type="float" office:value="897" calcext:value-type="float">
            <text:p>897</text:p>
          </table:table-cell>
          <table:table-cell table:formula="of:=[.B173]/60" office:value-type="float" office:value="14.95" calcext:value-type="float">
            <text:p>14,95</text:p>
          </table:table-cell>
          <table:table-cell office:value-type="float" office:value="3.867" calcext:value-type="float">
            <text:p>3,867</text:p>
          </table:table-cell>
          <table:table-cell table:formula="of:=[.D173]-3.866" office:value-type="float" office:value="0.00099999999999989" calcext:value-type="float">
            <text:p>0,001</text:p>
          </table:table-cell>
          <table:table-cell table:formula="of:=AVERAGE([.E150:.E173])" office:value-type="float" office:value="0.00929166666666657" calcext:value-type="float">
            <text:p>0,009291666666667</text:p>
          </table:table-cell>
          <table:table-cell table:formula="of:=[.E17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58" calcext:value-type="float">
            <text:p>1479484058</text:p>
          </table:table-cell>
          <table:table-cell table:formula="of:=[.A174]-[.$A$2]" office:value-type="float" office:value="903" calcext:value-type="float">
            <text:p>903</text:p>
          </table:table-cell>
          <table:table-cell table:formula="of:=[.B174]/60" office:value-type="float" office:value="15.05" calcext:value-type="float">
            <text:p>15,05</text:p>
          </table:table-cell>
          <table:table-cell office:value-type="float" office:value="3.867" calcext:value-type="float">
            <text:p>3,867</text:p>
          </table:table-cell>
          <table:table-cell table:formula="of:=[.D174]-3.866" office:value-type="float" office:value="0.00099999999999989" calcext:value-type="float">
            <text:p>0,001</text:p>
          </table:table-cell>
          <table:table-cell table:formula="of:=AVERAGE([.E151:.E174])" office:value-type="float" office:value="0.00929166666666657" calcext:value-type="float">
            <text:p>0,009291666666667</text:p>
          </table:table-cell>
          <table:table-cell table:formula="of:=[.E17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63" calcext:value-type="float">
            <text:p>1479484063</text:p>
          </table:table-cell>
          <table:table-cell table:formula="of:=[.A175]-[.$A$2]" office:value-type="float" office:value="908" calcext:value-type="float">
            <text:p>908</text:p>
          </table:table-cell>
          <table:table-cell table:formula="of:=[.B175]/60" office:value-type="float" office:value="15.1333333333333" calcext:value-type="float">
            <text:p>15,1333333333333</text:p>
          </table:table-cell>
          <table:table-cell office:value-type="float" office:value="3.917" calcext:value-type="float">
            <text:p>3,917</text:p>
          </table:table-cell>
          <table:table-cell table:formula="of:=[.D175]-3.866" office:value-type="float" office:value="0.0509999999999997" calcext:value-type="float">
            <text:p>0,051</text:p>
          </table:table-cell>
          <table:table-cell table:formula="of:=AVERAGE([.E152:.E175])" office:value-type="float" office:value="0.0113749999999999" calcext:value-type="float">
            <text:p>0,011375</text:p>
          </table:table-cell>
          <table:table-cell table:formula="of:=[.E1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068" calcext:value-type="float">
            <text:p>1479484068</text:p>
          </table:table-cell>
          <table:table-cell table:formula="of:=[.A176]-[.$A$2]" office:value-type="float" office:value="913" calcext:value-type="float">
            <text:p>913</text:p>
          </table:table-cell>
          <table:table-cell table:formula="of:=[.B176]/60" office:value-type="float" office:value="15.2166666666667" calcext:value-type="float">
            <text:p>15,2166666666667</text:p>
          </table:table-cell>
          <table:table-cell office:value-type="float" office:value="3.867" calcext:value-type="float">
            <text:p>3,867</text:p>
          </table:table-cell>
          <table:table-cell table:formula="of:=[.D176]-3.866" office:value-type="float" office:value="0.00099999999999989" calcext:value-type="float">
            <text:p>0,001</text:p>
          </table:table-cell>
          <table:table-cell table:formula="of:=AVERAGE([.E153:.E176])" office:value-type="float" office:value="0.0113749999999999" calcext:value-type="float">
            <text:p>0,011375</text:p>
          </table:table-cell>
          <table:table-cell table:formula="of:=[.E17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73" calcext:value-type="float">
            <text:p>1479484073</text:p>
          </table:table-cell>
          <table:table-cell table:formula="of:=[.A177]-[.$A$2]" office:value-type="float" office:value="918" calcext:value-type="float">
            <text:p>918</text:p>
          </table:table-cell>
          <table:table-cell table:formula="of:=[.B177]/60" office:value-type="float" office:value="15.3" calcext:value-type="float">
            <text:p>15,3</text:p>
          </table:table-cell>
          <table:table-cell office:value-type="float" office:value="3.867" calcext:value-type="float">
            <text:p>3,867</text:p>
          </table:table-cell>
          <table:table-cell table:formula="of:=[.D177]-3.866" office:value-type="float" office:value="0.00099999999999989" calcext:value-type="float">
            <text:p>0,001</text:p>
          </table:table-cell>
          <table:table-cell table:formula="of:=AVERAGE([.E154:.E177])" office:value-type="float" office:value="0.00979166666666655" calcext:value-type="float">
            <text:p>0,009791666666667</text:p>
          </table:table-cell>
          <table:table-cell table:formula="of:=[.E17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79" calcext:value-type="float">
            <text:p>1479484079</text:p>
          </table:table-cell>
          <table:table-cell table:formula="of:=[.A178]-[.$A$2]" office:value-type="float" office:value="924" calcext:value-type="float">
            <text:p>924</text:p>
          </table:table-cell>
          <table:table-cell table:formula="of:=[.B178]/60" office:value-type="float" office:value="15.4" calcext:value-type="float">
            <text:p>15,4</text:p>
          </table:table-cell>
          <table:table-cell office:value-type="float" office:value="3.898" calcext:value-type="float">
            <text:p>3,898</text:p>
          </table:table-cell>
          <table:table-cell table:formula="of:=[.D178]-3.866" office:value-type="float" office:value="0.032" calcext:value-type="float">
            <text:p>0,032</text:p>
          </table:table-cell>
          <table:table-cell table:formula="of:=AVERAGE([.E155:.E178])" office:value-type="float" office:value="0.0110833333333332" calcext:value-type="float">
            <text:p>0,011083333333333</text:p>
          </table:table-cell>
          <table:table-cell table:formula="of:=[.E1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084" calcext:value-type="float">
            <text:p>1479484084</text:p>
          </table:table-cell>
          <table:table-cell table:formula="of:=[.A179]-[.$A$2]" office:value-type="float" office:value="929" calcext:value-type="float">
            <text:p>929</text:p>
          </table:table-cell>
          <table:table-cell table:formula="of:=[.B179]/60" office:value-type="float" office:value="15.4833333333333" calcext:value-type="float">
            <text:p>15,4833333333333</text:p>
          </table:table-cell>
          <table:table-cell office:value-type="float" office:value="3.867" calcext:value-type="float">
            <text:p>3,867</text:p>
          </table:table-cell>
          <table:table-cell table:formula="of:=[.D179]-3.866" office:value-type="float" office:value="0.00099999999999989" calcext:value-type="float">
            <text:p>0,001</text:p>
          </table:table-cell>
          <table:table-cell table:formula="of:=AVERAGE([.E156:.E179])" office:value-type="float" office:value="0.0110833333333332" calcext:value-type="float">
            <text:p>0,011083333333333</text:p>
          </table:table-cell>
          <table:table-cell table:formula="of:=[.E17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89" calcext:value-type="float">
            <text:p>1479484089</text:p>
          </table:table-cell>
          <table:table-cell table:formula="of:=[.A180]-[.$A$2]" office:value-type="float" office:value="934" calcext:value-type="float">
            <text:p>934</text:p>
          </table:table-cell>
          <table:table-cell table:formula="of:=[.B180]/60" office:value-type="float" office:value="15.5666666666667" calcext:value-type="float">
            <text:p>15,5666666666667</text:p>
          </table:table-cell>
          <table:table-cell office:value-type="float" office:value="3.867" calcext:value-type="float">
            <text:p>3,867</text:p>
          </table:table-cell>
          <table:table-cell table:formula="of:=[.D180]-3.866" office:value-type="float" office:value="0.00099999999999989" calcext:value-type="float">
            <text:p>0,001</text:p>
          </table:table-cell>
          <table:table-cell table:formula="of:=AVERAGE([.E157:.E180])" office:value-type="float" office:value="0.0104166666666666" calcext:value-type="float">
            <text:p>0,010416666666667</text:p>
          </table:table-cell>
          <table:table-cell table:formula="of:=[.E18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94" calcext:value-type="float">
            <text:p>1479484094</text:p>
          </table:table-cell>
          <table:table-cell table:formula="of:=[.A181]-[.$A$2]" office:value-type="float" office:value="939" calcext:value-type="float">
            <text:p>939</text:p>
          </table:table-cell>
          <table:table-cell table:formula="of:=[.B181]/60" office:value-type="float" office:value="15.65" calcext:value-type="float">
            <text:p>15,65</text:p>
          </table:table-cell>
          <table:table-cell office:value-type="float" office:value="3.867" calcext:value-type="float">
            <text:p>3,867</text:p>
          </table:table-cell>
          <table:table-cell table:formula="of:=[.D181]-3.866" office:value-type="float" office:value="0.00099999999999989" calcext:value-type="float">
            <text:p>0,001</text:p>
          </table:table-cell>
          <table:table-cell table:formula="of:=AVERAGE([.E158:.E181])" office:value-type="float" office:value="0.0102916666666666" calcext:value-type="float">
            <text:p>0,010291666666667</text:p>
          </table:table-cell>
          <table:table-cell table:formula="of:=[.E18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099" calcext:value-type="float">
            <text:p>1479484099</text:p>
          </table:table-cell>
          <table:table-cell table:formula="of:=[.A182]-[.$A$2]" office:value-type="float" office:value="944" calcext:value-type="float">
            <text:p>944</text:p>
          </table:table-cell>
          <table:table-cell table:formula="of:=[.B182]/60" office:value-type="float" office:value="15.7333333333333" calcext:value-type="float">
            <text:p>15,7333333333333</text:p>
          </table:table-cell>
          <table:table-cell office:value-type="float" office:value="3.886" calcext:value-type="float">
            <text:p>3,886</text:p>
          </table:table-cell>
          <table:table-cell table:formula="of:=[.D182]-3.866" office:value-type="float" office:value="0.02" calcext:value-type="float">
            <text:p>0,02</text:p>
          </table:table-cell>
          <table:table-cell table:formula="of:=AVERAGE([.E159:.E182])" office:value-type="float" office:value="0.0110833333333332" calcext:value-type="float">
            <text:p>0,011083333333333</text:p>
          </table:table-cell>
          <table:table-cell table:formula="of:=[.E1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05" calcext:value-type="float">
            <text:p>1479484105</text:p>
          </table:table-cell>
          <table:table-cell table:formula="of:=[.A183]-[.$A$2]" office:value-type="float" office:value="950" calcext:value-type="float">
            <text:p>950</text:p>
          </table:table-cell>
          <table:table-cell table:formula="of:=[.B183]/60" office:value-type="float" office:value="15.8333333333333" calcext:value-type="float">
            <text:p>15,8333333333333</text:p>
          </table:table-cell>
          <table:table-cell office:value-type="float" office:value="3.867" calcext:value-type="float">
            <text:p>3,867</text:p>
          </table:table-cell>
          <table:table-cell table:formula="of:=[.D183]-3.866" office:value-type="float" office:value="0.00099999999999989" calcext:value-type="float">
            <text:p>0,001</text:p>
          </table:table-cell>
          <table:table-cell table:formula="of:=AVERAGE([.E160:.E183])" office:value-type="float" office:value="0.0110833333333332" calcext:value-type="float">
            <text:p>0,011083333333333</text:p>
          </table:table-cell>
          <table:table-cell table:formula="of:=[.E18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10" calcext:value-type="float">
            <text:p>1479484110</text:p>
          </table:table-cell>
          <table:table-cell table:formula="of:=[.A184]-[.$A$2]" office:value-type="float" office:value="955" calcext:value-type="float">
            <text:p>955</text:p>
          </table:table-cell>
          <table:table-cell table:formula="of:=[.B184]/60" office:value-type="float" office:value="15.9166666666667" calcext:value-type="float">
            <text:p>15,9166666666667</text:p>
          </table:table-cell>
          <table:table-cell office:value-type="float" office:value="3.867" calcext:value-type="float">
            <text:p>3,867</text:p>
          </table:table-cell>
          <table:table-cell table:formula="of:=[.D184]-3.866" office:value-type="float" office:value="0.00099999999999989" calcext:value-type="float">
            <text:p>0,001</text:p>
          </table:table-cell>
          <table:table-cell table:formula="of:=AVERAGE([.E161:.E184])" office:value-type="float" office:value="0.00970833333333323" calcext:value-type="float">
            <text:p>0,009708333333333</text:p>
          </table:table-cell>
          <table:table-cell table:formula="of:=[.E18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15" calcext:value-type="float">
            <text:p>1479484115</text:p>
          </table:table-cell>
          <table:table-cell table:formula="of:=[.A185]-[.$A$2]" office:value-type="float" office:value="960" calcext:value-type="float">
            <text:p>960</text:p>
          </table:table-cell>
          <table:table-cell table:formula="of:=[.B185]/60" office:value-type="float" office:value="16" calcext:value-type="float">
            <text:p>16</text:p>
          </table:table-cell>
          <table:table-cell office:value-type="float" office:value="3.867" calcext:value-type="float">
            <text:p>3,867</text:p>
          </table:table-cell>
          <table:table-cell table:formula="of:=[.D185]-3.866" office:value-type="float" office:value="0.00099999999999989" calcext:value-type="float">
            <text:p>0,001</text:p>
          </table:table-cell>
          <table:table-cell table:formula="of:=AVERAGE([.E162:.E185])" office:value-type="float" office:value="0.00970833333333323" calcext:value-type="float">
            <text:p>0,009708333333333</text:p>
          </table:table-cell>
          <table:table-cell table:formula="of:=[.E18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21" calcext:value-type="float">
            <text:p>1479484121</text:p>
          </table:table-cell>
          <table:table-cell table:formula="of:=[.A186]-[.$A$2]" office:value-type="float" office:value="966" calcext:value-type="float">
            <text:p>966</text:p>
          </table:table-cell>
          <table:table-cell table:formula="of:=[.B186]/60" office:value-type="float" office:value="16.1" calcext:value-type="float">
            <text:p>16,1</text:p>
          </table:table-cell>
          <table:table-cell office:value-type="float" office:value="3.907" calcext:value-type="float">
            <text:p>3,907</text:p>
          </table:table-cell>
          <table:table-cell table:formula="of:=[.D186]-3.866" office:value-type="float" office:value="0.0409999999999999" calcext:value-type="float">
            <text:p>0,041</text:p>
          </table:table-cell>
          <table:table-cell table:formula="of:=AVERAGE([.E163:.E186])" office:value-type="float" office:value="0.0113749999999999" calcext:value-type="float">
            <text:p>0,011375</text:p>
          </table:table-cell>
          <table:table-cell table:formula="of:=[.E1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26" calcext:value-type="float">
            <text:p>1479484126</text:p>
          </table:table-cell>
          <table:table-cell table:formula="of:=[.A187]-[.$A$2]" office:value-type="float" office:value="971" calcext:value-type="float">
            <text:p>971</text:p>
          </table:table-cell>
          <table:table-cell table:formula="of:=[.B187]/60" office:value-type="float" office:value="16.1833333333333" calcext:value-type="float">
            <text:p>16,1833333333333</text:p>
          </table:table-cell>
          <table:table-cell office:value-type="float" office:value="3.867" calcext:value-type="float">
            <text:p>3,867</text:p>
          </table:table-cell>
          <table:table-cell table:formula="of:=[.D187]-3.866" office:value-type="float" office:value="0.00099999999999989" calcext:value-type="float">
            <text:p>0,001</text:p>
          </table:table-cell>
          <table:table-cell table:formula="of:=AVERAGE([.E164:.E187])" office:value-type="float" office:value="0.0113749999999999" calcext:value-type="float">
            <text:p>0,011375</text:p>
          </table:table-cell>
          <table:table-cell table:formula="of:=[.E18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31" calcext:value-type="float">
            <text:p>1479484131</text:p>
          </table:table-cell>
          <table:table-cell table:formula="of:=[.A188]-[.$A$2]" office:value-type="float" office:value="976" calcext:value-type="float">
            <text:p>976</text:p>
          </table:table-cell>
          <table:table-cell table:formula="of:=[.B188]/60" office:value-type="float" office:value="16.2666666666667" calcext:value-type="float">
            <text:p>16,2666666666667</text:p>
          </table:table-cell>
          <table:table-cell office:value-type="float" office:value="3.867" calcext:value-type="float">
            <text:p>3,867</text:p>
          </table:table-cell>
          <table:table-cell table:formula="of:=[.D188]-3.866" office:value-type="float" office:value="0.00099999999999989" calcext:value-type="float">
            <text:p>0,001</text:p>
          </table:table-cell>
          <table:table-cell table:formula="of:=AVERAGE([.E165:.E188])" office:value-type="float" office:value="0.00966666666666657" calcext:value-type="float">
            <text:p>0,009666666666667</text:p>
          </table:table-cell>
          <table:table-cell table:formula="of:=[.E18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36" calcext:value-type="float">
            <text:p>1479484136</text:p>
          </table:table-cell>
          <table:table-cell table:formula="of:=[.A189]-[.$A$2]" office:value-type="float" office:value="981" calcext:value-type="float">
            <text:p>981</text:p>
          </table:table-cell>
          <table:table-cell table:formula="of:=[.B189]/60" office:value-type="float" office:value="16.35" calcext:value-type="float">
            <text:p>16,35</text:p>
          </table:table-cell>
          <table:table-cell office:value-type="float" office:value="3.908" calcext:value-type="float">
            <text:p>3,908</text:p>
          </table:table-cell>
          <table:table-cell table:formula="of:=[.D189]-3.866" office:value-type="float" office:value="0.0419999999999998" calcext:value-type="float">
            <text:p>0,042</text:p>
          </table:table-cell>
          <table:table-cell table:formula="of:=AVERAGE([.E166:.E189])" office:value-type="float" office:value="0.0113749999999999" calcext:value-type="float">
            <text:p>0,011375</text:p>
          </table:table-cell>
          <table:table-cell table:formula="of:=[.E1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41" calcext:value-type="float">
            <text:p>1479484141</text:p>
          </table:table-cell>
          <table:table-cell table:formula="of:=[.A190]-[.$A$2]" office:value-type="float" office:value="986" calcext:value-type="float">
            <text:p>986</text:p>
          </table:table-cell>
          <table:table-cell table:formula="of:=[.B190]/60" office:value-type="float" office:value="16.4333333333333" calcext:value-type="float">
            <text:p>16,4333333333333</text:p>
          </table:table-cell>
          <table:table-cell office:value-type="float" office:value="3.867" calcext:value-type="float">
            <text:p>3,867</text:p>
          </table:table-cell>
          <table:table-cell table:formula="of:=[.D190]-3.866" office:value-type="float" office:value="0.00099999999999989" calcext:value-type="float">
            <text:p>0,001</text:p>
          </table:table-cell>
          <table:table-cell table:formula="of:=AVERAGE([.E167:.E190])" office:value-type="float" office:value="0.0113749999999999" calcext:value-type="float">
            <text:p>0,011375</text:p>
          </table:table-cell>
          <table:table-cell table:formula="of:=[.E19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47" calcext:value-type="float">
            <text:p>1479484147</text:p>
          </table:table-cell>
          <table:table-cell table:formula="of:=[.A191]-[.$A$2]" office:value-type="float" office:value="992" calcext:value-type="float">
            <text:p>992</text:p>
          </table:table-cell>
          <table:table-cell table:formula="of:=[.B191]/60" office:value-type="float" office:value="16.5333333333333" calcext:value-type="float">
            <text:p>16,5333333333333</text:p>
          </table:table-cell>
          <table:table-cell office:value-type="float" office:value="3.867" calcext:value-type="float">
            <text:p>3,867</text:p>
          </table:table-cell>
          <table:table-cell table:formula="of:=[.D191]-3.866" office:value-type="float" office:value="0.00099999999999989" calcext:value-type="float">
            <text:p>0,001</text:p>
          </table:table-cell>
          <table:table-cell table:formula="of:=AVERAGE([.E168:.E191])" office:value-type="float" office:value="0.0100833333333332" calcext:value-type="float">
            <text:p>0,010083333333333</text:p>
          </table:table-cell>
          <table:table-cell table:formula="of:=[.E19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52" calcext:value-type="float">
            <text:p>1479484152</text:p>
          </table:table-cell>
          <table:table-cell table:formula="of:=[.A192]-[.$A$2]" office:value-type="float" office:value="997" calcext:value-type="float">
            <text:p>997</text:p>
          </table:table-cell>
          <table:table-cell table:formula="of:=[.B192]/60" office:value-type="float" office:value="16.6166666666667" calcext:value-type="float">
            <text:p>16,6166666666667</text:p>
          </table:table-cell>
          <table:table-cell office:value-type="float" office:value="3.867" calcext:value-type="float">
            <text:p>3,867</text:p>
          </table:table-cell>
          <table:table-cell table:formula="of:=[.D192]-3.866" office:value-type="float" office:value="0.00099999999999989" calcext:value-type="float">
            <text:p>0,001</text:p>
          </table:table-cell>
          <table:table-cell table:formula="of:=AVERAGE([.E169:.E192])" office:value-type="float" office:value="0.0100833333333332" calcext:value-type="float">
            <text:p>0,010083333333333</text:p>
          </table:table-cell>
          <table:table-cell table:formula="of:=[.E19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57" calcext:value-type="float">
            <text:p>1479484157</text:p>
          </table:table-cell>
          <table:table-cell table:formula="of:=[.A193]-[.$A$2]" office:value-type="float" office:value="1002" calcext:value-type="float">
            <text:p>1002</text:p>
          </table:table-cell>
          <table:table-cell table:formula="of:=[.B193]/60" office:value-type="float" office:value="16.7" calcext:value-type="float">
            <text:p>16,7</text:p>
          </table:table-cell>
          <table:table-cell office:value-type="float" office:value="3.888" calcext:value-type="float">
            <text:p>3,888</text:p>
          </table:table-cell>
          <table:table-cell table:formula="of:=[.D193]-3.866" office:value-type="float" office:value="0.0219999999999998" calcext:value-type="float">
            <text:p>0,022</text:p>
          </table:table-cell>
          <table:table-cell table:formula="of:=AVERAGE([.E170:.E193])" office:value-type="float" office:value="0.0109583333333332" calcext:value-type="float">
            <text:p>0,010958333333333</text:p>
          </table:table-cell>
          <table:table-cell table:formula="of:=[.E1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62" calcext:value-type="float">
            <text:p>1479484162</text:p>
          </table:table-cell>
          <table:table-cell table:formula="of:=[.A194]-[.$A$2]" office:value-type="float" office:value="1007" calcext:value-type="float">
            <text:p>1007</text:p>
          </table:table-cell>
          <table:table-cell table:formula="of:=[.B194]/60" office:value-type="float" office:value="16.7833333333333" calcext:value-type="float">
            <text:p>16,7833333333333</text:p>
          </table:table-cell>
          <table:table-cell office:value-type="float" office:value="3.866" calcext:value-type="float">
            <text:p>3,866</text:p>
          </table:table-cell>
          <table:table-cell table:formula="of:=[.D194]-3.866" office:value-type="float" office:value="0" calcext:value-type="float">
            <text:p>0</text:p>
          </table:table-cell>
          <table:table-cell table:formula="of:=AVERAGE([.E171:.E194])" office:value-type="float" office:value="0.0109166666666666" calcext:value-type="float">
            <text:p>0,010916666666667</text:p>
          </table:table-cell>
          <table:table-cell table:formula="of:=[.E19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68" calcext:value-type="float">
            <text:p>1479484168</text:p>
          </table:table-cell>
          <table:table-cell table:formula="of:=[.A195]-[.$A$2]" office:value-type="float" office:value="1013" calcext:value-type="float">
            <text:p>1013</text:p>
          </table:table-cell>
          <table:table-cell table:formula="of:=[.B195]/60" office:value-type="float" office:value="16.8833333333333" calcext:value-type="float">
            <text:p>16,8833333333333</text:p>
          </table:table-cell>
          <table:table-cell office:value-type="float" office:value="3.866" calcext:value-type="float">
            <text:p>3,866</text:p>
          </table:table-cell>
          <table:table-cell table:formula="of:=[.D195]-3.866" office:value-type="float" office:value="0" calcext:value-type="float">
            <text:p>0</text:p>
          </table:table-cell>
          <table:table-cell table:formula="of:=AVERAGE([.E172:.E195])" office:value-type="float" office:value="0.00933333333333323" calcext:value-type="float">
            <text:p>0,009333333333333</text:p>
          </table:table-cell>
          <table:table-cell table:formula="of:=[.E19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73" calcext:value-type="float">
            <text:p>1479484173</text:p>
          </table:table-cell>
          <table:table-cell table:formula="of:=[.A196]-[.$A$2]" office:value-type="float" office:value="1018" calcext:value-type="float">
            <text:p>1018</text:p>
          </table:table-cell>
          <table:table-cell table:formula="of:=[.B196]/60" office:value-type="float" office:value="16.9666666666667" calcext:value-type="float">
            <text:p>16,9666666666667</text:p>
          </table:table-cell>
          <table:table-cell office:value-type="float" office:value="3.866" calcext:value-type="float">
            <text:p>3,866</text:p>
          </table:table-cell>
          <table:table-cell table:formula="of:=[.D196]-3.866" office:value-type="float" office:value="0" calcext:value-type="float">
            <text:p>0</text:p>
          </table:table-cell>
          <table:table-cell table:formula="of:=AVERAGE([.E173:.E196])" office:value-type="float" office:value="0.00929166666666657" calcext:value-type="float">
            <text:p>0,009291666666667</text:p>
          </table:table-cell>
          <table:table-cell table:formula="of:=[.E19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78" calcext:value-type="float">
            <text:p>1479484178</text:p>
          </table:table-cell>
          <table:table-cell table:formula="of:=[.A197]-[.$A$2]" office:value-type="float" office:value="1023" calcext:value-type="float">
            <text:p>1023</text:p>
          </table:table-cell>
          <table:table-cell table:formula="of:=[.B197]/60" office:value-type="float" office:value="17.05" calcext:value-type="float">
            <text:p>17,05</text:p>
          </table:table-cell>
          <table:table-cell office:value-type="float" office:value="3.867" calcext:value-type="float">
            <text:p>3,867</text:p>
          </table:table-cell>
          <table:table-cell table:formula="of:=[.D197]-3.866" office:value-type="float" office:value="0.00099999999999989" calcext:value-type="float">
            <text:p>0,001</text:p>
          </table:table-cell>
          <table:table-cell table:formula="of:=AVERAGE([.E174:.E197])" office:value-type="float" office:value="0.00929166666666657" calcext:value-type="float">
            <text:p>0,009291666666667</text:p>
          </table:table-cell>
          <table:table-cell table:formula="of:=[.E19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4183" calcext:value-type="float">
            <text:p>1479484183</text:p>
          </table:table-cell>
          <table:table-cell table:formula="of:=[.A198]-[.$A$2]" office:value-type="float" office:value="1028" calcext:value-type="float">
            <text:p>1028</text:p>
          </table:table-cell>
          <table:table-cell table:formula="of:=[.B198]/60" office:value-type="float" office:value="17.1333333333333" calcext:value-type="float">
            <text:p>17,1333333333333</text:p>
          </table:table-cell>
          <table:table-cell office:value-type="float" office:value="7.373" calcext:value-type="float">
            <text:p>7,373</text:p>
          </table:table-cell>
          <table:table-cell table:formula="of:=[.D198]-3.866" office:value-type="float" office:value="3.507" calcext:value-type="float">
            <text:p>3,507</text:p>
          </table:table-cell>
          <table:table-cell table:formula="of:=AVERAGE([.E175:.E198])" office:value-type="float" office:value="0.155375" calcext:value-type="float">
            <text:p>0,155375</text:p>
          </table:table-cell>
          <table:table-cell table:formula="of:=[.E1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88" calcext:value-type="float">
            <text:p>1479484188</text:p>
          </table:table-cell>
          <table:table-cell table:formula="of:=[.A199]-[.$A$2]" office:value-type="float" office:value="1033" calcext:value-type="float">
            <text:p>1033</text:p>
          </table:table-cell>
          <table:table-cell table:formula="of:=[.B199]/60" office:value-type="float" office:value="17.2166666666667" calcext:value-type="float">
            <text:p>17,2166666666667</text:p>
          </table:table-cell>
          <table:table-cell office:value-type="float" office:value="7.682" calcext:value-type="float">
            <text:p>7,682</text:p>
          </table:table-cell>
          <table:table-cell table:formula="of:=[.D199]-3.866" office:value-type="float" office:value="3.816" calcext:value-type="float">
            <text:p>3,816</text:p>
          </table:table-cell>
          <table:table-cell table:formula="of:=AVERAGE([.E176:.E199])" office:value-type="float" office:value="0.31225" calcext:value-type="float">
            <text:p>0,31225</text:p>
          </table:table-cell>
          <table:table-cell table:formula="of:=[.E19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94" calcext:value-type="float">
            <text:p>1479484194</text:p>
          </table:table-cell>
          <table:table-cell table:formula="of:=[.A200]-[.$A$2]" office:value-type="float" office:value="1039" calcext:value-type="float">
            <text:p>1039</text:p>
          </table:table-cell>
          <table:table-cell table:formula="of:=[.B200]/60" office:value-type="float" office:value="17.3166666666667" calcext:value-type="float">
            <text:p>17,3166666666667</text:p>
          </table:table-cell>
          <table:table-cell office:value-type="float" office:value="8.039" calcext:value-type="float">
            <text:p>8,039</text:p>
          </table:table-cell>
          <table:table-cell table:formula="of:=[.D200]-3.866" office:value-type="float" office:value="4.173" calcext:value-type="float">
            <text:p>4,173</text:p>
          </table:table-cell>
          <table:table-cell table:formula="of:=AVERAGE([.E177:.E200])" office:value-type="float" office:value="0.486083333333333" calcext:value-type="float">
            <text:p>0,486083333333333</text:p>
          </table:table-cell>
          <table:table-cell table:formula="of:=[.E2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199" calcext:value-type="float">
            <text:p>1479484199</text:p>
          </table:table-cell>
          <table:table-cell table:formula="of:=[.A201]-[.$A$2]" office:value-type="float" office:value="1044" calcext:value-type="float">
            <text:p>1044</text:p>
          </table:table-cell>
          <table:table-cell table:formula="of:=[.B201]/60" office:value-type="float" office:value="17.4" calcext:value-type="float">
            <text:p>17,4</text:p>
          </table:table-cell>
          <table:table-cell office:value-type="float" office:value="7.405" calcext:value-type="float">
            <text:p>7,405</text:p>
          </table:table-cell>
          <table:table-cell table:formula="of:=[.D201]-3.866" office:value-type="float" office:value="3.539" calcext:value-type="float">
            <text:p>3,539</text:p>
          </table:table-cell>
          <table:table-cell table:formula="of:=AVERAGE([.E178:.E201])" office:value-type="float" office:value="0.6335" calcext:value-type="float">
            <text:p>0,6335</text:p>
          </table:table-cell>
          <table:table-cell table:formula="of:=[.E2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04" calcext:value-type="float">
            <text:p>1479484204</text:p>
          </table:table-cell>
          <table:table-cell table:formula="of:=[.A202]-[.$A$2]" office:value-type="float" office:value="1049" calcext:value-type="float">
            <text:p>1049</text:p>
          </table:table-cell>
          <table:table-cell table:formula="of:=[.B202]/60" office:value-type="float" office:value="17.4833333333333" calcext:value-type="float">
            <text:p>17,4833333333333</text:p>
          </table:table-cell>
          <table:table-cell office:value-type="float" office:value="7.62" calcext:value-type="float">
            <text:p>7,62</text:p>
          </table:table-cell>
          <table:table-cell table:formula="of:=[.D202]-3.866" office:value-type="float" office:value="3.754" calcext:value-type="float">
            <text:p>3,754</text:p>
          </table:table-cell>
          <table:table-cell table:formula="of:=AVERAGE([.E179:.E202])" office:value-type="float" office:value="0.788583333333333" calcext:value-type="float">
            <text:p>0,788583333333333</text:p>
          </table:table-cell>
          <table:table-cell table:formula="of:=[.E20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10" calcext:value-type="float">
            <text:p>1479484210</text:p>
          </table:table-cell>
          <table:table-cell table:formula="of:=[.A203]-[.$A$2]" office:value-type="float" office:value="1055" calcext:value-type="float">
            <text:p>1055</text:p>
          </table:table-cell>
          <table:table-cell table:formula="of:=[.B203]/60" office:value-type="float" office:value="17.5833333333333" calcext:value-type="float">
            <text:p>17,5833333333333</text:p>
          </table:table-cell>
          <table:table-cell office:value-type="float" office:value="7.6" calcext:value-type="float">
            <text:p>7,6</text:p>
          </table:table-cell>
          <table:table-cell table:formula="of:=[.D203]-3.866" office:value-type="float" office:value="3.734" calcext:value-type="float">
            <text:p>3,734</text:p>
          </table:table-cell>
          <table:table-cell table:formula="of:=AVERAGE([.E180:.E203])" office:value-type="float" office:value="0.944125" calcext:value-type="float">
            <text:p>0,944125</text:p>
          </table:table-cell>
          <table:table-cell table:formula="of:=[.E2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15" calcext:value-type="float">
            <text:p>1479484215</text:p>
          </table:table-cell>
          <table:table-cell table:formula="of:=[.A204]-[.$A$2]" office:value-type="float" office:value="1060" calcext:value-type="float">
            <text:p>1060</text:p>
          </table:table-cell>
          <table:table-cell table:formula="of:=[.B204]/60" office:value-type="float" office:value="17.6666666666667" calcext:value-type="float">
            <text:p>17,6666666666667</text:p>
          </table:table-cell>
          <table:table-cell office:value-type="float" office:value="7.769" calcext:value-type="float">
            <text:p>7,769</text:p>
          </table:table-cell>
          <table:table-cell table:formula="of:=[.D204]-3.866" office:value-type="float" office:value="3.903" calcext:value-type="float">
            <text:p>3,903</text:p>
          </table:table-cell>
          <table:table-cell table:formula="of:=AVERAGE([.E181:.E204])" office:value-type="float" office:value="1.10670833333333" calcext:value-type="float">
            <text:p>1,10670833333333</text:p>
          </table:table-cell>
          <table:table-cell table:formula="of:=[.E2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20" calcext:value-type="float">
            <text:p>1479484220</text:p>
          </table:table-cell>
          <table:table-cell table:formula="of:=[.A205]-[.$A$2]" office:value-type="float" office:value="1065" calcext:value-type="float">
            <text:p>1065</text:p>
          </table:table-cell>
          <table:table-cell table:formula="of:=[.B205]/60" office:value-type="float" office:value="17.75" calcext:value-type="float">
            <text:p>17,75</text:p>
          </table:table-cell>
          <table:table-cell office:value-type="float" office:value="7.595" calcext:value-type="float">
            <text:p>7,595</text:p>
          </table:table-cell>
          <table:table-cell table:formula="of:=[.D205]-3.866" office:value-type="float" office:value="3.729" calcext:value-type="float">
            <text:p>3,729</text:p>
          </table:table-cell>
          <table:table-cell table:formula="of:=AVERAGE([.E182:.E205])" office:value-type="float" office:value="1.26204166666667" calcext:value-type="float">
            <text:p>1,26204166666667</text:p>
          </table:table-cell>
          <table:table-cell table:formula="of:=[.E2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25" calcext:value-type="float">
            <text:p>1479484225</text:p>
          </table:table-cell>
          <table:table-cell table:formula="of:=[.A206]-[.$A$2]" office:value-type="float" office:value="1070" calcext:value-type="float">
            <text:p>1070</text:p>
          </table:table-cell>
          <table:table-cell table:formula="of:=[.B206]/60" office:value-type="float" office:value="17.8333333333333" calcext:value-type="float">
            <text:p>17,8333333333333</text:p>
          </table:table-cell>
          <table:table-cell office:value-type="float" office:value="7.068" calcext:value-type="float">
            <text:p>7,068</text:p>
          </table:table-cell>
          <table:table-cell table:formula="of:=[.D206]-3.866" office:value-type="float" office:value="3.202" calcext:value-type="float">
            <text:p>3,202</text:p>
          </table:table-cell>
          <table:table-cell table:formula="of:=AVERAGE([.E183:.E206])" office:value-type="float" office:value="1.394625" calcext:value-type="float">
            <text:p>1,394625</text:p>
          </table:table-cell>
          <table:table-cell table:formula="of:=[.E2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31" calcext:value-type="float">
            <text:p>1479484231</text:p>
          </table:table-cell>
          <table:table-cell table:formula="of:=[.A207]-[.$A$2]" office:value-type="float" office:value="1076" calcext:value-type="float">
            <text:p>1076</text:p>
          </table:table-cell>
          <table:table-cell table:formula="of:=[.B207]/60" office:value-type="float" office:value="17.9333333333333" calcext:value-type="float">
            <text:p>17,9333333333333</text:p>
          </table:table-cell>
          <table:table-cell office:value-type="float" office:value="7.481" calcext:value-type="float">
            <text:p>7,481</text:p>
          </table:table-cell>
          <table:table-cell table:formula="of:=[.D207]-3.866" office:value-type="float" office:value="3.615" calcext:value-type="float">
            <text:p>3,615</text:p>
          </table:table-cell>
          <table:table-cell table:formula="of:=AVERAGE([.E184:.E207])" office:value-type="float" office:value="1.54520833333333" calcext:value-type="float">
            <text:p>1,54520833333333</text:p>
          </table:table-cell>
          <table:table-cell table:formula="of:=[.E2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36" calcext:value-type="float">
            <text:p>1479484236</text:p>
          </table:table-cell>
          <table:table-cell table:formula="of:=[.A208]-[.$A$2]" office:value-type="float" office:value="1081" calcext:value-type="float">
            <text:p>1081</text:p>
          </table:table-cell>
          <table:table-cell table:formula="of:=[.B208]/60" office:value-type="float" office:value="18.0166666666667" calcext:value-type="float">
            <text:p>18,0166666666667</text:p>
          </table:table-cell>
          <table:table-cell office:value-type="float" office:value="7.078" calcext:value-type="float">
            <text:p>7,078</text:p>
          </table:table-cell>
          <table:table-cell table:formula="of:=[.D208]-3.866" office:value-type="float" office:value="3.212" calcext:value-type="float">
            <text:p>3,212</text:p>
          </table:table-cell>
          <table:table-cell table:formula="of:=AVERAGE([.E185:.E208])" office:value-type="float" office:value="1.679" calcext:value-type="float">
            <text:p>1,679</text:p>
          </table:table-cell>
          <table:table-cell table:formula="of:=[.E2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41" calcext:value-type="float">
            <text:p>1479484241</text:p>
          </table:table-cell>
          <table:table-cell table:formula="of:=[.A209]-[.$A$2]" office:value-type="float" office:value="1086" calcext:value-type="float">
            <text:p>1086</text:p>
          </table:table-cell>
          <table:table-cell table:formula="of:=[.B209]/60" office:value-type="float" office:value="18.1" calcext:value-type="float">
            <text:p>18,1</text:p>
          </table:table-cell>
          <table:table-cell office:value-type="float" office:value="7.103" calcext:value-type="float">
            <text:p>7,103</text:p>
          </table:table-cell>
          <table:table-cell table:formula="of:=[.D209]-3.866" office:value-type="float" office:value="3.237" calcext:value-type="float">
            <text:p>3,237</text:p>
          </table:table-cell>
          <table:table-cell table:formula="of:=AVERAGE([.E186:.E209])" office:value-type="float" office:value="1.81383333333333" calcext:value-type="float">
            <text:p>1,81383333333333</text:p>
          </table:table-cell>
          <table:table-cell table:formula="of:=[.E2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47" calcext:value-type="float">
            <text:p>1479484247</text:p>
          </table:table-cell>
          <table:table-cell table:formula="of:=[.A210]-[.$A$2]" office:value-type="float" office:value="1092" calcext:value-type="float">
            <text:p>1092</text:p>
          </table:table-cell>
          <table:table-cell table:formula="of:=[.B210]/60" office:value-type="float" office:value="18.2" calcext:value-type="float">
            <text:p>18,2</text:p>
          </table:table-cell>
          <table:table-cell office:value-type="float" office:value="7.099" calcext:value-type="float">
            <text:p>7,099</text:p>
          </table:table-cell>
          <table:table-cell table:formula="of:=[.D210]-3.866" office:value-type="float" office:value="3.233" calcext:value-type="float">
            <text:p>3,233</text:p>
          </table:table-cell>
          <table:table-cell table:formula="of:=AVERAGE([.E187:.E210])" office:value-type="float" office:value="1.94683333333333" calcext:value-type="float">
            <text:p>1,94683333333333</text:p>
          </table:table-cell>
          <table:table-cell table:formula="of:=[.E2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52" calcext:value-type="float">
            <text:p>1479484252</text:p>
          </table:table-cell>
          <table:table-cell table:formula="of:=[.A211]-[.$A$2]" office:value-type="float" office:value="1097" calcext:value-type="float">
            <text:p>1097</text:p>
          </table:table-cell>
          <table:table-cell table:formula="of:=[.B211]/60" office:value-type="float" office:value="18.2833333333333" calcext:value-type="float">
            <text:p>18,2833333333333</text:p>
          </table:table-cell>
          <table:table-cell office:value-type="float" office:value="7.341" calcext:value-type="float">
            <text:p>7,341</text:p>
          </table:table-cell>
          <table:table-cell table:formula="of:=[.D211]-3.866" office:value-type="float" office:value="3.475" calcext:value-type="float">
            <text:p>3,475</text:p>
          </table:table-cell>
          <table:table-cell table:formula="of:=AVERAGE([.E188:.E211])" office:value-type="float" office:value="2.09158333333333" calcext:value-type="float">
            <text:p>2,09158333333333</text:p>
          </table:table-cell>
          <table:table-cell table:formula="of:=[.E2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57" calcext:value-type="float">
            <text:p>1479484257</text:p>
          </table:table-cell>
          <table:table-cell table:formula="of:=[.A212]-[.$A$2]" office:value-type="float" office:value="1102" calcext:value-type="float">
            <text:p>1102</text:p>
          </table:table-cell>
          <table:table-cell table:formula="of:=[.B212]/60" office:value-type="float" office:value="18.3666666666667" calcext:value-type="float">
            <text:p>18,3666666666667</text:p>
          </table:table-cell>
          <table:table-cell office:value-type="float" office:value="7.445" calcext:value-type="float">
            <text:p>7,445</text:p>
          </table:table-cell>
          <table:table-cell table:formula="of:=[.D212]-3.866" office:value-type="float" office:value="3.579" calcext:value-type="float">
            <text:p>3,579</text:p>
          </table:table-cell>
          <table:table-cell table:formula="of:=AVERAGE([.E189:.E212])" office:value-type="float" office:value="2.24066666666667" calcext:value-type="float">
            <text:p>2,24066666666667</text:p>
          </table:table-cell>
          <table:table-cell table:formula="of:=[.E2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62" calcext:value-type="float">
            <text:p>1479484262</text:p>
          </table:table-cell>
          <table:table-cell table:formula="of:=[.A213]-[.$A$2]" office:value-type="float" office:value="1107" calcext:value-type="float">
            <text:p>1107</text:p>
          </table:table-cell>
          <table:table-cell table:formula="of:=[.B213]/60" office:value-type="float" office:value="18.45" calcext:value-type="float">
            <text:p>18,45</text:p>
          </table:table-cell>
          <table:table-cell office:value-type="float" office:value="7.577" calcext:value-type="float">
            <text:p>7,577</text:p>
          </table:table-cell>
          <table:table-cell table:formula="of:=[.D213]-3.866" office:value-type="float" office:value="3.711" calcext:value-type="float">
            <text:p>3,711</text:p>
          </table:table-cell>
          <table:table-cell table:formula="of:=AVERAGE([.E190:.E213])" office:value-type="float" office:value="2.39354166666667" calcext:value-type="float">
            <text:p>2,39354166666667</text:p>
          </table:table-cell>
          <table:table-cell table:formula="of:=[.E2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67" calcext:value-type="float">
            <text:p>1479484267</text:p>
          </table:table-cell>
          <table:table-cell table:formula="of:=[.A214]-[.$A$2]" office:value-type="float" office:value="1112" calcext:value-type="float">
            <text:p>1112</text:p>
          </table:table-cell>
          <table:table-cell table:formula="of:=[.B214]/60" office:value-type="float" office:value="18.5333333333333" calcext:value-type="float">
            <text:p>18,5333333333333</text:p>
          </table:table-cell>
          <table:table-cell office:value-type="float" office:value="7.528" calcext:value-type="float">
            <text:p>7,528</text:p>
          </table:table-cell>
          <table:table-cell table:formula="of:=[.D214]-3.866" office:value-type="float" office:value="3.662" calcext:value-type="float">
            <text:p>3,662</text:p>
          </table:table-cell>
          <table:table-cell table:formula="of:=AVERAGE([.E191:.E214])" office:value-type="float" office:value="2.54608333333333" calcext:value-type="float">
            <text:p>2,54608333333333</text:p>
          </table:table-cell>
          <table:table-cell table:formula="of:=[.E2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73" calcext:value-type="float">
            <text:p>1479484273</text:p>
          </table:table-cell>
          <table:table-cell table:formula="of:=[.A215]-[.$A$2]" office:value-type="float" office:value="1118" calcext:value-type="float">
            <text:p>1118</text:p>
          </table:table-cell>
          <table:table-cell table:formula="of:=[.B215]/60" office:value-type="float" office:value="18.6333333333333" calcext:value-type="float">
            <text:p>18,6333333333333</text:p>
          </table:table-cell>
          <table:table-cell office:value-type="float" office:value="7.402" calcext:value-type="float">
            <text:p>7,402</text:p>
          </table:table-cell>
          <table:table-cell table:formula="of:=[.D215]-3.866" office:value-type="float" office:value="3.536" calcext:value-type="float">
            <text:p>3,536</text:p>
          </table:table-cell>
          <table:table-cell table:formula="of:=AVERAGE([.E192:.E215])" office:value-type="float" office:value="2.693375" calcext:value-type="float">
            <text:p>2,693375</text:p>
          </table:table-cell>
          <table:table-cell table:formula="of:=[.E2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78" calcext:value-type="float">
            <text:p>1479484278</text:p>
          </table:table-cell>
          <table:table-cell table:formula="of:=[.A216]-[.$A$2]" office:value-type="float" office:value="1123" calcext:value-type="float">
            <text:p>1123</text:p>
          </table:table-cell>
          <table:table-cell table:formula="of:=[.B216]/60" office:value-type="float" office:value="18.7166666666667" calcext:value-type="float">
            <text:p>18,7166666666667</text:p>
          </table:table-cell>
          <table:table-cell office:value-type="float" office:value="7.109" calcext:value-type="float">
            <text:p>7,109</text:p>
          </table:table-cell>
          <table:table-cell table:formula="of:=[.D216]-3.866" office:value-type="float" office:value="3.243" calcext:value-type="float">
            <text:p>3,243</text:p>
          </table:table-cell>
          <table:table-cell table:formula="of:=AVERAGE([.E193:.E216])" office:value-type="float" office:value="2.82845833333333" calcext:value-type="float">
            <text:p>2,82845833333333</text:p>
          </table:table-cell>
          <table:table-cell table:formula="of:=[.E2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83" calcext:value-type="float">
            <text:p>1479484283</text:p>
          </table:table-cell>
          <table:table-cell table:formula="of:=[.A217]-[.$A$2]" office:value-type="float" office:value="1128" calcext:value-type="float">
            <text:p>1128</text:p>
          </table:table-cell>
          <table:table-cell table:formula="of:=[.B217]/60" office:value-type="float" office:value="18.8" calcext:value-type="float">
            <text:p>18,8</text:p>
          </table:table-cell>
          <table:table-cell office:value-type="float" office:value="7.071" calcext:value-type="float">
            <text:p>7,071</text:p>
          </table:table-cell>
          <table:table-cell table:formula="of:=[.D217]-3.866" office:value-type="float" office:value="3.205" calcext:value-type="float">
            <text:p>3,205</text:p>
          </table:table-cell>
          <table:table-cell table:formula="of:=AVERAGE([.E194:.E217])" office:value-type="float" office:value="2.96108333333333" calcext:value-type="float">
            <text:p>2,96108333333333</text:p>
          </table:table-cell>
          <table:table-cell table:formula="of:=[.E2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89" calcext:value-type="float">
            <text:p>1479484289</text:p>
          </table:table-cell>
          <table:table-cell table:formula="of:=[.A218]-[.$A$2]" office:value-type="float" office:value="1134" calcext:value-type="float">
            <text:p>1134</text:p>
          </table:table-cell>
          <table:table-cell table:formula="of:=[.B218]/60" office:value-type="float" office:value="18.9" calcext:value-type="float">
            <text:p>18,9</text:p>
          </table:table-cell>
          <table:table-cell office:value-type="float" office:value="7.908" calcext:value-type="float">
            <text:p>7,908</text:p>
          </table:table-cell>
          <table:table-cell table:formula="of:=[.D218]-3.866" office:value-type="float" office:value="4.042" calcext:value-type="float">
            <text:p>4,042</text:p>
          </table:table-cell>
          <table:table-cell table:formula="of:=AVERAGE([.E195:.E218])" office:value-type="float" office:value="3.1295" calcext:value-type="float">
            <text:p>3,1295</text:p>
          </table:table-cell>
          <table:table-cell table:formula="of:=[.E2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94" calcext:value-type="float">
            <text:p>1479484294</text:p>
          </table:table-cell>
          <table:table-cell table:formula="of:=[.A219]-[.$A$2]" office:value-type="float" office:value="1139" calcext:value-type="float">
            <text:p>1139</text:p>
          </table:table-cell>
          <table:table-cell table:formula="of:=[.B219]/60" office:value-type="float" office:value="18.9833333333333" calcext:value-type="float">
            <text:p>18,9833333333333</text:p>
          </table:table-cell>
          <table:table-cell office:value-type="float" office:value="7.228" calcext:value-type="float">
            <text:p>7,228</text:p>
          </table:table-cell>
          <table:table-cell table:formula="of:=[.D219]-3.866" office:value-type="float" office:value="3.362" calcext:value-type="float">
            <text:p>3,362</text:p>
          </table:table-cell>
          <table:table-cell table:formula="of:=AVERAGE([.E196:.E219])" office:value-type="float" office:value="3.26958333333333" calcext:value-type="float">
            <text:p>3,26958333333333</text:p>
          </table:table-cell>
          <table:table-cell table:formula="of:=[.E2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299" calcext:value-type="float">
            <text:p>1479484299</text:p>
          </table:table-cell>
          <table:table-cell table:formula="of:=[.A220]-[.$A$2]" office:value-type="float" office:value="1144" calcext:value-type="float">
            <text:p>1144</text:p>
          </table:table-cell>
          <table:table-cell table:formula="of:=[.B220]/60" office:value-type="float" office:value="19.0666666666667" calcext:value-type="float">
            <text:p>19,0666666666667</text:p>
          </table:table-cell>
          <table:table-cell office:value-type="float" office:value="7.199" calcext:value-type="float">
            <text:p>7,199</text:p>
          </table:table-cell>
          <table:table-cell table:formula="of:=[.D220]-3.866" office:value-type="float" office:value="3.333" calcext:value-type="float">
            <text:p>3,333</text:p>
          </table:table-cell>
          <table:table-cell table:formula="of:=AVERAGE([.E197:.E220])" office:value-type="float" office:value="3.40845833333333" calcext:value-type="float">
            <text:p>3,40845833333333</text:p>
          </table:table-cell>
          <table:table-cell table:formula="of:=[.E2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04" calcext:value-type="float">
            <text:p>1479484304</text:p>
          </table:table-cell>
          <table:table-cell table:formula="of:=[.A221]-[.$A$2]" office:value-type="float" office:value="1149" calcext:value-type="float">
            <text:p>1149</text:p>
          </table:table-cell>
          <table:table-cell table:formula="of:=[.B221]/60" office:value-type="float" office:value="19.15" calcext:value-type="float">
            <text:p>19,15</text:p>
          </table:table-cell>
          <table:table-cell office:value-type="float" office:value="7.364" calcext:value-type="float">
            <text:p>7,364</text:p>
          </table:table-cell>
          <table:table-cell table:formula="of:=[.D221]-3.866" office:value-type="float" office:value="3.498" calcext:value-type="float">
            <text:p>3,498</text:p>
          </table:table-cell>
          <table:table-cell table:formula="of:=AVERAGE([.E198:.E221])" office:value-type="float" office:value="3.55416666666667" calcext:value-type="float">
            <text:p>3,55416666666667</text:p>
          </table:table-cell>
          <table:table-cell table:formula="of:=[.E2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10" calcext:value-type="float">
            <text:p>1479484310</text:p>
          </table:table-cell>
          <table:table-cell table:formula="of:=[.A222]-[.$A$2]" office:value-type="float" office:value="1155" calcext:value-type="float">
            <text:p>1155</text:p>
          </table:table-cell>
          <table:table-cell table:formula="of:=[.B222]/60" office:value-type="float" office:value="19.25" calcext:value-type="float">
            <text:p>19,25</text:p>
          </table:table-cell>
          <table:table-cell office:value-type="float" office:value="7.794" calcext:value-type="float">
            <text:p>7,794</text:p>
          </table:table-cell>
          <table:table-cell table:formula="of:=[.D222]-3.866" office:value-type="float" office:value="3.928" calcext:value-type="float">
            <text:p>3,928</text:p>
          </table:table-cell>
          <table:table-cell table:formula="of:=AVERAGE([.E199:.E222])" office:value-type="float" office:value="3.57170833333333" calcext:value-type="float">
            <text:p>3,57170833333333</text:p>
          </table:table-cell>
          <table:table-cell table:formula="of:=[.E2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15" calcext:value-type="float">
            <text:p>1479484315</text:p>
          </table:table-cell>
          <table:table-cell table:formula="of:=[.A223]-[.$A$2]" office:value-type="float" office:value="1160" calcext:value-type="float">
            <text:p>1160</text:p>
          </table:table-cell>
          <table:table-cell table:formula="of:=[.B223]/60" office:value-type="float" office:value="19.3333333333333" calcext:value-type="float">
            <text:p>19,3333333333333</text:p>
          </table:table-cell>
          <table:table-cell office:value-type="float" office:value="7.371" calcext:value-type="float">
            <text:p>7,371</text:p>
          </table:table-cell>
          <table:table-cell table:formula="of:=[.D223]-3.866" office:value-type="float" office:value="3.505" calcext:value-type="float">
            <text:p>3,505</text:p>
          </table:table-cell>
          <table:table-cell table:formula="of:=AVERAGE([.E200:.E223])" office:value-type="float" office:value="3.55875" calcext:value-type="float">
            <text:p>3,55875</text:p>
          </table:table-cell>
          <table:table-cell table:formula="of:=[.E2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20" calcext:value-type="float">
            <text:p>1479484320</text:p>
          </table:table-cell>
          <table:table-cell table:formula="of:=[.A224]-[.$A$2]" office:value-type="float" office:value="1165" calcext:value-type="float">
            <text:p>1165</text:p>
          </table:table-cell>
          <table:table-cell table:formula="of:=[.B224]/60" office:value-type="float" office:value="19.4166666666667" calcext:value-type="float">
            <text:p>19,4166666666667</text:p>
          </table:table-cell>
          <table:table-cell office:value-type="float" office:value="7.144" calcext:value-type="float">
            <text:p>7,144</text:p>
          </table:table-cell>
          <table:table-cell table:formula="of:=[.D224]-3.866" office:value-type="float" office:value="3.278" calcext:value-type="float">
            <text:p>3,278</text:p>
          </table:table-cell>
          <table:table-cell table:formula="of:=AVERAGE([.E201:.E224])" office:value-type="float" office:value="3.52145833333333" calcext:value-type="float">
            <text:p>3,52145833333333</text:p>
          </table:table-cell>
          <table:table-cell table:formula="of:=[.E2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25" calcext:value-type="float">
            <text:p>1479484325</text:p>
          </table:table-cell>
          <table:table-cell table:formula="of:=[.A225]-[.$A$2]" office:value-type="float" office:value="1170" calcext:value-type="float">
            <text:p>1170</text:p>
          </table:table-cell>
          <table:table-cell table:formula="of:=[.B225]/60" office:value-type="float" office:value="19.5" calcext:value-type="float">
            <text:p>19,5</text:p>
          </table:table-cell>
          <table:table-cell office:value-type="float" office:value="7.618" calcext:value-type="float">
            <text:p>7,618</text:p>
          </table:table-cell>
          <table:table-cell table:formula="of:=[.D225]-3.866" office:value-type="float" office:value="3.752" calcext:value-type="float">
            <text:p>3,752</text:p>
          </table:table-cell>
          <table:table-cell table:formula="of:=AVERAGE([.E202:.E225])" office:value-type="float" office:value="3.53033333333333" calcext:value-type="float">
            <text:p>3,53033333333333</text:p>
          </table:table-cell>
          <table:table-cell table:formula="of:=[.E2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31" calcext:value-type="float">
            <text:p>1479484331</text:p>
          </table:table-cell>
          <table:table-cell table:formula="of:=[.A226]-[.$A$2]" office:value-type="float" office:value="1176" calcext:value-type="float">
            <text:p>1176</text:p>
          </table:table-cell>
          <table:table-cell table:formula="of:=[.B226]/60" office:value-type="float" office:value="19.6" calcext:value-type="float">
            <text:p>19,6</text:p>
          </table:table-cell>
          <table:table-cell office:value-type="float" office:value="7.728" calcext:value-type="float">
            <text:p>7,728</text:p>
          </table:table-cell>
          <table:table-cell table:formula="of:=[.D226]-3.866" office:value-type="float" office:value="3.862" calcext:value-type="float">
            <text:p>3,862</text:p>
          </table:table-cell>
          <table:table-cell table:formula="of:=AVERAGE([.E203:.E226])" office:value-type="float" office:value="3.53483333333333" calcext:value-type="float">
            <text:p>3,53483333333333</text:p>
          </table:table-cell>
          <table:table-cell table:formula="of:=[.E2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36" calcext:value-type="float">
            <text:p>1479484336</text:p>
          </table:table-cell>
          <table:table-cell table:formula="of:=[.A227]-[.$A$2]" office:value-type="float" office:value="1181" calcext:value-type="float">
            <text:p>1181</text:p>
          </table:table-cell>
          <table:table-cell table:formula="of:=[.B227]/60" office:value-type="float" office:value="19.6833333333333" calcext:value-type="float">
            <text:p>19,6833333333333</text:p>
          </table:table-cell>
          <table:table-cell office:value-type="float" office:value="7.687" calcext:value-type="float">
            <text:p>7,687</text:p>
          </table:table-cell>
          <table:table-cell table:formula="of:=[.D227]-3.866" office:value-type="float" office:value="3.821" calcext:value-type="float">
            <text:p>3,821</text:p>
          </table:table-cell>
          <table:table-cell table:formula="of:=AVERAGE([.E204:.E227])" office:value-type="float" office:value="3.53845833333333" calcext:value-type="float">
            <text:p>3,53845833333333</text:p>
          </table:table-cell>
          <table:table-cell table:formula="of:=[.E2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41" calcext:value-type="float">
            <text:p>1479484341</text:p>
          </table:table-cell>
          <table:table-cell table:formula="of:=[.A228]-[.$A$2]" office:value-type="float" office:value="1186" calcext:value-type="float">
            <text:p>1186</text:p>
          </table:table-cell>
          <table:table-cell table:formula="of:=[.B228]/60" office:value-type="float" office:value="19.7666666666667" calcext:value-type="float">
            <text:p>19,7666666666667</text:p>
          </table:table-cell>
          <table:table-cell office:value-type="float" office:value="7.25" calcext:value-type="float">
            <text:p>7,25</text:p>
          </table:table-cell>
          <table:table-cell table:formula="of:=[.D228]-3.866" office:value-type="float" office:value="3.384" calcext:value-type="float">
            <text:p>3,384</text:p>
          </table:table-cell>
          <table:table-cell table:formula="of:=AVERAGE([.E205:.E228])" office:value-type="float" office:value="3.51683333333333" calcext:value-type="float">
            <text:p>3,51683333333333</text:p>
          </table:table-cell>
          <table:table-cell table:formula="of:=[.E22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46" calcext:value-type="float">
            <text:p>1479484346</text:p>
          </table:table-cell>
          <table:table-cell table:formula="of:=[.A229]-[.$A$2]" office:value-type="float" office:value="1191" calcext:value-type="float">
            <text:p>1191</text:p>
          </table:table-cell>
          <table:table-cell table:formula="of:=[.B229]/60" office:value-type="float" office:value="19.85" calcext:value-type="float">
            <text:p>19,85</text:p>
          </table:table-cell>
          <table:table-cell office:value-type="float" office:value="7.403" calcext:value-type="float">
            <text:p>7,403</text:p>
          </table:table-cell>
          <table:table-cell table:formula="of:=[.D229]-3.866" office:value-type="float" office:value="3.537" calcext:value-type="float">
            <text:p>3,537</text:p>
          </table:table-cell>
          <table:table-cell table:formula="of:=AVERAGE([.E206:.E229])" office:value-type="float" office:value="3.50883333333333" calcext:value-type="float">
            <text:p>3,50883333333333</text:p>
          </table:table-cell>
          <table:table-cell table:formula="of:=[.E2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52" calcext:value-type="float">
            <text:p>1479484352</text:p>
          </table:table-cell>
          <table:table-cell table:formula="of:=[.A230]-[.$A$2]" office:value-type="float" office:value="1197" calcext:value-type="float">
            <text:p>1197</text:p>
          </table:table-cell>
          <table:table-cell table:formula="of:=[.B230]/60" office:value-type="float" office:value="19.95" calcext:value-type="float">
            <text:p>19,95</text:p>
          </table:table-cell>
          <table:table-cell office:value-type="float" office:value="7.172" calcext:value-type="float">
            <text:p>7,172</text:p>
          </table:table-cell>
          <table:table-cell table:formula="of:=[.D230]-3.866" office:value-type="float" office:value="3.306" calcext:value-type="float">
            <text:p>3,306</text:p>
          </table:table-cell>
          <table:table-cell table:formula="of:=AVERAGE([.E207:.E230])" office:value-type="float" office:value="3.51316666666667" calcext:value-type="float">
            <text:p>3,51316666666667</text:p>
          </table:table-cell>
          <table:table-cell table:formula="of:=[.E2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57" calcext:value-type="float">
            <text:p>1479484357</text:p>
          </table:table-cell>
          <table:table-cell table:formula="of:=[.A231]-[.$A$2]" office:value-type="float" office:value="1202" calcext:value-type="float">
            <text:p>1202</text:p>
          </table:table-cell>
          <table:table-cell table:formula="of:=[.B231]/60" office:value-type="float" office:value="20.0333333333333" calcext:value-type="float">
            <text:p>20,0333333333333</text:p>
          </table:table-cell>
          <table:table-cell office:value-type="float" office:value="7.218" calcext:value-type="float">
            <text:p>7,218</text:p>
          </table:table-cell>
          <table:table-cell table:formula="of:=[.D231]-3.866" office:value-type="float" office:value="3.352" calcext:value-type="float">
            <text:p>3,352</text:p>
          </table:table-cell>
          <table:table-cell table:formula="of:=AVERAGE([.E208:.E231])" office:value-type="float" office:value="3.50220833333333" calcext:value-type="float">
            <text:p>3,50220833333333</text:p>
          </table:table-cell>
          <table:table-cell table:formula="of:=[.E23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62" calcext:value-type="float">
            <text:p>1479484362</text:p>
          </table:table-cell>
          <table:table-cell table:formula="of:=[.A232]-[.$A$2]" office:value-type="float" office:value="1207" calcext:value-type="float">
            <text:p>1207</text:p>
          </table:table-cell>
          <table:table-cell table:formula="of:=[.B232]/60" office:value-type="float" office:value="20.1166666666667" calcext:value-type="float">
            <text:p>20,1166666666667</text:p>
          </table:table-cell>
          <table:table-cell office:value-type="float" office:value="7.53" calcext:value-type="float">
            <text:p>7,53</text:p>
          </table:table-cell>
          <table:table-cell table:formula="of:=[.D232]-3.866" office:value-type="float" office:value="3.664" calcext:value-type="float">
            <text:p>3,664</text:p>
          </table:table-cell>
          <table:table-cell table:formula="of:=AVERAGE([.E209:.E232])" office:value-type="float" office:value="3.52104166666667" calcext:value-type="float">
            <text:p>3,52104166666667</text:p>
          </table:table-cell>
          <table:table-cell table:formula="of:=[.E23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67" calcext:value-type="float">
            <text:p>1479484367</text:p>
          </table:table-cell>
          <table:table-cell table:formula="of:=[.A233]-[.$A$2]" office:value-type="float" office:value="1212" calcext:value-type="float">
            <text:p>1212</text:p>
          </table:table-cell>
          <table:table-cell table:formula="of:=[.B233]/60" office:value-type="float" office:value="20.2" calcext:value-type="float">
            <text:p>20,2</text:p>
          </table:table-cell>
          <table:table-cell office:value-type="float" office:value="8.158" calcext:value-type="float">
            <text:p>8,158</text:p>
          </table:table-cell>
          <table:table-cell table:formula="of:=[.D233]-3.866" office:value-type="float" office:value="4.292" calcext:value-type="float">
            <text:p>4,292</text:p>
          </table:table-cell>
          <table:table-cell table:formula="of:=AVERAGE([.E210:.E233])" office:value-type="float" office:value="3.565" calcext:value-type="float">
            <text:p>3,565</text:p>
          </table:table-cell>
          <table:table-cell table:formula="of:=[.E2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73" calcext:value-type="float">
            <text:p>1479484373</text:p>
          </table:table-cell>
          <table:table-cell table:formula="of:=[.A234]-[.$A$2]" office:value-type="float" office:value="1218" calcext:value-type="float">
            <text:p>1218</text:p>
          </table:table-cell>
          <table:table-cell table:formula="of:=[.B234]/60" office:value-type="float" office:value="20.3" calcext:value-type="float">
            <text:p>20,3</text:p>
          </table:table-cell>
          <table:table-cell office:value-type="float" office:value="6.975" calcext:value-type="float">
            <text:p>6,975</text:p>
          </table:table-cell>
          <table:table-cell table:formula="of:=[.D234]-3.866" office:value-type="float" office:value="3.109" calcext:value-type="float">
            <text:p>3,109</text:p>
          </table:table-cell>
          <table:table-cell table:formula="of:=AVERAGE([.E211:.E234])" office:value-type="float" office:value="3.55983333333333" calcext:value-type="float">
            <text:p>3,55983333333333</text:p>
          </table:table-cell>
          <table:table-cell table:formula="of:=[.E2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78" calcext:value-type="float">
            <text:p>1479484378</text:p>
          </table:table-cell>
          <table:table-cell table:formula="of:=[.A235]-[.$A$2]" office:value-type="float" office:value="1223" calcext:value-type="float">
            <text:p>1223</text:p>
          </table:table-cell>
          <table:table-cell table:formula="of:=[.B235]/60" office:value-type="float" office:value="20.3833333333333" calcext:value-type="float">
            <text:p>20,3833333333333</text:p>
          </table:table-cell>
          <table:table-cell office:value-type="float" office:value="7.127" calcext:value-type="float">
            <text:p>7,127</text:p>
          </table:table-cell>
          <table:table-cell table:formula="of:=[.D235]-3.866" office:value-type="float" office:value="3.261" calcext:value-type="float">
            <text:p>3,261</text:p>
          </table:table-cell>
          <table:table-cell table:formula="of:=AVERAGE([.E212:.E235])" office:value-type="float" office:value="3.55091666666667" calcext:value-type="float">
            <text:p>3,55091666666667</text:p>
          </table:table-cell>
          <table:table-cell table:formula="of:=[.E2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83" calcext:value-type="float">
            <text:p>1479484383</text:p>
          </table:table-cell>
          <table:table-cell table:formula="of:=[.A236]-[.$A$2]" office:value-type="float" office:value="1228" calcext:value-type="float">
            <text:p>1228</text:p>
          </table:table-cell>
          <table:table-cell table:formula="of:=[.B236]/60" office:value-type="float" office:value="20.4666666666667" calcext:value-type="float">
            <text:p>20,4666666666667</text:p>
          </table:table-cell>
          <table:table-cell office:value-type="float" office:value="8.342" calcext:value-type="float">
            <text:p>8,342</text:p>
          </table:table-cell>
          <table:table-cell table:formula="of:=[.D236]-3.866" office:value-type="float" office:value="4.476" calcext:value-type="float">
            <text:p>4,476</text:p>
          </table:table-cell>
          <table:table-cell table:formula="of:=AVERAGE([.E213:.E236])" office:value-type="float" office:value="3.58829166666667" calcext:value-type="float">
            <text:p>3,58829166666667</text:p>
          </table:table-cell>
          <table:table-cell table:formula="of:=[.E23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88" calcext:value-type="float">
            <text:p>1479484388</text:p>
          </table:table-cell>
          <table:table-cell table:formula="of:=[.A237]-[.$A$2]" office:value-type="float" office:value="1233" calcext:value-type="float">
            <text:p>1233</text:p>
          </table:table-cell>
          <table:table-cell table:formula="of:=[.B237]/60" office:value-type="float" office:value="20.55" calcext:value-type="float">
            <text:p>20,55</text:p>
          </table:table-cell>
          <table:table-cell office:value-type="float" office:value="7.168" calcext:value-type="float">
            <text:p>7,168</text:p>
          </table:table-cell>
          <table:table-cell table:formula="of:=[.D237]-3.866" office:value-type="float" office:value="3.302" calcext:value-type="float">
            <text:p>3,302</text:p>
          </table:table-cell>
          <table:table-cell table:formula="of:=AVERAGE([.E214:.E237])" office:value-type="float" office:value="3.57125" calcext:value-type="float">
            <text:p>3,57125</text:p>
          </table:table-cell>
          <table:table-cell table:formula="of:=[.E2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94" calcext:value-type="float">
            <text:p>1479484394</text:p>
          </table:table-cell>
          <table:table-cell table:formula="of:=[.A238]-[.$A$2]" office:value-type="float" office:value="1239" calcext:value-type="float">
            <text:p>1239</text:p>
          </table:table-cell>
          <table:table-cell table:formula="of:=[.B238]/60" office:value-type="float" office:value="20.65" calcext:value-type="float">
            <text:p>20,65</text:p>
          </table:table-cell>
          <table:table-cell office:value-type="float" office:value="7.017" calcext:value-type="float">
            <text:p>7,017</text:p>
          </table:table-cell>
          <table:table-cell table:formula="of:=[.D238]-3.866" office:value-type="float" office:value="3.151" calcext:value-type="float">
            <text:p>3,151</text:p>
          </table:table-cell>
          <table:table-cell table:formula="of:=AVERAGE([.E215:.E238])" office:value-type="float" office:value="3.54995833333333" calcext:value-type="float">
            <text:p>3,54995833333333</text:p>
          </table:table-cell>
          <table:table-cell table:formula="of:=[.E2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399" calcext:value-type="float">
            <text:p>1479484399</text:p>
          </table:table-cell>
          <table:table-cell table:formula="of:=[.A239]-[.$A$2]" office:value-type="float" office:value="1244" calcext:value-type="float">
            <text:p>1244</text:p>
          </table:table-cell>
          <table:table-cell table:formula="of:=[.B239]/60" office:value-type="float" office:value="20.7333333333333" calcext:value-type="float">
            <text:p>20,7333333333333</text:p>
          </table:table-cell>
          <table:table-cell office:value-type="float" office:value="7.361" calcext:value-type="float">
            <text:p>7,361</text:p>
          </table:table-cell>
          <table:table-cell table:formula="of:=[.D239]-3.866" office:value-type="float" office:value="3.495" calcext:value-type="float">
            <text:p>3,495</text:p>
          </table:table-cell>
          <table:table-cell table:formula="of:=AVERAGE([.E216:.E239])" office:value-type="float" office:value="3.54825" calcext:value-type="float">
            <text:p>3,54825</text:p>
          </table:table-cell>
          <table:table-cell table:formula="of:=[.E2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04" calcext:value-type="float">
            <text:p>1479484404</text:p>
          </table:table-cell>
          <table:table-cell table:formula="of:=[.A240]-[.$A$2]" office:value-type="float" office:value="1249" calcext:value-type="float">
            <text:p>1249</text:p>
          </table:table-cell>
          <table:table-cell table:formula="of:=[.B240]/60" office:value-type="float" office:value="20.8166666666667" calcext:value-type="float">
            <text:p>20,8166666666667</text:p>
          </table:table-cell>
          <table:table-cell office:value-type="float" office:value="8.041" calcext:value-type="float">
            <text:p>8,041</text:p>
          </table:table-cell>
          <table:table-cell table:formula="of:=[.D240]-3.866" office:value-type="float" office:value="4.175" calcext:value-type="float">
            <text:p>4,175</text:p>
          </table:table-cell>
          <table:table-cell table:formula="of:=AVERAGE([.E217:.E240])" office:value-type="float" office:value="3.58708333333333" calcext:value-type="float">
            <text:p>3,58708333333333</text:p>
          </table:table-cell>
          <table:table-cell table:formula="of:=[.E24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10" calcext:value-type="float">
            <text:p>1479484410</text:p>
          </table:table-cell>
          <table:table-cell table:formula="of:=[.A241]-[.$A$2]" office:value-type="float" office:value="1255" calcext:value-type="float">
            <text:p>1255</text:p>
          </table:table-cell>
          <table:table-cell table:formula="of:=[.B241]/60" office:value-type="float" office:value="20.9166666666667" calcext:value-type="float">
            <text:p>20,9166666666667</text:p>
          </table:table-cell>
          <table:table-cell office:value-type="float" office:value="7.722" calcext:value-type="float">
            <text:p>7,722</text:p>
          </table:table-cell>
          <table:table-cell table:formula="of:=[.D241]-3.866" office:value-type="float" office:value="3.856" calcext:value-type="float">
            <text:p>3,856</text:p>
          </table:table-cell>
          <table:table-cell table:formula="of:=AVERAGE([.E218:.E241])" office:value-type="float" office:value="3.61420833333333" calcext:value-type="float">
            <text:p>3,61420833333333</text:p>
          </table:table-cell>
          <table:table-cell table:formula="of:=[.E2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15" calcext:value-type="float">
            <text:p>1479484415</text:p>
          </table:table-cell>
          <table:table-cell table:formula="of:=[.A242]-[.$A$2]" office:value-type="float" office:value="1260" calcext:value-type="float">
            <text:p>1260</text:p>
          </table:table-cell>
          <table:table-cell table:formula="of:=[.B242]/60" office:value-type="float" office:value="21" calcext:value-type="float">
            <text:p>21</text:p>
          </table:table-cell>
          <table:table-cell office:value-type="float" office:value="7.623" calcext:value-type="float">
            <text:p>7,623</text:p>
          </table:table-cell>
          <table:table-cell table:formula="of:=[.D242]-3.866" office:value-type="float" office:value="3.757" calcext:value-type="float">
            <text:p>3,757</text:p>
          </table:table-cell>
          <table:table-cell table:formula="of:=AVERAGE([.E219:.E242])" office:value-type="float" office:value="3.60233333333333" calcext:value-type="float">
            <text:p>3,60233333333333</text:p>
          </table:table-cell>
          <table:table-cell table:formula="of:=[.E2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20" calcext:value-type="float">
            <text:p>1479484420</text:p>
          </table:table-cell>
          <table:table-cell table:formula="of:=[.A243]-[.$A$2]" office:value-type="float" office:value="1265" calcext:value-type="float">
            <text:p>1265</text:p>
          </table:table-cell>
          <table:table-cell table:formula="of:=[.B243]/60" office:value-type="float" office:value="21.0833333333333" calcext:value-type="float">
            <text:p>21,0833333333333</text:p>
          </table:table-cell>
          <table:table-cell office:value-type="float" office:value="7.247" calcext:value-type="float">
            <text:p>7,247</text:p>
          </table:table-cell>
          <table:table-cell table:formula="of:=[.D243]-3.866" office:value-type="float" office:value="3.381" calcext:value-type="float">
            <text:p>3,381</text:p>
          </table:table-cell>
          <table:table-cell table:formula="of:=AVERAGE([.E220:.E243])" office:value-type="float" office:value="3.603125" calcext:value-type="float">
            <text:p>3,603125</text:p>
          </table:table-cell>
          <table:table-cell table:formula="of:=[.E2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25" calcext:value-type="float">
            <text:p>1479484425</text:p>
          </table:table-cell>
          <table:table-cell table:formula="of:=[.A244]-[.$A$2]" office:value-type="float" office:value="1270" calcext:value-type="float">
            <text:p>1270</text:p>
          </table:table-cell>
          <table:table-cell table:formula="of:=[.B244]/60" office:value-type="float" office:value="21.1666666666667" calcext:value-type="float">
            <text:p>21,1666666666667</text:p>
          </table:table-cell>
          <table:table-cell office:value-type="float" office:value="7.87" calcext:value-type="float">
            <text:p>7,87</text:p>
          </table:table-cell>
          <table:table-cell table:formula="of:=[.D244]-3.866" office:value-type="float" office:value="4.004" calcext:value-type="float">
            <text:p>4,004</text:p>
          </table:table-cell>
          <table:table-cell table:formula="of:=AVERAGE([.E221:.E244])" office:value-type="float" office:value="3.63108333333333" calcext:value-type="float">
            <text:p>3,63108333333333</text:p>
          </table:table-cell>
          <table:table-cell table:formula="of:=[.E2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36" calcext:value-type="float">
            <text:p>1479484436</text:p>
          </table:table-cell>
          <table:table-cell table:formula="of:=[.A245]-[.$A$2]" office:value-type="float" office:value="1281" calcext:value-type="float">
            <text:p>1281</text:p>
          </table:table-cell>
          <table:table-cell table:formula="of:=[.B245]/60" office:value-type="float" office:value="21.35" calcext:value-type="float">
            <text:p>21,35</text:p>
          </table:table-cell>
          <table:table-cell office:value-type="float" office:value="7.016" calcext:value-type="float">
            <text:p>7,016</text:p>
          </table:table-cell>
          <table:table-cell table:formula="of:=[.D245]-3.866" office:value-type="float" office:value="3.15" calcext:value-type="float">
            <text:p>3,15</text:p>
          </table:table-cell>
          <table:table-cell table:formula="of:=AVERAGE([.E222:.E245])" office:value-type="float" office:value="3.61658333333333" calcext:value-type="float">
            <text:p>3,61658333333333</text:p>
          </table:table-cell>
          <table:table-cell table:formula="of:=[.E2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41" calcext:value-type="float">
            <text:p>1479484441</text:p>
          </table:table-cell>
          <table:table-cell table:formula="of:=[.A246]-[.$A$2]" office:value-type="float" office:value="1286" calcext:value-type="float">
            <text:p>1286</text:p>
          </table:table-cell>
          <table:table-cell table:formula="of:=[.B246]/60" office:value-type="float" office:value="21.4333333333333" calcext:value-type="float">
            <text:p>21,4333333333333</text:p>
          </table:table-cell>
          <table:table-cell office:value-type="float" office:value="8.236" calcext:value-type="float">
            <text:p>8,236</text:p>
          </table:table-cell>
          <table:table-cell table:formula="of:=[.D246]-3.866" office:value-type="float" office:value="4.37" calcext:value-type="float">
            <text:p>4,37</text:p>
          </table:table-cell>
          <table:table-cell table:formula="of:=AVERAGE([.E223:.E246])" office:value-type="float" office:value="3.635" calcext:value-type="float">
            <text:p>3,635</text:p>
          </table:table-cell>
          <table:table-cell table:formula="of:=[.E2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46" calcext:value-type="float">
            <text:p>1479484446</text:p>
          </table:table-cell>
          <table:table-cell table:formula="of:=[.A247]-[.$A$2]" office:value-type="float" office:value="1291" calcext:value-type="float">
            <text:p>1291</text:p>
          </table:table-cell>
          <table:table-cell table:formula="of:=[.B247]/60" office:value-type="float" office:value="21.5166666666667" calcext:value-type="float">
            <text:p>21,5166666666667</text:p>
          </table:table-cell>
          <table:table-cell office:value-type="float" office:value="7.62" calcext:value-type="float">
            <text:p>7,62</text:p>
          </table:table-cell>
          <table:table-cell table:formula="of:=[.D247]-3.866" office:value-type="float" office:value="3.754" calcext:value-type="float">
            <text:p>3,754</text:p>
          </table:table-cell>
          <table:table-cell table:formula="of:=AVERAGE([.E224:.E247])" office:value-type="float" office:value="3.645375" calcext:value-type="float">
            <text:p>3,645375</text:p>
          </table:table-cell>
          <table:table-cell table:formula="of:=[.E2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51" calcext:value-type="float">
            <text:p>1479484451</text:p>
          </table:table-cell>
          <table:table-cell table:formula="of:=[.A248]-[.$A$2]" office:value-type="float" office:value="1296" calcext:value-type="float">
            <text:p>1296</text:p>
          </table:table-cell>
          <table:table-cell table:formula="of:=[.B248]/60" office:value-type="float" office:value="21.6" calcext:value-type="float">
            <text:p>21,6</text:p>
          </table:table-cell>
          <table:table-cell office:value-type="float" office:value="7.561" calcext:value-type="float">
            <text:p>7,561</text:p>
          </table:table-cell>
          <table:table-cell table:formula="of:=[.D248]-3.866" office:value-type="float" office:value="3.695" calcext:value-type="float">
            <text:p>3,695</text:p>
          </table:table-cell>
          <table:table-cell table:formula="of:=AVERAGE([.E225:.E248])" office:value-type="float" office:value="3.66275" calcext:value-type="float">
            <text:p>3,66275</text:p>
          </table:table-cell>
          <table:table-cell table:formula="of:=[.E2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57" calcext:value-type="float">
            <text:p>1479484457</text:p>
          </table:table-cell>
          <table:table-cell table:formula="of:=[.A249]-[.$A$2]" office:value-type="float" office:value="1302" calcext:value-type="float">
            <text:p>1302</text:p>
          </table:table-cell>
          <table:table-cell table:formula="of:=[.B249]/60" office:value-type="float" office:value="21.7" calcext:value-type="float">
            <text:p>21,7</text:p>
          </table:table-cell>
          <table:table-cell office:value-type="float" office:value="7.006" calcext:value-type="float">
            <text:p>7,006</text:p>
          </table:table-cell>
          <table:table-cell table:formula="of:=[.D249]-3.866" office:value-type="float" office:value="3.14" calcext:value-type="float">
            <text:p>3,14</text:p>
          </table:table-cell>
          <table:table-cell table:formula="of:=AVERAGE([.E226:.E249])" office:value-type="float" office:value="3.63725" calcext:value-type="float">
            <text:p>3,63725</text:p>
          </table:table-cell>
          <table:table-cell table:formula="of:=[.E2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62" calcext:value-type="float">
            <text:p>1479484462</text:p>
          </table:table-cell>
          <table:table-cell table:formula="of:=[.A250]-[.$A$2]" office:value-type="float" office:value="1307" calcext:value-type="float">
            <text:p>1307</text:p>
          </table:table-cell>
          <table:table-cell table:formula="of:=[.B250]/60" office:value-type="float" office:value="21.7833333333333" calcext:value-type="float">
            <text:p>21,7833333333333</text:p>
          </table:table-cell>
          <table:table-cell office:value-type="float" office:value="7.897" calcext:value-type="float">
            <text:p>7,897</text:p>
          </table:table-cell>
          <table:table-cell table:formula="of:=[.D250]-3.866" office:value-type="float" office:value="4.031" calcext:value-type="float">
            <text:p>4,031</text:p>
          </table:table-cell>
          <table:table-cell table:formula="of:=AVERAGE([.E227:.E250])" office:value-type="float" office:value="3.64429166666667" calcext:value-type="float">
            <text:p>3,64429166666667</text:p>
          </table:table-cell>
          <table:table-cell table:formula="of:=[.E25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67" calcext:value-type="float">
            <text:p>1479484467</text:p>
          </table:table-cell>
          <table:table-cell table:formula="of:=[.A251]-[.$A$2]" office:value-type="float" office:value="1312" calcext:value-type="float">
            <text:p>1312</text:p>
          </table:table-cell>
          <table:table-cell table:formula="of:=[.B251]/60" office:value-type="float" office:value="21.8666666666667" calcext:value-type="float">
            <text:p>21,8666666666667</text:p>
          </table:table-cell>
          <table:table-cell office:value-type="float" office:value="7.32" calcext:value-type="float">
            <text:p>7,32</text:p>
          </table:table-cell>
          <table:table-cell table:formula="of:=[.D251]-3.866" office:value-type="float" office:value="3.454" calcext:value-type="float">
            <text:p>3,454</text:p>
          </table:table-cell>
          <table:table-cell table:formula="of:=AVERAGE([.E228:.E251])" office:value-type="float" office:value="3.629" calcext:value-type="float">
            <text:p>3,629</text:p>
          </table:table-cell>
          <table:table-cell table:formula="of:=[.E25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73" calcext:value-type="float">
            <text:p>1479484473</text:p>
          </table:table-cell>
          <table:table-cell table:formula="of:=[.A252]-[.$A$2]" office:value-type="float" office:value="1318" calcext:value-type="float">
            <text:p>1318</text:p>
          </table:table-cell>
          <table:table-cell table:formula="of:=[.B252]/60" office:value-type="float" office:value="21.9666666666667" calcext:value-type="float">
            <text:p>21,9666666666667</text:p>
          </table:table-cell>
          <table:table-cell office:value-type="float" office:value="7.055" calcext:value-type="float">
            <text:p>7,055</text:p>
          </table:table-cell>
          <table:table-cell table:formula="of:=[.D252]-3.866" office:value-type="float" office:value="3.189" calcext:value-type="float">
            <text:p>3,189</text:p>
          </table:table-cell>
          <table:table-cell table:formula="of:=AVERAGE([.E229:.E252])" office:value-type="float" office:value="3.620875" calcext:value-type="float">
            <text:p>3,620875</text:p>
          </table:table-cell>
          <table:table-cell table:formula="of:=[.E2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78" calcext:value-type="float">
            <text:p>1479484478</text:p>
          </table:table-cell>
          <table:table-cell table:formula="of:=[.A253]-[.$A$2]" office:value-type="float" office:value="1323" calcext:value-type="float">
            <text:p>1323</text:p>
          </table:table-cell>
          <table:table-cell table:formula="of:=[.B253]/60" office:value-type="float" office:value="22.05" calcext:value-type="float">
            <text:p>22,05</text:p>
          </table:table-cell>
          <table:table-cell office:value-type="float" office:value="7.21" calcext:value-type="float">
            <text:p>7,21</text:p>
          </table:table-cell>
          <table:table-cell table:formula="of:=[.D253]-3.866" office:value-type="float" office:value="3.344" calcext:value-type="float">
            <text:p>3,344</text:p>
          </table:table-cell>
          <table:table-cell table:formula="of:=AVERAGE([.E230:.E253])" office:value-type="float" office:value="3.61283333333333" calcext:value-type="float">
            <text:p>3,61283333333333</text:p>
          </table:table-cell>
          <table:table-cell table:formula="of:=[.E2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83" calcext:value-type="float">
            <text:p>1479484483</text:p>
          </table:table-cell>
          <table:table-cell table:formula="of:=[.A254]-[.$A$2]" office:value-type="float" office:value="1328" calcext:value-type="float">
            <text:p>1328</text:p>
          </table:table-cell>
          <table:table-cell table:formula="of:=[.B254]/60" office:value-type="float" office:value="22.1333333333333" calcext:value-type="float">
            <text:p>22,1333333333333</text:p>
          </table:table-cell>
          <table:table-cell office:value-type="float" office:value="7.335" calcext:value-type="float">
            <text:p>7,335</text:p>
          </table:table-cell>
          <table:table-cell table:formula="of:=[.D254]-3.866" office:value-type="float" office:value="3.469" calcext:value-type="float">
            <text:p>3,469</text:p>
          </table:table-cell>
          <table:table-cell table:formula="of:=AVERAGE([.E231:.E254])" office:value-type="float" office:value="3.619625" calcext:value-type="float">
            <text:p>3,619625</text:p>
          </table:table-cell>
          <table:table-cell table:formula="of:=[.E2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88" calcext:value-type="float">
            <text:p>1479484488</text:p>
          </table:table-cell>
          <table:table-cell table:formula="of:=[.A255]-[.$A$2]" office:value-type="float" office:value="1333" calcext:value-type="float">
            <text:p>1333</text:p>
          </table:table-cell>
          <table:table-cell table:formula="of:=[.B255]/60" office:value-type="float" office:value="22.2166666666667" calcext:value-type="float">
            <text:p>22,2166666666667</text:p>
          </table:table-cell>
          <table:table-cell office:value-type="float" office:value="7.057" calcext:value-type="float">
            <text:p>7,057</text:p>
          </table:table-cell>
          <table:table-cell table:formula="of:=[.D255]-3.866" office:value-type="float" office:value="3.191" calcext:value-type="float">
            <text:p>3,191</text:p>
          </table:table-cell>
          <table:table-cell table:formula="of:=AVERAGE([.E232:.E255])" office:value-type="float" office:value="3.61291666666667" calcext:value-type="float">
            <text:p>3,61291666666667</text:p>
          </table:table-cell>
          <table:table-cell table:formula="of:=[.E25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94" calcext:value-type="float">
            <text:p>1479484494</text:p>
          </table:table-cell>
          <table:table-cell table:formula="of:=[.A256]-[.$A$2]" office:value-type="float" office:value="1339" calcext:value-type="float">
            <text:p>1339</text:p>
          </table:table-cell>
          <table:table-cell table:formula="of:=[.B256]/60" office:value-type="float" office:value="22.3166666666667" calcext:value-type="float">
            <text:p>22,3166666666667</text:p>
          </table:table-cell>
          <table:table-cell office:value-type="float" office:value="7.697" calcext:value-type="float">
            <text:p>7,697</text:p>
          </table:table-cell>
          <table:table-cell table:formula="of:=[.D256]-3.866" office:value-type="float" office:value="3.831" calcext:value-type="float">
            <text:p>3,831</text:p>
          </table:table-cell>
          <table:table-cell table:formula="of:=AVERAGE([.E233:.E256])" office:value-type="float" office:value="3.619875" calcext:value-type="float">
            <text:p>3,619875</text:p>
          </table:table-cell>
          <table:table-cell table:formula="of:=[.E2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499" calcext:value-type="float">
            <text:p>1479484499</text:p>
          </table:table-cell>
          <table:table-cell table:formula="of:=[.A257]-[.$A$2]" office:value-type="float" office:value="1344" calcext:value-type="float">
            <text:p>1344</text:p>
          </table:table-cell>
          <table:table-cell table:formula="of:=[.B257]/60" office:value-type="float" office:value="22.4" calcext:value-type="float">
            <text:p>22,4</text:p>
          </table:table-cell>
          <table:table-cell office:value-type="float" office:value="8.107" calcext:value-type="float">
            <text:p>8,107</text:p>
          </table:table-cell>
          <table:table-cell table:formula="of:=[.D257]-3.866" office:value-type="float" office:value="4.241" calcext:value-type="float">
            <text:p>4,241</text:p>
          </table:table-cell>
          <table:table-cell table:formula="of:=AVERAGE([.E234:.E257])" office:value-type="float" office:value="3.61775" calcext:value-type="float">
            <text:p>3,61775</text:p>
          </table:table-cell>
          <table:table-cell table:formula="of:=[.E2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04" calcext:value-type="float">
            <text:p>1479484504</text:p>
          </table:table-cell>
          <table:table-cell table:formula="of:=[.A258]-[.$A$2]" office:value-type="float" office:value="1349" calcext:value-type="float">
            <text:p>1349</text:p>
          </table:table-cell>
          <table:table-cell table:formula="of:=[.B258]/60" office:value-type="float" office:value="22.4833333333333" calcext:value-type="float">
            <text:p>22,4833333333333</text:p>
          </table:table-cell>
          <table:table-cell office:value-type="float" office:value="6.958" calcext:value-type="float">
            <text:p>6,958</text:p>
          </table:table-cell>
          <table:table-cell table:formula="of:=[.D258]-3.866" office:value-type="float" office:value="3.092" calcext:value-type="float">
            <text:p>3,092</text:p>
          </table:table-cell>
          <table:table-cell table:formula="of:=AVERAGE([.E235:.E258])" office:value-type="float" office:value="3.61704166666667" calcext:value-type="float">
            <text:p>3,61704166666667</text:p>
          </table:table-cell>
          <table:table-cell table:formula="of:=[.E2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09" calcext:value-type="float">
            <text:p>1479484509</text:p>
          </table:table-cell>
          <table:table-cell table:formula="of:=[.A259]-[.$A$2]" office:value-type="float" office:value="1354" calcext:value-type="float">
            <text:p>1354</text:p>
          </table:table-cell>
          <table:table-cell table:formula="of:=[.B259]/60" office:value-type="float" office:value="22.5666666666667" calcext:value-type="float">
            <text:p>22,5666666666667</text:p>
          </table:table-cell>
          <table:table-cell office:value-type="float" office:value="7.246" calcext:value-type="float">
            <text:p>7,246</text:p>
          </table:table-cell>
          <table:table-cell table:formula="of:=[.D259]-3.866" office:value-type="float" office:value="3.38" calcext:value-type="float">
            <text:p>3,38</text:p>
          </table:table-cell>
          <table:table-cell table:formula="of:=AVERAGE([.E236:.E259])" office:value-type="float" office:value="3.622" calcext:value-type="float">
            <text:p>3,622</text:p>
          </table:table-cell>
          <table:table-cell table:formula="of:=[.E25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14" calcext:value-type="float">
            <text:p>1479484514</text:p>
          </table:table-cell>
          <table:table-cell table:formula="of:=[.A260]-[.$A$2]" office:value-type="float" office:value="1359" calcext:value-type="float">
            <text:p>1359</text:p>
          </table:table-cell>
          <table:table-cell table:formula="of:=[.B260]/60" office:value-type="float" office:value="22.65" calcext:value-type="float">
            <text:p>22,65</text:p>
          </table:table-cell>
          <table:table-cell office:value-type="float" office:value="7.094" calcext:value-type="float">
            <text:p>7,094</text:p>
          </table:table-cell>
          <table:table-cell table:formula="of:=[.D260]-3.866" office:value-type="float" office:value="3.228" calcext:value-type="float">
            <text:p>3,228</text:p>
          </table:table-cell>
          <table:table-cell table:formula="of:=AVERAGE([.E237:.E260])" office:value-type="float" office:value="3.57" calcext:value-type="float">
            <text:p>3,57</text:p>
          </table:table-cell>
          <table:table-cell table:formula="of:=[.E2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20" calcext:value-type="float">
            <text:p>1479484520</text:p>
          </table:table-cell>
          <table:table-cell table:formula="of:=[.A261]-[.$A$2]" office:value-type="float" office:value="1365" calcext:value-type="float">
            <text:p>1365</text:p>
          </table:table-cell>
          <table:table-cell table:formula="of:=[.B261]/60" office:value-type="float" office:value="22.75" calcext:value-type="float">
            <text:p>22,75</text:p>
          </table:table-cell>
          <table:table-cell office:value-type="float" office:value="7.931" calcext:value-type="float">
            <text:p>7,931</text:p>
          </table:table-cell>
          <table:table-cell table:formula="of:=[.D261]-3.866" office:value-type="float" office:value="4.065" calcext:value-type="float">
            <text:p>4,065</text:p>
          </table:table-cell>
          <table:table-cell table:formula="of:=AVERAGE([.E238:.E261])" office:value-type="float" office:value="3.60179166666667" calcext:value-type="float">
            <text:p>3,60179166666667</text:p>
          </table:table-cell>
          <table:table-cell table:formula="of:=[.E26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25" calcext:value-type="float">
            <text:p>1479484525</text:p>
          </table:table-cell>
          <table:table-cell table:formula="of:=[.A262]-[.$A$2]" office:value-type="float" office:value="1370" calcext:value-type="float">
            <text:p>1370</text:p>
          </table:table-cell>
          <table:table-cell table:formula="of:=[.B262]/60" office:value-type="float" office:value="22.8333333333333" calcext:value-type="float">
            <text:p>22,8333333333333</text:p>
          </table:table-cell>
          <table:table-cell office:value-type="float" office:value="7.027" calcext:value-type="float">
            <text:p>7,027</text:p>
          </table:table-cell>
          <table:table-cell table:formula="of:=[.D262]-3.866" office:value-type="float" office:value="3.161" calcext:value-type="float">
            <text:p>3,161</text:p>
          </table:table-cell>
          <table:table-cell table:formula="of:=AVERAGE([.E239:.E262])" office:value-type="float" office:value="3.60220833333333" calcext:value-type="float">
            <text:p>3,60220833333333</text:p>
          </table:table-cell>
          <table:table-cell table:formula="of:=[.E2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30" calcext:value-type="float">
            <text:p>1479484530</text:p>
          </table:table-cell>
          <table:table-cell table:formula="of:=[.A263]-[.$A$2]" office:value-type="float" office:value="1375" calcext:value-type="float">
            <text:p>1375</text:p>
          </table:table-cell>
          <table:table-cell table:formula="of:=[.B263]/60" office:value-type="float" office:value="22.9166666666667" calcext:value-type="float">
            <text:p>22,9166666666667</text:p>
          </table:table-cell>
          <table:table-cell office:value-type="float" office:value="7.161" calcext:value-type="float">
            <text:p>7,161</text:p>
          </table:table-cell>
          <table:table-cell table:formula="of:=[.D263]-3.866" office:value-type="float" office:value="3.295" calcext:value-type="float">
            <text:p>3,295</text:p>
          </table:table-cell>
          <table:table-cell table:formula="of:=AVERAGE([.E240:.E263])" office:value-type="float" office:value="3.593875" calcext:value-type="float">
            <text:p>3,593875</text:p>
          </table:table-cell>
          <table:table-cell table:formula="of:=[.E2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36" calcext:value-type="float">
            <text:p>1479484536</text:p>
          </table:table-cell>
          <table:table-cell table:formula="of:=[.A264]-[.$A$2]" office:value-type="float" office:value="1381" calcext:value-type="float">
            <text:p>1381</text:p>
          </table:table-cell>
          <table:table-cell table:formula="of:=[.B264]/60" office:value-type="float" office:value="23.0166666666667" calcext:value-type="float">
            <text:p>23,0166666666667</text:p>
          </table:table-cell>
          <table:table-cell office:value-type="float" office:value="7.205" calcext:value-type="float">
            <text:p>7,205</text:p>
          </table:table-cell>
          <table:table-cell table:formula="of:=[.D264]-3.866" office:value-type="float" office:value="3.339" calcext:value-type="float">
            <text:p>3,339</text:p>
          </table:table-cell>
          <table:table-cell table:formula="of:=AVERAGE([.E241:.E264])" office:value-type="float" office:value="3.55904166666667" calcext:value-type="float">
            <text:p>3,55904166666667</text:p>
          </table:table-cell>
          <table:table-cell table:formula="of:=[.E2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41" calcext:value-type="float">
            <text:p>1479484541</text:p>
          </table:table-cell>
          <table:table-cell table:formula="of:=[.A265]-[.$A$2]" office:value-type="float" office:value="1386" calcext:value-type="float">
            <text:p>1386</text:p>
          </table:table-cell>
          <table:table-cell table:formula="of:=[.B265]/60" office:value-type="float" office:value="23.1" calcext:value-type="float">
            <text:p>23,1</text:p>
          </table:table-cell>
          <table:table-cell office:value-type="float" office:value="8.173" calcext:value-type="float">
            <text:p>8,173</text:p>
          </table:table-cell>
          <table:table-cell table:formula="of:=[.D265]-3.866" office:value-type="float" office:value="4.307" calcext:value-type="float">
            <text:p>4,307</text:p>
          </table:table-cell>
          <table:table-cell table:formula="of:=AVERAGE([.E242:.E265])" office:value-type="float" office:value="3.57783333333333" calcext:value-type="float">
            <text:p>3,57783333333333</text:p>
          </table:table-cell>
          <table:table-cell table:formula="of:=[.E2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46" calcext:value-type="float">
            <text:p>1479484546</text:p>
          </table:table-cell>
          <table:table-cell table:formula="of:=[.A266]-[.$A$2]" office:value-type="float" office:value="1391" calcext:value-type="float">
            <text:p>1391</text:p>
          </table:table-cell>
          <table:table-cell table:formula="of:=[.B266]/60" office:value-type="float" office:value="23.1833333333333" calcext:value-type="float">
            <text:p>23,1833333333333</text:p>
          </table:table-cell>
          <table:table-cell office:value-type="float" office:value="7.072" calcext:value-type="float">
            <text:p>7,072</text:p>
          </table:table-cell>
          <table:table-cell table:formula="of:=[.D266]-3.866" office:value-type="float" office:value="3.206" calcext:value-type="float">
            <text:p>3,206</text:p>
          </table:table-cell>
          <table:table-cell table:formula="of:=AVERAGE([.E243:.E266])" office:value-type="float" office:value="3.554875" calcext:value-type="float">
            <text:p>3,554875</text:p>
          </table:table-cell>
          <table:table-cell table:formula="of:=[.E26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51" calcext:value-type="float">
            <text:p>1479484551</text:p>
          </table:table-cell>
          <table:table-cell table:formula="of:=[.A267]-[.$A$2]" office:value-type="float" office:value="1396" calcext:value-type="float">
            <text:p>1396</text:p>
          </table:table-cell>
          <table:table-cell table:formula="of:=[.B267]/60" office:value-type="float" office:value="23.2666666666667" calcext:value-type="float">
            <text:p>23,2666666666667</text:p>
          </table:table-cell>
          <table:table-cell office:value-type="float" office:value="7.725" calcext:value-type="float">
            <text:p>7,725</text:p>
          </table:table-cell>
          <table:table-cell table:formula="of:=[.D267]-3.866" office:value-type="float" office:value="3.859" calcext:value-type="float">
            <text:p>3,859</text:p>
          </table:table-cell>
          <table:table-cell table:formula="of:=AVERAGE([.E244:.E267])" office:value-type="float" office:value="3.57479166666667" calcext:value-type="float">
            <text:p>3,57479166666667</text:p>
          </table:table-cell>
          <table:table-cell table:formula="of:=[.E2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57" calcext:value-type="float">
            <text:p>1479484557</text:p>
          </table:table-cell>
          <table:table-cell table:formula="of:=[.A268]-[.$A$2]" office:value-type="float" office:value="1402" calcext:value-type="float">
            <text:p>1402</text:p>
          </table:table-cell>
          <table:table-cell table:formula="of:=[.B268]/60" office:value-type="float" office:value="23.3666666666667" calcext:value-type="float">
            <text:p>23,3666666666667</text:p>
          </table:table-cell>
          <table:table-cell office:value-type="float" office:value="7.749" calcext:value-type="float">
            <text:p>7,749</text:p>
          </table:table-cell>
          <table:table-cell table:formula="of:=[.D268]-3.866" office:value-type="float" office:value="3.883" calcext:value-type="float">
            <text:p>3,883</text:p>
          </table:table-cell>
          <table:table-cell table:formula="of:=AVERAGE([.E245:.E268])" office:value-type="float" office:value="3.56975" calcext:value-type="float">
            <text:p>3,56975</text:p>
          </table:table-cell>
          <table:table-cell table:formula="of:=[.E26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62" calcext:value-type="float">
            <text:p>1479484562</text:p>
          </table:table-cell>
          <table:table-cell table:formula="of:=[.A269]-[.$A$2]" office:value-type="float" office:value="1407" calcext:value-type="float">
            <text:p>1407</text:p>
          </table:table-cell>
          <table:table-cell table:formula="of:=[.B269]/60" office:value-type="float" office:value="23.45" calcext:value-type="float">
            <text:p>23,45</text:p>
          </table:table-cell>
          <table:table-cell office:value-type="float" office:value="7.71" calcext:value-type="float">
            <text:p>7,71</text:p>
          </table:table-cell>
          <table:table-cell table:formula="of:=[.D269]-3.866" office:value-type="float" office:value="3.844" calcext:value-type="float">
            <text:p>3,844</text:p>
          </table:table-cell>
          <table:table-cell table:formula="of:=AVERAGE([.E246:.E269])" office:value-type="float" office:value="3.59866666666667" calcext:value-type="float">
            <text:p>3,59866666666667</text:p>
          </table:table-cell>
          <table:table-cell table:formula="of:=[.E26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67" calcext:value-type="float">
            <text:p>1479484567</text:p>
          </table:table-cell>
          <table:table-cell table:formula="of:=[.A270]-[.$A$2]" office:value-type="float" office:value="1412" calcext:value-type="float">
            <text:p>1412</text:p>
          </table:table-cell>
          <table:table-cell table:formula="of:=[.B270]/60" office:value-type="float" office:value="23.5333333333333" calcext:value-type="float">
            <text:p>23,5333333333333</text:p>
          </table:table-cell>
          <table:table-cell office:value-type="float" office:value="7.704" calcext:value-type="float">
            <text:p>7,704</text:p>
          </table:table-cell>
          <table:table-cell table:formula="of:=[.D270]-3.866" office:value-type="float" office:value="3.838" calcext:value-type="float">
            <text:p>3,838</text:p>
          </table:table-cell>
          <table:table-cell table:formula="of:=AVERAGE([.E247:.E270])" office:value-type="float" office:value="3.5765" calcext:value-type="float">
            <text:p>3,5765</text:p>
          </table:table-cell>
          <table:table-cell table:formula="of:=[.E2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72" calcext:value-type="float">
            <text:p>1479484572</text:p>
          </table:table-cell>
          <table:table-cell table:formula="of:=[.A271]-[.$A$2]" office:value-type="float" office:value="1417" calcext:value-type="float">
            <text:p>1417</text:p>
          </table:table-cell>
          <table:table-cell table:formula="of:=[.B271]/60" office:value-type="float" office:value="23.6166666666667" calcext:value-type="float">
            <text:p>23,6166666666667</text:p>
          </table:table-cell>
          <table:table-cell office:value-type="float" office:value="7.466" calcext:value-type="float">
            <text:p>7,466</text:p>
          </table:table-cell>
          <table:table-cell table:formula="of:=[.D271]-3.866" office:value-type="float" office:value="3.6" calcext:value-type="float">
            <text:p>3,6</text:p>
          </table:table-cell>
          <table:table-cell table:formula="of:=AVERAGE([.E248:.E271])" office:value-type="float" office:value="3.57008333333333" calcext:value-type="float">
            <text:p>3,57008333333333</text:p>
          </table:table-cell>
          <table:table-cell table:formula="of:=[.E2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78" calcext:value-type="float">
            <text:p>1479484578</text:p>
          </table:table-cell>
          <table:table-cell table:formula="of:=[.A272]-[.$A$2]" office:value-type="float" office:value="1423" calcext:value-type="float">
            <text:p>1423</text:p>
          </table:table-cell>
          <table:table-cell table:formula="of:=[.B272]/60" office:value-type="float" office:value="23.7166666666667" calcext:value-type="float">
            <text:p>23,7166666666667</text:p>
          </table:table-cell>
          <table:table-cell office:value-type="float" office:value="7.881" calcext:value-type="float">
            <text:p>7,881</text:p>
          </table:table-cell>
          <table:table-cell table:formula="of:=[.D272]-3.866" office:value-type="float" office:value="4.015" calcext:value-type="float">
            <text:p>4,015</text:p>
          </table:table-cell>
          <table:table-cell table:formula="of:=AVERAGE([.E249:.E272])" office:value-type="float" office:value="3.58341666666667" calcext:value-type="float">
            <text:p>3,58341666666667</text:p>
          </table:table-cell>
          <table:table-cell table:formula="of:=[.E27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83" calcext:value-type="float">
            <text:p>1479484583</text:p>
          </table:table-cell>
          <table:table-cell table:formula="of:=[.A273]-[.$A$2]" office:value-type="float" office:value="1428" calcext:value-type="float">
            <text:p>1428</text:p>
          </table:table-cell>
          <table:table-cell table:formula="of:=[.B273]/60" office:value-type="float" office:value="23.8" calcext:value-type="float">
            <text:p>23,8</text:p>
          </table:table-cell>
          <table:table-cell office:value-type="float" office:value="6.928" calcext:value-type="float">
            <text:p>6,928</text:p>
          </table:table-cell>
          <table:table-cell table:formula="of:=[.D273]-3.866" office:value-type="float" office:value="3.062" calcext:value-type="float">
            <text:p>3,062</text:p>
          </table:table-cell>
          <table:table-cell table:formula="of:=AVERAGE([.E250:.E273])" office:value-type="float" office:value="3.58016666666667" calcext:value-type="float">
            <text:p>3,58016666666667</text:p>
          </table:table-cell>
          <table:table-cell table:formula="of:=[.E27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88" calcext:value-type="float">
            <text:p>1479484588</text:p>
          </table:table-cell>
          <table:table-cell table:formula="of:=[.A274]-[.$A$2]" office:value-type="float" office:value="1433" calcext:value-type="float">
            <text:p>1433</text:p>
          </table:table-cell>
          <table:table-cell table:formula="of:=[.B274]/60" office:value-type="float" office:value="23.8833333333333" calcext:value-type="float">
            <text:p>23,8833333333333</text:p>
          </table:table-cell>
          <table:table-cell office:value-type="float" office:value="7.509" calcext:value-type="float">
            <text:p>7,509</text:p>
          </table:table-cell>
          <table:table-cell table:formula="of:=[.D274]-3.866" office:value-type="float" office:value="3.643" calcext:value-type="float">
            <text:p>3,643</text:p>
          </table:table-cell>
          <table:table-cell table:formula="of:=AVERAGE([.E251:.E274])" office:value-type="float" office:value="3.564" calcext:value-type="float">
            <text:p>3,564</text:p>
          </table:table-cell>
          <table:table-cell table:formula="of:=[.E27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93" calcext:value-type="float">
            <text:p>1479484593</text:p>
          </table:table-cell>
          <table:table-cell table:formula="of:=[.A275]-[.$A$2]" office:value-type="float" office:value="1438" calcext:value-type="float">
            <text:p>1438</text:p>
          </table:table-cell>
          <table:table-cell table:formula="of:=[.B275]/60" office:value-type="float" office:value="23.9666666666667" calcext:value-type="float">
            <text:p>23,9666666666667</text:p>
          </table:table-cell>
          <table:table-cell office:value-type="float" office:value="7.892" calcext:value-type="float">
            <text:p>7,892</text:p>
          </table:table-cell>
          <table:table-cell table:formula="of:=[.D275]-3.866" office:value-type="float" office:value="4.026" calcext:value-type="float">
            <text:p>4,026</text:p>
          </table:table-cell>
          <table:table-cell table:formula="of:=AVERAGE([.E252:.E275])" office:value-type="float" office:value="3.58783333333333" calcext:value-type="float">
            <text:p>3,58783333333333</text:p>
          </table:table-cell>
          <table:table-cell table:formula="of:=[.E2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599" calcext:value-type="float">
            <text:p>1479484599</text:p>
          </table:table-cell>
          <table:table-cell table:formula="of:=[.A276]-[.$A$2]" office:value-type="float" office:value="1444" calcext:value-type="float">
            <text:p>1444</text:p>
          </table:table-cell>
          <table:table-cell table:formula="of:=[.B276]/60" office:value-type="float" office:value="24.0666666666667" calcext:value-type="float">
            <text:p>24,0666666666667</text:p>
          </table:table-cell>
          <table:table-cell office:value-type="float" office:value="7.912" calcext:value-type="float">
            <text:p>7,912</text:p>
          </table:table-cell>
          <table:table-cell table:formula="of:=[.D276]-3.866" office:value-type="float" office:value="4.046" calcext:value-type="float">
            <text:p>4,046</text:p>
          </table:table-cell>
          <table:table-cell table:formula="of:=AVERAGE([.E253:.E276])" office:value-type="float" office:value="3.62354166666667" calcext:value-type="float">
            <text:p>3,62354166666667</text:p>
          </table:table-cell>
          <table:table-cell table:formula="of:=[.E2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04" calcext:value-type="float">
            <text:p>1479484604</text:p>
          </table:table-cell>
          <table:table-cell table:formula="of:=[.A277]-[.$A$2]" office:value-type="float" office:value="1449" calcext:value-type="float">
            <text:p>1449</text:p>
          </table:table-cell>
          <table:table-cell table:formula="of:=[.B277]/60" office:value-type="float" office:value="24.15" calcext:value-type="float">
            <text:p>24,15</text:p>
          </table:table-cell>
          <table:table-cell office:value-type="float" office:value="7.308" calcext:value-type="float">
            <text:p>7,308</text:p>
          </table:table-cell>
          <table:table-cell table:formula="of:=[.D277]-3.866" office:value-type="float" office:value="3.442" calcext:value-type="float">
            <text:p>3,442</text:p>
          </table:table-cell>
          <table:table-cell table:formula="of:=AVERAGE([.E254:.E277])" office:value-type="float" office:value="3.627625" calcext:value-type="float">
            <text:p>3,627625</text:p>
          </table:table-cell>
          <table:table-cell table:formula="of:=[.E27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09" calcext:value-type="float">
            <text:p>1479484609</text:p>
          </table:table-cell>
          <table:table-cell table:formula="of:=[.A278]-[.$A$2]" office:value-type="float" office:value="1454" calcext:value-type="float">
            <text:p>1454</text:p>
          </table:table-cell>
          <table:table-cell table:formula="of:=[.B278]/60" office:value-type="float" office:value="24.2333333333333" calcext:value-type="float">
            <text:p>24,2333333333333</text:p>
          </table:table-cell>
          <table:table-cell office:value-type="float" office:value="7.698" calcext:value-type="float">
            <text:p>7,698</text:p>
          </table:table-cell>
          <table:table-cell table:formula="of:=[.D278]-3.866" office:value-type="float" office:value="3.832" calcext:value-type="float">
            <text:p>3,832</text:p>
          </table:table-cell>
          <table:table-cell table:formula="of:=AVERAGE([.E255:.E278])" office:value-type="float" office:value="3.64275" calcext:value-type="float">
            <text:p>3,64275</text:p>
          </table:table-cell>
          <table:table-cell table:formula="of:=[.E2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14" calcext:value-type="float">
            <text:p>1479484614</text:p>
          </table:table-cell>
          <table:table-cell table:formula="of:=[.A279]-[.$A$2]" office:value-type="float" office:value="1459" calcext:value-type="float">
            <text:p>1459</text:p>
          </table:table-cell>
          <table:table-cell table:formula="of:=[.B279]/60" office:value-type="float" office:value="24.3166666666667" calcext:value-type="float">
            <text:p>24,3166666666667</text:p>
          </table:table-cell>
          <table:table-cell office:value-type="float" office:value="8.16" calcext:value-type="float">
            <text:p>8,16</text:p>
          </table:table-cell>
          <table:table-cell table:formula="of:=[.D279]-3.866" office:value-type="float" office:value="4.294" calcext:value-type="float">
            <text:p>4,294</text:p>
          </table:table-cell>
          <table:table-cell table:formula="of:=AVERAGE([.E256:.E279])" office:value-type="float" office:value="3.68870833333333" calcext:value-type="float">
            <text:p>3,68870833333333</text:p>
          </table:table-cell>
          <table:table-cell table:formula="of:=[.E27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20" calcext:value-type="float">
            <text:p>1479484620</text:p>
          </table:table-cell>
          <table:table-cell table:formula="of:=[.A280]-[.$A$2]" office:value-type="float" office:value="1465" calcext:value-type="float">
            <text:p>1465</text:p>
          </table:table-cell>
          <table:table-cell table:formula="of:=[.B280]/60" office:value-type="float" office:value="24.4166666666667" calcext:value-type="float">
            <text:p>24,4166666666667</text:p>
          </table:table-cell>
          <table:table-cell office:value-type="float" office:value="7.677" calcext:value-type="float">
            <text:p>7,677</text:p>
          </table:table-cell>
          <table:table-cell table:formula="of:=[.D280]-3.866" office:value-type="float" office:value="3.811" calcext:value-type="float">
            <text:p>3,811</text:p>
          </table:table-cell>
          <table:table-cell table:formula="of:=AVERAGE([.E257:.E280])" office:value-type="float" office:value="3.687875" calcext:value-type="float">
            <text:p>3,687875</text:p>
          </table:table-cell>
          <table:table-cell table:formula="of:=[.E28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25" calcext:value-type="float">
            <text:p>1479484625</text:p>
          </table:table-cell>
          <table:table-cell table:formula="of:=[.A281]-[.$A$2]" office:value-type="float" office:value="1470" calcext:value-type="float">
            <text:p>1470</text:p>
          </table:table-cell>
          <table:table-cell table:formula="of:=[.B281]/60" office:value-type="float" office:value="24.5" calcext:value-type="float">
            <text:p>24,5</text:p>
          </table:table-cell>
          <table:table-cell office:value-type="float" office:value="7.698" calcext:value-type="float">
            <text:p>7,698</text:p>
          </table:table-cell>
          <table:table-cell table:formula="of:=[.D281]-3.866" office:value-type="float" office:value="3.832" calcext:value-type="float">
            <text:p>3,832</text:p>
          </table:table-cell>
          <table:table-cell table:formula="of:=AVERAGE([.E258:.E281])" office:value-type="float" office:value="3.67083333333333" calcext:value-type="float">
            <text:p>3,67083333333333</text:p>
          </table:table-cell>
          <table:table-cell table:formula="of:=[.E28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30" calcext:value-type="float">
            <text:p>1479484630</text:p>
          </table:table-cell>
          <table:table-cell table:formula="of:=[.A282]-[.$A$2]" office:value-type="float" office:value="1475" calcext:value-type="float">
            <text:p>1475</text:p>
          </table:table-cell>
          <table:table-cell table:formula="of:=[.B282]/60" office:value-type="float" office:value="24.5833333333333" calcext:value-type="float">
            <text:p>24,5833333333333</text:p>
          </table:table-cell>
          <table:table-cell office:value-type="float" office:value="7.124" calcext:value-type="float">
            <text:p>7,124</text:p>
          </table:table-cell>
          <table:table-cell table:formula="of:=[.D282]-3.866" office:value-type="float" office:value="3.258" calcext:value-type="float">
            <text:p>3,258</text:p>
          </table:table-cell>
          <table:table-cell table:formula="of:=AVERAGE([.E259:.E282])" office:value-type="float" office:value="3.67775" calcext:value-type="float">
            <text:p>3,67775</text:p>
          </table:table-cell>
          <table:table-cell table:formula="of:=[.E2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35" calcext:value-type="float">
            <text:p>1479484635</text:p>
          </table:table-cell>
          <table:table-cell table:formula="of:=[.A283]-[.$A$2]" office:value-type="float" office:value="1480" calcext:value-type="float">
            <text:p>1480</text:p>
          </table:table-cell>
          <table:table-cell table:formula="of:=[.B283]/60" office:value-type="float" office:value="24.6666666666667" calcext:value-type="float">
            <text:p>24,6666666666667</text:p>
          </table:table-cell>
          <table:table-cell office:value-type="float" office:value="7.432" calcext:value-type="float">
            <text:p>7,432</text:p>
          </table:table-cell>
          <table:table-cell table:formula="of:=[.D283]-3.866" office:value-type="float" office:value="3.566" calcext:value-type="float">
            <text:p>3,566</text:p>
          </table:table-cell>
          <table:table-cell table:formula="of:=AVERAGE([.E260:.E283])" office:value-type="float" office:value="3.6855" calcext:value-type="float">
            <text:p>3,6855</text:p>
          </table:table-cell>
          <table:table-cell table:formula="of:=[.E2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40" calcext:value-type="float">
            <text:p>1479484640</text:p>
          </table:table-cell>
          <table:table-cell table:formula="of:=[.A284]-[.$A$2]" office:value-type="float" office:value="1485" calcext:value-type="float">
            <text:p>1485</text:p>
          </table:table-cell>
          <table:table-cell table:formula="of:=[.B284]/60" office:value-type="float" office:value="24.75" calcext:value-type="float">
            <text:p>24,75</text:p>
          </table:table-cell>
          <table:table-cell office:value-type="float" office:value="7.104" calcext:value-type="float">
            <text:p>7,104</text:p>
          </table:table-cell>
          <table:table-cell table:formula="of:=[.D284]-3.866" office:value-type="float" office:value="3.238" calcext:value-type="float">
            <text:p>3,238</text:p>
          </table:table-cell>
          <table:table-cell table:formula="of:=AVERAGE([.E261:.E284])" office:value-type="float" office:value="3.68591666666667" calcext:value-type="float">
            <text:p>3,68591666666667</text:p>
          </table:table-cell>
          <table:table-cell table:formula="of:=[.E2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46" calcext:value-type="float">
            <text:p>1479484646</text:p>
          </table:table-cell>
          <table:table-cell table:formula="of:=[.A285]-[.$A$2]" office:value-type="float" office:value="1491" calcext:value-type="float">
            <text:p>1491</text:p>
          </table:table-cell>
          <table:table-cell table:formula="of:=[.B285]/60" office:value-type="float" office:value="24.85" calcext:value-type="float">
            <text:p>24,85</text:p>
          </table:table-cell>
          <table:table-cell office:value-type="float" office:value="7.347" calcext:value-type="float">
            <text:p>7,347</text:p>
          </table:table-cell>
          <table:table-cell table:formula="of:=[.D285]-3.866" office:value-type="float" office:value="3.481" calcext:value-type="float">
            <text:p>3,481</text:p>
          </table:table-cell>
          <table:table-cell table:formula="of:=AVERAGE([.E262:.E285])" office:value-type="float" office:value="3.66158333333333" calcext:value-type="float">
            <text:p>3,66158333333333</text:p>
          </table:table-cell>
          <table:table-cell table:formula="of:=[.E2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51" calcext:value-type="float">
            <text:p>1479484651</text:p>
          </table:table-cell>
          <table:table-cell table:formula="of:=[.A286]-[.$A$2]" office:value-type="float" office:value="1496" calcext:value-type="float">
            <text:p>1496</text:p>
          </table:table-cell>
          <table:table-cell table:formula="of:=[.B286]/60" office:value-type="float" office:value="24.9333333333333" calcext:value-type="float">
            <text:p>24,9333333333333</text:p>
          </table:table-cell>
          <table:table-cell office:value-type="float" office:value="7.316" calcext:value-type="float">
            <text:p>7,316</text:p>
          </table:table-cell>
          <table:table-cell table:formula="of:=[.D286]-3.866" office:value-type="float" office:value="3.45" calcext:value-type="float">
            <text:p>3,45</text:p>
          </table:table-cell>
          <table:table-cell table:formula="of:=AVERAGE([.E263:.E286])" office:value-type="float" office:value="3.673625" calcext:value-type="float">
            <text:p>3,673625</text:p>
          </table:table-cell>
          <table:table-cell table:formula="of:=[.E2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56" calcext:value-type="float">
            <text:p>1479484656</text:p>
          </table:table-cell>
          <table:table-cell table:formula="of:=[.A287]-[.$A$2]" office:value-type="float" office:value="1501" calcext:value-type="float">
            <text:p>1501</text:p>
          </table:table-cell>
          <table:table-cell table:formula="of:=[.B287]/60" office:value-type="float" office:value="25.0166666666667" calcext:value-type="float">
            <text:p>25,0166666666667</text:p>
          </table:table-cell>
          <table:table-cell office:value-type="float" office:value="7.571" calcext:value-type="float">
            <text:p>7,571</text:p>
          </table:table-cell>
          <table:table-cell table:formula="of:=[.D287]-3.866" office:value-type="float" office:value="3.705" calcext:value-type="float">
            <text:p>3,705</text:p>
          </table:table-cell>
          <table:table-cell table:formula="of:=AVERAGE([.E264:.E287])" office:value-type="float" office:value="3.69070833333333" calcext:value-type="float">
            <text:p>3,69070833333333</text:p>
          </table:table-cell>
          <table:table-cell table:formula="of:=[.E2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62" calcext:value-type="float">
            <text:p>1479484662</text:p>
          </table:table-cell>
          <table:table-cell table:formula="of:=[.A288]-[.$A$2]" office:value-type="float" office:value="1507" calcext:value-type="float">
            <text:p>1507</text:p>
          </table:table-cell>
          <table:table-cell table:formula="of:=[.B288]/60" office:value-type="float" office:value="25.1166666666667" calcext:value-type="float">
            <text:p>25,1166666666667</text:p>
          </table:table-cell>
          <table:table-cell office:value-type="float" office:value="7.681" calcext:value-type="float">
            <text:p>7,681</text:p>
          </table:table-cell>
          <table:table-cell table:formula="of:=[.D288]-3.866" office:value-type="float" office:value="3.815" calcext:value-type="float">
            <text:p>3,815</text:p>
          </table:table-cell>
          <table:table-cell table:formula="of:=AVERAGE([.E265:.E288])" office:value-type="float" office:value="3.71054166666667" calcext:value-type="float">
            <text:p>3,71054166666667</text:p>
          </table:table-cell>
          <table:table-cell table:formula="of:=[.E28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67" calcext:value-type="float">
            <text:p>1479484667</text:p>
          </table:table-cell>
          <table:table-cell table:formula="of:=[.A289]-[.$A$2]" office:value-type="float" office:value="1512" calcext:value-type="float">
            <text:p>1512</text:p>
          </table:table-cell>
          <table:table-cell table:formula="of:=[.B289]/60" office:value-type="float" office:value="25.2" calcext:value-type="float">
            <text:p>25,2</text:p>
          </table:table-cell>
          <table:table-cell office:value-type="float" office:value="7.134" calcext:value-type="float">
            <text:p>7,134</text:p>
          </table:table-cell>
          <table:table-cell table:formula="of:=[.D289]-3.866" office:value-type="float" office:value="3.268" calcext:value-type="float">
            <text:p>3,268</text:p>
          </table:table-cell>
          <table:table-cell table:formula="of:=AVERAGE([.E266:.E289])" office:value-type="float" office:value="3.66725" calcext:value-type="float">
            <text:p>3,66725</text:p>
          </table:table-cell>
          <table:table-cell table:formula="of:=[.E2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72" calcext:value-type="float">
            <text:p>1479484672</text:p>
          </table:table-cell>
          <table:table-cell table:formula="of:=[.A290]-[.$A$2]" office:value-type="float" office:value="1517" calcext:value-type="float">
            <text:p>1517</text:p>
          </table:table-cell>
          <table:table-cell table:formula="of:=[.B290]/60" office:value-type="float" office:value="25.2833333333333" calcext:value-type="float">
            <text:p>25,2833333333333</text:p>
          </table:table-cell>
          <table:table-cell office:value-type="float" office:value="7.847" calcext:value-type="float">
            <text:p>7,847</text:p>
          </table:table-cell>
          <table:table-cell table:formula="of:=[.D290]-3.866" office:value-type="float" office:value="3.981" calcext:value-type="float">
            <text:p>3,981</text:p>
          </table:table-cell>
          <table:table-cell table:formula="of:=AVERAGE([.E267:.E290])" office:value-type="float" office:value="3.69954166666667" calcext:value-type="float">
            <text:p>3,69954166666667</text:p>
          </table:table-cell>
          <table:table-cell table:formula="of:=[.E2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77" calcext:value-type="float">
            <text:p>1479484677</text:p>
          </table:table-cell>
          <table:table-cell table:formula="of:=[.A291]-[.$A$2]" office:value-type="float" office:value="1522" calcext:value-type="float">
            <text:p>1522</text:p>
          </table:table-cell>
          <table:table-cell table:formula="of:=[.B291]/60" office:value-type="float" office:value="25.3666666666667" calcext:value-type="float">
            <text:p>25,3666666666667</text:p>
          </table:table-cell>
          <table:table-cell office:value-type="float" office:value="7.026" calcext:value-type="float">
            <text:p>7,026</text:p>
          </table:table-cell>
          <table:table-cell table:formula="of:=[.D291]-3.866" office:value-type="float" office:value="3.16" calcext:value-type="float">
            <text:p>3,16</text:p>
          </table:table-cell>
          <table:table-cell table:formula="of:=AVERAGE([.E268:.E291])" office:value-type="float" office:value="3.67041666666667" calcext:value-type="float">
            <text:p>3,67041666666667</text:p>
          </table:table-cell>
          <table:table-cell table:formula="of:=[.E2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82" calcext:value-type="float">
            <text:p>1479484682</text:p>
          </table:table-cell>
          <table:table-cell table:formula="of:=[.A292]-[.$A$2]" office:value-type="float" office:value="1527" calcext:value-type="float">
            <text:p>1527</text:p>
          </table:table-cell>
          <table:table-cell table:formula="of:=[.B292]/60" office:value-type="float" office:value="25.45" calcext:value-type="float">
            <text:p>25,45</text:p>
          </table:table-cell>
          <table:table-cell office:value-type="float" office:value="7.46" calcext:value-type="float">
            <text:p>7,46</text:p>
          </table:table-cell>
          <table:table-cell table:formula="of:=[.D292]-3.866" office:value-type="float" office:value="3.594" calcext:value-type="float">
            <text:p>3,594</text:p>
          </table:table-cell>
          <table:table-cell table:formula="of:=AVERAGE([.E269:.E292])" office:value-type="float" office:value="3.658375" calcext:value-type="float">
            <text:p>3,658375</text:p>
          </table:table-cell>
          <table:table-cell table:formula="of:=[.E2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88" calcext:value-type="float">
            <text:p>1479484688</text:p>
          </table:table-cell>
          <table:table-cell table:formula="of:=[.A293]-[.$A$2]" office:value-type="float" office:value="1533" calcext:value-type="float">
            <text:p>1533</text:p>
          </table:table-cell>
          <table:table-cell table:formula="of:=[.B293]/60" office:value-type="float" office:value="25.55" calcext:value-type="float">
            <text:p>25,55</text:p>
          </table:table-cell>
          <table:table-cell office:value-type="float" office:value="7.046" calcext:value-type="float">
            <text:p>7,046</text:p>
          </table:table-cell>
          <table:table-cell table:formula="of:=[.D293]-3.866" office:value-type="float" office:value="3.18" calcext:value-type="float">
            <text:p>3,18</text:p>
          </table:table-cell>
          <table:table-cell table:formula="of:=AVERAGE([.E270:.E293])" office:value-type="float" office:value="3.63070833333333" calcext:value-type="float">
            <text:p>3,63070833333333</text:p>
          </table:table-cell>
          <table:table-cell table:formula="of:=[.E2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93" calcext:value-type="float">
            <text:p>1479484693</text:p>
          </table:table-cell>
          <table:table-cell table:formula="of:=[.A294]-[.$A$2]" office:value-type="float" office:value="1538" calcext:value-type="float">
            <text:p>1538</text:p>
          </table:table-cell>
          <table:table-cell table:formula="of:=[.B294]/60" office:value-type="float" office:value="25.6333333333333" calcext:value-type="float">
            <text:p>25,6333333333333</text:p>
          </table:table-cell>
          <table:table-cell office:value-type="float" office:value="8.015" calcext:value-type="float">
            <text:p>8,015</text:p>
          </table:table-cell>
          <table:table-cell table:formula="of:=[.D294]-3.866" office:value-type="float" office:value="4.149" calcext:value-type="float">
            <text:p>4,149</text:p>
          </table:table-cell>
          <table:table-cell table:formula="of:=AVERAGE([.E271:.E294])" office:value-type="float" office:value="3.64366666666667" calcext:value-type="float">
            <text:p>3,64366666666667</text:p>
          </table:table-cell>
          <table:table-cell table:formula="of:=[.E2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698" calcext:value-type="float">
            <text:p>1479484698</text:p>
          </table:table-cell>
          <table:table-cell table:formula="of:=[.A295]-[.$A$2]" office:value-type="float" office:value="1543" calcext:value-type="float">
            <text:p>1543</text:p>
          </table:table-cell>
          <table:table-cell table:formula="of:=[.B295]/60" office:value-type="float" office:value="25.7166666666667" calcext:value-type="float">
            <text:p>25,7166666666667</text:p>
          </table:table-cell>
          <table:table-cell office:value-type="float" office:value="7.509" calcext:value-type="float">
            <text:p>7,509</text:p>
          </table:table-cell>
          <table:table-cell table:formula="of:=[.D295]-3.866" office:value-type="float" office:value="3.643" calcext:value-type="float">
            <text:p>3,643</text:p>
          </table:table-cell>
          <table:table-cell table:formula="of:=AVERAGE([.E272:.E295])" office:value-type="float" office:value="3.64545833333333" calcext:value-type="float">
            <text:p>3,64545833333333</text:p>
          </table:table-cell>
          <table:table-cell table:formula="of:=[.E2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04" calcext:value-type="float">
            <text:p>1479484704</text:p>
          </table:table-cell>
          <table:table-cell table:formula="of:=[.A296]-[.$A$2]" office:value-type="float" office:value="1549" calcext:value-type="float">
            <text:p>1549</text:p>
          </table:table-cell>
          <table:table-cell table:formula="of:=[.B296]/60" office:value-type="float" office:value="25.8166666666667" calcext:value-type="float">
            <text:p>25,8166666666667</text:p>
          </table:table-cell>
          <table:table-cell office:value-type="float" office:value="7.659" calcext:value-type="float">
            <text:p>7,659</text:p>
          </table:table-cell>
          <table:table-cell table:formula="of:=[.D296]-3.866" office:value-type="float" office:value="3.793" calcext:value-type="float">
            <text:p>3,793</text:p>
          </table:table-cell>
          <table:table-cell table:formula="of:=AVERAGE([.E273:.E296])" office:value-type="float" office:value="3.63620833333333" calcext:value-type="float">
            <text:p>3,63620833333333</text:p>
          </table:table-cell>
          <table:table-cell table:formula="of:=[.E2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09" calcext:value-type="float">
            <text:p>1479484709</text:p>
          </table:table-cell>
          <table:table-cell table:formula="of:=[.A297]-[.$A$2]" office:value-type="float" office:value="1554" calcext:value-type="float">
            <text:p>1554</text:p>
          </table:table-cell>
          <table:table-cell table:formula="of:=[.B297]/60" office:value-type="float" office:value="25.9" calcext:value-type="float">
            <text:p>25,9</text:p>
          </table:table-cell>
          <table:table-cell office:value-type="float" office:value="7.293" calcext:value-type="float">
            <text:p>7,293</text:p>
          </table:table-cell>
          <table:table-cell table:formula="of:=[.D297]-3.866" office:value-type="float" office:value="3.427" calcext:value-type="float">
            <text:p>3,427</text:p>
          </table:table-cell>
          <table:table-cell table:formula="of:=AVERAGE([.E274:.E297])" office:value-type="float" office:value="3.65141666666667" calcext:value-type="float">
            <text:p>3,65141666666667</text:p>
          </table:table-cell>
          <table:table-cell table:formula="of:=[.E2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14" calcext:value-type="float">
            <text:p>1479484714</text:p>
          </table:table-cell>
          <table:table-cell table:formula="of:=[.A298]-[.$A$2]" office:value-type="float" office:value="1559" calcext:value-type="float">
            <text:p>1559</text:p>
          </table:table-cell>
          <table:table-cell table:formula="of:=[.B298]/60" office:value-type="float" office:value="25.9833333333333" calcext:value-type="float">
            <text:p>25,9833333333333</text:p>
          </table:table-cell>
          <table:table-cell office:value-type="float" office:value="7.428" calcext:value-type="float">
            <text:p>7,428</text:p>
          </table:table-cell>
          <table:table-cell table:formula="of:=[.D298]-3.866" office:value-type="float" office:value="3.562" calcext:value-type="float">
            <text:p>3,562</text:p>
          </table:table-cell>
          <table:table-cell table:formula="of:=AVERAGE([.E275:.E298])" office:value-type="float" office:value="3.64804166666667" calcext:value-type="float">
            <text:p>3,64804166666667</text:p>
          </table:table-cell>
          <table:table-cell table:formula="of:=[.E2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19" calcext:value-type="float">
            <text:p>1479484719</text:p>
          </table:table-cell>
          <table:table-cell table:formula="of:=[.A299]-[.$A$2]" office:value-type="float" office:value="1564" calcext:value-type="float">
            <text:p>1564</text:p>
          </table:table-cell>
          <table:table-cell table:formula="of:=[.B299]/60" office:value-type="float" office:value="26.0666666666667" calcext:value-type="float">
            <text:p>26,0666666666667</text:p>
          </table:table-cell>
          <table:table-cell office:value-type="float" office:value="7.407" calcext:value-type="float">
            <text:p>7,407</text:p>
          </table:table-cell>
          <table:table-cell table:formula="of:=[.D299]-3.866" office:value-type="float" office:value="3.541" calcext:value-type="float">
            <text:p>3,541</text:p>
          </table:table-cell>
          <table:table-cell table:formula="of:=AVERAGE([.E276:.E299])" office:value-type="float" office:value="3.62783333333333" calcext:value-type="float">
            <text:p>3,62783333333333</text:p>
          </table:table-cell>
          <table:table-cell table:formula="of:=[.E29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25" calcext:value-type="float">
            <text:p>1479484725</text:p>
          </table:table-cell>
          <table:table-cell table:formula="of:=[.A300]-[.$A$2]" office:value-type="float" office:value="1570" calcext:value-type="float">
            <text:p>1570</text:p>
          </table:table-cell>
          <table:table-cell table:formula="of:=[.B300]/60" office:value-type="float" office:value="26.1666666666667" calcext:value-type="float">
            <text:p>26,1666666666667</text:p>
          </table:table-cell>
          <table:table-cell office:value-type="float" office:value="7.039" calcext:value-type="float">
            <text:p>7,039</text:p>
          </table:table-cell>
          <table:table-cell table:formula="of:=[.D300]-3.866" office:value-type="float" office:value="3.173" calcext:value-type="float">
            <text:p>3,173</text:p>
          </table:table-cell>
          <table:table-cell table:formula="of:=AVERAGE([.E277:.E300])" office:value-type="float" office:value="3.59145833333333" calcext:value-type="float">
            <text:p>3,59145833333333</text:p>
          </table:table-cell>
          <table:table-cell table:formula="of:=[.E3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30" calcext:value-type="float">
            <text:p>1479484730</text:p>
          </table:table-cell>
          <table:table-cell table:formula="of:=[.A301]-[.$A$2]" office:value-type="float" office:value="1575" calcext:value-type="float">
            <text:p>1575</text:p>
          </table:table-cell>
          <table:table-cell table:formula="of:=[.B301]/60" office:value-type="float" office:value="26.25" calcext:value-type="float">
            <text:p>26,25</text:p>
          </table:table-cell>
          <table:table-cell office:value-type="float" office:value="7.601" calcext:value-type="float">
            <text:p>7,601</text:p>
          </table:table-cell>
          <table:table-cell table:formula="of:=[.D301]-3.866" office:value-type="float" office:value="3.735" calcext:value-type="float">
            <text:p>3,735</text:p>
          </table:table-cell>
          <table:table-cell table:formula="of:=AVERAGE([.E278:.E301])" office:value-type="float" office:value="3.60366666666667" calcext:value-type="float">
            <text:p>3,60366666666667</text:p>
          </table:table-cell>
          <table:table-cell table:formula="of:=[.E3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35" calcext:value-type="float">
            <text:p>1479484735</text:p>
          </table:table-cell>
          <table:table-cell table:formula="of:=[.A302]-[.$A$2]" office:value-type="float" office:value="1580" calcext:value-type="float">
            <text:p>1580</text:p>
          </table:table-cell>
          <table:table-cell table:formula="of:=[.B302]/60" office:value-type="float" office:value="26.3333333333333" calcext:value-type="float">
            <text:p>26,3333333333333</text:p>
          </table:table-cell>
          <table:table-cell office:value-type="float" office:value="7.041" calcext:value-type="float">
            <text:p>7,041</text:p>
          </table:table-cell>
          <table:table-cell table:formula="of:=[.D302]-3.866" office:value-type="float" office:value="3.175" calcext:value-type="float">
            <text:p>3,175</text:p>
          </table:table-cell>
          <table:table-cell table:formula="of:=AVERAGE([.E279:.E302])" office:value-type="float" office:value="3.57629166666667" calcext:value-type="float">
            <text:p>3,57629166666667</text:p>
          </table:table-cell>
          <table:table-cell table:formula="of:=[.E30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40" calcext:value-type="float">
            <text:p>1479484740</text:p>
          </table:table-cell>
          <table:table-cell table:formula="of:=[.A303]-[.$A$2]" office:value-type="float" office:value="1585" calcext:value-type="float">
            <text:p>1585</text:p>
          </table:table-cell>
          <table:table-cell table:formula="of:=[.B303]/60" office:value-type="float" office:value="26.4166666666667" calcext:value-type="float">
            <text:p>26,4166666666667</text:p>
          </table:table-cell>
          <table:table-cell office:value-type="float" office:value="7.583" calcext:value-type="float">
            <text:p>7,583</text:p>
          </table:table-cell>
          <table:table-cell table:formula="of:=[.D303]-3.866" office:value-type="float" office:value="3.717" calcext:value-type="float">
            <text:p>3,717</text:p>
          </table:table-cell>
          <table:table-cell table:formula="of:=AVERAGE([.E280:.E303])" office:value-type="float" office:value="3.55225" calcext:value-type="float">
            <text:p>3,55225</text:p>
          </table:table-cell>
          <table:table-cell table:formula="of:=[.E3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45" calcext:value-type="float">
            <text:p>1479484745</text:p>
          </table:table-cell>
          <table:table-cell table:formula="of:=[.A304]-[.$A$2]" office:value-type="float" office:value="1590" calcext:value-type="float">
            <text:p>1590</text:p>
          </table:table-cell>
          <table:table-cell table:formula="of:=[.B304]/60" office:value-type="float" office:value="26.5" calcext:value-type="float">
            <text:p>26,5</text:p>
          </table:table-cell>
          <table:table-cell office:value-type="float" office:value="7.09" calcext:value-type="float">
            <text:p>7,09</text:p>
          </table:table-cell>
          <table:table-cell table:formula="of:=[.D304]-3.866" office:value-type="float" office:value="3.224" calcext:value-type="float">
            <text:p>3,224</text:p>
          </table:table-cell>
          <table:table-cell table:formula="of:=AVERAGE([.E281:.E304])" office:value-type="float" office:value="3.52779166666667" calcext:value-type="float">
            <text:p>3,52779166666667</text:p>
          </table:table-cell>
          <table:table-cell table:formula="of:=[.E3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51" calcext:value-type="float">
            <text:p>1479484751</text:p>
          </table:table-cell>
          <table:table-cell table:formula="of:=[.A305]-[.$A$2]" office:value-type="float" office:value="1596" calcext:value-type="float">
            <text:p>1596</text:p>
          </table:table-cell>
          <table:table-cell table:formula="of:=[.B305]/60" office:value-type="float" office:value="26.6" calcext:value-type="float">
            <text:p>26,6</text:p>
          </table:table-cell>
          <table:table-cell office:value-type="float" office:value="7.882" calcext:value-type="float">
            <text:p>7,882</text:p>
          </table:table-cell>
          <table:table-cell table:formula="of:=[.D305]-3.866" office:value-type="float" office:value="4.016" calcext:value-type="float">
            <text:p>4,016</text:p>
          </table:table-cell>
          <table:table-cell table:formula="of:=AVERAGE([.E282:.E305])" office:value-type="float" office:value="3.53545833333333" calcext:value-type="float">
            <text:p>3,53545833333333</text:p>
          </table:table-cell>
          <table:table-cell table:formula="of:=[.E3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56" calcext:value-type="float">
            <text:p>1479484756</text:p>
          </table:table-cell>
          <table:table-cell table:formula="of:=[.A306]-[.$A$2]" office:value-type="float" office:value="1601" calcext:value-type="float">
            <text:p>1601</text:p>
          </table:table-cell>
          <table:table-cell table:formula="of:=[.B306]/60" office:value-type="float" office:value="26.6833333333333" calcext:value-type="float">
            <text:p>26,6833333333333</text:p>
          </table:table-cell>
          <table:table-cell office:value-type="float" office:value="6.963" calcext:value-type="float">
            <text:p>6,963</text:p>
          </table:table-cell>
          <table:table-cell table:formula="of:=[.D306]-3.866" office:value-type="float" office:value="3.097" calcext:value-type="float">
            <text:p>3,097</text:p>
          </table:table-cell>
          <table:table-cell table:formula="of:=AVERAGE([.E283:.E306])" office:value-type="float" office:value="3.52875" calcext:value-type="float">
            <text:p>3,52875</text:p>
          </table:table-cell>
          <table:table-cell table:formula="of:=[.E3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61" calcext:value-type="float">
            <text:p>1479484761</text:p>
          </table:table-cell>
          <table:table-cell table:formula="of:=[.A307]-[.$A$2]" office:value-type="float" office:value="1606" calcext:value-type="float">
            <text:p>1606</text:p>
          </table:table-cell>
          <table:table-cell table:formula="of:=[.B307]/60" office:value-type="float" office:value="26.7666666666667" calcext:value-type="float">
            <text:p>26,7666666666667</text:p>
          </table:table-cell>
          <table:table-cell office:value-type="float" office:value="7.679" calcext:value-type="float">
            <text:p>7,679</text:p>
          </table:table-cell>
          <table:table-cell table:formula="of:=[.D307]-3.866" office:value-type="float" office:value="3.813" calcext:value-type="float">
            <text:p>3,813</text:p>
          </table:table-cell>
          <table:table-cell table:formula="of:=AVERAGE([.E284:.E307])" office:value-type="float" office:value="3.53904166666667" calcext:value-type="float">
            <text:p>3,53904166666667</text:p>
          </table:table-cell>
          <table:table-cell table:formula="of:=[.E3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67" calcext:value-type="float">
            <text:p>1479484767</text:p>
          </table:table-cell>
          <table:table-cell table:formula="of:=[.A308]-[.$A$2]" office:value-type="float" office:value="1612" calcext:value-type="float">
            <text:p>1612</text:p>
          </table:table-cell>
          <table:table-cell table:formula="of:=[.B308]/60" office:value-type="float" office:value="26.8666666666667" calcext:value-type="float">
            <text:p>26,8666666666667</text:p>
          </table:table-cell>
          <table:table-cell office:value-type="float" office:value="7.242" calcext:value-type="float">
            <text:p>7,242</text:p>
          </table:table-cell>
          <table:table-cell table:formula="of:=[.D308]-3.866" office:value-type="float" office:value="3.376" calcext:value-type="float">
            <text:p>3,376</text:p>
          </table:table-cell>
          <table:table-cell table:formula="of:=AVERAGE([.E285:.E308])" office:value-type="float" office:value="3.54479166666667" calcext:value-type="float">
            <text:p>3,54479166666667</text:p>
          </table:table-cell>
          <table:table-cell table:formula="of:=[.E3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72" calcext:value-type="float">
            <text:p>1479484772</text:p>
          </table:table-cell>
          <table:table-cell table:formula="of:=[.A309]-[.$A$2]" office:value-type="float" office:value="1617" calcext:value-type="float">
            <text:p>1617</text:p>
          </table:table-cell>
          <table:table-cell table:formula="of:=[.B309]/60" office:value-type="float" office:value="26.95" calcext:value-type="float">
            <text:p>26,95</text:p>
          </table:table-cell>
          <table:table-cell office:value-type="float" office:value="7.321" calcext:value-type="float">
            <text:p>7,321</text:p>
          </table:table-cell>
          <table:table-cell table:formula="of:=[.D309]-3.866" office:value-type="float" office:value="3.455" calcext:value-type="float">
            <text:p>3,455</text:p>
          </table:table-cell>
          <table:table-cell table:formula="of:=AVERAGE([.E286:.E309])" office:value-type="float" office:value="3.54370833333333" calcext:value-type="float">
            <text:p>3,54370833333333</text:p>
          </table:table-cell>
          <table:table-cell table:formula="of:=[.E3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77" calcext:value-type="float">
            <text:p>1479484777</text:p>
          </table:table-cell>
          <table:table-cell table:formula="of:=[.A310]-[.$A$2]" office:value-type="float" office:value="1622" calcext:value-type="float">
            <text:p>1622</text:p>
          </table:table-cell>
          <table:table-cell table:formula="of:=[.B310]/60" office:value-type="float" office:value="27.0333333333333" calcext:value-type="float">
            <text:p>27,0333333333333</text:p>
          </table:table-cell>
          <table:table-cell office:value-type="float" office:value="7.078" calcext:value-type="float">
            <text:p>7,078</text:p>
          </table:table-cell>
          <table:table-cell table:formula="of:=[.D310]-3.866" office:value-type="float" office:value="3.212" calcext:value-type="float">
            <text:p>3,212</text:p>
          </table:table-cell>
          <table:table-cell table:formula="of:=AVERAGE([.E287:.E310])" office:value-type="float" office:value="3.53379166666667" calcext:value-type="float">
            <text:p>3,53379166666667</text:p>
          </table:table-cell>
          <table:table-cell table:formula="of:=[.E3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82" calcext:value-type="float">
            <text:p>1479484782</text:p>
          </table:table-cell>
          <table:table-cell table:formula="of:=[.A311]-[.$A$2]" office:value-type="float" office:value="1627" calcext:value-type="float">
            <text:p>1627</text:p>
          </table:table-cell>
          <table:table-cell table:formula="of:=[.B311]/60" office:value-type="float" office:value="27.1166666666667" calcext:value-type="float">
            <text:p>27,1166666666667</text:p>
          </table:table-cell>
          <table:table-cell office:value-type="float" office:value="7.043" calcext:value-type="float">
            <text:p>7,043</text:p>
          </table:table-cell>
          <table:table-cell table:formula="of:=[.D311]-3.866" office:value-type="float" office:value="3.177" calcext:value-type="float">
            <text:p>3,177</text:p>
          </table:table-cell>
          <table:table-cell table:formula="of:=AVERAGE([.E288:.E311])" office:value-type="float" office:value="3.51179166666667" calcext:value-type="float">
            <text:p>3,51179166666667</text:p>
          </table:table-cell>
          <table:table-cell table:formula="of:=[.E3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88" calcext:value-type="float">
            <text:p>1479484788</text:p>
          </table:table-cell>
          <table:table-cell table:formula="of:=[.A312]-[.$A$2]" office:value-type="float" office:value="1633" calcext:value-type="float">
            <text:p>1633</text:p>
          </table:table-cell>
          <table:table-cell table:formula="of:=[.B312]/60" office:value-type="float" office:value="27.2166666666667" calcext:value-type="float">
            <text:p>27,2166666666667</text:p>
          </table:table-cell>
          <table:table-cell office:value-type="float" office:value="7.688" calcext:value-type="float">
            <text:p>7,688</text:p>
          </table:table-cell>
          <table:table-cell table:formula="of:=[.D312]-3.866" office:value-type="float" office:value="3.822" calcext:value-type="float">
            <text:p>3,822</text:p>
          </table:table-cell>
          <table:table-cell table:formula="of:=AVERAGE([.E289:.E312])" office:value-type="float" office:value="3.51208333333333" calcext:value-type="float">
            <text:p>3,51208333333333</text:p>
          </table:table-cell>
          <table:table-cell table:formula="of:=[.E3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93" calcext:value-type="float">
            <text:p>1479484793</text:p>
          </table:table-cell>
          <table:table-cell table:formula="of:=[.A313]-[.$A$2]" office:value-type="float" office:value="1638" calcext:value-type="float">
            <text:p>1638</text:p>
          </table:table-cell>
          <table:table-cell table:formula="of:=[.B313]/60" office:value-type="float" office:value="27.3" calcext:value-type="float">
            <text:p>27,3</text:p>
          </table:table-cell>
          <table:table-cell office:value-type="float" office:value="7.486" calcext:value-type="float">
            <text:p>7,486</text:p>
          </table:table-cell>
          <table:table-cell table:formula="of:=[.D313]-3.866" office:value-type="float" office:value="3.62" calcext:value-type="float">
            <text:p>3,62</text:p>
          </table:table-cell>
          <table:table-cell table:formula="of:=AVERAGE([.E290:.E313])" office:value-type="float" office:value="3.52675" calcext:value-type="float">
            <text:p>3,52675</text:p>
          </table:table-cell>
          <table:table-cell table:formula="of:=[.E3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798" calcext:value-type="float">
            <text:p>1479484798</text:p>
          </table:table-cell>
          <table:table-cell table:formula="of:=[.A314]-[.$A$2]" office:value-type="float" office:value="1643" calcext:value-type="float">
            <text:p>1643</text:p>
          </table:table-cell>
          <table:table-cell table:formula="of:=[.B314]/60" office:value-type="float" office:value="27.3833333333333" calcext:value-type="float">
            <text:p>27,3833333333333</text:p>
          </table:table-cell>
          <table:table-cell office:value-type="float" office:value="7.376" calcext:value-type="float">
            <text:p>7,376</text:p>
          </table:table-cell>
          <table:table-cell table:formula="of:=[.D314]-3.866" office:value-type="float" office:value="3.51" calcext:value-type="float">
            <text:p>3,51</text:p>
          </table:table-cell>
          <table:table-cell table:formula="of:=AVERAGE([.E291:.E314])" office:value-type="float" office:value="3.507125" calcext:value-type="float">
            <text:p>3,507125</text:p>
          </table:table-cell>
          <table:table-cell table:formula="of:=[.E3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03" calcext:value-type="float">
            <text:p>1479484803</text:p>
          </table:table-cell>
          <table:table-cell table:formula="of:=[.A315]-[.$A$2]" office:value-type="float" office:value="1648" calcext:value-type="float">
            <text:p>1648</text:p>
          </table:table-cell>
          <table:table-cell table:formula="of:=[.B315]/60" office:value-type="float" office:value="27.4666666666667" calcext:value-type="float">
            <text:p>27,4666666666667</text:p>
          </table:table-cell>
          <table:table-cell office:value-type="float" office:value="7.597" calcext:value-type="float">
            <text:p>7,597</text:p>
          </table:table-cell>
          <table:table-cell table:formula="of:=[.D315]-3.866" office:value-type="float" office:value="3.731" calcext:value-type="float">
            <text:p>3,731</text:p>
          </table:table-cell>
          <table:table-cell table:formula="of:=AVERAGE([.E292:.E315])" office:value-type="float" office:value="3.53091666666667" calcext:value-type="float">
            <text:p>3,53091666666667</text:p>
          </table:table-cell>
          <table:table-cell table:formula="of:=[.E3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14" calcext:value-type="float">
            <text:p>1479484814</text:p>
          </table:table-cell>
          <table:table-cell table:formula="of:=[.A316]-[.$A$2]" office:value-type="float" office:value="1659" calcext:value-type="float">
            <text:p>1659</text:p>
          </table:table-cell>
          <table:table-cell table:formula="of:=[.B316]/60" office:value-type="float" office:value="27.65" calcext:value-type="float">
            <text:p>27,65</text:p>
          </table:table-cell>
          <table:table-cell office:value-type="float" office:value="7.351" calcext:value-type="float">
            <text:p>7,351</text:p>
          </table:table-cell>
          <table:table-cell table:formula="of:=[.D316]-3.866" office:value-type="float" office:value="3.485" calcext:value-type="float">
            <text:p>3,485</text:p>
          </table:table-cell>
          <table:table-cell table:formula="of:=AVERAGE([.E293:.E316])" office:value-type="float" office:value="3.526375" calcext:value-type="float">
            <text:p>3,526375</text:p>
          </table:table-cell>
          <table:table-cell table:formula="of:=[.E3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19" calcext:value-type="float">
            <text:p>1479484819</text:p>
          </table:table-cell>
          <table:table-cell table:formula="of:=[.A317]-[.$A$2]" office:value-type="float" office:value="1664" calcext:value-type="float">
            <text:p>1664</text:p>
          </table:table-cell>
          <table:table-cell table:formula="of:=[.B317]/60" office:value-type="float" office:value="27.7333333333333" calcext:value-type="float">
            <text:p>27,7333333333333</text:p>
          </table:table-cell>
          <table:table-cell office:value-type="float" office:value="7.14" calcext:value-type="float">
            <text:p>7,14</text:p>
          </table:table-cell>
          <table:table-cell table:formula="of:=[.D317]-3.866" office:value-type="float" office:value="3.274" calcext:value-type="float">
            <text:p>3,274</text:p>
          </table:table-cell>
          <table:table-cell table:formula="of:=AVERAGE([.E294:.E317])" office:value-type="float" office:value="3.53029166666667" calcext:value-type="float">
            <text:p>3,53029166666667</text:p>
          </table:table-cell>
          <table:table-cell table:formula="of:=[.E3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24" calcext:value-type="float">
            <text:p>1479484824</text:p>
          </table:table-cell>
          <table:table-cell table:formula="of:=[.A318]-[.$A$2]" office:value-type="float" office:value="1669" calcext:value-type="float">
            <text:p>1669</text:p>
          </table:table-cell>
          <table:table-cell table:formula="of:=[.B318]/60" office:value-type="float" office:value="27.8166666666667" calcext:value-type="float">
            <text:p>27,8166666666667</text:p>
          </table:table-cell>
          <table:table-cell office:value-type="float" office:value="7.518" calcext:value-type="float">
            <text:p>7,518</text:p>
          </table:table-cell>
          <table:table-cell table:formula="of:=[.D318]-3.866" office:value-type="float" office:value="3.652" calcext:value-type="float">
            <text:p>3,652</text:p>
          </table:table-cell>
          <table:table-cell table:formula="of:=AVERAGE([.E295:.E318])" office:value-type="float" office:value="3.50958333333333" calcext:value-type="float">
            <text:p>3,50958333333333</text:p>
          </table:table-cell>
          <table:table-cell table:formula="of:=[.E3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30" calcext:value-type="float">
            <text:p>1479484830</text:p>
          </table:table-cell>
          <table:table-cell table:formula="of:=[.A319]-[.$A$2]" office:value-type="float" office:value="1675" calcext:value-type="float">
            <text:p>1675</text:p>
          </table:table-cell>
          <table:table-cell table:formula="of:=[.B319]/60" office:value-type="float" office:value="27.9166666666667" calcext:value-type="float">
            <text:p>27,9166666666667</text:p>
          </table:table-cell>
          <table:table-cell office:value-type="float" office:value="7.632" calcext:value-type="float">
            <text:p>7,632</text:p>
          </table:table-cell>
          <table:table-cell table:formula="of:=[.D319]-3.866" office:value-type="float" office:value="3.766" calcext:value-type="float">
            <text:p>3,766</text:p>
          </table:table-cell>
          <table:table-cell table:formula="of:=AVERAGE([.E296:.E319])" office:value-type="float" office:value="3.51470833333333" calcext:value-type="float">
            <text:p>3,51470833333333</text:p>
          </table:table-cell>
          <table:table-cell table:formula="of:=[.E3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35" calcext:value-type="float">
            <text:p>1479484835</text:p>
          </table:table-cell>
          <table:table-cell table:formula="of:=[.A320]-[.$A$2]" office:value-type="float" office:value="1680" calcext:value-type="float">
            <text:p>1680</text:p>
          </table:table-cell>
          <table:table-cell table:formula="of:=[.B320]/60" office:value-type="float" office:value="28" calcext:value-type="float">
            <text:p>28</text:p>
          </table:table-cell>
          <table:table-cell office:value-type="float" office:value="7.023" calcext:value-type="float">
            <text:p>7,023</text:p>
          </table:table-cell>
          <table:table-cell table:formula="of:=[.D320]-3.866" office:value-type="float" office:value="3.157" calcext:value-type="float">
            <text:p>3,157</text:p>
          </table:table-cell>
          <table:table-cell table:formula="of:=AVERAGE([.E297:.E320])" office:value-type="float" office:value="3.48820833333333" calcext:value-type="float">
            <text:p>3,48820833333333</text:p>
          </table:table-cell>
          <table:table-cell table:formula="of:=[.E3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40" calcext:value-type="float">
            <text:p>1479484840</text:p>
          </table:table-cell>
          <table:table-cell table:formula="of:=[.A321]-[.$A$2]" office:value-type="float" office:value="1685" calcext:value-type="float">
            <text:p>1685</text:p>
          </table:table-cell>
          <table:table-cell table:formula="of:=[.B321]/60" office:value-type="float" office:value="28.0833333333333" calcext:value-type="float">
            <text:p>28,0833333333333</text:p>
          </table:table-cell>
          <table:table-cell office:value-type="float" office:value="6.988" calcext:value-type="float">
            <text:p>6,988</text:p>
          </table:table-cell>
          <table:table-cell table:formula="of:=[.D321]-3.866" office:value-type="float" office:value="3.122" calcext:value-type="float">
            <text:p>3,122</text:p>
          </table:table-cell>
          <table:table-cell table:formula="of:=AVERAGE([.E298:.E321])" office:value-type="float" office:value="3.4755" calcext:value-type="float">
            <text:p>3,4755</text:p>
          </table:table-cell>
          <table:table-cell table:formula="of:=[.E3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45" calcext:value-type="float">
            <text:p>1479484845</text:p>
          </table:table-cell>
          <table:table-cell table:formula="of:=[.A322]-[.$A$2]" office:value-type="float" office:value="1690" calcext:value-type="float">
            <text:p>1690</text:p>
          </table:table-cell>
          <table:table-cell table:formula="of:=[.B322]/60" office:value-type="float" office:value="28.1666666666667" calcext:value-type="float">
            <text:p>28,1666666666667</text:p>
          </table:table-cell>
          <table:table-cell office:value-type="float" office:value="7.786" calcext:value-type="float">
            <text:p>7,786</text:p>
          </table:table-cell>
          <table:table-cell table:formula="of:=[.D322]-3.866" office:value-type="float" office:value="3.92" calcext:value-type="float">
            <text:p>3,92</text:p>
          </table:table-cell>
          <table:table-cell table:formula="of:=AVERAGE([.E299:.E322])" office:value-type="float" office:value="3.49041666666667" calcext:value-type="float">
            <text:p>3,49041666666667</text:p>
          </table:table-cell>
          <table:table-cell table:formula="of:=[.E3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51" calcext:value-type="float">
            <text:p>1479484851</text:p>
          </table:table-cell>
          <table:table-cell table:formula="of:=[.A323]-[.$A$2]" office:value-type="float" office:value="1696" calcext:value-type="float">
            <text:p>1696</text:p>
          </table:table-cell>
          <table:table-cell table:formula="of:=[.B323]/60" office:value-type="float" office:value="28.2666666666667" calcext:value-type="float">
            <text:p>28,2666666666667</text:p>
          </table:table-cell>
          <table:table-cell office:value-type="float" office:value="7.116" calcext:value-type="float">
            <text:p>7,116</text:p>
          </table:table-cell>
          <table:table-cell table:formula="of:=[.D323]-3.866" office:value-type="float" office:value="3.25" calcext:value-type="float">
            <text:p>3,25</text:p>
          </table:table-cell>
          <table:table-cell table:formula="of:=AVERAGE([.E300:.E323])" office:value-type="float" office:value="3.47829166666667" calcext:value-type="float">
            <text:p>3,47829166666667</text:p>
          </table:table-cell>
          <table:table-cell table:formula="of:=[.E3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56" calcext:value-type="float">
            <text:p>1479484856</text:p>
          </table:table-cell>
          <table:table-cell table:formula="of:=[.A324]-[.$A$2]" office:value-type="float" office:value="1701" calcext:value-type="float">
            <text:p>1701</text:p>
          </table:table-cell>
          <table:table-cell table:formula="of:=[.B324]/60" office:value-type="float" office:value="28.35" calcext:value-type="float">
            <text:p>28,35</text:p>
          </table:table-cell>
          <table:table-cell office:value-type="float" office:value="7.615" calcext:value-type="float">
            <text:p>7,615</text:p>
          </table:table-cell>
          <table:table-cell table:formula="of:=[.D324]-3.866" office:value-type="float" office:value="3.749" calcext:value-type="float">
            <text:p>3,749</text:p>
          </table:table-cell>
          <table:table-cell table:formula="of:=AVERAGE([.E301:.E324])" office:value-type="float" office:value="3.50229166666667" calcext:value-type="float">
            <text:p>3,50229166666667</text:p>
          </table:table-cell>
          <table:table-cell table:formula="of:=[.E3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61" calcext:value-type="float">
            <text:p>1479484861</text:p>
          </table:table-cell>
          <table:table-cell table:formula="of:=[.A325]-[.$A$2]" office:value-type="float" office:value="1706" calcext:value-type="float">
            <text:p>1706</text:p>
          </table:table-cell>
          <table:table-cell table:formula="of:=[.B325]/60" office:value-type="float" office:value="28.4333333333333" calcext:value-type="float">
            <text:p>28,4333333333333</text:p>
          </table:table-cell>
          <table:table-cell office:value-type="float" office:value="7.574" calcext:value-type="float">
            <text:p>7,574</text:p>
          </table:table-cell>
          <table:table-cell table:formula="of:=[.D325]-3.866" office:value-type="float" office:value="3.708" calcext:value-type="float">
            <text:p>3,708</text:p>
          </table:table-cell>
          <table:table-cell table:formula="of:=AVERAGE([.E302:.E325])" office:value-type="float" office:value="3.50116666666667" calcext:value-type="float">
            <text:p>3,50116666666667</text:p>
          </table:table-cell>
          <table:table-cell table:formula="of:=[.E3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66" calcext:value-type="float">
            <text:p>1479484866</text:p>
          </table:table-cell>
          <table:table-cell table:formula="of:=[.A326]-[.$A$2]" office:value-type="float" office:value="1711" calcext:value-type="float">
            <text:p>1711</text:p>
          </table:table-cell>
          <table:table-cell table:formula="of:=[.B326]/60" office:value-type="float" office:value="28.5166666666667" calcext:value-type="float">
            <text:p>28,5166666666667</text:p>
          </table:table-cell>
          <table:table-cell office:value-type="float" office:value="7.437" calcext:value-type="float">
            <text:p>7,437</text:p>
          </table:table-cell>
          <table:table-cell table:formula="of:=[.D326]-3.866" office:value-type="float" office:value="3.571" calcext:value-type="float">
            <text:p>3,571</text:p>
          </table:table-cell>
          <table:table-cell table:formula="of:=AVERAGE([.E303:.E326])" office:value-type="float" office:value="3.51766666666667" calcext:value-type="float">
            <text:p>3,51766666666667</text:p>
          </table:table-cell>
          <table:table-cell table:formula="of:=[.E3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71" calcext:value-type="float">
            <text:p>1479484871</text:p>
          </table:table-cell>
          <table:table-cell table:formula="of:=[.A327]-[.$A$2]" office:value-type="float" office:value="1716" calcext:value-type="float">
            <text:p>1716</text:p>
          </table:table-cell>
          <table:table-cell table:formula="of:=[.B327]/60" office:value-type="float" office:value="28.6" calcext:value-type="float">
            <text:p>28,6</text:p>
          </table:table-cell>
          <table:table-cell office:value-type="float" office:value="7.591" calcext:value-type="float">
            <text:p>7,591</text:p>
          </table:table-cell>
          <table:table-cell table:formula="of:=[.D327]-3.866" office:value-type="float" office:value="3.725" calcext:value-type="float">
            <text:p>3,725</text:p>
          </table:table-cell>
          <table:table-cell table:formula="of:=AVERAGE([.E304:.E327])" office:value-type="float" office:value="3.518" calcext:value-type="float">
            <text:p>3,518</text:p>
          </table:table-cell>
          <table:table-cell table:formula="of:=[.E3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77" calcext:value-type="float">
            <text:p>1479484877</text:p>
          </table:table-cell>
          <table:table-cell table:formula="of:=[.A328]-[.$A$2]" office:value-type="float" office:value="1722" calcext:value-type="float">
            <text:p>1722</text:p>
          </table:table-cell>
          <table:table-cell table:formula="of:=[.B328]/60" office:value-type="float" office:value="28.7" calcext:value-type="float">
            <text:p>28,7</text:p>
          </table:table-cell>
          <table:table-cell office:value-type="float" office:value="7.702" calcext:value-type="float">
            <text:p>7,702</text:p>
          </table:table-cell>
          <table:table-cell table:formula="of:=[.D328]-3.866" office:value-type="float" office:value="3.836" calcext:value-type="float">
            <text:p>3,836</text:p>
          </table:table-cell>
          <table:table-cell table:formula="of:=AVERAGE([.E305:.E328])" office:value-type="float" office:value="3.5435" calcext:value-type="float">
            <text:p>3,5435</text:p>
          </table:table-cell>
          <table:table-cell table:formula="of:=[.E32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82" calcext:value-type="float">
            <text:p>1479484882</text:p>
          </table:table-cell>
          <table:table-cell table:formula="of:=[.A329]-[.$A$2]" office:value-type="float" office:value="1727" calcext:value-type="float">
            <text:p>1727</text:p>
          </table:table-cell>
          <table:table-cell table:formula="of:=[.B329]/60" office:value-type="float" office:value="28.7833333333333" calcext:value-type="float">
            <text:p>28,7833333333333</text:p>
          </table:table-cell>
          <table:table-cell office:value-type="float" office:value="7.851" calcext:value-type="float">
            <text:p>7,851</text:p>
          </table:table-cell>
          <table:table-cell table:formula="of:=[.D329]-3.866" office:value-type="float" office:value="3.985" calcext:value-type="float">
            <text:p>3,985</text:p>
          </table:table-cell>
          <table:table-cell table:formula="of:=AVERAGE([.E306:.E329])" office:value-type="float" office:value="3.54220833333333" calcext:value-type="float">
            <text:p>3,54220833333333</text:p>
          </table:table-cell>
          <table:table-cell table:formula="of:=[.E3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87" calcext:value-type="float">
            <text:p>1479484887</text:p>
          </table:table-cell>
          <table:table-cell table:formula="of:=[.A330]-[.$A$2]" office:value-type="float" office:value="1732" calcext:value-type="float">
            <text:p>1732</text:p>
          </table:table-cell>
          <table:table-cell table:formula="of:=[.B330]/60" office:value-type="float" office:value="28.8666666666667" calcext:value-type="float">
            <text:p>28,8666666666667</text:p>
          </table:table-cell>
          <table:table-cell office:value-type="float" office:value="7.389" calcext:value-type="float">
            <text:p>7,389</text:p>
          </table:table-cell>
          <table:table-cell table:formula="of:=[.D330]-3.866" office:value-type="float" office:value="3.523" calcext:value-type="float">
            <text:p>3,523</text:p>
          </table:table-cell>
          <table:table-cell table:formula="of:=AVERAGE([.E307:.E330])" office:value-type="float" office:value="3.55995833333333" calcext:value-type="float">
            <text:p>3,55995833333333</text:p>
          </table:table-cell>
          <table:table-cell table:formula="of:=[.E3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92" calcext:value-type="float">
            <text:p>1479484892</text:p>
          </table:table-cell>
          <table:table-cell table:formula="of:=[.A331]-[.$A$2]" office:value-type="float" office:value="1737" calcext:value-type="float">
            <text:p>1737</text:p>
          </table:table-cell>
          <table:table-cell table:formula="of:=[.B331]/60" office:value-type="float" office:value="28.95" calcext:value-type="float">
            <text:p>28,95</text:p>
          </table:table-cell>
          <table:table-cell office:value-type="float" office:value="7.327" calcext:value-type="float">
            <text:p>7,327</text:p>
          </table:table-cell>
          <table:table-cell table:formula="of:=[.D331]-3.866" office:value-type="float" office:value="3.461" calcext:value-type="float">
            <text:p>3,461</text:p>
          </table:table-cell>
          <table:table-cell table:formula="of:=AVERAGE([.E308:.E331])" office:value-type="float" office:value="3.54529166666667" calcext:value-type="float">
            <text:p>3,54529166666667</text:p>
          </table:table-cell>
          <table:table-cell table:formula="of:=[.E33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898" calcext:value-type="float">
            <text:p>1479484898</text:p>
          </table:table-cell>
          <table:table-cell table:formula="of:=[.A332]-[.$A$2]" office:value-type="float" office:value="1743" calcext:value-type="float">
            <text:p>1743</text:p>
          </table:table-cell>
          <table:table-cell table:formula="of:=[.B332]/60" office:value-type="float" office:value="29.05" calcext:value-type="float">
            <text:p>29,05</text:p>
          </table:table-cell>
          <table:table-cell office:value-type="float" office:value="7.605" calcext:value-type="float">
            <text:p>7,605</text:p>
          </table:table-cell>
          <table:table-cell table:formula="of:=[.D332]-3.866" office:value-type="float" office:value="3.739" calcext:value-type="float">
            <text:p>3,739</text:p>
          </table:table-cell>
          <table:table-cell table:formula="of:=AVERAGE([.E309:.E332])" office:value-type="float" office:value="3.56041666666667" calcext:value-type="float">
            <text:p>3,56041666666667</text:p>
          </table:table-cell>
          <table:table-cell table:formula="of:=[.E33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03" calcext:value-type="float">
            <text:p>1479484903</text:p>
          </table:table-cell>
          <table:table-cell table:formula="of:=[.A333]-[.$A$2]" office:value-type="float" office:value="1748" calcext:value-type="float">
            <text:p>1748</text:p>
          </table:table-cell>
          <table:table-cell table:formula="of:=[.B333]/60" office:value-type="float" office:value="29.1333333333333" calcext:value-type="float">
            <text:p>29,1333333333333</text:p>
          </table:table-cell>
          <table:table-cell office:value-type="float" office:value="7.969" calcext:value-type="float">
            <text:p>7,969</text:p>
          </table:table-cell>
          <table:table-cell table:formula="of:=[.D333]-3.866" office:value-type="float" office:value="4.103" calcext:value-type="float">
            <text:p>4,103</text:p>
          </table:table-cell>
          <table:table-cell table:formula="of:=AVERAGE([.E310:.E333])" office:value-type="float" office:value="3.58741666666667" calcext:value-type="float">
            <text:p>3,58741666666667</text:p>
          </table:table-cell>
          <table:table-cell table:formula="of:=[.E3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08" calcext:value-type="float">
            <text:p>1479484908</text:p>
          </table:table-cell>
          <table:table-cell table:formula="of:=[.A334]-[.$A$2]" office:value-type="float" office:value="1753" calcext:value-type="float">
            <text:p>1753</text:p>
          </table:table-cell>
          <table:table-cell table:formula="of:=[.B334]/60" office:value-type="float" office:value="29.2166666666667" calcext:value-type="float">
            <text:p>29,2166666666667</text:p>
          </table:table-cell>
          <table:table-cell office:value-type="float" office:value="7.675" calcext:value-type="float">
            <text:p>7,675</text:p>
          </table:table-cell>
          <table:table-cell table:formula="of:=[.D334]-3.866" office:value-type="float" office:value="3.809" calcext:value-type="float">
            <text:p>3,809</text:p>
          </table:table-cell>
          <table:table-cell table:formula="of:=AVERAGE([.E311:.E334])" office:value-type="float" office:value="3.61229166666667" calcext:value-type="float">
            <text:p>3,61229166666667</text:p>
          </table:table-cell>
          <table:table-cell table:formula="of:=[.E3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13" calcext:value-type="float">
            <text:p>1479484913</text:p>
          </table:table-cell>
          <table:table-cell table:formula="of:=[.A335]-[.$A$2]" office:value-type="float" office:value="1758" calcext:value-type="float">
            <text:p>1758</text:p>
          </table:table-cell>
          <table:table-cell table:formula="of:=[.B335]/60" office:value-type="float" office:value="29.3" calcext:value-type="float">
            <text:p>29,3</text:p>
          </table:table-cell>
          <table:table-cell office:value-type="float" office:value="7.075" calcext:value-type="float">
            <text:p>7,075</text:p>
          </table:table-cell>
          <table:table-cell table:formula="of:=[.D335]-3.866" office:value-type="float" office:value="3.209" calcext:value-type="float">
            <text:p>3,209</text:p>
          </table:table-cell>
          <table:table-cell table:formula="of:=AVERAGE([.E312:.E335])" office:value-type="float" office:value="3.613625" calcext:value-type="float">
            <text:p>3,613625</text:p>
          </table:table-cell>
          <table:table-cell table:formula="of:=[.E3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19" calcext:value-type="float">
            <text:p>1479484919</text:p>
          </table:table-cell>
          <table:table-cell table:formula="of:=[.A336]-[.$A$2]" office:value-type="float" office:value="1764" calcext:value-type="float">
            <text:p>1764</text:p>
          </table:table-cell>
          <table:table-cell table:formula="of:=[.B336]/60" office:value-type="float" office:value="29.4" calcext:value-type="float">
            <text:p>29,4</text:p>
          </table:table-cell>
          <table:table-cell office:value-type="float" office:value="7.465" calcext:value-type="float">
            <text:p>7,465</text:p>
          </table:table-cell>
          <table:table-cell table:formula="of:=[.D336]-3.866" office:value-type="float" office:value="3.599" calcext:value-type="float">
            <text:p>3,599</text:p>
          </table:table-cell>
          <table:table-cell table:formula="of:=AVERAGE([.E313:.E336])" office:value-type="float" office:value="3.60433333333333" calcext:value-type="float">
            <text:p>3,60433333333333</text:p>
          </table:table-cell>
          <table:table-cell table:formula="of:=[.E33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24" calcext:value-type="float">
            <text:p>1479484924</text:p>
          </table:table-cell>
          <table:table-cell table:formula="of:=[.A337]-[.$A$2]" office:value-type="float" office:value="1769" calcext:value-type="float">
            <text:p>1769</text:p>
          </table:table-cell>
          <table:table-cell table:formula="of:=[.B337]/60" office:value-type="float" office:value="29.4833333333333" calcext:value-type="float">
            <text:p>29,4833333333333</text:p>
          </table:table-cell>
          <table:table-cell office:value-type="float" office:value="8.235" calcext:value-type="float">
            <text:p>8,235</text:p>
          </table:table-cell>
          <table:table-cell table:formula="of:=[.D337]-3.866" office:value-type="float" office:value="4.369" calcext:value-type="float">
            <text:p>4,369</text:p>
          </table:table-cell>
          <table:table-cell table:formula="of:=AVERAGE([.E314:.E337])" office:value-type="float" office:value="3.63554166666667" calcext:value-type="float">
            <text:p>3,63554166666667</text:p>
          </table:table-cell>
          <table:table-cell table:formula="of:=[.E3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29" calcext:value-type="float">
            <text:p>1479484929</text:p>
          </table:table-cell>
          <table:table-cell table:formula="of:=[.A338]-[.$A$2]" office:value-type="float" office:value="1774" calcext:value-type="float">
            <text:p>1774</text:p>
          </table:table-cell>
          <table:table-cell table:formula="of:=[.B338]/60" office:value-type="float" office:value="29.5666666666667" calcext:value-type="float">
            <text:p>29,5666666666667</text:p>
          </table:table-cell>
          <table:table-cell office:value-type="float" office:value="7.06" calcext:value-type="float">
            <text:p>7,06</text:p>
          </table:table-cell>
          <table:table-cell table:formula="of:=[.D338]-3.866" office:value-type="float" office:value="3.194" calcext:value-type="float">
            <text:p>3,194</text:p>
          </table:table-cell>
          <table:table-cell table:formula="of:=AVERAGE([.E315:.E338])" office:value-type="float" office:value="3.622375" calcext:value-type="float">
            <text:p>3,622375</text:p>
          </table:table-cell>
          <table:table-cell table:formula="of:=[.E3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34" calcext:value-type="float">
            <text:p>1479484934</text:p>
          </table:table-cell>
          <table:table-cell table:formula="of:=[.A339]-[.$A$2]" office:value-type="float" office:value="1779" calcext:value-type="float">
            <text:p>1779</text:p>
          </table:table-cell>
          <table:table-cell table:formula="of:=[.B339]/60" office:value-type="float" office:value="29.65" calcext:value-type="float">
            <text:p>29,65</text:p>
          </table:table-cell>
          <table:table-cell office:value-type="float" office:value="7.01" calcext:value-type="float">
            <text:p>7,01</text:p>
          </table:table-cell>
          <table:table-cell table:formula="of:=[.D339]-3.866" office:value-type="float" office:value="3.144" calcext:value-type="float">
            <text:p>3,144</text:p>
          </table:table-cell>
          <table:table-cell table:formula="of:=AVERAGE([.E316:.E339])" office:value-type="float" office:value="3.59791666666667" calcext:value-type="float">
            <text:p>3,59791666666667</text:p>
          </table:table-cell>
          <table:table-cell table:formula="of:=[.E3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40" calcext:value-type="float">
            <text:p>1479484940</text:p>
          </table:table-cell>
          <table:table-cell table:formula="of:=[.A340]-[.$A$2]" office:value-type="float" office:value="1785" calcext:value-type="float">
            <text:p>1785</text:p>
          </table:table-cell>
          <table:table-cell table:formula="of:=[.B340]/60" office:value-type="float" office:value="29.75" calcext:value-type="float">
            <text:p>29,75</text:p>
          </table:table-cell>
          <table:table-cell office:value-type="float" office:value="7.819" calcext:value-type="float">
            <text:p>7,819</text:p>
          </table:table-cell>
          <table:table-cell table:formula="of:=[.D340]-3.866" office:value-type="float" office:value="3.953" calcext:value-type="float">
            <text:p>3,953</text:p>
          </table:table-cell>
          <table:table-cell table:formula="of:=AVERAGE([.E317:.E340])" office:value-type="float" office:value="3.61741666666667" calcext:value-type="float">
            <text:p>3,61741666666667</text:p>
          </table:table-cell>
          <table:table-cell table:formula="of:=[.E34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45" calcext:value-type="float">
            <text:p>1479484945</text:p>
          </table:table-cell>
          <table:table-cell table:formula="of:=[.A341]-[.$A$2]" office:value-type="float" office:value="1790" calcext:value-type="float">
            <text:p>1790</text:p>
          </table:table-cell>
          <table:table-cell table:formula="of:=[.B341]/60" office:value-type="float" office:value="29.8333333333333" calcext:value-type="float">
            <text:p>29,8333333333333</text:p>
          </table:table-cell>
          <table:table-cell office:value-type="float" office:value="7.077" calcext:value-type="float">
            <text:p>7,077</text:p>
          </table:table-cell>
          <table:table-cell table:formula="of:=[.D341]-3.866" office:value-type="float" office:value="3.211" calcext:value-type="float">
            <text:p>3,211</text:p>
          </table:table-cell>
          <table:table-cell table:formula="of:=AVERAGE([.E318:.E341])" office:value-type="float" office:value="3.61479166666667" calcext:value-type="float">
            <text:p>3,61479166666667</text:p>
          </table:table-cell>
          <table:table-cell table:formula="of:=[.E3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50" calcext:value-type="float">
            <text:p>1479484950</text:p>
          </table:table-cell>
          <table:table-cell table:formula="of:=[.A342]-[.$A$2]" office:value-type="float" office:value="1795" calcext:value-type="float">
            <text:p>1795</text:p>
          </table:table-cell>
          <table:table-cell table:formula="of:=[.B342]/60" office:value-type="float" office:value="29.9166666666667" calcext:value-type="float">
            <text:p>29,9166666666667</text:p>
          </table:table-cell>
          <table:table-cell office:value-type="float" office:value="7.455" calcext:value-type="float">
            <text:p>7,455</text:p>
          </table:table-cell>
          <table:table-cell table:formula="of:=[.D342]-3.866" office:value-type="float" office:value="3.589" calcext:value-type="float">
            <text:p>3,589</text:p>
          </table:table-cell>
          <table:table-cell table:formula="of:=AVERAGE([.E319:.E342])" office:value-type="float" office:value="3.61216666666667" calcext:value-type="float">
            <text:p>3,61216666666667</text:p>
          </table:table-cell>
          <table:table-cell table:formula="of:=[.E3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55" calcext:value-type="float">
            <text:p>1479484955</text:p>
          </table:table-cell>
          <table:table-cell table:formula="of:=[.A343]-[.$A$2]" office:value-type="float" office:value="1800" calcext:value-type="float">
            <text:p>1800</text:p>
          </table:table-cell>
          <table:table-cell table:formula="of:=[.B343]/60" office:value-type="float" office:value="30" calcext:value-type="float">
            <text:p>30</text:p>
          </table:table-cell>
          <table:table-cell office:value-type="float" office:value="7.497" calcext:value-type="float">
            <text:p>7,497</text:p>
          </table:table-cell>
          <table:table-cell table:formula="of:=[.D343]-3.866" office:value-type="float" office:value="3.631" calcext:value-type="float">
            <text:p>3,631</text:p>
          </table:table-cell>
          <table:table-cell table:formula="of:=AVERAGE([.E320:.E343])" office:value-type="float" office:value="3.60654166666667" calcext:value-type="float">
            <text:p>3,60654166666667</text:p>
          </table:table-cell>
          <table:table-cell table:formula="of:=[.E3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60" calcext:value-type="float">
            <text:p>1479484960</text:p>
          </table:table-cell>
          <table:table-cell table:formula="of:=[.A344]-[.$A$2]" office:value-type="float" office:value="1805" calcext:value-type="float">
            <text:p>1805</text:p>
          </table:table-cell>
          <table:table-cell table:formula="of:=[.B344]/60" office:value-type="float" office:value="30.0833333333333" calcext:value-type="float">
            <text:p>30,0833333333333</text:p>
          </table:table-cell>
          <table:table-cell office:value-type="float" office:value="7.598" calcext:value-type="float">
            <text:p>7,598</text:p>
          </table:table-cell>
          <table:table-cell table:formula="of:=[.D344]-3.866" office:value-type="float" office:value="3.732" calcext:value-type="float">
            <text:p>3,732</text:p>
          </table:table-cell>
          <table:table-cell table:formula="of:=AVERAGE([.E321:.E344])" office:value-type="float" office:value="3.6305" calcext:value-type="float">
            <text:p>3,6305</text:p>
          </table:table-cell>
          <table:table-cell table:formula="of:=[.E3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66" calcext:value-type="float">
            <text:p>1479484966</text:p>
          </table:table-cell>
          <table:table-cell table:formula="of:=[.A345]-[.$A$2]" office:value-type="float" office:value="1811" calcext:value-type="float">
            <text:p>1811</text:p>
          </table:table-cell>
          <table:table-cell table:formula="of:=[.B345]/60" office:value-type="float" office:value="30.1833333333333" calcext:value-type="float">
            <text:p>30,1833333333333</text:p>
          </table:table-cell>
          <table:table-cell office:value-type="float" office:value="7.094" calcext:value-type="float">
            <text:p>7,094</text:p>
          </table:table-cell>
          <table:table-cell table:formula="of:=[.D345]-3.866" office:value-type="float" office:value="3.228" calcext:value-type="float">
            <text:p>3,228</text:p>
          </table:table-cell>
          <table:table-cell table:formula="of:=AVERAGE([.E322:.E345])" office:value-type="float" office:value="3.63491666666667" calcext:value-type="float">
            <text:p>3,63491666666667</text:p>
          </table:table-cell>
          <table:table-cell table:formula="of:=[.E3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71" calcext:value-type="float">
            <text:p>1479484971</text:p>
          </table:table-cell>
          <table:table-cell table:formula="of:=[.A346]-[.$A$2]" office:value-type="float" office:value="1816" calcext:value-type="float">
            <text:p>1816</text:p>
          </table:table-cell>
          <table:table-cell table:formula="of:=[.B346]/60" office:value-type="float" office:value="30.2666666666667" calcext:value-type="float">
            <text:p>30,2666666666667</text:p>
          </table:table-cell>
          <table:table-cell office:value-type="float" office:value="7.449" calcext:value-type="float">
            <text:p>7,449</text:p>
          </table:table-cell>
          <table:table-cell table:formula="of:=[.D346]-3.866" office:value-type="float" office:value="3.583" calcext:value-type="float">
            <text:p>3,583</text:p>
          </table:table-cell>
          <table:table-cell table:formula="of:=AVERAGE([.E323:.E346])" office:value-type="float" office:value="3.620875" calcext:value-type="float">
            <text:p>3,620875</text:p>
          </table:table-cell>
          <table:table-cell table:formula="of:=[.E3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76" calcext:value-type="float">
            <text:p>1479484976</text:p>
          </table:table-cell>
          <table:table-cell table:formula="of:=[.A347]-[.$A$2]" office:value-type="float" office:value="1821" calcext:value-type="float">
            <text:p>1821</text:p>
          </table:table-cell>
          <table:table-cell table:formula="of:=[.B347]/60" office:value-type="float" office:value="30.35" calcext:value-type="float">
            <text:p>30,35</text:p>
          </table:table-cell>
          <table:table-cell office:value-type="float" office:value="7.559" calcext:value-type="float">
            <text:p>7,559</text:p>
          </table:table-cell>
          <table:table-cell table:formula="of:=[.D347]-3.866" office:value-type="float" office:value="3.693" calcext:value-type="float">
            <text:p>3,693</text:p>
          </table:table-cell>
          <table:table-cell table:formula="of:=AVERAGE([.E324:.E347])" office:value-type="float" office:value="3.63933333333333" calcext:value-type="float">
            <text:p>3,63933333333333</text:p>
          </table:table-cell>
          <table:table-cell table:formula="of:=[.E3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82" calcext:value-type="float">
            <text:p>1479484982</text:p>
          </table:table-cell>
          <table:table-cell table:formula="of:=[.A348]-[.$A$2]" office:value-type="float" office:value="1827" calcext:value-type="float">
            <text:p>1827</text:p>
          </table:table-cell>
          <table:table-cell table:formula="of:=[.B348]/60" office:value-type="float" office:value="30.45" calcext:value-type="float">
            <text:p>30,45</text:p>
          </table:table-cell>
          <table:table-cell office:value-type="float" office:value="8.222" calcext:value-type="float">
            <text:p>8,222</text:p>
          </table:table-cell>
          <table:table-cell table:formula="of:=[.D348]-3.866" office:value-type="float" office:value="4.356" calcext:value-type="float">
            <text:p>4,356</text:p>
          </table:table-cell>
          <table:table-cell table:formula="of:=AVERAGE([.E325:.E348])" office:value-type="float" office:value="3.664625" calcext:value-type="float">
            <text:p>3,664625</text:p>
          </table:table-cell>
          <table:table-cell table:formula="of:=[.E3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87" calcext:value-type="float">
            <text:p>1479484987</text:p>
          </table:table-cell>
          <table:table-cell table:formula="of:=[.A349]-[.$A$2]" office:value-type="float" office:value="1832" calcext:value-type="float">
            <text:p>1832</text:p>
          </table:table-cell>
          <table:table-cell table:formula="of:=[.B349]/60" office:value-type="float" office:value="30.5333333333333" calcext:value-type="float">
            <text:p>30,5333333333333</text:p>
          </table:table-cell>
          <table:table-cell office:value-type="float" office:value="7.472" calcext:value-type="float">
            <text:p>7,472</text:p>
          </table:table-cell>
          <table:table-cell table:formula="of:=[.D349]-3.866" office:value-type="float" office:value="3.606" calcext:value-type="float">
            <text:p>3,606</text:p>
          </table:table-cell>
          <table:table-cell table:formula="of:=AVERAGE([.E326:.E349])" office:value-type="float" office:value="3.660375" calcext:value-type="float">
            <text:p>3,660375</text:p>
          </table:table-cell>
          <table:table-cell table:formula="of:=[.E3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92" calcext:value-type="float">
            <text:p>1479484992</text:p>
          </table:table-cell>
          <table:table-cell table:formula="of:=[.A350]-[.$A$2]" office:value-type="float" office:value="1837" calcext:value-type="float">
            <text:p>1837</text:p>
          </table:table-cell>
          <table:table-cell table:formula="of:=[.B350]/60" office:value-type="float" office:value="30.6166666666667" calcext:value-type="float">
            <text:p>30,6166666666667</text:p>
          </table:table-cell>
          <table:table-cell office:value-type="float" office:value="7.657" calcext:value-type="float">
            <text:p>7,657</text:p>
          </table:table-cell>
          <table:table-cell table:formula="of:=[.D350]-3.866" office:value-type="float" office:value="3.791" calcext:value-type="float">
            <text:p>3,791</text:p>
          </table:table-cell>
          <table:table-cell table:formula="of:=AVERAGE([.E327:.E350])" office:value-type="float" office:value="3.66954166666667" calcext:value-type="float">
            <text:p>3,66954166666667</text:p>
          </table:table-cell>
          <table:table-cell table:formula="of:=[.E35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4997" calcext:value-type="float">
            <text:p>1479484997</text:p>
          </table:table-cell>
          <table:table-cell table:formula="of:=[.A351]-[.$A$2]" office:value-type="float" office:value="1842" calcext:value-type="float">
            <text:p>1842</text:p>
          </table:table-cell>
          <table:table-cell table:formula="of:=[.B351]/60" office:value-type="float" office:value="30.7" calcext:value-type="float">
            <text:p>30,7</text:p>
          </table:table-cell>
          <table:table-cell office:value-type="float" office:value="7.19" calcext:value-type="float">
            <text:p>7,19</text:p>
          </table:table-cell>
          <table:table-cell table:formula="of:=[.D351]-3.866" office:value-type="float" office:value="3.324" calcext:value-type="float">
            <text:p>3,324</text:p>
          </table:table-cell>
          <table:table-cell table:formula="of:=AVERAGE([.E328:.E351])" office:value-type="float" office:value="3.65283333333333" calcext:value-type="float">
            <text:p>3,65283333333333</text:p>
          </table:table-cell>
          <table:table-cell table:formula="of:=[.E35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03" calcext:value-type="float">
            <text:p>1479485003</text:p>
          </table:table-cell>
          <table:table-cell table:formula="of:=[.A352]-[.$A$2]" office:value-type="float" office:value="1848" calcext:value-type="float">
            <text:p>1848</text:p>
          </table:table-cell>
          <table:table-cell table:formula="of:=[.B352]/60" office:value-type="float" office:value="30.8" calcext:value-type="float">
            <text:p>30,8</text:p>
          </table:table-cell>
          <table:table-cell office:value-type="float" office:value="7.746" calcext:value-type="float">
            <text:p>7,746</text:p>
          </table:table-cell>
          <table:table-cell table:formula="of:=[.D352]-3.866" office:value-type="float" office:value="3.88" calcext:value-type="float">
            <text:p>3,88</text:p>
          </table:table-cell>
          <table:table-cell table:formula="of:=AVERAGE([.E329:.E352])" office:value-type="float" office:value="3.65466666666667" calcext:value-type="float">
            <text:p>3,65466666666667</text:p>
          </table:table-cell>
          <table:table-cell table:formula="of:=[.E3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08" calcext:value-type="float">
            <text:p>1479485008</text:p>
          </table:table-cell>
          <table:table-cell table:formula="of:=[.A353]-[.$A$2]" office:value-type="float" office:value="1853" calcext:value-type="float">
            <text:p>1853</text:p>
          </table:table-cell>
          <table:table-cell table:formula="of:=[.B353]/60" office:value-type="float" office:value="30.8833333333333" calcext:value-type="float">
            <text:p>30,8833333333333</text:p>
          </table:table-cell>
          <table:table-cell office:value-type="float" office:value="7.617" calcext:value-type="float">
            <text:p>7,617</text:p>
          </table:table-cell>
          <table:table-cell table:formula="of:=[.D353]-3.866" office:value-type="float" office:value="3.751" calcext:value-type="float">
            <text:p>3,751</text:p>
          </table:table-cell>
          <table:table-cell table:formula="of:=AVERAGE([.E330:.E353])" office:value-type="float" office:value="3.64491666666667" calcext:value-type="float">
            <text:p>3,64491666666667</text:p>
          </table:table-cell>
          <table:table-cell table:formula="of:=[.E3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13" calcext:value-type="float">
            <text:p>1479485013</text:p>
          </table:table-cell>
          <table:table-cell table:formula="of:=[.A354]-[.$A$2]" office:value-type="float" office:value="1858" calcext:value-type="float">
            <text:p>1858</text:p>
          </table:table-cell>
          <table:table-cell table:formula="of:=[.B354]/60" office:value-type="float" office:value="30.9666666666667" calcext:value-type="float">
            <text:p>30,9666666666667</text:p>
          </table:table-cell>
          <table:table-cell office:value-type="float" office:value="7.73" calcext:value-type="float">
            <text:p>7,73</text:p>
          </table:table-cell>
          <table:table-cell table:formula="of:=[.D354]-3.866" office:value-type="float" office:value="3.864" calcext:value-type="float">
            <text:p>3,864</text:p>
          </table:table-cell>
          <table:table-cell table:formula="of:=AVERAGE([.E331:.E354])" office:value-type="float" office:value="3.659125" calcext:value-type="float">
            <text:p>3,659125</text:p>
          </table:table-cell>
          <table:table-cell table:formula="of:=[.E3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18" calcext:value-type="float">
            <text:p>1479485018</text:p>
          </table:table-cell>
          <table:table-cell table:formula="of:=[.A355]-[.$A$2]" office:value-type="float" office:value="1863" calcext:value-type="float">
            <text:p>1863</text:p>
          </table:table-cell>
          <table:table-cell table:formula="of:=[.B355]/60" office:value-type="float" office:value="31.05" calcext:value-type="float">
            <text:p>31,05</text:p>
          </table:table-cell>
          <table:table-cell office:value-type="float" office:value="7.464" calcext:value-type="float">
            <text:p>7,464</text:p>
          </table:table-cell>
          <table:table-cell table:formula="of:=[.D355]-3.866" office:value-type="float" office:value="3.598" calcext:value-type="float">
            <text:p>3,598</text:p>
          </table:table-cell>
          <table:table-cell table:formula="of:=AVERAGE([.E332:.E355])" office:value-type="float" office:value="3.66483333333333" calcext:value-type="float">
            <text:p>3,66483333333333</text:p>
          </table:table-cell>
          <table:table-cell table:formula="of:=[.E35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23" calcext:value-type="float">
            <text:p>1479485023</text:p>
          </table:table-cell>
          <table:table-cell table:formula="of:=[.A356]-[.$A$2]" office:value-type="float" office:value="1868" calcext:value-type="float">
            <text:p>1868</text:p>
          </table:table-cell>
          <table:table-cell table:formula="of:=[.B356]/60" office:value-type="float" office:value="31.1333333333333" calcext:value-type="float">
            <text:p>31,1333333333333</text:p>
          </table:table-cell>
          <table:table-cell office:value-type="float" office:value="7.39" calcext:value-type="float">
            <text:p>7,39</text:p>
          </table:table-cell>
          <table:table-cell table:formula="of:=[.D356]-3.866" office:value-type="float" office:value="3.524" calcext:value-type="float">
            <text:p>3,524</text:p>
          </table:table-cell>
          <table:table-cell table:formula="of:=AVERAGE([.E333:.E356])" office:value-type="float" office:value="3.655875" calcext:value-type="float">
            <text:p>3,655875</text:p>
          </table:table-cell>
          <table:table-cell table:formula="of:=[.E3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29" calcext:value-type="float">
            <text:p>1479485029</text:p>
          </table:table-cell>
          <table:table-cell table:formula="of:=[.A357]-[.$A$2]" office:value-type="float" office:value="1874" calcext:value-type="float">
            <text:p>1874</text:p>
          </table:table-cell>
          <table:table-cell table:formula="of:=[.B357]/60" office:value-type="float" office:value="31.2333333333333" calcext:value-type="float">
            <text:p>31,2333333333333</text:p>
          </table:table-cell>
          <table:table-cell office:value-type="float" office:value="7.686" calcext:value-type="float">
            <text:p>7,686</text:p>
          </table:table-cell>
          <table:table-cell table:formula="of:=[.D357]-3.866" office:value-type="float" office:value="3.82" calcext:value-type="float">
            <text:p>3,82</text:p>
          </table:table-cell>
          <table:table-cell table:formula="of:=AVERAGE([.E334:.E357])" office:value-type="float" office:value="3.64408333333333" calcext:value-type="float">
            <text:p>3,64408333333333</text:p>
          </table:table-cell>
          <table:table-cell table:formula="of:=[.E3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34" calcext:value-type="float">
            <text:p>1479485034</text:p>
          </table:table-cell>
          <table:table-cell table:formula="of:=[.A358]-[.$A$2]" office:value-type="float" office:value="1879" calcext:value-type="float">
            <text:p>1879</text:p>
          </table:table-cell>
          <table:table-cell table:formula="of:=[.B358]/60" office:value-type="float" office:value="31.3166666666667" calcext:value-type="float">
            <text:p>31,3166666666667</text:p>
          </table:table-cell>
          <table:table-cell office:value-type="float" office:value="7.753" calcext:value-type="float">
            <text:p>7,753</text:p>
          </table:table-cell>
          <table:table-cell table:formula="of:=[.D358]-3.866" office:value-type="float" office:value="3.887" calcext:value-type="float">
            <text:p>3,887</text:p>
          </table:table-cell>
          <table:table-cell table:formula="of:=AVERAGE([.E335:.E358])" office:value-type="float" office:value="3.64733333333333" calcext:value-type="float">
            <text:p>3,64733333333333</text:p>
          </table:table-cell>
          <table:table-cell table:formula="of:=[.E3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39" calcext:value-type="float">
            <text:p>1479485039</text:p>
          </table:table-cell>
          <table:table-cell table:formula="of:=[.A359]-[.$A$2]" office:value-type="float" office:value="1884" calcext:value-type="float">
            <text:p>1884</text:p>
          </table:table-cell>
          <table:table-cell table:formula="of:=[.B359]/60" office:value-type="float" office:value="31.4" calcext:value-type="float">
            <text:p>31,4</text:p>
          </table:table-cell>
          <table:table-cell office:value-type="float" office:value="7.773" calcext:value-type="float">
            <text:p>7,773</text:p>
          </table:table-cell>
          <table:table-cell table:formula="of:=[.D359]-3.866" office:value-type="float" office:value="3.907" calcext:value-type="float">
            <text:p>3,907</text:p>
          </table:table-cell>
          <table:table-cell table:formula="of:=AVERAGE([.E336:.E359])" office:value-type="float" office:value="3.67641666666667" calcext:value-type="float">
            <text:p>3,67641666666667</text:p>
          </table:table-cell>
          <table:table-cell table:formula="of:=[.E35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44" calcext:value-type="float">
            <text:p>1479485044</text:p>
          </table:table-cell>
          <table:table-cell table:formula="of:=[.A360]-[.$A$2]" office:value-type="float" office:value="1889" calcext:value-type="float">
            <text:p>1889</text:p>
          </table:table-cell>
          <table:table-cell table:formula="of:=[.B360]/60" office:value-type="float" office:value="31.4833333333333" calcext:value-type="float">
            <text:p>31,4833333333333</text:p>
          </table:table-cell>
          <table:table-cell office:value-type="float" office:value="7.612" calcext:value-type="float">
            <text:p>7,612</text:p>
          </table:table-cell>
          <table:table-cell table:formula="of:=[.D360]-3.866" office:value-type="float" office:value="3.746" calcext:value-type="float">
            <text:p>3,746</text:p>
          </table:table-cell>
          <table:table-cell table:formula="of:=AVERAGE([.E337:.E360])" office:value-type="float" office:value="3.68254166666667" calcext:value-type="float">
            <text:p>3,68254166666667</text:p>
          </table:table-cell>
          <table:table-cell table:formula="of:=[.E3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50" calcext:value-type="float">
            <text:p>1479485050</text:p>
          </table:table-cell>
          <table:table-cell table:formula="of:=[.A361]-[.$A$2]" office:value-type="float" office:value="1895" calcext:value-type="float">
            <text:p>1895</text:p>
          </table:table-cell>
          <table:table-cell table:formula="of:=[.B361]/60" office:value-type="float" office:value="31.5833333333333" calcext:value-type="float">
            <text:p>31,5833333333333</text:p>
          </table:table-cell>
          <table:table-cell office:value-type="float" office:value="7.624" calcext:value-type="float">
            <text:p>7,624</text:p>
          </table:table-cell>
          <table:table-cell table:formula="of:=[.D361]-3.866" office:value-type="float" office:value="3.758" calcext:value-type="float">
            <text:p>3,758</text:p>
          </table:table-cell>
          <table:table-cell table:formula="of:=AVERAGE([.E338:.E361])" office:value-type="float" office:value="3.65708333333333" calcext:value-type="float">
            <text:p>3,65708333333333</text:p>
          </table:table-cell>
          <table:table-cell table:formula="of:=[.E36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55" calcext:value-type="float">
            <text:p>1479485055</text:p>
          </table:table-cell>
          <table:table-cell table:formula="of:=[.A362]-[.$A$2]" office:value-type="float" office:value="1900" calcext:value-type="float">
            <text:p>1900</text:p>
          </table:table-cell>
          <table:table-cell table:formula="of:=[.B362]/60" office:value-type="float" office:value="31.6666666666667" calcext:value-type="float">
            <text:p>31,6666666666667</text:p>
          </table:table-cell>
          <table:table-cell office:value-type="float" office:value="7.91" calcext:value-type="float">
            <text:p>7,91</text:p>
          </table:table-cell>
          <table:table-cell table:formula="of:=[.D362]-3.866" office:value-type="float" office:value="4.044" calcext:value-type="float">
            <text:p>4,044</text:p>
          </table:table-cell>
          <table:table-cell table:formula="of:=AVERAGE([.E339:.E362])" office:value-type="float" office:value="3.6925" calcext:value-type="float">
            <text:p>3,6925</text:p>
          </table:table-cell>
          <table:table-cell table:formula="of:=[.E3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60" calcext:value-type="float">
            <text:p>1479485060</text:p>
          </table:table-cell>
          <table:table-cell table:formula="of:=[.A363]-[.$A$2]" office:value-type="float" office:value="1905" calcext:value-type="float">
            <text:p>1905</text:p>
          </table:table-cell>
          <table:table-cell table:formula="of:=[.B363]/60" office:value-type="float" office:value="31.75" calcext:value-type="float">
            <text:p>31,75</text:p>
          </table:table-cell>
          <table:table-cell office:value-type="float" office:value="7.584" calcext:value-type="float">
            <text:p>7,584</text:p>
          </table:table-cell>
          <table:table-cell table:formula="of:=[.D363]-3.866" office:value-type="float" office:value="3.718" calcext:value-type="float">
            <text:p>3,718</text:p>
          </table:table-cell>
          <table:table-cell table:formula="of:=AVERAGE([.E340:.E363])" office:value-type="float" office:value="3.71641666666667" calcext:value-type="float">
            <text:p>3,71641666666667</text:p>
          </table:table-cell>
          <table:table-cell table:formula="of:=[.E3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66" calcext:value-type="float">
            <text:p>1479485066</text:p>
          </table:table-cell>
          <table:table-cell table:formula="of:=[.A364]-[.$A$2]" office:value-type="float" office:value="1911" calcext:value-type="float">
            <text:p>1911</text:p>
          </table:table-cell>
          <table:table-cell table:formula="of:=[.B364]/60" office:value-type="float" office:value="31.85" calcext:value-type="float">
            <text:p>31,85</text:p>
          </table:table-cell>
          <table:table-cell office:value-type="float" office:value="7.762" calcext:value-type="float">
            <text:p>7,762</text:p>
          </table:table-cell>
          <table:table-cell table:formula="of:=[.D364]-3.866" office:value-type="float" office:value="3.896" calcext:value-type="float">
            <text:p>3,896</text:p>
          </table:table-cell>
          <table:table-cell table:formula="of:=AVERAGE([.E341:.E364])" office:value-type="float" office:value="3.71404166666667" calcext:value-type="float">
            <text:p>3,71404166666667</text:p>
          </table:table-cell>
          <table:table-cell table:formula="of:=[.E3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71" calcext:value-type="float">
            <text:p>1479485071</text:p>
          </table:table-cell>
          <table:table-cell table:formula="of:=[.A365]-[.$A$2]" office:value-type="float" office:value="1916" calcext:value-type="float">
            <text:p>1916</text:p>
          </table:table-cell>
          <table:table-cell table:formula="of:=[.B365]/60" office:value-type="float" office:value="31.9333333333333" calcext:value-type="float">
            <text:p>31,9333333333333</text:p>
          </table:table-cell>
          <table:table-cell office:value-type="float" office:value="7.663" calcext:value-type="float">
            <text:p>7,663</text:p>
          </table:table-cell>
          <table:table-cell table:formula="of:=[.D365]-3.866" office:value-type="float" office:value="3.797" calcext:value-type="float">
            <text:p>3,797</text:p>
          </table:table-cell>
          <table:table-cell table:formula="of:=AVERAGE([.E342:.E365])" office:value-type="float" office:value="3.73845833333333" calcext:value-type="float">
            <text:p>3,73845833333333</text:p>
          </table:table-cell>
          <table:table-cell table:formula="of:=[.E3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76" calcext:value-type="float">
            <text:p>1479485076</text:p>
          </table:table-cell>
          <table:table-cell table:formula="of:=[.A366]-[.$A$2]" office:value-type="float" office:value="1921" calcext:value-type="float">
            <text:p>1921</text:p>
          </table:table-cell>
          <table:table-cell table:formula="of:=[.B366]/60" office:value-type="float" office:value="32.0166666666667" calcext:value-type="float">
            <text:p>32,0166666666667</text:p>
          </table:table-cell>
          <table:table-cell office:value-type="float" office:value="7.482" calcext:value-type="float">
            <text:p>7,482</text:p>
          </table:table-cell>
          <table:table-cell table:formula="of:=[.D366]-3.866" office:value-type="float" office:value="3.616" calcext:value-type="float">
            <text:p>3,616</text:p>
          </table:table-cell>
          <table:table-cell table:formula="of:=AVERAGE([.E343:.E366])" office:value-type="float" office:value="3.73958333333333" calcext:value-type="float">
            <text:p>3,73958333333333</text:p>
          </table:table-cell>
          <table:table-cell table:formula="of:=[.E36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81" calcext:value-type="float">
            <text:p>1479485081</text:p>
          </table:table-cell>
          <table:table-cell table:formula="of:=[.A367]-[.$A$2]" office:value-type="float" office:value="1926" calcext:value-type="float">
            <text:p>1926</text:p>
          </table:table-cell>
          <table:table-cell table:formula="of:=[.B367]/60" office:value-type="float" office:value="32.1" calcext:value-type="float">
            <text:p>32,1</text:p>
          </table:table-cell>
          <table:table-cell office:value-type="float" office:value="7.08" calcext:value-type="float">
            <text:p>7,08</text:p>
          </table:table-cell>
          <table:table-cell table:formula="of:=[.D367]-3.866" office:value-type="float" office:value="3.214" calcext:value-type="float">
            <text:p>3,214</text:p>
          </table:table-cell>
          <table:table-cell table:formula="of:=AVERAGE([.E344:.E367])" office:value-type="float" office:value="3.72220833333333" calcext:value-type="float">
            <text:p>3,72220833333333</text:p>
          </table:table-cell>
          <table:table-cell table:formula="of:=[.E3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86" calcext:value-type="float">
            <text:p>1479485086</text:p>
          </table:table-cell>
          <table:table-cell table:formula="of:=[.A368]-[.$A$2]" office:value-type="float" office:value="1931" calcext:value-type="float">
            <text:p>1931</text:p>
          </table:table-cell>
          <table:table-cell table:formula="of:=[.B368]/60" office:value-type="float" office:value="32.1833333333333" calcext:value-type="float">
            <text:p>32,1833333333333</text:p>
          </table:table-cell>
          <table:table-cell office:value-type="float" office:value="7.695" calcext:value-type="float">
            <text:p>7,695</text:p>
          </table:table-cell>
          <table:table-cell table:formula="of:=[.D368]-3.866" office:value-type="float" office:value="3.829" calcext:value-type="float">
            <text:p>3,829</text:p>
          </table:table-cell>
          <table:table-cell table:formula="of:=AVERAGE([.E345:.E368])" office:value-type="float" office:value="3.72625" calcext:value-type="float">
            <text:p>3,72625</text:p>
          </table:table-cell>
          <table:table-cell table:formula="of:=[.E36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92" calcext:value-type="float">
            <text:p>1479485092</text:p>
          </table:table-cell>
          <table:table-cell table:formula="of:=[.A369]-[.$A$2]" office:value-type="float" office:value="1937" calcext:value-type="float">
            <text:p>1937</text:p>
          </table:table-cell>
          <table:table-cell table:formula="of:=[.B369]/60" office:value-type="float" office:value="32.2833333333333" calcext:value-type="float">
            <text:p>32,2833333333333</text:p>
          </table:table-cell>
          <table:table-cell office:value-type="float" office:value="7.678" calcext:value-type="float">
            <text:p>7,678</text:p>
          </table:table-cell>
          <table:table-cell table:formula="of:=[.D369]-3.866" office:value-type="float" office:value="3.812" calcext:value-type="float">
            <text:p>3,812</text:p>
          </table:table-cell>
          <table:table-cell table:formula="of:=AVERAGE([.E346:.E369])" office:value-type="float" office:value="3.75058333333333" calcext:value-type="float">
            <text:p>3,75058333333333</text:p>
          </table:table-cell>
          <table:table-cell table:formula="of:=[.E36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097" calcext:value-type="float">
            <text:p>1479485097</text:p>
          </table:table-cell>
          <table:table-cell table:formula="of:=[.A370]-[.$A$2]" office:value-type="float" office:value="1942" calcext:value-type="float">
            <text:p>1942</text:p>
          </table:table-cell>
          <table:table-cell table:formula="of:=[.B370]/60" office:value-type="float" office:value="32.3666666666667" calcext:value-type="float">
            <text:p>32,3666666666667</text:p>
          </table:table-cell>
          <table:table-cell office:value-type="float" office:value="8.152" calcext:value-type="float">
            <text:p>8,152</text:p>
          </table:table-cell>
          <table:table-cell table:formula="of:=[.D370]-3.866" office:value-type="float" office:value="4.286" calcext:value-type="float">
            <text:p>4,286</text:p>
          </table:table-cell>
          <table:table-cell table:formula="of:=AVERAGE([.E347:.E370])" office:value-type="float" office:value="3.779875" calcext:value-type="float">
            <text:p>3,779875</text:p>
          </table:table-cell>
          <table:table-cell table:formula="of:=[.E3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02" calcext:value-type="float">
            <text:p>1479485102</text:p>
          </table:table-cell>
          <table:table-cell table:formula="of:=[.A371]-[.$A$2]" office:value-type="float" office:value="1947" calcext:value-type="float">
            <text:p>1947</text:p>
          </table:table-cell>
          <table:table-cell table:formula="of:=[.B371]/60" office:value-type="float" office:value="32.45" calcext:value-type="float">
            <text:p>32,45</text:p>
          </table:table-cell>
          <table:table-cell office:value-type="float" office:value="7.66" calcext:value-type="float">
            <text:p>7,66</text:p>
          </table:table-cell>
          <table:table-cell table:formula="of:=[.D371]-3.866" office:value-type="float" office:value="3.794" calcext:value-type="float">
            <text:p>3,794</text:p>
          </table:table-cell>
          <table:table-cell table:formula="of:=AVERAGE([.E348:.E371])" office:value-type="float" office:value="3.78408333333333" calcext:value-type="float">
            <text:p>3,78408333333333</text:p>
          </table:table-cell>
          <table:table-cell table:formula="of:=[.E3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07" calcext:value-type="float">
            <text:p>1479485107</text:p>
          </table:table-cell>
          <table:table-cell table:formula="of:=[.A372]-[.$A$2]" office:value-type="float" office:value="1952" calcext:value-type="float">
            <text:p>1952</text:p>
          </table:table-cell>
          <table:table-cell table:formula="of:=[.B372]/60" office:value-type="float" office:value="32.5333333333333" calcext:value-type="float">
            <text:p>32,5333333333333</text:p>
          </table:table-cell>
          <table:table-cell office:value-type="float" office:value="7.045" calcext:value-type="float">
            <text:p>7,045</text:p>
          </table:table-cell>
          <table:table-cell table:formula="of:=[.D372]-3.866" office:value-type="float" office:value="3.179" calcext:value-type="float">
            <text:p>3,179</text:p>
          </table:table-cell>
          <table:table-cell table:formula="of:=AVERAGE([.E349:.E372])" office:value-type="float" office:value="3.73504166666667" calcext:value-type="float">
            <text:p>3,73504166666667</text:p>
          </table:table-cell>
          <table:table-cell table:formula="of:=[.E37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13" calcext:value-type="float">
            <text:p>1479485113</text:p>
          </table:table-cell>
          <table:table-cell table:formula="of:=[.A373]-[.$A$2]" office:value-type="float" office:value="1958" calcext:value-type="float">
            <text:p>1958</text:p>
          </table:table-cell>
          <table:table-cell table:formula="of:=[.B373]/60" office:value-type="float" office:value="32.6333333333333" calcext:value-type="float">
            <text:p>32,6333333333333</text:p>
          </table:table-cell>
          <table:table-cell office:value-type="float" office:value="7.59" calcext:value-type="float">
            <text:p>7,59</text:p>
          </table:table-cell>
          <table:table-cell table:formula="of:=[.D373]-3.866" office:value-type="float" office:value="3.724" calcext:value-type="float">
            <text:p>3,724</text:p>
          </table:table-cell>
          <table:table-cell table:formula="of:=AVERAGE([.E350:.E373])" office:value-type="float" office:value="3.73995833333333" calcext:value-type="float">
            <text:p>3,73995833333333</text:p>
          </table:table-cell>
          <table:table-cell table:formula="of:=[.E37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18" calcext:value-type="float">
            <text:p>1479485118</text:p>
          </table:table-cell>
          <table:table-cell table:formula="of:=[.A374]-[.$A$2]" office:value-type="float" office:value="1963" calcext:value-type="float">
            <text:p>1963</text:p>
          </table:table-cell>
          <table:table-cell table:formula="of:=[.B374]/60" office:value-type="float" office:value="32.7166666666667" calcext:value-type="float">
            <text:p>32,7166666666667</text:p>
          </table:table-cell>
          <table:table-cell office:value-type="float" office:value="7.55" calcext:value-type="float">
            <text:p>7,55</text:p>
          </table:table-cell>
          <table:table-cell table:formula="of:=[.D374]-3.866" office:value-type="float" office:value="3.684" calcext:value-type="float">
            <text:p>3,684</text:p>
          </table:table-cell>
          <table:table-cell table:formula="of:=AVERAGE([.E351:.E374])" office:value-type="float" office:value="3.7355" calcext:value-type="float">
            <text:p>3,7355</text:p>
          </table:table-cell>
          <table:table-cell table:formula="of:=[.E37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23" calcext:value-type="float">
            <text:p>1479485123</text:p>
          </table:table-cell>
          <table:table-cell table:formula="of:=[.A375]-[.$A$2]" office:value-type="float" office:value="1968" calcext:value-type="float">
            <text:p>1968</text:p>
          </table:table-cell>
          <table:table-cell table:formula="of:=[.B375]/60" office:value-type="float" office:value="32.8" calcext:value-type="float">
            <text:p>32,8</text:p>
          </table:table-cell>
          <table:table-cell office:value-type="float" office:value="7.029" calcext:value-type="float">
            <text:p>7,029</text:p>
          </table:table-cell>
          <table:table-cell table:formula="of:=[.D375]-3.866" office:value-type="float" office:value="3.163" calcext:value-type="float">
            <text:p>3,163</text:p>
          </table:table-cell>
          <table:table-cell table:formula="of:=AVERAGE([.E352:.E375])" office:value-type="float" office:value="3.72879166666667" calcext:value-type="float">
            <text:p>3,72879166666667</text:p>
          </table:table-cell>
          <table:table-cell table:formula="of:=[.E3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28" calcext:value-type="float">
            <text:p>1479485128</text:p>
          </table:table-cell>
          <table:table-cell table:formula="of:=[.A376]-[.$A$2]" office:value-type="float" office:value="1973" calcext:value-type="float">
            <text:p>1973</text:p>
          </table:table-cell>
          <table:table-cell table:formula="of:=[.B376]/60" office:value-type="float" office:value="32.8833333333333" calcext:value-type="float">
            <text:p>32,8833333333333</text:p>
          </table:table-cell>
          <table:table-cell office:value-type="float" office:value="7.023" calcext:value-type="float">
            <text:p>7,023</text:p>
          </table:table-cell>
          <table:table-cell table:formula="of:=[.D376]-3.866" office:value-type="float" office:value="3.157" calcext:value-type="float">
            <text:p>3,157</text:p>
          </table:table-cell>
          <table:table-cell table:formula="of:=AVERAGE([.E353:.E376])" office:value-type="float" office:value="3.69866666666667" calcext:value-type="float">
            <text:p>3,69866666666667</text:p>
          </table:table-cell>
          <table:table-cell table:formula="of:=[.E3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34" calcext:value-type="float">
            <text:p>1479485134</text:p>
          </table:table-cell>
          <table:table-cell table:formula="of:=[.A377]-[.$A$2]" office:value-type="float" office:value="1979" calcext:value-type="float">
            <text:p>1979</text:p>
          </table:table-cell>
          <table:table-cell table:formula="of:=[.B377]/60" office:value-type="float" office:value="32.9833333333333" calcext:value-type="float">
            <text:p>32,9833333333333</text:p>
          </table:table-cell>
          <table:table-cell office:value-type="float" office:value="8.135" calcext:value-type="float">
            <text:p>8,135</text:p>
          </table:table-cell>
          <table:table-cell table:formula="of:=[.D377]-3.866" office:value-type="float" office:value="4.269" calcext:value-type="float">
            <text:p>4,269</text:p>
          </table:table-cell>
          <table:table-cell table:formula="of:=AVERAGE([.E354:.E377])" office:value-type="float" office:value="3.72025" calcext:value-type="float">
            <text:p>3,72025</text:p>
          </table:table-cell>
          <table:table-cell table:formula="of:=[.E37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39" calcext:value-type="float">
            <text:p>1479485139</text:p>
          </table:table-cell>
          <table:table-cell table:formula="of:=[.A378]-[.$A$2]" office:value-type="float" office:value="1984" calcext:value-type="float">
            <text:p>1984</text:p>
          </table:table-cell>
          <table:table-cell table:formula="of:=[.B378]/60" office:value-type="float" office:value="33.0666666666667" calcext:value-type="float">
            <text:p>33,0666666666667</text:p>
          </table:table-cell>
          <table:table-cell office:value-type="float" office:value="7.453" calcext:value-type="float">
            <text:p>7,453</text:p>
          </table:table-cell>
          <table:table-cell table:formula="of:=[.D378]-3.866" office:value-type="float" office:value="3.587" calcext:value-type="float">
            <text:p>3,587</text:p>
          </table:table-cell>
          <table:table-cell table:formula="of:=AVERAGE([.E355:.E378])" office:value-type="float" office:value="3.70870833333333" calcext:value-type="float">
            <text:p>3,70870833333333</text:p>
          </table:table-cell>
          <table:table-cell table:formula="of:=[.E3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44" calcext:value-type="float">
            <text:p>1479485144</text:p>
          </table:table-cell>
          <table:table-cell table:formula="of:=[.A379]-[.$A$2]" office:value-type="float" office:value="1989" calcext:value-type="float">
            <text:p>1989</text:p>
          </table:table-cell>
          <table:table-cell table:formula="of:=[.B379]/60" office:value-type="float" office:value="33.15" calcext:value-type="float">
            <text:p>33,15</text:p>
          </table:table-cell>
          <table:table-cell office:value-type="float" office:value="7.678" calcext:value-type="float">
            <text:p>7,678</text:p>
          </table:table-cell>
          <table:table-cell table:formula="of:=[.D379]-3.866" office:value-type="float" office:value="3.812" calcext:value-type="float">
            <text:p>3,812</text:p>
          </table:table-cell>
          <table:table-cell table:formula="of:=AVERAGE([.E356:.E379])" office:value-type="float" office:value="3.717625" calcext:value-type="float">
            <text:p>3,717625</text:p>
          </table:table-cell>
          <table:table-cell table:formula="of:=[.E37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55" calcext:value-type="float">
            <text:p>1479485155</text:p>
          </table:table-cell>
          <table:table-cell table:formula="of:=[.A380]-[.$A$2]" office:value-type="float" office:value="2000" calcext:value-type="float">
            <text:p>2000</text:p>
          </table:table-cell>
          <table:table-cell table:formula="of:=[.B380]/60" office:value-type="float" office:value="33.3333333333333" calcext:value-type="float">
            <text:p>33,3333333333333</text:p>
          </table:table-cell>
          <table:table-cell office:value-type="float" office:value="7.918" calcext:value-type="float">
            <text:p>7,918</text:p>
          </table:table-cell>
          <table:table-cell table:formula="of:=[.D380]-3.866" office:value-type="float" office:value="4.052" calcext:value-type="float">
            <text:p>4,052</text:p>
          </table:table-cell>
          <table:table-cell table:formula="of:=AVERAGE([.E357:.E380])" office:value-type="float" office:value="3.739625" calcext:value-type="float">
            <text:p>3,739625</text:p>
          </table:table-cell>
          <table:table-cell table:formula="of:=[.E38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60" calcext:value-type="float">
            <text:p>1479485160</text:p>
          </table:table-cell>
          <table:table-cell table:formula="of:=[.A381]-[.$A$2]" office:value-type="float" office:value="2005" calcext:value-type="float">
            <text:p>2005</text:p>
          </table:table-cell>
          <table:table-cell table:formula="of:=[.B381]/60" office:value-type="float" office:value="33.4166666666667" calcext:value-type="float">
            <text:p>33,4166666666667</text:p>
          </table:table-cell>
          <table:table-cell office:value-type="float" office:value="7.299" calcext:value-type="float">
            <text:p>7,299</text:p>
          </table:table-cell>
          <table:table-cell table:formula="of:=[.D381]-3.866" office:value-type="float" office:value="3.433" calcext:value-type="float">
            <text:p>3,433</text:p>
          </table:table-cell>
          <table:table-cell table:formula="of:=AVERAGE([.E358:.E381])" office:value-type="float" office:value="3.7235" calcext:value-type="float">
            <text:p>3,7235</text:p>
          </table:table-cell>
          <table:table-cell table:formula="of:=[.E38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65" calcext:value-type="float">
            <text:p>1479485165</text:p>
          </table:table-cell>
          <table:table-cell table:formula="of:=[.A382]-[.$A$2]" office:value-type="float" office:value="2010" calcext:value-type="float">
            <text:p>2010</text:p>
          </table:table-cell>
          <table:table-cell table:formula="of:=[.B382]/60" office:value-type="float" office:value="33.5" calcext:value-type="float">
            <text:p>33,5</text:p>
          </table:table-cell>
          <table:table-cell office:value-type="float" office:value="7.2" calcext:value-type="float">
            <text:p>7,2</text:p>
          </table:table-cell>
          <table:table-cell table:formula="of:=[.D382]-3.866" office:value-type="float" office:value="3.334" calcext:value-type="float">
            <text:p>3,334</text:p>
          </table:table-cell>
          <table:table-cell table:formula="of:=AVERAGE([.E359:.E382])" office:value-type="float" office:value="3.70045833333333" calcext:value-type="float">
            <text:p>3,70045833333333</text:p>
          </table:table-cell>
          <table:table-cell table:formula="of:=[.E3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70" calcext:value-type="float">
            <text:p>1479485170</text:p>
          </table:table-cell>
          <table:table-cell table:formula="of:=[.A383]-[.$A$2]" office:value-type="float" office:value="2015" calcext:value-type="float">
            <text:p>2015</text:p>
          </table:table-cell>
          <table:table-cell table:formula="of:=[.B383]/60" office:value-type="float" office:value="33.5833333333333" calcext:value-type="float">
            <text:p>33,5833333333333</text:p>
          </table:table-cell>
          <table:table-cell office:value-type="float" office:value="8.046" calcext:value-type="float">
            <text:p>8,046</text:p>
          </table:table-cell>
          <table:table-cell table:formula="of:=[.D383]-3.866" office:value-type="float" office:value="4.18" calcext:value-type="float">
            <text:p>4,18</text:p>
          </table:table-cell>
          <table:table-cell table:formula="of:=AVERAGE([.E360:.E383])" office:value-type="float" office:value="3.71183333333333" calcext:value-type="float">
            <text:p>3,71183333333333</text:p>
          </table:table-cell>
          <table:table-cell table:formula="of:=[.E3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76" calcext:value-type="float">
            <text:p>1479485176</text:p>
          </table:table-cell>
          <table:table-cell table:formula="of:=[.A384]-[.$A$2]" office:value-type="float" office:value="2021" calcext:value-type="float">
            <text:p>2021</text:p>
          </table:table-cell>
          <table:table-cell table:formula="of:=[.B384]/60" office:value-type="float" office:value="33.6833333333333" calcext:value-type="float">
            <text:p>33,6833333333333</text:p>
          </table:table-cell>
          <table:table-cell office:value-type="float" office:value="7.497" calcext:value-type="float">
            <text:p>7,497</text:p>
          </table:table-cell>
          <table:table-cell table:formula="of:=[.D384]-3.866" office:value-type="float" office:value="3.631" calcext:value-type="float">
            <text:p>3,631</text:p>
          </table:table-cell>
          <table:table-cell table:formula="of:=AVERAGE([.E361:.E384])" office:value-type="float" office:value="3.70704166666667" calcext:value-type="float">
            <text:p>3,70704166666667</text:p>
          </table:table-cell>
          <table:table-cell table:formula="of:=[.E3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81" calcext:value-type="float">
            <text:p>1479485181</text:p>
          </table:table-cell>
          <table:table-cell table:formula="of:=[.A385]-[.$A$2]" office:value-type="float" office:value="2026" calcext:value-type="float">
            <text:p>2026</text:p>
          </table:table-cell>
          <table:table-cell table:formula="of:=[.B385]/60" office:value-type="float" office:value="33.7666666666667" calcext:value-type="float">
            <text:p>33,7666666666667</text:p>
          </table:table-cell>
          <table:table-cell office:value-type="float" office:value="7.184" calcext:value-type="float">
            <text:p>7,184</text:p>
          </table:table-cell>
          <table:table-cell table:formula="of:=[.D385]-3.866" office:value-type="float" office:value="3.318" calcext:value-type="float">
            <text:p>3,318</text:p>
          </table:table-cell>
          <table:table-cell table:formula="of:=AVERAGE([.E362:.E385])" office:value-type="float" office:value="3.68870833333333" calcext:value-type="float">
            <text:p>3,68870833333333</text:p>
          </table:table-cell>
          <table:table-cell table:formula="of:=[.E3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86" calcext:value-type="float">
            <text:p>1479485186</text:p>
          </table:table-cell>
          <table:table-cell table:formula="of:=[.A386]-[.$A$2]" office:value-type="float" office:value="2031" calcext:value-type="float">
            <text:p>2031</text:p>
          </table:table-cell>
          <table:table-cell table:formula="of:=[.B386]/60" office:value-type="float" office:value="33.85" calcext:value-type="float">
            <text:p>33,85</text:p>
          </table:table-cell>
          <table:table-cell office:value-type="float" office:value="7" calcext:value-type="float">
            <text:p>7</text:p>
          </table:table-cell>
          <table:table-cell table:formula="of:=[.D386]-3.866" office:value-type="float" office:value="3.134" calcext:value-type="float">
            <text:p>3,134</text:p>
          </table:table-cell>
          <table:table-cell table:formula="of:=AVERAGE([.E363:.E386])" office:value-type="float" office:value="3.65079166666667" calcext:value-type="float">
            <text:p>3,65079166666667</text:p>
          </table:table-cell>
          <table:table-cell table:formula="of:=[.E3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91" calcext:value-type="float">
            <text:p>1479485191</text:p>
          </table:table-cell>
          <table:table-cell table:formula="of:=[.A387]-[.$A$2]" office:value-type="float" office:value="2036" calcext:value-type="float">
            <text:p>2036</text:p>
          </table:table-cell>
          <table:table-cell table:formula="of:=[.B387]/60" office:value-type="float" office:value="33.9333333333333" calcext:value-type="float">
            <text:p>33,9333333333333</text:p>
          </table:table-cell>
          <table:table-cell office:value-type="float" office:value="7.343" calcext:value-type="float">
            <text:p>7,343</text:p>
          </table:table-cell>
          <table:table-cell table:formula="of:=[.D387]-3.866" office:value-type="float" office:value="3.477" calcext:value-type="float">
            <text:p>3,477</text:p>
          </table:table-cell>
          <table:table-cell table:formula="of:=AVERAGE([.E364:.E387])" office:value-type="float" office:value="3.64075" calcext:value-type="float">
            <text:p>3,64075</text:p>
          </table:table-cell>
          <table:table-cell table:formula="of:=[.E3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197" calcext:value-type="float">
            <text:p>1479485197</text:p>
          </table:table-cell>
          <table:table-cell table:formula="of:=[.A388]-[.$A$2]" office:value-type="float" office:value="2042" calcext:value-type="float">
            <text:p>2042</text:p>
          </table:table-cell>
          <table:table-cell table:formula="of:=[.B388]/60" office:value-type="float" office:value="34.0333333333333" calcext:value-type="float">
            <text:p>34,0333333333333</text:p>
          </table:table-cell>
          <table:table-cell office:value-type="float" office:value="7.538" calcext:value-type="float">
            <text:p>7,538</text:p>
          </table:table-cell>
          <table:table-cell table:formula="of:=[.D388]-3.866" office:value-type="float" office:value="3.672" calcext:value-type="float">
            <text:p>3,672</text:p>
          </table:table-cell>
          <table:table-cell table:formula="of:=AVERAGE([.E365:.E388])" office:value-type="float" office:value="3.63141666666667" calcext:value-type="float">
            <text:p>3,63141666666667</text:p>
          </table:table-cell>
          <table:table-cell table:formula="of:=[.E38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02" calcext:value-type="float">
            <text:p>1479485202</text:p>
          </table:table-cell>
          <table:table-cell table:formula="of:=[.A389]-[.$A$2]" office:value-type="float" office:value="2047" calcext:value-type="float">
            <text:p>2047</text:p>
          </table:table-cell>
          <table:table-cell table:formula="of:=[.B389]/60" office:value-type="float" office:value="34.1166666666667" calcext:value-type="float">
            <text:p>34,1166666666667</text:p>
          </table:table-cell>
          <table:table-cell office:value-type="float" office:value="7.021" calcext:value-type="float">
            <text:p>7,021</text:p>
          </table:table-cell>
          <table:table-cell table:formula="of:=[.D389]-3.866" office:value-type="float" office:value="3.155" calcext:value-type="float">
            <text:p>3,155</text:p>
          </table:table-cell>
          <table:table-cell table:formula="of:=AVERAGE([.E366:.E389])" office:value-type="float" office:value="3.60466666666667" calcext:value-type="float">
            <text:p>3,60466666666667</text:p>
          </table:table-cell>
          <table:table-cell table:formula="of:=[.E3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07" calcext:value-type="float">
            <text:p>1479485207</text:p>
          </table:table-cell>
          <table:table-cell table:formula="of:=[.A390]-[.$A$2]" office:value-type="float" office:value="2052" calcext:value-type="float">
            <text:p>2052</text:p>
          </table:table-cell>
          <table:table-cell table:formula="of:=[.B390]/60" office:value-type="float" office:value="34.2" calcext:value-type="float">
            <text:p>34,2</text:p>
          </table:table-cell>
          <table:table-cell office:value-type="float" office:value="7.666" calcext:value-type="float">
            <text:p>7,666</text:p>
          </table:table-cell>
          <table:table-cell table:formula="of:=[.D390]-3.866" office:value-type="float" office:value="3.8" calcext:value-type="float">
            <text:p>3,8</text:p>
          </table:table-cell>
          <table:table-cell table:formula="of:=AVERAGE([.E367:.E390])" office:value-type="float" office:value="3.61233333333333" calcext:value-type="float">
            <text:p>3,61233333333333</text:p>
          </table:table-cell>
          <table:table-cell table:formula="of:=[.E3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12" calcext:value-type="float">
            <text:p>1479485212</text:p>
          </table:table-cell>
          <table:table-cell table:formula="of:=[.A391]-[.$A$2]" office:value-type="float" office:value="2057" calcext:value-type="float">
            <text:p>2057</text:p>
          </table:table-cell>
          <table:table-cell table:formula="of:=[.B391]/60" office:value-type="float" office:value="34.2833333333333" calcext:value-type="float">
            <text:p>34,2833333333333</text:p>
          </table:table-cell>
          <table:table-cell office:value-type="float" office:value="8.115" calcext:value-type="float">
            <text:p>8,115</text:p>
          </table:table-cell>
          <table:table-cell table:formula="of:=[.D391]-3.866" office:value-type="float" office:value="4.249" calcext:value-type="float">
            <text:p>4,249</text:p>
          </table:table-cell>
          <table:table-cell table:formula="of:=AVERAGE([.E368:.E391])" office:value-type="float" office:value="3.65545833333333" calcext:value-type="float">
            <text:p>3,65545833333333</text:p>
          </table:table-cell>
          <table:table-cell table:formula="of:=[.E3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18" calcext:value-type="float">
            <text:p>1479485218</text:p>
          </table:table-cell>
          <table:table-cell table:formula="of:=[.A392]-[.$A$2]" office:value-type="float" office:value="2063" calcext:value-type="float">
            <text:p>2063</text:p>
          </table:table-cell>
          <table:table-cell table:formula="of:=[.B392]/60" office:value-type="float" office:value="34.3833333333333" calcext:value-type="float">
            <text:p>34,3833333333333</text:p>
          </table:table-cell>
          <table:table-cell office:value-type="float" office:value="7.364" calcext:value-type="float">
            <text:p>7,364</text:p>
          </table:table-cell>
          <table:table-cell table:formula="of:=[.D392]-3.866" office:value-type="float" office:value="3.498" calcext:value-type="float">
            <text:p>3,498</text:p>
          </table:table-cell>
          <table:table-cell table:formula="of:=AVERAGE([.E369:.E392])" office:value-type="float" office:value="3.64166666666667" calcext:value-type="float">
            <text:p>3,64166666666667</text:p>
          </table:table-cell>
          <table:table-cell table:formula="of:=[.E3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23" calcext:value-type="float">
            <text:p>1479485223</text:p>
          </table:table-cell>
          <table:table-cell table:formula="of:=[.A393]-[.$A$2]" office:value-type="float" office:value="2068" calcext:value-type="float">
            <text:p>2068</text:p>
          </table:table-cell>
          <table:table-cell table:formula="of:=[.B393]/60" office:value-type="float" office:value="34.4666666666667" calcext:value-type="float">
            <text:p>34,4666666666667</text:p>
          </table:table-cell>
          <table:table-cell office:value-type="float" office:value="7.461" calcext:value-type="float">
            <text:p>7,461</text:p>
          </table:table-cell>
          <table:table-cell table:formula="of:=[.D393]-3.866" office:value-type="float" office:value="3.595" calcext:value-type="float">
            <text:p>3,595</text:p>
          </table:table-cell>
          <table:table-cell table:formula="of:=AVERAGE([.E370:.E393])" office:value-type="float" office:value="3.632625" calcext:value-type="float">
            <text:p>3,632625</text:p>
          </table:table-cell>
          <table:table-cell table:formula="of:=[.E3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28" calcext:value-type="float">
            <text:p>1479485228</text:p>
          </table:table-cell>
          <table:table-cell table:formula="of:=[.A394]-[.$A$2]" office:value-type="float" office:value="2073" calcext:value-type="float">
            <text:p>2073</text:p>
          </table:table-cell>
          <table:table-cell table:formula="of:=[.B394]/60" office:value-type="float" office:value="34.55" calcext:value-type="float">
            <text:p>34,55</text:p>
          </table:table-cell>
          <table:table-cell office:value-type="float" office:value="7.426" calcext:value-type="float">
            <text:p>7,426</text:p>
          </table:table-cell>
          <table:table-cell table:formula="of:=[.D394]-3.866" office:value-type="float" office:value="3.56" calcext:value-type="float">
            <text:p>3,56</text:p>
          </table:table-cell>
          <table:table-cell table:formula="of:=AVERAGE([.E371:.E394])" office:value-type="float" office:value="3.602375" calcext:value-type="float">
            <text:p>3,602375</text:p>
          </table:table-cell>
          <table:table-cell table:formula="of:=[.E3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33" calcext:value-type="float">
            <text:p>1479485233</text:p>
          </table:table-cell>
          <table:table-cell table:formula="of:=[.A395]-[.$A$2]" office:value-type="float" office:value="2078" calcext:value-type="float">
            <text:p>2078</text:p>
          </table:table-cell>
          <table:table-cell table:formula="of:=[.B395]/60" office:value-type="float" office:value="34.6333333333333" calcext:value-type="float">
            <text:p>34,6333333333333</text:p>
          </table:table-cell>
          <table:table-cell office:value-type="float" office:value="7.147" calcext:value-type="float">
            <text:p>7,147</text:p>
          </table:table-cell>
          <table:table-cell table:formula="of:=[.D395]-3.866" office:value-type="float" office:value="3.281" calcext:value-type="float">
            <text:p>3,281</text:p>
          </table:table-cell>
          <table:table-cell table:formula="of:=AVERAGE([.E372:.E395])" office:value-type="float" office:value="3.581" calcext:value-type="float">
            <text:p>3,581</text:p>
          </table:table-cell>
          <table:table-cell table:formula="of:=[.E3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39" calcext:value-type="float">
            <text:p>1479485239</text:p>
          </table:table-cell>
          <table:table-cell table:formula="of:=[.A396]-[.$A$2]" office:value-type="float" office:value="2084" calcext:value-type="float">
            <text:p>2084</text:p>
          </table:table-cell>
          <table:table-cell table:formula="of:=[.B396]/60" office:value-type="float" office:value="34.7333333333333" calcext:value-type="float">
            <text:p>34,7333333333333</text:p>
          </table:table-cell>
          <table:table-cell office:value-type="float" office:value="7.684" calcext:value-type="float">
            <text:p>7,684</text:p>
          </table:table-cell>
          <table:table-cell table:formula="of:=[.D396]-3.866" office:value-type="float" office:value="3.818" calcext:value-type="float">
            <text:p>3,818</text:p>
          </table:table-cell>
          <table:table-cell table:formula="of:=AVERAGE([.E373:.E396])" office:value-type="float" office:value="3.607625" calcext:value-type="float">
            <text:p>3,607625</text:p>
          </table:table-cell>
          <table:table-cell table:formula="of:=[.E3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44" calcext:value-type="float">
            <text:p>1479485244</text:p>
          </table:table-cell>
          <table:table-cell table:formula="of:=[.A397]-[.$A$2]" office:value-type="float" office:value="2089" calcext:value-type="float">
            <text:p>2089</text:p>
          </table:table-cell>
          <table:table-cell table:formula="of:=[.B397]/60" office:value-type="float" office:value="34.8166666666667" calcext:value-type="float">
            <text:p>34,8166666666667</text:p>
          </table:table-cell>
          <table:table-cell office:value-type="float" office:value="7.308" calcext:value-type="float">
            <text:p>7,308</text:p>
          </table:table-cell>
          <table:table-cell table:formula="of:=[.D397]-3.866" office:value-type="float" office:value="3.442" calcext:value-type="float">
            <text:p>3,442</text:p>
          </table:table-cell>
          <table:table-cell table:formula="of:=AVERAGE([.E374:.E397])" office:value-type="float" office:value="3.595875" calcext:value-type="float">
            <text:p>3,595875</text:p>
          </table:table-cell>
          <table:table-cell table:formula="of:=[.E3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49" calcext:value-type="float">
            <text:p>1479485249</text:p>
          </table:table-cell>
          <table:table-cell table:formula="of:=[.A398]-[.$A$2]" office:value-type="float" office:value="2094" calcext:value-type="float">
            <text:p>2094</text:p>
          </table:table-cell>
          <table:table-cell table:formula="of:=[.B398]/60" office:value-type="float" office:value="34.9" calcext:value-type="float">
            <text:p>34,9</text:p>
          </table:table-cell>
          <table:table-cell office:value-type="float" office:value="8.186" calcext:value-type="float">
            <text:p>8,186</text:p>
          </table:table-cell>
          <table:table-cell table:formula="of:=[.D398]-3.866" office:value-type="float" office:value="4.32" calcext:value-type="float">
            <text:p>4,32</text:p>
          </table:table-cell>
          <table:table-cell table:formula="of:=AVERAGE([.E375:.E398])" office:value-type="float" office:value="3.622375" calcext:value-type="float">
            <text:p>3,622375</text:p>
          </table:table-cell>
          <table:table-cell table:formula="of:=[.E3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54" calcext:value-type="float">
            <text:p>1479485254</text:p>
          </table:table-cell>
          <table:table-cell table:formula="of:=[.A399]-[.$A$2]" office:value-type="float" office:value="2099" calcext:value-type="float">
            <text:p>2099</text:p>
          </table:table-cell>
          <table:table-cell table:formula="of:=[.B399]/60" office:value-type="float" office:value="34.9833333333333" calcext:value-type="float">
            <text:p>34,9833333333333</text:p>
          </table:table-cell>
          <table:table-cell office:value-type="float" office:value="7.062" calcext:value-type="float">
            <text:p>7,062</text:p>
          </table:table-cell>
          <table:table-cell table:formula="of:=[.D399]-3.866" office:value-type="float" office:value="3.196" calcext:value-type="float">
            <text:p>3,196</text:p>
          </table:table-cell>
          <table:table-cell table:formula="of:=AVERAGE([.E376:.E399])" office:value-type="float" office:value="3.62375" calcext:value-type="float">
            <text:p>3,62375</text:p>
          </table:table-cell>
          <table:table-cell table:formula="of:=[.E39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60" calcext:value-type="float">
            <text:p>1479485260</text:p>
          </table:table-cell>
          <table:table-cell table:formula="of:=[.A400]-[.$A$2]" office:value-type="float" office:value="2105" calcext:value-type="float">
            <text:p>2105</text:p>
          </table:table-cell>
          <table:table-cell table:formula="of:=[.B400]/60" office:value-type="float" office:value="35.0833333333333" calcext:value-type="float">
            <text:p>35,0833333333333</text:p>
          </table:table-cell>
          <table:table-cell office:value-type="float" office:value="7.558" calcext:value-type="float">
            <text:p>7,558</text:p>
          </table:table-cell>
          <table:table-cell table:formula="of:=[.D400]-3.866" office:value-type="float" office:value="3.692" calcext:value-type="float">
            <text:p>3,692</text:p>
          </table:table-cell>
          <table:table-cell table:formula="of:=AVERAGE([.E377:.E400])" office:value-type="float" office:value="3.64604166666667" calcext:value-type="float">
            <text:p>3,64604166666667</text:p>
          </table:table-cell>
          <table:table-cell table:formula="of:=[.E4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65" calcext:value-type="float">
            <text:p>1479485265</text:p>
          </table:table-cell>
          <table:table-cell table:formula="of:=[.A401]-[.$A$2]" office:value-type="float" office:value="2110" calcext:value-type="float">
            <text:p>2110</text:p>
          </table:table-cell>
          <table:table-cell table:formula="of:=[.B401]/60" office:value-type="float" office:value="35.1666666666667" calcext:value-type="float">
            <text:p>35,1666666666667</text:p>
          </table:table-cell>
          <table:table-cell office:value-type="float" office:value="7.094" calcext:value-type="float">
            <text:p>7,094</text:p>
          </table:table-cell>
          <table:table-cell table:formula="of:=[.D401]-3.866" office:value-type="float" office:value="3.228" calcext:value-type="float">
            <text:p>3,228</text:p>
          </table:table-cell>
          <table:table-cell table:formula="of:=AVERAGE([.E378:.E401])" office:value-type="float" office:value="3.60266666666667" calcext:value-type="float">
            <text:p>3,60266666666667</text:p>
          </table:table-cell>
          <table:table-cell table:formula="of:=[.E4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70" calcext:value-type="float">
            <text:p>1479485270</text:p>
          </table:table-cell>
          <table:table-cell table:formula="of:=[.A402]-[.$A$2]" office:value-type="float" office:value="2115" calcext:value-type="float">
            <text:p>2115</text:p>
          </table:table-cell>
          <table:table-cell table:formula="of:=[.B402]/60" office:value-type="float" office:value="35.25" calcext:value-type="float">
            <text:p>35,25</text:p>
          </table:table-cell>
          <table:table-cell office:value-type="float" office:value="7.486" calcext:value-type="float">
            <text:p>7,486</text:p>
          </table:table-cell>
          <table:table-cell table:formula="of:=[.D402]-3.866" office:value-type="float" office:value="3.62" calcext:value-type="float">
            <text:p>3,62</text:p>
          </table:table-cell>
          <table:table-cell table:formula="of:=AVERAGE([.E379:.E402])" office:value-type="float" office:value="3.60404166666667" calcext:value-type="float">
            <text:p>3,60404166666667</text:p>
          </table:table-cell>
          <table:table-cell table:formula="of:=[.E40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75" calcext:value-type="float">
            <text:p>1479485275</text:p>
          </table:table-cell>
          <table:table-cell table:formula="of:=[.A403]-[.$A$2]" office:value-type="float" office:value="2120" calcext:value-type="float">
            <text:p>2120</text:p>
          </table:table-cell>
          <table:table-cell table:formula="of:=[.B403]/60" office:value-type="float" office:value="35.3333333333333" calcext:value-type="float">
            <text:p>35,3333333333333</text:p>
          </table:table-cell>
          <table:table-cell office:value-type="float" office:value="7.42" calcext:value-type="float">
            <text:p>7,42</text:p>
          </table:table-cell>
          <table:table-cell table:formula="of:=[.D403]-3.866" office:value-type="float" office:value="3.554" calcext:value-type="float">
            <text:p>3,554</text:p>
          </table:table-cell>
          <table:table-cell table:formula="of:=AVERAGE([.E380:.E403])" office:value-type="float" office:value="3.59329166666667" calcext:value-type="float">
            <text:p>3,59329166666667</text:p>
          </table:table-cell>
          <table:table-cell table:formula="of:=[.E4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81" calcext:value-type="float">
            <text:p>1479485281</text:p>
          </table:table-cell>
          <table:table-cell table:formula="of:=[.A404]-[.$A$2]" office:value-type="float" office:value="2126" calcext:value-type="float">
            <text:p>2126</text:p>
          </table:table-cell>
          <table:table-cell table:formula="of:=[.B404]/60" office:value-type="float" office:value="35.4333333333333" calcext:value-type="float">
            <text:p>35,4333333333333</text:p>
          </table:table-cell>
          <table:table-cell office:value-type="float" office:value="7.004" calcext:value-type="float">
            <text:p>7,004</text:p>
          </table:table-cell>
          <table:table-cell table:formula="of:=[.D404]-3.866" office:value-type="float" office:value="3.138" calcext:value-type="float">
            <text:p>3,138</text:p>
          </table:table-cell>
          <table:table-cell table:formula="of:=AVERAGE([.E381:.E404])" office:value-type="float" office:value="3.55520833333333" calcext:value-type="float">
            <text:p>3,55520833333333</text:p>
          </table:table-cell>
          <table:table-cell table:formula="of:=[.E4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86" calcext:value-type="float">
            <text:p>1479485286</text:p>
          </table:table-cell>
          <table:table-cell table:formula="of:=[.A405]-[.$A$2]" office:value-type="float" office:value="2131" calcext:value-type="float">
            <text:p>2131</text:p>
          </table:table-cell>
          <table:table-cell table:formula="of:=[.B405]/60" office:value-type="float" office:value="35.5166666666667" calcext:value-type="float">
            <text:p>35,5166666666667</text:p>
          </table:table-cell>
          <table:table-cell office:value-type="float" office:value="7.353" calcext:value-type="float">
            <text:p>7,353</text:p>
          </table:table-cell>
          <table:table-cell table:formula="of:=[.D405]-3.866" office:value-type="float" office:value="3.487" calcext:value-type="float">
            <text:p>3,487</text:p>
          </table:table-cell>
          <table:table-cell table:formula="of:=AVERAGE([.E382:.E405])" office:value-type="float" office:value="3.55745833333333" calcext:value-type="float">
            <text:p>3,55745833333333</text:p>
          </table:table-cell>
          <table:table-cell table:formula="of:=[.E4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91" calcext:value-type="float">
            <text:p>1479485291</text:p>
          </table:table-cell>
          <table:table-cell table:formula="of:=[.A406]-[.$A$2]" office:value-type="float" office:value="2136" calcext:value-type="float">
            <text:p>2136</text:p>
          </table:table-cell>
          <table:table-cell table:formula="of:=[.B406]/60" office:value-type="float" office:value="35.6" calcext:value-type="float">
            <text:p>35,6</text:p>
          </table:table-cell>
          <table:table-cell office:value-type="float" office:value="7.635" calcext:value-type="float">
            <text:p>7,635</text:p>
          </table:table-cell>
          <table:table-cell table:formula="of:=[.D406]-3.866" office:value-type="float" office:value="3.769" calcext:value-type="float">
            <text:p>3,769</text:p>
          </table:table-cell>
          <table:table-cell table:formula="of:=AVERAGE([.E383:.E406])" office:value-type="float" office:value="3.57558333333333" calcext:value-type="float">
            <text:p>3,57558333333333</text:p>
          </table:table-cell>
          <table:table-cell table:formula="of:=[.E4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296" calcext:value-type="float">
            <text:p>1479485296</text:p>
          </table:table-cell>
          <table:table-cell table:formula="of:=[.A407]-[.$A$2]" office:value-type="float" office:value="2141" calcext:value-type="float">
            <text:p>2141</text:p>
          </table:table-cell>
          <table:table-cell table:formula="of:=[.B407]/60" office:value-type="float" office:value="35.6833333333333" calcext:value-type="float">
            <text:p>35,6833333333333</text:p>
          </table:table-cell>
          <table:table-cell office:value-type="float" office:value="7.702" calcext:value-type="float">
            <text:p>7,702</text:p>
          </table:table-cell>
          <table:table-cell table:formula="of:=[.D407]-3.866" office:value-type="float" office:value="3.836" calcext:value-type="float">
            <text:p>3,836</text:p>
          </table:table-cell>
          <table:table-cell table:formula="of:=AVERAGE([.E384:.E407])" office:value-type="float" office:value="3.56125" calcext:value-type="float">
            <text:p>3,56125</text:p>
          </table:table-cell>
          <table:table-cell table:formula="of:=[.E4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01" calcext:value-type="float">
            <text:p>1479485301</text:p>
          </table:table-cell>
          <table:table-cell table:formula="of:=[.A408]-[.$A$2]" office:value-type="float" office:value="2146" calcext:value-type="float">
            <text:p>2146</text:p>
          </table:table-cell>
          <table:table-cell table:formula="of:=[.B408]/60" office:value-type="float" office:value="35.7666666666667" calcext:value-type="float">
            <text:p>35,7666666666667</text:p>
          </table:table-cell>
          <table:table-cell office:value-type="float" office:value="7.221" calcext:value-type="float">
            <text:p>7,221</text:p>
          </table:table-cell>
          <table:table-cell table:formula="of:=[.D408]-3.866" office:value-type="float" office:value="3.355" calcext:value-type="float">
            <text:p>3,355</text:p>
          </table:table-cell>
          <table:table-cell table:formula="of:=AVERAGE([.E385:.E408])" office:value-type="float" office:value="3.54975" calcext:value-type="float">
            <text:p>3,54975</text:p>
          </table:table-cell>
          <table:table-cell table:formula="of:=[.E4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07" calcext:value-type="float">
            <text:p>1479485307</text:p>
          </table:table-cell>
          <table:table-cell table:formula="of:=[.A409]-[.$A$2]" office:value-type="float" office:value="2152" calcext:value-type="float">
            <text:p>2152</text:p>
          </table:table-cell>
          <table:table-cell table:formula="of:=[.B409]/60" office:value-type="float" office:value="35.8666666666667" calcext:value-type="float">
            <text:p>35,8666666666667</text:p>
          </table:table-cell>
          <table:table-cell office:value-type="float" office:value="7.446" calcext:value-type="float">
            <text:p>7,446</text:p>
          </table:table-cell>
          <table:table-cell table:formula="of:=[.D409]-3.866" office:value-type="float" office:value="3.58" calcext:value-type="float">
            <text:p>3,58</text:p>
          </table:table-cell>
          <table:table-cell table:formula="of:=AVERAGE([.E386:.E409])" office:value-type="float" office:value="3.56066666666667" calcext:value-type="float">
            <text:p>3,56066666666667</text:p>
          </table:table-cell>
          <table:table-cell table:formula="of:=[.E4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12" calcext:value-type="float">
            <text:p>1479485312</text:p>
          </table:table-cell>
          <table:table-cell table:formula="of:=[.A410]-[.$A$2]" office:value-type="float" office:value="2157" calcext:value-type="float">
            <text:p>2157</text:p>
          </table:table-cell>
          <table:table-cell table:formula="of:=[.B410]/60" office:value-type="float" office:value="35.95" calcext:value-type="float">
            <text:p>35,95</text:p>
          </table:table-cell>
          <table:table-cell office:value-type="float" office:value="7.631" calcext:value-type="float">
            <text:p>7,631</text:p>
          </table:table-cell>
          <table:table-cell table:formula="of:=[.D410]-3.866" office:value-type="float" office:value="3.765" calcext:value-type="float">
            <text:p>3,765</text:p>
          </table:table-cell>
          <table:table-cell table:formula="of:=AVERAGE([.E387:.E410])" office:value-type="float" office:value="3.58695833333333" calcext:value-type="float">
            <text:p>3,58695833333333</text:p>
          </table:table-cell>
          <table:table-cell table:formula="of:=[.E4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17" calcext:value-type="float">
            <text:p>1479485317</text:p>
          </table:table-cell>
          <table:table-cell table:formula="of:=[.A411]-[.$A$2]" office:value-type="float" office:value="2162" calcext:value-type="float">
            <text:p>2162</text:p>
          </table:table-cell>
          <table:table-cell table:formula="of:=[.B411]/60" office:value-type="float" office:value="36.0333333333333" calcext:value-type="float">
            <text:p>36,0333333333333</text:p>
          </table:table-cell>
          <table:table-cell office:value-type="float" office:value="7.059" calcext:value-type="float">
            <text:p>7,059</text:p>
          </table:table-cell>
          <table:table-cell table:formula="of:=[.D411]-3.866" office:value-type="float" office:value="3.193" calcext:value-type="float">
            <text:p>3,193</text:p>
          </table:table-cell>
          <table:table-cell table:formula="of:=AVERAGE([.E388:.E411])" office:value-type="float" office:value="3.575125" calcext:value-type="float">
            <text:p>3,575125</text:p>
          </table:table-cell>
          <table:table-cell table:formula="of:=[.E4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23" calcext:value-type="float">
            <text:p>1479485323</text:p>
          </table:table-cell>
          <table:table-cell table:formula="of:=[.A412]-[.$A$2]" office:value-type="float" office:value="2168" calcext:value-type="float">
            <text:p>2168</text:p>
          </table:table-cell>
          <table:table-cell table:formula="of:=[.B412]/60" office:value-type="float" office:value="36.1333333333333" calcext:value-type="float">
            <text:p>36,1333333333333</text:p>
          </table:table-cell>
          <table:table-cell office:value-type="float" office:value="7.01" calcext:value-type="float">
            <text:p>7,01</text:p>
          </table:table-cell>
          <table:table-cell table:formula="of:=[.D412]-3.866" office:value-type="float" office:value="3.144" calcext:value-type="float">
            <text:p>3,144</text:p>
          </table:table-cell>
          <table:table-cell table:formula="of:=AVERAGE([.E389:.E412])" office:value-type="float" office:value="3.553125" calcext:value-type="float">
            <text:p>3,553125</text:p>
          </table:table-cell>
          <table:table-cell table:formula="of:=[.E4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28" calcext:value-type="float">
            <text:p>1479485328</text:p>
          </table:table-cell>
          <table:table-cell table:formula="of:=[.A413]-[.$A$2]" office:value-type="float" office:value="2173" calcext:value-type="float">
            <text:p>2173</text:p>
          </table:table-cell>
          <table:table-cell table:formula="of:=[.B413]/60" office:value-type="float" office:value="36.2166666666667" calcext:value-type="float">
            <text:p>36,2166666666667</text:p>
          </table:table-cell>
          <table:table-cell office:value-type="float" office:value="7.521" calcext:value-type="float">
            <text:p>7,521</text:p>
          </table:table-cell>
          <table:table-cell table:formula="of:=[.D413]-3.866" office:value-type="float" office:value="3.655" calcext:value-type="float">
            <text:p>3,655</text:p>
          </table:table-cell>
          <table:table-cell table:formula="of:=AVERAGE([.E390:.E413])" office:value-type="float" office:value="3.57395833333333" calcext:value-type="float">
            <text:p>3,57395833333333</text:p>
          </table:table-cell>
          <table:table-cell table:formula="of:=[.E4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33" calcext:value-type="float">
            <text:p>1479485333</text:p>
          </table:table-cell>
          <table:table-cell table:formula="of:=[.A414]-[.$A$2]" office:value-type="float" office:value="2178" calcext:value-type="float">
            <text:p>2178</text:p>
          </table:table-cell>
          <table:table-cell table:formula="of:=[.B414]/60" office:value-type="float" office:value="36.3" calcext:value-type="float">
            <text:p>36,3</text:p>
          </table:table-cell>
          <table:table-cell office:value-type="float" office:value="7.63" calcext:value-type="float">
            <text:p>7,63</text:p>
          </table:table-cell>
          <table:table-cell table:formula="of:=[.D414]-3.866" office:value-type="float" office:value="3.764" calcext:value-type="float">
            <text:p>3,764</text:p>
          </table:table-cell>
          <table:table-cell table:formula="of:=AVERAGE([.E391:.E414])" office:value-type="float" office:value="3.57245833333333" calcext:value-type="float">
            <text:p>3,57245833333333</text:p>
          </table:table-cell>
          <table:table-cell table:formula="of:=[.E4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38" calcext:value-type="float">
            <text:p>1479485338</text:p>
          </table:table-cell>
          <table:table-cell table:formula="of:=[.A415]-[.$A$2]" office:value-type="float" office:value="2183" calcext:value-type="float">
            <text:p>2183</text:p>
          </table:table-cell>
          <table:table-cell table:formula="of:=[.B415]/60" office:value-type="float" office:value="36.3833333333333" calcext:value-type="float">
            <text:p>36,3833333333333</text:p>
          </table:table-cell>
          <table:table-cell office:value-type="float" office:value="7.735" calcext:value-type="float">
            <text:p>7,735</text:p>
          </table:table-cell>
          <table:table-cell table:formula="of:=[.D415]-3.866" office:value-type="float" office:value="3.869" calcext:value-type="float">
            <text:p>3,869</text:p>
          </table:table-cell>
          <table:table-cell table:formula="of:=AVERAGE([.E392:.E415])" office:value-type="float" office:value="3.556625" calcext:value-type="float">
            <text:p>3,556625</text:p>
          </table:table-cell>
          <table:table-cell table:formula="of:=[.E4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44" calcext:value-type="float">
            <text:p>1479485344</text:p>
          </table:table-cell>
          <table:table-cell table:formula="of:=[.A416]-[.$A$2]" office:value-type="float" office:value="2189" calcext:value-type="float">
            <text:p>2189</text:p>
          </table:table-cell>
          <table:table-cell table:formula="of:=[.B416]/60" office:value-type="float" office:value="36.4833333333333" calcext:value-type="float">
            <text:p>36,4833333333333</text:p>
          </table:table-cell>
          <table:table-cell office:value-type="float" office:value="8.203" calcext:value-type="float">
            <text:p>8,203</text:p>
          </table:table-cell>
          <table:table-cell table:formula="of:=[.D416]-3.866" office:value-type="float" office:value="4.337" calcext:value-type="float">
            <text:p>4,337</text:p>
          </table:table-cell>
          <table:table-cell table:formula="of:=AVERAGE([.E393:.E416])" office:value-type="float" office:value="3.59158333333333" calcext:value-type="float">
            <text:p>3,59158333333333</text:p>
          </table:table-cell>
          <table:table-cell table:formula="of:=[.E4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49" calcext:value-type="float">
            <text:p>1479485349</text:p>
          </table:table-cell>
          <table:table-cell table:formula="of:=[.A417]-[.$A$2]" office:value-type="float" office:value="2194" calcext:value-type="float">
            <text:p>2194</text:p>
          </table:table-cell>
          <table:table-cell table:formula="of:=[.B417]/60" office:value-type="float" office:value="36.5666666666667" calcext:value-type="float">
            <text:p>36,5666666666667</text:p>
          </table:table-cell>
          <table:table-cell office:value-type="float" office:value="7.673" calcext:value-type="float">
            <text:p>7,673</text:p>
          </table:table-cell>
          <table:table-cell table:formula="of:=[.D417]-3.866" office:value-type="float" office:value="3.807" calcext:value-type="float">
            <text:p>3,807</text:p>
          </table:table-cell>
          <table:table-cell table:formula="of:=AVERAGE([.E394:.E417])" office:value-type="float" office:value="3.60041666666667" calcext:value-type="float">
            <text:p>3,60041666666667</text:p>
          </table:table-cell>
          <table:table-cell table:formula="of:=[.E4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54" calcext:value-type="float">
            <text:p>1479485354</text:p>
          </table:table-cell>
          <table:table-cell table:formula="of:=[.A418]-[.$A$2]" office:value-type="float" office:value="2199" calcext:value-type="float">
            <text:p>2199</text:p>
          </table:table-cell>
          <table:table-cell table:formula="of:=[.B418]/60" office:value-type="float" office:value="36.65" calcext:value-type="float">
            <text:p>36,65</text:p>
          </table:table-cell>
          <table:table-cell office:value-type="float" office:value="7.631" calcext:value-type="float">
            <text:p>7,631</text:p>
          </table:table-cell>
          <table:table-cell table:formula="of:=[.D418]-3.866" office:value-type="float" office:value="3.765" calcext:value-type="float">
            <text:p>3,765</text:p>
          </table:table-cell>
          <table:table-cell table:formula="of:=AVERAGE([.E395:.E418])" office:value-type="float" office:value="3.60895833333333" calcext:value-type="float">
            <text:p>3,60895833333333</text:p>
          </table:table-cell>
          <table:table-cell table:formula="of:=[.E4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60" calcext:value-type="float">
            <text:p>1479485360</text:p>
          </table:table-cell>
          <table:table-cell table:formula="of:=[.A419]-[.$A$2]" office:value-type="float" office:value="2205" calcext:value-type="float">
            <text:p>2205</text:p>
          </table:table-cell>
          <table:table-cell table:formula="of:=[.B419]/60" office:value-type="float" office:value="36.75" calcext:value-type="float">
            <text:p>36,75</text:p>
          </table:table-cell>
          <table:table-cell office:value-type="float" office:value="7.041" calcext:value-type="float">
            <text:p>7,041</text:p>
          </table:table-cell>
          <table:table-cell table:formula="of:=[.D419]-3.866" office:value-type="float" office:value="3.175" calcext:value-type="float">
            <text:p>3,175</text:p>
          </table:table-cell>
          <table:table-cell table:formula="of:=AVERAGE([.E396:.E419])" office:value-type="float" office:value="3.60454166666667" calcext:value-type="float">
            <text:p>3,60454166666667</text:p>
          </table:table-cell>
          <table:table-cell table:formula="of:=[.E4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65" calcext:value-type="float">
            <text:p>1479485365</text:p>
          </table:table-cell>
          <table:table-cell table:formula="of:=[.A420]-[.$A$2]" office:value-type="float" office:value="2210" calcext:value-type="float">
            <text:p>2210</text:p>
          </table:table-cell>
          <table:table-cell table:formula="of:=[.B420]/60" office:value-type="float" office:value="36.8333333333333" calcext:value-type="float">
            <text:p>36,8333333333333</text:p>
          </table:table-cell>
          <table:table-cell office:value-type="float" office:value="7.434" calcext:value-type="float">
            <text:p>7,434</text:p>
          </table:table-cell>
          <table:table-cell table:formula="of:=[.D420]-3.866" office:value-type="float" office:value="3.568" calcext:value-type="float">
            <text:p>3,568</text:p>
          </table:table-cell>
          <table:table-cell table:formula="of:=AVERAGE([.E397:.E420])" office:value-type="float" office:value="3.594125" calcext:value-type="float">
            <text:p>3,594125</text:p>
          </table:table-cell>
          <table:table-cell table:formula="of:=[.E4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70" calcext:value-type="float">
            <text:p>1479485370</text:p>
          </table:table-cell>
          <table:table-cell table:formula="of:=[.A421]-[.$A$2]" office:value-type="float" office:value="2215" calcext:value-type="float">
            <text:p>2215</text:p>
          </table:table-cell>
          <table:table-cell table:formula="of:=[.B421]/60" office:value-type="float" office:value="36.9166666666667" calcext:value-type="float">
            <text:p>36,9166666666667</text:p>
          </table:table-cell>
          <table:table-cell office:value-type="float" office:value="7.359" calcext:value-type="float">
            <text:p>7,359</text:p>
          </table:table-cell>
          <table:table-cell table:formula="of:=[.D421]-3.866" office:value-type="float" office:value="3.493" calcext:value-type="float">
            <text:p>3,493</text:p>
          </table:table-cell>
          <table:table-cell table:formula="of:=AVERAGE([.E398:.E421])" office:value-type="float" office:value="3.59625" calcext:value-type="float">
            <text:p>3,59625</text:p>
          </table:table-cell>
          <table:table-cell table:formula="of:=[.E4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75" calcext:value-type="float">
            <text:p>1479485375</text:p>
          </table:table-cell>
          <table:table-cell table:formula="of:=[.A422]-[.$A$2]" office:value-type="float" office:value="2220" calcext:value-type="float">
            <text:p>2220</text:p>
          </table:table-cell>
          <table:table-cell table:formula="of:=[.B422]/60" office:value-type="float" office:value="37" calcext:value-type="float">
            <text:p>37</text:p>
          </table:table-cell>
          <table:table-cell office:value-type="float" office:value="7.697" calcext:value-type="float">
            <text:p>7,697</text:p>
          </table:table-cell>
          <table:table-cell table:formula="of:=[.D422]-3.866" office:value-type="float" office:value="3.831" calcext:value-type="float">
            <text:p>3,831</text:p>
          </table:table-cell>
          <table:table-cell table:formula="of:=AVERAGE([.E399:.E422])" office:value-type="float" office:value="3.575875" calcext:value-type="float">
            <text:p>3,575875</text:p>
          </table:table-cell>
          <table:table-cell table:formula="of:=[.E4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80" calcext:value-type="float">
            <text:p>1479485380</text:p>
          </table:table-cell>
          <table:table-cell table:formula="of:=[.A423]-[.$A$2]" office:value-type="float" office:value="2225" calcext:value-type="float">
            <text:p>2225</text:p>
          </table:table-cell>
          <table:table-cell table:formula="of:=[.B423]/60" office:value-type="float" office:value="37.0833333333333" calcext:value-type="float">
            <text:p>37,0833333333333</text:p>
          </table:table-cell>
          <table:table-cell office:value-type="float" office:value="7.13" calcext:value-type="float">
            <text:p>7,13</text:p>
          </table:table-cell>
          <table:table-cell table:formula="of:=[.D423]-3.866" office:value-type="float" office:value="3.264" calcext:value-type="float">
            <text:p>3,264</text:p>
          </table:table-cell>
          <table:table-cell table:formula="of:=AVERAGE([.E400:.E423])" office:value-type="float" office:value="3.57870833333333" calcext:value-type="float">
            <text:p>3,57870833333333</text:p>
          </table:table-cell>
          <table:table-cell table:formula="of:=[.E4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86" calcext:value-type="float">
            <text:p>1479485386</text:p>
          </table:table-cell>
          <table:table-cell table:formula="of:=[.A424]-[.$A$2]" office:value-type="float" office:value="2231" calcext:value-type="float">
            <text:p>2231</text:p>
          </table:table-cell>
          <table:table-cell table:formula="of:=[.B424]/60" office:value-type="float" office:value="37.1833333333333" calcext:value-type="float">
            <text:p>37,1833333333333</text:p>
          </table:table-cell>
          <table:table-cell office:value-type="float" office:value="7.812" calcext:value-type="float">
            <text:p>7,812</text:p>
          </table:table-cell>
          <table:table-cell table:formula="of:=[.D424]-3.866" office:value-type="float" office:value="3.946" calcext:value-type="float">
            <text:p>3,946</text:p>
          </table:table-cell>
          <table:table-cell table:formula="of:=AVERAGE([.E401:.E424])" office:value-type="float" office:value="3.58929166666667" calcext:value-type="float">
            <text:p>3,58929166666667</text:p>
          </table:table-cell>
          <table:table-cell table:formula="of:=[.E4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91" calcext:value-type="float">
            <text:p>1479485391</text:p>
          </table:table-cell>
          <table:table-cell table:formula="of:=[.A425]-[.$A$2]" office:value-type="float" office:value="2236" calcext:value-type="float">
            <text:p>2236</text:p>
          </table:table-cell>
          <table:table-cell table:formula="of:=[.B425]/60" office:value-type="float" office:value="37.2666666666667" calcext:value-type="float">
            <text:p>37,2666666666667</text:p>
          </table:table-cell>
          <table:table-cell office:value-type="float" office:value="7.222" calcext:value-type="float">
            <text:p>7,222</text:p>
          </table:table-cell>
          <table:table-cell table:formula="of:=[.D425]-3.866" office:value-type="float" office:value="3.356" calcext:value-type="float">
            <text:p>3,356</text:p>
          </table:table-cell>
          <table:table-cell table:formula="of:=AVERAGE([.E402:.E425])" office:value-type="float" office:value="3.594625" calcext:value-type="float">
            <text:p>3,594625</text:p>
          </table:table-cell>
          <table:table-cell table:formula="of:=[.E4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396" calcext:value-type="float">
            <text:p>1479485396</text:p>
          </table:table-cell>
          <table:table-cell table:formula="of:=[.A426]-[.$A$2]" office:value-type="float" office:value="2241" calcext:value-type="float">
            <text:p>2241</text:p>
          </table:table-cell>
          <table:table-cell table:formula="of:=[.B426]/60" office:value-type="float" office:value="37.35" calcext:value-type="float">
            <text:p>37,35</text:p>
          </table:table-cell>
          <table:table-cell office:value-type="float" office:value="7.643" calcext:value-type="float">
            <text:p>7,643</text:p>
          </table:table-cell>
          <table:table-cell table:formula="of:=[.D426]-3.866" office:value-type="float" office:value="3.777" calcext:value-type="float">
            <text:p>3,777</text:p>
          </table:table-cell>
          <table:table-cell table:formula="of:=AVERAGE([.E403:.E426])" office:value-type="float" office:value="3.60116666666667" calcext:value-type="float">
            <text:p>3,60116666666667</text:p>
          </table:table-cell>
          <table:table-cell table:formula="of:=[.E4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01" calcext:value-type="float">
            <text:p>1479485401</text:p>
          </table:table-cell>
          <table:table-cell table:formula="of:=[.A427]-[.$A$2]" office:value-type="float" office:value="2246" calcext:value-type="float">
            <text:p>2246</text:p>
          </table:table-cell>
          <table:table-cell table:formula="of:=[.B427]/60" office:value-type="float" office:value="37.4333333333333" calcext:value-type="float">
            <text:p>37,4333333333333</text:p>
          </table:table-cell>
          <table:table-cell office:value-type="float" office:value="8.286" calcext:value-type="float">
            <text:p>8,286</text:p>
          </table:table-cell>
          <table:table-cell table:formula="of:=[.D427]-3.866" office:value-type="float" office:value="4.42" calcext:value-type="float">
            <text:p>4,42</text:p>
          </table:table-cell>
          <table:table-cell table:formula="of:=AVERAGE([.E404:.E427])" office:value-type="float" office:value="3.63725" calcext:value-type="float">
            <text:p>3,63725</text:p>
          </table:table-cell>
          <table:table-cell table:formula="of:=[.E4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07" calcext:value-type="float">
            <text:p>1479485407</text:p>
          </table:table-cell>
          <table:table-cell table:formula="of:=[.A428]-[.$A$2]" office:value-type="float" office:value="2252" calcext:value-type="float">
            <text:p>2252</text:p>
          </table:table-cell>
          <table:table-cell table:formula="of:=[.B428]/60" office:value-type="float" office:value="37.5333333333333" calcext:value-type="float">
            <text:p>37,5333333333333</text:p>
          </table:table-cell>
          <table:table-cell office:value-type="float" office:value="7.081" calcext:value-type="float">
            <text:p>7,081</text:p>
          </table:table-cell>
          <table:table-cell table:formula="of:=[.D428]-3.866" office:value-type="float" office:value="3.215" calcext:value-type="float">
            <text:p>3,215</text:p>
          </table:table-cell>
          <table:table-cell table:formula="of:=AVERAGE([.E405:.E428])" office:value-type="float" office:value="3.64045833333333" calcext:value-type="float">
            <text:p>3,64045833333333</text:p>
          </table:table-cell>
          <table:table-cell table:formula="of:=[.E42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12" calcext:value-type="float">
            <text:p>1479485412</text:p>
          </table:table-cell>
          <table:table-cell table:formula="of:=[.A429]-[.$A$2]" office:value-type="float" office:value="2257" calcext:value-type="float">
            <text:p>2257</text:p>
          </table:table-cell>
          <table:table-cell table:formula="of:=[.B429]/60" office:value-type="float" office:value="37.6166666666667" calcext:value-type="float">
            <text:p>37,6166666666667</text:p>
          </table:table-cell>
          <table:table-cell office:value-type="float" office:value="6.938" calcext:value-type="float">
            <text:p>6,938</text:p>
          </table:table-cell>
          <table:table-cell table:formula="of:=[.D429]-3.866" office:value-type="float" office:value="3.072" calcext:value-type="float">
            <text:p>3,072</text:p>
          </table:table-cell>
          <table:table-cell table:formula="of:=AVERAGE([.E406:.E429])" office:value-type="float" office:value="3.62316666666667" calcext:value-type="float">
            <text:p>3,62316666666667</text:p>
          </table:table-cell>
          <table:table-cell table:formula="of:=[.E4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17" calcext:value-type="float">
            <text:p>1479485417</text:p>
          </table:table-cell>
          <table:table-cell table:formula="of:=[.A430]-[.$A$2]" office:value-type="float" office:value="2262" calcext:value-type="float">
            <text:p>2262</text:p>
          </table:table-cell>
          <table:table-cell table:formula="of:=[.B430]/60" office:value-type="float" office:value="37.7" calcext:value-type="float">
            <text:p>37,7</text:p>
          </table:table-cell>
          <table:table-cell office:value-type="float" office:value="7.539" calcext:value-type="float">
            <text:p>7,539</text:p>
          </table:table-cell>
          <table:table-cell table:formula="of:=[.D430]-3.866" office:value-type="float" office:value="3.673" calcext:value-type="float">
            <text:p>3,673</text:p>
          </table:table-cell>
          <table:table-cell table:formula="of:=AVERAGE([.E407:.E430])" office:value-type="float" office:value="3.61916666666667" calcext:value-type="float">
            <text:p>3,61916666666667</text:p>
          </table:table-cell>
          <table:table-cell table:formula="of:=[.E4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23" calcext:value-type="float">
            <text:p>1479485423</text:p>
          </table:table-cell>
          <table:table-cell table:formula="of:=[.A431]-[.$A$2]" office:value-type="float" office:value="2268" calcext:value-type="float">
            <text:p>2268</text:p>
          </table:table-cell>
          <table:table-cell table:formula="of:=[.B431]/60" office:value-type="float" office:value="37.8" calcext:value-type="float">
            <text:p>37,8</text:p>
          </table:table-cell>
          <table:table-cell office:value-type="float" office:value="8.092" calcext:value-type="float">
            <text:p>8,092</text:p>
          </table:table-cell>
          <table:table-cell table:formula="of:=[.D431]-3.866" office:value-type="float" office:value="4.226" calcext:value-type="float">
            <text:p>4,226</text:p>
          </table:table-cell>
          <table:table-cell table:formula="of:=AVERAGE([.E408:.E431])" office:value-type="float" office:value="3.63541666666667" calcext:value-type="float">
            <text:p>3,63541666666667</text:p>
          </table:table-cell>
          <table:table-cell table:formula="of:=[.E43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28" calcext:value-type="float">
            <text:p>1479485428</text:p>
          </table:table-cell>
          <table:table-cell table:formula="of:=[.A432]-[.$A$2]" office:value-type="float" office:value="2273" calcext:value-type="float">
            <text:p>2273</text:p>
          </table:table-cell>
          <table:table-cell table:formula="of:=[.B432]/60" office:value-type="float" office:value="37.8833333333333" calcext:value-type="float">
            <text:p>37,8833333333333</text:p>
          </table:table-cell>
          <table:table-cell office:value-type="float" office:value="7.159" calcext:value-type="float">
            <text:p>7,159</text:p>
          </table:table-cell>
          <table:table-cell table:formula="of:=[.D432]-3.866" office:value-type="float" office:value="3.293" calcext:value-type="float">
            <text:p>3,293</text:p>
          </table:table-cell>
          <table:table-cell table:formula="of:=AVERAGE([.E409:.E432])" office:value-type="float" office:value="3.63283333333333" calcext:value-type="float">
            <text:p>3,63283333333333</text:p>
          </table:table-cell>
          <table:table-cell table:formula="of:=[.E43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33" calcext:value-type="float">
            <text:p>1479485433</text:p>
          </table:table-cell>
          <table:table-cell table:formula="of:=[.A433]-[.$A$2]" office:value-type="float" office:value="2278" calcext:value-type="float">
            <text:p>2278</text:p>
          </table:table-cell>
          <table:table-cell table:formula="of:=[.B433]/60" office:value-type="float" office:value="37.9666666666667" calcext:value-type="float">
            <text:p>37,9666666666667</text:p>
          </table:table-cell>
          <table:table-cell office:value-type="float" office:value="7.674" calcext:value-type="float">
            <text:p>7,674</text:p>
          </table:table-cell>
          <table:table-cell table:formula="of:=[.D433]-3.866" office:value-type="float" office:value="3.808" calcext:value-type="float">
            <text:p>3,808</text:p>
          </table:table-cell>
          <table:table-cell table:formula="of:=AVERAGE([.E410:.E433])" office:value-type="float" office:value="3.64233333333333" calcext:value-type="float">
            <text:p>3,64233333333333</text:p>
          </table:table-cell>
          <table:table-cell table:formula="of:=[.E4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38" calcext:value-type="float">
            <text:p>1479485438</text:p>
          </table:table-cell>
          <table:table-cell table:formula="of:=[.A434]-[.$A$2]" office:value-type="float" office:value="2283" calcext:value-type="float">
            <text:p>2283</text:p>
          </table:table-cell>
          <table:table-cell table:formula="of:=[.B434]/60" office:value-type="float" office:value="38.05" calcext:value-type="float">
            <text:p>38,05</text:p>
          </table:table-cell>
          <table:table-cell office:value-type="float" office:value="7.833" calcext:value-type="float">
            <text:p>7,833</text:p>
          </table:table-cell>
          <table:table-cell table:formula="of:=[.D434]-3.866" office:value-type="float" office:value="3.967" calcext:value-type="float">
            <text:p>3,967</text:p>
          </table:table-cell>
          <table:table-cell table:formula="of:=AVERAGE([.E411:.E434])" office:value-type="float" office:value="3.65075" calcext:value-type="float">
            <text:p>3,65075</text:p>
          </table:table-cell>
          <table:table-cell table:formula="of:=[.E4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43" calcext:value-type="float">
            <text:p>1479485443</text:p>
          </table:table-cell>
          <table:table-cell table:formula="of:=[.A435]-[.$A$2]" office:value-type="float" office:value="2288" calcext:value-type="float">
            <text:p>2288</text:p>
          </table:table-cell>
          <table:table-cell table:formula="of:=[.B435]/60" office:value-type="float" office:value="38.1333333333333" calcext:value-type="float">
            <text:p>38,1333333333333</text:p>
          </table:table-cell>
          <table:table-cell office:value-type="float" office:value="7.778" calcext:value-type="float">
            <text:p>7,778</text:p>
          </table:table-cell>
          <table:table-cell table:formula="of:=[.D435]-3.866" office:value-type="float" office:value="3.912" calcext:value-type="float">
            <text:p>3,912</text:p>
          </table:table-cell>
          <table:table-cell table:formula="of:=AVERAGE([.E412:.E435])" office:value-type="float" office:value="3.68070833333333" calcext:value-type="float">
            <text:p>3,68070833333333</text:p>
          </table:table-cell>
          <table:table-cell table:formula="of:=[.E4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49" calcext:value-type="float">
            <text:p>1479485449</text:p>
          </table:table-cell>
          <table:table-cell table:formula="of:=[.A436]-[.$A$2]" office:value-type="float" office:value="2294" calcext:value-type="float">
            <text:p>2294</text:p>
          </table:table-cell>
          <table:table-cell table:formula="of:=[.B436]/60" office:value-type="float" office:value="38.2333333333333" calcext:value-type="float">
            <text:p>38,2333333333333</text:p>
          </table:table-cell>
          <table:table-cell office:value-type="float" office:value="7.24" calcext:value-type="float">
            <text:p>7,24</text:p>
          </table:table-cell>
          <table:table-cell table:formula="of:=[.D436]-3.866" office:value-type="float" office:value="3.374" calcext:value-type="float">
            <text:p>3,374</text:p>
          </table:table-cell>
          <table:table-cell table:formula="of:=AVERAGE([.E413:.E436])" office:value-type="float" office:value="3.69029166666667" calcext:value-type="float">
            <text:p>3,69029166666667</text:p>
          </table:table-cell>
          <table:table-cell table:formula="of:=[.E43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54" calcext:value-type="float">
            <text:p>1479485454</text:p>
          </table:table-cell>
          <table:table-cell table:formula="of:=[.A437]-[.$A$2]" office:value-type="float" office:value="2299" calcext:value-type="float">
            <text:p>2299</text:p>
          </table:table-cell>
          <table:table-cell table:formula="of:=[.B437]/60" office:value-type="float" office:value="38.3166666666667" calcext:value-type="float">
            <text:p>38,3166666666667</text:p>
          </table:table-cell>
          <table:table-cell office:value-type="float" office:value="7.139" calcext:value-type="float">
            <text:p>7,139</text:p>
          </table:table-cell>
          <table:table-cell table:formula="of:=[.D437]-3.866" office:value-type="float" office:value="3.273" calcext:value-type="float">
            <text:p>3,273</text:p>
          </table:table-cell>
          <table:table-cell table:formula="of:=AVERAGE([.E414:.E437])" office:value-type="float" office:value="3.674375" calcext:value-type="float">
            <text:p>3,674375</text:p>
          </table:table-cell>
          <table:table-cell table:formula="of:=[.E4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59" calcext:value-type="float">
            <text:p>1479485459</text:p>
          </table:table-cell>
          <table:table-cell table:formula="of:=[.A438]-[.$A$2]" office:value-type="float" office:value="2304" calcext:value-type="float">
            <text:p>2304</text:p>
          </table:table-cell>
          <table:table-cell table:formula="of:=[.B438]/60" office:value-type="float" office:value="38.4" calcext:value-type="float">
            <text:p>38,4</text:p>
          </table:table-cell>
          <table:table-cell office:value-type="float" office:value="8.282" calcext:value-type="float">
            <text:p>8,282</text:p>
          </table:table-cell>
          <table:table-cell table:formula="of:=[.D438]-3.866" office:value-type="float" office:value="4.416" calcext:value-type="float">
            <text:p>4,416</text:p>
          </table:table-cell>
          <table:table-cell table:formula="of:=AVERAGE([.E415:.E438])" office:value-type="float" office:value="3.70154166666667" calcext:value-type="float">
            <text:p>3,70154166666667</text:p>
          </table:table-cell>
          <table:table-cell table:formula="of:=[.E4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64" calcext:value-type="float">
            <text:p>1479485464</text:p>
          </table:table-cell>
          <table:table-cell table:formula="of:=[.A439]-[.$A$2]" office:value-type="float" office:value="2309" calcext:value-type="float">
            <text:p>2309</text:p>
          </table:table-cell>
          <table:table-cell table:formula="of:=[.B439]/60" office:value-type="float" office:value="38.4833333333333" calcext:value-type="float">
            <text:p>38,4833333333333</text:p>
          </table:table-cell>
          <table:table-cell office:value-type="float" office:value="7.164" calcext:value-type="float">
            <text:p>7,164</text:p>
          </table:table-cell>
          <table:table-cell table:formula="of:=[.D439]-3.866" office:value-type="float" office:value="3.298" calcext:value-type="float">
            <text:p>3,298</text:p>
          </table:table-cell>
          <table:table-cell table:formula="of:=AVERAGE([.E416:.E439])" office:value-type="float" office:value="3.67775" calcext:value-type="float">
            <text:p>3,67775</text:p>
          </table:table-cell>
          <table:table-cell table:formula="of:=[.E4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70" calcext:value-type="float">
            <text:p>1479485470</text:p>
          </table:table-cell>
          <table:table-cell table:formula="of:=[.A440]-[.$A$2]" office:value-type="float" office:value="2315" calcext:value-type="float">
            <text:p>2315</text:p>
          </table:table-cell>
          <table:table-cell table:formula="of:=[.B440]/60" office:value-type="float" office:value="38.5833333333333" calcext:value-type="float">
            <text:p>38,5833333333333</text:p>
          </table:table-cell>
          <table:table-cell office:value-type="float" office:value="7.035" calcext:value-type="float">
            <text:p>7,035</text:p>
          </table:table-cell>
          <table:table-cell table:formula="of:=[.D440]-3.866" office:value-type="float" office:value="3.169" calcext:value-type="float">
            <text:p>3,169</text:p>
          </table:table-cell>
          <table:table-cell table:formula="of:=AVERAGE([.E417:.E440])" office:value-type="float" office:value="3.62908333333333" calcext:value-type="float">
            <text:p>3,62908333333333</text:p>
          </table:table-cell>
          <table:table-cell table:formula="of:=[.E44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75" calcext:value-type="float">
            <text:p>1479485475</text:p>
          </table:table-cell>
          <table:table-cell table:formula="of:=[.A441]-[.$A$2]" office:value-type="float" office:value="2320" calcext:value-type="float">
            <text:p>2320</text:p>
          </table:table-cell>
          <table:table-cell table:formula="of:=[.B441]/60" office:value-type="float" office:value="38.6666666666667" calcext:value-type="float">
            <text:p>38,6666666666667</text:p>
          </table:table-cell>
          <table:table-cell office:value-type="float" office:value="7.598" calcext:value-type="float">
            <text:p>7,598</text:p>
          </table:table-cell>
          <table:table-cell table:formula="of:=[.D441]-3.866" office:value-type="float" office:value="3.732" calcext:value-type="float">
            <text:p>3,732</text:p>
          </table:table-cell>
          <table:table-cell table:formula="of:=AVERAGE([.E418:.E441])" office:value-type="float" office:value="3.62595833333333" calcext:value-type="float">
            <text:p>3,62595833333333</text:p>
          </table:table-cell>
          <table:table-cell table:formula="of:=[.E4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80" calcext:value-type="float">
            <text:p>1479485480</text:p>
          </table:table-cell>
          <table:table-cell table:formula="of:=[.A442]-[.$A$2]" office:value-type="float" office:value="2325" calcext:value-type="float">
            <text:p>2325</text:p>
          </table:table-cell>
          <table:table-cell table:formula="of:=[.B442]/60" office:value-type="float" office:value="38.75" calcext:value-type="float">
            <text:p>38,75</text:p>
          </table:table-cell>
          <table:table-cell office:value-type="float" office:value="7.36" calcext:value-type="float">
            <text:p>7,36</text:p>
          </table:table-cell>
          <table:table-cell table:formula="of:=[.D442]-3.866" office:value-type="float" office:value="3.494" calcext:value-type="float">
            <text:p>3,494</text:p>
          </table:table-cell>
          <table:table-cell table:formula="of:=AVERAGE([.E419:.E442])" office:value-type="float" office:value="3.61466666666667" calcext:value-type="float">
            <text:p>3,61466666666667</text:p>
          </table:table-cell>
          <table:table-cell table:formula="of:=[.E4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85" calcext:value-type="float">
            <text:p>1479485485</text:p>
          </table:table-cell>
          <table:table-cell table:formula="of:=[.A443]-[.$A$2]" office:value-type="float" office:value="2330" calcext:value-type="float">
            <text:p>2330</text:p>
          </table:table-cell>
          <table:table-cell table:formula="of:=[.B443]/60" office:value-type="float" office:value="38.8333333333333" calcext:value-type="float">
            <text:p>38,8333333333333</text:p>
          </table:table-cell>
          <table:table-cell office:value-type="float" office:value="7.315" calcext:value-type="float">
            <text:p>7,315</text:p>
          </table:table-cell>
          <table:table-cell table:formula="of:=[.D443]-3.866" office:value-type="float" office:value="3.449" calcext:value-type="float">
            <text:p>3,449</text:p>
          </table:table-cell>
          <table:table-cell table:formula="of:=AVERAGE([.E420:.E443])" office:value-type="float" office:value="3.62608333333333" calcext:value-type="float">
            <text:p>3,62608333333333</text:p>
          </table:table-cell>
          <table:table-cell table:formula="of:=[.E4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91" calcext:value-type="float">
            <text:p>1479485491</text:p>
          </table:table-cell>
          <table:table-cell table:formula="of:=[.A444]-[.$A$2]" office:value-type="float" office:value="2336" calcext:value-type="float">
            <text:p>2336</text:p>
          </table:table-cell>
          <table:table-cell table:formula="of:=[.B444]/60" office:value-type="float" office:value="38.9333333333333" calcext:value-type="float">
            <text:p>38,9333333333333</text:p>
          </table:table-cell>
          <table:table-cell office:value-type="float" office:value="7.759" calcext:value-type="float">
            <text:p>7,759</text:p>
          </table:table-cell>
          <table:table-cell table:formula="of:=[.D444]-3.866" office:value-type="float" office:value="3.893" calcext:value-type="float">
            <text:p>3,893</text:p>
          </table:table-cell>
          <table:table-cell table:formula="of:=AVERAGE([.E421:.E444])" office:value-type="float" office:value="3.639625" calcext:value-type="float">
            <text:p>3,639625</text:p>
          </table:table-cell>
          <table:table-cell table:formula="of:=[.E4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496" calcext:value-type="float">
            <text:p>1479485496</text:p>
          </table:table-cell>
          <table:table-cell table:formula="of:=[.A445]-[.$A$2]" office:value-type="float" office:value="2341" calcext:value-type="float">
            <text:p>2341</text:p>
          </table:table-cell>
          <table:table-cell table:formula="of:=[.B445]/60" office:value-type="float" office:value="39.0166666666667" calcext:value-type="float">
            <text:p>39,0166666666667</text:p>
          </table:table-cell>
          <table:table-cell office:value-type="float" office:value="7.203" calcext:value-type="float">
            <text:p>7,203</text:p>
          </table:table-cell>
          <table:table-cell table:formula="of:=[.D445]-3.866" office:value-type="float" office:value="3.337" calcext:value-type="float">
            <text:p>3,337</text:p>
          </table:table-cell>
          <table:table-cell table:formula="of:=AVERAGE([.E422:.E445])" office:value-type="float" office:value="3.633125" calcext:value-type="float">
            <text:p>3,633125</text:p>
          </table:table-cell>
          <table:table-cell table:formula="of:=[.E4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01" calcext:value-type="float">
            <text:p>1479485501</text:p>
          </table:table-cell>
          <table:table-cell table:formula="of:=[.A446]-[.$A$2]" office:value-type="float" office:value="2346" calcext:value-type="float">
            <text:p>2346</text:p>
          </table:table-cell>
          <table:table-cell table:formula="of:=[.B446]/60" office:value-type="float" office:value="39.1" calcext:value-type="float">
            <text:p>39,1</text:p>
          </table:table-cell>
          <table:table-cell office:value-type="float" office:value="8.175" calcext:value-type="float">
            <text:p>8,175</text:p>
          </table:table-cell>
          <table:table-cell table:formula="of:=[.D446]-3.866" office:value-type="float" office:value="4.309" calcext:value-type="float">
            <text:p>4,309</text:p>
          </table:table-cell>
          <table:table-cell table:formula="of:=AVERAGE([.E423:.E446])" office:value-type="float" office:value="3.65304166666667" calcext:value-type="float">
            <text:p>3,65304166666667</text:p>
          </table:table-cell>
          <table:table-cell table:formula="of:=[.E4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06" calcext:value-type="float">
            <text:p>1479485506</text:p>
          </table:table-cell>
          <table:table-cell table:formula="of:=[.A447]-[.$A$2]" office:value-type="float" office:value="2351" calcext:value-type="float">
            <text:p>2351</text:p>
          </table:table-cell>
          <table:table-cell table:formula="of:=[.B447]/60" office:value-type="float" office:value="39.1833333333333" calcext:value-type="float">
            <text:p>39,1833333333333</text:p>
          </table:table-cell>
          <table:table-cell office:value-type="float" office:value="7.372" calcext:value-type="float">
            <text:p>7,372</text:p>
          </table:table-cell>
          <table:table-cell table:formula="of:=[.D447]-3.866" office:value-type="float" office:value="3.506" calcext:value-type="float">
            <text:p>3,506</text:p>
          </table:table-cell>
          <table:table-cell table:formula="of:=AVERAGE([.E424:.E447])" office:value-type="float" office:value="3.663125" calcext:value-type="float">
            <text:p>3,663125</text:p>
          </table:table-cell>
          <table:table-cell table:formula="of:=[.E4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17" calcext:value-type="float">
            <text:p>1479485517</text:p>
          </table:table-cell>
          <table:table-cell table:formula="of:=[.A448]-[.$A$2]" office:value-type="float" office:value="2362" calcext:value-type="float">
            <text:p>2362</text:p>
          </table:table-cell>
          <table:table-cell table:formula="of:=[.B448]/60" office:value-type="float" office:value="39.3666666666667" calcext:value-type="float">
            <text:p>39,3666666666667</text:p>
          </table:table-cell>
          <table:table-cell office:value-type="float" office:value="7.851" calcext:value-type="float">
            <text:p>7,851</text:p>
          </table:table-cell>
          <table:table-cell table:formula="of:=[.D448]-3.866" office:value-type="float" office:value="3.985" calcext:value-type="float">
            <text:p>3,985</text:p>
          </table:table-cell>
          <table:table-cell table:formula="of:=AVERAGE([.E425:.E448])" office:value-type="float" office:value="3.66475" calcext:value-type="float">
            <text:p>3,66475</text:p>
          </table:table-cell>
          <table:table-cell table:formula="of:=[.E4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22" calcext:value-type="float">
            <text:p>1479485522</text:p>
          </table:table-cell>
          <table:table-cell table:formula="of:=[.A449]-[.$A$2]" office:value-type="float" office:value="2367" calcext:value-type="float">
            <text:p>2367</text:p>
          </table:table-cell>
          <table:table-cell table:formula="of:=[.B449]/60" office:value-type="float" office:value="39.45" calcext:value-type="float">
            <text:p>39,45</text:p>
          </table:table-cell>
          <table:table-cell office:value-type="float" office:value="7.011" calcext:value-type="float">
            <text:p>7,011</text:p>
          </table:table-cell>
          <table:table-cell table:formula="of:=[.D449]-3.866" office:value-type="float" office:value="3.145" calcext:value-type="float">
            <text:p>3,145</text:p>
          </table:table-cell>
          <table:table-cell table:formula="of:=AVERAGE([.E426:.E449])" office:value-type="float" office:value="3.65595833333333" calcext:value-type="float">
            <text:p>3,65595833333333</text:p>
          </table:table-cell>
          <table:table-cell table:formula="of:=[.E4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27" calcext:value-type="float">
            <text:p>1479485527</text:p>
          </table:table-cell>
          <table:table-cell table:formula="of:=[.A450]-[.$A$2]" office:value-type="float" office:value="2372" calcext:value-type="float">
            <text:p>2372</text:p>
          </table:table-cell>
          <table:table-cell table:formula="of:=[.B450]/60" office:value-type="float" office:value="39.5333333333333" calcext:value-type="float">
            <text:p>39,5333333333333</text:p>
          </table:table-cell>
          <table:table-cell office:value-type="float" office:value="7.343" calcext:value-type="float">
            <text:p>7,343</text:p>
          </table:table-cell>
          <table:table-cell table:formula="of:=[.D450]-3.866" office:value-type="float" office:value="3.477" calcext:value-type="float">
            <text:p>3,477</text:p>
          </table:table-cell>
          <table:table-cell table:formula="of:=AVERAGE([.E427:.E450])" office:value-type="float" office:value="3.64345833333333" calcext:value-type="float">
            <text:p>3,64345833333333</text:p>
          </table:table-cell>
          <table:table-cell table:formula="of:=[.E45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32" calcext:value-type="float">
            <text:p>1479485532</text:p>
          </table:table-cell>
          <table:table-cell table:formula="of:=[.A451]-[.$A$2]" office:value-type="float" office:value="2377" calcext:value-type="float">
            <text:p>2377</text:p>
          </table:table-cell>
          <table:table-cell table:formula="of:=[.B451]/60" office:value-type="float" office:value="39.6166666666667" calcext:value-type="float">
            <text:p>39,6166666666667</text:p>
          </table:table-cell>
          <table:table-cell office:value-type="float" office:value="7.22" calcext:value-type="float">
            <text:p>7,22</text:p>
          </table:table-cell>
          <table:table-cell table:formula="of:=[.D451]-3.866" office:value-type="float" office:value="3.354" calcext:value-type="float">
            <text:p>3,354</text:p>
          </table:table-cell>
          <table:table-cell table:formula="of:=AVERAGE([.E428:.E451])" office:value-type="float" office:value="3.59904166666667" calcext:value-type="float">
            <text:p>3,59904166666667</text:p>
          </table:table-cell>
          <table:table-cell table:formula="of:=[.E45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38" calcext:value-type="float">
            <text:p>1479485538</text:p>
          </table:table-cell>
          <table:table-cell table:formula="of:=[.A452]-[.$A$2]" office:value-type="float" office:value="2383" calcext:value-type="float">
            <text:p>2383</text:p>
          </table:table-cell>
          <table:table-cell table:formula="of:=[.B452]/60" office:value-type="float" office:value="39.7166666666667" calcext:value-type="float">
            <text:p>39,7166666666667</text:p>
          </table:table-cell>
          <table:table-cell office:value-type="float" office:value="8.07" calcext:value-type="float">
            <text:p>8,07</text:p>
          </table:table-cell>
          <table:table-cell table:formula="of:=[.D452]-3.866" office:value-type="float" office:value="4.204" calcext:value-type="float">
            <text:p>4,204</text:p>
          </table:table-cell>
          <table:table-cell table:formula="of:=AVERAGE([.E429:.E452])" office:value-type="float" office:value="3.64025" calcext:value-type="float">
            <text:p>3,64025</text:p>
          </table:table-cell>
          <table:table-cell table:formula="of:=[.E4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43" calcext:value-type="float">
            <text:p>1479485543</text:p>
          </table:table-cell>
          <table:table-cell table:formula="of:=[.A453]-[.$A$2]" office:value-type="float" office:value="2388" calcext:value-type="float">
            <text:p>2388</text:p>
          </table:table-cell>
          <table:table-cell table:formula="of:=[.B453]/60" office:value-type="float" office:value="39.8" calcext:value-type="float">
            <text:p>39,8</text:p>
          </table:table-cell>
          <table:table-cell office:value-type="float" office:value="7.652" calcext:value-type="float">
            <text:p>7,652</text:p>
          </table:table-cell>
          <table:table-cell table:formula="of:=[.D453]-3.866" office:value-type="float" office:value="3.786" calcext:value-type="float">
            <text:p>3,786</text:p>
          </table:table-cell>
          <table:table-cell table:formula="of:=AVERAGE([.E430:.E453])" office:value-type="float" office:value="3.67" calcext:value-type="float">
            <text:p>3,67</text:p>
          </table:table-cell>
          <table:table-cell table:formula="of:=[.E4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48" calcext:value-type="float">
            <text:p>1479485548</text:p>
          </table:table-cell>
          <table:table-cell table:formula="of:=[.A454]-[.$A$2]" office:value-type="float" office:value="2393" calcext:value-type="float">
            <text:p>2393</text:p>
          </table:table-cell>
          <table:table-cell table:formula="of:=[.B454]/60" office:value-type="float" office:value="39.8833333333333" calcext:value-type="float">
            <text:p>39,8833333333333</text:p>
          </table:table-cell>
          <table:table-cell office:value-type="float" office:value="7.656" calcext:value-type="float">
            <text:p>7,656</text:p>
          </table:table-cell>
          <table:table-cell table:formula="of:=[.D454]-3.866" office:value-type="float" office:value="3.79" calcext:value-type="float">
            <text:p>3,79</text:p>
          </table:table-cell>
          <table:table-cell table:formula="of:=AVERAGE([.E431:.E454])" office:value-type="float" office:value="3.674875" calcext:value-type="float">
            <text:p>3,674875</text:p>
          </table:table-cell>
          <table:table-cell table:formula="of:=[.E4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53" calcext:value-type="float">
            <text:p>1479485553</text:p>
          </table:table-cell>
          <table:table-cell table:formula="of:=[.A455]-[.$A$2]" office:value-type="float" office:value="2398" calcext:value-type="float">
            <text:p>2398</text:p>
          </table:table-cell>
          <table:table-cell table:formula="of:=[.B455]/60" office:value-type="float" office:value="39.9666666666667" calcext:value-type="float">
            <text:p>39,9666666666667</text:p>
          </table:table-cell>
          <table:table-cell office:value-type="float" office:value="3.866" calcext:value-type="float">
            <text:p>3,866</text:p>
          </table:table-cell>
          <table:table-cell table:formula="of:=[.D455]-3.866" office:value-type="float" office:value="0" calcext:value-type="float">
            <text:p>0</text:p>
          </table:table-cell>
          <table:table-cell table:formula="of:=AVERAGE([.E432:.E455])" office:value-type="float" office:value="3.49879166666667" calcext:value-type="float">
            <text:p>3,49879166666667</text:p>
          </table:table-cell>
          <table:table-cell table:formula="of:=[.E45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559" calcext:value-type="float">
            <text:p>1479485559</text:p>
          </table:table-cell>
          <table:table-cell table:formula="of:=[.A456]-[.$A$2]" office:value-type="float" office:value="2404" calcext:value-type="float">
            <text:p>2404</text:p>
          </table:table-cell>
          <table:table-cell table:formula="of:=[.B456]/60" office:value-type="float" office:value="40.0666666666667" calcext:value-type="float">
            <text:p>40,0666666666667</text:p>
          </table:table-cell>
          <table:table-cell office:value-type="float" office:value="3.867" calcext:value-type="float">
            <text:p>3,867</text:p>
          </table:table-cell>
          <table:table-cell table:formula="of:=[.D456]-3.866" office:value-type="float" office:value="0.00099999999999989" calcext:value-type="float">
            <text:p>0,001</text:p>
          </table:table-cell>
          <table:table-cell table:formula="of:=AVERAGE([.E433:.E456])" office:value-type="float" office:value="3.361625" calcext:value-type="float">
            <text:p>3,361625</text:p>
          </table:table-cell>
          <table:table-cell table:formula="of:=[.E45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564" calcext:value-type="float">
            <text:p>1479485564</text:p>
          </table:table-cell>
          <table:table-cell table:formula="of:=[.A457]-[.$A$2]" office:value-type="float" office:value="2409" calcext:value-type="float">
            <text:p>2409</text:p>
          </table:table-cell>
          <table:table-cell table:formula="of:=[.B457]/60" office:value-type="float" office:value="40.15" calcext:value-type="float">
            <text:p>40,15</text:p>
          </table:table-cell>
          <table:table-cell office:value-type="float" office:value="3.867" calcext:value-type="float">
            <text:p>3,867</text:p>
          </table:table-cell>
          <table:table-cell table:formula="of:=[.D457]-3.866" office:value-type="float" office:value="0.00099999999999989" calcext:value-type="float">
            <text:p>0,001</text:p>
          </table:table-cell>
          <table:table-cell table:formula="of:=AVERAGE([.E434:.E457])" office:value-type="float" office:value="3.203" calcext:value-type="float">
            <text:p>3,203</text:p>
          </table:table-cell>
          <table:table-cell table:formula="of:=[.E45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569" calcext:value-type="float">
            <text:p>1479485569</text:p>
          </table:table-cell>
          <table:table-cell table:formula="of:=[.A458]-[.$A$2]" office:value-type="float" office:value="2414" calcext:value-type="float">
            <text:p>2414</text:p>
          </table:table-cell>
          <table:table-cell table:formula="of:=[.B458]/60" office:value-type="float" office:value="40.2333333333333" calcext:value-type="float">
            <text:p>40,2333333333333</text:p>
          </table:table-cell>
          <table:table-cell office:value-type="float" office:value="3.983" calcext:value-type="float">
            <text:p>3,983</text:p>
          </table:table-cell>
          <table:table-cell table:formula="of:=[.D458]-3.866" office:value-type="float" office:value="0.117" calcext:value-type="float">
            <text:p>0,117</text:p>
          </table:table-cell>
          <table:table-cell table:formula="of:=AVERAGE([.E435:.E458])" office:value-type="float" office:value="3.04258333333333" calcext:value-type="float">
            <text:p>3,04258333333333</text:p>
          </table:table-cell>
          <table:table-cell table:formula="of:=[.E4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75" calcext:value-type="float">
            <text:p>1479485575</text:p>
          </table:table-cell>
          <table:table-cell table:formula="of:=[.A459]-[.$A$2]" office:value-type="float" office:value="2420" calcext:value-type="float">
            <text:p>2420</text:p>
          </table:table-cell>
          <table:table-cell table:formula="of:=[.B459]/60" office:value-type="float" office:value="40.3333333333333" calcext:value-type="float">
            <text:p>40,3333333333333</text:p>
          </table:table-cell>
          <table:table-cell office:value-type="float" office:value="3.867" calcext:value-type="float">
            <text:p>3,867</text:p>
          </table:table-cell>
          <table:table-cell table:formula="of:=[.D459]-3.866" office:value-type="float" office:value="0.00099999999999989" calcext:value-type="float">
            <text:p>0,001</text:p>
          </table:table-cell>
          <table:table-cell table:formula="of:=AVERAGE([.E436:.E459])" office:value-type="float" office:value="2.879625" calcext:value-type="float">
            <text:p>2,879625</text:p>
          </table:table-cell>
          <table:table-cell table:formula="of:=[.E45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580" calcext:value-type="float">
            <text:p>1479485580</text:p>
          </table:table-cell>
          <table:table-cell table:formula="of:=[.A460]-[.$A$2]" office:value-type="float" office:value="2425" calcext:value-type="float">
            <text:p>2425</text:p>
          </table:table-cell>
          <table:table-cell table:formula="of:=[.B460]/60" office:value-type="float" office:value="40.4166666666667" calcext:value-type="float">
            <text:p>40,4166666666667</text:p>
          </table:table-cell>
          <table:table-cell office:value-type="float" office:value="3.867" calcext:value-type="float">
            <text:p>3,867</text:p>
          </table:table-cell>
          <table:table-cell table:formula="of:=[.D460]-3.866" office:value-type="float" office:value="0.00099999999999989" calcext:value-type="float">
            <text:p>0,001</text:p>
          </table:table-cell>
          <table:table-cell table:formula="of:=AVERAGE([.E437:.E460])" office:value-type="float" office:value="2.73908333333333" calcext:value-type="float">
            <text:p>2,73908333333333</text:p>
          </table:table-cell>
          <table:table-cell table:formula="of:=[.E46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585" calcext:value-type="float">
            <text:p>1479485585</text:p>
          </table:table-cell>
          <table:table-cell table:formula="of:=[.A461]-[.$A$2]" office:value-type="float" office:value="2430" calcext:value-type="float">
            <text:p>2430</text:p>
          </table:table-cell>
          <table:table-cell table:formula="of:=[.B461]/60" office:value-type="float" office:value="40.5" calcext:value-type="float">
            <text:p>40,5</text:p>
          </table:table-cell>
          <table:table-cell office:value-type="float" office:value="3.867" calcext:value-type="float">
            <text:p>3,867</text:p>
          </table:table-cell>
          <table:table-cell table:formula="of:=[.D461]-3.866" office:value-type="float" office:value="0.00099999999999989" calcext:value-type="float">
            <text:p>0,001</text:p>
          </table:table-cell>
          <table:table-cell table:formula="of:=AVERAGE([.E438:.E461])" office:value-type="float" office:value="2.60275" calcext:value-type="float">
            <text:p>2,60275</text:p>
          </table:table-cell>
          <table:table-cell table:formula="of:=[.E46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590" calcext:value-type="float">
            <text:p>1479485590</text:p>
          </table:table-cell>
          <table:table-cell table:formula="of:=[.A462]-[.$A$2]" office:value-type="float" office:value="2435" calcext:value-type="float">
            <text:p>2435</text:p>
          </table:table-cell>
          <table:table-cell table:formula="of:=[.B462]/60" office:value-type="float" office:value="40.5833333333333" calcext:value-type="float">
            <text:p>40,5833333333333</text:p>
          </table:table-cell>
          <table:table-cell office:value-type="float" office:value="3.922" calcext:value-type="float">
            <text:p>3,922</text:p>
          </table:table-cell>
          <table:table-cell table:formula="of:=[.D462]-3.866" office:value-type="float" office:value="0.0560000000000001" calcext:value-type="float">
            <text:p>0,056</text:p>
          </table:table-cell>
          <table:table-cell table:formula="of:=AVERAGE([.E439:.E462])" office:value-type="float" office:value="2.42108333333333" calcext:value-type="float">
            <text:p>2,42108333333333</text:p>
          </table:table-cell>
          <table:table-cell table:formula="of:=[.E4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595" calcext:value-type="float">
            <text:p>1479485595</text:p>
          </table:table-cell>
          <table:table-cell table:formula="of:=[.A463]-[.$A$2]" office:value-type="float" office:value="2440" calcext:value-type="float">
            <text:p>2440</text:p>
          </table:table-cell>
          <table:table-cell table:formula="of:=[.B463]/60" office:value-type="float" office:value="40.6666666666667" calcext:value-type="float">
            <text:p>40,6666666666667</text:p>
          </table:table-cell>
          <table:table-cell office:value-type="float" office:value="3.867" calcext:value-type="float">
            <text:p>3,867</text:p>
          </table:table-cell>
          <table:table-cell table:formula="of:=[.D463]-3.866" office:value-type="float" office:value="0.00099999999999989" calcext:value-type="float">
            <text:p>0,001</text:p>
          </table:table-cell>
          <table:table-cell table:formula="of:=AVERAGE([.E440:.E463])" office:value-type="float" office:value="2.28370833333333" calcext:value-type="float">
            <text:p>2,28370833333333</text:p>
          </table:table-cell>
          <table:table-cell table:formula="of:=[.E46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01" calcext:value-type="float">
            <text:p>1479485601</text:p>
          </table:table-cell>
          <table:table-cell table:formula="of:=[.A464]-[.$A$2]" office:value-type="float" office:value="2446" calcext:value-type="float">
            <text:p>2446</text:p>
          </table:table-cell>
          <table:table-cell table:formula="of:=[.B464]/60" office:value-type="float" office:value="40.7666666666667" calcext:value-type="float">
            <text:p>40,7666666666667</text:p>
          </table:table-cell>
          <table:table-cell office:value-type="float" office:value="3.867" calcext:value-type="float">
            <text:p>3,867</text:p>
          </table:table-cell>
          <table:table-cell table:formula="of:=[.D464]-3.866" office:value-type="float" office:value="0.00099999999999989" calcext:value-type="float">
            <text:p>0,001</text:p>
          </table:table-cell>
          <table:table-cell table:formula="of:=AVERAGE([.E441:.E464])" office:value-type="float" office:value="2.15170833333333" calcext:value-type="float">
            <text:p>2,15170833333333</text:p>
          </table:table-cell>
          <table:table-cell table:formula="of:=[.E46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06" calcext:value-type="float">
            <text:p>1479485606</text:p>
          </table:table-cell>
          <table:table-cell table:formula="of:=[.A465]-[.$A$2]" office:value-type="float" office:value="2451" calcext:value-type="float">
            <text:p>2451</text:p>
          </table:table-cell>
          <table:table-cell table:formula="of:=[.B465]/60" office:value-type="float" office:value="40.85" calcext:value-type="float">
            <text:p>40,85</text:p>
          </table:table-cell>
          <table:table-cell office:value-type="float" office:value="3.908" calcext:value-type="float">
            <text:p>3,908</text:p>
          </table:table-cell>
          <table:table-cell table:formula="of:=[.D465]-3.866" office:value-type="float" office:value="0.0419999999999998" calcext:value-type="float">
            <text:p>0,042</text:p>
          </table:table-cell>
          <table:table-cell table:formula="of:=AVERAGE([.E442:.E465])" office:value-type="float" office:value="1.99795833333333" calcext:value-type="float">
            <text:p>1,99795833333333</text:p>
          </table:table-cell>
          <table:table-cell table:formula="of:=[.E4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611" calcext:value-type="float">
            <text:p>1479485611</text:p>
          </table:table-cell>
          <table:table-cell table:formula="of:=[.A466]-[.$A$2]" office:value-type="float" office:value="2456" calcext:value-type="float">
            <text:p>2456</text:p>
          </table:table-cell>
          <table:table-cell table:formula="of:=[.B466]/60" office:value-type="float" office:value="40.9333333333333" calcext:value-type="float">
            <text:p>40,9333333333333</text:p>
          </table:table-cell>
          <table:table-cell office:value-type="float" office:value="3.867" calcext:value-type="float">
            <text:p>3,867</text:p>
          </table:table-cell>
          <table:table-cell table:formula="of:=[.D466]-3.866" office:value-type="float" office:value="0.00099999999999989" calcext:value-type="float">
            <text:p>0,001</text:p>
          </table:table-cell>
          <table:table-cell table:formula="of:=AVERAGE([.E443:.E466])" office:value-type="float" office:value="1.85241666666667" calcext:value-type="float">
            <text:p>1,85241666666667</text:p>
          </table:table-cell>
          <table:table-cell table:formula="of:=[.E46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16" calcext:value-type="float">
            <text:p>1479485616</text:p>
          </table:table-cell>
          <table:table-cell table:formula="of:=[.A467]-[.$A$2]" office:value-type="float" office:value="2461" calcext:value-type="float">
            <text:p>2461</text:p>
          </table:table-cell>
          <table:table-cell table:formula="of:=[.B467]/60" office:value-type="float" office:value="41.0166666666667" calcext:value-type="float">
            <text:p>41,0166666666667</text:p>
          </table:table-cell>
          <table:table-cell office:value-type="float" office:value="3.867" calcext:value-type="float">
            <text:p>3,867</text:p>
          </table:table-cell>
          <table:table-cell table:formula="of:=[.D467]-3.866" office:value-type="float" office:value="0.00099999999999989" calcext:value-type="float">
            <text:p>0,001</text:p>
          </table:table-cell>
          <table:table-cell table:formula="of:=AVERAGE([.E444:.E467])" office:value-type="float" office:value="1.70875" calcext:value-type="float">
            <text:p>1,70875</text:p>
          </table:table-cell>
          <table:table-cell table:formula="of:=[.E46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22" calcext:value-type="float">
            <text:p>1479485622</text:p>
          </table:table-cell>
          <table:table-cell table:formula="of:=[.A468]-[.$A$2]" office:value-type="float" office:value="2467" calcext:value-type="float">
            <text:p>2467</text:p>
          </table:table-cell>
          <table:table-cell table:formula="of:=[.B468]/60" office:value-type="float" office:value="41.1166666666667" calcext:value-type="float">
            <text:p>41,1166666666667</text:p>
          </table:table-cell>
          <table:table-cell office:value-type="float" office:value="3.867" calcext:value-type="float">
            <text:p>3,867</text:p>
          </table:table-cell>
          <table:table-cell table:formula="of:=[.D468]-3.866" office:value-type="float" office:value="0.00099999999999989" calcext:value-type="float">
            <text:p>0,001</text:p>
          </table:table-cell>
          <table:table-cell table:formula="of:=AVERAGE([.E445:.E468])" office:value-type="float" office:value="1.54658333333333" calcext:value-type="float">
            <text:p>1,54658333333333</text:p>
          </table:table-cell>
          <table:table-cell table:formula="of:=[.E46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27" calcext:value-type="float">
            <text:p>1479485627</text:p>
          </table:table-cell>
          <table:table-cell table:formula="of:=[.A469]-[.$A$2]" office:value-type="float" office:value="2472" calcext:value-type="float">
            <text:p>2472</text:p>
          </table:table-cell>
          <table:table-cell table:formula="of:=[.B469]/60" office:value-type="float" office:value="41.2" calcext:value-type="float">
            <text:p>41,2</text:p>
          </table:table-cell>
          <table:table-cell office:value-type="float" office:value="3.921" calcext:value-type="float">
            <text:p>3,921</text:p>
          </table:table-cell>
          <table:table-cell table:formula="of:=[.D469]-3.866" office:value-type="float" office:value="0.0550000000000002" calcext:value-type="float">
            <text:p>0,055</text:p>
          </table:table-cell>
          <table:table-cell table:formula="of:=AVERAGE([.E446:.E469])" office:value-type="float" office:value="1.40983333333333" calcext:value-type="float">
            <text:p>1,40983333333333</text:p>
          </table:table-cell>
          <table:table-cell table:formula="of:=[.E46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632" calcext:value-type="float">
            <text:p>1479485632</text:p>
          </table:table-cell>
          <table:table-cell table:formula="of:=[.A470]-[.$A$2]" office:value-type="float" office:value="2477" calcext:value-type="float">
            <text:p>2477</text:p>
          </table:table-cell>
          <table:table-cell table:formula="of:=[.B470]/60" office:value-type="float" office:value="41.2833333333333" calcext:value-type="float">
            <text:p>41,2833333333333</text:p>
          </table:table-cell>
          <table:table-cell office:value-type="float" office:value="3.867" calcext:value-type="float">
            <text:p>3,867</text:p>
          </table:table-cell>
          <table:table-cell table:formula="of:=[.D470]-3.866" office:value-type="float" office:value="0.00099999999999989" calcext:value-type="float">
            <text:p>0,001</text:p>
          </table:table-cell>
          <table:table-cell table:formula="of:=AVERAGE([.E447:.E470])" office:value-type="float" office:value="1.23033333333333" calcext:value-type="float">
            <text:p>1,23033333333333</text:p>
          </table:table-cell>
          <table:table-cell table:formula="of:=[.E47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38" calcext:value-type="float">
            <text:p>1479485638</text:p>
          </table:table-cell>
          <table:table-cell table:formula="of:=[.A471]-[.$A$2]" office:value-type="float" office:value="2483" calcext:value-type="float">
            <text:p>2483</text:p>
          </table:table-cell>
          <table:table-cell table:formula="of:=[.B471]/60" office:value-type="float" office:value="41.3833333333333" calcext:value-type="float">
            <text:p>41,3833333333333</text:p>
          </table:table-cell>
          <table:table-cell office:value-type="float" office:value="3.867" calcext:value-type="float">
            <text:p>3,867</text:p>
          </table:table-cell>
          <table:table-cell table:formula="of:=[.D471]-3.866" office:value-type="float" office:value="0.00099999999999989" calcext:value-type="float">
            <text:p>0,001</text:p>
          </table:table-cell>
          <table:table-cell table:formula="of:=AVERAGE([.E448:.E471])" office:value-type="float" office:value="1.08429166666667" calcext:value-type="float">
            <text:p>1,08429166666667</text:p>
          </table:table-cell>
          <table:table-cell table:formula="of:=[.E47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43" calcext:value-type="float">
            <text:p>1479485643</text:p>
          </table:table-cell>
          <table:table-cell table:formula="of:=[.A472]-[.$A$2]" office:value-type="float" office:value="2488" calcext:value-type="float">
            <text:p>2488</text:p>
          </table:table-cell>
          <table:table-cell table:formula="of:=[.B472]/60" office:value-type="float" office:value="41.4666666666667" calcext:value-type="float">
            <text:p>41,4666666666667</text:p>
          </table:table-cell>
          <table:table-cell office:value-type="float" office:value="3.867" calcext:value-type="float">
            <text:p>3,867</text:p>
          </table:table-cell>
          <table:table-cell table:formula="of:=[.D472]-3.866" office:value-type="float" office:value="0.00099999999999989" calcext:value-type="float">
            <text:p>0,001</text:p>
          </table:table-cell>
          <table:table-cell table:formula="of:=AVERAGE([.E449:.E472])" office:value-type="float" office:value="0.918291666666667" calcext:value-type="float">
            <text:p>0,918291666666667</text:p>
          </table:table-cell>
          <table:table-cell table:formula="of:=[.E4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48" calcext:value-type="float">
            <text:p>1479485648</text:p>
          </table:table-cell>
          <table:table-cell table:formula="of:=[.A473]-[.$A$2]" office:value-type="float" office:value="2493" calcext:value-type="float">
            <text:p>2493</text:p>
          </table:table-cell>
          <table:table-cell table:formula="of:=[.B473]/60" office:value-type="float" office:value="41.55" calcext:value-type="float">
            <text:p>41,55</text:p>
          </table:table-cell>
          <table:table-cell office:value-type="float" office:value="3.916" calcext:value-type="float">
            <text:p>3,916</text:p>
          </table:table-cell>
          <table:table-cell table:formula="of:=[.D473]-3.866" office:value-type="float" office:value="0.0499999999999998" calcext:value-type="float">
            <text:p>0,05</text:p>
          </table:table-cell>
          <table:table-cell table:formula="of:=AVERAGE([.E450:.E473])" office:value-type="float" office:value="0.789333333333333" calcext:value-type="float">
            <text:p>0,789333333333333</text:p>
          </table:table-cell>
          <table:table-cell table:formula="of:=[.E47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653" calcext:value-type="float">
            <text:p>1479485653</text:p>
          </table:table-cell>
          <table:table-cell table:formula="of:=[.A474]-[.$A$2]" office:value-type="float" office:value="2498" calcext:value-type="float">
            <text:p>2498</text:p>
          </table:table-cell>
          <table:table-cell table:formula="of:=[.B474]/60" office:value-type="float" office:value="41.6333333333333" calcext:value-type="float">
            <text:p>41,6333333333333</text:p>
          </table:table-cell>
          <table:table-cell office:value-type="float" office:value="3.867" calcext:value-type="float">
            <text:p>3,867</text:p>
          </table:table-cell>
          <table:table-cell table:formula="of:=[.D474]-3.866" office:value-type="float" office:value="0.00099999999999989" calcext:value-type="float">
            <text:p>0,001</text:p>
          </table:table-cell>
          <table:table-cell table:formula="of:=AVERAGE([.E451:.E474])" office:value-type="float" office:value="0.6445" calcext:value-type="float">
            <text:p>0,6445</text:p>
          </table:table-cell>
          <table:table-cell table:formula="of:=[.E47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58" calcext:value-type="float">
            <text:p>1479485658</text:p>
          </table:table-cell>
          <table:table-cell table:formula="of:=[.A475]-[.$A$2]" office:value-type="float" office:value="2503" calcext:value-type="float">
            <text:p>2503</text:p>
          </table:table-cell>
          <table:table-cell table:formula="of:=[.B475]/60" office:value-type="float" office:value="41.7166666666667" calcext:value-type="float">
            <text:p>41,7166666666667</text:p>
          </table:table-cell>
          <table:table-cell office:value-type="float" office:value="3.867" calcext:value-type="float">
            <text:p>3,867</text:p>
          </table:table-cell>
          <table:table-cell table:formula="of:=[.D475]-3.866" office:value-type="float" office:value="0.00099999999999989" calcext:value-type="float">
            <text:p>0,001</text:p>
          </table:table-cell>
          <table:table-cell table:formula="of:=AVERAGE([.E452:.E475])" office:value-type="float" office:value="0.504791666666666" calcext:value-type="float">
            <text:p>0,504791666666666</text:p>
          </table:table-cell>
          <table:table-cell table:formula="of:=[.E47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64" calcext:value-type="float">
            <text:p>1479485664</text:p>
          </table:table-cell>
          <table:table-cell table:formula="of:=[.A476]-[.$A$2]" office:value-type="float" office:value="2509" calcext:value-type="float">
            <text:p>2509</text:p>
          </table:table-cell>
          <table:table-cell table:formula="of:=[.B476]/60" office:value-type="float" office:value="41.8166666666667" calcext:value-type="float">
            <text:p>41,8166666666667</text:p>
          </table:table-cell>
          <table:table-cell office:value-type="float" office:value="3.922" calcext:value-type="float">
            <text:p>3,922</text:p>
          </table:table-cell>
          <table:table-cell table:formula="of:=[.D476]-3.866" office:value-type="float" office:value="0.0560000000000001" calcext:value-type="float">
            <text:p>0,056</text:p>
          </table:table-cell>
          <table:table-cell table:formula="of:=AVERAGE([.E453:.E476])" office:value-type="float" office:value="0.331958333333333" calcext:value-type="float">
            <text:p>0,331958333333333</text:p>
          </table:table-cell>
          <table:table-cell table:formula="of:=[.E4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669" calcext:value-type="float">
            <text:p>1479485669</text:p>
          </table:table-cell>
          <table:table-cell table:formula="of:=[.A477]-[.$A$2]" office:value-type="float" office:value="2514" calcext:value-type="float">
            <text:p>2514</text:p>
          </table:table-cell>
          <table:table-cell table:formula="of:=[.B477]/60" office:value-type="float" office:value="41.9" calcext:value-type="float">
            <text:p>41,9</text:p>
          </table:table-cell>
          <table:table-cell office:value-type="float" office:value="3.867" calcext:value-type="float">
            <text:p>3,867</text:p>
          </table:table-cell>
          <table:table-cell table:formula="of:=[.D477]-3.866" office:value-type="float" office:value="0.00099999999999989" calcext:value-type="float">
            <text:p>0,001</text:p>
          </table:table-cell>
          <table:table-cell table:formula="of:=AVERAGE([.E454:.E477])" office:value-type="float" office:value="0.17425" calcext:value-type="float">
            <text:p>0,17425</text:p>
          </table:table-cell>
          <table:table-cell table:formula="of:=[.E47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74" calcext:value-type="float">
            <text:p>1479485674</text:p>
          </table:table-cell>
          <table:table-cell table:formula="of:=[.A478]-[.$A$2]" office:value-type="float" office:value="2519" calcext:value-type="float">
            <text:p>2519</text:p>
          </table:table-cell>
          <table:table-cell table:formula="of:=[.B478]/60" office:value-type="float" office:value="41.9833333333333" calcext:value-type="float">
            <text:p>41,9833333333333</text:p>
          </table:table-cell>
          <table:table-cell office:value-type="float" office:value="3.867" calcext:value-type="float">
            <text:p>3,867</text:p>
          </table:table-cell>
          <table:table-cell table:formula="of:=[.D478]-3.866" office:value-type="float" office:value="0.00099999999999989" calcext:value-type="float">
            <text:p>0,001</text:p>
          </table:table-cell>
          <table:table-cell table:formula="of:=AVERAGE([.E455:.E478])" office:value-type="float" office:value="0.0163749999999999" calcext:value-type="float">
            <text:p>0,016375</text:p>
          </table:table-cell>
          <table:table-cell table:formula="of:=[.E47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80" calcext:value-type="float">
            <text:p>1479485680</text:p>
          </table:table-cell>
          <table:table-cell table:formula="of:=[.A479]-[.$A$2]" office:value-type="float" office:value="2525" calcext:value-type="float">
            <text:p>2525</text:p>
          </table:table-cell>
          <table:table-cell table:formula="of:=[.B479]/60" office:value-type="float" office:value="42.0833333333333" calcext:value-type="float">
            <text:p>42,0833333333333</text:p>
          </table:table-cell>
          <table:table-cell office:value-type="float" office:value="3.867" calcext:value-type="float">
            <text:p>3,867</text:p>
          </table:table-cell>
          <table:table-cell table:formula="of:=[.D479]-3.866" office:value-type="float" office:value="0.00099999999999989" calcext:value-type="float">
            <text:p>0,001</text:p>
          </table:table-cell>
          <table:table-cell table:formula="of:=AVERAGE([.E456:.E479])" office:value-type="float" office:value="0.0164166666666666" calcext:value-type="float">
            <text:p>0,016416666666667</text:p>
          </table:table-cell>
          <table:table-cell table:formula="of:=[.E47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85" calcext:value-type="float">
            <text:p>1479485685</text:p>
          </table:table-cell>
          <table:table-cell table:formula="of:=[.A480]-[.$A$2]" office:value-type="float" office:value="2530" calcext:value-type="float">
            <text:p>2530</text:p>
          </table:table-cell>
          <table:table-cell table:formula="of:=[.B480]/60" office:value-type="float" office:value="42.1666666666667" calcext:value-type="float">
            <text:p>42,1666666666667</text:p>
          </table:table-cell>
          <table:table-cell office:value-type="float" office:value="3.886" calcext:value-type="float">
            <text:p>3,886</text:p>
          </table:table-cell>
          <table:table-cell table:formula="of:=[.D480]-3.866" office:value-type="float" office:value="0.02" calcext:value-type="float">
            <text:p>0,02</text:p>
          </table:table-cell>
          <table:table-cell table:formula="of:=AVERAGE([.E457:.E480])" office:value-type="float" office:value="0.0172083333333333" calcext:value-type="float">
            <text:p>0,017208333333333</text:p>
          </table:table-cell>
          <table:table-cell table:formula="of:=[.E48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690" calcext:value-type="float">
            <text:p>1479485690</text:p>
          </table:table-cell>
          <table:table-cell table:formula="of:=[.A481]-[.$A$2]" office:value-type="float" office:value="2535" calcext:value-type="float">
            <text:p>2535</text:p>
          </table:table-cell>
          <table:table-cell table:formula="of:=[.B481]/60" office:value-type="float" office:value="42.25" calcext:value-type="float">
            <text:p>42,25</text:p>
          </table:table-cell>
          <table:table-cell office:value-type="float" office:value="3.867" calcext:value-type="float">
            <text:p>3,867</text:p>
          </table:table-cell>
          <table:table-cell table:formula="of:=[.D481]-3.866" office:value-type="float" office:value="0.00099999999999989" calcext:value-type="float">
            <text:p>0,001</text:p>
          </table:table-cell>
          <table:table-cell table:formula="of:=AVERAGE([.E458:.E481])" office:value-type="float" office:value="0.0172083333333333" calcext:value-type="float">
            <text:p>0,017208333333333</text:p>
          </table:table-cell>
          <table:table-cell table:formula="of:=[.E48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695" calcext:value-type="float">
            <text:p>1479485695</text:p>
          </table:table-cell>
          <table:table-cell table:formula="of:=[.A482]-[.$A$2]" office:value-type="float" office:value="2540" calcext:value-type="float">
            <text:p>2540</text:p>
          </table:table-cell>
          <table:table-cell table:formula="of:=[.B482]/60" office:value-type="float" office:value="42.3333333333333" calcext:value-type="float">
            <text:p>42,3333333333333</text:p>
          </table:table-cell>
          <table:table-cell office:value-type="float" office:value="3.867" calcext:value-type="float">
            <text:p>3,867</text:p>
          </table:table-cell>
          <table:table-cell table:formula="of:=[.D482]-3.866" office:value-type="float" office:value="0.00099999999999989" calcext:value-type="float">
            <text:p>0,001</text:p>
          </table:table-cell>
          <table:table-cell table:formula="of:=AVERAGE([.E459:.E482])" office:value-type="float" office:value="0.0123749999999999" calcext:value-type="float">
            <text:p>0,012375</text:p>
          </table:table-cell>
          <table:table-cell table:formula="of:=[.E48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01" calcext:value-type="float">
            <text:p>1479485701</text:p>
          </table:table-cell>
          <table:table-cell table:formula="of:=[.A483]-[.$A$2]" office:value-type="float" office:value="2546" calcext:value-type="float">
            <text:p>2546</text:p>
          </table:table-cell>
          <table:table-cell table:formula="of:=[.B483]/60" office:value-type="float" office:value="42.4333333333333" calcext:value-type="float">
            <text:p>42,4333333333333</text:p>
          </table:table-cell>
          <table:table-cell office:value-type="float" office:value="3.868" calcext:value-type="float">
            <text:p>3,868</text:p>
          </table:table-cell>
          <table:table-cell table:formula="of:=[.D483]-3.866" office:value-type="float" office:value="0.00199999999999978" calcext:value-type="float">
            <text:p>0,002</text:p>
          </table:table-cell>
          <table:table-cell table:formula="of:=AVERAGE([.E460:.E483])" office:value-type="float" office:value="0.0124166666666666" calcext:value-type="float">
            <text:p>0,012416666666667</text:p>
          </table:table-cell>
          <table:table-cell table:formula="of:=[.E4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06" calcext:value-type="float">
            <text:p>1479485706</text:p>
          </table:table-cell>
          <table:table-cell table:formula="of:=[.A484]-[.$A$2]" office:value-type="float" office:value="2551" calcext:value-type="float">
            <text:p>2551</text:p>
          </table:table-cell>
          <table:table-cell table:formula="of:=[.B484]/60" office:value-type="float" office:value="42.5166666666667" calcext:value-type="float">
            <text:p>42,5166666666667</text:p>
          </table:table-cell>
          <table:table-cell office:value-type="float" office:value="3.921" calcext:value-type="float">
            <text:p>3,921</text:p>
          </table:table-cell>
          <table:table-cell table:formula="of:=[.D484]-3.866" office:value-type="float" office:value="0.0550000000000002" calcext:value-type="float">
            <text:p>0,055</text:p>
          </table:table-cell>
          <table:table-cell table:formula="of:=AVERAGE([.E461:.E484])" office:value-type="float" office:value="0.0146666666666666" calcext:value-type="float">
            <text:p>0,014666666666667</text:p>
          </table:table-cell>
          <table:table-cell table:formula="of:=[.E4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11" calcext:value-type="float">
            <text:p>1479485711</text:p>
          </table:table-cell>
          <table:table-cell table:formula="of:=[.A485]-[.$A$2]" office:value-type="float" office:value="2556" calcext:value-type="float">
            <text:p>2556</text:p>
          </table:table-cell>
          <table:table-cell table:formula="of:=[.B485]/60" office:value-type="float" office:value="42.6" calcext:value-type="float">
            <text:p>42,6</text:p>
          </table:table-cell>
          <table:table-cell office:value-type="float" office:value="3.867" calcext:value-type="float">
            <text:p>3,867</text:p>
          </table:table-cell>
          <table:table-cell table:formula="of:=[.D485]-3.866" office:value-type="float" office:value="0.00099999999999989" calcext:value-type="float">
            <text:p>0,001</text:p>
          </table:table-cell>
          <table:table-cell table:formula="of:=AVERAGE([.E462:.E485])" office:value-type="float" office:value="0.0146666666666666" calcext:value-type="float">
            <text:p>0,014666666666667</text:p>
          </table:table-cell>
          <table:table-cell table:formula="of:=[.E48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16" calcext:value-type="float">
            <text:p>1479485716</text:p>
          </table:table-cell>
          <table:table-cell table:formula="of:=[.A486]-[.$A$2]" office:value-type="float" office:value="2561" calcext:value-type="float">
            <text:p>2561</text:p>
          </table:table-cell>
          <table:table-cell table:formula="of:=[.B486]/60" office:value-type="float" office:value="42.6833333333333" calcext:value-type="float">
            <text:p>42,6833333333333</text:p>
          </table:table-cell>
          <table:table-cell office:value-type="float" office:value="3.867" calcext:value-type="float">
            <text:p>3,867</text:p>
          </table:table-cell>
          <table:table-cell table:formula="of:=[.D486]-3.866" office:value-type="float" office:value="0.00099999999999989" calcext:value-type="float">
            <text:p>0,001</text:p>
          </table:table-cell>
          <table:table-cell table:formula="of:=AVERAGE([.E463:.E486])" office:value-type="float" office:value="0.0123749999999999" calcext:value-type="float">
            <text:p>0,012375</text:p>
          </table:table-cell>
          <table:table-cell table:formula="of:=[.E48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21" calcext:value-type="float">
            <text:p>1479485721</text:p>
          </table:table-cell>
          <table:table-cell table:formula="of:=[.A487]-[.$A$2]" office:value-type="float" office:value="2566" calcext:value-type="float">
            <text:p>2566</text:p>
          </table:table-cell>
          <table:table-cell table:formula="of:=[.B487]/60" office:value-type="float" office:value="42.7666666666667" calcext:value-type="float">
            <text:p>42,7666666666667</text:p>
          </table:table-cell>
          <table:table-cell office:value-type="float" office:value="3.915" calcext:value-type="float">
            <text:p>3,915</text:p>
          </table:table-cell>
          <table:table-cell table:formula="of:=[.D487]-3.866" office:value-type="float" office:value="0.0489999999999999" calcext:value-type="float">
            <text:p>0,049</text:p>
          </table:table-cell>
          <table:table-cell table:formula="of:=AVERAGE([.E464:.E487])" office:value-type="float" office:value="0.0143749999999999" calcext:value-type="float">
            <text:p>0,014375</text:p>
          </table:table-cell>
          <table:table-cell table:formula="of:=[.E4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27" calcext:value-type="float">
            <text:p>1479485727</text:p>
          </table:table-cell>
          <table:table-cell table:formula="of:=[.A488]-[.$A$2]" office:value-type="float" office:value="2572" calcext:value-type="float">
            <text:p>2572</text:p>
          </table:table-cell>
          <table:table-cell table:formula="of:=[.B488]/60" office:value-type="float" office:value="42.8666666666667" calcext:value-type="float">
            <text:p>42,8666666666667</text:p>
          </table:table-cell>
          <table:table-cell office:value-type="float" office:value="3.867" calcext:value-type="float">
            <text:p>3,867</text:p>
          </table:table-cell>
          <table:table-cell table:formula="of:=[.D488]-3.866" office:value-type="float" office:value="0.00099999999999989" calcext:value-type="float">
            <text:p>0,001</text:p>
          </table:table-cell>
          <table:table-cell table:formula="of:=AVERAGE([.E465:.E488])" office:value-type="float" office:value="0.0143749999999999" calcext:value-type="float">
            <text:p>0,014375</text:p>
          </table:table-cell>
          <table:table-cell table:formula="of:=[.E48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32" calcext:value-type="float">
            <text:p>1479485732</text:p>
          </table:table-cell>
          <table:table-cell table:formula="of:=[.A489]-[.$A$2]" office:value-type="float" office:value="2577" calcext:value-type="float">
            <text:p>2577</text:p>
          </table:table-cell>
          <table:table-cell table:formula="of:=[.B489]/60" office:value-type="float" office:value="42.95" calcext:value-type="float">
            <text:p>42,95</text:p>
          </table:table-cell>
          <table:table-cell office:value-type="float" office:value="3.867" calcext:value-type="float">
            <text:p>3,867</text:p>
          </table:table-cell>
          <table:table-cell table:formula="of:=[.D489]-3.866" office:value-type="float" office:value="0.00099999999999989" calcext:value-type="float">
            <text:p>0,001</text:p>
          </table:table-cell>
          <table:table-cell table:formula="of:=AVERAGE([.E466:.E489])" office:value-type="float" office:value="0.0126666666666666" calcext:value-type="float">
            <text:p>0,012666666666667</text:p>
          </table:table-cell>
          <table:table-cell table:formula="of:=[.E48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37" calcext:value-type="float">
            <text:p>1479485737</text:p>
          </table:table-cell>
          <table:table-cell table:formula="of:=[.A490]-[.$A$2]" office:value-type="float" office:value="2582" calcext:value-type="float">
            <text:p>2582</text:p>
          </table:table-cell>
          <table:table-cell table:formula="of:=[.B490]/60" office:value-type="float" office:value="43.0333333333333" calcext:value-type="float">
            <text:p>43,0333333333333</text:p>
          </table:table-cell>
          <table:table-cell office:value-type="float" office:value="3.867" calcext:value-type="float">
            <text:p>3,867</text:p>
          </table:table-cell>
          <table:table-cell table:formula="of:=[.D490]-3.866" office:value-type="float" office:value="0.00099999999999989" calcext:value-type="float">
            <text:p>0,001</text:p>
          </table:table-cell>
          <table:table-cell table:formula="of:=AVERAGE([.E467:.E490])" office:value-type="float" office:value="0.0126666666666666" calcext:value-type="float">
            <text:p>0,012666666666667</text:p>
          </table:table-cell>
          <table:table-cell table:formula="of:=[.E49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42" calcext:value-type="float">
            <text:p>1479485742</text:p>
          </table:table-cell>
          <table:table-cell table:formula="of:=[.A491]-[.$A$2]" office:value-type="float" office:value="2587" calcext:value-type="float">
            <text:p>2587</text:p>
          </table:table-cell>
          <table:table-cell table:formula="of:=[.B491]/60" office:value-type="float" office:value="43.1166666666667" calcext:value-type="float">
            <text:p>43,1166666666667</text:p>
          </table:table-cell>
          <table:table-cell office:value-type="float" office:value="3.911" calcext:value-type="float">
            <text:p>3,911</text:p>
          </table:table-cell>
          <table:table-cell table:formula="of:=[.D491]-3.866" office:value-type="float" office:value="0.0449999999999999" calcext:value-type="float">
            <text:p>0,045</text:p>
          </table:table-cell>
          <table:table-cell table:formula="of:=AVERAGE([.E468:.E491])" office:value-type="float" office:value="0.0144999999999999" calcext:value-type="float">
            <text:p>0,0145</text:p>
          </table:table-cell>
          <table:table-cell table:formula="of:=[.E4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48" calcext:value-type="float">
            <text:p>1479485748</text:p>
          </table:table-cell>
          <table:table-cell table:formula="of:=[.A492]-[.$A$2]" office:value-type="float" office:value="2593" calcext:value-type="float">
            <text:p>2593</text:p>
          </table:table-cell>
          <table:table-cell table:formula="of:=[.B492]/60" office:value-type="float" office:value="43.2166666666667" calcext:value-type="float">
            <text:p>43,2166666666667</text:p>
          </table:table-cell>
          <table:table-cell office:value-type="float" office:value="3.867" calcext:value-type="float">
            <text:p>3,867</text:p>
          </table:table-cell>
          <table:table-cell table:formula="of:=[.D492]-3.866" office:value-type="float" office:value="0.00099999999999989" calcext:value-type="float">
            <text:p>0,001</text:p>
          </table:table-cell>
          <table:table-cell table:formula="of:=AVERAGE([.E469:.E492])" office:value-type="float" office:value="0.0144999999999999" calcext:value-type="float">
            <text:p>0,0145</text:p>
          </table:table-cell>
          <table:table-cell table:formula="of:=[.E49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53" calcext:value-type="float">
            <text:p>1479485753</text:p>
          </table:table-cell>
          <table:table-cell table:formula="of:=[.A493]-[.$A$2]" office:value-type="float" office:value="2598" calcext:value-type="float">
            <text:p>2598</text:p>
          </table:table-cell>
          <table:table-cell table:formula="of:=[.B493]/60" office:value-type="float" office:value="43.3" calcext:value-type="float">
            <text:p>43,3</text:p>
          </table:table-cell>
          <table:table-cell office:value-type="float" office:value="3.867" calcext:value-type="float">
            <text:p>3,867</text:p>
          </table:table-cell>
          <table:table-cell table:formula="of:=[.D493]-3.866" office:value-type="float" office:value="0.00099999999999989" calcext:value-type="float">
            <text:p>0,001</text:p>
          </table:table-cell>
          <table:table-cell table:formula="of:=AVERAGE([.E470:.E493])" office:value-type="float" office:value="0.0122499999999999" calcext:value-type="float">
            <text:p>0,01225</text:p>
          </table:table-cell>
          <table:table-cell table:formula="of:=[.E49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58" calcext:value-type="float">
            <text:p>1479485758</text:p>
          </table:table-cell>
          <table:table-cell table:formula="of:=[.A494]-[.$A$2]" office:value-type="float" office:value="2603" calcext:value-type="float">
            <text:p>2603</text:p>
          </table:table-cell>
          <table:table-cell table:formula="of:=[.B494]/60" office:value-type="float" office:value="43.3833333333333" calcext:value-type="float">
            <text:p>43,3833333333333</text:p>
          </table:table-cell>
          <table:table-cell office:value-type="float" office:value="3.871" calcext:value-type="float">
            <text:p>3,871</text:p>
          </table:table-cell>
          <table:table-cell table:formula="of:=[.D494]-3.866" office:value-type="float" office:value="0.00499999999999989" calcext:value-type="float">
            <text:p>0,005</text:p>
          </table:table-cell>
          <table:table-cell table:formula="of:=AVERAGE([.E471:.E494])" office:value-type="float" office:value="0.0124166666666666" calcext:value-type="float">
            <text:p>0,012416666666667</text:p>
          </table:table-cell>
          <table:table-cell table:formula="of:=[.E4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64" calcext:value-type="float">
            <text:p>1479485764</text:p>
          </table:table-cell>
          <table:table-cell table:formula="of:=[.A495]-[.$A$2]" office:value-type="float" office:value="2609" calcext:value-type="float">
            <text:p>2609</text:p>
          </table:table-cell>
          <table:table-cell table:formula="of:=[.B495]/60" office:value-type="float" office:value="43.4833333333333" calcext:value-type="float">
            <text:p>43,4833333333333</text:p>
          </table:table-cell>
          <table:table-cell office:value-type="float" office:value="3.916" calcext:value-type="float">
            <text:p>3,916</text:p>
          </table:table-cell>
          <table:table-cell table:formula="of:=[.D495]-3.866" office:value-type="float" office:value="0.0499999999999998" calcext:value-type="float">
            <text:p>0,05</text:p>
          </table:table-cell>
          <table:table-cell table:formula="of:=AVERAGE([.E472:.E495])" office:value-type="float" office:value="0.0144583333333332" calcext:value-type="float">
            <text:p>0,014458333333333</text:p>
          </table:table-cell>
          <table:table-cell table:formula="of:=[.E4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69" calcext:value-type="float">
            <text:p>1479485769</text:p>
          </table:table-cell>
          <table:table-cell table:formula="of:=[.A496]-[.$A$2]" office:value-type="float" office:value="2614" calcext:value-type="float">
            <text:p>2614</text:p>
          </table:table-cell>
          <table:table-cell table:formula="of:=[.B496]/60" office:value-type="float" office:value="43.5666666666667" calcext:value-type="float">
            <text:p>43,5666666666667</text:p>
          </table:table-cell>
          <table:table-cell office:value-type="float" office:value="3.867" calcext:value-type="float">
            <text:p>3,867</text:p>
          </table:table-cell>
          <table:table-cell table:formula="of:=[.D496]-3.866" office:value-type="float" office:value="0.00099999999999989" calcext:value-type="float">
            <text:p>0,001</text:p>
          </table:table-cell>
          <table:table-cell table:formula="of:=AVERAGE([.E473:.E496])" office:value-type="float" office:value="0.0144583333333332" calcext:value-type="float">
            <text:p>0,014458333333333</text:p>
          </table:table-cell>
          <table:table-cell table:formula="of:=[.E49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74" calcext:value-type="float">
            <text:p>1479485774</text:p>
          </table:table-cell>
          <table:table-cell table:formula="of:=[.A497]-[.$A$2]" office:value-type="float" office:value="2619" calcext:value-type="float">
            <text:p>2619</text:p>
          </table:table-cell>
          <table:table-cell table:formula="of:=[.B497]/60" office:value-type="float" office:value="43.65" calcext:value-type="float">
            <text:p>43,65</text:p>
          </table:table-cell>
          <table:table-cell office:value-type="float" office:value="3.867" calcext:value-type="float">
            <text:p>3,867</text:p>
          </table:table-cell>
          <table:table-cell table:formula="of:=[.D497]-3.866" office:value-type="float" office:value="0.00099999999999989" calcext:value-type="float">
            <text:p>0,001</text:p>
          </table:table-cell>
          <table:table-cell table:formula="of:=AVERAGE([.E474:.E497])" office:value-type="float" office:value="0.0124166666666666" calcext:value-type="float">
            <text:p>0,012416666666667</text:p>
          </table:table-cell>
          <table:table-cell table:formula="of:=[.E49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79" calcext:value-type="float">
            <text:p>1479485779</text:p>
          </table:table-cell>
          <table:table-cell table:formula="of:=[.A498]-[.$A$2]" office:value-type="float" office:value="2624" calcext:value-type="float">
            <text:p>2624</text:p>
          </table:table-cell>
          <table:table-cell table:formula="of:=[.B498]/60" office:value-type="float" office:value="43.7333333333333" calcext:value-type="float">
            <text:p>43,7333333333333</text:p>
          </table:table-cell>
          <table:table-cell office:value-type="float" office:value="3.93" calcext:value-type="float">
            <text:p>3,93</text:p>
          </table:table-cell>
          <table:table-cell table:formula="of:=[.D498]-3.866" office:value-type="float" office:value="0.0640000000000001" calcext:value-type="float">
            <text:p>0,064</text:p>
          </table:table-cell>
          <table:table-cell table:formula="of:=AVERAGE([.E475:.E498])" office:value-type="float" office:value="0.0150416666666666" calcext:value-type="float">
            <text:p>0,015041666666667</text:p>
          </table:table-cell>
          <table:table-cell table:formula="of:=[.E4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784" calcext:value-type="float">
            <text:p>1479485784</text:p>
          </table:table-cell>
          <table:table-cell table:formula="of:=[.A499]-[.$A$2]" office:value-type="float" office:value="2629" calcext:value-type="float">
            <text:p>2629</text:p>
          </table:table-cell>
          <table:table-cell table:formula="of:=[.B499]/60" office:value-type="float" office:value="43.8166666666667" calcext:value-type="float">
            <text:p>43,8166666666667</text:p>
          </table:table-cell>
          <table:table-cell office:value-type="float" office:value="3.867" calcext:value-type="float">
            <text:p>3,867</text:p>
          </table:table-cell>
          <table:table-cell table:formula="of:=[.D499]-3.866" office:value-type="float" office:value="0.00099999999999989" calcext:value-type="float">
            <text:p>0,001</text:p>
          </table:table-cell>
          <table:table-cell table:formula="of:=AVERAGE([.E476:.E499])" office:value-type="float" office:value="0.0150416666666666" calcext:value-type="float">
            <text:p>0,015041666666667</text:p>
          </table:table-cell>
          <table:table-cell table:formula="of:=[.E49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90" calcext:value-type="float">
            <text:p>1479485790</text:p>
          </table:table-cell>
          <table:table-cell table:formula="of:=[.A500]-[.$A$2]" office:value-type="float" office:value="2635" calcext:value-type="float">
            <text:p>2635</text:p>
          </table:table-cell>
          <table:table-cell table:formula="of:=[.B500]/60" office:value-type="float" office:value="43.9166666666667" calcext:value-type="float">
            <text:p>43,9166666666667</text:p>
          </table:table-cell>
          <table:table-cell office:value-type="float" office:value="3.867" calcext:value-type="float">
            <text:p>3,867</text:p>
          </table:table-cell>
          <table:table-cell table:formula="of:=[.D500]-3.866" office:value-type="float" office:value="0.00099999999999989" calcext:value-type="float">
            <text:p>0,001</text:p>
          </table:table-cell>
          <table:table-cell table:formula="of:=AVERAGE([.E477:.E500])" office:value-type="float" office:value="0.0127499999999999" calcext:value-type="float">
            <text:p>0,01275</text:p>
          </table:table-cell>
          <table:table-cell table:formula="of:=[.E50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795" calcext:value-type="float">
            <text:p>1479485795</text:p>
          </table:table-cell>
          <table:table-cell table:formula="of:=[.A501]-[.$A$2]" office:value-type="float" office:value="2640" calcext:value-type="float">
            <text:p>2640</text:p>
          </table:table-cell>
          <table:table-cell table:formula="of:=[.B501]/60" office:value-type="float" office:value="44" calcext:value-type="float">
            <text:p>44</text:p>
          </table:table-cell>
          <table:table-cell office:value-type="float" office:value="3.867" calcext:value-type="float">
            <text:p>3,867</text:p>
          </table:table-cell>
          <table:table-cell table:formula="of:=[.D501]-3.866" office:value-type="float" office:value="0.00099999999999989" calcext:value-type="float">
            <text:p>0,001</text:p>
          </table:table-cell>
          <table:table-cell table:formula="of:=AVERAGE([.E478:.E501])" office:value-type="float" office:value="0.0127499999999999" calcext:value-type="float">
            <text:p>0,01275</text:p>
          </table:table-cell>
          <table:table-cell table:formula="of:=[.E50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00" calcext:value-type="float">
            <text:p>1479485800</text:p>
          </table:table-cell>
          <table:table-cell table:formula="of:=[.A502]-[.$A$2]" office:value-type="float" office:value="2645" calcext:value-type="float">
            <text:p>2645</text:p>
          </table:table-cell>
          <table:table-cell table:formula="of:=[.B502]/60" office:value-type="float" office:value="44.0833333333333" calcext:value-type="float">
            <text:p>44,0833333333333</text:p>
          </table:table-cell>
          <table:table-cell office:value-type="float" office:value="3.895" calcext:value-type="float">
            <text:p>3,895</text:p>
          </table:table-cell>
          <table:table-cell table:formula="of:=[.D502]-3.866" office:value-type="float" office:value="0.0289999999999999" calcext:value-type="float">
            <text:p>0,029</text:p>
          </table:table-cell>
          <table:table-cell table:formula="of:=AVERAGE([.E479:.E502])" office:value-type="float" office:value="0.0139166666666666" calcext:value-type="float">
            <text:p>0,013916666666667</text:p>
          </table:table-cell>
          <table:table-cell table:formula="of:=[.E50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06" calcext:value-type="float">
            <text:p>1479485806</text:p>
          </table:table-cell>
          <table:table-cell table:formula="of:=[.A503]-[.$A$2]" office:value-type="float" office:value="2651" calcext:value-type="float">
            <text:p>2651</text:p>
          </table:table-cell>
          <table:table-cell table:formula="of:=[.B503]/60" office:value-type="float" office:value="44.1833333333333" calcext:value-type="float">
            <text:p>44,1833333333333</text:p>
          </table:table-cell>
          <table:table-cell office:value-type="float" office:value="3.867" calcext:value-type="float">
            <text:p>3,867</text:p>
          </table:table-cell>
          <table:table-cell table:formula="of:=[.D503]-3.866" office:value-type="float" office:value="0.00099999999999989" calcext:value-type="float">
            <text:p>0,001</text:p>
          </table:table-cell>
          <table:table-cell table:formula="of:=AVERAGE([.E480:.E503])" office:value-type="float" office:value="0.0139166666666666" calcext:value-type="float">
            <text:p>0,013916666666667</text:p>
          </table:table-cell>
          <table:table-cell table:formula="of:=[.E50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11" calcext:value-type="float">
            <text:p>1479485811</text:p>
          </table:table-cell>
          <table:table-cell table:formula="of:=[.A504]-[.$A$2]" office:value-type="float" office:value="2656" calcext:value-type="float">
            <text:p>2656</text:p>
          </table:table-cell>
          <table:table-cell table:formula="of:=[.B504]/60" office:value-type="float" office:value="44.2666666666667" calcext:value-type="float">
            <text:p>44,2666666666667</text:p>
          </table:table-cell>
          <table:table-cell office:value-type="float" office:value="3.867" calcext:value-type="float">
            <text:p>3,867</text:p>
          </table:table-cell>
          <table:table-cell table:formula="of:=[.D504]-3.866" office:value-type="float" office:value="0.00099999999999989" calcext:value-type="float">
            <text:p>0,001</text:p>
          </table:table-cell>
          <table:table-cell table:formula="of:=AVERAGE([.E481:.E504])" office:value-type="float" office:value="0.0131249999999999" calcext:value-type="float">
            <text:p>0,013125</text:p>
          </table:table-cell>
          <table:table-cell table:formula="of:=[.E50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16" calcext:value-type="float">
            <text:p>1479485816</text:p>
          </table:table-cell>
          <table:table-cell table:formula="of:=[.A505]-[.$A$2]" office:value-type="float" office:value="2661" calcext:value-type="float">
            <text:p>2661</text:p>
          </table:table-cell>
          <table:table-cell table:formula="of:=[.B505]/60" office:value-type="float" office:value="44.35" calcext:value-type="float">
            <text:p>44,35</text:p>
          </table:table-cell>
          <table:table-cell office:value-type="float" office:value="3.873" calcext:value-type="float">
            <text:p>3,873</text:p>
          </table:table-cell>
          <table:table-cell table:formula="of:=[.D505]-3.866" office:value-type="float" office:value="0.00700000000000012" calcext:value-type="float">
            <text:p>0,007</text:p>
          </table:table-cell>
          <table:table-cell table:formula="of:=AVERAGE([.E482:.E505])" office:value-type="float" office:value="0.0133749999999999" calcext:value-type="float">
            <text:p>0,013375</text:p>
          </table:table-cell>
          <table:table-cell table:formula="of:=[.E5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21" calcext:value-type="float">
            <text:p>1479485821</text:p>
          </table:table-cell>
          <table:table-cell table:formula="of:=[.A506]-[.$A$2]" office:value-type="float" office:value="2666" calcext:value-type="float">
            <text:p>2666</text:p>
          </table:table-cell>
          <table:table-cell table:formula="of:=[.B506]/60" office:value-type="float" office:value="44.4333333333333" calcext:value-type="float">
            <text:p>44,4333333333333</text:p>
          </table:table-cell>
          <table:table-cell office:value-type="float" office:value="3.918" calcext:value-type="float">
            <text:p>3,918</text:p>
          </table:table-cell>
          <table:table-cell table:formula="of:=[.D506]-3.866" office:value-type="float" office:value="0.052" calcext:value-type="float">
            <text:p>0,052</text:p>
          </table:table-cell>
          <table:table-cell table:formula="of:=AVERAGE([.E483:.E506])" office:value-type="float" office:value="0.0154999999999999" calcext:value-type="float">
            <text:p>0,0155</text:p>
          </table:table-cell>
          <table:table-cell table:formula="of:=[.E5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26" calcext:value-type="float">
            <text:p>1479485826</text:p>
          </table:table-cell>
          <table:table-cell table:formula="of:=[.A507]-[.$A$2]" office:value-type="float" office:value="2671" calcext:value-type="float">
            <text:p>2671</text:p>
          </table:table-cell>
          <table:table-cell table:formula="of:=[.B507]/60" office:value-type="float" office:value="44.5166666666667" calcext:value-type="float">
            <text:p>44,5166666666667</text:p>
          </table:table-cell>
          <table:table-cell office:value-type="float" office:value="3.867" calcext:value-type="float">
            <text:p>3,867</text:p>
          </table:table-cell>
          <table:table-cell table:formula="of:=[.D507]-3.866" office:value-type="float" office:value="0.00099999999999989" calcext:value-type="float">
            <text:p>0,001</text:p>
          </table:table-cell>
          <table:table-cell table:formula="of:=AVERAGE([.E484:.E507])" office:value-type="float" office:value="0.0154583333333333" calcext:value-type="float">
            <text:p>0,015458333333333</text:p>
          </table:table-cell>
          <table:table-cell table:formula="of:=[.E50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32" calcext:value-type="float">
            <text:p>1479485832</text:p>
          </table:table-cell>
          <table:table-cell table:formula="of:=[.A508]-[.$A$2]" office:value-type="float" office:value="2677" calcext:value-type="float">
            <text:p>2677</text:p>
          </table:table-cell>
          <table:table-cell table:formula="of:=[.B508]/60" office:value-type="float" office:value="44.6166666666667" calcext:value-type="float">
            <text:p>44,6166666666667</text:p>
          </table:table-cell>
          <table:table-cell office:value-type="float" office:value="3.867" calcext:value-type="float">
            <text:p>3,867</text:p>
          </table:table-cell>
          <table:table-cell table:formula="of:=[.D508]-3.866" office:value-type="float" office:value="0.00099999999999989" calcext:value-type="float">
            <text:p>0,001</text:p>
          </table:table-cell>
          <table:table-cell table:formula="of:=AVERAGE([.E485:.E508])" office:value-type="float" office:value="0.0132083333333332" calcext:value-type="float">
            <text:p>0,013208333333333</text:p>
          </table:table-cell>
          <table:table-cell table:formula="of:=[.E50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37" calcext:value-type="float">
            <text:p>1479485837</text:p>
          </table:table-cell>
          <table:table-cell table:formula="of:=[.A509]-[.$A$2]" office:value-type="float" office:value="2682" calcext:value-type="float">
            <text:p>2682</text:p>
          </table:table-cell>
          <table:table-cell table:formula="of:=[.B509]/60" office:value-type="float" office:value="44.7" calcext:value-type="float">
            <text:p>44,7</text:p>
          </table:table-cell>
          <table:table-cell office:value-type="float" office:value="3.947" calcext:value-type="float">
            <text:p>3,947</text:p>
          </table:table-cell>
          <table:table-cell table:formula="of:=[.D509]-3.866" office:value-type="float" office:value="0.081" calcext:value-type="float">
            <text:p>0,081</text:p>
          </table:table-cell>
          <table:table-cell table:formula="of:=AVERAGE([.E486:.E509])" office:value-type="float" office:value="0.0165416666666666" calcext:value-type="float">
            <text:p>0,016541666666667</text:p>
          </table:table-cell>
          <table:table-cell table:formula="of:=[.E5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42" calcext:value-type="float">
            <text:p>1479485842</text:p>
          </table:table-cell>
          <table:table-cell table:formula="of:=[.A510]-[.$A$2]" office:value-type="float" office:value="2687" calcext:value-type="float">
            <text:p>2687</text:p>
          </table:table-cell>
          <table:table-cell table:formula="of:=[.B510]/60" office:value-type="float" office:value="44.7833333333333" calcext:value-type="float">
            <text:p>44,7833333333333</text:p>
          </table:table-cell>
          <table:table-cell office:value-type="float" office:value="3.867" calcext:value-type="float">
            <text:p>3,867</text:p>
          </table:table-cell>
          <table:table-cell table:formula="of:=[.D510]-3.866" office:value-type="float" office:value="0.00099999999999989" calcext:value-type="float">
            <text:p>0,001</text:p>
          </table:table-cell>
          <table:table-cell table:formula="of:=AVERAGE([.E487:.E510])" office:value-type="float" office:value="0.0165416666666666" calcext:value-type="float">
            <text:p>0,016541666666667</text:p>
          </table:table-cell>
          <table:table-cell table:formula="of:=[.E51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47" calcext:value-type="float">
            <text:p>1479485847</text:p>
          </table:table-cell>
          <table:table-cell table:formula="of:=[.A511]-[.$A$2]" office:value-type="float" office:value="2692" calcext:value-type="float">
            <text:p>2692</text:p>
          </table:table-cell>
          <table:table-cell table:formula="of:=[.B511]/60" office:value-type="float" office:value="44.8666666666667" calcext:value-type="float">
            <text:p>44,8666666666667</text:p>
          </table:table-cell>
          <table:table-cell office:value-type="float" office:value="3.867" calcext:value-type="float">
            <text:p>3,867</text:p>
          </table:table-cell>
          <table:table-cell table:formula="of:=[.D511]-3.866" office:value-type="float" office:value="0.00099999999999989" calcext:value-type="float">
            <text:p>0,001</text:p>
          </table:table-cell>
          <table:table-cell table:formula="of:=AVERAGE([.E488:.E511])" office:value-type="float" office:value="0.0145416666666666" calcext:value-type="float">
            <text:p>0,014541666666667</text:p>
          </table:table-cell>
          <table:table-cell table:formula="of:=[.E51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53" calcext:value-type="float">
            <text:p>1479485853</text:p>
          </table:table-cell>
          <table:table-cell table:formula="of:=[.A512]-[.$A$2]" office:value-type="float" office:value="2698" calcext:value-type="float">
            <text:p>2698</text:p>
          </table:table-cell>
          <table:table-cell table:formula="of:=[.B512]/60" office:value-type="float" office:value="44.9666666666667" calcext:value-type="float">
            <text:p>44,9666666666667</text:p>
          </table:table-cell>
          <table:table-cell office:value-type="float" office:value="3.867" calcext:value-type="float">
            <text:p>3,867</text:p>
          </table:table-cell>
          <table:table-cell table:formula="of:=[.D512]-3.866" office:value-type="float" office:value="0.00099999999999989" calcext:value-type="float">
            <text:p>0,001</text:p>
          </table:table-cell>
          <table:table-cell table:formula="of:=AVERAGE([.E489:.E512])" office:value-type="float" office:value="0.0145416666666666" calcext:value-type="float">
            <text:p>0,014541666666667</text:p>
          </table:table-cell>
          <table:table-cell table:formula="of:=[.E51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58" calcext:value-type="float">
            <text:p>1479485858</text:p>
          </table:table-cell>
          <table:table-cell table:formula="of:=[.A513]-[.$A$2]" office:value-type="float" office:value="2703" calcext:value-type="float">
            <text:p>2703</text:p>
          </table:table-cell>
          <table:table-cell table:formula="of:=[.B513]/60" office:value-type="float" office:value="45.05" calcext:value-type="float">
            <text:p>45,05</text:p>
          </table:table-cell>
          <table:table-cell office:value-type="float" office:value="3.907" calcext:value-type="float">
            <text:p>3,907</text:p>
          </table:table-cell>
          <table:table-cell table:formula="of:=[.D513]-3.866" office:value-type="float" office:value="0.0409999999999999" calcext:value-type="float">
            <text:p>0,041</text:p>
          </table:table-cell>
          <table:table-cell table:formula="of:=AVERAGE([.E490:.E513])" office:value-type="float" office:value="0.0162083333333333" calcext:value-type="float">
            <text:p>0,016208333333333</text:p>
          </table:table-cell>
          <table:table-cell table:formula="of:=[.E5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63" calcext:value-type="float">
            <text:p>1479485863</text:p>
          </table:table-cell>
          <table:table-cell table:formula="of:=[.A514]-[.$A$2]" office:value-type="float" office:value="2708" calcext:value-type="float">
            <text:p>2708</text:p>
          </table:table-cell>
          <table:table-cell table:formula="of:=[.B514]/60" office:value-type="float" office:value="45.1333333333333" calcext:value-type="float">
            <text:p>45,1333333333333</text:p>
          </table:table-cell>
          <table:table-cell office:value-type="float" office:value="3.867" calcext:value-type="float">
            <text:p>3,867</text:p>
          </table:table-cell>
          <table:table-cell table:formula="of:=[.D514]-3.866" office:value-type="float" office:value="0.00099999999999989" calcext:value-type="float">
            <text:p>0,001</text:p>
          </table:table-cell>
          <table:table-cell table:formula="of:=AVERAGE([.E491:.E514])" office:value-type="float" office:value="0.0162083333333333" calcext:value-type="float">
            <text:p>0,016208333333333</text:p>
          </table:table-cell>
          <table:table-cell table:formula="of:=[.E51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69" calcext:value-type="float">
            <text:p>1479485869</text:p>
          </table:table-cell>
          <table:table-cell table:formula="of:=[.A515]-[.$A$2]" office:value-type="float" office:value="2714" calcext:value-type="float">
            <text:p>2714</text:p>
          </table:table-cell>
          <table:table-cell table:formula="of:=[.B515]/60" office:value-type="float" office:value="45.2333333333333" calcext:value-type="float">
            <text:p>45,2333333333333</text:p>
          </table:table-cell>
          <table:table-cell office:value-type="float" office:value="3.867" calcext:value-type="float">
            <text:p>3,867</text:p>
          </table:table-cell>
          <table:table-cell table:formula="of:=[.D515]-3.866" office:value-type="float" office:value="0.00099999999999989" calcext:value-type="float">
            <text:p>0,001</text:p>
          </table:table-cell>
          <table:table-cell table:formula="of:=AVERAGE([.E492:.E515])" office:value-type="float" office:value="0.0143749999999999" calcext:value-type="float">
            <text:p>0,014375</text:p>
          </table:table-cell>
          <table:table-cell table:formula="of:=[.E51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74" calcext:value-type="float">
            <text:p>1479485874</text:p>
          </table:table-cell>
          <table:table-cell table:formula="of:=[.A516]-[.$A$2]" office:value-type="float" office:value="2719" calcext:value-type="float">
            <text:p>2719</text:p>
          </table:table-cell>
          <table:table-cell table:formula="of:=[.B516]/60" office:value-type="float" office:value="45.3166666666667" calcext:value-type="float">
            <text:p>45,3166666666667</text:p>
          </table:table-cell>
          <table:table-cell office:value-type="float" office:value="3.873" calcext:value-type="float">
            <text:p>3,873</text:p>
          </table:table-cell>
          <table:table-cell table:formula="of:=[.D516]-3.866" office:value-type="float" office:value="0.00700000000000012" calcext:value-type="float">
            <text:p>0,007</text:p>
          </table:table-cell>
          <table:table-cell table:formula="of:=AVERAGE([.E493:.E516])" office:value-type="float" office:value="0.0146249999999999" calcext:value-type="float">
            <text:p>0,014625</text:p>
          </table:table-cell>
          <table:table-cell table:formula="of:=[.E5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79" calcext:value-type="float">
            <text:p>1479485879</text:p>
          </table:table-cell>
          <table:table-cell table:formula="of:=[.A517]-[.$A$2]" office:value-type="float" office:value="2724" calcext:value-type="float">
            <text:p>2724</text:p>
          </table:table-cell>
          <table:table-cell table:formula="of:=[.B517]/60" office:value-type="float" office:value="45.4" calcext:value-type="float">
            <text:p>45,4</text:p>
          </table:table-cell>
          <table:table-cell office:value-type="float" office:value="3.922" calcext:value-type="float">
            <text:p>3,922</text:p>
          </table:table-cell>
          <table:table-cell table:formula="of:=[.D517]-3.866" office:value-type="float" office:value="0.0560000000000001" calcext:value-type="float">
            <text:p>0,056</text:p>
          </table:table-cell>
          <table:table-cell table:formula="of:=AVERAGE([.E494:.E517])" office:value-type="float" office:value="0.0169166666666666" calcext:value-type="float">
            <text:p>0,016916666666667</text:p>
          </table:table-cell>
          <table:table-cell table:formula="of:=[.E5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884" calcext:value-type="float">
            <text:p>1479485884</text:p>
          </table:table-cell>
          <table:table-cell table:formula="of:=[.A518]-[.$A$2]" office:value-type="float" office:value="2729" calcext:value-type="float">
            <text:p>2729</text:p>
          </table:table-cell>
          <table:table-cell table:formula="of:=[.B518]/60" office:value-type="float" office:value="45.4833333333333" calcext:value-type="float">
            <text:p>45,4833333333333</text:p>
          </table:table-cell>
          <table:table-cell office:value-type="float" office:value="3.867" calcext:value-type="float">
            <text:p>3,867</text:p>
          </table:table-cell>
          <table:table-cell table:formula="of:=[.D518]-3.866" office:value-type="float" office:value="0.00099999999999989" calcext:value-type="float">
            <text:p>0,001</text:p>
          </table:table-cell>
          <table:table-cell table:formula="of:=AVERAGE([.E495:.E518])" office:value-type="float" office:value="0.0167499999999999" calcext:value-type="float">
            <text:p>0,01675</text:p>
          </table:table-cell>
          <table:table-cell table:formula="of:=[.E51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89" calcext:value-type="float">
            <text:p>1479485889</text:p>
          </table:table-cell>
          <table:table-cell table:formula="of:=[.A519]-[.$A$2]" office:value-type="float" office:value="2734" calcext:value-type="float">
            <text:p>2734</text:p>
          </table:table-cell>
          <table:table-cell table:formula="of:=[.B519]/60" office:value-type="float" office:value="45.5666666666667" calcext:value-type="float">
            <text:p>45,5666666666667</text:p>
          </table:table-cell>
          <table:table-cell office:value-type="float" office:value="3.867" calcext:value-type="float">
            <text:p>3,867</text:p>
          </table:table-cell>
          <table:table-cell table:formula="of:=[.D519]-3.866" office:value-type="float" office:value="0.00099999999999989" calcext:value-type="float">
            <text:p>0,001</text:p>
          </table:table-cell>
          <table:table-cell table:formula="of:=AVERAGE([.E496:.E519])" office:value-type="float" office:value="0.0147083333333333" calcext:value-type="float">
            <text:p>0,014708333333333</text:p>
          </table:table-cell>
          <table:table-cell table:formula="of:=[.E51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895" calcext:value-type="float">
            <text:p>1479485895</text:p>
          </table:table-cell>
          <table:table-cell table:formula="of:=[.A520]-[.$A$2]" office:value-type="float" office:value="2740" calcext:value-type="float">
            <text:p>2740</text:p>
          </table:table-cell>
          <table:table-cell table:formula="of:=[.B520]/60" office:value-type="float" office:value="45.6666666666667" calcext:value-type="float">
            <text:p>45,6666666666667</text:p>
          </table:table-cell>
          <table:table-cell office:value-type="float" office:value="3.964" calcext:value-type="float">
            <text:p>3,964</text:p>
          </table:table-cell>
          <table:table-cell table:formula="of:=[.D520]-3.866" office:value-type="float" office:value="0.0979999999999999" calcext:value-type="float">
            <text:p>0,098</text:p>
          </table:table-cell>
          <table:table-cell table:formula="of:=AVERAGE([.E497:.E520])" office:value-type="float" office:value="0.0187499999999999" calcext:value-type="float">
            <text:p>0,01875</text:p>
          </table:table-cell>
          <table:table-cell table:formula="of:=[.E5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00" calcext:value-type="float">
            <text:p>1479485900</text:p>
          </table:table-cell>
          <table:table-cell table:formula="of:=[.A521]-[.$A$2]" office:value-type="float" office:value="2745" calcext:value-type="float">
            <text:p>2745</text:p>
          </table:table-cell>
          <table:table-cell table:formula="of:=[.B521]/60" office:value-type="float" office:value="45.75" calcext:value-type="float">
            <text:p>45,75</text:p>
          </table:table-cell>
          <table:table-cell office:value-type="float" office:value="3.867" calcext:value-type="float">
            <text:p>3,867</text:p>
          </table:table-cell>
          <table:table-cell table:formula="of:=[.D521]-3.866" office:value-type="float" office:value="0.00099999999999989" calcext:value-type="float">
            <text:p>0,001</text:p>
          </table:table-cell>
          <table:table-cell table:formula="of:=AVERAGE([.E498:.E521])" office:value-type="float" office:value="0.0187499999999999" calcext:value-type="float">
            <text:p>0,01875</text:p>
          </table:table-cell>
          <table:table-cell table:formula="of:=[.E52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05" calcext:value-type="float">
            <text:p>1479485905</text:p>
          </table:table-cell>
          <table:table-cell table:formula="of:=[.A522]-[.$A$2]" office:value-type="float" office:value="2750" calcext:value-type="float">
            <text:p>2750</text:p>
          </table:table-cell>
          <table:table-cell table:formula="of:=[.B522]/60" office:value-type="float" office:value="45.8333333333333" calcext:value-type="float">
            <text:p>45,8333333333333</text:p>
          </table:table-cell>
          <table:table-cell office:value-type="float" office:value="3.867" calcext:value-type="float">
            <text:p>3,867</text:p>
          </table:table-cell>
          <table:table-cell table:formula="of:=[.D522]-3.866" office:value-type="float" office:value="0.00099999999999989" calcext:value-type="float">
            <text:p>0,001</text:p>
          </table:table-cell>
          <table:table-cell table:formula="of:=AVERAGE([.E499:.E522])" office:value-type="float" office:value="0.0161249999999999" calcext:value-type="float">
            <text:p>0,016125</text:p>
          </table:table-cell>
          <table:table-cell table:formula="of:=[.E52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10" calcext:value-type="float">
            <text:p>1479485910</text:p>
          </table:table-cell>
          <table:table-cell table:formula="of:=[.A523]-[.$A$2]" office:value-type="float" office:value="2755" calcext:value-type="float">
            <text:p>2755</text:p>
          </table:table-cell>
          <table:table-cell table:formula="of:=[.B523]/60" office:value-type="float" office:value="45.9166666666667" calcext:value-type="float">
            <text:p>45,9166666666667</text:p>
          </table:table-cell>
          <table:table-cell office:value-type="float" office:value="3.867" calcext:value-type="float">
            <text:p>3,867</text:p>
          </table:table-cell>
          <table:table-cell table:formula="of:=[.D523]-3.866" office:value-type="float" office:value="0.00099999999999989" calcext:value-type="float">
            <text:p>0,001</text:p>
          </table:table-cell>
          <table:table-cell table:formula="of:=AVERAGE([.E500:.E523])" office:value-type="float" office:value="0.0161249999999999" calcext:value-type="float">
            <text:p>0,016125</text:p>
          </table:table-cell>
          <table:table-cell table:formula="of:=[.E52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16" calcext:value-type="float">
            <text:p>1479485916</text:p>
          </table:table-cell>
          <table:table-cell table:formula="of:=[.A524]-[.$A$2]" office:value-type="float" office:value="2761" calcext:value-type="float">
            <text:p>2761</text:p>
          </table:table-cell>
          <table:table-cell table:formula="of:=[.B524]/60" office:value-type="float" office:value="46.0166666666667" calcext:value-type="float">
            <text:p>46,0166666666667</text:p>
          </table:table-cell>
          <table:table-cell office:value-type="float" office:value="3.909" calcext:value-type="float">
            <text:p>3,909</text:p>
          </table:table-cell>
          <table:table-cell table:formula="of:=[.D524]-3.866" office:value-type="float" office:value="0.0429999999999997" calcext:value-type="float">
            <text:p>0,043</text:p>
          </table:table-cell>
          <table:table-cell table:formula="of:=AVERAGE([.E501:.E524])" office:value-type="float" office:value="0.0178749999999999" calcext:value-type="float">
            <text:p>0,017875</text:p>
          </table:table-cell>
          <table:table-cell table:formula="of:=[.E5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21" calcext:value-type="float">
            <text:p>1479485921</text:p>
          </table:table-cell>
          <table:table-cell table:formula="of:=[.A525]-[.$A$2]" office:value-type="float" office:value="2766" calcext:value-type="float">
            <text:p>2766</text:p>
          </table:table-cell>
          <table:table-cell table:formula="of:=[.B525]/60" office:value-type="float" office:value="46.1" calcext:value-type="float">
            <text:p>46,1</text:p>
          </table:table-cell>
          <table:table-cell office:value-type="float" office:value="3.867" calcext:value-type="float">
            <text:p>3,867</text:p>
          </table:table-cell>
          <table:table-cell table:formula="of:=[.D525]-3.866" office:value-type="float" office:value="0.00099999999999989" calcext:value-type="float">
            <text:p>0,001</text:p>
          </table:table-cell>
          <table:table-cell table:formula="of:=AVERAGE([.E502:.E525])" office:value-type="float" office:value="0.0178749999999999" calcext:value-type="float">
            <text:p>0,017875</text:p>
          </table:table-cell>
          <table:table-cell table:formula="of:=[.E52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26" calcext:value-type="float">
            <text:p>1479485926</text:p>
          </table:table-cell>
          <table:table-cell table:formula="of:=[.A526]-[.$A$2]" office:value-type="float" office:value="2771" calcext:value-type="float">
            <text:p>2771</text:p>
          </table:table-cell>
          <table:table-cell table:formula="of:=[.B526]/60" office:value-type="float" office:value="46.1833333333333" calcext:value-type="float">
            <text:p>46,1833333333333</text:p>
          </table:table-cell>
          <table:table-cell office:value-type="float" office:value="3.867" calcext:value-type="float">
            <text:p>3,867</text:p>
          </table:table-cell>
          <table:table-cell table:formula="of:=[.D526]-3.866" office:value-type="float" office:value="0.00099999999999989" calcext:value-type="float">
            <text:p>0,001</text:p>
          </table:table-cell>
          <table:table-cell table:formula="of:=AVERAGE([.E503:.E526])" office:value-type="float" office:value="0.0167083333333333" calcext:value-type="float">
            <text:p>0,016708333333333</text:p>
          </table:table-cell>
          <table:table-cell table:formula="of:=[.E52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32" calcext:value-type="float">
            <text:p>1479485932</text:p>
          </table:table-cell>
          <table:table-cell table:formula="of:=[.A527]-[.$A$2]" office:value-type="float" office:value="2777" calcext:value-type="float">
            <text:p>2777</text:p>
          </table:table-cell>
          <table:table-cell table:formula="of:=[.B527]/60" office:value-type="float" office:value="46.2833333333333" calcext:value-type="float">
            <text:p>46,2833333333333</text:p>
          </table:table-cell>
          <table:table-cell office:value-type="float" office:value="3.874" calcext:value-type="float">
            <text:p>3,874</text:p>
          </table:table-cell>
          <table:table-cell table:formula="of:=[.D527]-3.866" office:value-type="float" office:value="0.00800000000000001" calcext:value-type="float">
            <text:p>0,008</text:p>
          </table:table-cell>
          <table:table-cell table:formula="of:=AVERAGE([.E504:.E527])" office:value-type="float" office:value="0.0169999999999999" calcext:value-type="float">
            <text:p>0,017</text:p>
          </table:table-cell>
          <table:table-cell table:formula="of:=[.E5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37" calcext:value-type="float">
            <text:p>1479485937</text:p>
          </table:table-cell>
          <table:table-cell table:formula="of:=[.A528]-[.$A$2]" office:value-type="float" office:value="2782" calcext:value-type="float">
            <text:p>2782</text:p>
          </table:table-cell>
          <table:table-cell table:formula="of:=[.B528]/60" office:value-type="float" office:value="46.3666666666667" calcext:value-type="float">
            <text:p>46,3666666666667</text:p>
          </table:table-cell>
          <table:table-cell office:value-type="float" office:value="3.929" calcext:value-type="float">
            <text:p>3,929</text:p>
          </table:table-cell>
          <table:table-cell table:formula="of:=[.D528]-3.866" office:value-type="float" office:value="0.0630000000000002" calcext:value-type="float">
            <text:p>0,063</text:p>
          </table:table-cell>
          <table:table-cell table:formula="of:=AVERAGE([.E505:.E528])" office:value-type="float" office:value="0.0195833333333333" calcext:value-type="float">
            <text:p>0,019583333333333</text:p>
          </table:table-cell>
          <table:table-cell table:formula="of:=[.E52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42" calcext:value-type="float">
            <text:p>1479485942</text:p>
          </table:table-cell>
          <table:table-cell table:formula="of:=[.A529]-[.$A$2]" office:value-type="float" office:value="2787" calcext:value-type="float">
            <text:p>2787</text:p>
          </table:table-cell>
          <table:table-cell table:formula="of:=[.B529]/60" office:value-type="float" office:value="46.45" calcext:value-type="float">
            <text:p>46,45</text:p>
          </table:table-cell>
          <table:table-cell office:value-type="float" office:value="3.867" calcext:value-type="float">
            <text:p>3,867</text:p>
          </table:table-cell>
          <table:table-cell table:formula="of:=[.D529]-3.866" office:value-type="float" office:value="0.00099999999999989" calcext:value-type="float">
            <text:p>0,001</text:p>
          </table:table-cell>
          <table:table-cell table:formula="of:=AVERAGE([.E506:.E529])" office:value-type="float" office:value="0.0193333333333333" calcext:value-type="float">
            <text:p>0,019333333333333</text:p>
          </table:table-cell>
          <table:table-cell table:formula="of:=[.E52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47" calcext:value-type="float">
            <text:p>1479485947</text:p>
          </table:table-cell>
          <table:table-cell table:formula="of:=[.A530]-[.$A$2]" office:value-type="float" office:value="2792" calcext:value-type="float">
            <text:p>2792</text:p>
          </table:table-cell>
          <table:table-cell table:formula="of:=[.B530]/60" office:value-type="float" office:value="46.5333333333333" calcext:value-type="float">
            <text:p>46,5333333333333</text:p>
          </table:table-cell>
          <table:table-cell office:value-type="float" office:value="3.867" calcext:value-type="float">
            <text:p>3,867</text:p>
          </table:table-cell>
          <table:table-cell table:formula="of:=[.D530]-3.866" office:value-type="float" office:value="0.00099999999999989" calcext:value-type="float">
            <text:p>0,001</text:p>
          </table:table-cell>
          <table:table-cell table:formula="of:=AVERAGE([.E507:.E530])" office:value-type="float" office:value="0.0172083333333333" calcext:value-type="float">
            <text:p>0,017208333333333</text:p>
          </table:table-cell>
          <table:table-cell table:formula="of:=[.E53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52" calcext:value-type="float">
            <text:p>1479485952</text:p>
          </table:table-cell>
          <table:table-cell table:formula="of:=[.A531]-[.$A$2]" office:value-type="float" office:value="2797" calcext:value-type="float">
            <text:p>2797</text:p>
          </table:table-cell>
          <table:table-cell table:formula="of:=[.B531]/60" office:value-type="float" office:value="46.6166666666667" calcext:value-type="float">
            <text:p>46,6166666666667</text:p>
          </table:table-cell>
          <table:table-cell office:value-type="float" office:value="3.955" calcext:value-type="float">
            <text:p>3,955</text:p>
          </table:table-cell>
          <table:table-cell table:formula="of:=[.D531]-3.866" office:value-type="float" office:value="0.089" calcext:value-type="float">
            <text:p>0,089</text:p>
          </table:table-cell>
          <table:table-cell table:formula="of:=AVERAGE([.E508:.E531])" office:value-type="float" office:value="0.0208749999999999" calcext:value-type="float">
            <text:p>0,020875</text:p>
          </table:table-cell>
          <table:table-cell table:formula="of:=[.E53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58" calcext:value-type="float">
            <text:p>1479485958</text:p>
          </table:table-cell>
          <table:table-cell table:formula="of:=[.A532]-[.$A$2]" office:value-type="float" office:value="2803" calcext:value-type="float">
            <text:p>2803</text:p>
          </table:table-cell>
          <table:table-cell table:formula="of:=[.B532]/60" office:value-type="float" office:value="46.7166666666667" calcext:value-type="float">
            <text:p>46,7166666666667</text:p>
          </table:table-cell>
          <table:table-cell office:value-type="float" office:value="3.867" calcext:value-type="float">
            <text:p>3,867</text:p>
          </table:table-cell>
          <table:table-cell table:formula="of:=[.D532]-3.866" office:value-type="float" office:value="0.00099999999999989" calcext:value-type="float">
            <text:p>0,001</text:p>
          </table:table-cell>
          <table:table-cell table:formula="of:=AVERAGE([.E509:.E532])" office:value-type="float" office:value="0.0208749999999999" calcext:value-type="float">
            <text:p>0,020875</text:p>
          </table:table-cell>
          <table:table-cell table:formula="of:=[.E53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63" calcext:value-type="float">
            <text:p>1479485963</text:p>
          </table:table-cell>
          <table:table-cell table:formula="of:=[.A533]-[.$A$2]" office:value-type="float" office:value="2808" calcext:value-type="float">
            <text:p>2808</text:p>
          </table:table-cell>
          <table:table-cell table:formula="of:=[.B533]/60" office:value-type="float" office:value="46.8" calcext:value-type="float">
            <text:p>46,8</text:p>
          </table:table-cell>
          <table:table-cell office:value-type="float" office:value="3.867" calcext:value-type="float">
            <text:p>3,867</text:p>
          </table:table-cell>
          <table:table-cell table:formula="of:=[.D533]-3.866" office:value-type="float" office:value="0.00099999999999989" calcext:value-type="float">
            <text:p>0,001</text:p>
          </table:table-cell>
          <table:table-cell table:formula="of:=AVERAGE([.E510:.E533])" office:value-type="float" office:value="0.0175416666666666" calcext:value-type="float">
            <text:p>0,017541666666667</text:p>
          </table:table-cell>
          <table:table-cell table:formula="of:=[.E53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68" calcext:value-type="float">
            <text:p>1479485968</text:p>
          </table:table-cell>
          <table:table-cell table:formula="of:=[.A534]-[.$A$2]" office:value-type="float" office:value="2813" calcext:value-type="float">
            <text:p>2813</text:p>
          </table:table-cell>
          <table:table-cell table:formula="of:=[.B534]/60" office:value-type="float" office:value="46.8833333333333" calcext:value-type="float">
            <text:p>46,8833333333333</text:p>
          </table:table-cell>
          <table:table-cell office:value-type="float" office:value="3.867" calcext:value-type="float">
            <text:p>3,867</text:p>
          </table:table-cell>
          <table:table-cell table:formula="of:=[.D534]-3.866" office:value-type="float" office:value="0.00099999999999989" calcext:value-type="float">
            <text:p>0,001</text:p>
          </table:table-cell>
          <table:table-cell table:formula="of:=AVERAGE([.E511:.E534])" office:value-type="float" office:value="0.0175416666666666" calcext:value-type="float">
            <text:p>0,017541666666667</text:p>
          </table:table-cell>
          <table:table-cell table:formula="of:=[.E53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73" calcext:value-type="float">
            <text:p>1479485973</text:p>
          </table:table-cell>
          <table:table-cell table:formula="of:=[.A535]-[.$A$2]" office:value-type="float" office:value="2818" calcext:value-type="float">
            <text:p>2818</text:p>
          </table:table-cell>
          <table:table-cell table:formula="of:=[.B535]/60" office:value-type="float" office:value="46.9666666666667" calcext:value-type="float">
            <text:p>46,9666666666667</text:p>
          </table:table-cell>
          <table:table-cell office:value-type="float" office:value="3.916" calcext:value-type="float">
            <text:p>3,916</text:p>
          </table:table-cell>
          <table:table-cell table:formula="of:=[.D535]-3.866" office:value-type="float" office:value="0.0499999999999998" calcext:value-type="float">
            <text:p>0,05</text:p>
          </table:table-cell>
          <table:table-cell table:formula="of:=AVERAGE([.E512:.E535])" office:value-type="float" office:value="0.0195833333333333" calcext:value-type="float">
            <text:p>0,019583333333333</text:p>
          </table:table-cell>
          <table:table-cell table:formula="of:=[.E5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79" calcext:value-type="float">
            <text:p>1479485979</text:p>
          </table:table-cell>
          <table:table-cell table:formula="of:=[.A536]-[.$A$2]" office:value-type="float" office:value="2824" calcext:value-type="float">
            <text:p>2824</text:p>
          </table:table-cell>
          <table:table-cell table:formula="of:=[.B536]/60" office:value-type="float" office:value="47.0666666666667" calcext:value-type="float">
            <text:p>47,0666666666667</text:p>
          </table:table-cell>
          <table:table-cell office:value-type="float" office:value="3.867" calcext:value-type="float">
            <text:p>3,867</text:p>
          </table:table-cell>
          <table:table-cell table:formula="of:=[.D536]-3.866" office:value-type="float" office:value="0.00099999999999989" calcext:value-type="float">
            <text:p>0,001</text:p>
          </table:table-cell>
          <table:table-cell table:formula="of:=AVERAGE([.E513:.E536])" office:value-type="float" office:value="0.0195833333333333" calcext:value-type="float">
            <text:p>0,019583333333333</text:p>
          </table:table-cell>
          <table:table-cell table:formula="of:=[.E53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84" calcext:value-type="float">
            <text:p>1479485984</text:p>
          </table:table-cell>
          <table:table-cell table:formula="of:=[.A537]-[.$A$2]" office:value-type="float" office:value="2829" calcext:value-type="float">
            <text:p>2829</text:p>
          </table:table-cell>
          <table:table-cell table:formula="of:=[.B537]/60" office:value-type="float" office:value="47.15" calcext:value-type="float">
            <text:p>47,15</text:p>
          </table:table-cell>
          <table:table-cell office:value-type="float" office:value="3.867" calcext:value-type="float">
            <text:p>3,867</text:p>
          </table:table-cell>
          <table:table-cell table:formula="of:=[.D537]-3.866" office:value-type="float" office:value="0.00099999999999989" calcext:value-type="float">
            <text:p>0,001</text:p>
          </table:table-cell>
          <table:table-cell table:formula="of:=AVERAGE([.E514:.E537])" office:value-type="float" office:value="0.0179166666666666" calcext:value-type="float">
            <text:p>0,017916666666667</text:p>
          </table:table-cell>
          <table:table-cell table:formula="of:=[.E53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5989" calcext:value-type="float">
            <text:p>1479485989</text:p>
          </table:table-cell>
          <table:table-cell table:formula="of:=[.A538]-[.$A$2]" office:value-type="float" office:value="2834" calcext:value-type="float">
            <text:p>2834</text:p>
          </table:table-cell>
          <table:table-cell table:formula="of:=[.B538]/60" office:value-type="float" office:value="47.2333333333333" calcext:value-type="float">
            <text:p>47,2333333333333</text:p>
          </table:table-cell>
          <table:table-cell office:value-type="float" office:value="3.876" calcext:value-type="float">
            <text:p>3,876</text:p>
          </table:table-cell>
          <table:table-cell table:formula="of:=[.D538]-3.866" office:value-type="float" office:value="0.00999999999999979" calcext:value-type="float">
            <text:p>0,01</text:p>
          </table:table-cell>
          <table:table-cell table:formula="of:=AVERAGE([.E515:.E538])" office:value-type="float" office:value="0.0182916666666666" calcext:value-type="float">
            <text:p>0,018291666666667</text:p>
          </table:table-cell>
          <table:table-cell table:formula="of:=[.E5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5995" calcext:value-type="float">
            <text:p>1479485995</text:p>
          </table:table-cell>
          <table:table-cell table:formula="of:=[.A539]-[.$A$2]" office:value-type="float" office:value="2840" calcext:value-type="float">
            <text:p>2840</text:p>
          </table:table-cell>
          <table:table-cell table:formula="of:=[.B539]/60" office:value-type="float" office:value="47.3333333333333" calcext:value-type="float">
            <text:p>47,3333333333333</text:p>
          </table:table-cell>
          <table:table-cell office:value-type="float" office:value="3.93" calcext:value-type="float">
            <text:p>3,93</text:p>
          </table:table-cell>
          <table:table-cell table:formula="of:=[.D539]-3.866" office:value-type="float" office:value="0.0640000000000001" calcext:value-type="float">
            <text:p>0,064</text:p>
          </table:table-cell>
          <table:table-cell table:formula="of:=AVERAGE([.E516:.E539])" office:value-type="float" office:value="0.0209166666666666" calcext:value-type="float">
            <text:p>0,020916666666667</text:p>
          </table:table-cell>
          <table:table-cell table:formula="of:=[.E5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00" calcext:value-type="float">
            <text:p>1479486000</text:p>
          </table:table-cell>
          <table:table-cell table:formula="of:=[.A540]-[.$A$2]" office:value-type="float" office:value="2845" calcext:value-type="float">
            <text:p>2845</text:p>
          </table:table-cell>
          <table:table-cell table:formula="of:=[.B540]/60" office:value-type="float" office:value="47.4166666666667" calcext:value-type="float">
            <text:p>47,4166666666667</text:p>
          </table:table-cell>
          <table:table-cell office:value-type="float" office:value="3.867" calcext:value-type="float">
            <text:p>3,867</text:p>
          </table:table-cell>
          <table:table-cell table:formula="of:=[.D540]-3.866" office:value-type="float" office:value="0.00099999999999989" calcext:value-type="float">
            <text:p>0,001</text:p>
          </table:table-cell>
          <table:table-cell table:formula="of:=AVERAGE([.E517:.E540])" office:value-type="float" office:value="0.0206666666666666" calcext:value-type="float">
            <text:p>0,020666666666667</text:p>
          </table:table-cell>
          <table:table-cell table:formula="of:=[.E54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05" calcext:value-type="float">
            <text:p>1479486005</text:p>
          </table:table-cell>
          <table:table-cell table:formula="of:=[.A541]-[.$A$2]" office:value-type="float" office:value="2850" calcext:value-type="float">
            <text:p>2850</text:p>
          </table:table-cell>
          <table:table-cell table:formula="of:=[.B541]/60" office:value-type="float" office:value="47.5" calcext:value-type="float">
            <text:p>47,5</text:p>
          </table:table-cell>
          <table:table-cell office:value-type="float" office:value="3.867" calcext:value-type="float">
            <text:p>3,867</text:p>
          </table:table-cell>
          <table:table-cell table:formula="of:=[.D541]-3.866" office:value-type="float" office:value="0.00099999999999989" calcext:value-type="float">
            <text:p>0,001</text:p>
          </table:table-cell>
          <table:table-cell table:formula="of:=AVERAGE([.E518:.E541])" office:value-type="float" office:value="0.0183749999999999" calcext:value-type="float">
            <text:p>0,018375</text:p>
          </table:table-cell>
          <table:table-cell table:formula="of:=[.E54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10" calcext:value-type="float">
            <text:p>1479486010</text:p>
          </table:table-cell>
          <table:table-cell table:formula="of:=[.A542]-[.$A$2]" office:value-type="float" office:value="2855" calcext:value-type="float">
            <text:p>2855</text:p>
          </table:table-cell>
          <table:table-cell table:formula="of:=[.B542]/60" office:value-type="float" office:value="47.5833333333333" calcext:value-type="float">
            <text:p>47,5833333333333</text:p>
          </table:table-cell>
          <table:table-cell office:value-type="float" office:value="4.004" calcext:value-type="float">
            <text:p>4,004</text:p>
          </table:table-cell>
          <table:table-cell table:formula="of:=[.D542]-3.866" office:value-type="float" office:value="0.137999999999999" calcext:value-type="float">
            <text:p>0,137999999999999</text:p>
          </table:table-cell>
          <table:table-cell table:formula="of:=AVERAGE([.E519:.E542])" office:value-type="float" office:value="0.0240833333333332" calcext:value-type="float">
            <text:p>0,024083333333333</text:p>
          </table:table-cell>
          <table:table-cell table:formula="of:=[.E5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15" calcext:value-type="float">
            <text:p>1479486015</text:p>
          </table:table-cell>
          <table:table-cell table:formula="of:=[.A543]-[.$A$2]" office:value-type="float" office:value="2860" calcext:value-type="float">
            <text:p>2860</text:p>
          </table:table-cell>
          <table:table-cell table:formula="of:=[.B543]/60" office:value-type="float" office:value="47.6666666666667" calcext:value-type="float">
            <text:p>47,6666666666667</text:p>
          </table:table-cell>
          <table:table-cell office:value-type="float" office:value="3.867" calcext:value-type="float">
            <text:p>3,867</text:p>
          </table:table-cell>
          <table:table-cell table:formula="of:=[.D543]-3.866" office:value-type="float" office:value="0.00099999999999989" calcext:value-type="float">
            <text:p>0,001</text:p>
          </table:table-cell>
          <table:table-cell table:formula="of:=AVERAGE([.E520:.E543])" office:value-type="float" office:value="0.0240833333333332" calcext:value-type="float">
            <text:p>0,024083333333333</text:p>
          </table:table-cell>
          <table:table-cell table:formula="of:=[.E54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21" calcext:value-type="float">
            <text:p>1479486021</text:p>
          </table:table-cell>
          <table:table-cell table:formula="of:=[.A544]-[.$A$2]" office:value-type="float" office:value="2866" calcext:value-type="float">
            <text:p>2866</text:p>
          </table:table-cell>
          <table:table-cell table:formula="of:=[.B544]/60" office:value-type="float" office:value="47.7666666666667" calcext:value-type="float">
            <text:p>47,7666666666667</text:p>
          </table:table-cell>
          <table:table-cell office:value-type="float" office:value="3.867" calcext:value-type="float">
            <text:p>3,867</text:p>
          </table:table-cell>
          <table:table-cell table:formula="of:=[.D544]-3.866" office:value-type="float" office:value="0.00099999999999989" calcext:value-type="float">
            <text:p>0,001</text:p>
          </table:table-cell>
          <table:table-cell table:formula="of:=AVERAGE([.E521:.E544])" office:value-type="float" office:value="0.0200416666666665" calcext:value-type="float">
            <text:p>0,020041666666667</text:p>
          </table:table-cell>
          <table:table-cell table:formula="of:=[.E54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26" calcext:value-type="float">
            <text:p>1479486026</text:p>
          </table:table-cell>
          <table:table-cell table:formula="of:=[.A545]-[.$A$2]" office:value-type="float" office:value="2871" calcext:value-type="float">
            <text:p>2871</text:p>
          </table:table-cell>
          <table:table-cell table:formula="of:=[.B545]/60" office:value-type="float" office:value="47.85" calcext:value-type="float">
            <text:p>47,85</text:p>
          </table:table-cell>
          <table:table-cell office:value-type="float" office:value="3.867" calcext:value-type="float">
            <text:p>3,867</text:p>
          </table:table-cell>
          <table:table-cell table:formula="of:=[.D545]-3.866" office:value-type="float" office:value="0.00099999999999989" calcext:value-type="float">
            <text:p>0,001</text:p>
          </table:table-cell>
          <table:table-cell table:formula="of:=AVERAGE([.E522:.E545])" office:value-type="float" office:value="0.0200416666666665" calcext:value-type="float">
            <text:p>0,020041666666667</text:p>
          </table:table-cell>
          <table:table-cell table:formula="of:=[.E54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31" calcext:value-type="float">
            <text:p>1479486031</text:p>
          </table:table-cell>
          <table:table-cell table:formula="of:=[.A546]-[.$A$2]" office:value-type="float" office:value="2876" calcext:value-type="float">
            <text:p>2876</text:p>
          </table:table-cell>
          <table:table-cell table:formula="of:=[.B546]/60" office:value-type="float" office:value="47.9333333333333" calcext:value-type="float">
            <text:p>47,9333333333333</text:p>
          </table:table-cell>
          <table:table-cell office:value-type="float" office:value="3.926" calcext:value-type="float">
            <text:p>3,926</text:p>
          </table:table-cell>
          <table:table-cell table:formula="of:=[.D546]-3.866" office:value-type="float" office:value="0.0600000000000001" calcext:value-type="float">
            <text:p>0,06</text:p>
          </table:table-cell>
          <table:table-cell table:formula="of:=AVERAGE([.E523:.E546])" office:value-type="float" office:value="0.0224999999999999" calcext:value-type="float">
            <text:p>0,0225</text:p>
          </table:table-cell>
          <table:table-cell table:formula="of:=[.E5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36" calcext:value-type="float">
            <text:p>1479486036</text:p>
          </table:table-cell>
          <table:table-cell table:formula="of:=[.A547]-[.$A$2]" office:value-type="float" office:value="2881" calcext:value-type="float">
            <text:p>2881</text:p>
          </table:table-cell>
          <table:table-cell table:formula="of:=[.B547]/60" office:value-type="float" office:value="48.0166666666667" calcext:value-type="float">
            <text:p>48,0166666666667</text:p>
          </table:table-cell>
          <table:table-cell office:value-type="float" office:value="3.867" calcext:value-type="float">
            <text:p>3,867</text:p>
          </table:table-cell>
          <table:table-cell table:formula="of:=[.D547]-3.866" office:value-type="float" office:value="0.00099999999999989" calcext:value-type="float">
            <text:p>0,001</text:p>
          </table:table-cell>
          <table:table-cell table:formula="of:=AVERAGE([.E524:.E547])" office:value-type="float" office:value="0.0224999999999999" calcext:value-type="float">
            <text:p>0,0225</text:p>
          </table:table-cell>
          <table:table-cell table:formula="of:=[.E54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42" calcext:value-type="float">
            <text:p>1479486042</text:p>
          </table:table-cell>
          <table:table-cell table:formula="of:=[.A548]-[.$A$2]" office:value-type="float" office:value="2887" calcext:value-type="float">
            <text:p>2887</text:p>
          </table:table-cell>
          <table:table-cell table:formula="of:=[.B548]/60" office:value-type="float" office:value="48.1166666666667" calcext:value-type="float">
            <text:p>48,1166666666667</text:p>
          </table:table-cell>
          <table:table-cell office:value-type="float" office:value="3.867" calcext:value-type="float">
            <text:p>3,867</text:p>
          </table:table-cell>
          <table:table-cell table:formula="of:=[.D548]-3.866" office:value-type="float" office:value="0.00099999999999989" calcext:value-type="float">
            <text:p>0,001</text:p>
          </table:table-cell>
          <table:table-cell table:formula="of:=AVERAGE([.E525:.E548])" office:value-type="float" office:value="0.0207499999999999" calcext:value-type="float">
            <text:p>0,02075</text:p>
          </table:table-cell>
          <table:table-cell table:formula="of:=[.E54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47" calcext:value-type="float">
            <text:p>1479486047</text:p>
          </table:table-cell>
          <table:table-cell table:formula="of:=[.A549]-[.$A$2]" office:value-type="float" office:value="2892" calcext:value-type="float">
            <text:p>2892</text:p>
          </table:table-cell>
          <table:table-cell table:formula="of:=[.B549]/60" office:value-type="float" office:value="48.2" calcext:value-type="float">
            <text:p>48,2</text:p>
          </table:table-cell>
          <table:table-cell office:value-type="float" office:value="3.874" calcext:value-type="float">
            <text:p>3,874</text:p>
          </table:table-cell>
          <table:table-cell table:formula="of:=[.D549]-3.866" office:value-type="float" office:value="0.00800000000000001" calcext:value-type="float">
            <text:p>0,008</text:p>
          </table:table-cell>
          <table:table-cell table:formula="of:=AVERAGE([.E526:.E549])" office:value-type="float" office:value="0.0210416666666666" calcext:value-type="float">
            <text:p>0,021041666666667</text:p>
          </table:table-cell>
          <table:table-cell table:formula="of:=[.E5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52" calcext:value-type="float">
            <text:p>1479486052</text:p>
          </table:table-cell>
          <table:table-cell table:formula="of:=[.A550]-[.$A$2]" office:value-type="float" office:value="2897" calcext:value-type="float">
            <text:p>2897</text:p>
          </table:table-cell>
          <table:table-cell table:formula="of:=[.B550]/60" office:value-type="float" office:value="48.2833333333333" calcext:value-type="float">
            <text:p>48,2833333333333</text:p>
          </table:table-cell>
          <table:table-cell office:value-type="float" office:value="3.909" calcext:value-type="float">
            <text:p>3,909</text:p>
          </table:table-cell>
          <table:table-cell table:formula="of:=[.D550]-3.866" office:value-type="float" office:value="0.0429999999999997" calcext:value-type="float">
            <text:p>0,043</text:p>
          </table:table-cell>
          <table:table-cell table:formula="of:=AVERAGE([.E527:.E550])" office:value-type="float" office:value="0.0227916666666666" calcext:value-type="float">
            <text:p>0,022791666666667</text:p>
          </table:table-cell>
          <table:table-cell table:formula="of:=[.E55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57" calcext:value-type="float">
            <text:p>1479486057</text:p>
          </table:table-cell>
          <table:table-cell table:formula="of:=[.A551]-[.$A$2]" office:value-type="float" office:value="2902" calcext:value-type="float">
            <text:p>2902</text:p>
          </table:table-cell>
          <table:table-cell table:formula="of:=[.B551]/60" office:value-type="float" office:value="48.3666666666667" calcext:value-type="float">
            <text:p>48,3666666666667</text:p>
          </table:table-cell>
          <table:table-cell office:value-type="float" office:value="3.867" calcext:value-type="float">
            <text:p>3,867</text:p>
          </table:table-cell>
          <table:table-cell table:formula="of:=[.D551]-3.866" office:value-type="float" office:value="0.00099999999999989" calcext:value-type="float">
            <text:p>0,001</text:p>
          </table:table-cell>
          <table:table-cell table:formula="of:=AVERAGE([.E528:.E551])" office:value-type="float" office:value="0.0224999999999999" calcext:value-type="float">
            <text:p>0,0225</text:p>
          </table:table-cell>
          <table:table-cell table:formula="of:=[.E55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62" calcext:value-type="float">
            <text:p>1479486062</text:p>
          </table:table-cell>
          <table:table-cell table:formula="of:=[.A552]-[.$A$2]" office:value-type="float" office:value="2907" calcext:value-type="float">
            <text:p>2907</text:p>
          </table:table-cell>
          <table:table-cell table:formula="of:=[.B552]/60" office:value-type="float" office:value="48.45" calcext:value-type="float">
            <text:p>48,45</text:p>
          </table:table-cell>
          <table:table-cell office:value-type="float" office:value="3.867" calcext:value-type="float">
            <text:p>3,867</text:p>
          </table:table-cell>
          <table:table-cell table:formula="of:=[.D552]-3.866" office:value-type="float" office:value="0.00099999999999989" calcext:value-type="float">
            <text:p>0,001</text:p>
          </table:table-cell>
          <table:table-cell table:formula="of:=AVERAGE([.E529:.E552])" office:value-type="float" office:value="0.0199166666666665" calcext:value-type="float">
            <text:p>0,019916666666667</text:p>
          </table:table-cell>
          <table:table-cell table:formula="of:=[.E55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68" calcext:value-type="float">
            <text:p>1479486068</text:p>
          </table:table-cell>
          <table:table-cell table:formula="of:=[.A553]-[.$A$2]" office:value-type="float" office:value="2913" calcext:value-type="float">
            <text:p>2913</text:p>
          </table:table-cell>
          <table:table-cell table:formula="of:=[.B553]/60" office:value-type="float" office:value="48.55" calcext:value-type="float">
            <text:p>48,55</text:p>
          </table:table-cell>
          <table:table-cell office:value-type="float" office:value="3.962" calcext:value-type="float">
            <text:p>3,962</text:p>
          </table:table-cell>
          <table:table-cell table:formula="of:=[.D553]-3.866" office:value-type="float" office:value="0.0959999999999996" calcext:value-type="float">
            <text:p>0,096</text:p>
          </table:table-cell>
          <table:table-cell table:formula="of:=AVERAGE([.E530:.E553])" office:value-type="float" office:value="0.0238749999999999" calcext:value-type="float">
            <text:p>0,023875</text:p>
          </table:table-cell>
          <table:table-cell table:formula="of:=[.E5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73" calcext:value-type="float">
            <text:p>1479486073</text:p>
          </table:table-cell>
          <table:table-cell table:formula="of:=[.A554]-[.$A$2]" office:value-type="float" office:value="2918" calcext:value-type="float">
            <text:p>2918</text:p>
          </table:table-cell>
          <table:table-cell table:formula="of:=[.B554]/60" office:value-type="float" office:value="48.6333333333333" calcext:value-type="float">
            <text:p>48,6333333333333</text:p>
          </table:table-cell>
          <table:table-cell office:value-type="float" office:value="3.867" calcext:value-type="float">
            <text:p>3,867</text:p>
          </table:table-cell>
          <table:table-cell table:formula="of:=[.D554]-3.866" office:value-type="float" office:value="0.00099999999999989" calcext:value-type="float">
            <text:p>0,001</text:p>
          </table:table-cell>
          <table:table-cell table:formula="of:=AVERAGE([.E531:.E554])" office:value-type="float" office:value="0.0238749999999999" calcext:value-type="float">
            <text:p>0,023875</text:p>
          </table:table-cell>
          <table:table-cell table:formula="of:=[.E55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78" calcext:value-type="float">
            <text:p>1479486078</text:p>
          </table:table-cell>
          <table:table-cell table:formula="of:=[.A555]-[.$A$2]" office:value-type="float" office:value="2923" calcext:value-type="float">
            <text:p>2923</text:p>
          </table:table-cell>
          <table:table-cell table:formula="of:=[.B555]/60" office:value-type="float" office:value="48.7166666666667" calcext:value-type="float">
            <text:p>48,7166666666667</text:p>
          </table:table-cell>
          <table:table-cell office:value-type="float" office:value="3.867" calcext:value-type="float">
            <text:p>3,867</text:p>
          </table:table-cell>
          <table:table-cell table:formula="of:=[.D555]-3.866" office:value-type="float" office:value="0.00099999999999989" calcext:value-type="float">
            <text:p>0,001</text:p>
          </table:table-cell>
          <table:table-cell table:formula="of:=AVERAGE([.E532:.E555])" office:value-type="float" office:value="0.0202083333333332" calcext:value-type="float">
            <text:p>0,020208333333333</text:p>
          </table:table-cell>
          <table:table-cell table:formula="of:=[.E55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83" calcext:value-type="float">
            <text:p>1479486083</text:p>
          </table:table-cell>
          <table:table-cell table:formula="of:=[.A556]-[.$A$2]" office:value-type="float" office:value="2928" calcext:value-type="float">
            <text:p>2928</text:p>
          </table:table-cell>
          <table:table-cell table:formula="of:=[.B556]/60" office:value-type="float" office:value="48.8" calcext:value-type="float">
            <text:p>48,8</text:p>
          </table:table-cell>
          <table:table-cell office:value-type="float" office:value="3.867" calcext:value-type="float">
            <text:p>3,867</text:p>
          </table:table-cell>
          <table:table-cell table:formula="of:=[.D556]-3.866" office:value-type="float" office:value="0.00099999999999989" calcext:value-type="float">
            <text:p>0,001</text:p>
          </table:table-cell>
          <table:table-cell table:formula="of:=AVERAGE([.E533:.E556])" office:value-type="float" office:value="0.0202083333333332" calcext:value-type="float">
            <text:p>0,020208333333333</text:p>
          </table:table-cell>
          <table:table-cell table:formula="of:=[.E55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89" calcext:value-type="float">
            <text:p>1479486089</text:p>
          </table:table-cell>
          <table:table-cell table:formula="of:=[.A557]-[.$A$2]" office:value-type="float" office:value="2934" calcext:value-type="float">
            <text:p>2934</text:p>
          </table:table-cell>
          <table:table-cell table:formula="of:=[.B557]/60" office:value-type="float" office:value="48.9" calcext:value-type="float">
            <text:p>48,9</text:p>
          </table:table-cell>
          <table:table-cell office:value-type="float" office:value="3.934" calcext:value-type="float">
            <text:p>3,934</text:p>
          </table:table-cell>
          <table:table-cell table:formula="of:=[.D557]-3.866" office:value-type="float" office:value="0.0680000000000001" calcext:value-type="float">
            <text:p>0,068</text:p>
          </table:table-cell>
          <table:table-cell table:formula="of:=AVERAGE([.E534:.E557])" office:value-type="float" office:value="0.0229999999999999" calcext:value-type="float">
            <text:p>0,023</text:p>
          </table:table-cell>
          <table:table-cell table:formula="of:=[.E5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094" calcext:value-type="float">
            <text:p>1479486094</text:p>
          </table:table-cell>
          <table:table-cell table:formula="of:=[.A558]-[.$A$2]" office:value-type="float" office:value="2939" calcext:value-type="float">
            <text:p>2939</text:p>
          </table:table-cell>
          <table:table-cell table:formula="of:=[.B558]/60" office:value-type="float" office:value="48.9833333333333" calcext:value-type="float">
            <text:p>48,9833333333333</text:p>
          </table:table-cell>
          <table:table-cell office:value-type="float" office:value="3.867" calcext:value-type="float">
            <text:p>3,867</text:p>
          </table:table-cell>
          <table:table-cell table:formula="of:=[.D558]-3.866" office:value-type="float" office:value="0.00099999999999989" calcext:value-type="float">
            <text:p>0,001</text:p>
          </table:table-cell>
          <table:table-cell table:formula="of:=AVERAGE([.E535:.E558])" office:value-type="float" office:value="0.0229999999999999" calcext:value-type="float">
            <text:p>0,023</text:p>
          </table:table-cell>
          <table:table-cell table:formula="of:=[.E55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099" calcext:value-type="float">
            <text:p>1479486099</text:p>
          </table:table-cell>
          <table:table-cell table:formula="of:=[.A559]-[.$A$2]" office:value-type="float" office:value="2944" calcext:value-type="float">
            <text:p>2944</text:p>
          </table:table-cell>
          <table:table-cell table:formula="of:=[.B559]/60" office:value-type="float" office:value="49.0666666666667" calcext:value-type="float">
            <text:p>49,0666666666667</text:p>
          </table:table-cell>
          <table:table-cell office:value-type="float" office:value="3.867" calcext:value-type="float">
            <text:p>3,867</text:p>
          </table:table-cell>
          <table:table-cell table:formula="of:=[.D559]-3.866" office:value-type="float" office:value="0.00099999999999989" calcext:value-type="float">
            <text:p>0,001</text:p>
          </table:table-cell>
          <table:table-cell table:formula="of:=AVERAGE([.E536:.E559])" office:value-type="float" office:value="0.0209583333333332" calcext:value-type="float">
            <text:p>0,020958333333333</text:p>
          </table:table-cell>
          <table:table-cell table:formula="of:=[.E55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04" calcext:value-type="float">
            <text:p>1479486104</text:p>
          </table:table-cell>
          <table:table-cell table:formula="of:=[.A560]-[.$A$2]" office:value-type="float" office:value="2949" calcext:value-type="float">
            <text:p>2949</text:p>
          </table:table-cell>
          <table:table-cell table:formula="of:=[.B560]/60" office:value-type="float" office:value="49.15" calcext:value-type="float">
            <text:p>49,15</text:p>
          </table:table-cell>
          <table:table-cell office:value-type="float" office:value="3.879" calcext:value-type="float">
            <text:p>3,879</text:p>
          </table:table-cell>
          <table:table-cell table:formula="of:=[.D560]-3.866" office:value-type="float" office:value="0.0129999999999999" calcext:value-type="float">
            <text:p>0,013</text:p>
          </table:table-cell>
          <table:table-cell table:formula="of:=AVERAGE([.E537:.E560])" office:value-type="float" office:value="0.0214583333333332" calcext:value-type="float">
            <text:p>0,021458333333333</text:p>
          </table:table-cell>
          <table:table-cell table:formula="of:=[.E5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115" calcext:value-type="float">
            <text:p>1479486115</text:p>
          </table:table-cell>
          <table:table-cell table:formula="of:=[.A561]-[.$A$2]" office:value-type="float" office:value="2960" calcext:value-type="float">
            <text:p>2960</text:p>
          </table:table-cell>
          <table:table-cell table:formula="of:=[.B561]/60" office:value-type="float" office:value="49.3333333333333" calcext:value-type="float">
            <text:p>49,3333333333333</text:p>
          </table:table-cell>
          <table:table-cell office:value-type="float" office:value="3.867" calcext:value-type="float">
            <text:p>3,867</text:p>
          </table:table-cell>
          <table:table-cell table:formula="of:=[.D561]-3.866" office:value-type="float" office:value="0.00099999999999989" calcext:value-type="float">
            <text:p>0,001</text:p>
          </table:table-cell>
          <table:table-cell table:formula="of:=AVERAGE([.E538:.E561])" office:value-type="float" office:value="0.0214583333333332" calcext:value-type="float">
            <text:p>0,021458333333333</text:p>
          </table:table-cell>
          <table:table-cell table:formula="of:=[.E56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20" calcext:value-type="float">
            <text:p>1479486120</text:p>
          </table:table-cell>
          <table:table-cell table:formula="of:=[.A562]-[.$A$2]" office:value-type="float" office:value="2965" calcext:value-type="float">
            <text:p>2965</text:p>
          </table:table-cell>
          <table:table-cell table:formula="of:=[.B562]/60" office:value-type="float" office:value="49.4166666666667" calcext:value-type="float">
            <text:p>49,4166666666667</text:p>
          </table:table-cell>
          <table:table-cell office:value-type="float" office:value="3.867" calcext:value-type="float">
            <text:p>3,867</text:p>
          </table:table-cell>
          <table:table-cell table:formula="of:=[.D562]-3.866" office:value-type="float" office:value="0.00099999999999989" calcext:value-type="float">
            <text:p>0,001</text:p>
          </table:table-cell>
          <table:table-cell table:formula="of:=AVERAGE([.E539:.E562])" office:value-type="float" office:value="0.0210833333333332" calcext:value-type="float">
            <text:p>0,021083333333333</text:p>
          </table:table-cell>
          <table:table-cell table:formula="of:=[.E56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25" calcext:value-type="float">
            <text:p>1479486125</text:p>
          </table:table-cell>
          <table:table-cell table:formula="of:=[.A563]-[.$A$2]" office:value-type="float" office:value="2970" calcext:value-type="float">
            <text:p>2970</text:p>
          </table:table-cell>
          <table:table-cell table:formula="of:=[.B563]/60" office:value-type="float" office:value="49.5" calcext:value-type="float">
            <text:p>49,5</text:p>
          </table:table-cell>
          <table:table-cell office:value-type="float" office:value="3.921" calcext:value-type="float">
            <text:p>3,921</text:p>
          </table:table-cell>
          <table:table-cell table:formula="of:=[.D563]-3.866" office:value-type="float" office:value="0.0550000000000002" calcext:value-type="float">
            <text:p>0,055</text:p>
          </table:table-cell>
          <table:table-cell table:formula="of:=AVERAGE([.E540:.E563])" office:value-type="float" office:value="0.0207083333333332" calcext:value-type="float">
            <text:p>0,020708333333333</text:p>
          </table:table-cell>
          <table:table-cell table:formula="of:=[.E5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131" calcext:value-type="float">
            <text:p>1479486131</text:p>
          </table:table-cell>
          <table:table-cell table:formula="of:=[.A564]-[.$A$2]" office:value-type="float" office:value="2976" calcext:value-type="float">
            <text:p>2976</text:p>
          </table:table-cell>
          <table:table-cell table:formula="of:=[.B564]/60" office:value-type="float" office:value="49.6" calcext:value-type="float">
            <text:p>49,6</text:p>
          </table:table-cell>
          <table:table-cell office:value-type="float" office:value="3.867" calcext:value-type="float">
            <text:p>3,867</text:p>
          </table:table-cell>
          <table:table-cell table:formula="of:=[.D564]-3.866" office:value-type="float" office:value="0.00099999999999989" calcext:value-type="float">
            <text:p>0,001</text:p>
          </table:table-cell>
          <table:table-cell table:formula="of:=AVERAGE([.E541:.E564])" office:value-type="float" office:value="0.0207083333333332" calcext:value-type="float">
            <text:p>0,020708333333333</text:p>
          </table:table-cell>
          <table:table-cell table:formula="of:=[.E56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36" calcext:value-type="float">
            <text:p>1479486136</text:p>
          </table:table-cell>
          <table:table-cell table:formula="of:=[.A565]-[.$A$2]" office:value-type="float" office:value="2981" calcext:value-type="float">
            <text:p>2981</text:p>
          </table:table-cell>
          <table:table-cell table:formula="of:=[.B565]/60" office:value-type="float" office:value="49.6833333333333" calcext:value-type="float">
            <text:p>49,6833333333333</text:p>
          </table:table-cell>
          <table:table-cell office:value-type="float" office:value="3.867" calcext:value-type="float">
            <text:p>3,867</text:p>
          </table:table-cell>
          <table:table-cell table:formula="of:=[.D565]-3.866" office:value-type="float" office:value="0.00099999999999989" calcext:value-type="float">
            <text:p>0,001</text:p>
          </table:table-cell>
          <table:table-cell table:formula="of:=AVERAGE([.E542:.E565])" office:value-type="float" office:value="0.0207083333333332" calcext:value-type="float">
            <text:p>0,020708333333333</text:p>
          </table:table-cell>
          <table:table-cell table:formula="of:=[.E56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41" calcext:value-type="float">
            <text:p>1479486141</text:p>
          </table:table-cell>
          <table:table-cell table:formula="of:=[.A566]-[.$A$2]" office:value-type="float" office:value="2986" calcext:value-type="float">
            <text:p>2986</text:p>
          </table:table-cell>
          <table:table-cell table:formula="of:=[.B566]/60" office:value-type="float" office:value="49.7666666666667" calcext:value-type="float">
            <text:p>49,7666666666667</text:p>
          </table:table-cell>
          <table:table-cell office:value-type="float" office:value="3.867" calcext:value-type="float">
            <text:p>3,867</text:p>
          </table:table-cell>
          <table:table-cell table:formula="of:=[.D566]-3.866" office:value-type="float" office:value="0.00099999999999989" calcext:value-type="float">
            <text:p>0,001</text:p>
          </table:table-cell>
          <table:table-cell table:formula="of:=AVERAGE([.E543:.E566])" office:value-type="float" office:value="0.0149999999999999" calcext:value-type="float">
            <text:p>0,015</text:p>
          </table:table-cell>
          <table:table-cell table:formula="of:=[.E56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46" calcext:value-type="float">
            <text:p>1479486146</text:p>
          </table:table-cell>
          <table:table-cell table:formula="of:=[.A567]-[.$A$2]" office:value-type="float" office:value="2991" calcext:value-type="float">
            <text:p>2991</text:p>
          </table:table-cell>
          <table:table-cell table:formula="of:=[.B567]/60" office:value-type="float" office:value="49.85" calcext:value-type="float">
            <text:p>49,85</text:p>
          </table:table-cell>
          <table:table-cell office:value-type="float" office:value="3.929" calcext:value-type="float">
            <text:p>3,929</text:p>
          </table:table-cell>
          <table:table-cell table:formula="of:=[.D567]-3.866" office:value-type="float" office:value="0.0630000000000002" calcext:value-type="float">
            <text:p>0,063</text:p>
          </table:table-cell>
          <table:table-cell table:formula="of:=AVERAGE([.E544:.E567])" office:value-type="float" office:value="0.0175833333333332" calcext:value-type="float">
            <text:p>0,017583333333333</text:p>
          </table:table-cell>
          <table:table-cell table:formula="of:=[.E5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151" calcext:value-type="float">
            <text:p>1479486151</text:p>
          </table:table-cell>
          <table:table-cell table:formula="of:=[.A568]-[.$A$2]" office:value-type="float" office:value="2996" calcext:value-type="float">
            <text:p>2996</text:p>
          </table:table-cell>
          <table:table-cell table:formula="of:=[.B568]/60" office:value-type="float" office:value="49.9333333333333" calcext:value-type="float">
            <text:p>49,9333333333333</text:p>
          </table:table-cell>
          <table:table-cell office:value-type="float" office:value="3.867" calcext:value-type="float">
            <text:p>3,867</text:p>
          </table:table-cell>
          <table:table-cell table:formula="of:=[.D568]-3.866" office:value-type="float" office:value="0.00099999999999989" calcext:value-type="float">
            <text:p>0,001</text:p>
          </table:table-cell>
          <table:table-cell table:formula="of:=AVERAGE([.E545:.E568])" office:value-type="float" office:value="0.0175833333333332" calcext:value-type="float">
            <text:p>0,017583333333333</text:p>
          </table:table-cell>
          <table:table-cell table:formula="of:=[.E56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57" calcext:value-type="float">
            <text:p>1479486157</text:p>
          </table:table-cell>
          <table:table-cell table:formula="of:=[.A569]-[.$A$2]" office:value-type="float" office:value="3002" calcext:value-type="float">
            <text:p>3002</text:p>
          </table:table-cell>
          <table:table-cell table:formula="of:=[.B569]/60" office:value-type="float" office:value="50.0333333333333" calcext:value-type="float">
            <text:p>50,0333333333333</text:p>
          </table:table-cell>
          <table:table-cell office:value-type="float" office:value="3.867" calcext:value-type="float">
            <text:p>3,867</text:p>
          </table:table-cell>
          <table:table-cell table:formula="of:=[.D569]-3.866" office:value-type="float" office:value="0.00099999999999989" calcext:value-type="float">
            <text:p>0,001</text:p>
          </table:table-cell>
          <table:table-cell table:formula="of:=AVERAGE([.E546:.E569])" office:value-type="float" office:value="0.0175833333333332" calcext:value-type="float">
            <text:p>0,017583333333333</text:p>
          </table:table-cell>
          <table:table-cell table:formula="of:=[.E56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62" calcext:value-type="float">
            <text:p>1479486162</text:p>
          </table:table-cell>
          <table:table-cell table:formula="of:=[.A570]-[.$A$2]" office:value-type="float" office:value="3007" calcext:value-type="float">
            <text:p>3007</text:p>
          </table:table-cell>
          <table:table-cell table:formula="of:=[.B570]/60" office:value-type="float" office:value="50.1166666666667" calcext:value-type="float">
            <text:p>50,1166666666667</text:p>
          </table:table-cell>
          <table:table-cell office:value-type="float" office:value="3.88" calcext:value-type="float">
            <text:p>3,88</text:p>
          </table:table-cell>
          <table:table-cell table:formula="of:=[.D570]-3.866" office:value-type="float" office:value="0.0139999999999998" calcext:value-type="float">
            <text:p>0,014</text:p>
          </table:table-cell>
          <table:table-cell table:formula="of:=AVERAGE([.E547:.E570])" office:value-type="float" office:value="0.0156666666666666" calcext:value-type="float">
            <text:p>0,015666666666667</text:p>
          </table:table-cell>
          <table:table-cell table:formula="of:=[.E5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167" calcext:value-type="float">
            <text:p>1479486167</text:p>
          </table:table-cell>
          <table:table-cell table:formula="of:=[.A571]-[.$A$2]" office:value-type="float" office:value="3012" calcext:value-type="float">
            <text:p>3012</text:p>
          </table:table-cell>
          <table:table-cell table:formula="of:=[.B571]/60" office:value-type="float" office:value="50.2" calcext:value-type="float">
            <text:p>50,2</text:p>
          </table:table-cell>
          <table:table-cell office:value-type="float" office:value="3.914" calcext:value-type="float">
            <text:p>3,914</text:p>
          </table:table-cell>
          <table:table-cell table:formula="of:=[.D571]-3.866" office:value-type="float" office:value="0.048" calcext:value-type="float">
            <text:p>0,048</text:p>
          </table:table-cell>
          <table:table-cell table:formula="of:=AVERAGE([.E548:.E571])" office:value-type="float" office:value="0.0176249999999999" calcext:value-type="float">
            <text:p>0,017625</text:p>
          </table:table-cell>
          <table:table-cell table:formula="of:=[.E5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172" calcext:value-type="float">
            <text:p>1479486172</text:p>
          </table:table-cell>
          <table:table-cell table:formula="of:=[.A572]-[.$A$2]" office:value-type="float" office:value="3017" calcext:value-type="float">
            <text:p>3017</text:p>
          </table:table-cell>
          <table:table-cell table:formula="of:=[.B572]/60" office:value-type="float" office:value="50.2833333333333" calcext:value-type="float">
            <text:p>50,2833333333333</text:p>
          </table:table-cell>
          <table:table-cell office:value-type="float" office:value="3.867" calcext:value-type="float">
            <text:p>3,867</text:p>
          </table:table-cell>
          <table:table-cell table:formula="of:=[.D572]-3.866" office:value-type="float" office:value="0.00099999999999989" calcext:value-type="float">
            <text:p>0,001</text:p>
          </table:table-cell>
          <table:table-cell table:formula="of:=AVERAGE([.E549:.E572])" office:value-type="float" office:value="0.0176249999999999" calcext:value-type="float">
            <text:p>0,017625</text:p>
          </table:table-cell>
          <table:table-cell table:formula="of:=[.E5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78" calcext:value-type="float">
            <text:p>1479486178</text:p>
          </table:table-cell>
          <table:table-cell table:formula="of:=[.A573]-[.$A$2]" office:value-type="float" office:value="3023" calcext:value-type="float">
            <text:p>3023</text:p>
          </table:table-cell>
          <table:table-cell table:formula="of:=[.B573]/60" office:value-type="float" office:value="50.3833333333333" calcext:value-type="float">
            <text:p>50,3833333333333</text:p>
          </table:table-cell>
          <table:table-cell office:value-type="float" office:value="3.867" calcext:value-type="float">
            <text:p>3,867</text:p>
          </table:table-cell>
          <table:table-cell table:formula="of:=[.D573]-3.866" office:value-type="float" office:value="0.00099999999999989" calcext:value-type="float">
            <text:p>0,001</text:p>
          </table:table-cell>
          <table:table-cell table:formula="of:=AVERAGE([.E550:.E573])" office:value-type="float" office:value="0.0173333333333332" calcext:value-type="float">
            <text:p>0,017333333333333</text:p>
          </table:table-cell>
          <table:table-cell table:formula="of:=[.E57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83" calcext:value-type="float">
            <text:p>1479486183</text:p>
          </table:table-cell>
          <table:table-cell table:formula="of:=[.A574]-[.$A$2]" office:value-type="float" office:value="3028" calcext:value-type="float">
            <text:p>3028</text:p>
          </table:table-cell>
          <table:table-cell table:formula="of:=[.B574]/60" office:value-type="float" office:value="50.4666666666667" calcext:value-type="float">
            <text:p>50,4666666666667</text:p>
          </table:table-cell>
          <table:table-cell office:value-type="float" office:value="3.927" calcext:value-type="float">
            <text:p>3,927</text:p>
          </table:table-cell>
          <table:table-cell table:formula="of:=[.D574]-3.866" office:value-type="float" office:value="0.0609999999999999" calcext:value-type="float">
            <text:p>0,061</text:p>
          </table:table-cell>
          <table:table-cell table:formula="of:=AVERAGE([.E551:.E574])" office:value-type="float" office:value="0.0180833333333332" calcext:value-type="float">
            <text:p>0,018083333333333</text:p>
          </table:table-cell>
          <table:table-cell table:formula="of:=[.E57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188" calcext:value-type="float">
            <text:p>1479486188</text:p>
          </table:table-cell>
          <table:table-cell table:formula="of:=[.A575]-[.$A$2]" office:value-type="float" office:value="3033" calcext:value-type="float">
            <text:p>3033</text:p>
          </table:table-cell>
          <table:table-cell table:formula="of:=[.B575]/60" office:value-type="float" office:value="50.55" calcext:value-type="float">
            <text:p>50,55</text:p>
          </table:table-cell>
          <table:table-cell office:value-type="float" office:value="3.867" calcext:value-type="float">
            <text:p>3,867</text:p>
          </table:table-cell>
          <table:table-cell table:formula="of:=[.D575]-3.866" office:value-type="float" office:value="0.00099999999999989" calcext:value-type="float">
            <text:p>0,001</text:p>
          </table:table-cell>
          <table:table-cell table:formula="of:=AVERAGE([.E552:.E575])" office:value-type="float" office:value="0.0180833333333332" calcext:value-type="float">
            <text:p>0,018083333333333</text:p>
          </table:table-cell>
          <table:table-cell table:formula="of:=[.E57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93" calcext:value-type="float">
            <text:p>1479486193</text:p>
          </table:table-cell>
          <table:table-cell table:formula="of:=[.A576]-[.$A$2]" office:value-type="float" office:value="3038" calcext:value-type="float">
            <text:p>3038</text:p>
          </table:table-cell>
          <table:table-cell table:formula="of:=[.B576]/60" office:value-type="float" office:value="50.6333333333333" calcext:value-type="float">
            <text:p>50,6333333333333</text:p>
          </table:table-cell>
          <table:table-cell office:value-type="float" office:value="3.867" calcext:value-type="float">
            <text:p>3,867</text:p>
          </table:table-cell>
          <table:table-cell table:formula="of:=[.D576]-3.866" office:value-type="float" office:value="0.00099999999999989" calcext:value-type="float">
            <text:p>0,001</text:p>
          </table:table-cell>
          <table:table-cell table:formula="of:=AVERAGE([.E553:.E576])" office:value-type="float" office:value="0.0180833333333332" calcext:value-type="float">
            <text:p>0,018083333333333</text:p>
          </table:table-cell>
          <table:table-cell table:formula="of:=[.E57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199" calcext:value-type="float">
            <text:p>1479486199</text:p>
          </table:table-cell>
          <table:table-cell table:formula="of:=[.A577]-[.$A$2]" office:value-type="float" office:value="3044" calcext:value-type="float">
            <text:p>3044</text:p>
          </table:table-cell>
          <table:table-cell table:formula="of:=[.B577]/60" office:value-type="float" office:value="50.7333333333333" calcext:value-type="float">
            <text:p>50,7333333333333</text:p>
          </table:table-cell>
          <table:table-cell office:value-type="float" office:value="3.867" calcext:value-type="float">
            <text:p>3,867</text:p>
          </table:table-cell>
          <table:table-cell table:formula="of:=[.D577]-3.866" office:value-type="float" office:value="0.00099999999999989" calcext:value-type="float">
            <text:p>0,001</text:p>
          </table:table-cell>
          <table:table-cell table:formula="of:=AVERAGE([.E554:.E577])" office:value-type="float" office:value="0.0141249999999999" calcext:value-type="float">
            <text:p>0,014125</text:p>
          </table:table-cell>
          <table:table-cell table:formula="of:=[.E57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04" calcext:value-type="float">
            <text:p>1479486204</text:p>
          </table:table-cell>
          <table:table-cell table:formula="of:=[.A578]-[.$A$2]" office:value-type="float" office:value="3049" calcext:value-type="float">
            <text:p>3049</text:p>
          </table:table-cell>
          <table:table-cell table:formula="of:=[.B578]/60" office:value-type="float" office:value="50.8166666666667" calcext:value-type="float">
            <text:p>50,8166666666667</text:p>
          </table:table-cell>
          <table:table-cell office:value-type="float" office:value="3.916" calcext:value-type="float">
            <text:p>3,916</text:p>
          </table:table-cell>
          <table:table-cell table:formula="of:=[.D578]-3.866" office:value-type="float" office:value="0.0499999999999998" calcext:value-type="float">
            <text:p>0,05</text:p>
          </table:table-cell>
          <table:table-cell table:formula="of:=AVERAGE([.E555:.E578])" office:value-type="float" office:value="0.0161666666666666" calcext:value-type="float">
            <text:p>0,016166666666667</text:p>
          </table:table-cell>
          <table:table-cell table:formula="of:=[.E5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09" calcext:value-type="float">
            <text:p>1479486209</text:p>
          </table:table-cell>
          <table:table-cell table:formula="of:=[.A579]-[.$A$2]" office:value-type="float" office:value="3054" calcext:value-type="float">
            <text:p>3054</text:p>
          </table:table-cell>
          <table:table-cell table:formula="of:=[.B579]/60" office:value-type="float" office:value="50.9" calcext:value-type="float">
            <text:p>50,9</text:p>
          </table:table-cell>
          <table:table-cell office:value-type="float" office:value="3.867" calcext:value-type="float">
            <text:p>3,867</text:p>
          </table:table-cell>
          <table:table-cell table:formula="of:=[.D579]-3.866" office:value-type="float" office:value="0.00099999999999989" calcext:value-type="float">
            <text:p>0,001</text:p>
          </table:table-cell>
          <table:table-cell table:formula="of:=AVERAGE([.E556:.E579])" office:value-type="float" office:value="0.0161666666666666" calcext:value-type="float">
            <text:p>0,016166666666667</text:p>
          </table:table-cell>
          <table:table-cell table:formula="of:=[.E57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14" calcext:value-type="float">
            <text:p>1479486214</text:p>
          </table:table-cell>
          <table:table-cell table:formula="of:=[.A580]-[.$A$2]" office:value-type="float" office:value="3059" calcext:value-type="float">
            <text:p>3059</text:p>
          </table:table-cell>
          <table:table-cell table:formula="of:=[.B580]/60" office:value-type="float" office:value="50.9833333333333" calcext:value-type="float">
            <text:p>50,9833333333333</text:p>
          </table:table-cell>
          <table:table-cell office:value-type="float" office:value="3.867" calcext:value-type="float">
            <text:p>3,867</text:p>
          </table:table-cell>
          <table:table-cell table:formula="of:=[.D580]-3.866" office:value-type="float" office:value="0.00099999999999989" calcext:value-type="float">
            <text:p>0,001</text:p>
          </table:table-cell>
          <table:table-cell table:formula="of:=AVERAGE([.E557:.E580])" office:value-type="float" office:value="0.0161666666666666" calcext:value-type="float">
            <text:p>0,016166666666667</text:p>
          </table:table-cell>
          <table:table-cell table:formula="of:=[.E58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20" calcext:value-type="float">
            <text:p>1479486220</text:p>
          </table:table-cell>
          <table:table-cell table:formula="of:=[.A581]-[.$A$2]" office:value-type="float" office:value="3065" calcext:value-type="float">
            <text:p>3065</text:p>
          </table:table-cell>
          <table:table-cell table:formula="of:=[.B581]/60" office:value-type="float" office:value="51.0833333333333" calcext:value-type="float">
            <text:p>51,0833333333333</text:p>
          </table:table-cell>
          <table:table-cell office:value-type="float" office:value="3.876" calcext:value-type="float">
            <text:p>3,876</text:p>
          </table:table-cell>
          <table:table-cell table:formula="of:=[.D581]-3.866" office:value-type="float" office:value="0.00999999999999979" calcext:value-type="float">
            <text:p>0,01</text:p>
          </table:table-cell>
          <table:table-cell table:formula="of:=AVERAGE([.E558:.E581])" office:value-type="float" office:value="0.0137499999999999" calcext:value-type="float">
            <text:p>0,01375</text:p>
          </table:table-cell>
          <table:table-cell table:formula="of:=[.E58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25" calcext:value-type="float">
            <text:p>1479486225</text:p>
          </table:table-cell>
          <table:table-cell table:formula="of:=[.A582]-[.$A$2]" office:value-type="float" office:value="3070" calcext:value-type="float">
            <text:p>3070</text:p>
          </table:table-cell>
          <table:table-cell table:formula="of:=[.B582]/60" office:value-type="float" office:value="51.1666666666667" calcext:value-type="float">
            <text:p>51,1666666666667</text:p>
          </table:table-cell>
          <table:table-cell office:value-type="float" office:value="3.91" calcext:value-type="float">
            <text:p>3,91</text:p>
          </table:table-cell>
          <table:table-cell table:formula="of:=[.D582]-3.866" office:value-type="float" office:value="0.044" calcext:value-type="float">
            <text:p>0,044</text:p>
          </table:table-cell>
          <table:table-cell table:formula="of:=AVERAGE([.E559:.E582])" office:value-type="float" office:value="0.0155416666666666" calcext:value-type="float">
            <text:p>0,015541666666667</text:p>
          </table:table-cell>
          <table:table-cell table:formula="of:=[.E5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30" calcext:value-type="float">
            <text:p>1479486230</text:p>
          </table:table-cell>
          <table:table-cell table:formula="of:=[.A583]-[.$A$2]" office:value-type="float" office:value="3075" calcext:value-type="float">
            <text:p>3075</text:p>
          </table:table-cell>
          <table:table-cell table:formula="of:=[.B583]/60" office:value-type="float" office:value="51.25" calcext:value-type="float">
            <text:p>51,25</text:p>
          </table:table-cell>
          <table:table-cell office:value-type="float" office:value="3.867" calcext:value-type="float">
            <text:p>3,867</text:p>
          </table:table-cell>
          <table:table-cell table:formula="of:=[.D583]-3.866" office:value-type="float" office:value="0.00099999999999989" calcext:value-type="float">
            <text:p>0,001</text:p>
          </table:table-cell>
          <table:table-cell table:formula="of:=AVERAGE([.E560:.E583])" office:value-type="float" office:value="0.0155416666666666" calcext:value-type="float">
            <text:p>0,015541666666667</text:p>
          </table:table-cell>
          <table:table-cell table:formula="of:=[.E58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35" calcext:value-type="float">
            <text:p>1479486235</text:p>
          </table:table-cell>
          <table:table-cell table:formula="of:=[.A584]-[.$A$2]" office:value-type="float" office:value="3080" calcext:value-type="float">
            <text:p>3080</text:p>
          </table:table-cell>
          <table:table-cell table:formula="of:=[.B584]/60" office:value-type="float" office:value="51.3333333333333" calcext:value-type="float">
            <text:p>51,3333333333333</text:p>
          </table:table-cell>
          <table:table-cell office:value-type="float" office:value="3.867" calcext:value-type="float">
            <text:p>3,867</text:p>
          </table:table-cell>
          <table:table-cell table:formula="of:=[.D584]-3.866" office:value-type="float" office:value="0.00099999999999989" calcext:value-type="float">
            <text:p>0,001</text:p>
          </table:table-cell>
          <table:table-cell table:formula="of:=AVERAGE([.E561:.E584])" office:value-type="float" office:value="0.0150416666666666" calcext:value-type="float">
            <text:p>0,015041666666667</text:p>
          </table:table-cell>
          <table:table-cell table:formula="of:=[.E58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41" calcext:value-type="float">
            <text:p>1479486241</text:p>
          </table:table-cell>
          <table:table-cell table:formula="of:=[.A585]-[.$A$2]" office:value-type="float" office:value="3086" calcext:value-type="float">
            <text:p>3086</text:p>
          </table:table-cell>
          <table:table-cell table:formula="of:=[.B585]/60" office:value-type="float" office:value="51.4333333333333" calcext:value-type="float">
            <text:p>51,4333333333333</text:p>
          </table:table-cell>
          <table:table-cell office:value-type="float" office:value="3.936" calcext:value-type="float">
            <text:p>3,936</text:p>
          </table:table-cell>
          <table:table-cell table:formula="of:=[.D585]-3.866" office:value-type="float" office:value="0.0699999999999998" calcext:value-type="float">
            <text:p>0,07</text:p>
          </table:table-cell>
          <table:table-cell table:formula="of:=AVERAGE([.E562:.E585])" office:value-type="float" office:value="0.0179166666666666" calcext:value-type="float">
            <text:p>0,017916666666667</text:p>
          </table:table-cell>
          <table:table-cell table:formula="of:=[.E5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46" calcext:value-type="float">
            <text:p>1479486246</text:p>
          </table:table-cell>
          <table:table-cell table:formula="of:=[.A586]-[.$A$2]" office:value-type="float" office:value="3091" calcext:value-type="float">
            <text:p>3091</text:p>
          </table:table-cell>
          <table:table-cell table:formula="of:=[.B586]/60" office:value-type="float" office:value="51.5166666666667" calcext:value-type="float">
            <text:p>51,5166666666667</text:p>
          </table:table-cell>
          <table:table-cell office:value-type="float" office:value="3.867" calcext:value-type="float">
            <text:p>3,867</text:p>
          </table:table-cell>
          <table:table-cell table:formula="of:=[.D586]-3.866" office:value-type="float" office:value="0.00099999999999989" calcext:value-type="float">
            <text:p>0,001</text:p>
          </table:table-cell>
          <table:table-cell table:formula="of:=AVERAGE([.E563:.E586])" office:value-type="float" office:value="0.0179166666666666" calcext:value-type="float">
            <text:p>0,017916666666667</text:p>
          </table:table-cell>
          <table:table-cell table:formula="of:=[.E58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51" calcext:value-type="float">
            <text:p>1479486251</text:p>
          </table:table-cell>
          <table:table-cell table:formula="of:=[.A587]-[.$A$2]" office:value-type="float" office:value="3096" calcext:value-type="float">
            <text:p>3096</text:p>
          </table:table-cell>
          <table:table-cell table:formula="of:=[.B587]/60" office:value-type="float" office:value="51.6" calcext:value-type="float">
            <text:p>51,6</text:p>
          </table:table-cell>
          <table:table-cell office:value-type="float" office:value="3.867" calcext:value-type="float">
            <text:p>3,867</text:p>
          </table:table-cell>
          <table:table-cell table:formula="of:=[.D587]-3.866" office:value-type="float" office:value="0.00099999999999989" calcext:value-type="float">
            <text:p>0,001</text:p>
          </table:table-cell>
          <table:table-cell table:formula="of:=AVERAGE([.E564:.E587])" office:value-type="float" office:value="0.0156666666666666" calcext:value-type="float">
            <text:p>0,015666666666667</text:p>
          </table:table-cell>
          <table:table-cell table:formula="of:=[.E58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56" calcext:value-type="float">
            <text:p>1479486256</text:p>
          </table:table-cell>
          <table:table-cell table:formula="of:=[.A588]-[.$A$2]" office:value-type="float" office:value="3101" calcext:value-type="float">
            <text:p>3101</text:p>
          </table:table-cell>
          <table:table-cell table:formula="of:=[.B588]/60" office:value-type="float" office:value="51.6833333333333" calcext:value-type="float">
            <text:p>51,6833333333333</text:p>
          </table:table-cell>
          <table:table-cell office:value-type="float" office:value="3.867" calcext:value-type="float">
            <text:p>3,867</text:p>
          </table:table-cell>
          <table:table-cell table:formula="of:=[.D588]-3.866" office:value-type="float" office:value="0.00099999999999989" calcext:value-type="float">
            <text:p>0,001</text:p>
          </table:table-cell>
          <table:table-cell table:formula="of:=AVERAGE([.E565:.E588])" office:value-type="float" office:value="0.0156666666666666" calcext:value-type="float">
            <text:p>0,015666666666667</text:p>
          </table:table-cell>
          <table:table-cell table:formula="of:=[.E58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61" calcext:value-type="float">
            <text:p>1479486261</text:p>
          </table:table-cell>
          <table:table-cell table:formula="of:=[.A589]-[.$A$2]" office:value-type="float" office:value="3106" calcext:value-type="float">
            <text:p>3106</text:p>
          </table:table-cell>
          <table:table-cell table:formula="of:=[.B589]/60" office:value-type="float" office:value="51.7666666666667" calcext:value-type="float">
            <text:p>51,7666666666667</text:p>
          </table:table-cell>
          <table:table-cell office:value-type="float" office:value="3.918" calcext:value-type="float">
            <text:p>3,918</text:p>
          </table:table-cell>
          <table:table-cell table:formula="of:=[.D589]-3.866" office:value-type="float" office:value="0.052" calcext:value-type="float">
            <text:p>0,052</text:p>
          </table:table-cell>
          <table:table-cell table:formula="of:=AVERAGE([.E566:.E589])" office:value-type="float" office:value="0.0177916666666666" calcext:value-type="float">
            <text:p>0,017791666666667</text:p>
          </table:table-cell>
          <table:table-cell table:formula="of:=[.E5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67" calcext:value-type="float">
            <text:p>1479486267</text:p>
          </table:table-cell>
          <table:table-cell table:formula="of:=[.A590]-[.$A$2]" office:value-type="float" office:value="3112" calcext:value-type="float">
            <text:p>3112</text:p>
          </table:table-cell>
          <table:table-cell table:formula="of:=[.B590]/60" office:value-type="float" office:value="51.8666666666667" calcext:value-type="float">
            <text:p>51,8666666666667</text:p>
          </table:table-cell>
          <table:table-cell office:value-type="float" office:value="3.867" calcext:value-type="float">
            <text:p>3,867</text:p>
          </table:table-cell>
          <table:table-cell table:formula="of:=[.D590]-3.866" office:value-type="float" office:value="0.00099999999999989" calcext:value-type="float">
            <text:p>0,001</text:p>
          </table:table-cell>
          <table:table-cell table:formula="of:=AVERAGE([.E567:.E590])" office:value-type="float" office:value="0.0177916666666666" calcext:value-type="float">
            <text:p>0,017791666666667</text:p>
          </table:table-cell>
          <table:table-cell table:formula="of:=[.E59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272" calcext:value-type="float">
            <text:p>1479486272</text:p>
          </table:table-cell>
          <table:table-cell table:formula="of:=[.A591]-[.$A$2]" office:value-type="float" office:value="3117" calcext:value-type="float">
            <text:p>3117</text:p>
          </table:table-cell>
          <table:table-cell table:formula="of:=[.B591]/60" office:value-type="float" office:value="51.95" calcext:value-type="float">
            <text:p>51,95</text:p>
          </table:table-cell>
          <table:table-cell office:value-type="float" office:value="3.869" calcext:value-type="float">
            <text:p>3,869</text:p>
          </table:table-cell>
          <table:table-cell table:formula="of:=[.D591]-3.866" office:value-type="float" office:value="0.00299999999999967" calcext:value-type="float">
            <text:p>0,003</text:p>
          </table:table-cell>
          <table:table-cell table:formula="of:=AVERAGE([.E568:.E591])" office:value-type="float" office:value="0.0152916666666666" calcext:value-type="float">
            <text:p>0,015291666666667</text:p>
          </table:table-cell>
          <table:table-cell table:formula="of:=[.E5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77" calcext:value-type="float">
            <text:p>1479486277</text:p>
          </table:table-cell>
          <table:table-cell table:formula="of:=[.A592]-[.$A$2]" office:value-type="float" office:value="3122" calcext:value-type="float">
            <text:p>3122</text:p>
          </table:table-cell>
          <table:table-cell table:formula="of:=[.B592]/60" office:value-type="float" office:value="52.0333333333333" calcext:value-type="float">
            <text:p>52,0333333333333</text:p>
          </table:table-cell>
          <table:table-cell office:value-type="float" office:value="3.869" calcext:value-type="float">
            <text:p>3,869</text:p>
          </table:table-cell>
          <table:table-cell table:formula="of:=[.D592]-3.866" office:value-type="float" office:value="0.00299999999999967" calcext:value-type="float">
            <text:p>0,003</text:p>
          </table:table-cell>
          <table:table-cell table:formula="of:=AVERAGE([.E569:.E592])" office:value-type="float" office:value="0.0153749999999999" calcext:value-type="float">
            <text:p>0,015375</text:p>
          </table:table-cell>
          <table:table-cell table:formula="of:=[.E5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82" calcext:value-type="float">
            <text:p>1479486282</text:p>
          </table:table-cell>
          <table:table-cell table:formula="of:=[.A593]-[.$A$2]" office:value-type="float" office:value="3127" calcext:value-type="float">
            <text:p>3127</text:p>
          </table:table-cell>
          <table:table-cell table:formula="of:=[.B593]/60" office:value-type="float" office:value="52.1166666666667" calcext:value-type="float">
            <text:p>52,1166666666667</text:p>
          </table:table-cell>
          <table:table-cell office:value-type="float" office:value="3.869" calcext:value-type="float">
            <text:p>3,869</text:p>
          </table:table-cell>
          <table:table-cell table:formula="of:=[.D593]-3.866" office:value-type="float" office:value="0.00299999999999967" calcext:value-type="float">
            <text:p>0,003</text:p>
          </table:table-cell>
          <table:table-cell table:formula="of:=AVERAGE([.E570:.E593])" office:value-type="float" office:value="0.0154583333333332" calcext:value-type="float">
            <text:p>0,015458333333333</text:p>
          </table:table-cell>
          <table:table-cell table:formula="of:=[.E5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88" calcext:value-type="float">
            <text:p>1479486288</text:p>
          </table:table-cell>
          <table:table-cell table:formula="of:=[.A594]-[.$A$2]" office:value-type="float" office:value="3133" calcext:value-type="float">
            <text:p>3133</text:p>
          </table:table-cell>
          <table:table-cell table:formula="of:=[.B594]/60" office:value-type="float" office:value="52.2166666666667" calcext:value-type="float">
            <text:p>52,2166666666667</text:p>
          </table:table-cell>
          <table:table-cell office:value-type="float" office:value="3.869" calcext:value-type="float">
            <text:p>3,869</text:p>
          </table:table-cell>
          <table:table-cell table:formula="of:=[.D594]-3.866" office:value-type="float" office:value="0.00299999999999967" calcext:value-type="float">
            <text:p>0,003</text:p>
          </table:table-cell>
          <table:table-cell table:formula="of:=AVERAGE([.E571:.E594])" office:value-type="float" office:value="0.0149999999999999" calcext:value-type="float">
            <text:p>0,015</text:p>
          </table:table-cell>
          <table:table-cell table:formula="of:=[.E5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93" calcext:value-type="float">
            <text:p>1479486293</text:p>
          </table:table-cell>
          <table:table-cell table:formula="of:=[.A595]-[.$A$2]" office:value-type="float" office:value="3138" calcext:value-type="float">
            <text:p>3138</text:p>
          </table:table-cell>
          <table:table-cell table:formula="of:=[.B595]/60" office:value-type="float" office:value="52.3" calcext:value-type="float">
            <text:p>52,3</text:p>
          </table:table-cell>
          <table:table-cell office:value-type="float" office:value="3.868" calcext:value-type="float">
            <text:p>3,868</text:p>
          </table:table-cell>
          <table:table-cell table:formula="of:=[.D595]-3.866" office:value-type="float" office:value="0.00199999999999978" calcext:value-type="float">
            <text:p>0,002</text:p>
          </table:table-cell>
          <table:table-cell table:formula="of:=AVERAGE([.E572:.E595])" office:value-type="float" office:value="0.0130833333333332" calcext:value-type="float">
            <text:p>0,013083333333333</text:p>
          </table:table-cell>
          <table:table-cell table:formula="of:=[.E5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298" calcext:value-type="float">
            <text:p>1479486298</text:p>
          </table:table-cell>
          <table:table-cell table:formula="of:=[.A596]-[.$A$2]" office:value-type="float" office:value="3143" calcext:value-type="float">
            <text:p>3143</text:p>
          </table:table-cell>
          <table:table-cell table:formula="of:=[.B596]/60" office:value-type="float" office:value="52.3833333333333" calcext:value-type="float">
            <text:p>52,3833333333333</text:p>
          </table:table-cell>
          <table:table-cell office:value-type="float" office:value="3.869" calcext:value-type="float">
            <text:p>3,869</text:p>
          </table:table-cell>
          <table:table-cell table:formula="of:=[.D596]-3.866" office:value-type="float" office:value="0.00299999999999967" calcext:value-type="float">
            <text:p>0,003</text:p>
          </table:table-cell>
          <table:table-cell table:formula="of:=AVERAGE([.E573:.E596])" office:value-type="float" office:value="0.0131666666666665" calcext:value-type="float">
            <text:p>0,013166666666667</text:p>
          </table:table-cell>
          <table:table-cell table:formula="of:=[.E5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04" calcext:value-type="float">
            <text:p>1479486304</text:p>
          </table:table-cell>
          <table:table-cell table:formula="of:=[.A597]-[.$A$2]" office:value-type="float" office:value="3149" calcext:value-type="float">
            <text:p>3149</text:p>
          </table:table-cell>
          <table:table-cell table:formula="of:=[.B597]/60" office:value-type="float" office:value="52.4833333333333" calcext:value-type="float">
            <text:p>52,4833333333333</text:p>
          </table:table-cell>
          <table:table-cell office:value-type="float" office:value="3.868" calcext:value-type="float">
            <text:p>3,868</text:p>
          </table:table-cell>
          <table:table-cell table:formula="of:=[.D597]-3.866" office:value-type="float" office:value="0.00199999999999978" calcext:value-type="float">
            <text:p>0,002</text:p>
          </table:table-cell>
          <table:table-cell table:formula="of:=AVERAGE([.E574:.E597])" office:value-type="float" office:value="0.0132083333333332" calcext:value-type="float">
            <text:p>0,013208333333333</text:p>
          </table:table-cell>
          <table:table-cell table:formula="of:=[.E5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09" calcext:value-type="float">
            <text:p>1479486309</text:p>
          </table:table-cell>
          <table:table-cell table:formula="of:=[.A598]-[.$A$2]" office:value-type="float" office:value="3154" calcext:value-type="float">
            <text:p>3154</text:p>
          </table:table-cell>
          <table:table-cell table:formula="of:=[.B598]/60" office:value-type="float" office:value="52.5666666666667" calcext:value-type="float">
            <text:p>52,5666666666667</text:p>
          </table:table-cell>
          <table:table-cell office:value-type="float" office:value="3.868" calcext:value-type="float">
            <text:p>3,868</text:p>
          </table:table-cell>
          <table:table-cell table:formula="of:=[.D598]-3.866" office:value-type="float" office:value="0.00199999999999978" calcext:value-type="float">
            <text:p>0,002</text:p>
          </table:table-cell>
          <table:table-cell table:formula="of:=AVERAGE([.E575:.E598])" office:value-type="float" office:value="0.0107499999999998" calcext:value-type="float">
            <text:p>0,01075</text:p>
          </table:table-cell>
          <table:table-cell table:formula="of:=[.E5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14" calcext:value-type="float">
            <text:p>1479486314</text:p>
          </table:table-cell>
          <table:table-cell table:formula="of:=[.A599]-[.$A$2]" office:value-type="float" office:value="3159" calcext:value-type="float">
            <text:p>3159</text:p>
          </table:table-cell>
          <table:table-cell table:formula="of:=[.B599]/60" office:value-type="float" office:value="52.65" calcext:value-type="float">
            <text:p>52,65</text:p>
          </table:table-cell>
          <table:table-cell office:value-type="float" office:value="3.868" calcext:value-type="float">
            <text:p>3,868</text:p>
          </table:table-cell>
          <table:table-cell table:formula="of:=[.D599]-3.866" office:value-type="float" office:value="0.00199999999999978" calcext:value-type="float">
            <text:p>0,002</text:p>
          </table:table-cell>
          <table:table-cell table:formula="of:=AVERAGE([.E576:.E599])" office:value-type="float" office:value="0.0107916666666665" calcext:value-type="float">
            <text:p>0,010791666666667</text:p>
          </table:table-cell>
          <table:table-cell table:formula="of:=[.E59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19" calcext:value-type="float">
            <text:p>1479486319</text:p>
          </table:table-cell>
          <table:table-cell table:formula="of:=[.A600]-[.$A$2]" office:value-type="float" office:value="3164" calcext:value-type="float">
            <text:p>3164</text:p>
          </table:table-cell>
          <table:table-cell table:formula="of:=[.B600]/60" office:value-type="float" office:value="52.7333333333333" calcext:value-type="float">
            <text:p>52,7333333333333</text:p>
          </table:table-cell>
          <table:table-cell office:value-type="float" office:value="3.866" calcext:value-type="float">
            <text:p>3,866</text:p>
          </table:table-cell>
          <table:table-cell table:formula="of:=[.D600]-3.866" office:value-type="float" office:value="0" calcext:value-type="float">
            <text:p>0</text:p>
          </table:table-cell>
          <table:table-cell table:formula="of:=AVERAGE([.E577:.E600])" office:value-type="float" office:value="0.0107499999999998" calcext:value-type="float">
            <text:p>0,01075</text:p>
          </table:table-cell>
          <table:table-cell table:formula="of:=[.E60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324" calcext:value-type="float">
            <text:p>1479486324</text:p>
          </table:table-cell>
          <table:table-cell table:formula="of:=[.A601]-[.$A$2]" office:value-type="float" office:value="3169" calcext:value-type="float">
            <text:p>3169</text:p>
          </table:table-cell>
          <table:table-cell table:formula="of:=[.B601]/60" office:value-type="float" office:value="52.8166666666667" calcext:value-type="float">
            <text:p>52,8166666666667</text:p>
          </table:table-cell>
          <table:table-cell office:value-type="float" office:value="3.866" calcext:value-type="float">
            <text:p>3,866</text:p>
          </table:table-cell>
          <table:table-cell table:formula="of:=[.D601]-3.866" office:value-type="float" office:value="0" calcext:value-type="float">
            <text:p>0</text:p>
          </table:table-cell>
          <table:table-cell table:formula="of:=AVERAGE([.E578:.E601])" office:value-type="float" office:value="0.0107083333333332" calcext:value-type="float">
            <text:p>0,010708333333333</text:p>
          </table:table-cell>
          <table:table-cell table:formula="of:=[.E60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330" calcext:value-type="float">
            <text:p>1479486330</text:p>
          </table:table-cell>
          <table:table-cell table:formula="of:=[.A602]-[.$A$2]" office:value-type="float" office:value="3175" calcext:value-type="float">
            <text:p>3175</text:p>
          </table:table-cell>
          <table:table-cell table:formula="of:=[.B602]/60" office:value-type="float" office:value="52.9166666666667" calcext:value-type="float">
            <text:p>52,9166666666667</text:p>
          </table:table-cell>
          <table:table-cell office:value-type="float" office:value="3.866" calcext:value-type="float">
            <text:p>3,866</text:p>
          </table:table-cell>
          <table:table-cell table:formula="of:=[.D602]-3.866" office:value-type="float" office:value="0" calcext:value-type="float">
            <text:p>0</text:p>
          </table:table-cell>
          <table:table-cell table:formula="of:=AVERAGE([.E579:.E602])" office:value-type="float" office:value="0.00862499999999985" calcext:value-type="float">
            <text:p>0,008625</text:p>
          </table:table-cell>
          <table:table-cell table:formula="of:=[.E60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335" calcext:value-type="float">
            <text:p>1479486335</text:p>
          </table:table-cell>
          <table:table-cell table:formula="of:=[.A603]-[.$A$2]" office:value-type="float" office:value="3180" calcext:value-type="float">
            <text:p>3180</text:p>
          </table:table-cell>
          <table:table-cell table:formula="of:=[.B603]/60" office:value-type="float" office:value="53" calcext:value-type="float">
            <text:p>53</text:p>
          </table:table-cell>
          <table:table-cell office:value-type="float" office:value="3.868" calcext:value-type="float">
            <text:p>3,868</text:p>
          </table:table-cell>
          <table:table-cell table:formula="of:=[.D603]-3.866" office:value-type="float" office:value="0.00199999999999978" calcext:value-type="float">
            <text:p>0,002</text:p>
          </table:table-cell>
          <table:table-cell table:formula="of:=AVERAGE([.E580:.E603])" office:value-type="float" office:value="0.00866666666666651" calcext:value-type="float">
            <text:p>0,008666666666667</text:p>
          </table:table-cell>
          <table:table-cell table:formula="of:=[.E6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40" calcext:value-type="float">
            <text:p>1479486340</text:p>
          </table:table-cell>
          <table:table-cell table:formula="of:=[.A604]-[.$A$2]" office:value-type="float" office:value="3185" calcext:value-type="float">
            <text:p>3185</text:p>
          </table:table-cell>
          <table:table-cell table:formula="of:=[.B604]/60" office:value-type="float" office:value="53.0833333333333" calcext:value-type="float">
            <text:p>53,0833333333333</text:p>
          </table:table-cell>
          <table:table-cell office:value-type="float" office:value="3.867" calcext:value-type="float">
            <text:p>3,867</text:p>
          </table:table-cell>
          <table:table-cell table:formula="of:=[.D604]-3.866" office:value-type="float" office:value="0.00099999999999989" calcext:value-type="float">
            <text:p>0,001</text:p>
          </table:table-cell>
          <table:table-cell table:formula="of:=AVERAGE([.E581:.E604])" office:value-type="float" office:value="0.00866666666666651" calcext:value-type="float">
            <text:p>0,008666666666667</text:p>
          </table:table-cell>
          <table:table-cell table:formula="of:=[.E60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345" calcext:value-type="float">
            <text:p>1479486345</text:p>
          </table:table-cell>
          <table:table-cell table:formula="of:=[.A605]-[.$A$2]" office:value-type="float" office:value="3190" calcext:value-type="float">
            <text:p>3190</text:p>
          </table:table-cell>
          <table:table-cell table:formula="of:=[.B605]/60" office:value-type="float" office:value="53.1666666666667" calcext:value-type="float">
            <text:p>53,1666666666667</text:p>
          </table:table-cell>
          <table:table-cell office:value-type="float" office:value="3.936" calcext:value-type="float">
            <text:p>3,936</text:p>
          </table:table-cell>
          <table:table-cell table:formula="of:=[.D605]-3.866" office:value-type="float" office:value="0.0699999999999998" calcext:value-type="float">
            <text:p>0,07</text:p>
          </table:table-cell>
          <table:table-cell table:formula="of:=AVERAGE([.E582:.E605])" office:value-type="float" office:value="0.0111666666666665" calcext:value-type="float">
            <text:p>0,011166666666667</text:p>
          </table:table-cell>
          <table:table-cell table:formula="of:=[.E6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56" calcext:value-type="float">
            <text:p>1479486356</text:p>
          </table:table-cell>
          <table:table-cell table:formula="of:=[.A606]-[.$A$2]" office:value-type="float" office:value="3201" calcext:value-type="float">
            <text:p>3201</text:p>
          </table:table-cell>
          <table:table-cell table:formula="of:=[.B606]/60" office:value-type="float" office:value="53.35" calcext:value-type="float">
            <text:p>53,35</text:p>
          </table:table-cell>
          <table:table-cell office:value-type="float" office:value="3.868" calcext:value-type="float">
            <text:p>3,868</text:p>
          </table:table-cell>
          <table:table-cell table:formula="of:=[.D606]-3.866" office:value-type="float" office:value="0.00199999999999978" calcext:value-type="float">
            <text:p>0,002</text:p>
          </table:table-cell>
          <table:table-cell table:formula="of:=AVERAGE([.E583:.E606])" office:value-type="float" office:value="0.0094166666666665" calcext:value-type="float">
            <text:p>0,009416666666667</text:p>
          </table:table-cell>
          <table:table-cell table:formula="of:=[.E6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61" calcext:value-type="float">
            <text:p>1479486361</text:p>
          </table:table-cell>
          <table:table-cell table:formula="of:=[.A607]-[.$A$2]" office:value-type="float" office:value="3206" calcext:value-type="float">
            <text:p>3206</text:p>
          </table:table-cell>
          <table:table-cell table:formula="of:=[.B607]/60" office:value-type="float" office:value="53.4333333333333" calcext:value-type="float">
            <text:p>53,4333333333333</text:p>
          </table:table-cell>
          <table:table-cell office:value-type="float" office:value="3.868" calcext:value-type="float">
            <text:p>3,868</text:p>
          </table:table-cell>
          <table:table-cell table:formula="of:=[.D607]-3.866" office:value-type="float" office:value="0.00199999999999978" calcext:value-type="float">
            <text:p>0,002</text:p>
          </table:table-cell>
          <table:table-cell table:formula="of:=AVERAGE([.E584:.E607])" office:value-type="float" office:value="0.00945833333333316" calcext:value-type="float">
            <text:p>0,009458333333333</text:p>
          </table:table-cell>
          <table:table-cell table:formula="of:=[.E6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66" calcext:value-type="float">
            <text:p>1479486366</text:p>
          </table:table-cell>
          <table:table-cell table:formula="of:=[.A608]-[.$A$2]" office:value-type="float" office:value="3211" calcext:value-type="float">
            <text:p>3211</text:p>
          </table:table-cell>
          <table:table-cell table:formula="of:=[.B608]/60" office:value-type="float" office:value="53.5166666666667" calcext:value-type="float">
            <text:p>53,5166666666667</text:p>
          </table:table-cell>
          <table:table-cell office:value-type="float" office:value="3.908" calcext:value-type="float">
            <text:p>3,908</text:p>
          </table:table-cell>
          <table:table-cell table:formula="of:=[.D608]-3.866" office:value-type="float" office:value="0.0419999999999998" calcext:value-type="float">
            <text:p>0,042</text:p>
          </table:table-cell>
          <table:table-cell table:formula="of:=AVERAGE([.E585:.E608])" office:value-type="float" office:value="0.0111666666666665" calcext:value-type="float">
            <text:p>0,011166666666667</text:p>
          </table:table-cell>
          <table:table-cell table:formula="of:=[.E6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71" calcext:value-type="float">
            <text:p>1479486371</text:p>
          </table:table-cell>
          <table:table-cell table:formula="of:=[.A609]-[.$A$2]" office:value-type="float" office:value="3216" calcext:value-type="float">
            <text:p>3216</text:p>
          </table:table-cell>
          <table:table-cell table:formula="of:=[.B609]/60" office:value-type="float" office:value="53.6" calcext:value-type="float">
            <text:p>53,6</text:p>
          </table:table-cell>
          <table:table-cell office:value-type="float" office:value="3.868" calcext:value-type="float">
            <text:p>3,868</text:p>
          </table:table-cell>
          <table:table-cell table:formula="of:=[.D609]-3.866" office:value-type="float" office:value="0.00199999999999978" calcext:value-type="float">
            <text:p>0,002</text:p>
          </table:table-cell>
          <table:table-cell table:formula="of:=AVERAGE([.E586:.E609])" office:value-type="float" office:value="0.00833333333333316" calcext:value-type="float">
            <text:p>0,008333333333333</text:p>
          </table:table-cell>
          <table:table-cell table:formula="of:=[.E6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77" calcext:value-type="float">
            <text:p>1479486377</text:p>
          </table:table-cell>
          <table:table-cell table:formula="of:=[.A610]-[.$A$2]" office:value-type="float" office:value="3222" calcext:value-type="float">
            <text:p>3222</text:p>
          </table:table-cell>
          <table:table-cell table:formula="of:=[.B610]/60" office:value-type="float" office:value="53.7" calcext:value-type="float">
            <text:p>53,7</text:p>
          </table:table-cell>
          <table:table-cell office:value-type="float" office:value="3.868" calcext:value-type="float">
            <text:p>3,868</text:p>
          </table:table-cell>
          <table:table-cell table:formula="of:=[.D610]-3.866" office:value-type="float" office:value="0.00199999999999978" calcext:value-type="float">
            <text:p>0,002</text:p>
          </table:table-cell>
          <table:table-cell table:formula="of:=AVERAGE([.E587:.E610])" office:value-type="float" office:value="0.00837499999999982" calcext:value-type="float">
            <text:p>0,008375</text:p>
          </table:table-cell>
          <table:table-cell table:formula="of:=[.E6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82" calcext:value-type="float">
            <text:p>1479486382</text:p>
          </table:table-cell>
          <table:table-cell table:formula="of:=[.A611]-[.$A$2]" office:value-type="float" office:value="3227" calcext:value-type="float">
            <text:p>3227</text:p>
          </table:table-cell>
          <table:table-cell table:formula="of:=[.B611]/60" office:value-type="float" office:value="53.7833333333333" calcext:value-type="float">
            <text:p>53,7833333333333</text:p>
          </table:table-cell>
          <table:table-cell office:value-type="float" office:value="3.871" calcext:value-type="float">
            <text:p>3,871</text:p>
          </table:table-cell>
          <table:table-cell table:formula="of:=[.D611]-3.866" office:value-type="float" office:value="0.00499999999999989" calcext:value-type="float">
            <text:p>0,005</text:p>
          </table:table-cell>
          <table:table-cell table:formula="of:=AVERAGE([.E588:.E611])" office:value-type="float" office:value="0.00854166666666648" calcext:value-type="float">
            <text:p>0,008541666666666</text:p>
          </table:table-cell>
          <table:table-cell table:formula="of:=[.E6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87" calcext:value-type="float">
            <text:p>1479486387</text:p>
          </table:table-cell>
          <table:table-cell table:formula="of:=[.A612]-[.$A$2]" office:value-type="float" office:value="3232" calcext:value-type="float">
            <text:p>3232</text:p>
          </table:table-cell>
          <table:table-cell table:formula="of:=[.B612]/60" office:value-type="float" office:value="53.8666666666667" calcext:value-type="float">
            <text:p>53,8666666666667</text:p>
          </table:table-cell>
          <table:table-cell office:value-type="float" office:value="3.906" calcext:value-type="float">
            <text:p>3,906</text:p>
          </table:table-cell>
          <table:table-cell table:formula="of:=[.D612]-3.866" office:value-type="float" office:value="0.04" calcext:value-type="float">
            <text:p>0,04</text:p>
          </table:table-cell>
          <table:table-cell table:formula="of:=AVERAGE([.E589:.E612])" office:value-type="float" office:value="0.0101666666666665" calcext:value-type="float">
            <text:p>0,010166666666667</text:p>
          </table:table-cell>
          <table:table-cell table:formula="of:=[.E6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93" calcext:value-type="float">
            <text:p>1479486393</text:p>
          </table:table-cell>
          <table:table-cell table:formula="of:=[.A613]-[.$A$2]" office:value-type="float" office:value="3238" calcext:value-type="float">
            <text:p>3238</text:p>
          </table:table-cell>
          <table:table-cell table:formula="of:=[.B613]/60" office:value-type="float" office:value="53.9666666666667" calcext:value-type="float">
            <text:p>53,9666666666667</text:p>
          </table:table-cell>
          <table:table-cell office:value-type="float" office:value="3.868" calcext:value-type="float">
            <text:p>3,868</text:p>
          </table:table-cell>
          <table:table-cell table:formula="of:=[.D613]-3.866" office:value-type="float" office:value="0.00199999999999978" calcext:value-type="float">
            <text:p>0,002</text:p>
          </table:table-cell>
          <table:table-cell table:formula="of:=AVERAGE([.E590:.E613])" office:value-type="float" office:value="0.00808333333333315" calcext:value-type="float">
            <text:p>0,008083333333333</text:p>
          </table:table-cell>
          <table:table-cell table:formula="of:=[.E6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398" calcext:value-type="float">
            <text:p>1479486398</text:p>
          </table:table-cell>
          <table:table-cell table:formula="of:=[.A614]-[.$A$2]" office:value-type="float" office:value="3243" calcext:value-type="float">
            <text:p>3243</text:p>
          </table:table-cell>
          <table:table-cell table:formula="of:=[.B614]/60" office:value-type="float" office:value="54.05" calcext:value-type="float">
            <text:p>54,05</text:p>
          </table:table-cell>
          <table:table-cell office:value-type="float" office:value="3.867" calcext:value-type="float">
            <text:p>3,867</text:p>
          </table:table-cell>
          <table:table-cell table:formula="of:=[.D614]-3.866" office:value-type="float" office:value="0.00099999999999989" calcext:value-type="float">
            <text:p>0,001</text:p>
          </table:table-cell>
          <table:table-cell table:formula="of:=AVERAGE([.E591:.E614])" office:value-type="float" office:value="0.00808333333333315" calcext:value-type="float">
            <text:p>0,008083333333333</text:p>
          </table:table-cell>
          <table:table-cell table:formula="of:=[.E61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03" calcext:value-type="float">
            <text:p>1479486403</text:p>
          </table:table-cell>
          <table:table-cell table:formula="of:=[.A615]-[.$A$2]" office:value-type="float" office:value="3248" calcext:value-type="float">
            <text:p>3248</text:p>
          </table:table-cell>
          <table:table-cell table:formula="of:=[.B615]/60" office:value-type="float" office:value="54.1333333333333" calcext:value-type="float">
            <text:p>54,1333333333333</text:p>
          </table:table-cell>
          <table:table-cell office:value-type="float" office:value="3.941" calcext:value-type="float">
            <text:p>3,941</text:p>
          </table:table-cell>
          <table:table-cell table:formula="of:=[.D615]-3.866" office:value-type="float" office:value="0.0749999999999997" calcext:value-type="float">
            <text:p>0,075</text:p>
          </table:table-cell>
          <table:table-cell table:formula="of:=AVERAGE([.E592:.E615])" office:value-type="float" office:value="0.0110833333333331" calcext:value-type="float">
            <text:p>0,011083333333333</text:p>
          </table:table-cell>
          <table:table-cell table:formula="of:=[.E6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08" calcext:value-type="float">
            <text:p>1479486408</text:p>
          </table:table-cell>
          <table:table-cell table:formula="of:=[.A616]-[.$A$2]" office:value-type="float" office:value="3253" calcext:value-type="float">
            <text:p>3253</text:p>
          </table:table-cell>
          <table:table-cell table:formula="of:=[.B616]/60" office:value-type="float" office:value="54.2166666666667" calcext:value-type="float">
            <text:p>54,2166666666667</text:p>
          </table:table-cell>
          <table:table-cell office:value-type="float" office:value="3.868" calcext:value-type="float">
            <text:p>3,868</text:p>
          </table:table-cell>
          <table:table-cell table:formula="of:=[.D616]-3.866" office:value-type="float" office:value="0.00199999999999978" calcext:value-type="float">
            <text:p>0,002</text:p>
          </table:table-cell>
          <table:table-cell table:formula="of:=AVERAGE([.E593:.E616])" office:value-type="float" office:value="0.0110416666666665" calcext:value-type="float">
            <text:p>0,011041666666667</text:p>
          </table:table-cell>
          <table:table-cell table:formula="of:=[.E6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14" calcext:value-type="float">
            <text:p>1479486414</text:p>
          </table:table-cell>
          <table:table-cell table:formula="of:=[.A617]-[.$A$2]" office:value-type="float" office:value="3259" calcext:value-type="float">
            <text:p>3259</text:p>
          </table:table-cell>
          <table:table-cell table:formula="of:=[.B617]/60" office:value-type="float" office:value="54.3166666666667" calcext:value-type="float">
            <text:p>54,3166666666667</text:p>
          </table:table-cell>
          <table:table-cell office:value-type="float" office:value="3.868" calcext:value-type="float">
            <text:p>3,868</text:p>
          </table:table-cell>
          <table:table-cell table:formula="of:=[.D617]-3.866" office:value-type="float" office:value="0.00199999999999978" calcext:value-type="float">
            <text:p>0,002</text:p>
          </table:table-cell>
          <table:table-cell table:formula="of:=AVERAGE([.E594:.E617])" office:value-type="float" office:value="0.0109999999999998" calcext:value-type="float">
            <text:p>0,011</text:p>
          </table:table-cell>
          <table:table-cell table:formula="of:=[.E6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19" calcext:value-type="float">
            <text:p>1479486419</text:p>
          </table:table-cell>
          <table:table-cell table:formula="of:=[.A618]-[.$A$2]" office:value-type="float" office:value="3264" calcext:value-type="float">
            <text:p>3264</text:p>
          </table:table-cell>
          <table:table-cell table:formula="of:=[.B618]/60" office:value-type="float" office:value="54.4" calcext:value-type="float">
            <text:p>54,4</text:p>
          </table:table-cell>
          <table:table-cell office:value-type="float" office:value="3.867" calcext:value-type="float">
            <text:p>3,867</text:p>
          </table:table-cell>
          <table:table-cell table:formula="of:=[.D618]-3.866" office:value-type="float" office:value="0.00099999999999989" calcext:value-type="float">
            <text:p>0,001</text:p>
          </table:table-cell>
          <table:table-cell table:formula="of:=AVERAGE([.E595:.E618])" office:value-type="float" office:value="0.0109166666666665" calcext:value-type="float">
            <text:p>0,010916666666667</text:p>
          </table:table-cell>
          <table:table-cell table:formula="of:=[.E61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24" calcext:value-type="float">
            <text:p>1479486424</text:p>
          </table:table-cell>
          <table:table-cell table:formula="of:=[.A619]-[.$A$2]" office:value-type="float" office:value="3269" calcext:value-type="float">
            <text:p>3269</text:p>
          </table:table-cell>
          <table:table-cell table:formula="of:=[.B619]/60" office:value-type="float" office:value="54.4833333333333" calcext:value-type="float">
            <text:p>54,4833333333333</text:p>
          </table:table-cell>
          <table:table-cell office:value-type="float" office:value="3.949" calcext:value-type="float">
            <text:p>3,949</text:p>
          </table:table-cell>
          <table:table-cell table:formula="of:=[.D619]-3.866" office:value-type="float" office:value="0.0829999999999997" calcext:value-type="float">
            <text:p>0,083</text:p>
          </table:table-cell>
          <table:table-cell table:formula="of:=AVERAGE([.E596:.E619])" office:value-type="float" office:value="0.0142916666666665" calcext:value-type="float">
            <text:p>0,014291666666667</text:p>
          </table:table-cell>
          <table:table-cell table:formula="of:=[.E6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29" calcext:value-type="float">
            <text:p>1479486429</text:p>
          </table:table-cell>
          <table:table-cell table:formula="of:=[.A620]-[.$A$2]" office:value-type="float" office:value="3274" calcext:value-type="float">
            <text:p>3274</text:p>
          </table:table-cell>
          <table:table-cell table:formula="of:=[.B620]/60" office:value-type="float" office:value="54.5666666666667" calcext:value-type="float">
            <text:p>54,5666666666667</text:p>
          </table:table-cell>
          <table:table-cell office:value-type="float" office:value="3.868" calcext:value-type="float">
            <text:p>3,868</text:p>
          </table:table-cell>
          <table:table-cell table:formula="of:=[.D620]-3.866" office:value-type="float" office:value="0.00199999999999978" calcext:value-type="float">
            <text:p>0,002</text:p>
          </table:table-cell>
          <table:table-cell table:formula="of:=AVERAGE([.E597:.E620])" office:value-type="float" office:value="0.0142499999999998" calcext:value-type="float">
            <text:p>0,01425</text:p>
          </table:table-cell>
          <table:table-cell table:formula="of:=[.E6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34" calcext:value-type="float">
            <text:p>1479486434</text:p>
          </table:table-cell>
          <table:table-cell table:formula="of:=[.A621]-[.$A$2]" office:value-type="float" office:value="3279" calcext:value-type="float">
            <text:p>3279</text:p>
          </table:table-cell>
          <table:table-cell table:formula="of:=[.B621]/60" office:value-type="float" office:value="54.65" calcext:value-type="float">
            <text:p>54,65</text:p>
          </table:table-cell>
          <table:table-cell office:value-type="float" office:value="3.867" calcext:value-type="float">
            <text:p>3,867</text:p>
          </table:table-cell>
          <table:table-cell table:formula="of:=[.D621]-3.866" office:value-type="float" office:value="0.00099999999999989" calcext:value-type="float">
            <text:p>0,001</text:p>
          </table:table-cell>
          <table:table-cell table:formula="of:=AVERAGE([.E598:.E621])" office:value-type="float" office:value="0.0142083333333332" calcext:value-type="float">
            <text:p>0,014208333333333</text:p>
          </table:table-cell>
          <table:table-cell table:formula="of:=[.E62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40" calcext:value-type="float">
            <text:p>1479486440</text:p>
          </table:table-cell>
          <table:table-cell table:formula="of:=[.A622]-[.$A$2]" office:value-type="float" office:value="3285" calcext:value-type="float">
            <text:p>3285</text:p>
          </table:table-cell>
          <table:table-cell table:formula="of:=[.B622]/60" office:value-type="float" office:value="54.75" calcext:value-type="float">
            <text:p>54,75</text:p>
          </table:table-cell>
          <table:table-cell office:value-type="float" office:value="3.871" calcext:value-type="float">
            <text:p>3,871</text:p>
          </table:table-cell>
          <table:table-cell table:formula="of:=[.D622]-3.866" office:value-type="float" office:value="0.00499999999999989" calcext:value-type="float">
            <text:p>0,005</text:p>
          </table:table-cell>
          <table:table-cell table:formula="of:=AVERAGE([.E599:.E622])" office:value-type="float" office:value="0.0143333333333332" calcext:value-type="float">
            <text:p>0,014333333333333</text:p>
          </table:table-cell>
          <table:table-cell table:formula="of:=[.E6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45" calcext:value-type="float">
            <text:p>1479486445</text:p>
          </table:table-cell>
          <table:table-cell table:formula="of:=[.A623]-[.$A$2]" office:value-type="float" office:value="3290" calcext:value-type="float">
            <text:p>3290</text:p>
          </table:table-cell>
          <table:table-cell table:formula="of:=[.B623]/60" office:value-type="float" office:value="54.8333333333333" calcext:value-type="float">
            <text:p>54,8333333333333</text:p>
          </table:table-cell>
          <table:table-cell office:value-type="float" office:value="3.983" calcext:value-type="float">
            <text:p>3,983</text:p>
          </table:table-cell>
          <table:table-cell table:formula="of:=[.D623]-3.866" office:value-type="float" office:value="0.117" calcext:value-type="float">
            <text:p>0,117</text:p>
          </table:table-cell>
          <table:table-cell table:formula="of:=AVERAGE([.E600:.E623])" office:value-type="float" office:value="0.0191249999999999" calcext:value-type="float">
            <text:p>0,019125</text:p>
          </table:table-cell>
          <table:table-cell table:formula="of:=[.E6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50" calcext:value-type="float">
            <text:p>1479486450</text:p>
          </table:table-cell>
          <table:table-cell table:formula="of:=[.A624]-[.$A$2]" office:value-type="float" office:value="3295" calcext:value-type="float">
            <text:p>3295</text:p>
          </table:table-cell>
          <table:table-cell table:formula="of:=[.B624]/60" office:value-type="float" office:value="54.9166666666667" calcext:value-type="float">
            <text:p>54,9166666666667</text:p>
          </table:table-cell>
          <table:table-cell office:value-type="float" office:value="3.868" calcext:value-type="float">
            <text:p>3,868</text:p>
          </table:table-cell>
          <table:table-cell table:formula="of:=[.D624]-3.866" office:value-type="float" office:value="0.00199999999999978" calcext:value-type="float">
            <text:p>0,002</text:p>
          </table:table-cell>
          <table:table-cell table:formula="of:=AVERAGE([.E601:.E624])" office:value-type="float" office:value="0.0192083333333332" calcext:value-type="float">
            <text:p>0,019208333333333</text:p>
          </table:table-cell>
          <table:table-cell table:formula="of:=[.E6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56" calcext:value-type="float">
            <text:p>1479486456</text:p>
          </table:table-cell>
          <table:table-cell table:formula="of:=[.A625]-[.$A$2]" office:value-type="float" office:value="3301" calcext:value-type="float">
            <text:p>3301</text:p>
          </table:table-cell>
          <table:table-cell table:formula="of:=[.B625]/60" office:value-type="float" office:value="55.0166666666667" calcext:value-type="float">
            <text:p>55,0166666666667</text:p>
          </table:table-cell>
          <table:table-cell office:value-type="float" office:value="3.868" calcext:value-type="float">
            <text:p>3,868</text:p>
          </table:table-cell>
          <table:table-cell table:formula="of:=[.D625]-3.866" office:value-type="float" office:value="0.00199999999999978" calcext:value-type="float">
            <text:p>0,002</text:p>
          </table:table-cell>
          <table:table-cell table:formula="of:=AVERAGE([.E602:.E625])" office:value-type="float" office:value="0.0192916666666665" calcext:value-type="float">
            <text:p>0,019291666666667</text:p>
          </table:table-cell>
          <table:table-cell table:formula="of:=[.E6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61" calcext:value-type="float">
            <text:p>1479486461</text:p>
          </table:table-cell>
          <table:table-cell table:formula="of:=[.A626]-[.$A$2]" office:value-type="float" office:value="3306" calcext:value-type="float">
            <text:p>3306</text:p>
          </table:table-cell>
          <table:table-cell table:formula="of:=[.B626]/60" office:value-type="float" office:value="55.1" calcext:value-type="float">
            <text:p>55,1</text:p>
          </table:table-cell>
          <table:table-cell office:value-type="float" office:value="3.939" calcext:value-type="float">
            <text:p>3,939</text:p>
          </table:table-cell>
          <table:table-cell table:formula="of:=[.D626]-3.866" office:value-type="float" office:value="0.073" calcext:value-type="float">
            <text:p>0,073</text:p>
          </table:table-cell>
          <table:table-cell table:formula="of:=AVERAGE([.E603:.E626])" office:value-type="float" office:value="0.0223333333333332" calcext:value-type="float">
            <text:p>0,022333333333333</text:p>
          </table:table-cell>
          <table:table-cell table:formula="of:=[.E6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66" calcext:value-type="float">
            <text:p>1479486466</text:p>
          </table:table-cell>
          <table:table-cell table:formula="of:=[.A627]-[.$A$2]" office:value-type="float" office:value="3311" calcext:value-type="float">
            <text:p>3311</text:p>
          </table:table-cell>
          <table:table-cell table:formula="of:=[.B627]/60" office:value-type="float" office:value="55.1833333333333" calcext:value-type="float">
            <text:p>55,1833333333333</text:p>
          </table:table-cell>
          <table:table-cell office:value-type="float" office:value="3.867" calcext:value-type="float">
            <text:p>3,867</text:p>
          </table:table-cell>
          <table:table-cell table:formula="of:=[.D627]-3.866" office:value-type="float" office:value="0.00099999999999989" calcext:value-type="float">
            <text:p>0,001</text:p>
          </table:table-cell>
          <table:table-cell table:formula="of:=AVERAGE([.E604:.E627])" office:value-type="float" office:value="0.0222916666666665" calcext:value-type="float">
            <text:p>0,022291666666667</text:p>
          </table:table-cell>
          <table:table-cell table:formula="of:=[.E62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71" calcext:value-type="float">
            <text:p>1479486471</text:p>
          </table:table-cell>
          <table:table-cell table:formula="of:=[.A628]-[.$A$2]" office:value-type="float" office:value="3316" calcext:value-type="float">
            <text:p>3316</text:p>
          </table:table-cell>
          <table:table-cell table:formula="of:=[.B628]/60" office:value-type="float" office:value="55.2666666666667" calcext:value-type="float">
            <text:p>55,2666666666667</text:p>
          </table:table-cell>
          <table:table-cell office:value-type="float" office:value="3.867" calcext:value-type="float">
            <text:p>3,867</text:p>
          </table:table-cell>
          <table:table-cell table:formula="of:=[.D628]-3.866" office:value-type="float" office:value="0.00099999999999989" calcext:value-type="float">
            <text:p>0,001</text:p>
          </table:table-cell>
          <table:table-cell table:formula="of:=AVERAGE([.E605:.E628])" office:value-type="float" office:value="0.0222916666666665" calcext:value-type="float">
            <text:p>0,022291666666667</text:p>
          </table:table-cell>
          <table:table-cell table:formula="of:=[.E62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77" calcext:value-type="float">
            <text:p>1479486477</text:p>
          </table:table-cell>
          <table:table-cell table:formula="of:=[.A629]-[.$A$2]" office:value-type="float" office:value="3322" calcext:value-type="float">
            <text:p>3322</text:p>
          </table:table-cell>
          <table:table-cell table:formula="of:=[.B629]/60" office:value-type="float" office:value="55.3666666666667" calcext:value-type="float">
            <text:p>55,3666666666667</text:p>
          </table:table-cell>
          <table:table-cell office:value-type="float" office:value="3.867" calcext:value-type="float">
            <text:p>3,867</text:p>
          </table:table-cell>
          <table:table-cell table:formula="of:=[.D629]-3.866" office:value-type="float" office:value="0.00099999999999989" calcext:value-type="float">
            <text:p>0,001</text:p>
          </table:table-cell>
          <table:table-cell table:formula="of:=AVERAGE([.E606:.E629])" office:value-type="float" office:value="0.0194166666666665" calcext:value-type="float">
            <text:p>0,019416666666667</text:p>
          </table:table-cell>
          <table:table-cell table:formula="of:=[.E62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82" calcext:value-type="float">
            <text:p>1479486482</text:p>
          </table:table-cell>
          <table:table-cell table:formula="of:=[.A630]-[.$A$2]" office:value-type="float" office:value="3327" calcext:value-type="float">
            <text:p>3327</text:p>
          </table:table-cell>
          <table:table-cell table:formula="of:=[.B630]/60" office:value-type="float" office:value="55.45" calcext:value-type="float">
            <text:p>55,45</text:p>
          </table:table-cell>
          <table:table-cell office:value-type="float" office:value="3.986" calcext:value-type="float">
            <text:p>3,986</text:p>
          </table:table-cell>
          <table:table-cell table:formula="of:=[.D630]-3.866" office:value-type="float" office:value="0.12" calcext:value-type="float">
            <text:p>0,12</text:p>
          </table:table-cell>
          <table:table-cell table:formula="of:=AVERAGE([.E607:.E630])" office:value-type="float" office:value="0.0243333333333332" calcext:value-type="float">
            <text:p>0,024333333333333</text:p>
          </table:table-cell>
          <table:table-cell table:formula="of:=[.E6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487" calcext:value-type="float">
            <text:p>1479486487</text:p>
          </table:table-cell>
          <table:table-cell table:formula="of:=[.A631]-[.$A$2]" office:value-type="float" office:value="3332" calcext:value-type="float">
            <text:p>3332</text:p>
          </table:table-cell>
          <table:table-cell table:formula="of:=[.B631]/60" office:value-type="float" office:value="55.5333333333333" calcext:value-type="float">
            <text:p>55,5333333333333</text:p>
          </table:table-cell>
          <table:table-cell office:value-type="float" office:value="3.867" calcext:value-type="float">
            <text:p>3,867</text:p>
          </table:table-cell>
          <table:table-cell table:formula="of:=[.D631]-3.866" office:value-type="float" office:value="0.00099999999999989" calcext:value-type="float">
            <text:p>0,001</text:p>
          </table:table-cell>
          <table:table-cell table:formula="of:=AVERAGE([.E608:.E631])" office:value-type="float" office:value="0.0242916666666665" calcext:value-type="float">
            <text:p>0,024291666666667</text:p>
          </table:table-cell>
          <table:table-cell table:formula="of:=[.E63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92" calcext:value-type="float">
            <text:p>1479486492</text:p>
          </table:table-cell>
          <table:table-cell table:formula="of:=[.A632]-[.$A$2]" office:value-type="float" office:value="3337" calcext:value-type="float">
            <text:p>3337</text:p>
          </table:table-cell>
          <table:table-cell table:formula="of:=[.B632]/60" office:value-type="float" office:value="55.6166666666667" calcext:value-type="float">
            <text:p>55,6166666666667</text:p>
          </table:table-cell>
          <table:table-cell office:value-type="float" office:value="3.867" calcext:value-type="float">
            <text:p>3,867</text:p>
          </table:table-cell>
          <table:table-cell table:formula="of:=[.D632]-3.866" office:value-type="float" office:value="0.00099999999999989" calcext:value-type="float">
            <text:p>0,001</text:p>
          </table:table-cell>
          <table:table-cell table:formula="of:=AVERAGE([.E609:.E632])" office:value-type="float" office:value="0.0225833333333332" calcext:value-type="float">
            <text:p>0,022583333333333</text:p>
          </table:table-cell>
          <table:table-cell table:formula="of:=[.E63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497" calcext:value-type="float">
            <text:p>1479486497</text:p>
          </table:table-cell>
          <table:table-cell table:formula="of:=[.A633]-[.$A$2]" office:value-type="float" office:value="3342" calcext:value-type="float">
            <text:p>3342</text:p>
          </table:table-cell>
          <table:table-cell table:formula="of:=[.B633]/60" office:value-type="float" office:value="55.7" calcext:value-type="float">
            <text:p>55,7</text:p>
          </table:table-cell>
          <table:table-cell office:value-type="float" office:value="3.871" calcext:value-type="float">
            <text:p>3,871</text:p>
          </table:table-cell>
          <table:table-cell table:formula="of:=[.D633]-3.866" office:value-type="float" office:value="0.00499999999999989" calcext:value-type="float">
            <text:p>0,005</text:p>
          </table:table-cell>
          <table:table-cell table:formula="of:=AVERAGE([.E610:.E633])" office:value-type="float" office:value="0.0227083333333332" calcext:value-type="float">
            <text:p>0,022708333333333</text:p>
          </table:table-cell>
          <table:table-cell table:formula="of:=[.E6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03" calcext:value-type="float">
            <text:p>1479486503</text:p>
          </table:table-cell>
          <table:table-cell table:formula="of:=[.A634]-[.$A$2]" office:value-type="float" office:value="3348" calcext:value-type="float">
            <text:p>3348</text:p>
          </table:table-cell>
          <table:table-cell table:formula="of:=[.B634]/60" office:value-type="float" office:value="55.8" calcext:value-type="float">
            <text:p>55,8</text:p>
          </table:table-cell>
          <table:table-cell office:value-type="float" office:value="3.968" calcext:value-type="float">
            <text:p>3,968</text:p>
          </table:table-cell>
          <table:table-cell table:formula="of:=[.D634]-3.866" office:value-type="float" office:value="0.102" calcext:value-type="float">
            <text:p>0,102</text:p>
          </table:table-cell>
          <table:table-cell table:formula="of:=AVERAGE([.E611:.E634])" office:value-type="float" office:value="0.0268749999999999" calcext:value-type="float">
            <text:p>0,026875</text:p>
          </table:table-cell>
          <table:table-cell table:formula="of:=[.E6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08" calcext:value-type="float">
            <text:p>1479486508</text:p>
          </table:table-cell>
          <table:table-cell table:formula="of:=[.A635]-[.$A$2]" office:value-type="float" office:value="3353" calcext:value-type="float">
            <text:p>3353</text:p>
          </table:table-cell>
          <table:table-cell table:formula="of:=[.B635]/60" office:value-type="float" office:value="55.8833333333333" calcext:value-type="float">
            <text:p>55,8833333333333</text:p>
          </table:table-cell>
          <table:table-cell office:value-type="float" office:value="3.867" calcext:value-type="float">
            <text:p>3,867</text:p>
          </table:table-cell>
          <table:table-cell table:formula="of:=[.D635]-3.866" office:value-type="float" office:value="0.00099999999999989" calcext:value-type="float">
            <text:p>0,001</text:p>
          </table:table-cell>
          <table:table-cell table:formula="of:=AVERAGE([.E612:.E635])" office:value-type="float" office:value="0.0267083333333332" calcext:value-type="float">
            <text:p>0,026708333333333</text:p>
          </table:table-cell>
          <table:table-cell table:formula="of:=[.E63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13" calcext:value-type="float">
            <text:p>1479486513</text:p>
          </table:table-cell>
          <table:table-cell table:formula="of:=[.A636]-[.$A$2]" office:value-type="float" office:value="3358" calcext:value-type="float">
            <text:p>3358</text:p>
          </table:table-cell>
          <table:table-cell table:formula="of:=[.B636]/60" office:value-type="float" office:value="55.9666666666667" calcext:value-type="float">
            <text:p>55,9666666666667</text:p>
          </table:table-cell>
          <table:table-cell office:value-type="float" office:value="3.867" calcext:value-type="float">
            <text:p>3,867</text:p>
          </table:table-cell>
          <table:table-cell table:formula="of:=[.D636]-3.866" office:value-type="float" office:value="0.00099999999999989" calcext:value-type="float">
            <text:p>0,001</text:p>
          </table:table-cell>
          <table:table-cell table:formula="of:=AVERAGE([.E613:.E636])" office:value-type="float" office:value="0.0250833333333332" calcext:value-type="float">
            <text:p>0,025083333333333</text:p>
          </table:table-cell>
          <table:table-cell table:formula="of:=[.E63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18" calcext:value-type="float">
            <text:p>1479486518</text:p>
          </table:table-cell>
          <table:table-cell table:formula="of:=[.A637]-[.$A$2]" office:value-type="float" office:value="3363" calcext:value-type="float">
            <text:p>3363</text:p>
          </table:table-cell>
          <table:table-cell table:formula="of:=[.B637]/60" office:value-type="float" office:value="56.05" calcext:value-type="float">
            <text:p>56,05</text:p>
          </table:table-cell>
          <table:table-cell office:value-type="float" office:value="3.921" calcext:value-type="float">
            <text:p>3,921</text:p>
          </table:table-cell>
          <table:table-cell table:formula="of:=[.D637]-3.866" office:value-type="float" office:value="0.0550000000000002" calcext:value-type="float">
            <text:p>0,055</text:p>
          </table:table-cell>
          <table:table-cell table:formula="of:=AVERAGE([.E614:.E637])" office:value-type="float" office:value="0.0272916666666665" calcext:value-type="float">
            <text:p>0,027291666666667</text:p>
          </table:table-cell>
          <table:table-cell table:formula="of:=[.E6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24" calcext:value-type="float">
            <text:p>1479486524</text:p>
          </table:table-cell>
          <table:table-cell table:formula="of:=[.A638]-[.$A$2]" office:value-type="float" office:value="3369" calcext:value-type="float">
            <text:p>3369</text:p>
          </table:table-cell>
          <table:table-cell table:formula="of:=[.B638]/60" office:value-type="float" office:value="56.15" calcext:value-type="float">
            <text:p>56,15</text:p>
          </table:table-cell>
          <table:table-cell office:value-type="float" office:value="3.867" calcext:value-type="float">
            <text:p>3,867</text:p>
          </table:table-cell>
          <table:table-cell table:formula="of:=[.D638]-3.866" office:value-type="float" office:value="0.00099999999999989" calcext:value-type="float">
            <text:p>0,001</text:p>
          </table:table-cell>
          <table:table-cell table:formula="of:=AVERAGE([.E615:.E638])" office:value-type="float" office:value="0.0272916666666665" calcext:value-type="float">
            <text:p>0,027291666666667</text:p>
          </table:table-cell>
          <table:table-cell table:formula="of:=[.E63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29" calcext:value-type="float">
            <text:p>1479486529</text:p>
          </table:table-cell>
          <table:table-cell table:formula="of:=[.A639]-[.$A$2]" office:value-type="float" office:value="3374" calcext:value-type="float">
            <text:p>3374</text:p>
          </table:table-cell>
          <table:table-cell table:formula="of:=[.B639]/60" office:value-type="float" office:value="56.2333333333333" calcext:value-type="float">
            <text:p>56,2333333333333</text:p>
          </table:table-cell>
          <table:table-cell office:value-type="float" office:value="3.867" calcext:value-type="float">
            <text:p>3,867</text:p>
          </table:table-cell>
          <table:table-cell table:formula="of:=[.D639]-3.866" office:value-type="float" office:value="0.00099999999999989" calcext:value-type="float">
            <text:p>0,001</text:p>
          </table:table-cell>
          <table:table-cell table:formula="of:=AVERAGE([.E616:.E639])" office:value-type="float" office:value="0.0242083333333332" calcext:value-type="float">
            <text:p>0,024208333333333</text:p>
          </table:table-cell>
          <table:table-cell table:formula="of:=[.E63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34" calcext:value-type="float">
            <text:p>1479486534</text:p>
          </table:table-cell>
          <table:table-cell table:formula="of:=[.A640]-[.$A$2]" office:value-type="float" office:value="3379" calcext:value-type="float">
            <text:p>3379</text:p>
          </table:table-cell>
          <table:table-cell table:formula="of:=[.B640]/60" office:value-type="float" office:value="56.3166666666667" calcext:value-type="float">
            <text:p>56,3166666666667</text:p>
          </table:table-cell>
          <table:table-cell office:value-type="float" office:value="3.867" calcext:value-type="float">
            <text:p>3,867</text:p>
          </table:table-cell>
          <table:table-cell table:formula="of:=[.D640]-3.866" office:value-type="float" office:value="0.00099999999999989" calcext:value-type="float">
            <text:p>0,001</text:p>
          </table:table-cell>
          <table:table-cell table:formula="of:=AVERAGE([.E617:.E640])" office:value-type="float" office:value="0.0241666666666665" calcext:value-type="float">
            <text:p>0,024166666666667</text:p>
          </table:table-cell>
          <table:table-cell table:formula="of:=[.E64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39" calcext:value-type="float">
            <text:p>1479486539</text:p>
          </table:table-cell>
          <table:table-cell table:formula="of:=[.A641]-[.$A$2]" office:value-type="float" office:value="3384" calcext:value-type="float">
            <text:p>3384</text:p>
          </table:table-cell>
          <table:table-cell table:formula="of:=[.B641]/60" office:value-type="float" office:value="56.4" calcext:value-type="float">
            <text:p>56,4</text:p>
          </table:table-cell>
          <table:table-cell office:value-type="float" office:value="3.973" calcext:value-type="float">
            <text:p>3,973</text:p>
          </table:table-cell>
          <table:table-cell table:formula="of:=[.D641]-3.866" office:value-type="float" office:value="0.107" calcext:value-type="float">
            <text:p>0,107</text:p>
          </table:table-cell>
          <table:table-cell table:formula="of:=AVERAGE([.E618:.E641])" office:value-type="float" office:value="0.0285416666666665" calcext:value-type="float">
            <text:p>0,028541666666667</text:p>
          </table:table-cell>
          <table:table-cell table:formula="of:=[.E6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45" calcext:value-type="float">
            <text:p>1479486545</text:p>
          </table:table-cell>
          <table:table-cell table:formula="of:=[.A642]-[.$A$2]" office:value-type="float" office:value="3390" calcext:value-type="float">
            <text:p>3390</text:p>
          </table:table-cell>
          <table:table-cell table:formula="of:=[.B642]/60" office:value-type="float" office:value="56.5" calcext:value-type="float">
            <text:p>56,5</text:p>
          </table:table-cell>
          <table:table-cell office:value-type="float" office:value="3.867" calcext:value-type="float">
            <text:p>3,867</text:p>
          </table:table-cell>
          <table:table-cell table:formula="of:=[.D642]-3.866" office:value-type="float" office:value="0.00099999999999989" calcext:value-type="float">
            <text:p>0,001</text:p>
          </table:table-cell>
          <table:table-cell table:formula="of:=AVERAGE([.E619:.E642])" office:value-type="float" office:value="0.0285416666666665" calcext:value-type="float">
            <text:p>0,028541666666667</text:p>
          </table:table-cell>
          <table:table-cell table:formula="of:=[.E64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50" calcext:value-type="float">
            <text:p>1479486550</text:p>
          </table:table-cell>
          <table:table-cell table:formula="of:=[.A643]-[.$A$2]" office:value-type="float" office:value="3395" calcext:value-type="float">
            <text:p>3395</text:p>
          </table:table-cell>
          <table:table-cell table:formula="of:=[.B643]/60" office:value-type="float" office:value="56.5833333333333" calcext:value-type="float">
            <text:p>56,5833333333333</text:p>
          </table:table-cell>
          <table:table-cell office:value-type="float" office:value="3.867" calcext:value-type="float">
            <text:p>3,867</text:p>
          </table:table-cell>
          <table:table-cell table:formula="of:=[.D643]-3.866" office:value-type="float" office:value="0.00099999999999989" calcext:value-type="float">
            <text:p>0,001</text:p>
          </table:table-cell>
          <table:table-cell table:formula="of:=AVERAGE([.E620:.E643])" office:value-type="float" office:value="0.0251249999999999" calcext:value-type="float">
            <text:p>0,025125</text:p>
          </table:table-cell>
          <table:table-cell table:formula="of:=[.E64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55" calcext:value-type="float">
            <text:p>1479486555</text:p>
          </table:table-cell>
          <table:table-cell table:formula="of:=[.A644]-[.$A$2]" office:value-type="float" office:value="3400" calcext:value-type="float">
            <text:p>3400</text:p>
          </table:table-cell>
          <table:table-cell table:formula="of:=[.B644]/60" office:value-type="float" office:value="56.6666666666667" calcext:value-type="float">
            <text:p>56,6666666666667</text:p>
          </table:table-cell>
          <table:table-cell office:value-type="float" office:value="3.873" calcext:value-type="float">
            <text:p>3,873</text:p>
          </table:table-cell>
          <table:table-cell table:formula="of:=[.D644]-3.866" office:value-type="float" office:value="0.00700000000000012" calcext:value-type="float">
            <text:p>0,007</text:p>
          </table:table-cell>
          <table:table-cell table:formula="of:=AVERAGE([.E621:.E644])" office:value-type="float" office:value="0.0253333333333332" calcext:value-type="float">
            <text:p>0,025333333333333</text:p>
          </table:table-cell>
          <table:table-cell table:formula="of:=[.E6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60" calcext:value-type="float">
            <text:p>1479486560</text:p>
          </table:table-cell>
          <table:table-cell table:formula="of:=[.A645]-[.$A$2]" office:value-type="float" office:value="3405" calcext:value-type="float">
            <text:p>3405</text:p>
          </table:table-cell>
          <table:table-cell table:formula="of:=[.B645]/60" office:value-type="float" office:value="56.75" calcext:value-type="float">
            <text:p>56,75</text:p>
          </table:table-cell>
          <table:table-cell office:value-type="float" office:value="3.989" calcext:value-type="float">
            <text:p>3,989</text:p>
          </table:table-cell>
          <table:table-cell table:formula="of:=[.D645]-3.866" office:value-type="float" office:value="0.123" calcext:value-type="float">
            <text:p>0,123</text:p>
          </table:table-cell>
          <table:table-cell table:formula="of:=AVERAGE([.E622:.E645])" office:value-type="float" office:value="0.0304166666666666" calcext:value-type="float">
            <text:p>0,030416666666667</text:p>
          </table:table-cell>
          <table:table-cell table:formula="of:=[.E6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66" calcext:value-type="float">
            <text:p>1479486566</text:p>
          </table:table-cell>
          <table:table-cell table:formula="of:=[.A646]-[.$A$2]" office:value-type="float" office:value="3411" calcext:value-type="float">
            <text:p>3411</text:p>
          </table:table-cell>
          <table:table-cell table:formula="of:=[.B646]/60" office:value-type="float" office:value="56.85" calcext:value-type="float">
            <text:p>56,85</text:p>
          </table:table-cell>
          <table:table-cell office:value-type="float" office:value="3.867" calcext:value-type="float">
            <text:p>3,867</text:p>
          </table:table-cell>
          <table:table-cell table:formula="of:=[.D646]-3.866" office:value-type="float" office:value="0.00099999999999989" calcext:value-type="float">
            <text:p>0,001</text:p>
          </table:table-cell>
          <table:table-cell table:formula="of:=AVERAGE([.E623:.E646])" office:value-type="float" office:value="0.0302499999999999" calcext:value-type="float">
            <text:p>0,03025</text:p>
          </table:table-cell>
          <table:table-cell table:formula="of:=[.E64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71" calcext:value-type="float">
            <text:p>1479486571</text:p>
          </table:table-cell>
          <table:table-cell table:formula="of:=[.A647]-[.$A$2]" office:value-type="float" office:value="3416" calcext:value-type="float">
            <text:p>3416</text:p>
          </table:table-cell>
          <table:table-cell table:formula="of:=[.B647]/60" office:value-type="float" office:value="56.9333333333333" calcext:value-type="float">
            <text:p>56,9333333333333</text:p>
          </table:table-cell>
          <table:table-cell office:value-type="float" office:value="3.867" calcext:value-type="float">
            <text:p>3,867</text:p>
          </table:table-cell>
          <table:table-cell table:formula="of:=[.D647]-3.866" office:value-type="float" office:value="0.00099999999999989" calcext:value-type="float">
            <text:p>0,001</text:p>
          </table:table-cell>
          <table:table-cell table:formula="of:=AVERAGE([.E624:.E647])" office:value-type="float" office:value="0.0254166666666665" calcext:value-type="float">
            <text:p>0,025416666666667</text:p>
          </table:table-cell>
          <table:table-cell table:formula="of:=[.E64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76" calcext:value-type="float">
            <text:p>1479486576</text:p>
          </table:table-cell>
          <table:table-cell table:formula="of:=[.A648]-[.$A$2]" office:value-type="float" office:value="3421" calcext:value-type="float">
            <text:p>3421</text:p>
          </table:table-cell>
          <table:table-cell table:formula="of:=[.B648]/60" office:value-type="float" office:value="57.0166666666667" calcext:value-type="float">
            <text:p>57,0166666666667</text:p>
          </table:table-cell>
          <table:table-cell office:value-type="float" office:value="3.942" calcext:value-type="float">
            <text:p>3,942</text:p>
          </table:table-cell>
          <table:table-cell table:formula="of:=[.D648]-3.866" office:value-type="float" office:value="0.0760000000000001" calcext:value-type="float">
            <text:p>0,076</text:p>
          </table:table-cell>
          <table:table-cell table:formula="of:=AVERAGE([.E625:.E648])" office:value-type="float" office:value="0.0284999999999999" calcext:value-type="float">
            <text:p>0,0285</text:p>
          </table:table-cell>
          <table:table-cell table:formula="of:=[.E6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581" calcext:value-type="float">
            <text:p>1479486581</text:p>
          </table:table-cell>
          <table:table-cell table:formula="of:=[.A649]-[.$A$2]" office:value-type="float" office:value="3426" calcext:value-type="float">
            <text:p>3426</text:p>
          </table:table-cell>
          <table:table-cell table:formula="of:=[.B649]/60" office:value-type="float" office:value="57.1" calcext:value-type="float">
            <text:p>57,1</text:p>
          </table:table-cell>
          <table:table-cell office:value-type="float" office:value="3.867" calcext:value-type="float">
            <text:p>3,867</text:p>
          </table:table-cell>
          <table:table-cell table:formula="of:=[.D649]-3.866" office:value-type="float" office:value="0.00099999999999989" calcext:value-type="float">
            <text:p>0,001</text:p>
          </table:table-cell>
          <table:table-cell table:formula="of:=AVERAGE([.E626:.E649])" office:value-type="float" office:value="0.0284583333333332" calcext:value-type="float">
            <text:p>0,028458333333333</text:p>
          </table:table-cell>
          <table:table-cell table:formula="of:=[.E64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86" calcext:value-type="float">
            <text:p>1479486586</text:p>
          </table:table-cell>
          <table:table-cell table:formula="of:=[.A650]-[.$A$2]" office:value-type="float" office:value="3431" calcext:value-type="float">
            <text:p>3431</text:p>
          </table:table-cell>
          <table:table-cell table:formula="of:=[.B650]/60" office:value-type="float" office:value="57.1833333333333" calcext:value-type="float">
            <text:p>57,1833333333333</text:p>
          </table:table-cell>
          <table:table-cell office:value-type="float" office:value="3.867" calcext:value-type="float">
            <text:p>3,867</text:p>
          </table:table-cell>
          <table:table-cell table:formula="of:=[.D650]-3.866" office:value-type="float" office:value="0.00099999999999989" calcext:value-type="float">
            <text:p>0,001</text:p>
          </table:table-cell>
          <table:table-cell table:formula="of:=AVERAGE([.E627:.E650])" office:value-type="float" office:value="0.0254583333333332" calcext:value-type="float">
            <text:p>0,025458333333333</text:p>
          </table:table-cell>
          <table:table-cell table:formula="of:=[.E65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92" calcext:value-type="float">
            <text:p>1479486592</text:p>
          </table:table-cell>
          <table:table-cell table:formula="of:=[.A651]-[.$A$2]" office:value-type="float" office:value="3437" calcext:value-type="float">
            <text:p>3437</text:p>
          </table:table-cell>
          <table:table-cell table:formula="of:=[.B651]/60" office:value-type="float" office:value="57.2833333333333" calcext:value-type="float">
            <text:p>57,2833333333333</text:p>
          </table:table-cell>
          <table:table-cell office:value-type="float" office:value="3.867" calcext:value-type="float">
            <text:p>3,867</text:p>
          </table:table-cell>
          <table:table-cell table:formula="of:=[.D651]-3.866" office:value-type="float" office:value="0.00099999999999989" calcext:value-type="float">
            <text:p>0,001</text:p>
          </table:table-cell>
          <table:table-cell table:formula="of:=AVERAGE([.E628:.E651])" office:value-type="float" office:value="0.0254583333333332" calcext:value-type="float">
            <text:p>0,025458333333333</text:p>
          </table:table-cell>
          <table:table-cell table:formula="of:=[.E65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597" calcext:value-type="float">
            <text:p>1479486597</text:p>
          </table:table-cell>
          <table:table-cell table:formula="of:=[.A652]-[.$A$2]" office:value-type="float" office:value="3442" calcext:value-type="float">
            <text:p>3442</text:p>
          </table:table-cell>
          <table:table-cell table:formula="of:=[.B652]/60" office:value-type="float" office:value="57.3666666666667" calcext:value-type="float">
            <text:p>57,3666666666667</text:p>
          </table:table-cell>
          <table:table-cell office:value-type="float" office:value="4.008" calcext:value-type="float">
            <text:p>4,008</text:p>
          </table:table-cell>
          <table:table-cell table:formula="of:=[.D652]-3.866" office:value-type="float" office:value="0.142" calcext:value-type="float">
            <text:p>0,142</text:p>
          </table:table-cell>
          <table:table-cell table:formula="of:=AVERAGE([.E629:.E652])" office:value-type="float" office:value="0.0313333333333332" calcext:value-type="float">
            <text:p>0,031333333333333</text:p>
          </table:table-cell>
          <table:table-cell table:formula="of:=[.E6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02" calcext:value-type="float">
            <text:p>1479486602</text:p>
          </table:table-cell>
          <table:table-cell table:formula="of:=[.A653]-[.$A$2]" office:value-type="float" office:value="3447" calcext:value-type="float">
            <text:p>3447</text:p>
          </table:table-cell>
          <table:table-cell table:formula="of:=[.B653]/60" office:value-type="float" office:value="57.45" calcext:value-type="float">
            <text:p>57,45</text:p>
          </table:table-cell>
          <table:table-cell office:value-type="float" office:value="3.867" calcext:value-type="float">
            <text:p>3,867</text:p>
          </table:table-cell>
          <table:table-cell table:formula="of:=[.D653]-3.866" office:value-type="float" office:value="0.00099999999999989" calcext:value-type="float">
            <text:p>0,001</text:p>
          </table:table-cell>
          <table:table-cell table:formula="of:=AVERAGE([.E630:.E653])" office:value-type="float" office:value="0.0313333333333332" calcext:value-type="float">
            <text:p>0,031333333333333</text:p>
          </table:table-cell>
          <table:table-cell table:formula="of:=[.E65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08" calcext:value-type="float">
            <text:p>1479486608</text:p>
          </table:table-cell>
          <table:table-cell table:formula="of:=[.A654]-[.$A$2]" office:value-type="float" office:value="3453" calcext:value-type="float">
            <text:p>3453</text:p>
          </table:table-cell>
          <table:table-cell table:formula="of:=[.B654]/60" office:value-type="float" office:value="57.55" calcext:value-type="float">
            <text:p>57,55</text:p>
          </table:table-cell>
          <table:table-cell office:value-type="float" office:value="3.867" calcext:value-type="float">
            <text:p>3,867</text:p>
          </table:table-cell>
          <table:table-cell table:formula="of:=[.D654]-3.866" office:value-type="float" office:value="0.00099999999999989" calcext:value-type="float">
            <text:p>0,001</text:p>
          </table:table-cell>
          <table:table-cell table:formula="of:=AVERAGE([.E631:.E654])" office:value-type="float" office:value="0.0263749999999999" calcext:value-type="float">
            <text:p>0,026375</text:p>
          </table:table-cell>
          <table:table-cell table:formula="of:=[.E65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13" calcext:value-type="float">
            <text:p>1479486613</text:p>
          </table:table-cell>
          <table:table-cell table:formula="of:=[.A655]-[.$A$2]" office:value-type="float" office:value="3458" calcext:value-type="float">
            <text:p>3458</text:p>
          </table:table-cell>
          <table:table-cell table:formula="of:=[.B655]/60" office:value-type="float" office:value="57.6333333333333" calcext:value-type="float">
            <text:p>57,6333333333333</text:p>
          </table:table-cell>
          <table:table-cell office:value-type="float" office:value="3.874" calcext:value-type="float">
            <text:p>3,874</text:p>
          </table:table-cell>
          <table:table-cell table:formula="of:=[.D655]-3.866" office:value-type="float" office:value="0.00800000000000001" calcext:value-type="float">
            <text:p>0,008</text:p>
          </table:table-cell>
          <table:table-cell table:formula="of:=AVERAGE([.E632:.E655])" office:value-type="float" office:value="0.0266666666666666" calcext:value-type="float">
            <text:p>0,026666666666667</text:p>
          </table:table-cell>
          <table:table-cell table:formula="of:=[.E65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18" calcext:value-type="float">
            <text:p>1479486618</text:p>
          </table:table-cell>
          <table:table-cell table:formula="of:=[.A656]-[.$A$2]" office:value-type="float" office:value="3463" calcext:value-type="float">
            <text:p>3463</text:p>
          </table:table-cell>
          <table:table-cell table:formula="of:=[.B656]/60" office:value-type="float" office:value="57.7166666666667" calcext:value-type="float">
            <text:p>57,7166666666667</text:p>
          </table:table-cell>
          <table:table-cell office:value-type="float" office:value="3.984" calcext:value-type="float">
            <text:p>3,984</text:p>
          </table:table-cell>
          <table:table-cell table:formula="of:=[.D656]-3.866" office:value-type="float" office:value="0.118" calcext:value-type="float">
            <text:p>0,118</text:p>
          </table:table-cell>
          <table:table-cell table:formula="of:=AVERAGE([.E633:.E656])" office:value-type="float" office:value="0.0315416666666666" calcext:value-type="float">
            <text:p>0,031541666666667</text:p>
          </table:table-cell>
          <table:table-cell table:formula="of:=[.E6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23" calcext:value-type="float">
            <text:p>1479486623</text:p>
          </table:table-cell>
          <table:table-cell table:formula="of:=[.A657]-[.$A$2]" office:value-type="float" office:value="3468" calcext:value-type="float">
            <text:p>3468</text:p>
          </table:table-cell>
          <table:table-cell table:formula="of:=[.B657]/60" office:value-type="float" office:value="57.8" calcext:value-type="float">
            <text:p>57,8</text:p>
          </table:table-cell>
          <table:table-cell office:value-type="float" office:value="3.867" calcext:value-type="float">
            <text:p>3,867</text:p>
          </table:table-cell>
          <table:table-cell table:formula="of:=[.D657]-3.866" office:value-type="float" office:value="0.00099999999999989" calcext:value-type="float">
            <text:p>0,001</text:p>
          </table:table-cell>
          <table:table-cell table:formula="of:=AVERAGE([.E634:.E657])" office:value-type="float" office:value="0.0313749999999999" calcext:value-type="float">
            <text:p>0,031375</text:p>
          </table:table-cell>
          <table:table-cell table:formula="of:=[.E65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29" calcext:value-type="float">
            <text:p>1479486629</text:p>
          </table:table-cell>
          <table:table-cell table:formula="of:=[.A658]-[.$A$2]" office:value-type="float" office:value="3474" calcext:value-type="float">
            <text:p>3474</text:p>
          </table:table-cell>
          <table:table-cell table:formula="of:=[.B658]/60" office:value-type="float" office:value="57.9" calcext:value-type="float">
            <text:p>57,9</text:p>
          </table:table-cell>
          <table:table-cell office:value-type="float" office:value="3.867" calcext:value-type="float">
            <text:p>3,867</text:p>
          </table:table-cell>
          <table:table-cell table:formula="of:=[.D658]-3.866" office:value-type="float" office:value="0.00099999999999989" calcext:value-type="float">
            <text:p>0,001</text:p>
          </table:table-cell>
          <table:table-cell table:formula="of:=AVERAGE([.E635:.E658])" office:value-type="float" office:value="0.0271666666666666" calcext:value-type="float">
            <text:p>0,027166666666667</text:p>
          </table:table-cell>
          <table:table-cell table:formula="of:=[.E65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34" calcext:value-type="float">
            <text:p>1479486634</text:p>
          </table:table-cell>
          <table:table-cell table:formula="of:=[.A659]-[.$A$2]" office:value-type="float" office:value="3479" calcext:value-type="float">
            <text:p>3479</text:p>
          </table:table-cell>
          <table:table-cell table:formula="of:=[.B659]/60" office:value-type="float" office:value="57.9833333333333" calcext:value-type="float">
            <text:p>57,9833333333333</text:p>
          </table:table-cell>
          <table:table-cell office:value-type="float" office:value="3.956" calcext:value-type="float">
            <text:p>3,956</text:p>
          </table:table-cell>
          <table:table-cell table:formula="of:=[.D659]-3.866" office:value-type="float" office:value="0.0899999999999999" calcext:value-type="float">
            <text:p>0,09</text:p>
          </table:table-cell>
          <table:table-cell table:formula="of:=AVERAGE([.E636:.E659])" office:value-type="float" office:value="0.0308749999999999" calcext:value-type="float">
            <text:p>0,030875</text:p>
          </table:table-cell>
          <table:table-cell table:formula="of:=[.E65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39" calcext:value-type="float">
            <text:p>1479486639</text:p>
          </table:table-cell>
          <table:table-cell table:formula="of:=[.A660]-[.$A$2]" office:value-type="float" office:value="3484" calcext:value-type="float">
            <text:p>3484</text:p>
          </table:table-cell>
          <table:table-cell table:formula="of:=[.B660]/60" office:value-type="float" office:value="58.0666666666667" calcext:value-type="float">
            <text:p>58,0666666666667</text:p>
          </table:table-cell>
          <table:table-cell office:value-type="float" office:value="3.867" calcext:value-type="float">
            <text:p>3,867</text:p>
          </table:table-cell>
          <table:table-cell table:formula="of:=[.D660]-3.866" office:value-type="float" office:value="0.00099999999999989" calcext:value-type="float">
            <text:p>0,001</text:p>
          </table:table-cell>
          <table:table-cell table:formula="of:=AVERAGE([.E637:.E660])" office:value-type="float" office:value="0.0308749999999999" calcext:value-type="float">
            <text:p>0,030875</text:p>
          </table:table-cell>
          <table:table-cell table:formula="of:=[.E66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44" calcext:value-type="float">
            <text:p>1479486644</text:p>
          </table:table-cell>
          <table:table-cell table:formula="of:=[.A661]-[.$A$2]" office:value-type="float" office:value="3489" calcext:value-type="float">
            <text:p>3489</text:p>
          </table:table-cell>
          <table:table-cell table:formula="of:=[.B661]/60" office:value-type="float" office:value="58.15" calcext:value-type="float">
            <text:p>58,15</text:p>
          </table:table-cell>
          <table:table-cell office:value-type="float" office:value="3.867" calcext:value-type="float">
            <text:p>3,867</text:p>
          </table:table-cell>
          <table:table-cell table:formula="of:=[.D661]-3.866" office:value-type="float" office:value="0.00099999999999989" calcext:value-type="float">
            <text:p>0,001</text:p>
          </table:table-cell>
          <table:table-cell table:formula="of:=AVERAGE([.E638:.E661])" office:value-type="float" office:value="0.0286249999999999" calcext:value-type="float">
            <text:p>0,028625</text:p>
          </table:table-cell>
          <table:table-cell table:formula="of:=[.E66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49" calcext:value-type="float">
            <text:p>1479486649</text:p>
          </table:table-cell>
          <table:table-cell table:formula="of:=[.A662]-[.$A$2]" office:value-type="float" office:value="3494" calcext:value-type="float">
            <text:p>3494</text:p>
          </table:table-cell>
          <table:table-cell table:formula="of:=[.B662]/60" office:value-type="float" office:value="58.2333333333333" calcext:value-type="float">
            <text:p>58,2333333333333</text:p>
          </table:table-cell>
          <table:table-cell office:value-type="float" office:value="3.867" calcext:value-type="float">
            <text:p>3,867</text:p>
          </table:table-cell>
          <table:table-cell table:formula="of:=[.D662]-3.866" office:value-type="float" office:value="0.00099999999999989" calcext:value-type="float">
            <text:p>0,001</text:p>
          </table:table-cell>
          <table:table-cell table:formula="of:=AVERAGE([.E639:.E662])" office:value-type="float" office:value="0.0286249999999999" calcext:value-type="float">
            <text:p>0,028625</text:p>
          </table:table-cell>
          <table:table-cell table:formula="of:=[.E66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55" calcext:value-type="float">
            <text:p>1479486655</text:p>
          </table:table-cell>
          <table:table-cell table:formula="of:=[.A663]-[.$A$2]" office:value-type="float" office:value="3500" calcext:value-type="float">
            <text:p>3500</text:p>
          </table:table-cell>
          <table:table-cell table:formula="of:=[.B663]/60" office:value-type="float" office:value="58.3333333333333" calcext:value-type="float">
            <text:p>58,3333333333333</text:p>
          </table:table-cell>
          <table:table-cell office:value-type="float" office:value="3.985" calcext:value-type="float">
            <text:p>3,985</text:p>
          </table:table-cell>
          <table:table-cell table:formula="of:=[.D663]-3.866" office:value-type="float" office:value="0.119" calcext:value-type="float">
            <text:p>0,119</text:p>
          </table:table-cell>
          <table:table-cell table:formula="of:=AVERAGE([.E640:.E663])" office:value-type="float" office:value="0.0335416666666666" calcext:value-type="float">
            <text:p>0,033541666666667</text:p>
          </table:table-cell>
          <table:table-cell table:formula="of:=[.E6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60" calcext:value-type="float">
            <text:p>1479486660</text:p>
          </table:table-cell>
          <table:table-cell table:formula="of:=[.A664]-[.$A$2]" office:value-type="float" office:value="3505" calcext:value-type="float">
            <text:p>3505</text:p>
          </table:table-cell>
          <table:table-cell table:formula="of:=[.B664]/60" office:value-type="float" office:value="58.4166666666667" calcext:value-type="float">
            <text:p>58,4166666666667</text:p>
          </table:table-cell>
          <table:table-cell office:value-type="float" office:value="3.867" calcext:value-type="float">
            <text:p>3,867</text:p>
          </table:table-cell>
          <table:table-cell table:formula="of:=[.D664]-3.866" office:value-type="float" office:value="0.00099999999999989" calcext:value-type="float">
            <text:p>0,001</text:p>
          </table:table-cell>
          <table:table-cell table:formula="of:=AVERAGE([.E641:.E664])" office:value-type="float" office:value="0.0335416666666666" calcext:value-type="float">
            <text:p>0,033541666666667</text:p>
          </table:table-cell>
          <table:table-cell table:formula="of:=[.E66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65" calcext:value-type="float">
            <text:p>1479486665</text:p>
          </table:table-cell>
          <table:table-cell table:formula="of:=[.A665]-[.$A$2]" office:value-type="float" office:value="3510" calcext:value-type="float">
            <text:p>3510</text:p>
          </table:table-cell>
          <table:table-cell table:formula="of:=[.B665]/60" office:value-type="float" office:value="58.5" calcext:value-type="float">
            <text:p>58,5</text:p>
          </table:table-cell>
          <table:table-cell office:value-type="float" office:value="3.867" calcext:value-type="float">
            <text:p>3,867</text:p>
          </table:table-cell>
          <table:table-cell table:formula="of:=[.D665]-3.866" office:value-type="float" office:value="0.00099999999999989" calcext:value-type="float">
            <text:p>0,001</text:p>
          </table:table-cell>
          <table:table-cell table:formula="of:=AVERAGE([.E642:.E665])" office:value-type="float" office:value="0.0291249999999999" calcext:value-type="float">
            <text:p>0,029125</text:p>
          </table:table-cell>
          <table:table-cell table:formula="of:=[.E66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70" calcext:value-type="float">
            <text:p>1479486670</text:p>
          </table:table-cell>
          <table:table-cell table:formula="of:=[.A666]-[.$A$2]" office:value-type="float" office:value="3515" calcext:value-type="float">
            <text:p>3515</text:p>
          </table:table-cell>
          <table:table-cell table:formula="of:=[.B666]/60" office:value-type="float" office:value="58.5833333333333" calcext:value-type="float">
            <text:p>58,5833333333333</text:p>
          </table:table-cell>
          <table:table-cell office:value-type="float" office:value="3.871" calcext:value-type="float">
            <text:p>3,871</text:p>
          </table:table-cell>
          <table:table-cell table:formula="of:=[.D666]-3.866" office:value-type="float" office:value="0.00499999999999989" calcext:value-type="float">
            <text:p>0,005</text:p>
          </table:table-cell>
          <table:table-cell table:formula="of:=AVERAGE([.E643:.E666])" office:value-type="float" office:value="0.0292916666666666" calcext:value-type="float">
            <text:p>0,029291666666667</text:p>
          </table:table-cell>
          <table:table-cell table:formula="of:=[.E66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76" calcext:value-type="float">
            <text:p>1479486676</text:p>
          </table:table-cell>
          <table:table-cell table:formula="of:=[.A667]-[.$A$2]" office:value-type="float" office:value="3521" calcext:value-type="float">
            <text:p>3521</text:p>
          </table:table-cell>
          <table:table-cell table:formula="of:=[.B667]/60" office:value-type="float" office:value="58.6833333333333" calcext:value-type="float">
            <text:p>58,6833333333333</text:p>
          </table:table-cell>
          <table:table-cell office:value-type="float" office:value="3.976" calcext:value-type="float">
            <text:p>3,976</text:p>
          </table:table-cell>
          <table:table-cell table:formula="of:=[.D667]-3.866" office:value-type="float" office:value="0.11" calcext:value-type="float">
            <text:p>0,11</text:p>
          </table:table-cell>
          <table:table-cell table:formula="of:=AVERAGE([.E644:.E667])" office:value-type="float" office:value="0.0338333333333332" calcext:value-type="float">
            <text:p>0,033833333333333</text:p>
          </table:table-cell>
          <table:table-cell table:formula="of:=[.E6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81" calcext:value-type="float">
            <text:p>1479486681</text:p>
          </table:table-cell>
          <table:table-cell table:formula="of:=[.A668]-[.$A$2]" office:value-type="float" office:value="3526" calcext:value-type="float">
            <text:p>3526</text:p>
          </table:table-cell>
          <table:table-cell table:formula="of:=[.B668]/60" office:value-type="float" office:value="58.7666666666667" calcext:value-type="float">
            <text:p>58,7666666666667</text:p>
          </table:table-cell>
          <table:table-cell office:value-type="float" office:value="3.867" calcext:value-type="float">
            <text:p>3,867</text:p>
          </table:table-cell>
          <table:table-cell table:formula="of:=[.D668]-3.866" office:value-type="float" office:value="0.00099999999999989" calcext:value-type="float">
            <text:p>0,001</text:p>
          </table:table-cell>
          <table:table-cell table:formula="of:=AVERAGE([.E645:.E668])" office:value-type="float" office:value="0.0335833333333332" calcext:value-type="float">
            <text:p>0,033583333333333</text:p>
          </table:table-cell>
          <table:table-cell table:formula="of:=[.E66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86" calcext:value-type="float">
            <text:p>1479486686</text:p>
          </table:table-cell>
          <table:table-cell table:formula="of:=[.A669]-[.$A$2]" office:value-type="float" office:value="3531" calcext:value-type="float">
            <text:p>3531</text:p>
          </table:table-cell>
          <table:table-cell table:formula="of:=[.B669]/60" office:value-type="float" office:value="58.85" calcext:value-type="float">
            <text:p>58,85</text:p>
          </table:table-cell>
          <table:table-cell office:value-type="float" office:value="3.867" calcext:value-type="float">
            <text:p>3,867</text:p>
          </table:table-cell>
          <table:table-cell table:formula="of:=[.D669]-3.866" office:value-type="float" office:value="0.00099999999999989" calcext:value-type="float">
            <text:p>0,001</text:p>
          </table:table-cell>
          <table:table-cell table:formula="of:=AVERAGE([.E646:.E669])" office:value-type="float" office:value="0.0284999999999999" calcext:value-type="float">
            <text:p>0,0285</text:p>
          </table:table-cell>
          <table:table-cell table:formula="of:=[.E66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692" calcext:value-type="float">
            <text:p>1479486692</text:p>
          </table:table-cell>
          <table:table-cell table:formula="of:=[.A670]-[.$A$2]" office:value-type="float" office:value="3537" calcext:value-type="float">
            <text:p>3537</text:p>
          </table:table-cell>
          <table:table-cell table:formula="of:=[.B670]/60" office:value-type="float" office:value="58.95" calcext:value-type="float">
            <text:p>58,95</text:p>
          </table:table-cell>
          <table:table-cell office:value-type="float" office:value="3.934" calcext:value-type="float">
            <text:p>3,934</text:p>
          </table:table-cell>
          <table:table-cell table:formula="of:=[.D670]-3.866" office:value-type="float" office:value="0.0680000000000001" calcext:value-type="float">
            <text:p>0,068</text:p>
          </table:table-cell>
          <table:table-cell table:formula="of:=AVERAGE([.E647:.E670])" office:value-type="float" office:value="0.0312916666666666" calcext:value-type="float">
            <text:p>0,031291666666667</text:p>
          </table:table-cell>
          <table:table-cell table:formula="of:=[.E6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697" calcext:value-type="float">
            <text:p>1479486697</text:p>
          </table:table-cell>
          <table:table-cell table:formula="of:=[.A671]-[.$A$2]" office:value-type="float" office:value="3542" calcext:value-type="float">
            <text:p>3542</text:p>
          </table:table-cell>
          <table:table-cell table:formula="of:=[.B671]/60" office:value-type="float" office:value="59.0333333333333" calcext:value-type="float">
            <text:p>59,0333333333333</text:p>
          </table:table-cell>
          <table:table-cell office:value-type="float" office:value="3.867" calcext:value-type="float">
            <text:p>3,867</text:p>
          </table:table-cell>
          <table:table-cell table:formula="of:=[.D671]-3.866" office:value-type="float" office:value="0.00099999999999989" calcext:value-type="float">
            <text:p>0,001</text:p>
          </table:table-cell>
          <table:table-cell table:formula="of:=AVERAGE([.E648:.E671])" office:value-type="float" office:value="0.0312916666666666" calcext:value-type="float">
            <text:p>0,031291666666667</text:p>
          </table:table-cell>
          <table:table-cell table:formula="of:=[.E67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02" calcext:value-type="float">
            <text:p>1479486702</text:p>
          </table:table-cell>
          <table:table-cell table:formula="of:=[.A672]-[.$A$2]" office:value-type="float" office:value="3547" calcext:value-type="float">
            <text:p>3547</text:p>
          </table:table-cell>
          <table:table-cell table:formula="of:=[.B672]/60" office:value-type="float" office:value="59.1166666666667" calcext:value-type="float">
            <text:p>59,1166666666667</text:p>
          </table:table-cell>
          <table:table-cell office:value-type="float" office:value="3.867" calcext:value-type="float">
            <text:p>3,867</text:p>
          </table:table-cell>
          <table:table-cell table:formula="of:=[.D672]-3.866" office:value-type="float" office:value="0.00099999999999989" calcext:value-type="float">
            <text:p>0,001</text:p>
          </table:table-cell>
          <table:table-cell table:formula="of:=AVERAGE([.E649:.E672])" office:value-type="float" office:value="0.0281666666666666" calcext:value-type="float">
            <text:p>0,028166666666667</text:p>
          </table:table-cell>
          <table:table-cell table:formula="of:=[.E6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07" calcext:value-type="float">
            <text:p>1479486707</text:p>
          </table:table-cell>
          <table:table-cell table:formula="of:=[.A673]-[.$A$2]" office:value-type="float" office:value="3552" calcext:value-type="float">
            <text:p>3552</text:p>
          </table:table-cell>
          <table:table-cell table:formula="of:=[.B673]/60" office:value-type="float" office:value="59.2" calcext:value-type="float">
            <text:p>59,2</text:p>
          </table:table-cell>
          <table:table-cell office:value-type="float" office:value="3.867" calcext:value-type="float">
            <text:p>3,867</text:p>
          </table:table-cell>
          <table:table-cell table:formula="of:=[.D673]-3.866" office:value-type="float" office:value="0.00099999999999989" calcext:value-type="float">
            <text:p>0,001</text:p>
          </table:table-cell>
          <table:table-cell table:formula="of:=AVERAGE([.E650:.E673])" office:value-type="float" office:value="0.0281666666666666" calcext:value-type="float">
            <text:p>0,028166666666667</text:p>
          </table:table-cell>
          <table:table-cell table:formula="of:=[.E67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18" calcext:value-type="float">
            <text:p>1479486718</text:p>
          </table:table-cell>
          <table:table-cell table:formula="of:=[.A674]-[.$A$2]" office:value-type="float" office:value="3563" calcext:value-type="float">
            <text:p>3563</text:p>
          </table:table-cell>
          <table:table-cell table:formula="of:=[.B674]/60" office:value-type="float" office:value="59.3833333333333" calcext:value-type="float">
            <text:p>59,3833333333333</text:p>
          </table:table-cell>
          <table:table-cell office:value-type="float" office:value="3.867" calcext:value-type="float">
            <text:p>3,867</text:p>
          </table:table-cell>
          <table:table-cell table:formula="of:=[.D674]-3.866" office:value-type="float" office:value="0.00099999999999989" calcext:value-type="float">
            <text:p>0,001</text:p>
          </table:table-cell>
          <table:table-cell table:formula="of:=AVERAGE([.E651:.E674])" office:value-type="float" office:value="0.0281666666666666" calcext:value-type="float">
            <text:p>0,028166666666667</text:p>
          </table:table-cell>
          <table:table-cell table:formula="of:=[.E67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23" calcext:value-type="float">
            <text:p>1479486723</text:p>
          </table:table-cell>
          <table:table-cell table:formula="of:=[.A675]-[.$A$2]" office:value-type="float" office:value="3568" calcext:value-type="float">
            <text:p>3568</text:p>
          </table:table-cell>
          <table:table-cell table:formula="of:=[.B675]/60" office:value-type="float" office:value="59.4666666666667" calcext:value-type="float">
            <text:p>59,4666666666667</text:p>
          </table:table-cell>
          <table:table-cell office:value-type="float" office:value="3.867" calcext:value-type="float">
            <text:p>3,867</text:p>
          </table:table-cell>
          <table:table-cell table:formula="of:=[.D675]-3.866" office:value-type="float" office:value="0.00099999999999989" calcext:value-type="float">
            <text:p>0,001</text:p>
          </table:table-cell>
          <table:table-cell table:formula="of:=AVERAGE([.E652:.E675])" office:value-type="float" office:value="0.0281666666666666" calcext:value-type="float">
            <text:p>0,028166666666667</text:p>
          </table:table-cell>
          <table:table-cell table:formula="of:=[.E67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28" calcext:value-type="float">
            <text:p>1479486728</text:p>
          </table:table-cell>
          <table:table-cell table:formula="of:=[.A676]-[.$A$2]" office:value-type="float" office:value="3573" calcext:value-type="float">
            <text:p>3573</text:p>
          </table:table-cell>
          <table:table-cell table:formula="of:=[.B676]/60" office:value-type="float" office:value="59.55" calcext:value-type="float">
            <text:p>59,55</text:p>
          </table:table-cell>
          <table:table-cell office:value-type="float" office:value="3.869" calcext:value-type="float">
            <text:p>3,869</text:p>
          </table:table-cell>
          <table:table-cell table:formula="of:=[.D676]-3.866" office:value-type="float" office:value="0.00299999999999967" calcext:value-type="float">
            <text:p>0,003</text:p>
          </table:table-cell>
          <table:table-cell table:formula="of:=AVERAGE([.E653:.E676])" office:value-type="float" office:value="0.0223749999999999" calcext:value-type="float">
            <text:p>0,022375</text:p>
          </table:table-cell>
          <table:table-cell table:formula="of:=[.E6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33" calcext:value-type="float">
            <text:p>1479486733</text:p>
          </table:table-cell>
          <table:table-cell table:formula="of:=[.A677]-[.$A$2]" office:value-type="float" office:value="3578" calcext:value-type="float">
            <text:p>3578</text:p>
          </table:table-cell>
          <table:table-cell table:formula="of:=[.B677]/60" office:value-type="float" office:value="59.6333333333333" calcext:value-type="float">
            <text:p>59,6333333333333</text:p>
          </table:table-cell>
          <table:table-cell office:value-type="float" office:value="3.986" calcext:value-type="float">
            <text:p>3,986</text:p>
          </table:table-cell>
          <table:table-cell table:formula="of:=[.D677]-3.866" office:value-type="float" office:value="0.12" calcext:value-type="float">
            <text:p>0,12</text:p>
          </table:table-cell>
          <table:table-cell table:formula="of:=AVERAGE([.E654:.E677])" office:value-type="float" office:value="0.0273333333333332" calcext:value-type="float">
            <text:p>0,027333333333333</text:p>
          </table:table-cell>
          <table:table-cell table:formula="of:=[.E67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39" calcext:value-type="float">
            <text:p>1479486739</text:p>
          </table:table-cell>
          <table:table-cell table:formula="of:=[.A678]-[.$A$2]" office:value-type="float" office:value="3584" calcext:value-type="float">
            <text:p>3584</text:p>
          </table:table-cell>
          <table:table-cell table:formula="of:=[.B678]/60" office:value-type="float" office:value="59.7333333333333" calcext:value-type="float">
            <text:p>59,7333333333333</text:p>
          </table:table-cell>
          <table:table-cell office:value-type="float" office:value="3.867" calcext:value-type="float">
            <text:p>3,867</text:p>
          </table:table-cell>
          <table:table-cell table:formula="of:=[.D678]-3.866" office:value-type="float" office:value="0.00099999999999989" calcext:value-type="float">
            <text:p>0,001</text:p>
          </table:table-cell>
          <table:table-cell table:formula="of:=AVERAGE([.E655:.E678])" office:value-type="float" office:value="0.0273333333333332" calcext:value-type="float">
            <text:p>0,027333333333333</text:p>
          </table:table-cell>
          <table:table-cell table:formula="of:=[.E67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44" calcext:value-type="float">
            <text:p>1479486744</text:p>
          </table:table-cell>
          <table:table-cell table:formula="of:=[.A679]-[.$A$2]" office:value-type="float" office:value="3589" calcext:value-type="float">
            <text:p>3589</text:p>
          </table:table-cell>
          <table:table-cell table:formula="of:=[.B679]/60" office:value-type="float" office:value="59.8166666666667" calcext:value-type="float">
            <text:p>59,8166666666667</text:p>
          </table:table-cell>
          <table:table-cell office:value-type="float" office:value="3.867" calcext:value-type="float">
            <text:p>3,867</text:p>
          </table:table-cell>
          <table:table-cell table:formula="of:=[.D679]-3.866" office:value-type="float" office:value="0.00099999999999989" calcext:value-type="float">
            <text:p>0,001</text:p>
          </table:table-cell>
          <table:table-cell table:formula="of:=AVERAGE([.E656:.E679])" office:value-type="float" office:value="0.0270416666666665" calcext:value-type="float">
            <text:p>0,027041666666667</text:p>
          </table:table-cell>
          <table:table-cell table:formula="of:=[.E67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49" calcext:value-type="float">
            <text:p>1479486749</text:p>
          </table:table-cell>
          <table:table-cell table:formula="of:=[.A680]-[.$A$2]" office:value-type="float" office:value="3594" calcext:value-type="float">
            <text:p>3594</text:p>
          </table:table-cell>
          <table:table-cell table:formula="of:=[.B680]/60" office:value-type="float" office:value="59.9" calcext:value-type="float">
            <text:p>59,9</text:p>
          </table:table-cell>
          <table:table-cell office:value-type="float" office:value="3.929" calcext:value-type="float">
            <text:p>3,929</text:p>
          </table:table-cell>
          <table:table-cell table:formula="of:=[.D680]-3.866" office:value-type="float" office:value="0.0630000000000002" calcext:value-type="float">
            <text:p>0,063</text:p>
          </table:table-cell>
          <table:table-cell table:formula="of:=AVERAGE([.E657:.E680])" office:value-type="float" office:value="0.0247499999999999" calcext:value-type="float">
            <text:p>0,02475</text:p>
          </table:table-cell>
          <table:table-cell table:formula="of:=[.E68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54" calcext:value-type="float">
            <text:p>1479486754</text:p>
          </table:table-cell>
          <table:table-cell table:formula="of:=[.A681]-[.$A$2]" office:value-type="float" office:value="3599" calcext:value-type="float">
            <text:p>3599</text:p>
          </table:table-cell>
          <table:table-cell table:formula="of:=[.B681]/60" office:value-type="float" office:value="59.9833333333333" calcext:value-type="float">
            <text:p>59,9833333333333</text:p>
          </table:table-cell>
          <table:table-cell office:value-type="float" office:value="3.867" calcext:value-type="float">
            <text:p>3,867</text:p>
          </table:table-cell>
          <table:table-cell table:formula="of:=[.D681]-3.866" office:value-type="float" office:value="0.00099999999999989" calcext:value-type="float">
            <text:p>0,001</text:p>
          </table:table-cell>
          <table:table-cell table:formula="of:=AVERAGE([.E658:.E681])" office:value-type="float" office:value="0.0247499999999999" calcext:value-type="float">
            <text:p>0,02475</text:p>
          </table:table-cell>
          <table:table-cell table:formula="of:=[.E68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759" calcext:value-type="float">
            <text:p>1479486759</text:p>
          </table:table-cell>
          <table:table-cell table:formula="of:=[.A682]-[.$A$2]" office:value-type="float" office:value="3604" calcext:value-type="float">
            <text:p>3604</text:p>
          </table:table-cell>
          <table:table-cell table:formula="of:=[.B682]/60" office:value-type="float" office:value="60.0666666666667" calcext:value-type="float">
            <text:p>60,0666666666667</text:p>
          </table:table-cell>
          <table:table-cell office:value-type="float" office:value="3.934" calcext:value-type="float">
            <text:p>3,934</text:p>
          </table:table-cell>
          <table:table-cell table:formula="of:=[.D682]-3.866" office:value-type="float" office:value="0.0680000000000001" calcext:value-type="float">
            <text:p>0,068</text:p>
          </table:table-cell>
          <table:table-cell table:formula="of:=AVERAGE([.E659:.E682])" office:value-type="float" office:value="0.0275416666666666" calcext:value-type="float">
            <text:p>0,027541666666667</text:p>
          </table:table-cell>
          <table:table-cell table:formula="of:=[.E6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65" calcext:value-type="float">
            <text:p>1479486765</text:p>
          </table:table-cell>
          <table:table-cell table:formula="of:=[.A683]-[.$A$2]" office:value-type="float" office:value="3610" calcext:value-type="float">
            <text:p>3610</text:p>
          </table:table-cell>
          <table:table-cell table:formula="of:=[.B683]/60" office:value-type="float" office:value="60.1666666666667" calcext:value-type="float">
            <text:p>60,1666666666667</text:p>
          </table:table-cell>
          <table:table-cell office:value-type="float" office:value="3.982" calcext:value-type="float">
            <text:p>3,982</text:p>
          </table:table-cell>
          <table:table-cell table:formula="of:=[.D683]-3.866" office:value-type="float" office:value="0.116" calcext:value-type="float">
            <text:p>0,116</text:p>
          </table:table-cell>
          <table:table-cell table:formula="of:=AVERAGE([.E660:.E683])" office:value-type="float" office:value="0.0286249999999999" calcext:value-type="float">
            <text:p>0,028625</text:p>
          </table:table-cell>
          <table:table-cell table:formula="of:=[.E6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75" calcext:value-type="float">
            <text:p>1479486775</text:p>
          </table:table-cell>
          <table:table-cell table:formula="of:=[.A684]-[.$A$2]" office:value-type="float" office:value="3620" calcext:value-type="float">
            <text:p>3620</text:p>
          </table:table-cell>
          <table:table-cell table:formula="of:=[.B684]/60" office:value-type="float" office:value="60.3333333333333" calcext:value-type="float">
            <text:p>60,3333333333333</text:p>
          </table:table-cell>
          <table:table-cell office:value-type="float" office:value="3.874" calcext:value-type="float">
            <text:p>3,874</text:p>
          </table:table-cell>
          <table:table-cell table:formula="of:=[.D684]-3.866" office:value-type="float" office:value="0.00800000000000001" calcext:value-type="float">
            <text:p>0,008</text:p>
          </table:table-cell>
          <table:table-cell table:formula="of:=AVERAGE([.E661:.E684])" office:value-type="float" office:value="0.0289166666666666" calcext:value-type="float">
            <text:p>0,028916666666667</text:p>
          </table:table-cell>
          <table:table-cell table:formula="of:=[.E6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80" calcext:value-type="float">
            <text:p>1479486780</text:p>
          </table:table-cell>
          <table:table-cell table:formula="of:=[.A685]-[.$A$2]" office:value-type="float" office:value="3625" calcext:value-type="float">
            <text:p>3625</text:p>
          </table:table-cell>
          <table:table-cell table:formula="of:=[.B685]/60" office:value-type="float" office:value="60.4166666666667" calcext:value-type="float">
            <text:p>60,4166666666667</text:p>
          </table:table-cell>
          <table:table-cell office:value-type="float" office:value="3.989" calcext:value-type="float">
            <text:p>3,989</text:p>
          </table:table-cell>
          <table:table-cell table:formula="of:=[.D685]-3.866" office:value-type="float" office:value="0.123" calcext:value-type="float">
            <text:p>0,123</text:p>
          </table:table-cell>
          <table:table-cell table:formula="of:=AVERAGE([.E662:.E685])" office:value-type="float" office:value="0.0339999999999999" calcext:value-type="float">
            <text:p>0,034</text:p>
          </table:table-cell>
          <table:table-cell table:formula="of:=[.E6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86" calcext:value-type="float">
            <text:p>1479486786</text:p>
          </table:table-cell>
          <table:table-cell table:formula="of:=[.A686]-[.$A$2]" office:value-type="float" office:value="3631" calcext:value-type="float">
            <text:p>3631</text:p>
          </table:table-cell>
          <table:table-cell table:formula="of:=[.B686]/60" office:value-type="float" office:value="60.5166666666667" calcext:value-type="float">
            <text:p>60,5166666666667</text:p>
          </table:table-cell>
          <table:table-cell office:value-type="float" office:value="3.99" calcext:value-type="float">
            <text:p>3,99</text:p>
          </table:table-cell>
          <table:table-cell table:formula="of:=[.D686]-3.866" office:value-type="float" office:value="0.124" calcext:value-type="float">
            <text:p>0,124</text:p>
          </table:table-cell>
          <table:table-cell table:formula="of:=AVERAGE([.E663:.E686])" office:value-type="float" office:value="0.0391249999999999" calcext:value-type="float">
            <text:p>0,039125</text:p>
          </table:table-cell>
          <table:table-cell table:formula="of:=[.E6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796" calcext:value-type="float">
            <text:p>1479486796</text:p>
          </table:table-cell>
          <table:table-cell table:formula="of:=[.A687]-[.$A$2]" office:value-type="float" office:value="3641" calcext:value-type="float">
            <text:p>3641</text:p>
          </table:table-cell>
          <table:table-cell table:formula="of:=[.B687]/60" office:value-type="float" office:value="60.6833333333333" calcext:value-type="float">
            <text:p>60,6833333333333</text:p>
          </table:table-cell>
          <table:table-cell office:value-type="float" office:value="4" calcext:value-type="float">
            <text:p>4</text:p>
          </table:table-cell>
          <table:table-cell table:formula="of:=[.D687]-3.866" office:value-type="float" office:value="0.134" calcext:value-type="float">
            <text:p>0,134</text:p>
          </table:table-cell>
          <table:table-cell table:formula="of:=AVERAGE([.E664:.E687])" office:value-type="float" office:value="0.0397499999999999" calcext:value-type="float">
            <text:p>0,03975</text:p>
          </table:table-cell>
          <table:table-cell table:formula="of:=[.E6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01" calcext:value-type="float">
            <text:p>1479486801</text:p>
          </table:table-cell>
          <table:table-cell table:formula="of:=[.A688]-[.$A$2]" office:value-type="float" office:value="3646" calcext:value-type="float">
            <text:p>3646</text:p>
          </table:table-cell>
          <table:table-cell table:formula="of:=[.B688]/60" office:value-type="float" office:value="60.7666666666667" calcext:value-type="float">
            <text:p>60,7666666666667</text:p>
          </table:table-cell>
          <table:table-cell office:value-type="float" office:value="3.959" calcext:value-type="float">
            <text:p>3,959</text:p>
          </table:table-cell>
          <table:table-cell table:formula="of:=[.D688]-3.866" office:value-type="float" office:value="0.093" calcext:value-type="float">
            <text:p>0,093</text:p>
          </table:table-cell>
          <table:table-cell table:formula="of:=AVERAGE([.E665:.E688])" office:value-type="float" office:value="0.0435833333333333" calcext:value-type="float">
            <text:p>0,043583333333333</text:p>
          </table:table-cell>
          <table:table-cell table:formula="of:=[.E68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06" calcext:value-type="float">
            <text:p>1479486806</text:p>
          </table:table-cell>
          <table:table-cell table:formula="of:=[.A689]-[.$A$2]" office:value-type="float" office:value="3651" calcext:value-type="float">
            <text:p>3651</text:p>
          </table:table-cell>
          <table:table-cell table:formula="of:=[.B689]/60" office:value-type="float" office:value="60.85" calcext:value-type="float">
            <text:p>60,85</text:p>
          </table:table-cell>
          <table:table-cell office:value-type="float" office:value="3.882" calcext:value-type="float">
            <text:p>3,882</text:p>
          </table:table-cell>
          <table:table-cell table:formula="of:=[.D689]-3.866" office:value-type="float" office:value="0.016" calcext:value-type="float">
            <text:p>0,016</text:p>
          </table:table-cell>
          <table:table-cell table:formula="of:=AVERAGE([.E666:.E689])" office:value-type="float" office:value="0.0442083333333333" calcext:value-type="float">
            <text:p>0,044208333333333</text:p>
          </table:table-cell>
          <table:table-cell table:formula="of:=[.E6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12" calcext:value-type="float">
            <text:p>1479486812</text:p>
          </table:table-cell>
          <table:table-cell table:formula="of:=[.A690]-[.$A$2]" office:value-type="float" office:value="3657" calcext:value-type="float">
            <text:p>3657</text:p>
          </table:table-cell>
          <table:table-cell table:formula="of:=[.B690]/60" office:value-type="float" office:value="60.95" calcext:value-type="float">
            <text:p>60,95</text:p>
          </table:table-cell>
          <table:table-cell office:value-type="float" office:value="3.978" calcext:value-type="float">
            <text:p>3,978</text:p>
          </table:table-cell>
          <table:table-cell table:formula="of:=[.D690]-3.866" office:value-type="float" office:value="0.112" calcext:value-type="float">
            <text:p>0,112</text:p>
          </table:table-cell>
          <table:table-cell table:formula="of:=AVERAGE([.E667:.E690])" office:value-type="float" office:value="0.0486666666666666" calcext:value-type="float">
            <text:p>0,048666666666667</text:p>
          </table:table-cell>
          <table:table-cell table:formula="of:=[.E6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17" calcext:value-type="float">
            <text:p>1479486817</text:p>
          </table:table-cell>
          <table:table-cell table:formula="of:=[.A691]-[.$A$2]" office:value-type="float" office:value="3662" calcext:value-type="float">
            <text:p>3662</text:p>
          </table:table-cell>
          <table:table-cell table:formula="of:=[.B691]/60" office:value-type="float" office:value="61.0333333333333" calcext:value-type="float">
            <text:p>61,0333333333333</text:p>
          </table:table-cell>
          <table:table-cell office:value-type="float" office:value="3.869" calcext:value-type="float">
            <text:p>3,869</text:p>
          </table:table-cell>
          <table:table-cell table:formula="of:=[.D691]-3.866" office:value-type="float" office:value="0.00299999999999967" calcext:value-type="float">
            <text:p>0,003</text:p>
          </table:table-cell>
          <table:table-cell table:formula="of:=AVERAGE([.E668:.E691])" office:value-type="float" office:value="0.0442083333333332" calcext:value-type="float">
            <text:p>0,044208333333333</text:p>
          </table:table-cell>
          <table:table-cell table:formula="of:=[.E6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22" calcext:value-type="float">
            <text:p>1479486822</text:p>
          </table:table-cell>
          <table:table-cell table:formula="of:=[.A692]-[.$A$2]" office:value-type="float" office:value="3667" calcext:value-type="float">
            <text:p>3667</text:p>
          </table:table-cell>
          <table:table-cell table:formula="of:=[.B692]/60" office:value-type="float" office:value="61.1166666666667" calcext:value-type="float">
            <text:p>61,1166666666667</text:p>
          </table:table-cell>
          <table:table-cell office:value-type="float" office:value="3.869" calcext:value-type="float">
            <text:p>3,869</text:p>
          </table:table-cell>
          <table:table-cell table:formula="of:=[.D692]-3.866" office:value-type="float" office:value="0.00299999999999967" calcext:value-type="float">
            <text:p>0,003</text:p>
          </table:table-cell>
          <table:table-cell table:formula="of:=AVERAGE([.E669:.E692])" office:value-type="float" office:value="0.0442916666666666" calcext:value-type="float">
            <text:p>0,044291666666667</text:p>
          </table:table-cell>
          <table:table-cell table:formula="of:=[.E6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28" calcext:value-type="float">
            <text:p>1479486828</text:p>
          </table:table-cell>
          <table:table-cell table:formula="of:=[.A693]-[.$A$2]" office:value-type="float" office:value="3673" calcext:value-type="float">
            <text:p>3673</text:p>
          </table:table-cell>
          <table:table-cell table:formula="of:=[.B693]/60" office:value-type="float" office:value="61.2166666666667" calcext:value-type="float">
            <text:p>61,2166666666667</text:p>
          </table:table-cell>
          <table:table-cell office:value-type="float" office:value="3.869" calcext:value-type="float">
            <text:p>3,869</text:p>
          </table:table-cell>
          <table:table-cell table:formula="of:=[.D693]-3.866" office:value-type="float" office:value="0.00299999999999967" calcext:value-type="float">
            <text:p>0,003</text:p>
          </table:table-cell>
          <table:table-cell table:formula="of:=AVERAGE([.E670:.E693])" office:value-type="float" office:value="0.0443749999999999" calcext:value-type="float">
            <text:p>0,044375</text:p>
          </table:table-cell>
          <table:table-cell table:formula="of:=[.E6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33" calcext:value-type="float">
            <text:p>1479486833</text:p>
          </table:table-cell>
          <table:table-cell table:formula="of:=[.A694]-[.$A$2]" office:value-type="float" office:value="3678" calcext:value-type="float">
            <text:p>3678</text:p>
          </table:table-cell>
          <table:table-cell table:formula="of:=[.B694]/60" office:value-type="float" office:value="61.3" calcext:value-type="float">
            <text:p>61,3</text:p>
          </table:table-cell>
          <table:table-cell office:value-type="float" office:value="3.869" calcext:value-type="float">
            <text:p>3,869</text:p>
          </table:table-cell>
          <table:table-cell table:formula="of:=[.D694]-3.866" office:value-type="float" office:value="0.00299999999999967" calcext:value-type="float">
            <text:p>0,003</text:p>
          </table:table-cell>
          <table:table-cell table:formula="of:=AVERAGE([.E671:.E694])" office:value-type="float" office:value="0.0416666666666665" calcext:value-type="float">
            <text:p>0,041666666666667</text:p>
          </table:table-cell>
          <table:table-cell table:formula="of:=[.E6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38" calcext:value-type="float">
            <text:p>1479486838</text:p>
          </table:table-cell>
          <table:table-cell table:formula="of:=[.A695]-[.$A$2]" office:value-type="float" office:value="3683" calcext:value-type="float">
            <text:p>3683</text:p>
          </table:table-cell>
          <table:table-cell table:formula="of:=[.B695]/60" office:value-type="float" office:value="61.3833333333333" calcext:value-type="float">
            <text:p>61,3833333333333</text:p>
          </table:table-cell>
          <table:table-cell office:value-type="float" office:value="3.869" calcext:value-type="float">
            <text:p>3,869</text:p>
          </table:table-cell>
          <table:table-cell table:formula="of:=[.D695]-3.866" office:value-type="float" office:value="0.00299999999999967" calcext:value-type="float">
            <text:p>0,003</text:p>
          </table:table-cell>
          <table:table-cell table:formula="of:=AVERAGE([.E672:.E695])" office:value-type="float" office:value="0.0417499999999999" calcext:value-type="float">
            <text:p>0,04175</text:p>
          </table:table-cell>
          <table:table-cell table:formula="of:=[.E6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43" calcext:value-type="float">
            <text:p>1479486843</text:p>
          </table:table-cell>
          <table:table-cell table:formula="of:=[.A696]-[.$A$2]" office:value-type="float" office:value="3688" calcext:value-type="float">
            <text:p>3688</text:p>
          </table:table-cell>
          <table:table-cell table:formula="of:=[.B696]/60" office:value-type="float" office:value="61.4666666666667" calcext:value-type="float">
            <text:p>61,4666666666667</text:p>
          </table:table-cell>
          <table:table-cell office:value-type="float" office:value="3.869" calcext:value-type="float">
            <text:p>3,869</text:p>
          </table:table-cell>
          <table:table-cell table:formula="of:=[.D696]-3.866" office:value-type="float" office:value="0.00299999999999967" calcext:value-type="float">
            <text:p>0,003</text:p>
          </table:table-cell>
          <table:table-cell table:formula="of:=AVERAGE([.E673:.E696])" office:value-type="float" office:value="0.0418333333333332" calcext:value-type="float">
            <text:p>0,041833333333333</text:p>
          </table:table-cell>
          <table:table-cell table:formula="of:=[.E6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49" calcext:value-type="float">
            <text:p>1479486849</text:p>
          </table:table-cell>
          <table:table-cell table:formula="of:=[.A697]-[.$A$2]" office:value-type="float" office:value="3694" calcext:value-type="float">
            <text:p>3694</text:p>
          </table:table-cell>
          <table:table-cell table:formula="of:=[.B697]/60" office:value-type="float" office:value="61.5666666666667" calcext:value-type="float">
            <text:p>61,5666666666667</text:p>
          </table:table-cell>
          <table:table-cell office:value-type="float" office:value="3.869" calcext:value-type="float">
            <text:p>3,869</text:p>
          </table:table-cell>
          <table:table-cell table:formula="of:=[.D697]-3.866" office:value-type="float" office:value="0.00299999999999967" calcext:value-type="float">
            <text:p>0,003</text:p>
          </table:table-cell>
          <table:table-cell table:formula="of:=AVERAGE([.E674:.E697])" office:value-type="float" office:value="0.0419166666666665" calcext:value-type="float">
            <text:p>0,041916666666667</text:p>
          </table:table-cell>
          <table:table-cell table:formula="of:=[.E6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54" calcext:value-type="float">
            <text:p>1479486854</text:p>
          </table:table-cell>
          <table:table-cell table:formula="of:=[.A698]-[.$A$2]" office:value-type="float" office:value="3699" calcext:value-type="float">
            <text:p>3699</text:p>
          </table:table-cell>
          <table:table-cell table:formula="of:=[.B698]/60" office:value-type="float" office:value="61.65" calcext:value-type="float">
            <text:p>61,65</text:p>
          </table:table-cell>
          <table:table-cell office:value-type="float" office:value="3.869" calcext:value-type="float">
            <text:p>3,869</text:p>
          </table:table-cell>
          <table:table-cell table:formula="of:=[.D698]-3.866" office:value-type="float" office:value="0.00299999999999967" calcext:value-type="float">
            <text:p>0,003</text:p>
          </table:table-cell>
          <table:table-cell table:formula="of:=AVERAGE([.E675:.E698])" office:value-type="float" office:value="0.0419999999999998" calcext:value-type="float">
            <text:p>0,042</text:p>
          </table:table-cell>
          <table:table-cell table:formula="of:=[.E6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59" calcext:value-type="float">
            <text:p>1479486859</text:p>
          </table:table-cell>
          <table:table-cell table:formula="of:=[.A699]-[.$A$2]" office:value-type="float" office:value="3704" calcext:value-type="float">
            <text:p>3704</text:p>
          </table:table-cell>
          <table:table-cell table:formula="of:=[.B699]/60" office:value-type="float" office:value="61.7333333333333" calcext:value-type="float">
            <text:p>61,7333333333333</text:p>
          </table:table-cell>
          <table:table-cell office:value-type="float" office:value="3.868" calcext:value-type="float">
            <text:p>3,868</text:p>
          </table:table-cell>
          <table:table-cell table:formula="of:=[.D699]-3.866" office:value-type="float" office:value="0.00199999999999978" calcext:value-type="float">
            <text:p>0,002</text:p>
          </table:table-cell>
          <table:table-cell table:formula="of:=AVERAGE([.E676:.E699])" office:value-type="float" office:value="0.0420416666666665" calcext:value-type="float">
            <text:p>0,042041666666667</text:p>
          </table:table-cell>
          <table:table-cell table:formula="of:=[.E69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64" calcext:value-type="float">
            <text:p>1479486864</text:p>
          </table:table-cell>
          <table:table-cell table:formula="of:=[.A700]-[.$A$2]" office:value-type="float" office:value="3709" calcext:value-type="float">
            <text:p>3709</text:p>
          </table:table-cell>
          <table:table-cell table:formula="of:=[.B700]/60" office:value-type="float" office:value="61.8166666666667" calcext:value-type="float">
            <text:p>61,8166666666667</text:p>
          </table:table-cell>
          <table:table-cell office:value-type="float" office:value="3.875" calcext:value-type="float">
            <text:p>3,875</text:p>
          </table:table-cell>
          <table:table-cell table:formula="of:=[.D700]-3.866" office:value-type="float" office:value="0.0089999999999999" calcext:value-type="float">
            <text:p>0,009</text:p>
          </table:table-cell>
          <table:table-cell table:formula="of:=AVERAGE([.E677:.E700])" office:value-type="float" office:value="0.0422916666666665" calcext:value-type="float">
            <text:p>0,042291666666667</text:p>
          </table:table-cell>
          <table:table-cell table:formula="of:=[.E7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69" calcext:value-type="float">
            <text:p>1479486869</text:p>
          </table:table-cell>
          <table:table-cell table:formula="of:=[.A701]-[.$A$2]" office:value-type="float" office:value="3714" calcext:value-type="float">
            <text:p>3714</text:p>
          </table:table-cell>
          <table:table-cell table:formula="of:=[.B701]/60" office:value-type="float" office:value="61.9" calcext:value-type="float">
            <text:p>61,9</text:p>
          </table:table-cell>
          <table:table-cell office:value-type="float" office:value="3.899" calcext:value-type="float">
            <text:p>3,899</text:p>
          </table:table-cell>
          <table:table-cell table:formula="of:=[.D701]-3.866" office:value-type="float" office:value="0.0329999999999999" calcext:value-type="float">
            <text:p>0,033</text:p>
          </table:table-cell>
          <table:table-cell table:formula="of:=AVERAGE([.E678:.E701])" office:value-type="float" office:value="0.0386666666666665" calcext:value-type="float">
            <text:p>0,038666666666667</text:p>
          </table:table-cell>
          <table:table-cell table:formula="of:=[.E7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75" calcext:value-type="float">
            <text:p>1479486875</text:p>
          </table:table-cell>
          <table:table-cell table:formula="of:=[.A702]-[.$A$2]" office:value-type="float" office:value="3720" calcext:value-type="float">
            <text:p>3720</text:p>
          </table:table-cell>
          <table:table-cell table:formula="of:=[.B702]/60" office:value-type="float" office:value="62" calcext:value-type="float">
            <text:p>62</text:p>
          </table:table-cell>
          <table:table-cell office:value-type="float" office:value="3.893" calcext:value-type="float">
            <text:p>3,893</text:p>
          </table:table-cell>
          <table:table-cell table:formula="of:=[.D702]-3.866" office:value-type="float" office:value="0.0269999999999997" calcext:value-type="float">
            <text:p>0,027</text:p>
          </table:table-cell>
          <table:table-cell table:formula="of:=AVERAGE([.E679:.E702])" office:value-type="float" office:value="0.0397499999999998" calcext:value-type="float">
            <text:p>0,03975</text:p>
          </table:table-cell>
          <table:table-cell table:formula="of:=[.E70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80" calcext:value-type="float">
            <text:p>1479486880</text:p>
          </table:table-cell>
          <table:table-cell table:formula="of:=[.A703]-[.$A$2]" office:value-type="float" office:value="3725" calcext:value-type="float">
            <text:p>3725</text:p>
          </table:table-cell>
          <table:table-cell table:formula="of:=[.B703]/60" office:value-type="float" office:value="62.0833333333333" calcext:value-type="float">
            <text:p>62,0833333333333</text:p>
          </table:table-cell>
          <table:table-cell office:value-type="float" office:value="3.887" calcext:value-type="float">
            <text:p>3,887</text:p>
          </table:table-cell>
          <table:table-cell table:formula="of:=[.D703]-3.866" office:value-type="float" office:value="0.0209999999999999" calcext:value-type="float">
            <text:p>0,021</text:p>
          </table:table-cell>
          <table:table-cell table:formula="of:=AVERAGE([.E680:.E703])" office:value-type="float" office:value="0.0405833333333332" calcext:value-type="float">
            <text:p>0,040583333333333</text:p>
          </table:table-cell>
          <table:table-cell table:formula="of:=[.E7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85" calcext:value-type="float">
            <text:p>1479486885</text:p>
          </table:table-cell>
          <table:table-cell table:formula="of:=[.A704]-[.$A$2]" office:value-type="float" office:value="3730" calcext:value-type="float">
            <text:p>3730</text:p>
          </table:table-cell>
          <table:table-cell table:formula="of:=[.B704]/60" office:value-type="float" office:value="62.1666666666667" calcext:value-type="float">
            <text:p>62,1666666666667</text:p>
          </table:table-cell>
          <table:table-cell office:value-type="float" office:value="3.896" calcext:value-type="float">
            <text:p>3,896</text:p>
          </table:table-cell>
          <table:table-cell table:formula="of:=[.D704]-3.866" office:value-type="float" office:value="0.0299999999999998" calcext:value-type="float">
            <text:p>0,03</text:p>
          </table:table-cell>
          <table:table-cell table:formula="of:=AVERAGE([.E681:.E704])" office:value-type="float" office:value="0.0392083333333332" calcext:value-type="float">
            <text:p>0,039208333333333</text:p>
          </table:table-cell>
          <table:table-cell table:formula="of:=[.E7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90" calcext:value-type="float">
            <text:p>1479486890</text:p>
          </table:table-cell>
          <table:table-cell table:formula="of:=[.A705]-[.$A$2]" office:value-type="float" office:value="3735" calcext:value-type="float">
            <text:p>3735</text:p>
          </table:table-cell>
          <table:table-cell table:formula="of:=[.B705]/60" office:value-type="float" office:value="62.25" calcext:value-type="float">
            <text:p>62,25</text:p>
          </table:table-cell>
          <table:table-cell office:value-type="float" office:value="3.888" calcext:value-type="float">
            <text:p>3,888</text:p>
          </table:table-cell>
          <table:table-cell table:formula="of:=[.D705]-3.866" office:value-type="float" office:value="0.0219999999999998" calcext:value-type="float">
            <text:p>0,022</text:p>
          </table:table-cell>
          <table:table-cell table:formula="of:=AVERAGE([.E682:.E705])" office:value-type="float" office:value="0.0400833333333332" calcext:value-type="float">
            <text:p>0,040083333333333</text:p>
          </table:table-cell>
          <table:table-cell table:formula="of:=[.E7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896" calcext:value-type="float">
            <text:p>1479486896</text:p>
          </table:table-cell>
          <table:table-cell table:formula="of:=[.A706]-[.$A$2]" office:value-type="float" office:value="3741" calcext:value-type="float">
            <text:p>3741</text:p>
          </table:table-cell>
          <table:table-cell table:formula="of:=[.B706]/60" office:value-type="float" office:value="62.35" calcext:value-type="float">
            <text:p>62,35</text:p>
          </table:table-cell>
          <table:table-cell office:value-type="float" office:value="3.874" calcext:value-type="float">
            <text:p>3,874</text:p>
          </table:table-cell>
          <table:table-cell table:formula="of:=[.D706]-3.866" office:value-type="float" office:value="0.00800000000000001" calcext:value-type="float">
            <text:p>0,008</text:p>
          </table:table-cell>
          <table:table-cell table:formula="of:=AVERAGE([.E683:.E706])" office:value-type="float" office:value="0.0375833333333332" calcext:value-type="float">
            <text:p>0,037583333333333</text:p>
          </table:table-cell>
          <table:table-cell table:formula="of:=[.E7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01" calcext:value-type="float">
            <text:p>1479486901</text:p>
          </table:table-cell>
          <table:table-cell table:formula="of:=[.A707]-[.$A$2]" office:value-type="float" office:value="3746" calcext:value-type="float">
            <text:p>3746</text:p>
          </table:table-cell>
          <table:table-cell table:formula="of:=[.B707]/60" office:value-type="float" office:value="62.4333333333333" calcext:value-type="float">
            <text:p>62,4333333333333</text:p>
          </table:table-cell>
          <table:table-cell office:value-type="float" office:value="3.896" calcext:value-type="float">
            <text:p>3,896</text:p>
          </table:table-cell>
          <table:table-cell table:formula="of:=[.D707]-3.866" office:value-type="float" office:value="0.0299999999999998" calcext:value-type="float">
            <text:p>0,03</text:p>
          </table:table-cell>
          <table:table-cell table:formula="of:=AVERAGE([.E684:.E707])" office:value-type="float" office:value="0.0339999999999998" calcext:value-type="float">
            <text:p>0,034</text:p>
          </table:table-cell>
          <table:table-cell table:formula="of:=[.E7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06" calcext:value-type="float">
            <text:p>1479486906</text:p>
          </table:table-cell>
          <table:table-cell table:formula="of:=[.A708]-[.$A$2]" office:value-type="float" office:value="3751" calcext:value-type="float">
            <text:p>3751</text:p>
          </table:table-cell>
          <table:table-cell table:formula="of:=[.B708]/60" office:value-type="float" office:value="62.5166666666667" calcext:value-type="float">
            <text:p>62,5166666666667</text:p>
          </table:table-cell>
          <table:table-cell office:value-type="float" office:value="3.882" calcext:value-type="float">
            <text:p>3,882</text:p>
          </table:table-cell>
          <table:table-cell table:formula="of:=[.D708]-3.866" office:value-type="float" office:value="0.016" calcext:value-type="float">
            <text:p>0,016</text:p>
          </table:table-cell>
          <table:table-cell table:formula="of:=AVERAGE([.E685:.E708])" office:value-type="float" office:value="0.0343333333333331" calcext:value-type="float">
            <text:p>0,034333333333333</text:p>
          </table:table-cell>
          <table:table-cell table:formula="of:=[.E7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12" calcext:value-type="float">
            <text:p>1479486912</text:p>
          </table:table-cell>
          <table:table-cell table:formula="of:=[.A709]-[.$A$2]" office:value-type="float" office:value="3757" calcext:value-type="float">
            <text:p>3757</text:p>
          </table:table-cell>
          <table:table-cell table:formula="of:=[.B709]/60" office:value-type="float" office:value="62.6166666666667" calcext:value-type="float">
            <text:p>62,6166666666667</text:p>
          </table:table-cell>
          <table:table-cell office:value-type="float" office:value="3.879" calcext:value-type="float">
            <text:p>3,879</text:p>
          </table:table-cell>
          <table:table-cell table:formula="of:=[.D709]-3.866" office:value-type="float" office:value="0.0129999999999999" calcext:value-type="float">
            <text:p>0,013</text:p>
          </table:table-cell>
          <table:table-cell table:formula="of:=AVERAGE([.E686:.E709])" office:value-type="float" office:value="0.0297499999999998" calcext:value-type="float">
            <text:p>0,02975</text:p>
          </table:table-cell>
          <table:table-cell table:formula="of:=[.E7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17" calcext:value-type="float">
            <text:p>1479486917</text:p>
          </table:table-cell>
          <table:table-cell table:formula="of:=[.A710]-[.$A$2]" office:value-type="float" office:value="3762" calcext:value-type="float">
            <text:p>3762</text:p>
          </table:table-cell>
          <table:table-cell table:formula="of:=[.B710]/60" office:value-type="float" office:value="62.7" calcext:value-type="float">
            <text:p>62,7</text:p>
          </table:table-cell>
          <table:table-cell office:value-type="float" office:value="3.875" calcext:value-type="float">
            <text:p>3,875</text:p>
          </table:table-cell>
          <table:table-cell table:formula="of:=[.D710]-3.866" office:value-type="float" office:value="0.0089999999999999" calcext:value-type="float">
            <text:p>0,009</text:p>
          </table:table-cell>
          <table:table-cell table:formula="of:=AVERAGE([.E687:.E710])" office:value-type="float" office:value="0.0249583333333331" calcext:value-type="float">
            <text:p>0,024958333333333</text:p>
          </table:table-cell>
          <table:table-cell table:formula="of:=[.E7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22" calcext:value-type="float">
            <text:p>1479486922</text:p>
          </table:table-cell>
          <table:table-cell table:formula="of:=[.A711]-[.$A$2]" office:value-type="float" office:value="3767" calcext:value-type="float">
            <text:p>3767</text:p>
          </table:table-cell>
          <table:table-cell table:formula="of:=[.B711]/60" office:value-type="float" office:value="62.7833333333333" calcext:value-type="float">
            <text:p>62,7833333333333</text:p>
          </table:table-cell>
          <table:table-cell office:value-type="float" office:value="3.88" calcext:value-type="float">
            <text:p>3,88</text:p>
          </table:table-cell>
          <table:table-cell table:formula="of:=[.D711]-3.866" office:value-type="float" office:value="0.0139999999999998" calcext:value-type="float">
            <text:p>0,014</text:p>
          </table:table-cell>
          <table:table-cell table:formula="of:=AVERAGE([.E688:.E711])" office:value-type="float" office:value="0.0199583333333331" calcext:value-type="float">
            <text:p>0,019958333333333</text:p>
          </table:table-cell>
          <table:table-cell table:formula="of:=[.E7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27" calcext:value-type="float">
            <text:p>1479486927</text:p>
          </table:table-cell>
          <table:table-cell table:formula="of:=[.A712]-[.$A$2]" office:value-type="float" office:value="3772" calcext:value-type="float">
            <text:p>3772</text:p>
          </table:table-cell>
          <table:table-cell table:formula="of:=[.B712]/60" office:value-type="float" office:value="62.8666666666667" calcext:value-type="float">
            <text:p>62,8666666666667</text:p>
          </table:table-cell>
          <table:table-cell office:value-type="float" office:value="3.93" calcext:value-type="float">
            <text:p>3,93</text:p>
          </table:table-cell>
          <table:table-cell table:formula="of:=[.D712]-3.866" office:value-type="float" office:value="0.0640000000000001" calcext:value-type="float">
            <text:p>0,064</text:p>
          </table:table-cell>
          <table:table-cell table:formula="of:=AVERAGE([.E689:.E712])" office:value-type="float" office:value="0.0187499999999998" calcext:value-type="float">
            <text:p>0,01875</text:p>
          </table:table-cell>
          <table:table-cell table:formula="of:=[.E7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32" calcext:value-type="float">
            <text:p>1479486932</text:p>
          </table:table-cell>
          <table:table-cell table:formula="of:=[.A713]-[.$A$2]" office:value-type="float" office:value="3777" calcext:value-type="float">
            <text:p>3777</text:p>
          </table:table-cell>
          <table:table-cell table:formula="of:=[.B713]/60" office:value-type="float" office:value="62.95" calcext:value-type="float">
            <text:p>62,95</text:p>
          </table:table-cell>
          <table:table-cell office:value-type="float" office:value="3.876" calcext:value-type="float">
            <text:p>3,876</text:p>
          </table:table-cell>
          <table:table-cell table:formula="of:=[.D713]-3.866" office:value-type="float" office:value="0.00999999999999979" calcext:value-type="float">
            <text:p>0,01</text:p>
          </table:table-cell>
          <table:table-cell table:formula="of:=AVERAGE([.E690:.E713])" office:value-type="float" office:value="0.0184999999999998" calcext:value-type="float">
            <text:p>0,0185</text:p>
          </table:table-cell>
          <table:table-cell table:formula="of:=[.E7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38" calcext:value-type="float">
            <text:p>1479486938</text:p>
          </table:table-cell>
          <table:table-cell table:formula="of:=[.A714]-[.$A$2]" office:value-type="float" office:value="3783" calcext:value-type="float">
            <text:p>3783</text:p>
          </table:table-cell>
          <table:table-cell table:formula="of:=[.B714]/60" office:value-type="float" office:value="63.05" calcext:value-type="float">
            <text:p>63,05</text:p>
          </table:table-cell>
          <table:table-cell office:value-type="float" office:value="3.866" calcext:value-type="float">
            <text:p>3,866</text:p>
          </table:table-cell>
          <table:table-cell table:formula="of:=[.D714]-3.866" office:value-type="float" office:value="0" calcext:value-type="float">
            <text:p>0</text:p>
          </table:table-cell>
          <table:table-cell table:formula="of:=AVERAGE([.E691:.E714])" office:value-type="float" office:value="0.0138333333333331" calcext:value-type="float">
            <text:p>0,013833333333333</text:p>
          </table:table-cell>
          <table:table-cell table:formula="of:=[.E71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6943" calcext:value-type="float">
            <text:p>1479486943</text:p>
          </table:table-cell>
          <table:table-cell table:formula="of:=[.A715]-[.$A$2]" office:value-type="float" office:value="3788" calcext:value-type="float">
            <text:p>3788</text:p>
          </table:table-cell>
          <table:table-cell table:formula="of:=[.B715]/60" office:value-type="float" office:value="63.1333333333333" calcext:value-type="float">
            <text:p>63,1333333333333</text:p>
          </table:table-cell>
          <table:table-cell office:value-type="float" office:value="3.874" calcext:value-type="float">
            <text:p>3,874</text:p>
          </table:table-cell>
          <table:table-cell table:formula="of:=[.D715]-3.866" office:value-type="float" office:value="0.00800000000000001" calcext:value-type="float">
            <text:p>0,008</text:p>
          </table:table-cell>
          <table:table-cell table:formula="of:=AVERAGE([.E692:.E715])" office:value-type="float" office:value="0.0140416666666665" calcext:value-type="float">
            <text:p>0,014041666666667</text:p>
          </table:table-cell>
          <table:table-cell table:formula="of:=[.E7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48" calcext:value-type="float">
            <text:p>1479486948</text:p>
          </table:table-cell>
          <table:table-cell table:formula="of:=[.A716]-[.$A$2]" office:value-type="float" office:value="3793" calcext:value-type="float">
            <text:p>3793</text:p>
          </table:table-cell>
          <table:table-cell table:formula="of:=[.B716]/60" office:value-type="float" office:value="63.2166666666667" calcext:value-type="float">
            <text:p>63,2166666666667</text:p>
          </table:table-cell>
          <table:table-cell office:value-type="float" office:value="3.876" calcext:value-type="float">
            <text:p>3,876</text:p>
          </table:table-cell>
          <table:table-cell table:formula="of:=[.D716]-3.866" office:value-type="float" office:value="0.00999999999999979" calcext:value-type="float">
            <text:p>0,01</text:p>
          </table:table-cell>
          <table:table-cell table:formula="of:=AVERAGE([.E693:.E716])" office:value-type="float" office:value="0.0143333333333332" calcext:value-type="float">
            <text:p>0,014333333333333</text:p>
          </table:table-cell>
          <table:table-cell table:formula="of:=[.E7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54" calcext:value-type="float">
            <text:p>1479486954</text:p>
          </table:table-cell>
          <table:table-cell table:formula="of:=[.A717]-[.$A$2]" office:value-type="float" office:value="3799" calcext:value-type="float">
            <text:p>3799</text:p>
          </table:table-cell>
          <table:table-cell table:formula="of:=[.B717]/60" office:value-type="float" office:value="63.3166666666667" calcext:value-type="float">
            <text:p>63,3166666666667</text:p>
          </table:table-cell>
          <table:table-cell office:value-type="float" office:value="3.887" calcext:value-type="float">
            <text:p>3,887</text:p>
          </table:table-cell>
          <table:table-cell table:formula="of:=[.D717]-3.866" office:value-type="float" office:value="0.0209999999999999" calcext:value-type="float">
            <text:p>0,021</text:p>
          </table:table-cell>
          <table:table-cell table:formula="of:=AVERAGE([.E694:.E717])" office:value-type="float" office:value="0.0150833333333332" calcext:value-type="float">
            <text:p>0,015083333333333</text:p>
          </table:table-cell>
          <table:table-cell table:formula="of:=[.E7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59" calcext:value-type="float">
            <text:p>1479486959</text:p>
          </table:table-cell>
          <table:table-cell table:formula="of:=[.A718]-[.$A$2]" office:value-type="float" office:value="3804" calcext:value-type="float">
            <text:p>3804</text:p>
          </table:table-cell>
          <table:table-cell table:formula="of:=[.B718]/60" office:value-type="float" office:value="63.4" calcext:value-type="float">
            <text:p>63,4</text:p>
          </table:table-cell>
          <table:table-cell office:value-type="float" office:value="3.881" calcext:value-type="float">
            <text:p>3,881</text:p>
          </table:table-cell>
          <table:table-cell table:formula="of:=[.D718]-3.866" office:value-type="float" office:value="0.0150000000000001" calcext:value-type="float">
            <text:p>0,015</text:p>
          </table:table-cell>
          <table:table-cell table:formula="of:=AVERAGE([.E695:.E718])" office:value-type="float" office:value="0.0155833333333332" calcext:value-type="float">
            <text:p>0,015583333333333</text:p>
          </table:table-cell>
          <table:table-cell table:formula="of:=[.E7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64" calcext:value-type="float">
            <text:p>1479486964</text:p>
          </table:table-cell>
          <table:table-cell table:formula="of:=[.A719]-[.$A$2]" office:value-type="float" office:value="3809" calcext:value-type="float">
            <text:p>3809</text:p>
          </table:table-cell>
          <table:table-cell table:formula="of:=[.B719]/60" office:value-type="float" office:value="63.4833333333333" calcext:value-type="float">
            <text:p>63,4833333333333</text:p>
          </table:table-cell>
          <table:table-cell office:value-type="float" office:value="3.885" calcext:value-type="float">
            <text:p>3,885</text:p>
          </table:table-cell>
          <table:table-cell table:formula="of:=[.D719]-3.866" office:value-type="float" office:value="0.0189999999999997" calcext:value-type="float">
            <text:p>0,019</text:p>
          </table:table-cell>
          <table:table-cell table:formula="of:=AVERAGE([.E696:.E719])" office:value-type="float" office:value="0.0162499999999999" calcext:value-type="float">
            <text:p>0,01625</text:p>
          </table:table-cell>
          <table:table-cell table:formula="of:=[.E7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69" calcext:value-type="float">
            <text:p>1479486969</text:p>
          </table:table-cell>
          <table:table-cell table:formula="of:=[.A720]-[.$A$2]" office:value-type="float" office:value="3814" calcext:value-type="float">
            <text:p>3814</text:p>
          </table:table-cell>
          <table:table-cell table:formula="of:=[.B720]/60" office:value-type="float" office:value="63.5666666666667" calcext:value-type="float">
            <text:p>63,5666666666667</text:p>
          </table:table-cell>
          <table:table-cell office:value-type="float" office:value="3.882" calcext:value-type="float">
            <text:p>3,882</text:p>
          </table:table-cell>
          <table:table-cell table:formula="of:=[.D720]-3.866" office:value-type="float" office:value="0.016" calcext:value-type="float">
            <text:p>0,016</text:p>
          </table:table-cell>
          <table:table-cell table:formula="of:=AVERAGE([.E697:.E720])" office:value-type="float" office:value="0.0167916666666665" calcext:value-type="float">
            <text:p>0,016791666666667</text:p>
          </table:table-cell>
          <table:table-cell table:formula="of:=[.E7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74" calcext:value-type="float">
            <text:p>1479486974</text:p>
          </table:table-cell>
          <table:table-cell table:formula="of:=[.A721]-[.$A$2]" office:value-type="float" office:value="3819" calcext:value-type="float">
            <text:p>3819</text:p>
          </table:table-cell>
          <table:table-cell table:formula="of:=[.B721]/60" office:value-type="float" office:value="63.65" calcext:value-type="float">
            <text:p>63,65</text:p>
          </table:table-cell>
          <table:table-cell office:value-type="float" office:value="3.902" calcext:value-type="float">
            <text:p>3,902</text:p>
          </table:table-cell>
          <table:table-cell table:formula="of:=[.D721]-3.866" office:value-type="float" office:value="0.036" calcext:value-type="float">
            <text:p>0,036</text:p>
          </table:table-cell>
          <table:table-cell table:formula="of:=AVERAGE([.E698:.E721])" office:value-type="float" office:value="0.0181666666666666" calcext:value-type="float">
            <text:p>0,018166666666667</text:p>
          </table:table-cell>
          <table:table-cell table:formula="of:=[.E7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80" calcext:value-type="float">
            <text:p>1479486980</text:p>
          </table:table-cell>
          <table:table-cell table:formula="of:=[.A722]-[.$A$2]" office:value-type="float" office:value="3825" calcext:value-type="float">
            <text:p>3825</text:p>
          </table:table-cell>
          <table:table-cell table:formula="of:=[.B722]/60" office:value-type="float" office:value="63.75" calcext:value-type="float">
            <text:p>63,75</text:p>
          </table:table-cell>
          <table:table-cell office:value-type="float" office:value="3.896" calcext:value-type="float">
            <text:p>3,896</text:p>
          </table:table-cell>
          <table:table-cell table:formula="of:=[.D722]-3.866" office:value-type="float" office:value="0.0299999999999998" calcext:value-type="float">
            <text:p>0,03</text:p>
          </table:table-cell>
          <table:table-cell table:formula="of:=AVERAGE([.E699:.E722])" office:value-type="float" office:value="0.0192916666666666" calcext:value-type="float">
            <text:p>0,019291666666667</text:p>
          </table:table-cell>
          <table:table-cell table:formula="of:=[.E7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85" calcext:value-type="float">
            <text:p>1479486985</text:p>
          </table:table-cell>
          <table:table-cell table:formula="of:=[.A723]-[.$A$2]" office:value-type="float" office:value="3830" calcext:value-type="float">
            <text:p>3830</text:p>
          </table:table-cell>
          <table:table-cell table:formula="of:=[.B723]/60" office:value-type="float" office:value="63.8333333333333" calcext:value-type="float">
            <text:p>63,8333333333333</text:p>
          </table:table-cell>
          <table:table-cell office:value-type="float" office:value="3.902" calcext:value-type="float">
            <text:p>3,902</text:p>
          </table:table-cell>
          <table:table-cell table:formula="of:=[.D723]-3.866" office:value-type="float" office:value="0.036" calcext:value-type="float">
            <text:p>0,036</text:p>
          </table:table-cell>
          <table:table-cell table:formula="of:=AVERAGE([.E700:.E723])" office:value-type="float" office:value="0.0207083333333332" calcext:value-type="float">
            <text:p>0,020708333333333</text:p>
          </table:table-cell>
          <table:table-cell table:formula="of:=[.E7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90" calcext:value-type="float">
            <text:p>1479486990</text:p>
          </table:table-cell>
          <table:table-cell table:formula="of:=[.A724]-[.$A$2]" office:value-type="float" office:value="3835" calcext:value-type="float">
            <text:p>3835</text:p>
          </table:table-cell>
          <table:table-cell table:formula="of:=[.B724]/60" office:value-type="float" office:value="63.9166666666667" calcext:value-type="float">
            <text:p>63,9166666666667</text:p>
          </table:table-cell>
          <table:table-cell office:value-type="float" office:value="3.929" calcext:value-type="float">
            <text:p>3,929</text:p>
          </table:table-cell>
          <table:table-cell table:formula="of:=[.D724]-3.866" office:value-type="float" office:value="0.0630000000000002" calcext:value-type="float">
            <text:p>0,063</text:p>
          </table:table-cell>
          <table:table-cell table:formula="of:=AVERAGE([.E701:.E724])" office:value-type="float" office:value="0.0229583333333332" calcext:value-type="float">
            <text:p>0,022958333333333</text:p>
          </table:table-cell>
          <table:table-cell table:formula="of:=[.E7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6996" calcext:value-type="float">
            <text:p>1479486996</text:p>
          </table:table-cell>
          <table:table-cell table:formula="of:=[.A725]-[.$A$2]" office:value-type="float" office:value="3841" calcext:value-type="float">
            <text:p>3841</text:p>
          </table:table-cell>
          <table:table-cell table:formula="of:=[.B725]/60" office:value-type="float" office:value="64.0166666666667" calcext:value-type="float">
            <text:p>64,0166666666667</text:p>
          </table:table-cell>
          <table:table-cell office:value-type="float" office:value="3.878" calcext:value-type="float">
            <text:p>3,878</text:p>
          </table:table-cell>
          <table:table-cell table:formula="of:=[.D725]-3.866" office:value-type="float" office:value="0.012" calcext:value-type="float">
            <text:p>0,012</text:p>
          </table:table-cell>
          <table:table-cell table:formula="of:=AVERAGE([.E702:.E725])" office:value-type="float" office:value="0.0220833333333332" calcext:value-type="float">
            <text:p>0,022083333333333</text:p>
          </table:table-cell>
          <table:table-cell table:formula="of:=[.E7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01" calcext:value-type="float">
            <text:p>1479487001</text:p>
          </table:table-cell>
          <table:table-cell table:formula="of:=[.A726]-[.$A$2]" office:value-type="float" office:value="3846" calcext:value-type="float">
            <text:p>3846</text:p>
          </table:table-cell>
          <table:table-cell table:formula="of:=[.B726]/60" office:value-type="float" office:value="64.1" calcext:value-type="float">
            <text:p>64,1</text:p>
          </table:table-cell>
          <table:table-cell office:value-type="float" office:value="3.87" calcext:value-type="float">
            <text:p>3,87</text:p>
          </table:table-cell>
          <table:table-cell table:formula="of:=[.D726]-3.866" office:value-type="float" office:value="0.004" calcext:value-type="float">
            <text:p>0,004</text:p>
          </table:table-cell>
          <table:table-cell table:formula="of:=AVERAGE([.E703:.E726])" office:value-type="float" office:value="0.0211249999999999" calcext:value-type="float">
            <text:p>0,021125</text:p>
          </table:table-cell>
          <table:table-cell table:formula="of:=[.E7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06" calcext:value-type="float">
            <text:p>1479487006</text:p>
          </table:table-cell>
          <table:table-cell table:formula="of:=[.A727]-[.$A$2]" office:value-type="float" office:value="3851" calcext:value-type="float">
            <text:p>3851</text:p>
          </table:table-cell>
          <table:table-cell table:formula="of:=[.B727]/60" office:value-type="float" office:value="64.1833333333333" calcext:value-type="float">
            <text:p>64,1833333333333</text:p>
          </table:table-cell>
          <table:table-cell office:value-type="float" office:value="3.874" calcext:value-type="float">
            <text:p>3,874</text:p>
          </table:table-cell>
          <table:table-cell table:formula="of:=[.D727]-3.866" office:value-type="float" office:value="0.00800000000000001" calcext:value-type="float">
            <text:p>0,008</text:p>
          </table:table-cell>
          <table:table-cell table:formula="of:=AVERAGE([.E704:.E727])" office:value-type="float" office:value="0.0205833333333333" calcext:value-type="float">
            <text:p>0,020583333333333</text:p>
          </table:table-cell>
          <table:table-cell table:formula="of:=[.E7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11" calcext:value-type="float">
            <text:p>1479487011</text:p>
          </table:table-cell>
          <table:table-cell table:formula="of:=[.A728]-[.$A$2]" office:value-type="float" office:value="3856" calcext:value-type="float">
            <text:p>3856</text:p>
          </table:table-cell>
          <table:table-cell table:formula="of:=[.B728]/60" office:value-type="float" office:value="64.2666666666667" calcext:value-type="float">
            <text:p>64,2666666666667</text:p>
          </table:table-cell>
          <table:table-cell office:value-type="float" office:value="3.892" calcext:value-type="float">
            <text:p>3,892</text:p>
          </table:table-cell>
          <table:table-cell table:formula="of:=[.D728]-3.866" office:value-type="float" office:value="0.0259999999999998" calcext:value-type="float">
            <text:p>0,026</text:p>
          </table:table-cell>
          <table:table-cell table:formula="of:=AVERAGE([.E705:.E728])" office:value-type="float" office:value="0.0204166666666666" calcext:value-type="float">
            <text:p>0,020416666666667</text:p>
          </table:table-cell>
          <table:table-cell table:formula="of:=[.E72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17" calcext:value-type="float">
            <text:p>1479487017</text:p>
          </table:table-cell>
          <table:table-cell table:formula="of:=[.A729]-[.$A$2]" office:value-type="float" office:value="3862" calcext:value-type="float">
            <text:p>3862</text:p>
          </table:table-cell>
          <table:table-cell table:formula="of:=[.B729]/60" office:value-type="float" office:value="64.3666666666667" calcext:value-type="float">
            <text:p>64,3666666666667</text:p>
          </table:table-cell>
          <table:table-cell office:value-type="float" office:value="3.866" calcext:value-type="float">
            <text:p>3,866</text:p>
          </table:table-cell>
          <table:table-cell table:formula="of:=[.D729]-3.866" office:value-type="float" office:value="0" calcext:value-type="float">
            <text:p>0</text:p>
          </table:table-cell>
          <table:table-cell table:formula="of:=AVERAGE([.E706:.E729])" office:value-type="float" office:value="0.0194999999999999" calcext:value-type="float">
            <text:p>0,0195</text:p>
          </table:table-cell>
          <table:table-cell table:formula="of:=[.E72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22" calcext:value-type="float">
            <text:p>1479487022</text:p>
          </table:table-cell>
          <table:table-cell table:formula="of:=[.A730]-[.$A$2]" office:value-type="float" office:value="3867" calcext:value-type="float">
            <text:p>3867</text:p>
          </table:table-cell>
          <table:table-cell table:formula="of:=[.B730]/60" office:value-type="float" office:value="64.45" calcext:value-type="float">
            <text:p>64,45</text:p>
          </table:table-cell>
          <table:table-cell office:value-type="float" office:value="3.866" calcext:value-type="float">
            <text:p>3,866</text:p>
          </table:table-cell>
          <table:table-cell table:formula="of:=[.D730]-3.866" office:value-type="float" office:value="0" calcext:value-type="float">
            <text:p>0</text:p>
          </table:table-cell>
          <table:table-cell table:formula="of:=AVERAGE([.E707:.E730])" office:value-type="float" office:value="0.0191666666666666" calcext:value-type="float">
            <text:p>0,019166666666667</text:p>
          </table:table-cell>
          <table:table-cell table:formula="of:=[.E73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27" calcext:value-type="float">
            <text:p>1479487027</text:p>
          </table:table-cell>
          <table:table-cell table:formula="of:=[.A731]-[.$A$2]" office:value-type="float" office:value="3872" calcext:value-type="float">
            <text:p>3872</text:p>
          </table:table-cell>
          <table:table-cell table:formula="of:=[.B731]/60" office:value-type="float" office:value="64.5333333333333" calcext:value-type="float">
            <text:p>64,5333333333333</text:p>
          </table:table-cell>
          <table:table-cell office:value-type="float" office:value="3.866" calcext:value-type="float">
            <text:p>3,866</text:p>
          </table:table-cell>
          <table:table-cell table:formula="of:=[.D731]-3.866" office:value-type="float" office:value="0" calcext:value-type="float">
            <text:p>0</text:p>
          </table:table-cell>
          <table:table-cell table:formula="of:=AVERAGE([.E708:.E731])" office:value-type="float" office:value="0.0179166666666666" calcext:value-type="float">
            <text:p>0,017916666666667</text:p>
          </table:table-cell>
          <table:table-cell table:formula="of:=[.E73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32" calcext:value-type="float">
            <text:p>1479487032</text:p>
          </table:table-cell>
          <table:table-cell table:formula="of:=[.A732]-[.$A$2]" office:value-type="float" office:value="3877" calcext:value-type="float">
            <text:p>3877</text:p>
          </table:table-cell>
          <table:table-cell table:formula="of:=[.B732]/60" office:value-type="float" office:value="64.6166666666667" calcext:value-type="float">
            <text:p>64,6166666666667</text:p>
          </table:table-cell>
          <table:table-cell office:value-type="float" office:value="3.866" calcext:value-type="float">
            <text:p>3,866</text:p>
          </table:table-cell>
          <table:table-cell table:formula="of:=[.D732]-3.866" office:value-type="float" office:value="0" calcext:value-type="float">
            <text:p>0</text:p>
          </table:table-cell>
          <table:table-cell table:formula="of:=AVERAGE([.E709:.E732])" office:value-type="float" office:value="0.01725" calcext:value-type="float">
            <text:p>0,01725</text:p>
          </table:table-cell>
          <table:table-cell table:formula="of:=[.E73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37" calcext:value-type="float">
            <text:p>1479487037</text:p>
          </table:table-cell>
          <table:table-cell table:formula="of:=[.A733]-[.$A$2]" office:value-type="float" office:value="3882" calcext:value-type="float">
            <text:p>3882</text:p>
          </table:table-cell>
          <table:table-cell table:formula="of:=[.B733]/60" office:value-type="float" office:value="64.7" calcext:value-type="float">
            <text:p>64,7</text:p>
          </table:table-cell>
          <table:table-cell office:value-type="float" office:value="3.868" calcext:value-type="float">
            <text:p>3,868</text:p>
          </table:table-cell>
          <table:table-cell table:formula="of:=[.D733]-3.866" office:value-type="float" office:value="0.00199999999999978" calcext:value-type="float">
            <text:p>0,002</text:p>
          </table:table-cell>
          <table:table-cell table:formula="of:=AVERAGE([.E710:.E733])" office:value-type="float" office:value="0.0167916666666666" calcext:value-type="float">
            <text:p>0,016791666666667</text:p>
          </table:table-cell>
          <table:table-cell table:formula="of:=[.E7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43" calcext:value-type="float">
            <text:p>1479487043</text:p>
          </table:table-cell>
          <table:table-cell table:formula="of:=[.A734]-[.$A$2]" office:value-type="float" office:value="3888" calcext:value-type="float">
            <text:p>3888</text:p>
          </table:table-cell>
          <table:table-cell table:formula="of:=[.B734]/60" office:value-type="float" office:value="64.8" calcext:value-type="float">
            <text:p>64,8</text:p>
          </table:table-cell>
          <table:table-cell office:value-type="float" office:value="3.914" calcext:value-type="float">
            <text:p>3,914</text:p>
          </table:table-cell>
          <table:table-cell table:formula="of:=[.D734]-3.866" office:value-type="float" office:value="0.048" calcext:value-type="float">
            <text:p>0,048</text:p>
          </table:table-cell>
          <table:table-cell table:formula="of:=AVERAGE([.E711:.E734])" office:value-type="float" office:value="0.0184166666666666" calcext:value-type="float">
            <text:p>0,018416666666667</text:p>
          </table:table-cell>
          <table:table-cell table:formula="of:=[.E7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48" calcext:value-type="float">
            <text:p>1479487048</text:p>
          </table:table-cell>
          <table:table-cell table:formula="of:=[.A735]-[.$A$2]" office:value-type="float" office:value="3893" calcext:value-type="float">
            <text:p>3893</text:p>
          </table:table-cell>
          <table:table-cell table:formula="of:=[.B735]/60" office:value-type="float" office:value="64.8833333333333" calcext:value-type="float">
            <text:p>64,8833333333333</text:p>
          </table:table-cell>
          <table:table-cell office:value-type="float" office:value="3.867" calcext:value-type="float">
            <text:p>3,867</text:p>
          </table:table-cell>
          <table:table-cell table:formula="of:=[.D735]-3.866" office:value-type="float" office:value="0.00099999999999989" calcext:value-type="float">
            <text:p>0,001</text:p>
          </table:table-cell>
          <table:table-cell table:formula="of:=AVERAGE([.E712:.E735])" office:value-type="float" office:value="0.017875" calcext:value-type="float">
            <text:p>0,017875</text:p>
          </table:table-cell>
          <table:table-cell table:formula="of:=[.E73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53" calcext:value-type="float">
            <text:p>1479487053</text:p>
          </table:table-cell>
          <table:table-cell table:formula="of:=[.A736]-[.$A$2]" office:value-type="float" office:value="3898" calcext:value-type="float">
            <text:p>3898</text:p>
          </table:table-cell>
          <table:table-cell table:formula="of:=[.B736]/60" office:value-type="float" office:value="64.9666666666667" calcext:value-type="float">
            <text:p>64,9666666666667</text:p>
          </table:table-cell>
          <table:table-cell office:value-type="float" office:value="3.867" calcext:value-type="float">
            <text:p>3,867</text:p>
          </table:table-cell>
          <table:table-cell table:formula="of:=[.D736]-3.866" office:value-type="float" office:value="0.00099999999999989" calcext:value-type="float">
            <text:p>0,001</text:p>
          </table:table-cell>
          <table:table-cell table:formula="of:=AVERAGE([.E713:.E736])" office:value-type="float" office:value="0.0152499999999999" calcext:value-type="float">
            <text:p>0,01525</text:p>
          </table:table-cell>
          <table:table-cell table:formula="of:=[.E73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58" calcext:value-type="float">
            <text:p>1479487058</text:p>
          </table:table-cell>
          <table:table-cell table:formula="of:=[.A737]-[.$A$2]" office:value-type="float" office:value="3903" calcext:value-type="float">
            <text:p>3903</text:p>
          </table:table-cell>
          <table:table-cell table:formula="of:=[.B737]/60" office:value-type="float" office:value="65.05" calcext:value-type="float">
            <text:p>65,05</text:p>
          </table:table-cell>
          <table:table-cell office:value-type="float" office:value="3.867" calcext:value-type="float">
            <text:p>3,867</text:p>
          </table:table-cell>
          <table:table-cell table:formula="of:=[.D737]-3.866" office:value-type="float" office:value="0.00099999999999989" calcext:value-type="float">
            <text:p>0,001</text:p>
          </table:table-cell>
          <table:table-cell table:formula="of:=AVERAGE([.E714:.E737])" office:value-type="float" office:value="0.014875" calcext:value-type="float">
            <text:p>0,014875</text:p>
          </table:table-cell>
          <table:table-cell table:formula="of:=[.E73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64" calcext:value-type="float">
            <text:p>1479487064</text:p>
          </table:table-cell>
          <table:table-cell table:formula="of:=[.A738]-[.$A$2]" office:value-type="float" office:value="3909" calcext:value-type="float">
            <text:p>3909</text:p>
          </table:table-cell>
          <table:table-cell table:formula="of:=[.B738]/60" office:value-type="float" office:value="65.15" calcext:value-type="float">
            <text:p>65,15</text:p>
          </table:table-cell>
          <table:table-cell office:value-type="float" office:value="3.888" calcext:value-type="float">
            <text:p>3,888</text:p>
          </table:table-cell>
          <table:table-cell table:formula="of:=[.D738]-3.866" office:value-type="float" office:value="0.0219999999999998" calcext:value-type="float">
            <text:p>0,022</text:p>
          </table:table-cell>
          <table:table-cell table:formula="of:=AVERAGE([.E715:.E738])" office:value-type="float" office:value="0.0157916666666666" calcext:value-type="float">
            <text:p>0,015791666666667</text:p>
          </table:table-cell>
          <table:table-cell table:formula="of:=[.E7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69" calcext:value-type="float">
            <text:p>1479487069</text:p>
          </table:table-cell>
          <table:table-cell table:formula="of:=[.A739]-[.$A$2]" office:value-type="float" office:value="3914" calcext:value-type="float">
            <text:p>3914</text:p>
          </table:table-cell>
          <table:table-cell table:formula="of:=[.B739]/60" office:value-type="float" office:value="65.2333333333333" calcext:value-type="float">
            <text:p>65,2333333333333</text:p>
          </table:table-cell>
          <table:table-cell office:value-type="float" office:value="3.867" calcext:value-type="float">
            <text:p>3,867</text:p>
          </table:table-cell>
          <table:table-cell table:formula="of:=[.D739]-3.866" office:value-type="float" office:value="0.00099999999999989" calcext:value-type="float">
            <text:p>0,001</text:p>
          </table:table-cell>
          <table:table-cell table:formula="of:=AVERAGE([.E716:.E739])" office:value-type="float" office:value="0.0154999999999999" calcext:value-type="float">
            <text:p>0,0155</text:p>
          </table:table-cell>
          <table:table-cell table:formula="of:=[.E73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74" calcext:value-type="float">
            <text:p>1479487074</text:p>
          </table:table-cell>
          <table:table-cell table:formula="of:=[.A740]-[.$A$2]" office:value-type="float" office:value="3919" calcext:value-type="float">
            <text:p>3919</text:p>
          </table:table-cell>
          <table:table-cell table:formula="of:=[.B740]/60" office:value-type="float" office:value="65.3166666666667" calcext:value-type="float">
            <text:p>65,3166666666667</text:p>
          </table:table-cell>
          <table:table-cell office:value-type="float" office:value="3.867" calcext:value-type="float">
            <text:p>3,867</text:p>
          </table:table-cell>
          <table:table-cell table:formula="of:=[.D740]-3.866" office:value-type="float" office:value="0.00099999999999989" calcext:value-type="float">
            <text:p>0,001</text:p>
          </table:table-cell>
          <table:table-cell table:formula="of:=AVERAGE([.E717:.E740])" office:value-type="float" office:value="0.0151249999999999" calcext:value-type="float">
            <text:p>0,015125</text:p>
          </table:table-cell>
          <table:table-cell table:formula="of:=[.E74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080" calcext:value-type="float">
            <text:p>1479487080</text:p>
          </table:table-cell>
          <table:table-cell table:formula="of:=[.A741]-[.$A$2]" office:value-type="float" office:value="3925" calcext:value-type="float">
            <text:p>3925</text:p>
          </table:table-cell>
          <table:table-cell table:formula="of:=[.B741]/60" office:value-type="float" office:value="65.4166666666667" calcext:value-type="float">
            <text:p>65,4166666666667</text:p>
          </table:table-cell>
          <table:table-cell office:value-type="float" office:value="3.873" calcext:value-type="float">
            <text:p>3,873</text:p>
          </table:table-cell>
          <table:table-cell table:formula="of:=[.D741]-3.866" office:value-type="float" office:value="0.00700000000000012" calcext:value-type="float">
            <text:p>0,007</text:p>
          </table:table-cell>
          <table:table-cell table:formula="of:=AVERAGE([.E718:.E741])" office:value-type="float" office:value="0.0145416666666666" calcext:value-type="float">
            <text:p>0,014541666666667</text:p>
          </table:table-cell>
          <table:table-cell table:formula="of:=[.E7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85" calcext:value-type="float">
            <text:p>1479487085</text:p>
          </table:table-cell>
          <table:table-cell table:formula="of:=[.A742]-[.$A$2]" office:value-type="float" office:value="3930" calcext:value-type="float">
            <text:p>3930</text:p>
          </table:table-cell>
          <table:table-cell table:formula="of:=[.B742]/60" office:value-type="float" office:value="65.5" calcext:value-type="float">
            <text:p>65,5</text:p>
          </table:table-cell>
          <table:table-cell office:value-type="float" office:value="3.913" calcext:value-type="float">
            <text:p>3,913</text:p>
          </table:table-cell>
          <table:table-cell table:formula="of:=[.D742]-3.866" office:value-type="float" office:value="0.0470000000000002" calcext:value-type="float">
            <text:p>0,047</text:p>
          </table:table-cell>
          <table:table-cell table:formula="of:=AVERAGE([.E719:.E742])" office:value-type="float" office:value="0.015875" calcext:value-type="float">
            <text:p>0,015875</text:p>
          </table:table-cell>
          <table:table-cell table:formula="of:=[.E7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90" calcext:value-type="float">
            <text:p>1479487090</text:p>
          </table:table-cell>
          <table:table-cell table:formula="of:=[.A743]-[.$A$2]" office:value-type="float" office:value="3935" calcext:value-type="float">
            <text:p>3935</text:p>
          </table:table-cell>
          <table:table-cell table:formula="of:=[.B743]/60" office:value-type="float" office:value="65.5833333333333" calcext:value-type="float">
            <text:p>65,5833333333333</text:p>
          </table:table-cell>
          <table:table-cell office:value-type="float" office:value="3.868" calcext:value-type="float">
            <text:p>3,868</text:p>
          </table:table-cell>
          <table:table-cell table:formula="of:=[.D743]-3.866" office:value-type="float" office:value="0.00199999999999978" calcext:value-type="float">
            <text:p>0,002</text:p>
          </table:table-cell>
          <table:table-cell table:formula="of:=AVERAGE([.E720:.E743])" office:value-type="float" office:value="0.0151666666666666" calcext:value-type="float">
            <text:p>0,015166666666667</text:p>
          </table:table-cell>
          <table:table-cell table:formula="of:=[.E7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095" calcext:value-type="float">
            <text:p>1479487095</text:p>
          </table:table-cell>
          <table:table-cell table:formula="of:=[.A744]-[.$A$2]" office:value-type="float" office:value="3940" calcext:value-type="float">
            <text:p>3940</text:p>
          </table:table-cell>
          <table:table-cell table:formula="of:=[.B744]/60" office:value-type="float" office:value="65.6666666666667" calcext:value-type="float">
            <text:p>65,6666666666667</text:p>
          </table:table-cell>
          <table:table-cell office:value-type="float" office:value="3.868" calcext:value-type="float">
            <text:p>3,868</text:p>
          </table:table-cell>
          <table:table-cell table:formula="of:=[.D744]-3.866" office:value-type="float" office:value="0.00199999999999978" calcext:value-type="float">
            <text:p>0,002</text:p>
          </table:table-cell>
          <table:table-cell table:formula="of:=AVERAGE([.E721:.E744])" office:value-type="float" office:value="0.0145833333333333" calcext:value-type="float">
            <text:p>0,014583333333333</text:p>
          </table:table-cell>
          <table:table-cell table:formula="of:=[.E7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00" calcext:value-type="float">
            <text:p>1479487100</text:p>
          </table:table-cell>
          <table:table-cell table:formula="of:=[.A745]-[.$A$2]" office:value-type="float" office:value="3945" calcext:value-type="float">
            <text:p>3945</text:p>
          </table:table-cell>
          <table:table-cell table:formula="of:=[.B745]/60" office:value-type="float" office:value="65.75" calcext:value-type="float">
            <text:p>65,75</text:p>
          </table:table-cell>
          <table:table-cell office:value-type="float" office:value="4.005" calcext:value-type="float">
            <text:p>4,005</text:p>
          </table:table-cell>
          <table:table-cell table:formula="of:=[.D745]-3.866" office:value-type="float" office:value="0.139" calcext:value-type="float">
            <text:p>0,139</text:p>
          </table:table-cell>
          <table:table-cell table:formula="of:=AVERAGE([.E722:.E745])" office:value-type="float" office:value="0.0188749999999999" calcext:value-type="float">
            <text:p>0,018875</text:p>
          </table:table-cell>
          <table:table-cell table:formula="of:=[.E7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06" calcext:value-type="float">
            <text:p>1479487106</text:p>
          </table:table-cell>
          <table:table-cell table:formula="of:=[.A746]-[.$A$2]" office:value-type="float" office:value="3951" calcext:value-type="float">
            <text:p>3951</text:p>
          </table:table-cell>
          <table:table-cell table:formula="of:=[.B746]/60" office:value-type="float" office:value="65.85" calcext:value-type="float">
            <text:p>65,85</text:p>
          </table:table-cell>
          <table:table-cell office:value-type="float" office:value="3.868" calcext:value-type="float">
            <text:p>3,868</text:p>
          </table:table-cell>
          <table:table-cell table:formula="of:=[.D746]-3.866" office:value-type="float" office:value="0.00199999999999978" calcext:value-type="float">
            <text:p>0,002</text:p>
          </table:table-cell>
          <table:table-cell table:formula="of:=AVERAGE([.E723:.E746])" office:value-type="float" office:value="0.0177083333333333" calcext:value-type="float">
            <text:p>0,017708333333333</text:p>
          </table:table-cell>
          <table:table-cell table:formula="of:=[.E7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11" calcext:value-type="float">
            <text:p>1479487111</text:p>
          </table:table-cell>
          <table:table-cell table:formula="of:=[.A747]-[.$A$2]" office:value-type="float" office:value="3956" calcext:value-type="float">
            <text:p>3956</text:p>
          </table:table-cell>
          <table:table-cell table:formula="of:=[.B747]/60" office:value-type="float" office:value="65.9333333333333" calcext:value-type="float">
            <text:p>65,9333333333333</text:p>
          </table:table-cell>
          <table:table-cell office:value-type="float" office:value="3.868" calcext:value-type="float">
            <text:p>3,868</text:p>
          </table:table-cell>
          <table:table-cell table:formula="of:=[.D747]-3.866" office:value-type="float" office:value="0.00199999999999978" calcext:value-type="float">
            <text:p>0,002</text:p>
          </table:table-cell>
          <table:table-cell table:formula="of:=AVERAGE([.E724:.E747])" office:value-type="float" office:value="0.0162916666666666" calcext:value-type="float">
            <text:p>0,016291666666667</text:p>
          </table:table-cell>
          <table:table-cell table:formula="of:=[.E7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16" calcext:value-type="float">
            <text:p>1479487116</text:p>
          </table:table-cell>
          <table:table-cell table:formula="of:=[.A748]-[.$A$2]" office:value-type="float" office:value="3961" calcext:value-type="float">
            <text:p>3961</text:p>
          </table:table-cell>
          <table:table-cell table:formula="of:=[.B748]/60" office:value-type="float" office:value="66.0166666666667" calcext:value-type="float">
            <text:p>66,0166666666667</text:p>
          </table:table-cell>
          <table:table-cell office:value-type="float" office:value="3.867" calcext:value-type="float">
            <text:p>3,867</text:p>
          </table:table-cell>
          <table:table-cell table:formula="of:=[.D748]-3.866" office:value-type="float" office:value="0.00099999999999989" calcext:value-type="float">
            <text:p>0,001</text:p>
          </table:table-cell>
          <table:table-cell table:formula="of:=AVERAGE([.E725:.E748])" office:value-type="float" office:value="0.0137083333333332" calcext:value-type="float">
            <text:p>0,013708333333333</text:p>
          </table:table-cell>
          <table:table-cell table:formula="of:=[.E74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21" calcext:value-type="float">
            <text:p>1479487121</text:p>
          </table:table-cell>
          <table:table-cell table:formula="of:=[.A749]-[.$A$2]" office:value-type="float" office:value="3966" calcext:value-type="float">
            <text:p>3966</text:p>
          </table:table-cell>
          <table:table-cell table:formula="of:=[.B749]/60" office:value-type="float" office:value="66.1" calcext:value-type="float">
            <text:p>66,1</text:p>
          </table:table-cell>
          <table:table-cell office:value-type="float" office:value="3.932" calcext:value-type="float">
            <text:p>3,932</text:p>
          </table:table-cell>
          <table:table-cell table:formula="of:=[.D749]-3.866" office:value-type="float" office:value="0.0659999999999998" calcext:value-type="float">
            <text:p>0,066</text:p>
          </table:table-cell>
          <table:table-cell table:formula="of:=AVERAGE([.E726:.E749])" office:value-type="float" office:value="0.0159583333333332" calcext:value-type="float">
            <text:p>0,015958333333333</text:p>
          </table:table-cell>
          <table:table-cell table:formula="of:=[.E7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27" calcext:value-type="float">
            <text:p>1479487127</text:p>
          </table:table-cell>
          <table:table-cell table:formula="of:=[.A750]-[.$A$2]" office:value-type="float" office:value="3972" calcext:value-type="float">
            <text:p>3972</text:p>
          </table:table-cell>
          <table:table-cell table:formula="of:=[.B750]/60" office:value-type="float" office:value="66.2" calcext:value-type="float">
            <text:p>66,2</text:p>
          </table:table-cell>
          <table:table-cell office:value-type="float" office:value="3.867" calcext:value-type="float">
            <text:p>3,867</text:p>
          </table:table-cell>
          <table:table-cell table:formula="of:=[.D750]-3.866" office:value-type="float" office:value="0.00099999999999989" calcext:value-type="float">
            <text:p>0,001</text:p>
          </table:table-cell>
          <table:table-cell table:formula="of:=AVERAGE([.E727:.E750])" office:value-type="float" office:value="0.0158333333333332" calcext:value-type="float">
            <text:p>0,015833333333333</text:p>
          </table:table-cell>
          <table:table-cell table:formula="of:=[.E75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32" calcext:value-type="float">
            <text:p>1479487132</text:p>
          </table:table-cell>
          <table:table-cell table:formula="of:=[.A751]-[.$A$2]" office:value-type="float" office:value="3977" calcext:value-type="float">
            <text:p>3977</text:p>
          </table:table-cell>
          <table:table-cell table:formula="of:=[.B751]/60" office:value-type="float" office:value="66.2833333333333" calcext:value-type="float">
            <text:p>66,2833333333333</text:p>
          </table:table-cell>
          <table:table-cell office:value-type="float" office:value="3.868" calcext:value-type="float">
            <text:p>3,868</text:p>
          </table:table-cell>
          <table:table-cell table:formula="of:=[.D751]-3.866" office:value-type="float" office:value="0.00199999999999978" calcext:value-type="float">
            <text:p>0,002</text:p>
          </table:table-cell>
          <table:table-cell table:formula="of:=AVERAGE([.E728:.E751])" office:value-type="float" office:value="0.0155833333333332" calcext:value-type="float">
            <text:p>0,015583333333333</text:p>
          </table:table-cell>
          <table:table-cell table:formula="of:=[.E75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37" calcext:value-type="float">
            <text:p>1479487137</text:p>
          </table:table-cell>
          <table:table-cell table:formula="of:=[.A752]-[.$A$2]" office:value-type="float" office:value="3982" calcext:value-type="float">
            <text:p>3982</text:p>
          </table:table-cell>
          <table:table-cell table:formula="of:=[.B752]/60" office:value-type="float" office:value="66.3666666666667" calcext:value-type="float">
            <text:p>66,3666666666667</text:p>
          </table:table-cell>
          <table:table-cell office:value-type="float" office:value="3.875" calcext:value-type="float">
            <text:p>3,875</text:p>
          </table:table-cell>
          <table:table-cell table:formula="of:=[.D752]-3.866" office:value-type="float" office:value="0.0089999999999999" calcext:value-type="float">
            <text:p>0,009</text:p>
          </table:table-cell>
          <table:table-cell table:formula="of:=AVERAGE([.E729:.E752])" office:value-type="float" office:value="0.0148749999999999" calcext:value-type="float">
            <text:p>0,014875</text:p>
          </table:table-cell>
          <table:table-cell table:formula="of:=[.E7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42" calcext:value-type="float">
            <text:p>1479487142</text:p>
          </table:table-cell>
          <table:table-cell table:formula="of:=[.A753]-[.$A$2]" office:value-type="float" office:value="3987" calcext:value-type="float">
            <text:p>3987</text:p>
          </table:table-cell>
          <table:table-cell table:formula="of:=[.B753]/60" office:value-type="float" office:value="66.45" calcext:value-type="float">
            <text:p>66,45</text:p>
          </table:table-cell>
          <table:table-cell office:value-type="float" office:value="3.933" calcext:value-type="float">
            <text:p>3,933</text:p>
          </table:table-cell>
          <table:table-cell table:formula="of:=[.D753]-3.866" office:value-type="float" office:value="0.0669999999999997" calcext:value-type="float">
            <text:p>0,067</text:p>
          </table:table-cell>
          <table:table-cell table:formula="of:=AVERAGE([.E730:.E753])" office:value-type="float" office:value="0.0176666666666666" calcext:value-type="float">
            <text:p>0,017666666666667</text:p>
          </table:table-cell>
          <table:table-cell table:formula="of:=[.E7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47" calcext:value-type="float">
            <text:p>1479487147</text:p>
          </table:table-cell>
          <table:table-cell table:formula="of:=[.A754]-[.$A$2]" office:value-type="float" office:value="3992" calcext:value-type="float">
            <text:p>3992</text:p>
          </table:table-cell>
          <table:table-cell table:formula="of:=[.B754]/60" office:value-type="float" office:value="66.5333333333333" calcext:value-type="float">
            <text:p>66,5333333333333</text:p>
          </table:table-cell>
          <table:table-cell office:value-type="float" office:value="3.867" calcext:value-type="float">
            <text:p>3,867</text:p>
          </table:table-cell>
          <table:table-cell table:formula="of:=[.D754]-3.866" office:value-type="float" office:value="0.00099999999999989" calcext:value-type="float">
            <text:p>0,001</text:p>
          </table:table-cell>
          <table:table-cell table:formula="of:=AVERAGE([.E731:.E754])" office:value-type="float" office:value="0.0177083333333332" calcext:value-type="float">
            <text:p>0,017708333333333</text:p>
          </table:table-cell>
          <table:table-cell table:formula="of:=[.E75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53" calcext:value-type="float">
            <text:p>1479487153</text:p>
          </table:table-cell>
          <table:table-cell table:formula="of:=[.A755]-[.$A$2]" office:value-type="float" office:value="3998" calcext:value-type="float">
            <text:p>3998</text:p>
          </table:table-cell>
          <table:table-cell table:formula="of:=[.B755]/60" office:value-type="float" office:value="66.6333333333333" calcext:value-type="float">
            <text:p>66,6333333333333</text:p>
          </table:table-cell>
          <table:table-cell office:value-type="float" office:value="3.867" calcext:value-type="float">
            <text:p>3,867</text:p>
          </table:table-cell>
          <table:table-cell table:formula="of:=[.D755]-3.866" office:value-type="float" office:value="0.00099999999999989" calcext:value-type="float">
            <text:p>0,001</text:p>
          </table:table-cell>
          <table:table-cell table:formula="of:=AVERAGE([.E732:.E755])" office:value-type="float" office:value="0.0177499999999999" calcext:value-type="float">
            <text:p>0,01775</text:p>
          </table:table-cell>
          <table:table-cell table:formula="of:=[.E75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58" calcext:value-type="float">
            <text:p>1479487158</text:p>
          </table:table-cell>
          <table:table-cell table:formula="of:=[.A756]-[.$A$2]" office:value-type="float" office:value="4003" calcext:value-type="float">
            <text:p>4003</text:p>
          </table:table-cell>
          <table:table-cell table:formula="of:=[.B756]/60" office:value-type="float" office:value="66.7166666666667" calcext:value-type="float">
            <text:p>66,7166666666667</text:p>
          </table:table-cell>
          <table:table-cell office:value-type="float" office:value="3.966" calcext:value-type="float">
            <text:p>3,966</text:p>
          </table:table-cell>
          <table:table-cell table:formula="of:=[.D756]-3.866" office:value-type="float" office:value="0.1" calcext:value-type="float">
            <text:p>0,1</text:p>
          </table:table-cell>
          <table:table-cell table:formula="of:=AVERAGE([.E733:.E756])" office:value-type="float" office:value="0.0219166666666665" calcext:value-type="float">
            <text:p>0,021916666666667</text:p>
          </table:table-cell>
          <table:table-cell table:formula="of:=[.E7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63" calcext:value-type="float">
            <text:p>1479487163</text:p>
          </table:table-cell>
          <table:table-cell table:formula="of:=[.A757]-[.$A$2]" office:value-type="float" office:value="4008" calcext:value-type="float">
            <text:p>4008</text:p>
          </table:table-cell>
          <table:table-cell table:formula="of:=[.B757]/60" office:value-type="float" office:value="66.8" calcext:value-type="float">
            <text:p>66,8</text:p>
          </table:table-cell>
          <table:table-cell office:value-type="float" office:value="3.867" calcext:value-type="float">
            <text:p>3,867</text:p>
          </table:table-cell>
          <table:table-cell table:formula="of:=[.D757]-3.866" office:value-type="float" office:value="0.00099999999999989" calcext:value-type="float">
            <text:p>0,001</text:p>
          </table:table-cell>
          <table:table-cell table:formula="of:=AVERAGE([.E734:.E757])" office:value-type="float" office:value="0.0218749999999999" calcext:value-type="float">
            <text:p>0,021875</text:p>
          </table:table-cell>
          <table:table-cell table:formula="of:=[.E75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69" calcext:value-type="float">
            <text:p>1479487169</text:p>
          </table:table-cell>
          <table:table-cell table:formula="of:=[.A758]-[.$A$2]" office:value-type="float" office:value="4014" calcext:value-type="float">
            <text:p>4014</text:p>
          </table:table-cell>
          <table:table-cell table:formula="of:=[.B758]/60" office:value-type="float" office:value="66.9" calcext:value-type="float">
            <text:p>66,9</text:p>
          </table:table-cell>
          <table:table-cell office:value-type="float" office:value="3.867" calcext:value-type="float">
            <text:p>3,867</text:p>
          </table:table-cell>
          <table:table-cell table:formula="of:=[.D758]-3.866" office:value-type="float" office:value="0.00099999999999989" calcext:value-type="float">
            <text:p>0,001</text:p>
          </table:table-cell>
          <table:table-cell table:formula="of:=AVERAGE([.E735:.E758])" office:value-type="float" office:value="0.0199166666666665" calcext:value-type="float">
            <text:p>0,019916666666667</text:p>
          </table:table-cell>
          <table:table-cell table:formula="of:=[.E75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74" calcext:value-type="float">
            <text:p>1479487174</text:p>
          </table:table-cell>
          <table:table-cell table:formula="of:=[.A759]-[.$A$2]" office:value-type="float" office:value="4019" calcext:value-type="float">
            <text:p>4019</text:p>
          </table:table-cell>
          <table:table-cell table:formula="of:=[.B759]/60" office:value-type="float" office:value="66.9833333333333" calcext:value-type="float">
            <text:p>66,9833333333333</text:p>
          </table:table-cell>
          <table:table-cell office:value-type="float" office:value="3.867" calcext:value-type="float">
            <text:p>3,867</text:p>
          </table:table-cell>
          <table:table-cell table:formula="of:=[.D759]-3.866" office:value-type="float" office:value="0.00099999999999989" calcext:value-type="float">
            <text:p>0,001</text:p>
          </table:table-cell>
          <table:table-cell table:formula="of:=AVERAGE([.E736:.E759])" office:value-type="float" office:value="0.0199166666666665" calcext:value-type="float">
            <text:p>0,019916666666667</text:p>
          </table:table-cell>
          <table:table-cell table:formula="of:=[.E75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79" calcext:value-type="float">
            <text:p>1479487179</text:p>
          </table:table-cell>
          <table:table-cell table:formula="of:=[.A760]-[.$A$2]" office:value-type="float" office:value="4024" calcext:value-type="float">
            <text:p>4024</text:p>
          </table:table-cell>
          <table:table-cell table:formula="of:=[.B760]/60" office:value-type="float" office:value="67.0666666666667" calcext:value-type="float">
            <text:p>67,0666666666667</text:p>
          </table:table-cell>
          <table:table-cell office:value-type="float" office:value="3.967" calcext:value-type="float">
            <text:p>3,967</text:p>
          </table:table-cell>
          <table:table-cell table:formula="of:=[.D760]-3.866" office:value-type="float" office:value="0.101" calcext:value-type="float">
            <text:p>0,101</text:p>
          </table:table-cell>
          <table:table-cell table:formula="of:=AVERAGE([.E737:.E760])" office:value-type="float" office:value="0.0240833333333332" calcext:value-type="float">
            <text:p>0,024083333333333</text:p>
          </table:table-cell>
          <table:table-cell table:formula="of:=[.E7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184" calcext:value-type="float">
            <text:p>1479487184</text:p>
          </table:table-cell>
          <table:table-cell table:formula="of:=[.A761]-[.$A$2]" office:value-type="float" office:value="4029" calcext:value-type="float">
            <text:p>4029</text:p>
          </table:table-cell>
          <table:table-cell table:formula="of:=[.B761]/60" office:value-type="float" office:value="67.15" calcext:value-type="float">
            <text:p>67,15</text:p>
          </table:table-cell>
          <table:table-cell office:value-type="float" office:value="3.867" calcext:value-type="float">
            <text:p>3,867</text:p>
          </table:table-cell>
          <table:table-cell table:formula="of:=[.D761]-3.866" office:value-type="float" office:value="0.00099999999999989" calcext:value-type="float">
            <text:p>0,001</text:p>
          </table:table-cell>
          <table:table-cell table:formula="of:=AVERAGE([.E738:.E761])" office:value-type="float" office:value="0.0240833333333332" calcext:value-type="float">
            <text:p>0,024083333333333</text:p>
          </table:table-cell>
          <table:table-cell table:formula="of:=[.E76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90" calcext:value-type="float">
            <text:p>1479487190</text:p>
          </table:table-cell>
          <table:table-cell table:formula="of:=[.A762]-[.$A$2]" office:value-type="float" office:value="4035" calcext:value-type="float">
            <text:p>4035</text:p>
          </table:table-cell>
          <table:table-cell table:formula="of:=[.B762]/60" office:value-type="float" office:value="67.25" calcext:value-type="float">
            <text:p>67,25</text:p>
          </table:table-cell>
          <table:table-cell office:value-type="float" office:value="3.867" calcext:value-type="float">
            <text:p>3,867</text:p>
          </table:table-cell>
          <table:table-cell table:formula="of:=[.D762]-3.866" office:value-type="float" office:value="0.00099999999999989" calcext:value-type="float">
            <text:p>0,001</text:p>
          </table:table-cell>
          <table:table-cell table:formula="of:=AVERAGE([.E739:.E762])" office:value-type="float" office:value="0.0232083333333332" calcext:value-type="float">
            <text:p>0,023208333333333</text:p>
          </table:table-cell>
          <table:table-cell table:formula="of:=[.E76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195" calcext:value-type="float">
            <text:p>1479487195</text:p>
          </table:table-cell>
          <table:table-cell table:formula="of:=[.A763]-[.$A$2]" office:value-type="float" office:value="4040" calcext:value-type="float">
            <text:p>4040</text:p>
          </table:table-cell>
          <table:table-cell table:formula="of:=[.B763]/60" office:value-type="float" office:value="67.3333333333333" calcext:value-type="float">
            <text:p>67,3333333333333</text:p>
          </table:table-cell>
          <table:table-cell office:value-type="float" office:value="3.874" calcext:value-type="float">
            <text:p>3,874</text:p>
          </table:table-cell>
          <table:table-cell table:formula="of:=[.D763]-3.866" office:value-type="float" office:value="0.00800000000000001" calcext:value-type="float">
            <text:p>0,008</text:p>
          </table:table-cell>
          <table:table-cell table:formula="of:=AVERAGE([.E740:.E763])" office:value-type="float" office:value="0.0234999999999999" calcext:value-type="float">
            <text:p>0,0235</text:p>
          </table:table-cell>
          <table:table-cell table:formula="of:=[.E7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00" calcext:value-type="float">
            <text:p>1479487200</text:p>
          </table:table-cell>
          <table:table-cell table:formula="of:=[.A764]-[.$A$2]" office:value-type="float" office:value="4045" calcext:value-type="float">
            <text:p>4045</text:p>
          </table:table-cell>
          <table:table-cell table:formula="of:=[.B764]/60" office:value-type="float" office:value="67.4166666666667" calcext:value-type="float">
            <text:p>67,4166666666667</text:p>
          </table:table-cell>
          <table:table-cell office:value-type="float" office:value="3.966" calcext:value-type="float">
            <text:p>3,966</text:p>
          </table:table-cell>
          <table:table-cell table:formula="of:=[.D764]-3.866" office:value-type="float" office:value="0.1" calcext:value-type="float">
            <text:p>0,1</text:p>
          </table:table-cell>
          <table:table-cell table:formula="of:=AVERAGE([.E741:.E764])" office:value-type="float" office:value="0.0276249999999999" calcext:value-type="float">
            <text:p>0,027625</text:p>
          </table:table-cell>
          <table:table-cell table:formula="of:=[.E7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05" calcext:value-type="float">
            <text:p>1479487205</text:p>
          </table:table-cell>
          <table:table-cell table:formula="of:=[.A765]-[.$A$2]" office:value-type="float" office:value="4050" calcext:value-type="float">
            <text:p>4050</text:p>
          </table:table-cell>
          <table:table-cell table:formula="of:=[.B765]/60" office:value-type="float" office:value="67.5" calcext:value-type="float">
            <text:p>67,5</text:p>
          </table:table-cell>
          <table:table-cell office:value-type="float" office:value="3.867" calcext:value-type="float">
            <text:p>3,867</text:p>
          </table:table-cell>
          <table:table-cell table:formula="of:=[.D765]-3.866" office:value-type="float" office:value="0.00099999999999989" calcext:value-type="float">
            <text:p>0,001</text:p>
          </table:table-cell>
          <table:table-cell table:formula="of:=AVERAGE([.E742:.E765])" office:value-type="float" office:value="0.0273749999999999" calcext:value-type="float">
            <text:p>0,027375</text:p>
          </table:table-cell>
          <table:table-cell table:formula="of:=[.E76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10" calcext:value-type="float">
            <text:p>1479487210</text:p>
          </table:table-cell>
          <table:table-cell table:formula="of:=[.A766]-[.$A$2]" office:value-type="float" office:value="4055" calcext:value-type="float">
            <text:p>4055</text:p>
          </table:table-cell>
          <table:table-cell table:formula="of:=[.B766]/60" office:value-type="float" office:value="67.5833333333333" calcext:value-type="float">
            <text:p>67,5833333333333</text:p>
          </table:table-cell>
          <table:table-cell office:value-type="float" office:value="3.867" calcext:value-type="float">
            <text:p>3,867</text:p>
          </table:table-cell>
          <table:table-cell table:formula="of:=[.D766]-3.866" office:value-type="float" office:value="0.00099999999999989" calcext:value-type="float">
            <text:p>0,001</text:p>
          </table:table-cell>
          <table:table-cell table:formula="of:=AVERAGE([.E743:.E766])" office:value-type="float" office:value="0.0254583333333332" calcext:value-type="float">
            <text:p>0,025458333333333</text:p>
          </table:table-cell>
          <table:table-cell table:formula="of:=[.E76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16" calcext:value-type="float">
            <text:p>1479487216</text:p>
          </table:table-cell>
          <table:table-cell table:formula="of:=[.A767]-[.$A$2]" office:value-type="float" office:value="4061" calcext:value-type="float">
            <text:p>4061</text:p>
          </table:table-cell>
          <table:table-cell table:formula="of:=[.B767]/60" office:value-type="float" office:value="67.6833333333333" calcext:value-type="float">
            <text:p>67,6833333333333</text:p>
          </table:table-cell>
          <table:table-cell office:value-type="float" office:value="4.003" calcext:value-type="float">
            <text:p>4,003</text:p>
          </table:table-cell>
          <table:table-cell table:formula="of:=[.D767]-3.866" office:value-type="float" office:value="0.137" calcext:value-type="float">
            <text:p>0,137</text:p>
          </table:table-cell>
          <table:table-cell table:formula="of:=AVERAGE([.E744:.E767])" office:value-type="float" office:value="0.0310833333333332" calcext:value-type="float">
            <text:p>0,031083333333333</text:p>
          </table:table-cell>
          <table:table-cell table:formula="of:=[.E7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21" calcext:value-type="float">
            <text:p>1479487221</text:p>
          </table:table-cell>
          <table:table-cell table:formula="of:=[.A768]-[.$A$2]" office:value-type="float" office:value="4066" calcext:value-type="float">
            <text:p>4066</text:p>
          </table:table-cell>
          <table:table-cell table:formula="of:=[.B768]/60" office:value-type="float" office:value="67.7666666666667" calcext:value-type="float">
            <text:p>67,7666666666667</text:p>
          </table:table-cell>
          <table:table-cell office:value-type="float" office:value="3.867" calcext:value-type="float">
            <text:p>3,867</text:p>
          </table:table-cell>
          <table:table-cell table:formula="of:=[.D768]-3.866" office:value-type="float" office:value="0.00099999999999989" calcext:value-type="float">
            <text:p>0,001</text:p>
          </table:table-cell>
          <table:table-cell table:formula="of:=AVERAGE([.E745:.E768])" office:value-type="float" office:value="0.0310416666666666" calcext:value-type="float">
            <text:p>0,031041666666667</text:p>
          </table:table-cell>
          <table:table-cell table:formula="of:=[.E76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26" calcext:value-type="float">
            <text:p>1479487226</text:p>
          </table:table-cell>
          <table:table-cell table:formula="of:=[.A769]-[.$A$2]" office:value-type="float" office:value="4071" calcext:value-type="float">
            <text:p>4071</text:p>
          </table:table-cell>
          <table:table-cell table:formula="of:=[.B769]/60" office:value-type="float" office:value="67.85" calcext:value-type="float">
            <text:p>67,85</text:p>
          </table:table-cell>
          <table:table-cell office:value-type="float" office:value="3.867" calcext:value-type="float">
            <text:p>3,867</text:p>
          </table:table-cell>
          <table:table-cell table:formula="of:=[.D769]-3.866" office:value-type="float" office:value="0.00099999999999989" calcext:value-type="float">
            <text:p>0,001</text:p>
          </table:table-cell>
          <table:table-cell table:formula="of:=AVERAGE([.E746:.E769])" office:value-type="float" office:value="0.0252916666666666" calcext:value-type="float">
            <text:p>0,025291666666667</text:p>
          </table:table-cell>
          <table:table-cell table:formula="of:=[.E76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31" calcext:value-type="float">
            <text:p>1479487231</text:p>
          </table:table-cell>
          <table:table-cell table:formula="of:=[.A770]-[.$A$2]" office:value-type="float" office:value="4076" calcext:value-type="float">
            <text:p>4076</text:p>
          </table:table-cell>
          <table:table-cell table:formula="of:=[.B770]/60" office:value-type="float" office:value="67.9333333333333" calcext:value-type="float">
            <text:p>67,9333333333333</text:p>
          </table:table-cell>
          <table:table-cell office:value-type="float" office:value="3.867" calcext:value-type="float">
            <text:p>3,867</text:p>
          </table:table-cell>
          <table:table-cell table:formula="of:=[.D770]-3.866" office:value-type="float" office:value="0.00099999999999989" calcext:value-type="float">
            <text:p>0,001</text:p>
          </table:table-cell>
          <table:table-cell table:formula="of:=AVERAGE([.E747:.E770])" office:value-type="float" office:value="0.0252499999999999" calcext:value-type="float">
            <text:p>0,02525</text:p>
          </table:table-cell>
          <table:table-cell table:formula="of:=[.E77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37" calcext:value-type="float">
            <text:p>1479487237</text:p>
          </table:table-cell>
          <table:table-cell table:formula="of:=[.A771]-[.$A$2]" office:value-type="float" office:value="4082" calcext:value-type="float">
            <text:p>4082</text:p>
          </table:table-cell>
          <table:table-cell table:formula="of:=[.B771]/60" office:value-type="float" office:value="68.0333333333333" calcext:value-type="float">
            <text:p>68,0333333333333</text:p>
          </table:table-cell>
          <table:table-cell office:value-type="float" office:value="3.972" calcext:value-type="float">
            <text:p>3,972</text:p>
          </table:table-cell>
          <table:table-cell table:formula="of:=[.D771]-3.866" office:value-type="float" office:value="0.106" calcext:value-type="float">
            <text:p>0,106</text:p>
          </table:table-cell>
          <table:table-cell table:formula="of:=AVERAGE([.E748:.E771])" office:value-type="float" office:value="0.0295833333333332" calcext:value-type="float">
            <text:p>0,029583333333333</text:p>
          </table:table-cell>
          <table:table-cell table:formula="of:=[.E7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42" calcext:value-type="float">
            <text:p>1479487242</text:p>
          </table:table-cell>
          <table:table-cell table:formula="of:=[.A772]-[.$A$2]" office:value-type="float" office:value="4087" calcext:value-type="float">
            <text:p>4087</text:p>
          </table:table-cell>
          <table:table-cell table:formula="of:=[.B772]/60" office:value-type="float" office:value="68.1166666666667" calcext:value-type="float">
            <text:p>68,1166666666667</text:p>
          </table:table-cell>
          <table:table-cell office:value-type="float" office:value="3.867" calcext:value-type="float">
            <text:p>3,867</text:p>
          </table:table-cell>
          <table:table-cell table:formula="of:=[.D772]-3.866" office:value-type="float" office:value="0.00099999999999989" calcext:value-type="float">
            <text:p>0,001</text:p>
          </table:table-cell>
          <table:table-cell table:formula="of:=AVERAGE([.E749:.E772])" office:value-type="float" office:value="0.0295833333333332" calcext:value-type="float">
            <text:p>0,029583333333333</text:p>
          </table:table-cell>
          <table:table-cell table:formula="of:=[.E7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47" calcext:value-type="float">
            <text:p>1479487247</text:p>
          </table:table-cell>
          <table:table-cell table:formula="of:=[.A773]-[.$A$2]" office:value-type="float" office:value="4092" calcext:value-type="float">
            <text:p>4092</text:p>
          </table:table-cell>
          <table:table-cell table:formula="of:=[.B773]/60" office:value-type="float" office:value="68.2" calcext:value-type="float">
            <text:p>68,2</text:p>
          </table:table-cell>
          <table:table-cell office:value-type="float" office:value="3.867" calcext:value-type="float">
            <text:p>3,867</text:p>
          </table:table-cell>
          <table:table-cell table:formula="of:=[.D773]-3.866" office:value-type="float" office:value="0.00099999999999989" calcext:value-type="float">
            <text:p>0,001</text:p>
          </table:table-cell>
          <table:table-cell table:formula="of:=AVERAGE([.E750:.E773])" office:value-type="float" office:value="0.0268749999999999" calcext:value-type="float">
            <text:p>0,026875</text:p>
          </table:table-cell>
          <table:table-cell table:formula="of:=[.E77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52" calcext:value-type="float">
            <text:p>1479487252</text:p>
          </table:table-cell>
          <table:table-cell table:formula="of:=[.A774]-[.$A$2]" office:value-type="float" office:value="4097" calcext:value-type="float">
            <text:p>4097</text:p>
          </table:table-cell>
          <table:table-cell table:formula="of:=[.B774]/60" office:value-type="float" office:value="68.2833333333333" calcext:value-type="float">
            <text:p>68,2833333333333</text:p>
          </table:table-cell>
          <table:table-cell office:value-type="float" office:value="3.874" calcext:value-type="float">
            <text:p>3,874</text:p>
          </table:table-cell>
          <table:table-cell table:formula="of:=[.D774]-3.866" office:value-type="float" office:value="0.00800000000000001" calcext:value-type="float">
            <text:p>0,008</text:p>
          </table:table-cell>
          <table:table-cell table:formula="of:=AVERAGE([.E751:.E774])" office:value-type="float" office:value="0.0271666666666666" calcext:value-type="float">
            <text:p>0,027166666666667</text:p>
          </table:table-cell>
          <table:table-cell table:formula="of:=[.E77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57" calcext:value-type="float">
            <text:p>1479487257</text:p>
          </table:table-cell>
          <table:table-cell table:formula="of:=[.A775]-[.$A$2]" office:value-type="float" office:value="4102" calcext:value-type="float">
            <text:p>4102</text:p>
          </table:table-cell>
          <table:table-cell table:formula="of:=[.B775]/60" office:value-type="float" office:value="68.3666666666667" calcext:value-type="float">
            <text:p>68,3666666666667</text:p>
          </table:table-cell>
          <table:table-cell office:value-type="float" office:value="3.977" calcext:value-type="float">
            <text:p>3,977</text:p>
          </table:table-cell>
          <table:table-cell table:formula="of:=[.D775]-3.866" office:value-type="float" office:value="0.111" calcext:value-type="float">
            <text:p>0,111</text:p>
          </table:table-cell>
          <table:table-cell table:formula="of:=AVERAGE([.E752:.E775])" office:value-type="float" office:value="0.0317083333333332" calcext:value-type="float">
            <text:p>0,031708333333333</text:p>
          </table:table-cell>
          <table:table-cell table:formula="of:=[.E7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63" calcext:value-type="float">
            <text:p>1479487263</text:p>
          </table:table-cell>
          <table:table-cell table:formula="of:=[.A776]-[.$A$2]" office:value-type="float" office:value="4108" calcext:value-type="float">
            <text:p>4108</text:p>
          </table:table-cell>
          <table:table-cell table:formula="of:=[.B776]/60" office:value-type="float" office:value="68.4666666666667" calcext:value-type="float">
            <text:p>68,4666666666667</text:p>
          </table:table-cell>
          <table:table-cell office:value-type="float" office:value="3.867" calcext:value-type="float">
            <text:p>3,867</text:p>
          </table:table-cell>
          <table:table-cell table:formula="of:=[.D776]-3.866" office:value-type="float" office:value="0.00099999999999989" calcext:value-type="float">
            <text:p>0,001</text:p>
          </table:table-cell>
          <table:table-cell table:formula="of:=AVERAGE([.E753:.E776])" office:value-type="float" office:value="0.0313749999999999" calcext:value-type="float">
            <text:p>0,031375</text:p>
          </table:table-cell>
          <table:table-cell table:formula="of:=[.E77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68" calcext:value-type="float">
            <text:p>1479487268</text:p>
          </table:table-cell>
          <table:table-cell table:formula="of:=[.A777]-[.$A$2]" office:value-type="float" office:value="4113" calcext:value-type="float">
            <text:p>4113</text:p>
          </table:table-cell>
          <table:table-cell table:formula="of:=[.B777]/60" office:value-type="float" office:value="68.55" calcext:value-type="float">
            <text:p>68,55</text:p>
          </table:table-cell>
          <table:table-cell office:value-type="float" office:value="3.867" calcext:value-type="float">
            <text:p>3,867</text:p>
          </table:table-cell>
          <table:table-cell table:formula="of:=[.D777]-3.866" office:value-type="float" office:value="0.00099999999999989" calcext:value-type="float">
            <text:p>0,001</text:p>
          </table:table-cell>
          <table:table-cell table:formula="of:=AVERAGE([.E754:.E777])" office:value-type="float" office:value="0.0286249999999999" calcext:value-type="float">
            <text:p>0,028625</text:p>
          </table:table-cell>
          <table:table-cell table:formula="of:=[.E77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73" calcext:value-type="float">
            <text:p>1479487273</text:p>
          </table:table-cell>
          <table:table-cell table:formula="of:=[.A778]-[.$A$2]" office:value-type="float" office:value="4118" calcext:value-type="float">
            <text:p>4118</text:p>
          </table:table-cell>
          <table:table-cell table:formula="of:=[.B778]/60" office:value-type="float" office:value="68.6333333333333" calcext:value-type="float">
            <text:p>68,6333333333333</text:p>
          </table:table-cell>
          <table:table-cell office:value-type="float" office:value="3.963" calcext:value-type="float">
            <text:p>3,963</text:p>
          </table:table-cell>
          <table:table-cell table:formula="of:=[.D778]-3.866" office:value-type="float" office:value="0.097" calcext:value-type="float">
            <text:p>0,097</text:p>
          </table:table-cell>
          <table:table-cell table:formula="of:=AVERAGE([.E755:.E778])" office:value-type="float" office:value="0.0326249999999999" calcext:value-type="float">
            <text:p>0,032625</text:p>
          </table:table-cell>
          <table:table-cell table:formula="of:=[.E7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279" calcext:value-type="float">
            <text:p>1479487279</text:p>
          </table:table-cell>
          <table:table-cell table:formula="of:=[.A779]-[.$A$2]" office:value-type="float" office:value="4124" calcext:value-type="float">
            <text:p>4124</text:p>
          </table:table-cell>
          <table:table-cell table:formula="of:=[.B779]/60" office:value-type="float" office:value="68.7333333333333" calcext:value-type="float">
            <text:p>68,7333333333333</text:p>
          </table:table-cell>
          <table:table-cell office:value-type="float" office:value="3.867" calcext:value-type="float">
            <text:p>3,867</text:p>
          </table:table-cell>
          <table:table-cell table:formula="of:=[.D779]-3.866" office:value-type="float" office:value="0.00099999999999989" calcext:value-type="float">
            <text:p>0,001</text:p>
          </table:table-cell>
          <table:table-cell table:formula="of:=AVERAGE([.E756:.E779])" office:value-type="float" office:value="0.0326249999999999" calcext:value-type="float">
            <text:p>0,032625</text:p>
          </table:table-cell>
          <table:table-cell table:formula="of:=[.E77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84" calcext:value-type="float">
            <text:p>1479487284</text:p>
          </table:table-cell>
          <table:table-cell table:formula="of:=[.A780]-[.$A$2]" office:value-type="float" office:value="4129" calcext:value-type="float">
            <text:p>4129</text:p>
          </table:table-cell>
          <table:table-cell table:formula="of:=[.B780]/60" office:value-type="float" office:value="68.8166666666667" calcext:value-type="float">
            <text:p>68,8166666666667</text:p>
          </table:table-cell>
          <table:table-cell office:value-type="float" office:value="3.867" calcext:value-type="float">
            <text:p>3,867</text:p>
          </table:table-cell>
          <table:table-cell table:formula="of:=[.D780]-3.866" office:value-type="float" office:value="0.00099999999999989" calcext:value-type="float">
            <text:p>0,001</text:p>
          </table:table-cell>
          <table:table-cell table:formula="of:=AVERAGE([.E757:.E780])" office:value-type="float" office:value="0.0284999999999999" calcext:value-type="float">
            <text:p>0,0285</text:p>
          </table:table-cell>
          <table:table-cell table:formula="of:=[.E78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89" calcext:value-type="float">
            <text:p>1479487289</text:p>
          </table:table-cell>
          <table:table-cell table:formula="of:=[.A781]-[.$A$2]" office:value-type="float" office:value="4134" calcext:value-type="float">
            <text:p>4134</text:p>
          </table:table-cell>
          <table:table-cell table:formula="of:=[.B781]/60" office:value-type="float" office:value="68.9" calcext:value-type="float">
            <text:p>68,9</text:p>
          </table:table-cell>
          <table:table-cell office:value-type="float" office:value="3.867" calcext:value-type="float">
            <text:p>3,867</text:p>
          </table:table-cell>
          <table:table-cell table:formula="of:=[.D781]-3.866" office:value-type="float" office:value="0.00099999999999989" calcext:value-type="float">
            <text:p>0,001</text:p>
          </table:table-cell>
          <table:table-cell table:formula="of:=AVERAGE([.E758:.E781])" office:value-type="float" office:value="0.0284999999999999" calcext:value-type="float">
            <text:p>0,0285</text:p>
          </table:table-cell>
          <table:table-cell table:formula="of:=[.E78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294" calcext:value-type="float">
            <text:p>1479487294</text:p>
          </table:table-cell>
          <table:table-cell table:formula="of:=[.A782]-[.$A$2]" office:value-type="float" office:value="4139" calcext:value-type="float">
            <text:p>4139</text:p>
          </table:table-cell>
          <table:table-cell table:formula="of:=[.B782]/60" office:value-type="float" office:value="68.9833333333333" calcext:value-type="float">
            <text:p>68,9833333333333</text:p>
          </table:table-cell>
          <table:table-cell office:value-type="float" office:value="3.974" calcext:value-type="float">
            <text:p>3,974</text:p>
          </table:table-cell>
          <table:table-cell table:formula="of:=[.D782]-3.866" office:value-type="float" office:value="0.108" calcext:value-type="float">
            <text:p>0,108</text:p>
          </table:table-cell>
          <table:table-cell table:formula="of:=AVERAGE([.E759:.E782])" office:value-type="float" office:value="0.0329583333333333" calcext:value-type="float">
            <text:p>0,032958333333333</text:p>
          </table:table-cell>
          <table:table-cell table:formula="of:=[.E7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00" calcext:value-type="float">
            <text:p>1479487300</text:p>
          </table:table-cell>
          <table:table-cell table:formula="of:=[.A783]-[.$A$2]" office:value-type="float" office:value="4145" calcext:value-type="float">
            <text:p>4145</text:p>
          </table:table-cell>
          <table:table-cell table:formula="of:=[.B783]/60" office:value-type="float" office:value="69.0833333333333" calcext:value-type="float">
            <text:p>69,0833333333333</text:p>
          </table:table-cell>
          <table:table-cell office:value-type="float" office:value="3.867" calcext:value-type="float">
            <text:p>3,867</text:p>
          </table:table-cell>
          <table:table-cell table:formula="of:=[.D783]-3.866" office:value-type="float" office:value="0.00099999999999989" calcext:value-type="float">
            <text:p>0,001</text:p>
          </table:table-cell>
          <table:table-cell table:formula="of:=AVERAGE([.E760:.E783])" office:value-type="float" office:value="0.0329583333333333" calcext:value-type="float">
            <text:p>0,032958333333333</text:p>
          </table:table-cell>
          <table:table-cell table:formula="of:=[.E78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05" calcext:value-type="float">
            <text:p>1479487305</text:p>
          </table:table-cell>
          <table:table-cell table:formula="of:=[.A784]-[.$A$2]" office:value-type="float" office:value="4150" calcext:value-type="float">
            <text:p>4150</text:p>
          </table:table-cell>
          <table:table-cell table:formula="of:=[.B784]/60" office:value-type="float" office:value="69.1666666666667" calcext:value-type="float">
            <text:p>69,1666666666667</text:p>
          </table:table-cell>
          <table:table-cell office:value-type="float" office:value="3.867" calcext:value-type="float">
            <text:p>3,867</text:p>
          </table:table-cell>
          <table:table-cell table:formula="of:=[.D784]-3.866" office:value-type="float" office:value="0.00099999999999989" calcext:value-type="float">
            <text:p>0,001</text:p>
          </table:table-cell>
          <table:table-cell table:formula="of:=AVERAGE([.E761:.E784])" office:value-type="float" office:value="0.0287916666666666" calcext:value-type="float">
            <text:p>0,028791666666667</text:p>
          </table:table-cell>
          <table:table-cell table:formula="of:=[.E78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10" calcext:value-type="float">
            <text:p>1479487310</text:p>
          </table:table-cell>
          <table:table-cell table:formula="of:=[.A785]-[.$A$2]" office:value-type="float" office:value="4155" calcext:value-type="float">
            <text:p>4155</text:p>
          </table:table-cell>
          <table:table-cell table:formula="of:=[.B785]/60" office:value-type="float" office:value="69.25" calcext:value-type="float">
            <text:p>69,25</text:p>
          </table:table-cell>
          <table:table-cell office:value-type="float" office:value="3.874" calcext:value-type="float">
            <text:p>3,874</text:p>
          </table:table-cell>
          <table:table-cell table:formula="of:=[.D785]-3.866" office:value-type="float" office:value="0.00800000000000001" calcext:value-type="float">
            <text:p>0,008</text:p>
          </table:table-cell>
          <table:table-cell table:formula="of:=AVERAGE([.E762:.E785])" office:value-type="float" office:value="0.0290833333333333" calcext:value-type="float">
            <text:p>0,029083333333333</text:p>
          </table:table-cell>
          <table:table-cell table:formula="of:=[.E7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15" calcext:value-type="float">
            <text:p>1479487315</text:p>
          </table:table-cell>
          <table:table-cell table:formula="of:=[.A786]-[.$A$2]" office:value-type="float" office:value="4160" calcext:value-type="float">
            <text:p>4160</text:p>
          </table:table-cell>
          <table:table-cell table:formula="of:=[.B786]/60" office:value-type="float" office:value="69.3333333333333" calcext:value-type="float">
            <text:p>69,3333333333333</text:p>
          </table:table-cell>
          <table:table-cell office:value-type="float" office:value="3.972" calcext:value-type="float">
            <text:p>3,972</text:p>
          </table:table-cell>
          <table:table-cell table:formula="of:=[.D786]-3.866" office:value-type="float" office:value="0.106" calcext:value-type="float">
            <text:p>0,106</text:p>
          </table:table-cell>
          <table:table-cell table:formula="of:=AVERAGE([.E763:.E786])" office:value-type="float" office:value="0.0334583333333333" calcext:value-type="float">
            <text:p>0,033458333333333</text:p>
          </table:table-cell>
          <table:table-cell table:formula="of:=[.E7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20" calcext:value-type="float">
            <text:p>1479487320</text:p>
          </table:table-cell>
          <table:table-cell table:formula="of:=[.A787]-[.$A$2]" office:value-type="float" office:value="4165" calcext:value-type="float">
            <text:p>4165</text:p>
          </table:table-cell>
          <table:table-cell table:formula="of:=[.B787]/60" office:value-type="float" office:value="69.4166666666667" calcext:value-type="float">
            <text:p>69,4166666666667</text:p>
          </table:table-cell>
          <table:table-cell office:value-type="float" office:value="3.867" calcext:value-type="float">
            <text:p>3,867</text:p>
          </table:table-cell>
          <table:table-cell table:formula="of:=[.D787]-3.866" office:value-type="float" office:value="0.00099999999999989" calcext:value-type="float">
            <text:p>0,001</text:p>
          </table:table-cell>
          <table:table-cell table:formula="of:=AVERAGE([.E764:.E787])" office:value-type="float" office:value="0.0331666666666666" calcext:value-type="float">
            <text:p>0,033166666666667</text:p>
          </table:table-cell>
          <table:table-cell table:formula="of:=[.E78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26" calcext:value-type="float">
            <text:p>1479487326</text:p>
          </table:table-cell>
          <table:table-cell table:formula="of:=[.A788]-[.$A$2]" office:value-type="float" office:value="4171" calcext:value-type="float">
            <text:p>4171</text:p>
          </table:table-cell>
          <table:table-cell table:formula="of:=[.B788]/60" office:value-type="float" office:value="69.5166666666667" calcext:value-type="float">
            <text:p>69,5166666666667</text:p>
          </table:table-cell>
          <table:table-cell office:value-type="float" office:value="3.867" calcext:value-type="float">
            <text:p>3,867</text:p>
          </table:table-cell>
          <table:table-cell table:formula="of:=[.D788]-3.866" office:value-type="float" office:value="0.00099999999999989" calcext:value-type="float">
            <text:p>0,001</text:p>
          </table:table-cell>
          <table:table-cell table:formula="of:=AVERAGE([.E765:.E788])" office:value-type="float" office:value="0.0290416666666666" calcext:value-type="float">
            <text:p>0,029041666666667</text:p>
          </table:table-cell>
          <table:table-cell table:formula="of:=[.E78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31" calcext:value-type="float">
            <text:p>1479487331</text:p>
          </table:table-cell>
          <table:table-cell table:formula="of:=[.A789]-[.$A$2]" office:value-type="float" office:value="4176" calcext:value-type="float">
            <text:p>4176</text:p>
          </table:table-cell>
          <table:table-cell table:formula="of:=[.B789]/60" office:value-type="float" office:value="69.6" calcext:value-type="float">
            <text:p>69,6</text:p>
          </table:table-cell>
          <table:table-cell office:value-type="float" office:value="3.984" calcext:value-type="float">
            <text:p>3,984</text:p>
          </table:table-cell>
          <table:table-cell table:formula="of:=[.D789]-3.866" office:value-type="float" office:value="0.118" calcext:value-type="float">
            <text:p>0,118</text:p>
          </table:table-cell>
          <table:table-cell table:formula="of:=AVERAGE([.E766:.E789])" office:value-type="float" office:value="0.0339166666666666" calcext:value-type="float">
            <text:p>0,033916666666667</text:p>
          </table:table-cell>
          <table:table-cell table:formula="of:=[.E7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36" calcext:value-type="float">
            <text:p>1479487336</text:p>
          </table:table-cell>
          <table:table-cell table:formula="of:=[.A790]-[.$A$2]" office:value-type="float" office:value="4181" calcext:value-type="float">
            <text:p>4181</text:p>
          </table:table-cell>
          <table:table-cell table:formula="of:=[.B790]/60" office:value-type="float" office:value="69.6833333333333" calcext:value-type="float">
            <text:p>69,6833333333333</text:p>
          </table:table-cell>
          <table:table-cell office:value-type="float" office:value="3.867" calcext:value-type="float">
            <text:p>3,867</text:p>
          </table:table-cell>
          <table:table-cell table:formula="of:=[.D790]-3.866" office:value-type="float" office:value="0.00099999999999989" calcext:value-type="float">
            <text:p>0,001</text:p>
          </table:table-cell>
          <table:table-cell table:formula="of:=AVERAGE([.E767:.E790])" office:value-type="float" office:value="0.0339166666666666" calcext:value-type="float">
            <text:p>0,033916666666667</text:p>
          </table:table-cell>
          <table:table-cell table:formula="of:=[.E79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41" calcext:value-type="float">
            <text:p>1479487341</text:p>
          </table:table-cell>
          <table:table-cell table:formula="of:=[.A791]-[.$A$2]" office:value-type="float" office:value="4186" calcext:value-type="float">
            <text:p>4186</text:p>
          </table:table-cell>
          <table:table-cell table:formula="of:=[.B791]/60" office:value-type="float" office:value="69.7666666666667" calcext:value-type="float">
            <text:p>69,7666666666667</text:p>
          </table:table-cell>
          <table:table-cell office:value-type="float" office:value="3.867" calcext:value-type="float">
            <text:p>3,867</text:p>
          </table:table-cell>
          <table:table-cell table:formula="of:=[.D791]-3.866" office:value-type="float" office:value="0.00099999999999989" calcext:value-type="float">
            <text:p>0,001</text:p>
          </table:table-cell>
          <table:table-cell table:formula="of:=AVERAGE([.E768:.E791])" office:value-type="float" office:value="0.0282499999999999" calcext:value-type="float">
            <text:p>0,02825</text:p>
          </table:table-cell>
          <table:table-cell table:formula="of:=[.E79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47" calcext:value-type="float">
            <text:p>1479487347</text:p>
          </table:table-cell>
          <table:table-cell table:formula="of:=[.A792]-[.$A$2]" office:value-type="float" office:value="4192" calcext:value-type="float">
            <text:p>4192</text:p>
          </table:table-cell>
          <table:table-cell table:formula="of:=[.B792]/60" office:value-type="float" office:value="69.8666666666667" calcext:value-type="float">
            <text:p>69,8666666666667</text:p>
          </table:table-cell>
          <table:table-cell office:value-type="float" office:value="3.867" calcext:value-type="float">
            <text:p>3,867</text:p>
          </table:table-cell>
          <table:table-cell table:formula="of:=[.D792]-3.866" office:value-type="float" office:value="0.00099999999999989" calcext:value-type="float">
            <text:p>0,001</text:p>
          </table:table-cell>
          <table:table-cell table:formula="of:=AVERAGE([.E769:.E792])" office:value-type="float" office:value="0.0282499999999999" calcext:value-type="float">
            <text:p>0,02825</text:p>
          </table:table-cell>
          <table:table-cell table:formula="of:=[.E79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52" calcext:value-type="float">
            <text:p>1479487352</text:p>
          </table:table-cell>
          <table:table-cell table:formula="of:=[.A793]-[.$A$2]" office:value-type="float" office:value="4197" calcext:value-type="float">
            <text:p>4197</text:p>
          </table:table-cell>
          <table:table-cell table:formula="of:=[.B793]/60" office:value-type="float" office:value="69.95" calcext:value-type="float">
            <text:p>69,95</text:p>
          </table:table-cell>
          <table:table-cell office:value-type="float" office:value="3.959" calcext:value-type="float">
            <text:p>3,959</text:p>
          </table:table-cell>
          <table:table-cell table:formula="of:=[.D793]-3.866" office:value-type="float" office:value="0.093" calcext:value-type="float">
            <text:p>0,093</text:p>
          </table:table-cell>
          <table:table-cell table:formula="of:=AVERAGE([.E770:.E793])" office:value-type="float" office:value="0.0320833333333332" calcext:value-type="float">
            <text:p>0,032083333333333</text:p>
          </table:table-cell>
          <table:table-cell table:formula="of:=[.E7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57" calcext:value-type="float">
            <text:p>1479487357</text:p>
          </table:table-cell>
          <table:table-cell table:formula="of:=[.A794]-[.$A$2]" office:value-type="float" office:value="4202" calcext:value-type="float">
            <text:p>4202</text:p>
          </table:table-cell>
          <table:table-cell table:formula="of:=[.B794]/60" office:value-type="float" office:value="70.0333333333333" calcext:value-type="float">
            <text:p>70,0333333333333</text:p>
          </table:table-cell>
          <table:table-cell office:value-type="float" office:value="3.867" calcext:value-type="float">
            <text:p>3,867</text:p>
          </table:table-cell>
          <table:table-cell table:formula="of:=[.D794]-3.866" office:value-type="float" office:value="0.00099999999999989" calcext:value-type="float">
            <text:p>0,001</text:p>
          </table:table-cell>
          <table:table-cell table:formula="of:=AVERAGE([.E771:.E794])" office:value-type="float" office:value="0.0320833333333332" calcext:value-type="float">
            <text:p>0,032083333333333</text:p>
          </table:table-cell>
          <table:table-cell table:formula="of:=[.E79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62" calcext:value-type="float">
            <text:p>1479487362</text:p>
          </table:table-cell>
          <table:table-cell table:formula="of:=[.A795]-[.$A$2]" office:value-type="float" office:value="4207" calcext:value-type="float">
            <text:p>4207</text:p>
          </table:table-cell>
          <table:table-cell table:formula="of:=[.B795]/60" office:value-type="float" office:value="70.1166666666667" calcext:value-type="float">
            <text:p>70,1166666666667</text:p>
          </table:table-cell>
          <table:table-cell office:value-type="float" office:value="3.867" calcext:value-type="float">
            <text:p>3,867</text:p>
          </table:table-cell>
          <table:table-cell table:formula="of:=[.D795]-3.866" office:value-type="float" office:value="0.00099999999999989" calcext:value-type="float">
            <text:p>0,001</text:p>
          </table:table-cell>
          <table:table-cell table:formula="of:=AVERAGE([.E772:.E795])" office:value-type="float" office:value="0.0277083333333332" calcext:value-type="float">
            <text:p>0,027708333333333</text:p>
          </table:table-cell>
          <table:table-cell table:formula="of:=[.E79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67" calcext:value-type="float">
            <text:p>1479487367</text:p>
          </table:table-cell>
          <table:table-cell table:formula="of:=[.A796]-[.$A$2]" office:value-type="float" office:value="4212" calcext:value-type="float">
            <text:p>4212</text:p>
          </table:table-cell>
          <table:table-cell table:formula="of:=[.B796]/60" office:value-type="float" office:value="70.2" calcext:value-type="float">
            <text:p>70,2</text:p>
          </table:table-cell>
          <table:table-cell office:value-type="float" office:value="3.875" calcext:value-type="float">
            <text:p>3,875</text:p>
          </table:table-cell>
          <table:table-cell table:formula="of:=[.D796]-3.866" office:value-type="float" office:value="0.0089999999999999" calcext:value-type="float">
            <text:p>0,009</text:p>
          </table:table-cell>
          <table:table-cell table:formula="of:=AVERAGE([.E773:.E796])" office:value-type="float" office:value="0.0280416666666666" calcext:value-type="float">
            <text:p>0,028041666666667</text:p>
          </table:table-cell>
          <table:table-cell table:formula="of:=[.E7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73" calcext:value-type="float">
            <text:p>1479487373</text:p>
          </table:table-cell>
          <table:table-cell table:formula="of:=[.A797]-[.$A$2]" office:value-type="float" office:value="4218" calcext:value-type="float">
            <text:p>4218</text:p>
          </table:table-cell>
          <table:table-cell table:formula="of:=[.B797]/60" office:value-type="float" office:value="70.3" calcext:value-type="float">
            <text:p>70,3</text:p>
          </table:table-cell>
          <table:table-cell office:value-type="float" office:value="3.967" calcext:value-type="float">
            <text:p>3,967</text:p>
          </table:table-cell>
          <table:table-cell table:formula="of:=[.D797]-3.866" office:value-type="float" office:value="0.101" calcext:value-type="float">
            <text:p>0,101</text:p>
          </table:table-cell>
          <table:table-cell table:formula="of:=AVERAGE([.E774:.E797])" office:value-type="float" office:value="0.0322083333333332" calcext:value-type="float">
            <text:p>0,032208333333333</text:p>
          </table:table-cell>
          <table:table-cell table:formula="of:=[.E7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78" calcext:value-type="float">
            <text:p>1479487378</text:p>
          </table:table-cell>
          <table:table-cell table:formula="of:=[.A798]-[.$A$2]" office:value-type="float" office:value="4223" calcext:value-type="float">
            <text:p>4223</text:p>
          </table:table-cell>
          <table:table-cell table:formula="of:=[.B798]/60" office:value-type="float" office:value="70.3833333333333" calcext:value-type="float">
            <text:p>70,3833333333333</text:p>
          </table:table-cell>
          <table:table-cell office:value-type="float" office:value="3.867" calcext:value-type="float">
            <text:p>3,867</text:p>
          </table:table-cell>
          <table:table-cell table:formula="of:=[.D798]-3.866" office:value-type="float" office:value="0.00099999999999989" calcext:value-type="float">
            <text:p>0,001</text:p>
          </table:table-cell>
          <table:table-cell table:formula="of:=AVERAGE([.E775:.E798])" office:value-type="float" office:value="0.0319166666666666" calcext:value-type="float">
            <text:p>0,031916666666667</text:p>
          </table:table-cell>
          <table:table-cell table:formula="of:=[.E79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83" calcext:value-type="float">
            <text:p>1479487383</text:p>
          </table:table-cell>
          <table:table-cell table:formula="of:=[.A799]-[.$A$2]" office:value-type="float" office:value="4228" calcext:value-type="float">
            <text:p>4228</text:p>
          </table:table-cell>
          <table:table-cell table:formula="of:=[.B799]/60" office:value-type="float" office:value="70.4666666666667" calcext:value-type="float">
            <text:p>70,4666666666667</text:p>
          </table:table-cell>
          <table:table-cell office:value-type="float" office:value="3.867" calcext:value-type="float">
            <text:p>3,867</text:p>
          </table:table-cell>
          <table:table-cell table:formula="of:=[.D799]-3.866" office:value-type="float" office:value="0.00099999999999989" calcext:value-type="float">
            <text:p>0,001</text:p>
          </table:table-cell>
          <table:table-cell table:formula="of:=AVERAGE([.E776:.E799])" office:value-type="float" office:value="0.0273333333333332" calcext:value-type="float">
            <text:p>0,027333333333333</text:p>
          </table:table-cell>
          <table:table-cell table:formula="of:=[.E79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88" calcext:value-type="float">
            <text:p>1479487388</text:p>
          </table:table-cell>
          <table:table-cell table:formula="of:=[.A800]-[.$A$2]" office:value-type="float" office:value="4233" calcext:value-type="float">
            <text:p>4233</text:p>
          </table:table-cell>
          <table:table-cell table:formula="of:=[.B800]/60" office:value-type="float" office:value="70.55" calcext:value-type="float">
            <text:p>70,55</text:p>
          </table:table-cell>
          <table:table-cell office:value-type="float" office:value="3.945" calcext:value-type="float">
            <text:p>3,945</text:p>
          </table:table-cell>
          <table:table-cell table:formula="of:=[.D800]-3.866" office:value-type="float" office:value="0.0790000000000002" calcext:value-type="float">
            <text:p>0,079</text:p>
          </table:table-cell>
          <table:table-cell table:formula="of:=AVERAGE([.E777:.E800])" office:value-type="float" office:value="0.0305833333333333" calcext:value-type="float">
            <text:p>0,030583333333333</text:p>
          </table:table-cell>
          <table:table-cell table:formula="of:=[.E8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394" calcext:value-type="float">
            <text:p>1479487394</text:p>
          </table:table-cell>
          <table:table-cell table:formula="of:=[.A801]-[.$A$2]" office:value-type="float" office:value="4239" calcext:value-type="float">
            <text:p>4239</text:p>
          </table:table-cell>
          <table:table-cell table:formula="of:=[.B801]/60" office:value-type="float" office:value="70.65" calcext:value-type="float">
            <text:p>70,65</text:p>
          </table:table-cell>
          <table:table-cell office:value-type="float" office:value="3.867" calcext:value-type="float">
            <text:p>3,867</text:p>
          </table:table-cell>
          <table:table-cell table:formula="of:=[.D801]-3.866" office:value-type="float" office:value="0.00099999999999989" calcext:value-type="float">
            <text:p>0,001</text:p>
          </table:table-cell>
          <table:table-cell table:formula="of:=AVERAGE([.E778:.E801])" office:value-type="float" office:value="0.0305833333333333" calcext:value-type="float">
            <text:p>0,030583333333333</text:p>
          </table:table-cell>
          <table:table-cell table:formula="of:=[.E80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399" calcext:value-type="float">
            <text:p>1479487399</text:p>
          </table:table-cell>
          <table:table-cell table:formula="of:=[.A802]-[.$A$2]" office:value-type="float" office:value="4244" calcext:value-type="float">
            <text:p>4244</text:p>
          </table:table-cell>
          <table:table-cell table:formula="of:=[.B802]/60" office:value-type="float" office:value="70.7333333333333" calcext:value-type="float">
            <text:p>70,7333333333333</text:p>
          </table:table-cell>
          <table:table-cell office:value-type="float" office:value="3.867" calcext:value-type="float">
            <text:p>3,867</text:p>
          </table:table-cell>
          <table:table-cell table:formula="of:=[.D802]-3.866" office:value-type="float" office:value="0.00099999999999989" calcext:value-type="float">
            <text:p>0,001</text:p>
          </table:table-cell>
          <table:table-cell table:formula="of:=AVERAGE([.E779:.E802])" office:value-type="float" office:value="0.0265833333333333" calcext:value-type="float">
            <text:p>0,026583333333333</text:p>
          </table:table-cell>
          <table:table-cell table:formula="of:=[.E80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04" calcext:value-type="float">
            <text:p>1479487404</text:p>
          </table:table-cell>
          <table:table-cell table:formula="of:=[.A803]-[.$A$2]" office:value-type="float" office:value="4249" calcext:value-type="float">
            <text:p>4249</text:p>
          </table:table-cell>
          <table:table-cell table:formula="of:=[.B803]/60" office:value-type="float" office:value="70.8166666666667" calcext:value-type="float">
            <text:p>70,8166666666667</text:p>
          </table:table-cell>
          <table:table-cell office:value-type="float" office:value="3.867" calcext:value-type="float">
            <text:p>3,867</text:p>
          </table:table-cell>
          <table:table-cell table:formula="of:=[.D803]-3.866" office:value-type="float" office:value="0.00099999999999989" calcext:value-type="float">
            <text:p>0,001</text:p>
          </table:table-cell>
          <table:table-cell table:formula="of:=AVERAGE([.E780:.E803])" office:value-type="float" office:value="0.0265833333333333" calcext:value-type="float">
            <text:p>0,026583333333333</text:p>
          </table:table-cell>
          <table:table-cell table:formula="of:=[.E80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09" calcext:value-type="float">
            <text:p>1479487409</text:p>
          </table:table-cell>
          <table:table-cell table:formula="of:=[.A804]-[.$A$2]" office:value-type="float" office:value="4254" calcext:value-type="float">
            <text:p>4254</text:p>
          </table:table-cell>
          <table:table-cell table:formula="of:=[.B804]/60" office:value-type="float" office:value="70.9" calcext:value-type="float">
            <text:p>70,9</text:p>
          </table:table-cell>
          <table:table-cell office:value-type="float" office:value="3.956" calcext:value-type="float">
            <text:p>3,956</text:p>
          </table:table-cell>
          <table:table-cell table:formula="of:=[.D804]-3.866" office:value-type="float" office:value="0.0899999999999999" calcext:value-type="float">
            <text:p>0,09</text:p>
          </table:table-cell>
          <table:table-cell table:formula="of:=AVERAGE([.E781:.E804])" office:value-type="float" office:value="0.0302916666666666" calcext:value-type="float">
            <text:p>0,030291666666667</text:p>
          </table:table-cell>
          <table:table-cell table:formula="of:=[.E8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15" calcext:value-type="float">
            <text:p>1479487415</text:p>
          </table:table-cell>
          <table:table-cell table:formula="of:=[.A805]-[.$A$2]" office:value-type="float" office:value="4260" calcext:value-type="float">
            <text:p>4260</text:p>
          </table:table-cell>
          <table:table-cell table:formula="of:=[.B805]/60" office:value-type="float" office:value="71" calcext:value-type="float">
            <text:p>71</text:p>
          </table:table-cell>
          <table:table-cell office:value-type="float" office:value="3.867" calcext:value-type="float">
            <text:p>3,867</text:p>
          </table:table-cell>
          <table:table-cell table:formula="of:=[.D805]-3.866" office:value-type="float" office:value="0.00099999999999989" calcext:value-type="float">
            <text:p>0,001</text:p>
          </table:table-cell>
          <table:table-cell table:formula="of:=AVERAGE([.E782:.E805])" office:value-type="float" office:value="0.0302916666666666" calcext:value-type="float">
            <text:p>0,030291666666667</text:p>
          </table:table-cell>
          <table:table-cell table:formula="of:=[.E80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20" calcext:value-type="float">
            <text:p>1479487420</text:p>
          </table:table-cell>
          <table:table-cell table:formula="of:=[.A806]-[.$A$2]" office:value-type="float" office:value="4265" calcext:value-type="float">
            <text:p>4265</text:p>
          </table:table-cell>
          <table:table-cell table:formula="of:=[.B806]/60" office:value-type="float" office:value="71.0833333333333" calcext:value-type="float">
            <text:p>71,0833333333333</text:p>
          </table:table-cell>
          <table:table-cell office:value-type="float" office:value="3.867" calcext:value-type="float">
            <text:p>3,867</text:p>
          </table:table-cell>
          <table:table-cell table:formula="of:=[.D806]-3.866" office:value-type="float" office:value="0.00099999999999989" calcext:value-type="float">
            <text:p>0,001</text:p>
          </table:table-cell>
          <table:table-cell table:formula="of:=AVERAGE([.E783:.E806])" office:value-type="float" office:value="0.0258333333333332" calcext:value-type="float">
            <text:p>0,025833333333333</text:p>
          </table:table-cell>
          <table:table-cell table:formula="of:=[.E80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25" calcext:value-type="float">
            <text:p>1479487425</text:p>
          </table:table-cell>
          <table:table-cell table:formula="of:=[.A807]-[.$A$2]" office:value-type="float" office:value="4270" calcext:value-type="float">
            <text:p>4270</text:p>
          </table:table-cell>
          <table:table-cell table:formula="of:=[.B807]/60" office:value-type="float" office:value="71.1666666666667" calcext:value-type="float">
            <text:p>71,1666666666667</text:p>
          </table:table-cell>
          <table:table-cell office:value-type="float" office:value="3.874" calcext:value-type="float">
            <text:p>3,874</text:p>
          </table:table-cell>
          <table:table-cell table:formula="of:=[.D807]-3.866" office:value-type="float" office:value="0.00800000000000001" calcext:value-type="float">
            <text:p>0,008</text:p>
          </table:table-cell>
          <table:table-cell table:formula="of:=AVERAGE([.E784:.E807])" office:value-type="float" office:value="0.0261249999999999" calcext:value-type="float">
            <text:p>0,026125</text:p>
          </table:table-cell>
          <table:table-cell table:formula="of:=[.E8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30" calcext:value-type="float">
            <text:p>1479487430</text:p>
          </table:table-cell>
          <table:table-cell table:formula="of:=[.A808]-[.$A$2]" office:value-type="float" office:value="4275" calcext:value-type="float">
            <text:p>4275</text:p>
          </table:table-cell>
          <table:table-cell table:formula="of:=[.B808]/60" office:value-type="float" office:value="71.25" calcext:value-type="float">
            <text:p>71,25</text:p>
          </table:table-cell>
          <table:table-cell office:value-type="float" office:value="3.977" calcext:value-type="float">
            <text:p>3,977</text:p>
          </table:table-cell>
          <table:table-cell table:formula="of:=[.D808]-3.866" office:value-type="float" office:value="0.111" calcext:value-type="float">
            <text:p>0,111</text:p>
          </table:table-cell>
          <table:table-cell table:formula="of:=AVERAGE([.E785:.E808])" office:value-type="float" office:value="0.0307083333333332" calcext:value-type="float">
            <text:p>0,030708333333333</text:p>
          </table:table-cell>
          <table:table-cell table:formula="of:=[.E8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36" calcext:value-type="float">
            <text:p>1479487436</text:p>
          </table:table-cell>
          <table:table-cell table:formula="of:=[.A809]-[.$A$2]" office:value-type="float" office:value="4281" calcext:value-type="float">
            <text:p>4281</text:p>
          </table:table-cell>
          <table:table-cell table:formula="of:=[.B809]/60" office:value-type="float" office:value="71.35" calcext:value-type="float">
            <text:p>71,35</text:p>
          </table:table-cell>
          <table:table-cell office:value-type="float" office:value="3.867" calcext:value-type="float">
            <text:p>3,867</text:p>
          </table:table-cell>
          <table:table-cell table:formula="of:=[.D809]-3.866" office:value-type="float" office:value="0.00099999999999989" calcext:value-type="float">
            <text:p>0,001</text:p>
          </table:table-cell>
          <table:table-cell table:formula="of:=AVERAGE([.E786:.E809])" office:value-type="float" office:value="0.0304166666666666" calcext:value-type="float">
            <text:p>0,030416666666667</text:p>
          </table:table-cell>
          <table:table-cell table:formula="of:=[.E80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41" calcext:value-type="float">
            <text:p>1479487441</text:p>
          </table:table-cell>
          <table:table-cell table:formula="of:=[.A810]-[.$A$2]" office:value-type="float" office:value="4286" calcext:value-type="float">
            <text:p>4286</text:p>
          </table:table-cell>
          <table:table-cell table:formula="of:=[.B810]/60" office:value-type="float" office:value="71.4333333333333" calcext:value-type="float">
            <text:p>71,4333333333333</text:p>
          </table:table-cell>
          <table:table-cell office:value-type="float" office:value="3.867" calcext:value-type="float">
            <text:p>3,867</text:p>
          </table:table-cell>
          <table:table-cell table:formula="of:=[.D810]-3.866" office:value-type="float" office:value="0.00099999999999989" calcext:value-type="float">
            <text:p>0,001</text:p>
          </table:table-cell>
          <table:table-cell table:formula="of:=AVERAGE([.E787:.E810])" office:value-type="float" office:value="0.0260416666666666" calcext:value-type="float">
            <text:p>0,026041666666667</text:p>
          </table:table-cell>
          <table:table-cell table:formula="of:=[.E81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46" calcext:value-type="float">
            <text:p>1479487446</text:p>
          </table:table-cell>
          <table:table-cell table:formula="of:=[.A811]-[.$A$2]" office:value-type="float" office:value="4291" calcext:value-type="float">
            <text:p>4291</text:p>
          </table:table-cell>
          <table:table-cell table:formula="of:=[.B811]/60" office:value-type="float" office:value="71.5166666666667" calcext:value-type="float">
            <text:p>71,5166666666667</text:p>
          </table:table-cell>
          <table:table-cell office:value-type="float" office:value="3.988" calcext:value-type="float">
            <text:p>3,988</text:p>
          </table:table-cell>
          <table:table-cell table:formula="of:=[.D811]-3.866" office:value-type="float" office:value="0.122" calcext:value-type="float">
            <text:p>0,122</text:p>
          </table:table-cell>
          <table:table-cell table:formula="of:=AVERAGE([.E788:.E811])" office:value-type="float" office:value="0.0310833333333332" calcext:value-type="float">
            <text:p>0,031083333333333</text:p>
          </table:table-cell>
          <table:table-cell table:formula="of:=[.E8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52" calcext:value-type="float">
            <text:p>1479487452</text:p>
          </table:table-cell>
          <table:table-cell table:formula="of:=[.A812]-[.$A$2]" office:value-type="float" office:value="4297" calcext:value-type="float">
            <text:p>4297</text:p>
          </table:table-cell>
          <table:table-cell table:formula="of:=[.B812]/60" office:value-type="float" office:value="71.6166666666667" calcext:value-type="float">
            <text:p>71,6166666666667</text:p>
          </table:table-cell>
          <table:table-cell office:value-type="float" office:value="3.867" calcext:value-type="float">
            <text:p>3,867</text:p>
          </table:table-cell>
          <table:table-cell table:formula="of:=[.D812]-3.866" office:value-type="float" office:value="0.00099999999999989" calcext:value-type="float">
            <text:p>0,001</text:p>
          </table:table-cell>
          <table:table-cell table:formula="of:=AVERAGE([.E789:.E812])" office:value-type="float" office:value="0.0310833333333332" calcext:value-type="float">
            <text:p>0,031083333333333</text:p>
          </table:table-cell>
          <table:table-cell table:formula="of:=[.E81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57" calcext:value-type="float">
            <text:p>1479487457</text:p>
          </table:table-cell>
          <table:table-cell table:formula="of:=[.A813]-[.$A$2]" office:value-type="float" office:value="4302" calcext:value-type="float">
            <text:p>4302</text:p>
          </table:table-cell>
          <table:table-cell table:formula="of:=[.B813]/60" office:value-type="float" office:value="71.7" calcext:value-type="float">
            <text:p>71,7</text:p>
          </table:table-cell>
          <table:table-cell office:value-type="float" office:value="3.998" calcext:value-type="float">
            <text:p>3,998</text:p>
          </table:table-cell>
          <table:table-cell table:formula="of:=[.D813]-3.866" office:value-type="float" office:value="0.132" calcext:value-type="float">
            <text:p>0,132</text:p>
          </table:table-cell>
          <table:table-cell table:formula="of:=AVERAGE([.E790:.E813])" office:value-type="float" office:value="0.0316666666666666" calcext:value-type="float">
            <text:p>0,031666666666667</text:p>
          </table:table-cell>
          <table:table-cell table:formula="of:=[.E8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62" calcext:value-type="float">
            <text:p>1479487462</text:p>
          </table:table-cell>
          <table:table-cell table:formula="of:=[.A814]-[.$A$2]" office:value-type="float" office:value="4307" calcext:value-type="float">
            <text:p>4307</text:p>
          </table:table-cell>
          <table:table-cell table:formula="of:=[.B814]/60" office:value-type="float" office:value="71.7833333333333" calcext:value-type="float">
            <text:p>71,7833333333333</text:p>
          </table:table-cell>
          <table:table-cell office:value-type="float" office:value="3.977" calcext:value-type="float">
            <text:p>3,977</text:p>
          </table:table-cell>
          <table:table-cell table:formula="of:=[.D814]-3.866" office:value-type="float" office:value="0.111" calcext:value-type="float">
            <text:p>0,111</text:p>
          </table:table-cell>
          <table:table-cell table:formula="of:=AVERAGE([.E791:.E814])" office:value-type="float" office:value="0.0362499999999999" calcext:value-type="float">
            <text:p>0,03625</text:p>
          </table:table-cell>
          <table:table-cell table:formula="of:=[.E8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67" calcext:value-type="float">
            <text:p>1479487467</text:p>
          </table:table-cell>
          <table:table-cell table:formula="of:=[.A815]-[.$A$2]" office:value-type="float" office:value="4312" calcext:value-type="float">
            <text:p>4312</text:p>
          </table:table-cell>
          <table:table-cell table:formula="of:=[.B815]/60" office:value-type="float" office:value="71.8666666666667" calcext:value-type="float">
            <text:p>71,8666666666667</text:p>
          </table:table-cell>
          <table:table-cell office:value-type="float" office:value="3.867" calcext:value-type="float">
            <text:p>3,867</text:p>
          </table:table-cell>
          <table:table-cell table:formula="of:=[.D815]-3.866" office:value-type="float" office:value="0.00099999999999989" calcext:value-type="float">
            <text:p>0,001</text:p>
          </table:table-cell>
          <table:table-cell table:formula="of:=AVERAGE([.E792:.E815])" office:value-type="float" office:value="0.0362499999999999" calcext:value-type="float">
            <text:p>0,03625</text:p>
          </table:table-cell>
          <table:table-cell table:formula="of:=[.E81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72" calcext:value-type="float">
            <text:p>1479487472</text:p>
          </table:table-cell>
          <table:table-cell table:formula="of:=[.A816]-[.$A$2]" office:value-type="float" office:value="4317" calcext:value-type="float">
            <text:p>4317</text:p>
          </table:table-cell>
          <table:table-cell table:formula="of:=[.B816]/60" office:value-type="float" office:value="71.95" calcext:value-type="float">
            <text:p>71,95</text:p>
          </table:table-cell>
          <table:table-cell office:value-type="float" office:value="4.032" calcext:value-type="float">
            <text:p>4,032</text:p>
          </table:table-cell>
          <table:table-cell table:formula="of:=[.D816]-3.866" office:value-type="float" office:value="0.166" calcext:value-type="float">
            <text:p>0,166</text:p>
          </table:table-cell>
          <table:table-cell table:formula="of:=AVERAGE([.E793:.E816])" office:value-type="float" office:value="0.0431249999999999" calcext:value-type="float">
            <text:p>0,043125</text:p>
          </table:table-cell>
          <table:table-cell table:formula="of:=[.E8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78" calcext:value-type="float">
            <text:p>1479487478</text:p>
          </table:table-cell>
          <table:table-cell table:formula="of:=[.A817]-[.$A$2]" office:value-type="float" office:value="4323" calcext:value-type="float">
            <text:p>4323</text:p>
          </table:table-cell>
          <table:table-cell table:formula="of:=[.B817]/60" office:value-type="float" office:value="72.05" calcext:value-type="float">
            <text:p>72,05</text:p>
          </table:table-cell>
          <table:table-cell office:value-type="float" office:value="3.936" calcext:value-type="float">
            <text:p>3,936</text:p>
          </table:table-cell>
          <table:table-cell table:formula="of:=[.D817]-3.866" office:value-type="float" office:value="0.0699999999999998" calcext:value-type="float">
            <text:p>0,07</text:p>
          </table:table-cell>
          <table:table-cell table:formula="of:=AVERAGE([.E794:.E817])" office:value-type="float" office:value="0.0421666666666666" calcext:value-type="float">
            <text:p>0,042166666666667</text:p>
          </table:table-cell>
          <table:table-cell table:formula="of:=[.E8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83" calcext:value-type="float">
            <text:p>1479487483</text:p>
          </table:table-cell>
          <table:table-cell table:formula="of:=[.A818]-[.$A$2]" office:value-type="float" office:value="4328" calcext:value-type="float">
            <text:p>4328</text:p>
          </table:table-cell>
          <table:table-cell table:formula="of:=[.B818]/60" office:value-type="float" office:value="72.1333333333333" calcext:value-type="float">
            <text:p>72,1333333333333</text:p>
          </table:table-cell>
          <table:table-cell office:value-type="float" office:value="3.867" calcext:value-type="float">
            <text:p>3,867</text:p>
          </table:table-cell>
          <table:table-cell table:formula="of:=[.D818]-3.866" office:value-type="float" office:value="0.00099999999999989" calcext:value-type="float">
            <text:p>0,001</text:p>
          </table:table-cell>
          <table:table-cell table:formula="of:=AVERAGE([.E795:.E818])" office:value-type="float" office:value="0.0421666666666666" calcext:value-type="float">
            <text:p>0,042166666666667</text:p>
          </table:table-cell>
          <table:table-cell table:formula="of:=[.E81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488" calcext:value-type="float">
            <text:p>1479487488</text:p>
          </table:table-cell>
          <table:table-cell table:formula="of:=[.A819]-[.$A$2]" office:value-type="float" office:value="4333" calcext:value-type="float">
            <text:p>4333</text:p>
          </table:table-cell>
          <table:table-cell table:formula="of:=[.B819]/60" office:value-type="float" office:value="72.2166666666667" calcext:value-type="float">
            <text:p>72,2166666666667</text:p>
          </table:table-cell>
          <table:table-cell office:value-type="float" office:value="3.921" calcext:value-type="float">
            <text:p>3,921</text:p>
          </table:table-cell>
          <table:table-cell table:formula="of:=[.D819]-3.866" office:value-type="float" office:value="0.0550000000000002" calcext:value-type="float">
            <text:p>0,055</text:p>
          </table:table-cell>
          <table:table-cell table:formula="of:=AVERAGE([.E796:.E819])" office:value-type="float" office:value="0.0444166666666666" calcext:value-type="float">
            <text:p>0,044416666666667</text:p>
          </table:table-cell>
          <table:table-cell table:formula="of:=[.E8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93" calcext:value-type="float">
            <text:p>1479487493</text:p>
          </table:table-cell>
          <table:table-cell table:formula="of:=[.A820]-[.$A$2]" office:value-type="float" office:value="4338" calcext:value-type="float">
            <text:p>4338</text:p>
          </table:table-cell>
          <table:table-cell table:formula="of:=[.B820]/60" office:value-type="float" office:value="72.3" calcext:value-type="float">
            <text:p>72,3</text:p>
          </table:table-cell>
          <table:table-cell office:value-type="float" office:value="3.945" calcext:value-type="float">
            <text:p>3,945</text:p>
          </table:table-cell>
          <table:table-cell table:formula="of:=[.D820]-3.866" office:value-type="float" office:value="0.0790000000000002" calcext:value-type="float">
            <text:p>0,079</text:p>
          </table:table-cell>
          <table:table-cell table:formula="of:=AVERAGE([.E797:.E820])" office:value-type="float" office:value="0.0473333333333333" calcext:value-type="float">
            <text:p>0,047333333333333</text:p>
          </table:table-cell>
          <table:table-cell table:formula="of:=[.E8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499" calcext:value-type="float">
            <text:p>1479487499</text:p>
          </table:table-cell>
          <table:table-cell table:formula="of:=[.A821]-[.$A$2]" office:value-type="float" office:value="4344" calcext:value-type="float">
            <text:p>4344</text:p>
          </table:table-cell>
          <table:table-cell table:formula="of:=[.B821]/60" office:value-type="float" office:value="72.4" calcext:value-type="float">
            <text:p>72,4</text:p>
          </table:table-cell>
          <table:table-cell office:value-type="float" office:value="3.971" calcext:value-type="float">
            <text:p>3,971</text:p>
          </table:table-cell>
          <table:table-cell table:formula="of:=[.D821]-3.866" office:value-type="float" office:value="0.105" calcext:value-type="float">
            <text:p>0,105</text:p>
          </table:table-cell>
          <table:table-cell table:formula="of:=AVERAGE([.E798:.E821])" office:value-type="float" office:value="0.0474999999999999" calcext:value-type="float">
            <text:p>0,0475</text:p>
          </table:table-cell>
          <table:table-cell table:formula="of:=[.E8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04" calcext:value-type="float">
            <text:p>1479487504</text:p>
          </table:table-cell>
          <table:table-cell table:formula="of:=[.A822]-[.$A$2]" office:value-type="float" office:value="4349" calcext:value-type="float">
            <text:p>4349</text:p>
          </table:table-cell>
          <table:table-cell table:formula="of:=[.B822]/60" office:value-type="float" office:value="72.4833333333333" calcext:value-type="float">
            <text:p>72,4833333333333</text:p>
          </table:table-cell>
          <table:table-cell office:value-type="float" office:value="3.997" calcext:value-type="float">
            <text:p>3,997</text:p>
          </table:table-cell>
          <table:table-cell table:formula="of:=[.D822]-3.866" office:value-type="float" office:value="0.131" calcext:value-type="float">
            <text:p>0,131</text:p>
          </table:table-cell>
          <table:table-cell table:formula="of:=AVERAGE([.E799:.E822])" office:value-type="float" office:value="0.0529166666666666" calcext:value-type="float">
            <text:p>0,052916666666667</text:p>
          </table:table-cell>
          <table:table-cell table:formula="of:=[.E8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09" calcext:value-type="float">
            <text:p>1479487509</text:p>
          </table:table-cell>
          <table:table-cell table:formula="of:=[.A823]-[.$A$2]" office:value-type="float" office:value="4354" calcext:value-type="float">
            <text:p>4354</text:p>
          </table:table-cell>
          <table:table-cell table:formula="of:=[.B823]/60" office:value-type="float" office:value="72.5666666666667" calcext:value-type="float">
            <text:p>72,5666666666667</text:p>
          </table:table-cell>
          <table:table-cell office:value-type="float" office:value="3.985" calcext:value-type="float">
            <text:p>3,985</text:p>
          </table:table-cell>
          <table:table-cell table:formula="of:=[.D823]-3.866" office:value-type="float" office:value="0.119" calcext:value-type="float">
            <text:p>0,119</text:p>
          </table:table-cell>
          <table:table-cell table:formula="of:=AVERAGE([.E800:.E823])" office:value-type="float" office:value="0.0578333333333333" calcext:value-type="float">
            <text:p>0,057833333333333</text:p>
          </table:table-cell>
          <table:table-cell table:formula="of:=[.E8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15" calcext:value-type="float">
            <text:p>1479487515</text:p>
          </table:table-cell>
          <table:table-cell table:formula="of:=[.A824]-[.$A$2]" office:value-type="float" office:value="4360" calcext:value-type="float">
            <text:p>4360</text:p>
          </table:table-cell>
          <table:table-cell table:formula="of:=[.B824]/60" office:value-type="float" office:value="72.6666666666667" calcext:value-type="float">
            <text:p>72,6666666666667</text:p>
          </table:table-cell>
          <table:table-cell office:value-type="float" office:value="3.869" calcext:value-type="float">
            <text:p>3,869</text:p>
          </table:table-cell>
          <table:table-cell table:formula="of:=[.D824]-3.866" office:value-type="float" office:value="0.00299999999999967" calcext:value-type="float">
            <text:p>0,003</text:p>
          </table:table-cell>
          <table:table-cell table:formula="of:=AVERAGE([.E801:.E824])" office:value-type="float" office:value="0.0546666666666666" calcext:value-type="float">
            <text:p>0,054666666666667</text:p>
          </table:table-cell>
          <table:table-cell table:formula="of:=[.E8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20" calcext:value-type="float">
            <text:p>1479487520</text:p>
          </table:table-cell>
          <table:table-cell table:formula="of:=[.A825]-[.$A$2]" office:value-type="float" office:value="4365" calcext:value-type="float">
            <text:p>4365</text:p>
          </table:table-cell>
          <table:table-cell table:formula="of:=[.B825]/60" office:value-type="float" office:value="72.75" calcext:value-type="float">
            <text:p>72,75</text:p>
          </table:table-cell>
          <table:table-cell office:value-type="float" office:value="3.869" calcext:value-type="float">
            <text:p>3,869</text:p>
          </table:table-cell>
          <table:table-cell table:formula="of:=[.D825]-3.866" office:value-type="float" office:value="0.00299999999999967" calcext:value-type="float">
            <text:p>0,003</text:p>
          </table:table-cell>
          <table:table-cell table:formula="of:=AVERAGE([.E802:.E825])" office:value-type="float" office:value="0.0547499999999999" calcext:value-type="float">
            <text:p>0,05475</text:p>
          </table:table-cell>
          <table:table-cell table:formula="of:=[.E8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25" calcext:value-type="float">
            <text:p>1479487525</text:p>
          </table:table-cell>
          <table:table-cell table:formula="of:=[.A826]-[.$A$2]" office:value-type="float" office:value="4370" calcext:value-type="float">
            <text:p>4370</text:p>
          </table:table-cell>
          <table:table-cell table:formula="of:=[.B826]/60" office:value-type="float" office:value="72.8333333333333" calcext:value-type="float">
            <text:p>72,8333333333333</text:p>
          </table:table-cell>
          <table:table-cell office:value-type="float" office:value="3.869" calcext:value-type="float">
            <text:p>3,869</text:p>
          </table:table-cell>
          <table:table-cell table:formula="of:=[.D826]-3.866" office:value-type="float" office:value="0.00299999999999967" calcext:value-type="float">
            <text:p>0,003</text:p>
          </table:table-cell>
          <table:table-cell table:formula="of:=AVERAGE([.E803:.E826])" office:value-type="float" office:value="0.0548333333333332" calcext:value-type="float">
            <text:p>0,054833333333333</text:p>
          </table:table-cell>
          <table:table-cell table:formula="of:=[.E8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30" calcext:value-type="float">
            <text:p>1479487530</text:p>
          </table:table-cell>
          <table:table-cell table:formula="of:=[.A827]-[.$A$2]" office:value-type="float" office:value="4375" calcext:value-type="float">
            <text:p>4375</text:p>
          </table:table-cell>
          <table:table-cell table:formula="of:=[.B827]/60" office:value-type="float" office:value="72.9166666666667" calcext:value-type="float">
            <text:p>72,9166666666667</text:p>
          </table:table-cell>
          <table:table-cell office:value-type="float" office:value="3.869" calcext:value-type="float">
            <text:p>3,869</text:p>
          </table:table-cell>
          <table:table-cell table:formula="of:=[.D827]-3.866" office:value-type="float" office:value="0.00299999999999967" calcext:value-type="float">
            <text:p>0,003</text:p>
          </table:table-cell>
          <table:table-cell table:formula="of:=AVERAGE([.E804:.E827])" office:value-type="float" office:value="0.0549166666666665" calcext:value-type="float">
            <text:p>0,054916666666667</text:p>
          </table:table-cell>
          <table:table-cell table:formula="of:=[.E8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35" calcext:value-type="float">
            <text:p>1479487535</text:p>
          </table:table-cell>
          <table:table-cell table:formula="of:=[.A828]-[.$A$2]" office:value-type="float" office:value="4380" calcext:value-type="float">
            <text:p>4380</text:p>
          </table:table-cell>
          <table:table-cell table:formula="of:=[.B828]/60" office:value-type="float" office:value="73" calcext:value-type="float">
            <text:p>73</text:p>
          </table:table-cell>
          <table:table-cell office:value-type="float" office:value="3.869" calcext:value-type="float">
            <text:p>3,869</text:p>
          </table:table-cell>
          <table:table-cell table:formula="of:=[.D828]-3.866" office:value-type="float" office:value="0.00299999999999967" calcext:value-type="float">
            <text:p>0,003</text:p>
          </table:table-cell>
          <table:table-cell table:formula="of:=AVERAGE([.E805:.E828])" office:value-type="float" office:value="0.0512916666666665" calcext:value-type="float">
            <text:p>0,051291666666667</text:p>
          </table:table-cell>
          <table:table-cell table:formula="of:=[.E82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41" calcext:value-type="float">
            <text:p>1479487541</text:p>
          </table:table-cell>
          <table:table-cell table:formula="of:=[.A829]-[.$A$2]" office:value-type="float" office:value="4386" calcext:value-type="float">
            <text:p>4386</text:p>
          </table:table-cell>
          <table:table-cell table:formula="of:=[.B829]/60" office:value-type="float" office:value="73.1" calcext:value-type="float">
            <text:p>73,1</text:p>
          </table:table-cell>
          <table:table-cell office:value-type="float" office:value="3.869" calcext:value-type="float">
            <text:p>3,869</text:p>
          </table:table-cell>
          <table:table-cell table:formula="of:=[.D829]-3.866" office:value-type="float" office:value="0.00299999999999967" calcext:value-type="float">
            <text:p>0,003</text:p>
          </table:table-cell>
          <table:table-cell table:formula="of:=AVERAGE([.E806:.E829])" office:value-type="float" office:value="0.0513749999999999" calcext:value-type="float">
            <text:p>0,051375</text:p>
          </table:table-cell>
          <table:table-cell table:formula="of:=[.E8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46" calcext:value-type="float">
            <text:p>1479487546</text:p>
          </table:table-cell>
          <table:table-cell table:formula="of:=[.A830]-[.$A$2]" office:value-type="float" office:value="4391" calcext:value-type="float">
            <text:p>4391</text:p>
          </table:table-cell>
          <table:table-cell table:formula="of:=[.B830]/60" office:value-type="float" office:value="73.1833333333333" calcext:value-type="float">
            <text:p>73,1833333333333</text:p>
          </table:table-cell>
          <table:table-cell office:value-type="float" office:value="3.869" calcext:value-type="float">
            <text:p>3,869</text:p>
          </table:table-cell>
          <table:table-cell table:formula="of:=[.D830]-3.866" office:value-type="float" office:value="0.00299999999999967" calcext:value-type="float">
            <text:p>0,003</text:p>
          </table:table-cell>
          <table:table-cell table:formula="of:=AVERAGE([.E807:.E830])" office:value-type="float" office:value="0.0514583333333332" calcext:value-type="float">
            <text:p>0,051458333333333</text:p>
          </table:table-cell>
          <table:table-cell table:formula="of:=[.E8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56" calcext:value-type="float">
            <text:p>1479487556</text:p>
          </table:table-cell>
          <table:table-cell table:formula="of:=[.A831]-[.$A$2]" office:value-type="float" office:value="4401" calcext:value-type="float">
            <text:p>4401</text:p>
          </table:table-cell>
          <table:table-cell table:formula="of:=[.B831]/60" office:value-type="float" office:value="73.35" calcext:value-type="float">
            <text:p>73,35</text:p>
          </table:table-cell>
          <table:table-cell office:value-type="float" office:value="3.869" calcext:value-type="float">
            <text:p>3,869</text:p>
          </table:table-cell>
          <table:table-cell table:formula="of:=[.D831]-3.866" office:value-type="float" office:value="0.00299999999999967" calcext:value-type="float">
            <text:p>0,003</text:p>
          </table:table-cell>
          <table:table-cell table:formula="of:=AVERAGE([.E808:.E831])" office:value-type="float" office:value="0.0512499999999998" calcext:value-type="float">
            <text:p>0,05125</text:p>
          </table:table-cell>
          <table:table-cell table:formula="of:=[.E83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62" calcext:value-type="float">
            <text:p>1479487562</text:p>
          </table:table-cell>
          <table:table-cell table:formula="of:=[.A832]-[.$A$2]" office:value-type="float" office:value="4407" calcext:value-type="float">
            <text:p>4407</text:p>
          </table:table-cell>
          <table:table-cell table:formula="of:=[.B832]/60" office:value-type="float" office:value="73.45" calcext:value-type="float">
            <text:p>73,45</text:p>
          </table:table-cell>
          <table:table-cell office:value-type="float" office:value="3.897" calcext:value-type="float">
            <text:p>3,897</text:p>
          </table:table-cell>
          <table:table-cell table:formula="of:=[.D832]-3.866" office:value-type="float" office:value="0.0310000000000001" calcext:value-type="float">
            <text:p>0,031</text:p>
          </table:table-cell>
          <table:table-cell table:formula="of:=AVERAGE([.E809:.E832])" office:value-type="float" office:value="0.0479166666666665" calcext:value-type="float">
            <text:p>0,047916666666667</text:p>
          </table:table-cell>
          <table:table-cell table:formula="of:=[.E83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67" calcext:value-type="float">
            <text:p>1479487567</text:p>
          </table:table-cell>
          <table:table-cell table:formula="of:=[.A833]-[.$A$2]" office:value-type="float" office:value="4412" calcext:value-type="float">
            <text:p>4412</text:p>
          </table:table-cell>
          <table:table-cell table:formula="of:=[.B833]/60" office:value-type="float" office:value="73.5333333333333" calcext:value-type="float">
            <text:p>73,5333333333333</text:p>
          </table:table-cell>
          <table:table-cell office:value-type="float" office:value="3.891" calcext:value-type="float">
            <text:p>3,891</text:p>
          </table:table-cell>
          <table:table-cell table:formula="of:=[.D833]-3.866" office:value-type="float" office:value="0.0249999999999999" calcext:value-type="float">
            <text:p>0,025</text:p>
          </table:table-cell>
          <table:table-cell table:formula="of:=AVERAGE([.E810:.E833])" office:value-type="float" office:value="0.0489166666666665" calcext:value-type="float">
            <text:p>0,048916666666667</text:p>
          </table:table-cell>
          <table:table-cell table:formula="of:=[.E8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72" calcext:value-type="float">
            <text:p>1479487572</text:p>
          </table:table-cell>
          <table:table-cell table:formula="of:=[.A834]-[.$A$2]" office:value-type="float" office:value="4417" calcext:value-type="float">
            <text:p>4417</text:p>
          </table:table-cell>
          <table:table-cell table:formula="of:=[.B834]/60" office:value-type="float" office:value="73.6166666666667" calcext:value-type="float">
            <text:p>73,6166666666667</text:p>
          </table:table-cell>
          <table:table-cell office:value-type="float" office:value="3.868" calcext:value-type="float">
            <text:p>3,868</text:p>
          </table:table-cell>
          <table:table-cell table:formula="of:=[.D834]-3.866" office:value-type="float" office:value="0.00199999999999978" calcext:value-type="float">
            <text:p>0,002</text:p>
          </table:table-cell>
          <table:table-cell table:formula="of:=AVERAGE([.E811:.E834])" office:value-type="float" office:value="0.0489583333333332" calcext:value-type="float">
            <text:p>0,048958333333333</text:p>
          </table:table-cell>
          <table:table-cell table:formula="of:=[.E8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78" calcext:value-type="float">
            <text:p>1479487578</text:p>
          </table:table-cell>
          <table:table-cell table:formula="of:=[.A835]-[.$A$2]" office:value-type="float" office:value="4423" calcext:value-type="float">
            <text:p>4423</text:p>
          </table:table-cell>
          <table:table-cell table:formula="of:=[.B835]/60" office:value-type="float" office:value="73.7166666666667" calcext:value-type="float">
            <text:p>73,7166666666667</text:p>
          </table:table-cell>
          <table:table-cell office:value-type="float" office:value="3.895" calcext:value-type="float">
            <text:p>3,895</text:p>
          </table:table-cell>
          <table:table-cell table:formula="of:=[.D835]-3.866" office:value-type="float" office:value="0.0289999999999999" calcext:value-type="float">
            <text:p>0,029</text:p>
          </table:table-cell>
          <table:table-cell table:formula="of:=AVERAGE([.E812:.E835])" office:value-type="float" office:value="0.0450833333333332" calcext:value-type="float">
            <text:p>0,045083333333333</text:p>
          </table:table-cell>
          <table:table-cell table:formula="of:=[.E8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83" calcext:value-type="float">
            <text:p>1479487583</text:p>
          </table:table-cell>
          <table:table-cell table:formula="of:=[.A836]-[.$A$2]" office:value-type="float" office:value="4428" calcext:value-type="float">
            <text:p>4428</text:p>
          </table:table-cell>
          <table:table-cell table:formula="of:=[.B836]/60" office:value-type="float" office:value="73.8" calcext:value-type="float">
            <text:p>73,8</text:p>
          </table:table-cell>
          <table:table-cell office:value-type="float" office:value="3.888" calcext:value-type="float">
            <text:p>3,888</text:p>
          </table:table-cell>
          <table:table-cell table:formula="of:=[.D836]-3.866" office:value-type="float" office:value="0.0219999999999998" calcext:value-type="float">
            <text:p>0,022</text:p>
          </table:table-cell>
          <table:table-cell table:formula="of:=AVERAGE([.E813:.E836])" office:value-type="float" office:value="0.0459583333333332" calcext:value-type="float">
            <text:p>0,045958333333333</text:p>
          </table:table-cell>
          <table:table-cell table:formula="of:=[.E83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88" calcext:value-type="float">
            <text:p>1479487588</text:p>
          </table:table-cell>
          <table:table-cell table:formula="of:=[.A837]-[.$A$2]" office:value-type="float" office:value="4433" calcext:value-type="float">
            <text:p>4433</text:p>
          </table:table-cell>
          <table:table-cell table:formula="of:=[.B837]/60" office:value-type="float" office:value="73.8833333333333" calcext:value-type="float">
            <text:p>73,8833333333333</text:p>
          </table:table-cell>
          <table:table-cell office:value-type="float" office:value="3.875" calcext:value-type="float">
            <text:p>3,875</text:p>
          </table:table-cell>
          <table:table-cell table:formula="of:=[.D837]-3.866" office:value-type="float" office:value="0.0089999999999999" calcext:value-type="float">
            <text:p>0,009</text:p>
          </table:table-cell>
          <table:table-cell table:formula="of:=AVERAGE([.E814:.E837])" office:value-type="float" office:value="0.0408333333333332" calcext:value-type="float">
            <text:p>0,040833333333333</text:p>
          </table:table-cell>
          <table:table-cell table:formula="of:=[.E8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93" calcext:value-type="float">
            <text:p>1479487593</text:p>
          </table:table-cell>
          <table:table-cell table:formula="of:=[.A838]-[.$A$2]" office:value-type="float" office:value="4438" calcext:value-type="float">
            <text:p>4438</text:p>
          </table:table-cell>
          <table:table-cell table:formula="of:=[.B838]/60" office:value-type="float" office:value="73.9666666666667" calcext:value-type="float">
            <text:p>73,9666666666667</text:p>
          </table:table-cell>
          <table:table-cell office:value-type="float" office:value="3.887" calcext:value-type="float">
            <text:p>3,887</text:p>
          </table:table-cell>
          <table:table-cell table:formula="of:=[.D838]-3.866" office:value-type="float" office:value="0.0209999999999999" calcext:value-type="float">
            <text:p>0,021</text:p>
          </table:table-cell>
          <table:table-cell table:formula="of:=AVERAGE([.E815:.E838])" office:value-type="float" office:value="0.0370833333333332" calcext:value-type="float">
            <text:p>0,037083333333333</text:p>
          </table:table-cell>
          <table:table-cell table:formula="of:=[.E8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598" calcext:value-type="float">
            <text:p>1479487598</text:p>
          </table:table-cell>
          <table:table-cell table:formula="of:=[.A839]-[.$A$2]" office:value-type="float" office:value="4443" calcext:value-type="float">
            <text:p>4443</text:p>
          </table:table-cell>
          <table:table-cell table:formula="of:=[.B839]/60" office:value-type="float" office:value="74.05" calcext:value-type="float">
            <text:p>74,05</text:p>
          </table:table-cell>
          <table:table-cell office:value-type="float" office:value="3.89" calcext:value-type="float">
            <text:p>3,89</text:p>
          </table:table-cell>
          <table:table-cell table:formula="of:=[.D839]-3.866" office:value-type="float" office:value="0.024" calcext:value-type="float">
            <text:p>0,024</text:p>
          </table:table-cell>
          <table:table-cell table:formula="of:=AVERAGE([.E816:.E839])" office:value-type="float" office:value="0.0380416666666665" calcext:value-type="float">
            <text:p>0,038041666666667</text:p>
          </table:table-cell>
          <table:table-cell table:formula="of:=[.E8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04" calcext:value-type="float">
            <text:p>1479487604</text:p>
          </table:table-cell>
          <table:table-cell table:formula="of:=[.A840]-[.$A$2]" office:value-type="float" office:value="4449" calcext:value-type="float">
            <text:p>4449</text:p>
          </table:table-cell>
          <table:table-cell table:formula="of:=[.B840]/60" office:value-type="float" office:value="74.15" calcext:value-type="float">
            <text:p>74,15</text:p>
          </table:table-cell>
          <table:table-cell office:value-type="float" office:value="3.871" calcext:value-type="float">
            <text:p>3,871</text:p>
          </table:table-cell>
          <table:table-cell table:formula="of:=[.D840]-3.866" office:value-type="float" office:value="0.00499999999999989" calcext:value-type="float">
            <text:p>0,005</text:p>
          </table:table-cell>
          <table:table-cell table:formula="of:=AVERAGE([.E817:.E840])" office:value-type="float" office:value="0.0313333333333332" calcext:value-type="float">
            <text:p>0,031333333333333</text:p>
          </table:table-cell>
          <table:table-cell table:formula="of:=[.E84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09" calcext:value-type="float">
            <text:p>1479487609</text:p>
          </table:table-cell>
          <table:table-cell table:formula="of:=[.A841]-[.$A$2]" office:value-type="float" office:value="4454" calcext:value-type="float">
            <text:p>4454</text:p>
          </table:table-cell>
          <table:table-cell table:formula="of:=[.B841]/60" office:value-type="float" office:value="74.2333333333333" calcext:value-type="float">
            <text:p>74,2333333333333</text:p>
          </table:table-cell>
          <table:table-cell office:value-type="float" office:value="3.887" calcext:value-type="float">
            <text:p>3,887</text:p>
          </table:table-cell>
          <table:table-cell table:formula="of:=[.D841]-3.866" office:value-type="float" office:value="0.0209999999999999" calcext:value-type="float">
            <text:p>0,021</text:p>
          </table:table-cell>
          <table:table-cell table:formula="of:=AVERAGE([.E818:.E841])" office:value-type="float" office:value="0.0292916666666665" calcext:value-type="float">
            <text:p>0,029291666666667</text:p>
          </table:table-cell>
          <table:table-cell table:formula="of:=[.E8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14" calcext:value-type="float">
            <text:p>1479487614</text:p>
          </table:table-cell>
          <table:table-cell table:formula="of:=[.A842]-[.$A$2]" office:value-type="float" office:value="4459" calcext:value-type="float">
            <text:p>4459</text:p>
          </table:table-cell>
          <table:table-cell table:formula="of:=[.B842]/60" office:value-type="float" office:value="74.3166666666667" calcext:value-type="float">
            <text:p>74,3166666666667</text:p>
          </table:table-cell>
          <table:table-cell office:value-type="float" office:value="3.891" calcext:value-type="float">
            <text:p>3,891</text:p>
          </table:table-cell>
          <table:table-cell table:formula="of:=[.D842]-3.866" office:value-type="float" office:value="0.0249999999999999" calcext:value-type="float">
            <text:p>0,025</text:p>
          </table:table-cell>
          <table:table-cell table:formula="of:=AVERAGE([.E819:.E842])" office:value-type="float" office:value="0.0302916666666665" calcext:value-type="float">
            <text:p>0,030291666666667</text:p>
          </table:table-cell>
          <table:table-cell table:formula="of:=[.E8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19" calcext:value-type="float">
            <text:p>1479487619</text:p>
          </table:table-cell>
          <table:table-cell table:formula="of:=[.A843]-[.$A$2]" office:value-type="float" office:value="4464" calcext:value-type="float">
            <text:p>4464</text:p>
          </table:table-cell>
          <table:table-cell table:formula="of:=[.B843]/60" office:value-type="float" office:value="74.4" calcext:value-type="float">
            <text:p>74,4</text:p>
          </table:table-cell>
          <table:table-cell office:value-type="float" office:value="3.925" calcext:value-type="float">
            <text:p>3,925</text:p>
          </table:table-cell>
          <table:table-cell table:formula="of:=[.D843]-3.866" office:value-type="float" office:value="0.0589999999999997" calcext:value-type="float">
            <text:p>0,059</text:p>
          </table:table-cell>
          <table:table-cell table:formula="of:=AVERAGE([.E820:.E843])" office:value-type="float" office:value="0.0304583333333332" calcext:value-type="float">
            <text:p>0,030458333333333</text:p>
          </table:table-cell>
          <table:table-cell table:formula="of:=[.E8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25" calcext:value-type="float">
            <text:p>1479487625</text:p>
          </table:table-cell>
          <table:table-cell table:formula="of:=[.A844]-[.$A$2]" office:value-type="float" office:value="4470" calcext:value-type="float">
            <text:p>4470</text:p>
          </table:table-cell>
          <table:table-cell table:formula="of:=[.B844]/60" office:value-type="float" office:value="74.5" calcext:value-type="float">
            <text:p>74,5</text:p>
          </table:table-cell>
          <table:table-cell office:value-type="float" office:value="3.874" calcext:value-type="float">
            <text:p>3,874</text:p>
          </table:table-cell>
          <table:table-cell table:formula="of:=[.D844]-3.866" office:value-type="float" office:value="0.00800000000000001" calcext:value-type="float">
            <text:p>0,008</text:p>
          </table:table-cell>
          <table:table-cell table:formula="of:=AVERAGE([.E821:.E844])" office:value-type="float" office:value="0.0274999999999998" calcext:value-type="float">
            <text:p>0,0275</text:p>
          </table:table-cell>
          <table:table-cell table:formula="of:=[.E8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30" calcext:value-type="float">
            <text:p>1479487630</text:p>
          </table:table-cell>
          <table:table-cell table:formula="of:=[.A845]-[.$A$2]" office:value-type="float" office:value="4475" calcext:value-type="float">
            <text:p>4475</text:p>
          </table:table-cell>
          <table:table-cell table:formula="of:=[.B845]/60" office:value-type="float" office:value="74.5833333333333" calcext:value-type="float">
            <text:p>74,5833333333333</text:p>
          </table:table-cell>
          <table:table-cell office:value-type="float" office:value="3.869" calcext:value-type="float">
            <text:p>3,869</text:p>
          </table:table-cell>
          <table:table-cell table:formula="of:=[.D845]-3.866" office:value-type="float" office:value="0.00299999999999967" calcext:value-type="float">
            <text:p>0,003</text:p>
          </table:table-cell>
          <table:table-cell table:formula="of:=AVERAGE([.E822:.E845])" office:value-type="float" office:value="0.0232499999999998" calcext:value-type="float">
            <text:p>0,02325</text:p>
          </table:table-cell>
          <table:table-cell table:formula="of:=[.E8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35" calcext:value-type="float">
            <text:p>1479487635</text:p>
          </table:table-cell>
          <table:table-cell table:formula="of:=[.A846]-[.$A$2]" office:value-type="float" office:value="4480" calcext:value-type="float">
            <text:p>4480</text:p>
          </table:table-cell>
          <table:table-cell table:formula="of:=[.B846]/60" office:value-type="float" office:value="74.6666666666667" calcext:value-type="float">
            <text:p>74,6666666666667</text:p>
          </table:table-cell>
          <table:table-cell office:value-type="float" office:value="3.882" calcext:value-type="float">
            <text:p>3,882</text:p>
          </table:table-cell>
          <table:table-cell table:formula="of:=[.D846]-3.866" office:value-type="float" office:value="0.016" calcext:value-type="float">
            <text:p>0,016</text:p>
          </table:table-cell>
          <table:table-cell table:formula="of:=AVERAGE([.E823:.E846])" office:value-type="float" office:value="0.0184583333333332" calcext:value-type="float">
            <text:p>0,018458333333333</text:p>
          </table:table-cell>
          <table:table-cell table:formula="of:=[.E8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40" calcext:value-type="float">
            <text:p>1479487640</text:p>
          </table:table-cell>
          <table:table-cell table:formula="of:=[.A847]-[.$A$2]" office:value-type="float" office:value="4485" calcext:value-type="float">
            <text:p>4485</text:p>
          </table:table-cell>
          <table:table-cell table:formula="of:=[.B847]/60" office:value-type="float" office:value="74.75" calcext:value-type="float">
            <text:p>74,75</text:p>
          </table:table-cell>
          <table:table-cell office:value-type="float" office:value="3.877" calcext:value-type="float">
            <text:p>3,877</text:p>
          </table:table-cell>
          <table:table-cell table:formula="of:=[.D847]-3.866" office:value-type="float" office:value="0.0109999999999997" calcext:value-type="float">
            <text:p>0,011</text:p>
          </table:table-cell>
          <table:table-cell table:formula="of:=AVERAGE([.E824:.E847])" office:value-type="float" office:value="0.0139583333333331" calcext:value-type="float">
            <text:p>0,013958333333333</text:p>
          </table:table-cell>
          <table:table-cell table:formula="of:=[.E8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45" calcext:value-type="float">
            <text:p>1479487645</text:p>
          </table:table-cell>
          <table:table-cell table:formula="of:=[.A848]-[.$A$2]" office:value-type="float" office:value="4490" calcext:value-type="float">
            <text:p>4490</text:p>
          </table:table-cell>
          <table:table-cell table:formula="of:=[.B848]/60" office:value-type="float" office:value="74.8333333333333" calcext:value-type="float">
            <text:p>74,8333333333333</text:p>
          </table:table-cell>
          <table:table-cell office:value-type="float" office:value="3.88" calcext:value-type="float">
            <text:p>3,88</text:p>
          </table:table-cell>
          <table:table-cell table:formula="of:=[.D848]-3.866" office:value-type="float" office:value="0.0139999999999998" calcext:value-type="float">
            <text:p>0,014</text:p>
          </table:table-cell>
          <table:table-cell table:formula="of:=AVERAGE([.E825:.E848])" office:value-type="float" office:value="0.0144166666666665" calcext:value-type="float">
            <text:p>0,014416666666667</text:p>
          </table:table-cell>
          <table:table-cell table:formula="of:=[.E8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51" calcext:value-type="float">
            <text:p>1479487651</text:p>
          </table:table-cell>
          <table:table-cell table:formula="of:=[.A849]-[.$A$2]" office:value-type="float" office:value="4496" calcext:value-type="float">
            <text:p>4496</text:p>
          </table:table-cell>
          <table:table-cell table:formula="of:=[.B849]/60" office:value-type="float" office:value="74.9333333333333" calcext:value-type="float">
            <text:p>74,9333333333333</text:p>
          </table:table-cell>
          <table:table-cell office:value-type="float" office:value="3.884" calcext:value-type="float">
            <text:p>3,884</text:p>
          </table:table-cell>
          <table:table-cell table:formula="of:=[.D849]-3.866" office:value-type="float" office:value="0.0179999999999998" calcext:value-type="float">
            <text:p>0,018</text:p>
          </table:table-cell>
          <table:table-cell table:formula="of:=AVERAGE([.E826:.E849])" office:value-type="float" office:value="0.0150416666666665" calcext:value-type="float">
            <text:p>0,015041666666667</text:p>
          </table:table-cell>
          <table:table-cell table:formula="of:=[.E8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56" calcext:value-type="float">
            <text:p>1479487656</text:p>
          </table:table-cell>
          <table:table-cell table:formula="of:=[.A850]-[.$A$2]" office:value-type="float" office:value="4501" calcext:value-type="float">
            <text:p>4501</text:p>
          </table:table-cell>
          <table:table-cell table:formula="of:=[.B850]/60" office:value-type="float" office:value="75.0166666666667" calcext:value-type="float">
            <text:p>75,0166666666667</text:p>
          </table:table-cell>
          <table:table-cell office:value-type="float" office:value="3.874" calcext:value-type="float">
            <text:p>3,874</text:p>
          </table:table-cell>
          <table:table-cell table:formula="of:=[.D850]-3.866" office:value-type="float" office:value="0.00800000000000001" calcext:value-type="float">
            <text:p>0,008</text:p>
          </table:table-cell>
          <table:table-cell table:formula="of:=AVERAGE([.E827:.E850])" office:value-type="float" office:value="0.0152499999999998" calcext:value-type="float">
            <text:p>0,01525</text:p>
          </table:table-cell>
          <table:table-cell table:formula="of:=[.E85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61" calcext:value-type="float">
            <text:p>1479487661</text:p>
          </table:table-cell>
          <table:table-cell table:formula="of:=[.A851]-[.$A$2]" office:value-type="float" office:value="4506" calcext:value-type="float">
            <text:p>4506</text:p>
          </table:table-cell>
          <table:table-cell table:formula="of:=[.B851]/60" office:value-type="float" office:value="75.1" calcext:value-type="float">
            <text:p>75,1</text:p>
          </table:table-cell>
          <table:table-cell office:value-type="float" office:value="3.89" calcext:value-type="float">
            <text:p>3,89</text:p>
          </table:table-cell>
          <table:table-cell table:formula="of:=[.D851]-3.866" office:value-type="float" office:value="0.024" calcext:value-type="float">
            <text:p>0,024</text:p>
          </table:table-cell>
          <table:table-cell table:formula="of:=AVERAGE([.E828:.E851])" office:value-type="float" office:value="0.0161249999999999" calcext:value-type="float">
            <text:p>0,016125</text:p>
          </table:table-cell>
          <table:table-cell table:formula="of:=[.E85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67" calcext:value-type="float">
            <text:p>1479487667</text:p>
          </table:table-cell>
          <table:table-cell table:formula="of:=[.A852]-[.$A$2]" office:value-type="float" office:value="4512" calcext:value-type="float">
            <text:p>4512</text:p>
          </table:table-cell>
          <table:table-cell table:formula="of:=[.B852]/60" office:value-type="float" office:value="75.2" calcext:value-type="float">
            <text:p>75,2</text:p>
          </table:table-cell>
          <table:table-cell office:value-type="float" office:value="3.879" calcext:value-type="float">
            <text:p>3,879</text:p>
          </table:table-cell>
          <table:table-cell table:formula="of:=[.D852]-3.866" office:value-type="float" office:value="0.0129999999999999" calcext:value-type="float">
            <text:p>0,013</text:p>
          </table:table-cell>
          <table:table-cell table:formula="of:=AVERAGE([.E829:.E852])" office:value-type="float" office:value="0.0165416666666665" calcext:value-type="float">
            <text:p>0,016541666666667</text:p>
          </table:table-cell>
          <table:table-cell table:formula="of:=[.E8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72" calcext:value-type="float">
            <text:p>1479487672</text:p>
          </table:table-cell>
          <table:table-cell table:formula="of:=[.A853]-[.$A$2]" office:value-type="float" office:value="4517" calcext:value-type="float">
            <text:p>4517</text:p>
          </table:table-cell>
          <table:table-cell table:formula="of:=[.B853]/60" office:value-type="float" office:value="75.2833333333333" calcext:value-type="float">
            <text:p>75,2833333333333</text:p>
          </table:table-cell>
          <table:table-cell office:value-type="float" office:value="3.881" calcext:value-type="float">
            <text:p>3,881</text:p>
          </table:table-cell>
          <table:table-cell table:formula="of:=[.D853]-3.866" office:value-type="float" office:value="0.0150000000000001" calcext:value-type="float">
            <text:p>0,015</text:p>
          </table:table-cell>
          <table:table-cell table:formula="of:=AVERAGE([.E830:.E853])" office:value-type="float" office:value="0.0170416666666665" calcext:value-type="float">
            <text:p>0,017041666666667</text:p>
          </table:table-cell>
          <table:table-cell table:formula="of:=[.E8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77" calcext:value-type="float">
            <text:p>1479487677</text:p>
          </table:table-cell>
          <table:table-cell table:formula="of:=[.A854]-[.$A$2]" office:value-type="float" office:value="4522" calcext:value-type="float">
            <text:p>4522</text:p>
          </table:table-cell>
          <table:table-cell table:formula="of:=[.B854]/60" office:value-type="float" office:value="75.3666666666667" calcext:value-type="float">
            <text:p>75,3666666666667</text:p>
          </table:table-cell>
          <table:table-cell office:value-type="float" office:value="3.886" calcext:value-type="float">
            <text:p>3,886</text:p>
          </table:table-cell>
          <table:table-cell table:formula="of:=[.D854]-3.866" office:value-type="float" office:value="0.02" calcext:value-type="float">
            <text:p>0,02</text:p>
          </table:table-cell>
          <table:table-cell table:formula="of:=AVERAGE([.E831:.E854])" office:value-type="float" office:value="0.0177499999999999" calcext:value-type="float">
            <text:p>0,01775</text:p>
          </table:table-cell>
          <table:table-cell table:formula="of:=[.E8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82" calcext:value-type="float">
            <text:p>1479487682</text:p>
          </table:table-cell>
          <table:table-cell table:formula="of:=[.A855]-[.$A$2]" office:value-type="float" office:value="4527" calcext:value-type="float">
            <text:p>4527</text:p>
          </table:table-cell>
          <table:table-cell table:formula="of:=[.B855]/60" office:value-type="float" office:value="75.45" calcext:value-type="float">
            <text:p>75,45</text:p>
          </table:table-cell>
          <table:table-cell office:value-type="float" office:value="3.903" calcext:value-type="float">
            <text:p>3,903</text:p>
          </table:table-cell>
          <table:table-cell table:formula="of:=[.D855]-3.866" office:value-type="float" office:value="0.0369999999999999" calcext:value-type="float">
            <text:p>0,037</text:p>
          </table:table-cell>
          <table:table-cell table:formula="of:=AVERAGE([.E832:.E855])" office:value-type="float" office:value="0.0191666666666666" calcext:value-type="float">
            <text:p>0,019166666666667</text:p>
          </table:table-cell>
          <table:table-cell table:formula="of:=[.E85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88" calcext:value-type="float">
            <text:p>1479487688</text:p>
          </table:table-cell>
          <table:table-cell table:formula="of:=[.A856]-[.$A$2]" office:value-type="float" office:value="4533" calcext:value-type="float">
            <text:p>4533</text:p>
          </table:table-cell>
          <table:table-cell table:formula="of:=[.B856]/60" office:value-type="float" office:value="75.55" calcext:value-type="float">
            <text:p>75,55</text:p>
          </table:table-cell>
          <table:table-cell office:value-type="float" office:value="3.925" calcext:value-type="float">
            <text:p>3,925</text:p>
          </table:table-cell>
          <table:table-cell table:formula="of:=[.D856]-3.866" office:value-type="float" office:value="0.0589999999999997" calcext:value-type="float">
            <text:p>0,059</text:p>
          </table:table-cell>
          <table:table-cell table:formula="of:=AVERAGE([.E833:.E856])" office:value-type="float" office:value="0.0203333333333332" calcext:value-type="float">
            <text:p>0,020333333333333</text:p>
          </table:table-cell>
          <table:table-cell table:formula="of:=[.E8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93" calcext:value-type="float">
            <text:p>1479487693</text:p>
          </table:table-cell>
          <table:table-cell table:formula="of:=[.A857]-[.$A$2]" office:value-type="float" office:value="4538" calcext:value-type="float">
            <text:p>4538</text:p>
          </table:table-cell>
          <table:table-cell table:formula="of:=[.B857]/60" office:value-type="float" office:value="75.6333333333333" calcext:value-type="float">
            <text:p>75,6333333333333</text:p>
          </table:table-cell>
          <table:table-cell office:value-type="float" office:value="4.032" calcext:value-type="float">
            <text:p>4,032</text:p>
          </table:table-cell>
          <table:table-cell table:formula="of:=[.D857]-3.866" office:value-type="float" office:value="0.166" calcext:value-type="float">
            <text:p>0,166</text:p>
          </table:table-cell>
          <table:table-cell table:formula="of:=AVERAGE([.E834:.E857])" office:value-type="float" office:value="0.0262083333333332" calcext:value-type="float">
            <text:p>0,026208333333333</text:p>
          </table:table-cell>
          <table:table-cell table:formula="of:=[.E8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698" calcext:value-type="float">
            <text:p>1479487698</text:p>
          </table:table-cell>
          <table:table-cell table:formula="of:=[.A858]-[.$A$2]" office:value-type="float" office:value="4543" calcext:value-type="float">
            <text:p>4543</text:p>
          </table:table-cell>
          <table:table-cell table:formula="of:=[.B858]/60" office:value-type="float" office:value="75.7166666666667" calcext:value-type="float">
            <text:p>75,7166666666667</text:p>
          </table:table-cell>
          <table:table-cell office:value-type="float" office:value="3.869" calcext:value-type="float">
            <text:p>3,869</text:p>
          </table:table-cell>
          <table:table-cell table:formula="of:=[.D858]-3.866" office:value-type="float" office:value="0.00299999999999967" calcext:value-type="float">
            <text:p>0,003</text:p>
          </table:table-cell>
          <table:table-cell table:formula="of:=AVERAGE([.E835:.E858])" office:value-type="float" office:value="0.0262499999999999" calcext:value-type="float">
            <text:p>0,02625</text:p>
          </table:table-cell>
          <table:table-cell table:formula="of:=[.E8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03" calcext:value-type="float">
            <text:p>1479487703</text:p>
          </table:table-cell>
          <table:table-cell table:formula="of:=[.A859]-[.$A$2]" office:value-type="float" office:value="4548" calcext:value-type="float">
            <text:p>4548</text:p>
          </table:table-cell>
          <table:table-cell table:formula="of:=[.B859]/60" office:value-type="float" office:value="75.8" calcext:value-type="float">
            <text:p>75,8</text:p>
          </table:table-cell>
          <table:table-cell office:value-type="float" office:value="3.866" calcext:value-type="float">
            <text:p>3,866</text:p>
          </table:table-cell>
          <table:table-cell table:formula="of:=[.D859]-3.866" office:value-type="float" office:value="0" calcext:value-type="float">
            <text:p>0</text:p>
          </table:table-cell>
          <table:table-cell table:formula="of:=AVERAGE([.E836:.E859])" office:value-type="float" office:value="0.0250416666666666" calcext:value-type="float">
            <text:p>0,025041666666667</text:p>
          </table:table-cell>
          <table:table-cell table:formula="of:=[.E85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08" calcext:value-type="float">
            <text:p>1479487708</text:p>
          </table:table-cell>
          <table:table-cell table:formula="of:=[.A860]-[.$A$2]" office:value-type="float" office:value="4553" calcext:value-type="float">
            <text:p>4553</text:p>
          </table:table-cell>
          <table:table-cell table:formula="of:=[.B860]/60" office:value-type="float" office:value="75.8833333333333" calcext:value-type="float">
            <text:p>75,8833333333333</text:p>
          </table:table-cell>
          <table:table-cell office:value-type="float" office:value="3.866" calcext:value-type="float">
            <text:p>3,866</text:p>
          </table:table-cell>
          <table:table-cell table:formula="of:=[.D860]-3.866" office:value-type="float" office:value="0" calcext:value-type="float">
            <text:p>0</text:p>
          </table:table-cell>
          <table:table-cell table:formula="of:=AVERAGE([.E837:.E860])" office:value-type="float" office:value="0.0241249999999999" calcext:value-type="float">
            <text:p>0,024125</text:p>
          </table:table-cell>
          <table:table-cell table:formula="of:=[.E86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14" calcext:value-type="float">
            <text:p>1479487714</text:p>
          </table:table-cell>
          <table:table-cell table:formula="of:=[.A861]-[.$A$2]" office:value-type="float" office:value="4559" calcext:value-type="float">
            <text:p>4559</text:p>
          </table:table-cell>
          <table:table-cell table:formula="of:=[.B861]/60" office:value-type="float" office:value="75.9833333333333" calcext:value-type="float">
            <text:p>75,9833333333333</text:p>
          </table:table-cell>
          <table:table-cell office:value-type="float" office:value="3.866" calcext:value-type="float">
            <text:p>3,866</text:p>
          </table:table-cell>
          <table:table-cell table:formula="of:=[.D861]-3.866" office:value-type="float" office:value="0" calcext:value-type="float">
            <text:p>0</text:p>
          </table:table-cell>
          <table:table-cell table:formula="of:=AVERAGE([.E838:.E861])" office:value-type="float" office:value="0.0237499999999999" calcext:value-type="float">
            <text:p>0,02375</text:p>
          </table:table-cell>
          <table:table-cell table:formula="of:=[.E86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19" calcext:value-type="float">
            <text:p>1479487719</text:p>
          </table:table-cell>
          <table:table-cell table:formula="of:=[.A862]-[.$A$2]" office:value-type="float" office:value="4564" calcext:value-type="float">
            <text:p>4564</text:p>
          </table:table-cell>
          <table:table-cell table:formula="of:=[.B862]/60" office:value-type="float" office:value="76.0666666666667" calcext:value-type="float">
            <text:p>76,0666666666667</text:p>
          </table:table-cell>
          <table:table-cell office:value-type="float" office:value="3.868" calcext:value-type="float">
            <text:p>3,868</text:p>
          </table:table-cell>
          <table:table-cell table:formula="of:=[.D862]-3.866" office:value-type="float" office:value="0.00199999999999978" calcext:value-type="float">
            <text:p>0,002</text:p>
          </table:table-cell>
          <table:table-cell table:formula="of:=AVERAGE([.E839:.E862])" office:value-type="float" office:value="0.0229583333333332" calcext:value-type="float">
            <text:p>0,022958333333333</text:p>
          </table:table-cell>
          <table:table-cell table:formula="of:=[.E8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24" calcext:value-type="float">
            <text:p>1479487724</text:p>
          </table:table-cell>
          <table:table-cell table:formula="of:=[.A863]-[.$A$2]" office:value-type="float" office:value="4569" calcext:value-type="float">
            <text:p>4569</text:p>
          </table:table-cell>
          <table:table-cell table:formula="of:=[.B863]/60" office:value-type="float" office:value="76.15" calcext:value-type="float">
            <text:p>76,15</text:p>
          </table:table-cell>
          <table:table-cell office:value-type="float" office:value="3.868" calcext:value-type="float">
            <text:p>3,868</text:p>
          </table:table-cell>
          <table:table-cell table:formula="of:=[.D863]-3.866" office:value-type="float" office:value="0.00199999999999978" calcext:value-type="float">
            <text:p>0,002</text:p>
          </table:table-cell>
          <table:table-cell table:formula="of:=AVERAGE([.E840:.E863])" office:value-type="float" office:value="0.0220416666666665" calcext:value-type="float">
            <text:p>0,022041666666667</text:p>
          </table:table-cell>
          <table:table-cell table:formula="of:=[.E8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29" calcext:value-type="float">
            <text:p>1479487729</text:p>
          </table:table-cell>
          <table:table-cell table:formula="of:=[.A864]-[.$A$2]" office:value-type="float" office:value="4574" calcext:value-type="float">
            <text:p>4574</text:p>
          </table:table-cell>
          <table:table-cell table:formula="of:=[.B864]/60" office:value-type="float" office:value="76.2333333333333" calcext:value-type="float">
            <text:p>76,2333333333333</text:p>
          </table:table-cell>
          <table:table-cell office:value-type="float" office:value="3.884" calcext:value-type="float">
            <text:p>3,884</text:p>
          </table:table-cell>
          <table:table-cell table:formula="of:=[.D864]-3.866" office:value-type="float" office:value="0.0179999999999998" calcext:value-type="float">
            <text:p>0,018</text:p>
          </table:table-cell>
          <table:table-cell table:formula="of:=AVERAGE([.E841:.E864])" office:value-type="float" office:value="0.0225833333333332" calcext:value-type="float">
            <text:p>0,022583333333333</text:p>
          </table:table-cell>
          <table:table-cell table:formula="of:=[.E8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35" calcext:value-type="float">
            <text:p>1479487735</text:p>
          </table:table-cell>
          <table:table-cell table:formula="of:=[.A865]-[.$A$2]" office:value-type="float" office:value="4580" calcext:value-type="float">
            <text:p>4580</text:p>
          </table:table-cell>
          <table:table-cell table:formula="of:=[.B865]/60" office:value-type="float" office:value="76.3333333333333" calcext:value-type="float">
            <text:p>76,3333333333333</text:p>
          </table:table-cell>
          <table:table-cell office:value-type="float" office:value="3.889" calcext:value-type="float">
            <text:p>3,889</text:p>
          </table:table-cell>
          <table:table-cell table:formula="of:=[.D865]-3.866" office:value-type="float" office:value="0.0230000000000001" calcext:value-type="float">
            <text:p>0,023</text:p>
          </table:table-cell>
          <table:table-cell table:formula="of:=AVERAGE([.E842:.E865])" office:value-type="float" office:value="0.0226666666666666" calcext:value-type="float">
            <text:p>0,022666666666667</text:p>
          </table:table-cell>
          <table:table-cell table:formula="of:=[.E8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40" calcext:value-type="float">
            <text:p>1479487740</text:p>
          </table:table-cell>
          <table:table-cell table:formula="of:=[.A866]-[.$A$2]" office:value-type="float" office:value="4585" calcext:value-type="float">
            <text:p>4585</text:p>
          </table:table-cell>
          <table:table-cell table:formula="of:=[.B866]/60" office:value-type="float" office:value="76.4166666666667" calcext:value-type="float">
            <text:p>76,4166666666667</text:p>
          </table:table-cell>
          <table:table-cell office:value-type="float" office:value="3.867" calcext:value-type="float">
            <text:p>3,867</text:p>
          </table:table-cell>
          <table:table-cell table:formula="of:=[.D866]-3.866" office:value-type="float" office:value="0.00099999999999989" calcext:value-type="float">
            <text:p>0,001</text:p>
          </table:table-cell>
          <table:table-cell table:formula="of:=AVERAGE([.E843:.E866])" office:value-type="float" office:value="0.0216666666666666" calcext:value-type="float">
            <text:p>0,021666666666667</text:p>
          </table:table-cell>
          <table:table-cell table:formula="of:=[.E86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45" calcext:value-type="float">
            <text:p>1479487745</text:p>
          </table:table-cell>
          <table:table-cell table:formula="of:=[.A867]-[.$A$2]" office:value-type="float" office:value="4590" calcext:value-type="float">
            <text:p>4590</text:p>
          </table:table-cell>
          <table:table-cell table:formula="of:=[.B867]/60" office:value-type="float" office:value="76.5" calcext:value-type="float">
            <text:p>76,5</text:p>
          </table:table-cell>
          <table:table-cell office:value-type="float" office:value="3.868" calcext:value-type="float">
            <text:p>3,868</text:p>
          </table:table-cell>
          <table:table-cell table:formula="of:=[.D867]-3.866" office:value-type="float" office:value="0.00199999999999978" calcext:value-type="float">
            <text:p>0,002</text:p>
          </table:table-cell>
          <table:table-cell table:formula="of:=AVERAGE([.E844:.E867])" office:value-type="float" office:value="0.0192916666666666" calcext:value-type="float">
            <text:p>0,019291666666667</text:p>
          </table:table-cell>
          <table:table-cell table:formula="of:=[.E8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50" calcext:value-type="float">
            <text:p>1479487750</text:p>
          </table:table-cell>
          <table:table-cell table:formula="of:=[.A868]-[.$A$2]" office:value-type="float" office:value="4595" calcext:value-type="float">
            <text:p>4595</text:p>
          </table:table-cell>
          <table:table-cell table:formula="of:=[.B868]/60" office:value-type="float" office:value="76.5833333333333" calcext:value-type="float">
            <text:p>76,5833333333333</text:p>
          </table:table-cell>
          <table:table-cell office:value-type="float" office:value="3.886" calcext:value-type="float">
            <text:p>3,886</text:p>
          </table:table-cell>
          <table:table-cell table:formula="of:=[.D868]-3.866" office:value-type="float" office:value="0.02" calcext:value-type="float">
            <text:p>0,02</text:p>
          </table:table-cell>
          <table:table-cell table:formula="of:=AVERAGE([.E845:.E868])" office:value-type="float" office:value="0.0197916666666666" calcext:value-type="float">
            <text:p>0,019791666666667</text:p>
          </table:table-cell>
          <table:table-cell table:formula="of:=[.E86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56" calcext:value-type="float">
            <text:p>1479487756</text:p>
          </table:table-cell>
          <table:table-cell table:formula="of:=[.A869]-[.$A$2]" office:value-type="float" office:value="4601" calcext:value-type="float">
            <text:p>4601</text:p>
          </table:table-cell>
          <table:table-cell table:formula="of:=[.B869]/60" office:value-type="float" office:value="76.6833333333333" calcext:value-type="float">
            <text:p>76,6833333333333</text:p>
          </table:table-cell>
          <table:table-cell office:value-type="float" office:value="3.868" calcext:value-type="float">
            <text:p>3,868</text:p>
          </table:table-cell>
          <table:table-cell table:formula="of:=[.D869]-3.866" office:value-type="float" office:value="0.00199999999999978" calcext:value-type="float">
            <text:p>0,002</text:p>
          </table:table-cell>
          <table:table-cell table:formula="of:=AVERAGE([.E846:.E869])" office:value-type="float" office:value="0.0197499999999999" calcext:value-type="float">
            <text:p>0,01975</text:p>
          </table:table-cell>
          <table:table-cell table:formula="of:=[.E86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61" calcext:value-type="float">
            <text:p>1479487761</text:p>
          </table:table-cell>
          <table:table-cell table:formula="of:=[.A870]-[.$A$2]" office:value-type="float" office:value="4606" calcext:value-type="float">
            <text:p>4606</text:p>
          </table:table-cell>
          <table:table-cell table:formula="of:=[.B870]/60" office:value-type="float" office:value="76.7666666666667" calcext:value-type="float">
            <text:p>76,7666666666667</text:p>
          </table:table-cell>
          <table:table-cell office:value-type="float" office:value="3.868" calcext:value-type="float">
            <text:p>3,868</text:p>
          </table:table-cell>
          <table:table-cell table:formula="of:=[.D870]-3.866" office:value-type="float" office:value="0.00199999999999978" calcext:value-type="float">
            <text:p>0,002</text:p>
          </table:table-cell>
          <table:table-cell table:formula="of:=AVERAGE([.E847:.E870])" office:value-type="float" office:value="0.0191666666666666" calcext:value-type="float">
            <text:p>0,019166666666667</text:p>
          </table:table-cell>
          <table:table-cell table:formula="of:=[.E8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66" calcext:value-type="float">
            <text:p>1479487766</text:p>
          </table:table-cell>
          <table:table-cell table:formula="of:=[.A871]-[.$A$2]" office:value-type="float" office:value="4611" calcext:value-type="float">
            <text:p>4611</text:p>
          </table:table-cell>
          <table:table-cell table:formula="of:=[.B871]/60" office:value-type="float" office:value="76.85" calcext:value-type="float">
            <text:p>76,85</text:p>
          </table:table-cell>
          <table:table-cell office:value-type="float" office:value="3.867" calcext:value-type="float">
            <text:p>3,867</text:p>
          </table:table-cell>
          <table:table-cell table:formula="of:=[.D871]-3.866" office:value-type="float" office:value="0.00099999999999989" calcext:value-type="float">
            <text:p>0,001</text:p>
          </table:table-cell>
          <table:table-cell table:formula="of:=AVERAGE([.E848:.E871])" office:value-type="float" office:value="0.0187499999999999" calcext:value-type="float">
            <text:p>0,01875</text:p>
          </table:table-cell>
          <table:table-cell table:formula="of:=[.E87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71" calcext:value-type="float">
            <text:p>1479487771</text:p>
          </table:table-cell>
          <table:table-cell table:formula="of:=[.A872]-[.$A$2]" office:value-type="float" office:value="4616" calcext:value-type="float">
            <text:p>4616</text:p>
          </table:table-cell>
          <table:table-cell table:formula="of:=[.B872]/60" office:value-type="float" office:value="76.9333333333333" calcext:value-type="float">
            <text:p>76,9333333333333</text:p>
          </table:table-cell>
          <table:table-cell office:value-type="float" office:value="3.867" calcext:value-type="float">
            <text:p>3,867</text:p>
          </table:table-cell>
          <table:table-cell table:formula="of:=[.D872]-3.866" office:value-type="float" office:value="0.00099999999999989" calcext:value-type="float">
            <text:p>0,001</text:p>
          </table:table-cell>
          <table:table-cell table:formula="of:=AVERAGE([.E849:.E872])" office:value-type="float" office:value="0.0182083333333332" calcext:value-type="float">
            <text:p>0,018208333333333</text:p>
          </table:table-cell>
          <table:table-cell table:formula="of:=[.E87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77" calcext:value-type="float">
            <text:p>1479487777</text:p>
          </table:table-cell>
          <table:table-cell table:formula="of:=[.A873]-[.$A$2]" office:value-type="float" office:value="4622" calcext:value-type="float">
            <text:p>4622</text:p>
          </table:table-cell>
          <table:table-cell table:formula="of:=[.B873]/60" office:value-type="float" office:value="77.0333333333333" calcext:value-type="float">
            <text:p>77,0333333333333</text:p>
          </table:table-cell>
          <table:table-cell office:value-type="float" office:value="3.866" calcext:value-type="float">
            <text:p>3,866</text:p>
          </table:table-cell>
          <table:table-cell table:formula="of:=[.D873]-3.866" office:value-type="float" office:value="0" calcext:value-type="float">
            <text:p>0</text:p>
          </table:table-cell>
          <table:table-cell table:formula="of:=AVERAGE([.E850:.E873])" office:value-type="float" office:value="0.0174583333333332" calcext:value-type="float">
            <text:p>0,017458333333333</text:p>
          </table:table-cell>
          <table:table-cell table:formula="of:=[.E87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82" calcext:value-type="float">
            <text:p>1479487782</text:p>
          </table:table-cell>
          <table:table-cell table:formula="of:=[.A874]-[.$A$2]" office:value-type="float" office:value="4627" calcext:value-type="float">
            <text:p>4627</text:p>
          </table:table-cell>
          <table:table-cell table:formula="of:=[.B874]/60" office:value-type="float" office:value="77.1166666666667" calcext:value-type="float">
            <text:p>77,1166666666667</text:p>
          </table:table-cell>
          <table:table-cell office:value-type="float" office:value="3.866" calcext:value-type="float">
            <text:p>3,866</text:p>
          </table:table-cell>
          <table:table-cell table:formula="of:=[.D874]-3.866" office:value-type="float" office:value="0" calcext:value-type="float">
            <text:p>0</text:p>
          </table:table-cell>
          <table:table-cell table:formula="of:=AVERAGE([.E851:.E874])" office:value-type="float" office:value="0.0171249999999999" calcext:value-type="float">
            <text:p>0,017125</text:p>
          </table:table-cell>
          <table:table-cell table:formula="of:=[.E87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787" calcext:value-type="float">
            <text:p>1479487787</text:p>
          </table:table-cell>
          <table:table-cell table:formula="of:=[.A875]-[.$A$2]" office:value-type="float" office:value="4632" calcext:value-type="float">
            <text:p>4632</text:p>
          </table:table-cell>
          <table:table-cell table:formula="of:=[.B875]/60" office:value-type="float" office:value="77.2" calcext:value-type="float">
            <text:p>77,2</text:p>
          </table:table-cell>
          <table:table-cell office:value-type="float" office:value="3.889" calcext:value-type="float">
            <text:p>3,889</text:p>
          </table:table-cell>
          <table:table-cell table:formula="of:=[.D875]-3.866" office:value-type="float" office:value="0.0230000000000001" calcext:value-type="float">
            <text:p>0,023</text:p>
          </table:table-cell>
          <table:table-cell table:formula="of:=AVERAGE([.E852:.E875])" office:value-type="float" office:value="0.0170833333333332" calcext:value-type="float">
            <text:p>0,017083333333333</text:p>
          </table:table-cell>
          <table:table-cell table:formula="of:=[.E8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92" calcext:value-type="float">
            <text:p>1479487792</text:p>
          </table:table-cell>
          <table:table-cell table:formula="of:=[.A876]-[.$A$2]" office:value-type="float" office:value="4637" calcext:value-type="float">
            <text:p>4637</text:p>
          </table:table-cell>
          <table:table-cell table:formula="of:=[.B876]/60" office:value-type="float" office:value="77.2833333333333" calcext:value-type="float">
            <text:p>77,2833333333333</text:p>
          </table:table-cell>
          <table:table-cell office:value-type="float" office:value="3.885" calcext:value-type="float">
            <text:p>3,885</text:p>
          </table:table-cell>
          <table:table-cell table:formula="of:=[.D876]-3.866" office:value-type="float" office:value="0.0189999999999997" calcext:value-type="float">
            <text:p>0,019</text:p>
          </table:table-cell>
          <table:table-cell table:formula="of:=AVERAGE([.E853:.E876])" office:value-type="float" office:value="0.0173333333333332" calcext:value-type="float">
            <text:p>0,017333333333333</text:p>
          </table:table-cell>
          <table:table-cell table:formula="of:=[.E8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797" calcext:value-type="float">
            <text:p>1479487797</text:p>
          </table:table-cell>
          <table:table-cell table:formula="of:=[.A877]-[.$A$2]" office:value-type="float" office:value="4642" calcext:value-type="float">
            <text:p>4642</text:p>
          </table:table-cell>
          <table:table-cell table:formula="of:=[.B877]/60" office:value-type="float" office:value="77.3666666666667" calcext:value-type="float">
            <text:p>77,3666666666667</text:p>
          </table:table-cell>
          <table:table-cell office:value-type="float" office:value="3.866" calcext:value-type="float">
            <text:p>3,866</text:p>
          </table:table-cell>
          <table:table-cell table:formula="of:=[.D877]-3.866" office:value-type="float" office:value="0" calcext:value-type="float">
            <text:p>0</text:p>
          </table:table-cell>
          <table:table-cell table:formula="of:=AVERAGE([.E854:.E877])" office:value-type="float" office:value="0.0167083333333332" calcext:value-type="float">
            <text:p>0,016708333333333</text:p>
          </table:table-cell>
          <table:table-cell table:formula="of:=[.E87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803" calcext:value-type="float">
            <text:p>1479487803</text:p>
          </table:table-cell>
          <table:table-cell table:formula="of:=[.A878]-[.$A$2]" office:value-type="float" office:value="4648" calcext:value-type="float">
            <text:p>4648</text:p>
          </table:table-cell>
          <table:table-cell table:formula="of:=[.B878]/60" office:value-type="float" office:value="77.4666666666667" calcext:value-type="float">
            <text:p>77,4666666666667</text:p>
          </table:table-cell>
          <table:table-cell office:value-type="float" office:value="3.868" calcext:value-type="float">
            <text:p>3,868</text:p>
          </table:table-cell>
          <table:table-cell table:formula="of:=[.D878]-3.866" office:value-type="float" office:value="0.00199999999999978" calcext:value-type="float">
            <text:p>0,002</text:p>
          </table:table-cell>
          <table:table-cell table:formula="of:=AVERAGE([.E855:.E878])" office:value-type="float" office:value="0.0159583333333332" calcext:value-type="float">
            <text:p>0,015958333333333</text:p>
          </table:table-cell>
          <table:table-cell table:formula="of:=[.E8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08" calcext:value-type="float">
            <text:p>1479487808</text:p>
          </table:table-cell>
          <table:table-cell table:formula="of:=[.A879]-[.$A$2]" office:value-type="float" office:value="4653" calcext:value-type="float">
            <text:p>4653</text:p>
          </table:table-cell>
          <table:table-cell table:formula="of:=[.B879]/60" office:value-type="float" office:value="77.55" calcext:value-type="float">
            <text:p>77,55</text:p>
          </table:table-cell>
          <table:table-cell office:value-type="float" office:value="3.868" calcext:value-type="float">
            <text:p>3,868</text:p>
          </table:table-cell>
          <table:table-cell table:formula="of:=[.D879]-3.866" office:value-type="float" office:value="0.00199999999999978" calcext:value-type="float">
            <text:p>0,002</text:p>
          </table:table-cell>
          <table:table-cell table:formula="of:=AVERAGE([.E856:.E879])" office:value-type="float" office:value="0.0144999999999999" calcext:value-type="float">
            <text:p>0,0145</text:p>
          </table:table-cell>
          <table:table-cell table:formula="of:=[.E87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13" calcext:value-type="float">
            <text:p>1479487813</text:p>
          </table:table-cell>
          <table:table-cell table:formula="of:=[.A880]-[.$A$2]" office:value-type="float" office:value="4658" calcext:value-type="float">
            <text:p>4658</text:p>
          </table:table-cell>
          <table:table-cell table:formula="of:=[.B880]/60" office:value-type="float" office:value="77.6333333333333" calcext:value-type="float">
            <text:p>77,6333333333333</text:p>
          </table:table-cell>
          <table:table-cell office:value-type="float" office:value="3.868" calcext:value-type="float">
            <text:p>3,868</text:p>
          </table:table-cell>
          <table:table-cell table:formula="of:=[.D880]-3.866" office:value-type="float" office:value="0.00199999999999978" calcext:value-type="float">
            <text:p>0,002</text:p>
          </table:table-cell>
          <table:table-cell table:formula="of:=AVERAGE([.E857:.E880])" office:value-type="float" office:value="0.0121249999999999" calcext:value-type="float">
            <text:p>0,012125</text:p>
          </table:table-cell>
          <table:table-cell table:formula="of:=[.E88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19" calcext:value-type="float">
            <text:p>1479487819</text:p>
          </table:table-cell>
          <table:table-cell table:formula="of:=[.A881]-[.$A$2]" office:value-type="float" office:value="4664" calcext:value-type="float">
            <text:p>4664</text:p>
          </table:table-cell>
          <table:table-cell table:formula="of:=[.B881]/60" office:value-type="float" office:value="77.7333333333333" calcext:value-type="float">
            <text:p>77,7333333333333</text:p>
          </table:table-cell>
          <table:table-cell office:value-type="float" office:value="3.88" calcext:value-type="float">
            <text:p>3,88</text:p>
          </table:table-cell>
          <table:table-cell table:formula="of:=[.D881]-3.866" office:value-type="float" office:value="0.0139999999999998" calcext:value-type="float">
            <text:p>0,014</text:p>
          </table:table-cell>
          <table:table-cell table:formula="of:=AVERAGE([.E858:.E881])" office:value-type="float" office:value="0.00579166666666655" calcext:value-type="float">
            <text:p>0,005791666666667</text:p>
          </table:table-cell>
          <table:table-cell table:formula="of:=[.E88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24" calcext:value-type="float">
            <text:p>1479487824</text:p>
          </table:table-cell>
          <table:table-cell table:formula="of:=[.A882]-[.$A$2]" office:value-type="float" office:value="4669" calcext:value-type="float">
            <text:p>4669</text:p>
          </table:table-cell>
          <table:table-cell table:formula="of:=[.B882]/60" office:value-type="float" office:value="77.8166666666667" calcext:value-type="float">
            <text:p>77,8166666666667</text:p>
          </table:table-cell>
          <table:table-cell office:value-type="float" office:value="3.907" calcext:value-type="float">
            <text:p>3,907</text:p>
          </table:table-cell>
          <table:table-cell table:formula="of:=[.D882]-3.866" office:value-type="float" office:value="0.0409999999999999" calcext:value-type="float">
            <text:p>0,041</text:p>
          </table:table-cell>
          <table:table-cell table:formula="of:=AVERAGE([.E859:.E882])" office:value-type="float" office:value="0.00737499999999989" calcext:value-type="float">
            <text:p>0,007375</text:p>
          </table:table-cell>
          <table:table-cell table:formula="of:=[.E8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29" calcext:value-type="float">
            <text:p>1479487829</text:p>
          </table:table-cell>
          <table:table-cell table:formula="of:=[.A883]-[.$A$2]" office:value-type="float" office:value="4674" calcext:value-type="float">
            <text:p>4674</text:p>
          </table:table-cell>
          <table:table-cell table:formula="of:=[.B883]/60" office:value-type="float" office:value="77.9" calcext:value-type="float">
            <text:p>77,9</text:p>
          </table:table-cell>
          <table:table-cell office:value-type="float" office:value="3.868" calcext:value-type="float">
            <text:p>3,868</text:p>
          </table:table-cell>
          <table:table-cell table:formula="of:=[.D883]-3.866" office:value-type="float" office:value="0.00199999999999978" calcext:value-type="float">
            <text:p>0,002</text:p>
          </table:table-cell>
          <table:table-cell table:formula="of:=AVERAGE([.E860:.E883])" office:value-type="float" office:value="0.00745833333333322" calcext:value-type="float">
            <text:p>0,007458333333333</text:p>
          </table:table-cell>
          <table:table-cell table:formula="of:=[.E8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34" calcext:value-type="float">
            <text:p>1479487834</text:p>
          </table:table-cell>
          <table:table-cell table:formula="of:=[.A884]-[.$A$2]" office:value-type="float" office:value="4679" calcext:value-type="float">
            <text:p>4679</text:p>
          </table:table-cell>
          <table:table-cell table:formula="of:=[.B884]/60" office:value-type="float" office:value="77.9833333333333" calcext:value-type="float">
            <text:p>77,9833333333333</text:p>
          </table:table-cell>
          <table:table-cell office:value-type="float" office:value="3.868" calcext:value-type="float">
            <text:p>3,868</text:p>
          </table:table-cell>
          <table:table-cell table:formula="of:=[.D884]-3.866" office:value-type="float" office:value="0.00199999999999978" calcext:value-type="float">
            <text:p>0,002</text:p>
          </table:table-cell>
          <table:table-cell table:formula="of:=AVERAGE([.E861:.E884])" office:value-type="float" office:value="0.00754166666666654" calcext:value-type="float">
            <text:p>0,007541666666667</text:p>
          </table:table-cell>
          <table:table-cell table:formula="of:=[.E8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40" calcext:value-type="float">
            <text:p>1479487840</text:p>
          </table:table-cell>
          <table:table-cell table:formula="of:=[.A885]-[.$A$2]" office:value-type="float" office:value="4685" calcext:value-type="float">
            <text:p>4685</text:p>
          </table:table-cell>
          <table:table-cell table:formula="of:=[.B885]/60" office:value-type="float" office:value="78.0833333333333" calcext:value-type="float">
            <text:p>78,0833333333333</text:p>
          </table:table-cell>
          <table:table-cell office:value-type="float" office:value="3.98" calcext:value-type="float">
            <text:p>3,98</text:p>
          </table:table-cell>
          <table:table-cell table:formula="of:=[.D885]-3.866" office:value-type="float" office:value="0.114" calcext:value-type="float">
            <text:p>0,114</text:p>
          </table:table-cell>
          <table:table-cell table:formula="of:=AVERAGE([.E862:.E885])" office:value-type="float" office:value="0.0122916666666665" calcext:value-type="float">
            <text:p>0,012291666666667</text:p>
          </table:table-cell>
          <table:table-cell table:formula="of:=[.E8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45" calcext:value-type="float">
            <text:p>1479487845</text:p>
          </table:table-cell>
          <table:table-cell table:formula="of:=[.A886]-[.$A$2]" office:value-type="float" office:value="4690" calcext:value-type="float">
            <text:p>4690</text:p>
          </table:table-cell>
          <table:table-cell table:formula="of:=[.B886]/60" office:value-type="float" office:value="78.1666666666667" calcext:value-type="float">
            <text:p>78,1666666666667</text:p>
          </table:table-cell>
          <table:table-cell office:value-type="float" office:value="3.869" calcext:value-type="float">
            <text:p>3,869</text:p>
          </table:table-cell>
          <table:table-cell table:formula="of:=[.D886]-3.866" office:value-type="float" office:value="0.00299999999999967" calcext:value-type="float">
            <text:p>0,003</text:p>
          </table:table-cell>
          <table:table-cell table:formula="of:=AVERAGE([.E863:.E886])" office:value-type="float" office:value="0.0123333333333332" calcext:value-type="float">
            <text:p>0,012333333333333</text:p>
          </table:table-cell>
          <table:table-cell table:formula="of:=[.E8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50" calcext:value-type="float">
            <text:p>1479487850</text:p>
          </table:table-cell>
          <table:table-cell table:formula="of:=[.A887]-[.$A$2]" office:value-type="float" office:value="4695" calcext:value-type="float">
            <text:p>4695</text:p>
          </table:table-cell>
          <table:table-cell table:formula="of:=[.B887]/60" office:value-type="float" office:value="78.25" calcext:value-type="float">
            <text:p>78,25</text:p>
          </table:table-cell>
          <table:table-cell office:value-type="float" office:value="3.868" calcext:value-type="float">
            <text:p>3,868</text:p>
          </table:table-cell>
          <table:table-cell table:formula="of:=[.D887]-3.866" office:value-type="float" office:value="0.00199999999999978" calcext:value-type="float">
            <text:p>0,002</text:p>
          </table:table-cell>
          <table:table-cell table:formula="of:=AVERAGE([.E864:.E887])" office:value-type="float" office:value="0.0123333333333332" calcext:value-type="float">
            <text:p>0,012333333333333</text:p>
          </table:table-cell>
          <table:table-cell table:formula="of:=[.E8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55" calcext:value-type="float">
            <text:p>1479487855</text:p>
          </table:table-cell>
          <table:table-cell table:formula="of:=[.A888]-[.$A$2]" office:value-type="float" office:value="4700" calcext:value-type="float">
            <text:p>4700</text:p>
          </table:table-cell>
          <table:table-cell table:formula="of:=[.B888]/60" office:value-type="float" office:value="78.3333333333333" calcext:value-type="float">
            <text:p>78,3333333333333</text:p>
          </table:table-cell>
          <table:table-cell office:value-type="float" office:value="3.869" calcext:value-type="float">
            <text:p>3,869</text:p>
          </table:table-cell>
          <table:table-cell table:formula="of:=[.D888]-3.866" office:value-type="float" office:value="0.00299999999999967" calcext:value-type="float">
            <text:p>0,003</text:p>
          </table:table-cell>
          <table:table-cell table:formula="of:=AVERAGE([.E865:.E888])" office:value-type="float" office:value="0.0117083333333332" calcext:value-type="float">
            <text:p>0,011708333333333</text:p>
          </table:table-cell>
          <table:table-cell table:formula="of:=[.E88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60" calcext:value-type="float">
            <text:p>1479487860</text:p>
          </table:table-cell>
          <table:table-cell table:formula="of:=[.A889]-[.$A$2]" office:value-type="float" office:value="4705" calcext:value-type="float">
            <text:p>4705</text:p>
          </table:table-cell>
          <table:table-cell table:formula="of:=[.B889]/60" office:value-type="float" office:value="78.4166666666667" calcext:value-type="float">
            <text:p>78,4166666666667</text:p>
          </table:table-cell>
          <table:table-cell office:value-type="float" office:value="3.908" calcext:value-type="float">
            <text:p>3,908</text:p>
          </table:table-cell>
          <table:table-cell table:formula="of:=[.D889]-3.866" office:value-type="float" office:value="0.0419999999999998" calcext:value-type="float">
            <text:p>0,042</text:p>
          </table:table-cell>
          <table:table-cell table:formula="of:=AVERAGE([.E866:.E889])" office:value-type="float" office:value="0.0124999999999998" calcext:value-type="float">
            <text:p>0,0125</text:p>
          </table:table-cell>
          <table:table-cell table:formula="of:=[.E8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66" calcext:value-type="float">
            <text:p>1479487866</text:p>
          </table:table-cell>
          <table:table-cell table:formula="of:=[.A890]-[.$A$2]" office:value-type="float" office:value="4711" calcext:value-type="float">
            <text:p>4711</text:p>
          </table:table-cell>
          <table:table-cell table:formula="of:=[.B890]/60" office:value-type="float" office:value="78.5166666666667" calcext:value-type="float">
            <text:p>78,5166666666667</text:p>
          </table:table-cell>
          <table:table-cell office:value-type="float" office:value="3.869" calcext:value-type="float">
            <text:p>3,869</text:p>
          </table:table-cell>
          <table:table-cell table:formula="of:=[.D890]-3.866" office:value-type="float" office:value="0.00299999999999967" calcext:value-type="float">
            <text:p>0,003</text:p>
          </table:table-cell>
          <table:table-cell table:formula="of:=AVERAGE([.E867:.E890])" office:value-type="float" office:value="0.0125833333333332" calcext:value-type="float">
            <text:p>0,012583333333333</text:p>
          </table:table-cell>
          <table:table-cell table:formula="of:=[.E8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71" calcext:value-type="float">
            <text:p>1479487871</text:p>
          </table:table-cell>
          <table:table-cell table:formula="of:=[.A891]-[.$A$2]" office:value-type="float" office:value="4716" calcext:value-type="float">
            <text:p>4716</text:p>
          </table:table-cell>
          <table:table-cell table:formula="of:=[.B891]/60" office:value-type="float" office:value="78.6" calcext:value-type="float">
            <text:p>78,6</text:p>
          </table:table-cell>
          <table:table-cell office:value-type="float" office:value="3.868" calcext:value-type="float">
            <text:p>3,868</text:p>
          </table:table-cell>
          <table:table-cell table:formula="of:=[.D891]-3.866" office:value-type="float" office:value="0.00199999999999978" calcext:value-type="float">
            <text:p>0,002</text:p>
          </table:table-cell>
          <table:table-cell table:formula="of:=AVERAGE([.E868:.E891])" office:value-type="float" office:value="0.0125833333333332" calcext:value-type="float">
            <text:p>0,012583333333333</text:p>
          </table:table-cell>
          <table:table-cell table:formula="of:=[.E8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76" calcext:value-type="float">
            <text:p>1479487876</text:p>
          </table:table-cell>
          <table:table-cell table:formula="of:=[.A892]-[.$A$2]" office:value-type="float" office:value="4721" calcext:value-type="float">
            <text:p>4721</text:p>
          </table:table-cell>
          <table:table-cell table:formula="of:=[.B892]/60" office:value-type="float" office:value="78.6833333333333" calcext:value-type="float">
            <text:p>78,6833333333333</text:p>
          </table:table-cell>
          <table:table-cell office:value-type="float" office:value="3.882" calcext:value-type="float">
            <text:p>3,882</text:p>
          </table:table-cell>
          <table:table-cell table:formula="of:=[.D892]-3.866" office:value-type="float" office:value="0.016" calcext:value-type="float">
            <text:p>0,016</text:p>
          </table:table-cell>
          <table:table-cell table:formula="of:=AVERAGE([.E869:.E892])" office:value-type="float" office:value="0.0124166666666665" calcext:value-type="float">
            <text:p>0,012416666666667</text:p>
          </table:table-cell>
          <table:table-cell table:formula="of:=[.E8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881" calcext:value-type="float">
            <text:p>1479487881</text:p>
          </table:table-cell>
          <table:table-cell table:formula="of:=[.A893]-[.$A$2]" office:value-type="float" office:value="4726" calcext:value-type="float">
            <text:p>4726</text:p>
          </table:table-cell>
          <table:table-cell table:formula="of:=[.B893]/60" office:value-type="float" office:value="78.7666666666667" calcext:value-type="float">
            <text:p>78,7666666666667</text:p>
          </table:table-cell>
          <table:table-cell office:value-type="float" office:value="3.866" calcext:value-type="float">
            <text:p>3,866</text:p>
          </table:table-cell>
          <table:table-cell table:formula="of:=[.D893]-3.866" office:value-type="float" office:value="0" calcext:value-type="float">
            <text:p>0</text:p>
          </table:table-cell>
          <table:table-cell table:formula="of:=AVERAGE([.E870:.E893])" office:value-type="float" office:value="0.0123333333333332" calcext:value-type="float">
            <text:p>0,012333333333333</text:p>
          </table:table-cell>
          <table:table-cell table:formula="of:=[.E89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887" calcext:value-type="float">
            <text:p>1479487887</text:p>
          </table:table-cell>
          <table:table-cell table:formula="of:=[.A894]-[.$A$2]" office:value-type="float" office:value="4732" calcext:value-type="float">
            <text:p>4732</text:p>
          </table:table-cell>
          <table:table-cell table:formula="of:=[.B894]/60" office:value-type="float" office:value="78.8666666666667" calcext:value-type="float">
            <text:p>78,8666666666667</text:p>
          </table:table-cell>
          <table:table-cell office:value-type="float" office:value="3.867" calcext:value-type="float">
            <text:p>3,867</text:p>
          </table:table-cell>
          <table:table-cell table:formula="of:=[.D894]-3.866" office:value-type="float" office:value="0.00099999999999989" calcext:value-type="float">
            <text:p>0,001</text:p>
          </table:table-cell>
          <table:table-cell table:formula="of:=AVERAGE([.E871:.E894])" office:value-type="float" office:value="0.0122916666666665" calcext:value-type="float">
            <text:p>0,012291666666667</text:p>
          </table:table-cell>
          <table:table-cell table:formula="of:=[.E89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892" calcext:value-type="float">
            <text:p>1479487892</text:p>
          </table:table-cell>
          <table:table-cell table:formula="of:=[.A895]-[.$A$2]" office:value-type="float" office:value="4737" calcext:value-type="float">
            <text:p>4737</text:p>
          </table:table-cell>
          <table:table-cell table:formula="of:=[.B895]/60" office:value-type="float" office:value="78.95" calcext:value-type="float">
            <text:p>78,95</text:p>
          </table:table-cell>
          <table:table-cell office:value-type="float" office:value="3.867" calcext:value-type="float">
            <text:p>3,867</text:p>
          </table:table-cell>
          <table:table-cell table:formula="of:=[.D895]-3.866" office:value-type="float" office:value="0.00099999999999989" calcext:value-type="float">
            <text:p>0,001</text:p>
          </table:table-cell>
          <table:table-cell table:formula="of:=AVERAGE([.E872:.E895])" office:value-type="float" office:value="0.0122916666666665" calcext:value-type="float">
            <text:p>0,012291666666667</text:p>
          </table:table-cell>
          <table:table-cell table:formula="of:=[.E89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897" calcext:value-type="float">
            <text:p>1479487897</text:p>
          </table:table-cell>
          <table:table-cell table:formula="of:=[.A896]-[.$A$2]" office:value-type="float" office:value="4742" calcext:value-type="float">
            <text:p>4742</text:p>
          </table:table-cell>
          <table:table-cell table:formula="of:=[.B896]/60" office:value-type="float" office:value="79.0333333333333" calcext:value-type="float">
            <text:p>79,0333333333333</text:p>
          </table:table-cell>
          <table:table-cell office:value-type="float" office:value="3.903" calcext:value-type="float">
            <text:p>3,903</text:p>
          </table:table-cell>
          <table:table-cell table:formula="of:=[.D896]-3.866" office:value-type="float" office:value="0.0369999999999999" calcext:value-type="float">
            <text:p>0,037</text:p>
          </table:table-cell>
          <table:table-cell table:formula="of:=AVERAGE([.E873:.E896])" office:value-type="float" office:value="0.0137916666666665" calcext:value-type="float">
            <text:p>0,013791666666667</text:p>
          </table:table-cell>
          <table:table-cell table:formula="of:=[.E8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02" calcext:value-type="float">
            <text:p>1479487902</text:p>
          </table:table-cell>
          <table:table-cell table:formula="of:=[.A897]-[.$A$2]" office:value-type="float" office:value="4747" calcext:value-type="float">
            <text:p>4747</text:p>
          </table:table-cell>
          <table:table-cell table:formula="of:=[.B897]/60" office:value-type="float" office:value="79.1166666666667" calcext:value-type="float">
            <text:p>79,1166666666667</text:p>
          </table:table-cell>
          <table:table-cell office:value-type="float" office:value="3.867" calcext:value-type="float">
            <text:p>3,867</text:p>
          </table:table-cell>
          <table:table-cell table:formula="of:=[.D897]-3.866" office:value-type="float" office:value="0.00099999999999989" calcext:value-type="float">
            <text:p>0,001</text:p>
          </table:table-cell>
          <table:table-cell table:formula="of:=AVERAGE([.E874:.E897])" office:value-type="float" office:value="0.0138333333333332" calcext:value-type="float">
            <text:p>0,013833333333333</text:p>
          </table:table-cell>
          <table:table-cell table:formula="of:=[.E89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07" calcext:value-type="float">
            <text:p>1479487907</text:p>
          </table:table-cell>
          <table:table-cell table:formula="of:=[.A898]-[.$A$2]" office:value-type="float" office:value="4752" calcext:value-type="float">
            <text:p>4752</text:p>
          </table:table-cell>
          <table:table-cell table:formula="of:=[.B898]/60" office:value-type="float" office:value="79.2" calcext:value-type="float">
            <text:p>79,2</text:p>
          </table:table-cell>
          <table:table-cell office:value-type="float" office:value="3.867" calcext:value-type="float">
            <text:p>3,867</text:p>
          </table:table-cell>
          <table:table-cell table:formula="of:=[.D898]-3.866" office:value-type="float" office:value="0.00099999999999989" calcext:value-type="float">
            <text:p>0,001</text:p>
          </table:table-cell>
          <table:table-cell table:formula="of:=AVERAGE([.E875:.E898])" office:value-type="float" office:value="0.0138749999999998" calcext:value-type="float">
            <text:p>0,013875</text:p>
          </table:table-cell>
          <table:table-cell table:formula="of:=[.E89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13" calcext:value-type="float">
            <text:p>1479487913</text:p>
          </table:table-cell>
          <table:table-cell table:formula="of:=[.A899]-[.$A$2]" office:value-type="float" office:value="4758" calcext:value-type="float">
            <text:p>4758</text:p>
          </table:table-cell>
          <table:table-cell table:formula="of:=[.B899]/60" office:value-type="float" office:value="79.3" calcext:value-type="float">
            <text:p>79,3</text:p>
          </table:table-cell>
          <table:table-cell office:value-type="float" office:value="3.867" calcext:value-type="float">
            <text:p>3,867</text:p>
          </table:table-cell>
          <table:table-cell table:formula="of:=[.D899]-3.866" office:value-type="float" office:value="0.00099999999999989" calcext:value-type="float">
            <text:p>0,001</text:p>
          </table:table-cell>
          <table:table-cell table:formula="of:=AVERAGE([.E876:.E899])" office:value-type="float" office:value="0.0129583333333332" calcext:value-type="float">
            <text:p>0,012958333333333</text:p>
          </table:table-cell>
          <table:table-cell table:formula="of:=[.E89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18" calcext:value-type="float">
            <text:p>1479487918</text:p>
          </table:table-cell>
          <table:table-cell table:formula="of:=[.A900]-[.$A$2]" office:value-type="float" office:value="4763" calcext:value-type="float">
            <text:p>4763</text:p>
          </table:table-cell>
          <table:table-cell table:formula="of:=[.B900]/60" office:value-type="float" office:value="79.3833333333333" calcext:value-type="float">
            <text:p>79,3833333333333</text:p>
          </table:table-cell>
          <table:table-cell office:value-type="float" office:value="3.952" calcext:value-type="float">
            <text:p>3,952</text:p>
          </table:table-cell>
          <table:table-cell table:formula="of:=[.D900]-3.866" office:value-type="float" office:value="0.0859999999999999" calcext:value-type="float">
            <text:p>0,086</text:p>
          </table:table-cell>
          <table:table-cell table:formula="of:=AVERAGE([.E877:.E900])" office:value-type="float" office:value="0.0157499999999998" calcext:value-type="float">
            <text:p>0,01575</text:p>
          </table:table-cell>
          <table:table-cell table:formula="of:=[.E9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23" calcext:value-type="float">
            <text:p>1479487923</text:p>
          </table:table-cell>
          <table:table-cell table:formula="of:=[.A901]-[.$A$2]" office:value-type="float" office:value="4768" calcext:value-type="float">
            <text:p>4768</text:p>
          </table:table-cell>
          <table:table-cell table:formula="of:=[.B901]/60" office:value-type="float" office:value="79.4666666666667" calcext:value-type="float">
            <text:p>79,4666666666667</text:p>
          </table:table-cell>
          <table:table-cell office:value-type="float" office:value="3.867" calcext:value-type="float">
            <text:p>3,867</text:p>
          </table:table-cell>
          <table:table-cell table:formula="of:=[.D901]-3.866" office:value-type="float" office:value="0.00099999999999989" calcext:value-type="float">
            <text:p>0,001</text:p>
          </table:table-cell>
          <table:table-cell table:formula="of:=AVERAGE([.E878:.E901])" office:value-type="float" office:value="0.0157916666666665" calcext:value-type="float">
            <text:p>0,015791666666667</text:p>
          </table:table-cell>
          <table:table-cell table:formula="of:=[.E90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29" calcext:value-type="float">
            <text:p>1479487929</text:p>
          </table:table-cell>
          <table:table-cell table:formula="of:=[.A902]-[.$A$2]" office:value-type="float" office:value="4774" calcext:value-type="float">
            <text:p>4774</text:p>
          </table:table-cell>
          <table:table-cell table:formula="of:=[.B902]/60" office:value-type="float" office:value="79.5666666666667" calcext:value-type="float">
            <text:p>79,5666666666667</text:p>
          </table:table-cell>
          <table:table-cell office:value-type="float" office:value="3.867" calcext:value-type="float">
            <text:p>3,867</text:p>
          </table:table-cell>
          <table:table-cell table:formula="of:=[.D902]-3.866" office:value-type="float" office:value="0.00099999999999989" calcext:value-type="float">
            <text:p>0,001</text:p>
          </table:table-cell>
          <table:table-cell table:formula="of:=AVERAGE([.E879:.E902])" office:value-type="float" office:value="0.0157499999999998" calcext:value-type="float">
            <text:p>0,01575</text:p>
          </table:table-cell>
          <table:table-cell table:formula="of:=[.E90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34" calcext:value-type="float">
            <text:p>1479487934</text:p>
          </table:table-cell>
          <table:table-cell table:formula="of:=[.A903]-[.$A$2]" office:value-type="float" office:value="4779" calcext:value-type="float">
            <text:p>4779</text:p>
          </table:table-cell>
          <table:table-cell table:formula="of:=[.B903]/60" office:value-type="float" office:value="79.65" calcext:value-type="float">
            <text:p>79,65</text:p>
          </table:table-cell>
          <table:table-cell office:value-type="float" office:value="3.883" calcext:value-type="float">
            <text:p>3,883</text:p>
          </table:table-cell>
          <table:table-cell table:formula="of:=[.D903]-3.866" office:value-type="float" office:value="0.0169999999999999" calcext:value-type="float">
            <text:p>0,017</text:p>
          </table:table-cell>
          <table:table-cell table:formula="of:=AVERAGE([.E880:.E903])" office:value-type="float" office:value="0.0163749999999998" calcext:value-type="float">
            <text:p>0,016375</text:p>
          </table:table-cell>
          <table:table-cell table:formula="of:=[.E9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39" calcext:value-type="float">
            <text:p>1479487939</text:p>
          </table:table-cell>
          <table:table-cell table:formula="of:=[.A904]-[.$A$2]" office:value-type="float" office:value="4784" calcext:value-type="float">
            <text:p>4784</text:p>
          </table:table-cell>
          <table:table-cell table:formula="of:=[.B904]/60" office:value-type="float" office:value="79.7333333333333" calcext:value-type="float">
            <text:p>79,7333333333333</text:p>
          </table:table-cell>
          <table:table-cell office:value-type="float" office:value="3.959" calcext:value-type="float">
            <text:p>3,959</text:p>
          </table:table-cell>
          <table:table-cell table:formula="of:=[.D904]-3.866" office:value-type="float" office:value="0.093" calcext:value-type="float">
            <text:p>0,093</text:p>
          </table:table-cell>
          <table:table-cell table:formula="of:=AVERAGE([.E881:.E904])" office:value-type="float" office:value="0.0201666666666665" calcext:value-type="float">
            <text:p>0,020166666666667</text:p>
          </table:table-cell>
          <table:table-cell table:formula="of:=[.E9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44" calcext:value-type="float">
            <text:p>1479487944</text:p>
          </table:table-cell>
          <table:table-cell table:formula="of:=[.A905]-[.$A$2]" office:value-type="float" office:value="4789" calcext:value-type="float">
            <text:p>4789</text:p>
          </table:table-cell>
          <table:table-cell table:formula="of:=[.B905]/60" office:value-type="float" office:value="79.8166666666667" calcext:value-type="float">
            <text:p>79,8166666666667</text:p>
          </table:table-cell>
          <table:table-cell office:value-type="float" office:value="3.867" calcext:value-type="float">
            <text:p>3,867</text:p>
          </table:table-cell>
          <table:table-cell table:formula="of:=[.D905]-3.866" office:value-type="float" office:value="0.00099999999999989" calcext:value-type="float">
            <text:p>0,001</text:p>
          </table:table-cell>
          <table:table-cell table:formula="of:=AVERAGE([.E882:.E905])" office:value-type="float" office:value="0.0196249999999999" calcext:value-type="float">
            <text:p>0,019625</text:p>
          </table:table-cell>
          <table:table-cell table:formula="of:=[.E90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50" calcext:value-type="float">
            <text:p>1479487950</text:p>
          </table:table-cell>
          <table:table-cell table:formula="of:=[.A906]-[.$A$2]" office:value-type="float" office:value="4795" calcext:value-type="float">
            <text:p>4795</text:p>
          </table:table-cell>
          <table:table-cell table:formula="of:=[.B906]/60" office:value-type="float" office:value="79.9166666666667" calcext:value-type="float">
            <text:p>79,9166666666667</text:p>
          </table:table-cell>
          <table:table-cell office:value-type="float" office:value="3.867" calcext:value-type="float">
            <text:p>3,867</text:p>
          </table:table-cell>
          <table:table-cell table:formula="of:=[.D906]-3.866" office:value-type="float" office:value="0.00099999999999989" calcext:value-type="float">
            <text:p>0,001</text:p>
          </table:table-cell>
          <table:table-cell table:formula="of:=AVERAGE([.E883:.E906])" office:value-type="float" office:value="0.0179583333333332" calcext:value-type="float">
            <text:p>0,017958333333333</text:p>
          </table:table-cell>
          <table:table-cell table:formula="of:=[.E90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55" calcext:value-type="float">
            <text:p>1479487955</text:p>
          </table:table-cell>
          <table:table-cell table:formula="of:=[.A907]-[.$A$2]" office:value-type="float" office:value="4800" calcext:value-type="float">
            <text:p>4800</text:p>
          </table:table-cell>
          <table:table-cell table:formula="of:=[.B907]/60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D907]-3.866" office:value-type="float" office:value="0.134" calcext:value-type="float">
            <text:p>0,134</text:p>
          </table:table-cell>
          <table:table-cell table:formula="of:=AVERAGE([.E884:.E907])" office:value-type="float" office:value="0.0234583333333332" calcext:value-type="float">
            <text:p>0,023458333333333</text:p>
          </table:table-cell>
          <table:table-cell table:formula="of:=[.E9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60" calcext:value-type="float">
            <text:p>1479487960</text:p>
          </table:table-cell>
          <table:table-cell table:formula="of:=[.A908]-[.$A$2]" office:value-type="float" office:value="4805" calcext:value-type="float">
            <text:p>4805</text:p>
          </table:table-cell>
          <table:table-cell table:formula="of:=[.B908]/60" office:value-type="float" office:value="80.0833333333333" calcext:value-type="float">
            <text:p>80,0833333333333</text:p>
          </table:table-cell>
          <table:table-cell office:value-type="float" office:value="3.867" calcext:value-type="float">
            <text:p>3,867</text:p>
          </table:table-cell>
          <table:table-cell table:formula="of:=[.D908]-3.866" office:value-type="float" office:value="0.00099999999999989" calcext:value-type="float">
            <text:p>0,001</text:p>
          </table:table-cell>
          <table:table-cell table:formula="of:=AVERAGE([.E885:.E908])" office:value-type="float" office:value="0.0234166666666665" calcext:value-type="float">
            <text:p>0,023416666666667</text:p>
          </table:table-cell>
          <table:table-cell table:formula="of:=[.E90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66" calcext:value-type="float">
            <text:p>1479487966</text:p>
          </table:table-cell>
          <table:table-cell table:formula="of:=[.A909]-[.$A$2]" office:value-type="float" office:value="4811" calcext:value-type="float">
            <text:p>4811</text:p>
          </table:table-cell>
          <table:table-cell table:formula="of:=[.B909]/60" office:value-type="float" office:value="80.1833333333333" calcext:value-type="float">
            <text:p>80,1833333333333</text:p>
          </table:table-cell>
          <table:table-cell office:value-type="float" office:value="3.867" calcext:value-type="float">
            <text:p>3,867</text:p>
          </table:table-cell>
          <table:table-cell table:formula="of:=[.D909]-3.866" office:value-type="float" office:value="0.00099999999999989" calcext:value-type="float">
            <text:p>0,001</text:p>
          </table:table-cell>
          <table:table-cell table:formula="of:=AVERAGE([.E886:.E909])" office:value-type="float" office:value="0.0187083333333332" calcext:value-type="float">
            <text:p>0,018708333333333</text:p>
          </table:table-cell>
          <table:table-cell table:formula="of:=[.E90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71" calcext:value-type="float">
            <text:p>1479487971</text:p>
          </table:table-cell>
          <table:table-cell table:formula="of:=[.A910]-[.$A$2]" office:value-type="float" office:value="4816" calcext:value-type="float">
            <text:p>4816</text:p>
          </table:table-cell>
          <table:table-cell table:formula="of:=[.B910]/60" office:value-type="float" office:value="80.2666666666667" calcext:value-type="float">
            <text:p>80,2666666666667</text:p>
          </table:table-cell>
          <table:table-cell office:value-type="float" office:value="3.867" calcext:value-type="float">
            <text:p>3,867</text:p>
          </table:table-cell>
          <table:table-cell table:formula="of:=[.D910]-3.866" office:value-type="float" office:value="0.00099999999999989" calcext:value-type="float">
            <text:p>0,001</text:p>
          </table:table-cell>
          <table:table-cell table:formula="of:=AVERAGE([.E887:.E910])" office:value-type="float" office:value="0.0186249999999999" calcext:value-type="float">
            <text:p>0,018625</text:p>
          </table:table-cell>
          <table:table-cell table:formula="of:=[.E91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76" calcext:value-type="float">
            <text:p>1479487976</text:p>
          </table:table-cell>
          <table:table-cell table:formula="of:=[.A911]-[.$A$2]" office:value-type="float" office:value="4821" calcext:value-type="float">
            <text:p>4821</text:p>
          </table:table-cell>
          <table:table-cell table:formula="of:=[.B911]/60" office:value-type="float" office:value="80.35" calcext:value-type="float">
            <text:p>80,35</text:p>
          </table:table-cell>
          <table:table-cell office:value-type="float" office:value="3.962" calcext:value-type="float">
            <text:p>3,962</text:p>
          </table:table-cell>
          <table:table-cell table:formula="of:=[.D911]-3.866" office:value-type="float" office:value="0.0959999999999996" calcext:value-type="float">
            <text:p>0,096</text:p>
          </table:table-cell>
          <table:table-cell table:formula="of:=AVERAGE([.E888:.E911])" office:value-type="float" office:value="0.0225416666666665" calcext:value-type="float">
            <text:p>0,022541666666667</text:p>
          </table:table-cell>
          <table:table-cell table:formula="of:=[.E9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81" calcext:value-type="float">
            <text:p>1479487981</text:p>
          </table:table-cell>
          <table:table-cell table:formula="of:=[.A912]-[.$A$2]" office:value-type="float" office:value="4826" calcext:value-type="float">
            <text:p>4826</text:p>
          </table:table-cell>
          <table:table-cell table:formula="of:=[.B912]/60" office:value-type="float" office:value="80.4333333333333" calcext:value-type="float">
            <text:p>80,4333333333333</text:p>
          </table:table-cell>
          <table:table-cell office:value-type="float" office:value="3.867" calcext:value-type="float">
            <text:p>3,867</text:p>
          </table:table-cell>
          <table:table-cell table:formula="of:=[.D912]-3.866" office:value-type="float" office:value="0.00099999999999989" calcext:value-type="float">
            <text:p>0,001</text:p>
          </table:table-cell>
          <table:table-cell table:formula="of:=AVERAGE([.E889:.E912])" office:value-type="float" office:value="0.0224583333333332" calcext:value-type="float">
            <text:p>0,022458333333333</text:p>
          </table:table-cell>
          <table:table-cell table:formula="of:=[.E91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86" calcext:value-type="float">
            <text:p>1479487986</text:p>
          </table:table-cell>
          <table:table-cell table:formula="of:=[.A913]-[.$A$2]" office:value-type="float" office:value="4831" calcext:value-type="float">
            <text:p>4831</text:p>
          </table:table-cell>
          <table:table-cell table:formula="of:=[.B913]/60" office:value-type="float" office:value="80.5166666666667" calcext:value-type="float">
            <text:p>80,5166666666667</text:p>
          </table:table-cell>
          <table:table-cell office:value-type="float" office:value="3.867" calcext:value-type="float">
            <text:p>3,867</text:p>
          </table:table-cell>
          <table:table-cell table:formula="of:=[.D913]-3.866" office:value-type="float" office:value="0.00099999999999989" calcext:value-type="float">
            <text:p>0,001</text:p>
          </table:table-cell>
          <table:table-cell table:formula="of:=AVERAGE([.E890:.E913])" office:value-type="float" office:value="0.0207499999999999" calcext:value-type="float">
            <text:p>0,02075</text:p>
          </table:table-cell>
          <table:table-cell table:formula="of:=[.E91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7992" calcext:value-type="float">
            <text:p>1479487992</text:p>
          </table:table-cell>
          <table:table-cell table:formula="of:=[.A914]-[.$A$2]" office:value-type="float" office:value="4837" calcext:value-type="float">
            <text:p>4837</text:p>
          </table:table-cell>
          <table:table-cell table:formula="of:=[.B914]/60" office:value-type="float" office:value="80.6166666666667" calcext:value-type="float">
            <text:p>80,6166666666667</text:p>
          </table:table-cell>
          <table:table-cell office:value-type="float" office:value="3.882" calcext:value-type="float">
            <text:p>3,882</text:p>
          </table:table-cell>
          <table:table-cell table:formula="of:=[.D914]-3.866" office:value-type="float" office:value="0.016" calcext:value-type="float">
            <text:p>0,016</text:p>
          </table:table-cell>
          <table:table-cell table:formula="of:=AVERAGE([.E891:.E914])" office:value-type="float" office:value="0.0212916666666666" calcext:value-type="float">
            <text:p>0,021291666666667</text:p>
          </table:table-cell>
          <table:table-cell table:formula="of:=[.E9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7997" calcext:value-type="float">
            <text:p>1479487997</text:p>
          </table:table-cell>
          <table:table-cell table:formula="of:=[.A915]-[.$A$2]" office:value-type="float" office:value="4842" calcext:value-type="float">
            <text:p>4842</text:p>
          </table:table-cell>
          <table:table-cell table:formula="of:=[.B915]/60" office:value-type="float" office:value="80.7" calcext:value-type="float">
            <text:p>80,7</text:p>
          </table:table-cell>
          <table:table-cell office:value-type="float" office:value="3.96" calcext:value-type="float">
            <text:p>3,96</text:p>
          </table:table-cell>
          <table:table-cell table:formula="of:=[.D915]-3.866" office:value-type="float" office:value="0.0939999999999999" calcext:value-type="float">
            <text:p>0,094</text:p>
          </table:table-cell>
          <table:table-cell table:formula="of:=AVERAGE([.E892:.E915])" office:value-type="float" office:value="0.0251249999999999" calcext:value-type="float">
            <text:p>0,025125</text:p>
          </table:table-cell>
          <table:table-cell table:formula="of:=[.E9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02" calcext:value-type="float">
            <text:p>1479488002</text:p>
          </table:table-cell>
          <table:table-cell table:formula="of:=[.A916]-[.$A$2]" office:value-type="float" office:value="4847" calcext:value-type="float">
            <text:p>4847</text:p>
          </table:table-cell>
          <table:table-cell table:formula="of:=[.B916]/60" office:value-type="float" office:value="80.7833333333333" calcext:value-type="float">
            <text:p>80,7833333333333</text:p>
          </table:table-cell>
          <table:table-cell office:value-type="float" office:value="3.867" calcext:value-type="float">
            <text:p>3,867</text:p>
          </table:table-cell>
          <table:table-cell table:formula="of:=[.D916]-3.866" office:value-type="float" office:value="0.00099999999999989" calcext:value-type="float">
            <text:p>0,001</text:p>
          </table:table-cell>
          <table:table-cell table:formula="of:=AVERAGE([.E893:.E916])" office:value-type="float" office:value="0.0244999999999999" calcext:value-type="float">
            <text:p>0,0245</text:p>
          </table:table-cell>
          <table:table-cell table:formula="of:=[.E91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07" calcext:value-type="float">
            <text:p>1479488007</text:p>
          </table:table-cell>
          <table:table-cell table:formula="of:=[.A917]-[.$A$2]" office:value-type="float" office:value="4852" calcext:value-type="float">
            <text:p>4852</text:p>
          </table:table-cell>
          <table:table-cell table:formula="of:=[.B917]/60" office:value-type="float" office:value="80.8666666666667" calcext:value-type="float">
            <text:p>80,8666666666667</text:p>
          </table:table-cell>
          <table:table-cell office:value-type="float" office:value="3.867" calcext:value-type="float">
            <text:p>3,867</text:p>
          </table:table-cell>
          <table:table-cell table:formula="of:=[.D917]-3.866" office:value-type="float" office:value="0.00099999999999989" calcext:value-type="float">
            <text:p>0,001</text:p>
          </table:table-cell>
          <table:table-cell table:formula="of:=AVERAGE([.E894:.E917])" office:value-type="float" office:value="0.0245416666666666" calcext:value-type="float">
            <text:p>0,024541666666667</text:p>
          </table:table-cell>
          <table:table-cell table:formula="of:=[.E91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13" calcext:value-type="float">
            <text:p>1479488013</text:p>
          </table:table-cell>
          <table:table-cell table:formula="of:=[.A918]-[.$A$2]" office:value-type="float" office:value="4858" calcext:value-type="float">
            <text:p>4858</text:p>
          </table:table-cell>
          <table:table-cell table:formula="of:=[.B918]/60" office:value-type="float" office:value="80.9666666666667" calcext:value-type="float">
            <text:p>80,9666666666667</text:p>
          </table:table-cell>
          <table:table-cell office:value-type="float" office:value="4.031" calcext:value-type="float">
            <text:p>4,031</text:p>
          </table:table-cell>
          <table:table-cell table:formula="of:=[.D918]-3.866" office:value-type="float" office:value="0.165" calcext:value-type="float">
            <text:p>0,165</text:p>
          </table:table-cell>
          <table:table-cell table:formula="of:=AVERAGE([.E895:.E918])" office:value-type="float" office:value="0.0313749999999999" calcext:value-type="float">
            <text:p>0,031375</text:p>
          </table:table-cell>
          <table:table-cell table:formula="of:=[.E9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18" calcext:value-type="float">
            <text:p>1479488018</text:p>
          </table:table-cell>
          <table:table-cell table:formula="of:=[.A919]-[.$A$2]" office:value-type="float" office:value="4863" calcext:value-type="float">
            <text:p>4863</text:p>
          </table:table-cell>
          <table:table-cell table:formula="of:=[.B919]/60" office:value-type="float" office:value="81.05" calcext:value-type="float">
            <text:p>81,05</text:p>
          </table:table-cell>
          <table:table-cell office:value-type="float" office:value="3.867" calcext:value-type="float">
            <text:p>3,867</text:p>
          </table:table-cell>
          <table:table-cell table:formula="of:=[.D919]-3.866" office:value-type="float" office:value="0.00099999999999989" calcext:value-type="float">
            <text:p>0,001</text:p>
          </table:table-cell>
          <table:table-cell table:formula="of:=AVERAGE([.E896:.E919])" office:value-type="float" office:value="0.0313749999999999" calcext:value-type="float">
            <text:p>0,031375</text:p>
          </table:table-cell>
          <table:table-cell table:formula="of:=[.E91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23" calcext:value-type="float">
            <text:p>1479488023</text:p>
          </table:table-cell>
          <table:table-cell table:formula="of:=[.A920]-[.$A$2]" office:value-type="float" office:value="4868" calcext:value-type="float">
            <text:p>4868</text:p>
          </table:table-cell>
          <table:table-cell table:formula="of:=[.B920]/60" office:value-type="float" office:value="81.1333333333333" calcext:value-type="float">
            <text:p>81,1333333333333</text:p>
          </table:table-cell>
          <table:table-cell office:value-type="float" office:value="3.867" calcext:value-type="float">
            <text:p>3,867</text:p>
          </table:table-cell>
          <table:table-cell table:formula="of:=[.D920]-3.866" office:value-type="float" office:value="0.00099999999999989" calcext:value-type="float">
            <text:p>0,001</text:p>
          </table:table-cell>
          <table:table-cell table:formula="of:=AVERAGE([.E897:.E920])" office:value-type="float" office:value="0.0298749999999999" calcext:value-type="float">
            <text:p>0,029875</text:p>
          </table:table-cell>
          <table:table-cell table:formula="of:=[.E92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28" calcext:value-type="float">
            <text:p>1479488028</text:p>
          </table:table-cell>
          <table:table-cell table:formula="of:=[.A921]-[.$A$2]" office:value-type="float" office:value="4873" calcext:value-type="float">
            <text:p>4873</text:p>
          </table:table-cell>
          <table:table-cell table:formula="of:=[.B921]/60" office:value-type="float" office:value="81.2166666666667" calcext:value-type="float">
            <text:p>81,2166666666667</text:p>
          </table:table-cell>
          <table:table-cell office:value-type="float" office:value="3.867" calcext:value-type="float">
            <text:p>3,867</text:p>
          </table:table-cell>
          <table:table-cell table:formula="of:=[.D921]-3.866" office:value-type="float" office:value="0.00099999999999989" calcext:value-type="float">
            <text:p>0,001</text:p>
          </table:table-cell>
          <table:table-cell table:formula="of:=AVERAGE([.E898:.E921])" office:value-type="float" office:value="0.0298749999999999" calcext:value-type="float">
            <text:p>0,029875</text:p>
          </table:table-cell>
          <table:table-cell table:formula="of:=[.E92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34" calcext:value-type="float">
            <text:p>1479488034</text:p>
          </table:table-cell>
          <table:table-cell table:formula="of:=[.A922]-[.$A$2]" office:value-type="float" office:value="4879" calcext:value-type="float">
            <text:p>4879</text:p>
          </table:table-cell>
          <table:table-cell table:formula="of:=[.B922]/60" office:value-type="float" office:value="81.3166666666667" calcext:value-type="float">
            <text:p>81,3166666666667</text:p>
          </table:table-cell>
          <table:table-cell office:value-type="float" office:value="3.952" calcext:value-type="float">
            <text:p>3,952</text:p>
          </table:table-cell>
          <table:table-cell table:formula="of:=[.D922]-3.866" office:value-type="float" office:value="0.0859999999999999" calcext:value-type="float">
            <text:p>0,086</text:p>
          </table:table-cell>
          <table:table-cell table:formula="of:=AVERAGE([.E899:.E922])" office:value-type="float" office:value="0.0334166666666665" calcext:value-type="float">
            <text:p>0,033416666666667</text:p>
          </table:table-cell>
          <table:table-cell table:formula="of:=[.E9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39" calcext:value-type="float">
            <text:p>1479488039</text:p>
          </table:table-cell>
          <table:table-cell table:formula="of:=[.A923]-[.$A$2]" office:value-type="float" office:value="4884" calcext:value-type="float">
            <text:p>4884</text:p>
          </table:table-cell>
          <table:table-cell table:formula="of:=[.B923]/60" office:value-type="float" office:value="81.4" calcext:value-type="float">
            <text:p>81,4</text:p>
          </table:table-cell>
          <table:table-cell office:value-type="float" office:value="3.867" calcext:value-type="float">
            <text:p>3,867</text:p>
          </table:table-cell>
          <table:table-cell table:formula="of:=[.D923]-3.866" office:value-type="float" office:value="0.00099999999999989" calcext:value-type="float">
            <text:p>0,001</text:p>
          </table:table-cell>
          <table:table-cell table:formula="of:=AVERAGE([.E900:.E923])" office:value-type="float" office:value="0.0334166666666665" calcext:value-type="float">
            <text:p>0,033416666666667</text:p>
          </table:table-cell>
          <table:table-cell table:formula="of:=[.E92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44" calcext:value-type="float">
            <text:p>1479488044</text:p>
          </table:table-cell>
          <table:table-cell table:formula="of:=[.A924]-[.$A$2]" office:value-type="float" office:value="4889" calcext:value-type="float">
            <text:p>4889</text:p>
          </table:table-cell>
          <table:table-cell table:formula="of:=[.B924]/60" office:value-type="float" office:value="81.4833333333333" calcext:value-type="float">
            <text:p>81,4833333333333</text:p>
          </table:table-cell>
          <table:table-cell office:value-type="float" office:value="3.867" calcext:value-type="float">
            <text:p>3,867</text:p>
          </table:table-cell>
          <table:table-cell table:formula="of:=[.D924]-3.866" office:value-type="float" office:value="0.00099999999999989" calcext:value-type="float">
            <text:p>0,001</text:p>
          </table:table-cell>
          <table:table-cell table:formula="of:=AVERAGE([.E901:.E924])" office:value-type="float" office:value="0.0298749999999999" calcext:value-type="float">
            <text:p>0,029875</text:p>
          </table:table-cell>
          <table:table-cell table:formula="of:=[.E92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49" calcext:value-type="float">
            <text:p>1479488049</text:p>
          </table:table-cell>
          <table:table-cell table:formula="of:=[.A925]-[.$A$2]" office:value-type="float" office:value="4894" calcext:value-type="float">
            <text:p>4894</text:p>
          </table:table-cell>
          <table:table-cell table:formula="of:=[.B925]/60" office:value-type="float" office:value="81.5666666666667" calcext:value-type="float">
            <text:p>81,5666666666667</text:p>
          </table:table-cell>
          <table:table-cell office:value-type="float" office:value="3.882" calcext:value-type="float">
            <text:p>3,882</text:p>
          </table:table-cell>
          <table:table-cell table:formula="of:=[.D925]-3.866" office:value-type="float" office:value="0.016" calcext:value-type="float">
            <text:p>0,016</text:p>
          </table:table-cell>
          <table:table-cell table:formula="of:=AVERAGE([.E902:.E925])" office:value-type="float" office:value="0.0304999999999999" calcext:value-type="float">
            <text:p>0,0305</text:p>
          </table:table-cell>
          <table:table-cell table:formula="of:=[.E92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55" calcext:value-type="float">
            <text:p>1479488055</text:p>
          </table:table-cell>
          <table:table-cell table:formula="of:=[.A926]-[.$A$2]" office:value-type="float" office:value="4900" calcext:value-type="float">
            <text:p>4900</text:p>
          </table:table-cell>
          <table:table-cell table:formula="of:=[.B926]/60" office:value-type="float" office:value="81.6666666666667" calcext:value-type="float">
            <text:p>81,6666666666667</text:p>
          </table:table-cell>
          <table:table-cell office:value-type="float" office:value="3.954" calcext:value-type="float">
            <text:p>3,954</text:p>
          </table:table-cell>
          <table:table-cell table:formula="of:=[.D926]-3.866" office:value-type="float" office:value="0.0880000000000001" calcext:value-type="float">
            <text:p>0,088</text:p>
          </table:table-cell>
          <table:table-cell table:formula="of:=AVERAGE([.E903:.E926])" office:value-type="float" office:value="0.0341249999999999" calcext:value-type="float">
            <text:p>0,034125</text:p>
          </table:table-cell>
          <table:table-cell table:formula="of:=[.E9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60" calcext:value-type="float">
            <text:p>1479488060</text:p>
          </table:table-cell>
          <table:table-cell table:formula="of:=[.A927]-[.$A$2]" office:value-type="float" office:value="4905" calcext:value-type="float">
            <text:p>4905</text:p>
          </table:table-cell>
          <table:table-cell table:formula="of:=[.B927]/60" office:value-type="float" office:value="81.75" calcext:value-type="float">
            <text:p>81,75</text:p>
          </table:table-cell>
          <table:table-cell office:value-type="float" office:value="3.867" calcext:value-type="float">
            <text:p>3,867</text:p>
          </table:table-cell>
          <table:table-cell table:formula="of:=[.D927]-3.866" office:value-type="float" office:value="0.00099999999999989" calcext:value-type="float">
            <text:p>0,001</text:p>
          </table:table-cell>
          <table:table-cell table:formula="of:=AVERAGE([.E904:.E927])" office:value-type="float" office:value="0.0334583333333332" calcext:value-type="float">
            <text:p>0,033458333333333</text:p>
          </table:table-cell>
          <table:table-cell table:formula="of:=[.E92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65" calcext:value-type="float">
            <text:p>1479488065</text:p>
          </table:table-cell>
          <table:table-cell table:formula="of:=[.A928]-[.$A$2]" office:value-type="float" office:value="4910" calcext:value-type="float">
            <text:p>4910</text:p>
          </table:table-cell>
          <table:table-cell table:formula="of:=[.B928]/60" office:value-type="float" office:value="81.8333333333333" calcext:value-type="float">
            <text:p>81,8333333333333</text:p>
          </table:table-cell>
          <table:table-cell office:value-type="float" office:value="3.867" calcext:value-type="float">
            <text:p>3,867</text:p>
          </table:table-cell>
          <table:table-cell table:formula="of:=[.D928]-3.866" office:value-type="float" office:value="0.00099999999999989" calcext:value-type="float">
            <text:p>0,001</text:p>
          </table:table-cell>
          <table:table-cell table:formula="of:=AVERAGE([.E905:.E928])" office:value-type="float" office:value="0.0296249999999999" calcext:value-type="float">
            <text:p>0,029625</text:p>
          </table:table-cell>
          <table:table-cell table:formula="of:=[.E92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70" calcext:value-type="float">
            <text:p>1479488070</text:p>
          </table:table-cell>
          <table:table-cell table:formula="of:=[.A929]-[.$A$2]" office:value-type="float" office:value="4915" calcext:value-type="float">
            <text:p>4915</text:p>
          </table:table-cell>
          <table:table-cell table:formula="of:=[.B929]/60" office:value-type="float" office:value="81.9166666666667" calcext:value-type="float">
            <text:p>81,9166666666667</text:p>
          </table:table-cell>
          <table:table-cell office:value-type="float" office:value="3.996" calcext:value-type="float">
            <text:p>3,996</text:p>
          </table:table-cell>
          <table:table-cell table:formula="of:=[.D929]-3.866" office:value-type="float" office:value="0.13" calcext:value-type="float">
            <text:p>0,13</text:p>
          </table:table-cell>
          <table:table-cell table:formula="of:=AVERAGE([.E906:.E929])" office:value-type="float" office:value="0.0349999999999999" calcext:value-type="float">
            <text:p>0,035</text:p>
          </table:table-cell>
          <table:table-cell table:formula="of:=[.E9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75" calcext:value-type="float">
            <text:p>1479488075</text:p>
          </table:table-cell>
          <table:table-cell table:formula="of:=[.A930]-[.$A$2]" office:value-type="float" office:value="4920" calcext:value-type="float">
            <text:p>4920</text:p>
          </table:table-cell>
          <table:table-cell table:formula="of:=[.B930]/60" office:value-type="float" office:value="82" calcext:value-type="float">
            <text:p>82</text:p>
          </table:table-cell>
          <table:table-cell office:value-type="float" office:value="3.867" calcext:value-type="float">
            <text:p>3,867</text:p>
          </table:table-cell>
          <table:table-cell table:formula="of:=[.D930]-3.866" office:value-type="float" office:value="0.00099999999999989" calcext:value-type="float">
            <text:p>0,001</text:p>
          </table:table-cell>
          <table:table-cell table:formula="of:=AVERAGE([.E907:.E930])" office:value-type="float" office:value="0.0349999999999999" calcext:value-type="float">
            <text:p>0,035</text:p>
          </table:table-cell>
          <table:table-cell table:formula="of:=[.E93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81" calcext:value-type="float">
            <text:p>1479488081</text:p>
          </table:table-cell>
          <table:table-cell table:formula="of:=[.A931]-[.$A$2]" office:value-type="float" office:value="4926" calcext:value-type="float">
            <text:p>4926</text:p>
          </table:table-cell>
          <table:table-cell table:formula="of:=[.B931]/60" office:value-type="float" office:value="82.1" calcext:value-type="float">
            <text:p>82,1</text:p>
          </table:table-cell>
          <table:table-cell office:value-type="float" office:value="3.867" calcext:value-type="float">
            <text:p>3,867</text:p>
          </table:table-cell>
          <table:table-cell table:formula="of:=[.D931]-3.866" office:value-type="float" office:value="0.00099999999999989" calcext:value-type="float">
            <text:p>0,001</text:p>
          </table:table-cell>
          <table:table-cell table:formula="of:=AVERAGE([.E908:.E931])" office:value-type="float" office:value="0.0294583333333332" calcext:value-type="float">
            <text:p>0,029458333333333</text:p>
          </table:table-cell>
          <table:table-cell table:formula="of:=[.E93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86" calcext:value-type="float">
            <text:p>1479488086</text:p>
          </table:table-cell>
          <table:table-cell table:formula="of:=[.A932]-[.$A$2]" office:value-type="float" office:value="4931" calcext:value-type="float">
            <text:p>4931</text:p>
          </table:table-cell>
          <table:table-cell table:formula="of:=[.B932]/60" office:value-type="float" office:value="82.1833333333333" calcext:value-type="float">
            <text:p>82,1833333333333</text:p>
          </table:table-cell>
          <table:table-cell office:value-type="float" office:value="3.867" calcext:value-type="float">
            <text:p>3,867</text:p>
          </table:table-cell>
          <table:table-cell table:formula="of:=[.D932]-3.866" office:value-type="float" office:value="0.00099999999999989" calcext:value-type="float">
            <text:p>0,001</text:p>
          </table:table-cell>
          <table:table-cell table:formula="of:=AVERAGE([.E909:.E932])" office:value-type="float" office:value="0.0294583333333332" calcext:value-type="float">
            <text:p>0,029458333333333</text:p>
          </table:table-cell>
          <table:table-cell table:formula="of:=[.E93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091" calcext:value-type="float">
            <text:p>1479488091</text:p>
          </table:table-cell>
          <table:table-cell table:formula="of:=[.A933]-[.$A$2]" office:value-type="float" office:value="4936" calcext:value-type="float">
            <text:p>4936</text:p>
          </table:table-cell>
          <table:table-cell table:formula="of:=[.B933]/60" office:value-type="float" office:value="82.2666666666667" calcext:value-type="float">
            <text:p>82,2666666666667</text:p>
          </table:table-cell>
          <table:table-cell office:value-type="float" office:value="3.956" calcext:value-type="float">
            <text:p>3,956</text:p>
          </table:table-cell>
          <table:table-cell table:formula="of:=[.D933]-3.866" office:value-type="float" office:value="0.0899999999999999" calcext:value-type="float">
            <text:p>0,09</text:p>
          </table:table-cell>
          <table:table-cell table:formula="of:=AVERAGE([.E910:.E933])" office:value-type="float" office:value="0.0331666666666665" calcext:value-type="float">
            <text:p>0,033166666666667</text:p>
          </table:table-cell>
          <table:table-cell table:formula="of:=[.E9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097" calcext:value-type="float">
            <text:p>1479488097</text:p>
          </table:table-cell>
          <table:table-cell table:formula="of:=[.A934]-[.$A$2]" office:value-type="float" office:value="4942" calcext:value-type="float">
            <text:p>4942</text:p>
          </table:table-cell>
          <table:table-cell table:formula="of:=[.B934]/60" office:value-type="float" office:value="82.3666666666667" calcext:value-type="float">
            <text:p>82,3666666666667</text:p>
          </table:table-cell>
          <table:table-cell office:value-type="float" office:value="3.867" calcext:value-type="float">
            <text:p>3,867</text:p>
          </table:table-cell>
          <table:table-cell table:formula="of:=[.D934]-3.866" office:value-type="float" office:value="0.00099999999999989" calcext:value-type="float">
            <text:p>0,001</text:p>
          </table:table-cell>
          <table:table-cell table:formula="of:=AVERAGE([.E911:.E934])" office:value-type="float" office:value="0.0331666666666665" calcext:value-type="float">
            <text:p>0,033166666666667</text:p>
          </table:table-cell>
          <table:table-cell table:formula="of:=[.E93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02" calcext:value-type="float">
            <text:p>1479488102</text:p>
          </table:table-cell>
          <table:table-cell table:formula="of:=[.A935]-[.$A$2]" office:value-type="float" office:value="4947" calcext:value-type="float">
            <text:p>4947</text:p>
          </table:table-cell>
          <table:table-cell table:formula="of:=[.B935]/60" office:value-type="float" office:value="82.45" calcext:value-type="float">
            <text:p>82,45</text:p>
          </table:table-cell>
          <table:table-cell office:value-type="float" office:value="3.867" calcext:value-type="float">
            <text:p>3,867</text:p>
          </table:table-cell>
          <table:table-cell table:formula="of:=[.D935]-3.866" office:value-type="float" office:value="0.00099999999999989" calcext:value-type="float">
            <text:p>0,001</text:p>
          </table:table-cell>
          <table:table-cell table:formula="of:=AVERAGE([.E912:.E935])" office:value-type="float" office:value="0.0292083333333332" calcext:value-type="float">
            <text:p>0,029208333333333</text:p>
          </table:table-cell>
          <table:table-cell table:formula="of:=[.E93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07" calcext:value-type="float">
            <text:p>1479488107</text:p>
          </table:table-cell>
          <table:table-cell table:formula="of:=[.A936]-[.$A$2]" office:value-type="float" office:value="4952" calcext:value-type="float">
            <text:p>4952</text:p>
          </table:table-cell>
          <table:table-cell table:formula="of:=[.B936]/60" office:value-type="float" office:value="82.5333333333333" calcext:value-type="float">
            <text:p>82,5333333333333</text:p>
          </table:table-cell>
          <table:table-cell office:value-type="float" office:value="3.882" calcext:value-type="float">
            <text:p>3,882</text:p>
          </table:table-cell>
          <table:table-cell table:formula="of:=[.D936]-3.866" office:value-type="float" office:value="0.016" calcext:value-type="float">
            <text:p>0,016</text:p>
          </table:table-cell>
          <table:table-cell table:formula="of:=AVERAGE([.E913:.E936])" office:value-type="float" office:value="0.0298333333333332" calcext:value-type="float">
            <text:p>0,029833333333333</text:p>
          </table:table-cell>
          <table:table-cell table:formula="of:=[.E93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12" calcext:value-type="float">
            <text:p>1479488112</text:p>
          </table:table-cell>
          <table:table-cell table:formula="of:=[.A937]-[.$A$2]" office:value-type="float" office:value="4957" calcext:value-type="float">
            <text:p>4957</text:p>
          </table:table-cell>
          <table:table-cell table:formula="of:=[.B937]/60" office:value-type="float" office:value="82.6166666666667" calcext:value-type="float">
            <text:p>82,6166666666667</text:p>
          </table:table-cell>
          <table:table-cell office:value-type="float" office:value="3.967" calcext:value-type="float">
            <text:p>3,967</text:p>
          </table:table-cell>
          <table:table-cell table:formula="of:=[.D937]-3.866" office:value-type="float" office:value="0.101" calcext:value-type="float">
            <text:p>0,101</text:p>
          </table:table-cell>
          <table:table-cell table:formula="of:=AVERAGE([.E914:.E937])" office:value-type="float" office:value="0.0339999999999999" calcext:value-type="float">
            <text:p>0,034</text:p>
          </table:table-cell>
          <table:table-cell table:formula="of:=[.E9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18" calcext:value-type="float">
            <text:p>1479488118</text:p>
          </table:table-cell>
          <table:table-cell table:formula="of:=[.A938]-[.$A$2]" office:value-type="float" office:value="4963" calcext:value-type="float">
            <text:p>4963</text:p>
          </table:table-cell>
          <table:table-cell table:formula="of:=[.B938]/60" office:value-type="float" office:value="82.7166666666667" calcext:value-type="float">
            <text:p>82,7166666666667</text:p>
          </table:table-cell>
          <table:table-cell office:value-type="float" office:value="3.867" calcext:value-type="float">
            <text:p>3,867</text:p>
          </table:table-cell>
          <table:table-cell table:formula="of:=[.D938]-3.866" office:value-type="float" office:value="0.00099999999999989" calcext:value-type="float">
            <text:p>0,001</text:p>
          </table:table-cell>
          <table:table-cell table:formula="of:=AVERAGE([.E915:.E938])" office:value-type="float" office:value="0.0333749999999999" calcext:value-type="float">
            <text:p>0,033375</text:p>
          </table:table-cell>
          <table:table-cell table:formula="of:=[.E93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23" calcext:value-type="float">
            <text:p>1479488123</text:p>
          </table:table-cell>
          <table:table-cell table:formula="of:=[.A939]-[.$A$2]" office:value-type="float" office:value="4968" calcext:value-type="float">
            <text:p>4968</text:p>
          </table:table-cell>
          <table:table-cell table:formula="of:=[.B939]/60" office:value-type="float" office:value="82.8" calcext:value-type="float">
            <text:p>82,8</text:p>
          </table:table-cell>
          <table:table-cell office:value-type="float" office:value="3.867" calcext:value-type="float">
            <text:p>3,867</text:p>
          </table:table-cell>
          <table:table-cell table:formula="of:=[.D939]-3.866" office:value-type="float" office:value="0.00099999999999989" calcext:value-type="float">
            <text:p>0,001</text:p>
          </table:table-cell>
          <table:table-cell table:formula="of:=AVERAGE([.E916:.E939])" office:value-type="float" office:value="0.0294999999999999" calcext:value-type="float">
            <text:p>0,0295</text:p>
          </table:table-cell>
          <table:table-cell table:formula="of:=[.E93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28" calcext:value-type="float">
            <text:p>1479488128</text:p>
          </table:table-cell>
          <table:table-cell table:formula="of:=[.A940]-[.$A$2]" office:value-type="float" office:value="4973" calcext:value-type="float">
            <text:p>4973</text:p>
          </table:table-cell>
          <table:table-cell table:formula="of:=[.B940]/60" office:value-type="float" office:value="82.8833333333333" calcext:value-type="float">
            <text:p>82,8833333333333</text:p>
          </table:table-cell>
          <table:table-cell office:value-type="float" office:value="4.02" calcext:value-type="float">
            <text:p>4,02</text:p>
          </table:table-cell>
          <table:table-cell table:formula="of:=[.D940]-3.866" office:value-type="float" office:value="0.153999999999999" calcext:value-type="float">
            <text:p>0,153999999999999</text:p>
          </table:table-cell>
          <table:table-cell table:formula="of:=AVERAGE([.E917:.E940])" office:value-type="float" office:value="0.0358749999999999" calcext:value-type="float">
            <text:p>0,035875</text:p>
          </table:table-cell>
          <table:table-cell table:formula="of:=[.E94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33" calcext:value-type="float">
            <text:p>1479488133</text:p>
          </table:table-cell>
          <table:table-cell table:formula="of:=[.A941]-[.$A$2]" office:value-type="float" office:value="4978" calcext:value-type="float">
            <text:p>4978</text:p>
          </table:table-cell>
          <table:table-cell table:formula="of:=[.B941]/60" office:value-type="float" office:value="82.9666666666667" calcext:value-type="float">
            <text:p>82,9666666666667</text:p>
          </table:table-cell>
          <table:table-cell office:value-type="float" office:value="3.867" calcext:value-type="float">
            <text:p>3,867</text:p>
          </table:table-cell>
          <table:table-cell table:formula="of:=[.D941]-3.866" office:value-type="float" office:value="0.00099999999999989" calcext:value-type="float">
            <text:p>0,001</text:p>
          </table:table-cell>
          <table:table-cell table:formula="of:=AVERAGE([.E918:.E941])" office:value-type="float" office:value="0.0358749999999999" calcext:value-type="float">
            <text:p>0,035875</text:p>
          </table:table-cell>
          <table:table-cell table:formula="of:=[.E94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38" calcext:value-type="float">
            <text:p>1479488138</text:p>
          </table:table-cell>
          <table:table-cell table:formula="of:=[.A942]-[.$A$2]" office:value-type="float" office:value="4983" calcext:value-type="float">
            <text:p>4983</text:p>
          </table:table-cell>
          <table:table-cell table:formula="of:=[.B942]/60" office:value-type="float" office:value="83.05" calcext:value-type="float">
            <text:p>83,05</text:p>
          </table:table-cell>
          <table:table-cell office:value-type="float" office:value="3.867" calcext:value-type="float">
            <text:p>3,867</text:p>
          </table:table-cell>
          <table:table-cell table:formula="of:=[.D942]-3.866" office:value-type="float" office:value="0.00099999999999989" calcext:value-type="float">
            <text:p>0,001</text:p>
          </table:table-cell>
          <table:table-cell table:formula="of:=AVERAGE([.E919:.E942])" office:value-type="float" office:value="0.0290416666666666" calcext:value-type="float">
            <text:p>0,029041666666667</text:p>
          </table:table-cell>
          <table:table-cell table:formula="of:=[.E94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44" calcext:value-type="float">
            <text:p>1479488144</text:p>
          </table:table-cell>
          <table:table-cell table:formula="of:=[.A943]-[.$A$2]" office:value-type="float" office:value="4989" calcext:value-type="float">
            <text:p>4989</text:p>
          </table:table-cell>
          <table:table-cell table:formula="of:=[.B943]/60" office:value-type="float" office:value="83.15" calcext:value-type="float">
            <text:p>83,15</text:p>
          </table:table-cell>
          <table:table-cell office:value-type="float" office:value="3.867" calcext:value-type="float">
            <text:p>3,867</text:p>
          </table:table-cell>
          <table:table-cell table:formula="of:=[.D943]-3.866" office:value-type="float" office:value="0.00099999999999989" calcext:value-type="float">
            <text:p>0,001</text:p>
          </table:table-cell>
          <table:table-cell table:formula="of:=AVERAGE([.E920:.E943])" office:value-type="float" office:value="0.0290416666666666" calcext:value-type="float">
            <text:p>0,029041666666667</text:p>
          </table:table-cell>
          <table:table-cell table:formula="of:=[.E94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49" calcext:value-type="float">
            <text:p>1479488149</text:p>
          </table:table-cell>
          <table:table-cell table:formula="of:=[.A944]-[.$A$2]" office:value-type="float" office:value="4994" calcext:value-type="float">
            <text:p>4994</text:p>
          </table:table-cell>
          <table:table-cell table:formula="of:=[.B944]/60" office:value-type="float" office:value="83.2333333333333" calcext:value-type="float">
            <text:p>83,2333333333333</text:p>
          </table:table-cell>
          <table:table-cell office:value-type="float" office:value="3.939" calcext:value-type="float">
            <text:p>3,939</text:p>
          </table:table-cell>
          <table:table-cell table:formula="of:=[.D944]-3.866" office:value-type="float" office:value="0.073" calcext:value-type="float">
            <text:p>0,073</text:p>
          </table:table-cell>
          <table:table-cell table:formula="of:=AVERAGE([.E921:.E944])" office:value-type="float" office:value="0.0320416666666666" calcext:value-type="float">
            <text:p>0,032041666666667</text:p>
          </table:table-cell>
          <table:table-cell table:formula="of:=[.E9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54" calcext:value-type="float">
            <text:p>1479488154</text:p>
          </table:table-cell>
          <table:table-cell table:formula="of:=[.A945]-[.$A$2]" office:value-type="float" office:value="4999" calcext:value-type="float">
            <text:p>4999</text:p>
          </table:table-cell>
          <table:table-cell table:formula="of:=[.B945]/60" office:value-type="float" office:value="83.3166666666667" calcext:value-type="float">
            <text:p>83,3166666666667</text:p>
          </table:table-cell>
          <table:table-cell office:value-type="float" office:value="3.867" calcext:value-type="float">
            <text:p>3,867</text:p>
          </table:table-cell>
          <table:table-cell table:formula="of:=[.D945]-3.866" office:value-type="float" office:value="0.00099999999999989" calcext:value-type="float">
            <text:p>0,001</text:p>
          </table:table-cell>
          <table:table-cell table:formula="of:=AVERAGE([.E922:.E945])" office:value-type="float" office:value="0.0320416666666666" calcext:value-type="float">
            <text:p>0,032041666666667</text:p>
          </table:table-cell>
          <table:table-cell table:formula="of:=[.E94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59" calcext:value-type="float">
            <text:p>1479488159</text:p>
          </table:table-cell>
          <table:table-cell table:formula="of:=[.A946]-[.$A$2]" office:value-type="float" office:value="5004" calcext:value-type="float">
            <text:p>5004</text:p>
          </table:table-cell>
          <table:table-cell table:formula="of:=[.B946]/60" office:value-type="float" office:value="83.4" calcext:value-type="float">
            <text:p>83,4</text:p>
          </table:table-cell>
          <table:table-cell office:value-type="float" office:value="3.867" calcext:value-type="float">
            <text:p>3,867</text:p>
          </table:table-cell>
          <table:table-cell table:formula="of:=[.D946]-3.866" office:value-type="float" office:value="0.00099999999999989" calcext:value-type="float">
            <text:p>0,001</text:p>
          </table:table-cell>
          <table:table-cell table:formula="of:=AVERAGE([.E923:.E946])" office:value-type="float" office:value="0.0284999999999999" calcext:value-type="float">
            <text:p>0,0285</text:p>
          </table:table-cell>
          <table:table-cell table:formula="of:=[.E94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65" calcext:value-type="float">
            <text:p>1479488165</text:p>
          </table:table-cell>
          <table:table-cell table:formula="of:=[.A947]-[.$A$2]" office:value-type="float" office:value="5010" calcext:value-type="float">
            <text:p>5010</text:p>
          </table:table-cell>
          <table:table-cell table:formula="of:=[.B947]/60" office:value-type="float" office:value="83.5" calcext:value-type="float">
            <text:p>83,5</text:p>
          </table:table-cell>
          <table:table-cell office:value-type="float" office:value="3.882" calcext:value-type="float">
            <text:p>3,882</text:p>
          </table:table-cell>
          <table:table-cell table:formula="of:=[.D947]-3.866" office:value-type="float" office:value="0.016" calcext:value-type="float">
            <text:p>0,016</text:p>
          </table:table-cell>
          <table:table-cell table:formula="of:=AVERAGE([.E924:.E947])" office:value-type="float" office:value="0.0291249999999999" calcext:value-type="float">
            <text:p>0,029125</text:p>
          </table:table-cell>
          <table:table-cell table:formula="of:=[.E9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70" calcext:value-type="float">
            <text:p>1479488170</text:p>
          </table:table-cell>
          <table:table-cell table:formula="of:=[.A948]-[.$A$2]" office:value-type="float" office:value="5015" calcext:value-type="float">
            <text:p>5015</text:p>
          </table:table-cell>
          <table:table-cell table:formula="of:=[.B948]/60" office:value-type="float" office:value="83.5833333333333" calcext:value-type="float">
            <text:p>83,5833333333333</text:p>
          </table:table-cell>
          <table:table-cell office:value-type="float" office:value="3.949" calcext:value-type="float">
            <text:p>3,949</text:p>
          </table:table-cell>
          <table:table-cell table:formula="of:=[.D948]-3.866" office:value-type="float" office:value="0.0829999999999997" calcext:value-type="float">
            <text:p>0,083</text:p>
          </table:table-cell>
          <table:table-cell table:formula="of:=AVERAGE([.E925:.E948])" office:value-type="float" office:value="0.0325416666666666" calcext:value-type="float">
            <text:p>0,032541666666667</text:p>
          </table:table-cell>
          <table:table-cell table:formula="of:=[.E9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75" calcext:value-type="float">
            <text:p>1479488175</text:p>
          </table:table-cell>
          <table:table-cell table:formula="of:=[.A949]-[.$A$2]" office:value-type="float" office:value="5020" calcext:value-type="float">
            <text:p>5020</text:p>
          </table:table-cell>
          <table:table-cell table:formula="of:=[.B949]/60" office:value-type="float" office:value="83.6666666666667" calcext:value-type="float">
            <text:p>83,6666666666667</text:p>
          </table:table-cell>
          <table:table-cell office:value-type="float" office:value="3.867" calcext:value-type="float">
            <text:p>3,867</text:p>
          </table:table-cell>
          <table:table-cell table:formula="of:=[.D949]-3.866" office:value-type="float" office:value="0.00099999999999989" calcext:value-type="float">
            <text:p>0,001</text:p>
          </table:table-cell>
          <table:table-cell table:formula="of:=AVERAGE([.E926:.E949])" office:value-type="float" office:value="0.0319166666666666" calcext:value-type="float">
            <text:p>0,031916666666667</text:p>
          </table:table-cell>
          <table:table-cell table:formula="of:=[.E94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81" calcext:value-type="float">
            <text:p>1479488181</text:p>
          </table:table-cell>
          <table:table-cell table:formula="of:=[.A950]-[.$A$2]" office:value-type="float" office:value="5026" calcext:value-type="float">
            <text:p>5026</text:p>
          </table:table-cell>
          <table:table-cell table:formula="of:=[.B950]/60" office:value-type="float" office:value="83.7666666666667" calcext:value-type="float">
            <text:p>83,7666666666667</text:p>
          </table:table-cell>
          <table:table-cell office:value-type="float" office:value="3.867" calcext:value-type="float">
            <text:p>3,867</text:p>
          </table:table-cell>
          <table:table-cell table:formula="of:=[.D950]-3.866" office:value-type="float" office:value="0.00099999999999989" calcext:value-type="float">
            <text:p>0,001</text:p>
          </table:table-cell>
          <table:table-cell table:formula="of:=AVERAGE([.E927:.E950])" office:value-type="float" office:value="0.0282916666666665" calcext:value-type="float">
            <text:p>0,028291666666667</text:p>
          </table:table-cell>
          <table:table-cell table:formula="of:=[.E95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86" calcext:value-type="float">
            <text:p>1479488186</text:p>
          </table:table-cell>
          <table:table-cell table:formula="of:=[.A951]-[.$A$2]" office:value-type="float" office:value="5031" calcext:value-type="float">
            <text:p>5031</text:p>
          </table:table-cell>
          <table:table-cell table:formula="of:=[.B951]/60" office:value-type="float" office:value="83.85" calcext:value-type="float">
            <text:p>83,85</text:p>
          </table:table-cell>
          <table:table-cell office:value-type="float" office:value="3.866" calcext:value-type="float">
            <text:p>3,866</text:p>
          </table:table-cell>
          <table:table-cell table:formula="of:=[.D951]-3.866" office:value-type="float" office:value="0" calcext:value-type="float">
            <text:p>0</text:p>
          </table:table-cell>
          <table:table-cell table:formula="of:=AVERAGE([.E928:.E951])" office:value-type="float" office:value="0.0282499999999999" calcext:value-type="float">
            <text:p>0,02825</text:p>
          </table:table-cell>
          <table:table-cell table:formula="of:=[.E95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191" calcext:value-type="float">
            <text:p>1479488191</text:p>
          </table:table-cell>
          <table:table-cell table:formula="of:=[.A952]-[.$A$2]" office:value-type="float" office:value="5036" calcext:value-type="float">
            <text:p>5036</text:p>
          </table:table-cell>
          <table:table-cell table:formula="of:=[.B952]/60" office:value-type="float" office:value="83.9333333333333" calcext:value-type="float">
            <text:p>83,9333333333333</text:p>
          </table:table-cell>
          <table:table-cell office:value-type="float" office:value="3.869" calcext:value-type="float">
            <text:p>3,869</text:p>
          </table:table-cell>
          <table:table-cell table:formula="of:=[.D952]-3.866" office:value-type="float" office:value="0.00299999999999967" calcext:value-type="float">
            <text:p>0,003</text:p>
          </table:table-cell>
          <table:table-cell table:formula="of:=AVERAGE([.E929:.E952])" office:value-type="float" office:value="0.0283333333333332" calcext:value-type="float">
            <text:p>0,028333333333333</text:p>
          </table:table-cell>
          <table:table-cell table:formula="of:=[.E9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196" calcext:value-type="float">
            <text:p>1479488196</text:p>
          </table:table-cell>
          <table:table-cell table:formula="of:=[.A953]-[.$A$2]" office:value-type="float" office:value="5041" calcext:value-type="float">
            <text:p>5041</text:p>
          </table:table-cell>
          <table:table-cell table:formula="of:=[.B953]/60" office:value-type="float" office:value="84.0166666666667" calcext:value-type="float">
            <text:p>84,0166666666667</text:p>
          </table:table-cell>
          <table:table-cell office:value-type="float" office:value="3.869" calcext:value-type="float">
            <text:p>3,869</text:p>
          </table:table-cell>
          <table:table-cell table:formula="of:=[.D953]-3.866" office:value-type="float" office:value="0.00299999999999967" calcext:value-type="float">
            <text:p>0,003</text:p>
          </table:table-cell>
          <table:table-cell table:formula="of:=AVERAGE([.E930:.E953])" office:value-type="float" office:value="0.0230416666666665" calcext:value-type="float">
            <text:p>0,023041666666667</text:p>
          </table:table-cell>
          <table:table-cell table:formula="of:=[.E9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01" calcext:value-type="float">
            <text:p>1479488201</text:p>
          </table:table-cell>
          <table:table-cell table:formula="of:=[.A954]-[.$A$2]" office:value-type="float" office:value="5046" calcext:value-type="float">
            <text:p>5046</text:p>
          </table:table-cell>
          <table:table-cell table:formula="of:=[.B954]/60" office:value-type="float" office:value="84.1" calcext:value-type="float">
            <text:p>84,1</text:p>
          </table:table-cell>
          <table:table-cell office:value-type="float" office:value="3.869" calcext:value-type="float">
            <text:p>3,869</text:p>
          </table:table-cell>
          <table:table-cell table:formula="of:=[.D954]-3.866" office:value-type="float" office:value="0.00299999999999967" calcext:value-type="float">
            <text:p>0,003</text:p>
          </table:table-cell>
          <table:table-cell table:formula="of:=AVERAGE([.E931:.E954])" office:value-type="float" office:value="0.0231249999999999" calcext:value-type="float">
            <text:p>0,023125</text:p>
          </table:table-cell>
          <table:table-cell table:formula="of:=[.E9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07" calcext:value-type="float">
            <text:p>1479488207</text:p>
          </table:table-cell>
          <table:table-cell table:formula="of:=[.A955]-[.$A$2]" office:value-type="float" office:value="5052" calcext:value-type="float">
            <text:p>5052</text:p>
          </table:table-cell>
          <table:table-cell table:formula="of:=[.B955]/60" office:value-type="float" office:value="84.2" calcext:value-type="float">
            <text:p>84,2</text:p>
          </table:table-cell>
          <table:table-cell office:value-type="float" office:value="3.869" calcext:value-type="float">
            <text:p>3,869</text:p>
          </table:table-cell>
          <table:table-cell table:formula="of:=[.D955]-3.866" office:value-type="float" office:value="0.00299999999999967" calcext:value-type="float">
            <text:p>0,003</text:p>
          </table:table-cell>
          <table:table-cell table:formula="of:=AVERAGE([.E932:.E955])" office:value-type="float" office:value="0.0232083333333332" calcext:value-type="float">
            <text:p>0,023208333333333</text:p>
          </table:table-cell>
          <table:table-cell table:formula="of:=[.E95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12" calcext:value-type="float">
            <text:p>1479488212</text:p>
          </table:table-cell>
          <table:table-cell table:formula="of:=[.A956]-[.$A$2]" office:value-type="float" office:value="5057" calcext:value-type="float">
            <text:p>5057</text:p>
          </table:table-cell>
          <table:table-cell table:formula="of:=[.B956]/60" office:value-type="float" office:value="84.2833333333333" calcext:value-type="float">
            <text:p>84,2833333333333</text:p>
          </table:table-cell>
          <table:table-cell office:value-type="float" office:value="3.869" calcext:value-type="float">
            <text:p>3,869</text:p>
          </table:table-cell>
          <table:table-cell table:formula="of:=[.D956]-3.866" office:value-type="float" office:value="0.00299999999999967" calcext:value-type="float">
            <text:p>0,003</text:p>
          </table:table-cell>
          <table:table-cell table:formula="of:=AVERAGE([.E933:.E956])" office:value-type="float" office:value="0.0232916666666665" calcext:value-type="float">
            <text:p>0,023291666666667</text:p>
          </table:table-cell>
          <table:table-cell table:formula="of:=[.E9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17" calcext:value-type="float">
            <text:p>1479488217</text:p>
          </table:table-cell>
          <table:table-cell table:formula="of:=[.A957]-[.$A$2]" office:value-type="float" office:value="5062" calcext:value-type="float">
            <text:p>5062</text:p>
          </table:table-cell>
          <table:table-cell table:formula="of:=[.B957]/60" office:value-type="float" office:value="84.3666666666667" calcext:value-type="float">
            <text:p>84,3666666666667</text:p>
          </table:table-cell>
          <table:table-cell office:value-type="float" office:value="3.869" calcext:value-type="float">
            <text:p>3,869</text:p>
          </table:table-cell>
          <table:table-cell table:formula="of:=[.D957]-3.866" office:value-type="float" office:value="0.00299999999999967" calcext:value-type="float">
            <text:p>0,003</text:p>
          </table:table-cell>
          <table:table-cell table:formula="of:=AVERAGE([.E934:.E957])" office:value-type="float" office:value="0.0196666666666665" calcext:value-type="float">
            <text:p>0,019666666666667</text:p>
          </table:table-cell>
          <table:table-cell table:formula="of:=[.E9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22" calcext:value-type="float">
            <text:p>1479488222</text:p>
          </table:table-cell>
          <table:table-cell table:formula="of:=[.A958]-[.$A$2]" office:value-type="float" office:value="5067" calcext:value-type="float">
            <text:p>5067</text:p>
          </table:table-cell>
          <table:table-cell table:formula="of:=[.B958]/60" office:value-type="float" office:value="84.45" calcext:value-type="float">
            <text:p>84,45</text:p>
          </table:table-cell>
          <table:table-cell office:value-type="float" office:value="3.869" calcext:value-type="float">
            <text:p>3,869</text:p>
          </table:table-cell>
          <table:table-cell table:formula="of:=[.D958]-3.866" office:value-type="float" office:value="0.00299999999999967" calcext:value-type="float">
            <text:p>0,003</text:p>
          </table:table-cell>
          <table:table-cell table:formula="of:=AVERAGE([.E935:.E958])" office:value-type="float" office:value="0.0197499999999998" calcext:value-type="float">
            <text:p>0,01975</text:p>
          </table:table-cell>
          <table:table-cell table:formula="of:=[.E9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28" calcext:value-type="float">
            <text:p>1479488228</text:p>
          </table:table-cell>
          <table:table-cell table:formula="of:=[.A959]-[.$A$2]" office:value-type="float" office:value="5073" calcext:value-type="float">
            <text:p>5073</text:p>
          </table:table-cell>
          <table:table-cell table:formula="of:=[.B959]/60" office:value-type="float" office:value="84.55" calcext:value-type="float">
            <text:p>84,55</text:p>
          </table:table-cell>
          <table:table-cell office:value-type="float" office:value="3.868" calcext:value-type="float">
            <text:p>3,868</text:p>
          </table:table-cell>
          <table:table-cell table:formula="of:=[.D959]-3.866" office:value-type="float" office:value="0.00199999999999978" calcext:value-type="float">
            <text:p>0,002</text:p>
          </table:table-cell>
          <table:table-cell table:formula="of:=AVERAGE([.E936:.E959])" office:value-type="float" office:value="0.0197916666666665" calcext:value-type="float">
            <text:p>0,019791666666667</text:p>
          </table:table-cell>
          <table:table-cell table:formula="of:=[.E95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33" calcext:value-type="float">
            <text:p>1479488233</text:p>
          </table:table-cell>
          <table:table-cell table:formula="of:=[.A960]-[.$A$2]" office:value-type="float" office:value="5078" calcext:value-type="float">
            <text:p>5078</text:p>
          </table:table-cell>
          <table:table-cell table:formula="of:=[.B960]/60" office:value-type="float" office:value="84.6333333333334" calcext:value-type="float">
            <text:p>84,6333333333334</text:p>
          </table:table-cell>
          <table:table-cell office:value-type="float" office:value="3.868" calcext:value-type="float">
            <text:p>3,868</text:p>
          </table:table-cell>
          <table:table-cell table:formula="of:=[.D960]-3.866" office:value-type="float" office:value="0.00199999999999978" calcext:value-type="float">
            <text:p>0,002</text:p>
          </table:table-cell>
          <table:table-cell table:formula="of:=AVERAGE([.E937:.E960])" office:value-type="float" office:value="0.0192083333333331" calcext:value-type="float">
            <text:p>0,019208333333333</text:p>
          </table:table-cell>
          <table:table-cell table:formula="of:=[.E9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38" calcext:value-type="float">
            <text:p>1479488238</text:p>
          </table:table-cell>
          <table:table-cell table:formula="of:=[.A961]-[.$A$2]" office:value-type="float" office:value="5083" calcext:value-type="float">
            <text:p>5083</text:p>
          </table:table-cell>
          <table:table-cell table:formula="of:=[.B961]/60" office:value-type="float" office:value="84.7166666666667" calcext:value-type="float">
            <text:p>84,7166666666667</text:p>
          </table:table-cell>
          <table:table-cell office:value-type="float" office:value="3.868" calcext:value-type="float">
            <text:p>3,868</text:p>
          </table:table-cell>
          <table:table-cell table:formula="of:=[.D961]-3.866" office:value-type="float" office:value="0.00199999999999978" calcext:value-type="float">
            <text:p>0,002</text:p>
          </table:table-cell>
          <table:table-cell table:formula="of:=AVERAGE([.E938:.E961])" office:value-type="float" office:value="0.0150833333333331" calcext:value-type="float">
            <text:p>0,015083333333333</text:p>
          </table:table-cell>
          <table:table-cell table:formula="of:=[.E96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44" calcext:value-type="float">
            <text:p>1479488244</text:p>
          </table:table-cell>
          <table:table-cell table:formula="of:=[.A962]-[.$A$2]" office:value-type="float" office:value="5089" calcext:value-type="float">
            <text:p>5089</text:p>
          </table:table-cell>
          <table:table-cell table:formula="of:=[.B962]/60" office:value-type="float" office:value="84.8166666666667" calcext:value-type="float">
            <text:p>84,8166666666667</text:p>
          </table:table-cell>
          <table:table-cell office:value-type="float" office:value="3.868" calcext:value-type="float">
            <text:p>3,868</text:p>
          </table:table-cell>
          <table:table-cell table:formula="of:=[.D962]-3.866" office:value-type="float" office:value="0.00199999999999978" calcext:value-type="float">
            <text:p>0,002</text:p>
          </table:table-cell>
          <table:table-cell table:formula="of:=AVERAGE([.E939:.E962])" office:value-type="float" office:value="0.0151249999999998" calcext:value-type="float">
            <text:p>0,015125</text:p>
          </table:table-cell>
          <table:table-cell table:formula="of:=[.E9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49" calcext:value-type="float">
            <text:p>1479488249</text:p>
          </table:table-cell>
          <table:table-cell table:formula="of:=[.A963]-[.$A$2]" office:value-type="float" office:value="5094" calcext:value-type="float">
            <text:p>5094</text:p>
          </table:table-cell>
          <table:table-cell table:formula="of:=[.B963]/60" office:value-type="float" office:value="84.9" calcext:value-type="float">
            <text:p>84,9</text:p>
          </table:table-cell>
          <table:table-cell office:value-type="float" office:value="3.869" calcext:value-type="float">
            <text:p>3,869</text:p>
          </table:table-cell>
          <table:table-cell table:formula="of:=[.D963]-3.866" office:value-type="float" office:value="0.00299999999999967" calcext:value-type="float">
            <text:p>0,003</text:p>
          </table:table-cell>
          <table:table-cell table:formula="of:=AVERAGE([.E940:.E963])" office:value-type="float" office:value="0.0152083333333331" calcext:value-type="float">
            <text:p>0,015208333333333</text:p>
          </table:table-cell>
          <table:table-cell table:formula="of:=[.E9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54" calcext:value-type="float">
            <text:p>1479488254</text:p>
          </table:table-cell>
          <table:table-cell table:formula="of:=[.A964]-[.$A$2]" office:value-type="float" office:value="5099" calcext:value-type="float">
            <text:p>5099</text:p>
          </table:table-cell>
          <table:table-cell table:formula="of:=[.B964]/60" office:value-type="float" office:value="84.9833333333333" calcext:value-type="float">
            <text:p>84,9833333333333</text:p>
          </table:table-cell>
          <table:table-cell office:value-type="float" office:value="3.884" calcext:value-type="float">
            <text:p>3,884</text:p>
          </table:table-cell>
          <table:table-cell table:formula="of:=[.D964]-3.866" office:value-type="float" office:value="0.0179999999999998" calcext:value-type="float">
            <text:p>0,018</text:p>
          </table:table-cell>
          <table:table-cell table:formula="of:=AVERAGE([.E941:.E964])" office:value-type="float" office:value="0.00954166666666647" calcext:value-type="float">
            <text:p>0,009541666666666</text:p>
          </table:table-cell>
          <table:table-cell table:formula="of:=[.E9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59" calcext:value-type="float">
            <text:p>1479488259</text:p>
          </table:table-cell>
          <table:table-cell table:formula="of:=[.A965]-[.$A$2]" office:value-type="float" office:value="5104" calcext:value-type="float">
            <text:p>5104</text:p>
          </table:table-cell>
          <table:table-cell table:formula="of:=[.B965]/60" office:value-type="float" office:value="85.0666666666667" calcext:value-type="float">
            <text:p>85,0666666666667</text:p>
          </table:table-cell>
          <table:table-cell office:value-type="float" office:value="3.893" calcext:value-type="float">
            <text:p>3,893</text:p>
          </table:table-cell>
          <table:table-cell table:formula="of:=[.D965]-3.866" office:value-type="float" office:value="0.0269999999999997" calcext:value-type="float">
            <text:p>0,027</text:p>
          </table:table-cell>
          <table:table-cell table:formula="of:=AVERAGE([.E942:.E965])" office:value-type="float" office:value="0.0106249999999998" calcext:value-type="float">
            <text:p>0,010625</text:p>
          </table:table-cell>
          <table:table-cell table:formula="of:=[.E9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64" calcext:value-type="float">
            <text:p>1479488264</text:p>
          </table:table-cell>
          <table:table-cell table:formula="of:=[.A966]-[.$A$2]" office:value-type="float" office:value="5109" calcext:value-type="float">
            <text:p>5109</text:p>
          </table:table-cell>
          <table:table-cell table:formula="of:=[.B966]/60" office:value-type="float" office:value="85.15" calcext:value-type="float">
            <text:p>85,15</text:p>
          </table:table-cell>
          <table:table-cell office:value-type="float" office:value="3.886" calcext:value-type="float">
            <text:p>3,886</text:p>
          </table:table-cell>
          <table:table-cell table:formula="of:=[.D966]-3.866" office:value-type="float" office:value="0.02" calcext:value-type="float">
            <text:p>0,02</text:p>
          </table:table-cell>
          <table:table-cell table:formula="of:=AVERAGE([.E943:.E966])" office:value-type="float" office:value="0.0114166666666665" calcext:value-type="float">
            <text:p>0,011416666666667</text:p>
          </table:table-cell>
          <table:table-cell table:formula="of:=[.E96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70" calcext:value-type="float">
            <text:p>1479488270</text:p>
          </table:table-cell>
          <table:table-cell table:formula="of:=[.A967]-[.$A$2]" office:value-type="float" office:value="5115" calcext:value-type="float">
            <text:p>5115</text:p>
          </table:table-cell>
          <table:table-cell table:formula="of:=[.B967]/60" office:value-type="float" office:value="85.25" calcext:value-type="float">
            <text:p>85,25</text:p>
          </table:table-cell>
          <table:table-cell office:value-type="float" office:value="3.891" calcext:value-type="float">
            <text:p>3,891</text:p>
          </table:table-cell>
          <table:table-cell table:formula="of:=[.D967]-3.866" office:value-type="float" office:value="0.0249999999999999" calcext:value-type="float">
            <text:p>0,025</text:p>
          </table:table-cell>
          <table:table-cell table:formula="of:=AVERAGE([.E944:.E967])" office:value-type="float" office:value="0.0124166666666665" calcext:value-type="float">
            <text:p>0,012416666666667</text:p>
          </table:table-cell>
          <table:table-cell table:formula="of:=[.E9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75" calcext:value-type="float">
            <text:p>1479488275</text:p>
          </table:table-cell>
          <table:table-cell table:formula="of:=[.A968]-[.$A$2]" office:value-type="float" office:value="5120" calcext:value-type="float">
            <text:p>5120</text:p>
          </table:table-cell>
          <table:table-cell table:formula="of:=[.B968]/60" office:value-type="float" office:value="85.3333333333333" calcext:value-type="float">
            <text:p>85,3333333333333</text:p>
          </table:table-cell>
          <table:table-cell office:value-type="float" office:value="3.878" calcext:value-type="float">
            <text:p>3,878</text:p>
          </table:table-cell>
          <table:table-cell table:formula="of:=[.D968]-3.866" office:value-type="float" office:value="0.012" calcext:value-type="float">
            <text:p>0,012</text:p>
          </table:table-cell>
          <table:table-cell table:formula="of:=AVERAGE([.E945:.E968])" office:value-type="float" office:value="0.0098749999999998" calcext:value-type="float">
            <text:p>0,009875</text:p>
          </table:table-cell>
          <table:table-cell table:formula="of:=[.E96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80" calcext:value-type="float">
            <text:p>1479488280</text:p>
          </table:table-cell>
          <table:table-cell table:formula="of:=[.A969]-[.$A$2]" office:value-type="float" office:value="5125" calcext:value-type="float">
            <text:p>5125</text:p>
          </table:table-cell>
          <table:table-cell table:formula="of:=[.B969]/60" office:value-type="float" office:value="85.4166666666667" calcext:value-type="float">
            <text:p>85,4166666666667</text:p>
          </table:table-cell>
          <table:table-cell office:value-type="float" office:value="3.876" calcext:value-type="float">
            <text:p>3,876</text:p>
          </table:table-cell>
          <table:table-cell table:formula="of:=[.D969]-3.866" office:value-type="float" office:value="0.00999999999999979" calcext:value-type="float">
            <text:p>0,01</text:p>
          </table:table-cell>
          <table:table-cell table:formula="of:=AVERAGE([.E946:.E969])" office:value-type="float" office:value="0.0102499999999998" calcext:value-type="float">
            <text:p>0,01025</text:p>
          </table:table-cell>
          <table:table-cell table:formula="of:=[.E96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85" calcext:value-type="float">
            <text:p>1479488285</text:p>
          </table:table-cell>
          <table:table-cell table:formula="of:=[.A970]-[.$A$2]" office:value-type="float" office:value="5130" calcext:value-type="float">
            <text:p>5130</text:p>
          </table:table-cell>
          <table:table-cell table:formula="of:=[.B970]/60" office:value-type="float" office:value="85.5" calcext:value-type="float">
            <text:p>85,5</text:p>
          </table:table-cell>
          <table:table-cell office:value-type="float" office:value="3.883" calcext:value-type="float">
            <text:p>3,883</text:p>
          </table:table-cell>
          <table:table-cell table:formula="of:=[.D970]-3.866" office:value-type="float" office:value="0.0169999999999999" calcext:value-type="float">
            <text:p>0,017</text:p>
          </table:table-cell>
          <table:table-cell table:formula="of:=AVERAGE([.E947:.E970])" office:value-type="float" office:value="0.0109166666666665" calcext:value-type="float">
            <text:p>0,010916666666667</text:p>
          </table:table-cell>
          <table:table-cell table:formula="of:=[.E9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91" calcext:value-type="float">
            <text:p>1479488291</text:p>
          </table:table-cell>
          <table:table-cell table:formula="of:=[.A971]-[.$A$2]" office:value-type="float" office:value="5136" calcext:value-type="float">
            <text:p>5136</text:p>
          </table:table-cell>
          <table:table-cell table:formula="of:=[.B971]/60" office:value-type="float" office:value="85.6" calcext:value-type="float">
            <text:p>85,6</text:p>
          </table:table-cell>
          <table:table-cell office:value-type="float" office:value="3.897" calcext:value-type="float">
            <text:p>3,897</text:p>
          </table:table-cell>
          <table:table-cell table:formula="of:=[.D971]-3.866" office:value-type="float" office:value="0.0310000000000001" calcext:value-type="float">
            <text:p>0,031</text:p>
          </table:table-cell>
          <table:table-cell table:formula="of:=AVERAGE([.E948:.E971])" office:value-type="float" office:value="0.0115416666666665" calcext:value-type="float">
            <text:p>0,011541666666667</text:p>
          </table:table-cell>
          <table:table-cell table:formula="of:=[.E9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296" calcext:value-type="float">
            <text:p>1479488296</text:p>
          </table:table-cell>
          <table:table-cell table:formula="of:=[.A972]-[.$A$2]" office:value-type="float" office:value="5141" calcext:value-type="float">
            <text:p>5141</text:p>
          </table:table-cell>
          <table:table-cell table:formula="of:=[.B972]/60" office:value-type="float" office:value="85.6833333333333" calcext:value-type="float">
            <text:p>85,6833333333333</text:p>
          </table:table-cell>
          <table:table-cell office:value-type="float" office:value="3.876" calcext:value-type="float">
            <text:p>3,876</text:p>
          </table:table-cell>
          <table:table-cell table:formula="of:=[.D972]-3.866" office:value-type="float" office:value="0.00999999999999979" calcext:value-type="float">
            <text:p>0,01</text:p>
          </table:table-cell>
          <table:table-cell table:formula="of:=AVERAGE([.E949:.E972])" office:value-type="float" office:value="0.0084999999999998" calcext:value-type="float">
            <text:p>0,0085</text:p>
          </table:table-cell>
          <table:table-cell table:formula="of:=[.E97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01" calcext:value-type="float">
            <text:p>1479488301</text:p>
          </table:table-cell>
          <table:table-cell table:formula="of:=[.A973]-[.$A$2]" office:value-type="float" office:value="5146" calcext:value-type="float">
            <text:p>5146</text:p>
          </table:table-cell>
          <table:table-cell table:formula="of:=[.B973]/60" office:value-type="float" office:value="85.7666666666667" calcext:value-type="float">
            <text:p>85,7666666666667</text:p>
          </table:table-cell>
          <table:table-cell office:value-type="float" office:value="3.873" calcext:value-type="float">
            <text:p>3,873</text:p>
          </table:table-cell>
          <table:table-cell table:formula="of:=[.D973]-3.866" office:value-type="float" office:value="0.00700000000000012" calcext:value-type="float">
            <text:p>0,007</text:p>
          </table:table-cell>
          <table:table-cell table:formula="of:=AVERAGE([.E950:.E973])" office:value-type="float" office:value="0.00874999999999981" calcext:value-type="float">
            <text:p>0,00875</text:p>
          </table:table-cell>
          <table:table-cell table:formula="of:=[.E97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06" calcext:value-type="float">
            <text:p>1479488306</text:p>
          </table:table-cell>
          <table:table-cell table:formula="of:=[.A974]-[.$A$2]" office:value-type="float" office:value="5151" calcext:value-type="float">
            <text:p>5151</text:p>
          </table:table-cell>
          <table:table-cell table:formula="of:=[.B974]/60" office:value-type="float" office:value="85.85" calcext:value-type="float">
            <text:p>85,85</text:p>
          </table:table-cell>
          <table:table-cell office:value-type="float" office:value="3.878" calcext:value-type="float">
            <text:p>3,878</text:p>
          </table:table-cell>
          <table:table-cell table:formula="of:=[.D974]-3.866" office:value-type="float" office:value="0.012" calcext:value-type="float">
            <text:p>0,012</text:p>
          </table:table-cell>
          <table:table-cell table:formula="of:=AVERAGE([.E951:.E974])" office:value-type="float" office:value="0.00920833333333315" calcext:value-type="float">
            <text:p>0,009208333333333</text:p>
          </table:table-cell>
          <table:table-cell table:formula="of:=[.E97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11" calcext:value-type="float">
            <text:p>1479488311</text:p>
          </table:table-cell>
          <table:table-cell table:formula="of:=[.A975]-[.$A$2]" office:value-type="float" office:value="5156" calcext:value-type="float">
            <text:p>5156</text:p>
          </table:table-cell>
          <table:table-cell table:formula="of:=[.B975]/60" office:value-type="float" office:value="85.9333333333333" calcext:value-type="float">
            <text:p>85,9333333333333</text:p>
          </table:table-cell>
          <table:table-cell office:value-type="float" office:value="3.896" calcext:value-type="float">
            <text:p>3,896</text:p>
          </table:table-cell>
          <table:table-cell table:formula="of:=[.D975]-3.866" office:value-type="float" office:value="0.0299999999999998" calcext:value-type="float">
            <text:p>0,03</text:p>
          </table:table-cell>
          <table:table-cell table:formula="of:=AVERAGE([.E952:.E975])" office:value-type="float" office:value="0.0104583333333331" calcext:value-type="float">
            <text:p>0,010458333333333</text:p>
          </table:table-cell>
          <table:table-cell table:formula="of:=[.E9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17" calcext:value-type="float">
            <text:p>1479488317</text:p>
          </table:table-cell>
          <table:table-cell table:formula="of:=[.A976]-[.$A$2]" office:value-type="float" office:value="5162" calcext:value-type="float">
            <text:p>5162</text:p>
          </table:table-cell>
          <table:table-cell table:formula="of:=[.B976]/60" office:value-type="float" office:value="86.0333333333333" calcext:value-type="float">
            <text:p>86,0333333333333</text:p>
          </table:table-cell>
          <table:table-cell office:value-type="float" office:value="3.919" calcext:value-type="float">
            <text:p>3,919</text:p>
          </table:table-cell>
          <table:table-cell table:formula="of:=[.D976]-3.866" office:value-type="float" office:value="0.0529999999999999" calcext:value-type="float">
            <text:p>0,053</text:p>
          </table:table-cell>
          <table:table-cell table:formula="of:=AVERAGE([.E953:.E976])" office:value-type="float" office:value="0.0125416666666665" calcext:value-type="float">
            <text:p>0,012541666666667</text:p>
          </table:table-cell>
          <table:table-cell table:formula="of:=[.E9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22" calcext:value-type="float">
            <text:p>1479488322</text:p>
          </table:table-cell>
          <table:table-cell table:formula="of:=[.A977]-[.$A$2]" office:value-type="float" office:value="5167" calcext:value-type="float">
            <text:p>5167</text:p>
          </table:table-cell>
          <table:table-cell table:formula="of:=[.B977]/60" office:value-type="float" office:value="86.1166666666667" calcext:value-type="float">
            <text:p>86,1166666666667</text:p>
          </table:table-cell>
          <table:table-cell office:value-type="float" office:value="4.553" calcext:value-type="float">
            <text:p>4,553</text:p>
          </table:table-cell>
          <table:table-cell table:formula="of:=[.D977]-3.866" office:value-type="float" office:value="0.687" calcext:value-type="float">
            <text:p>0,687</text:p>
          </table:table-cell>
          <table:table-cell table:formula="of:=AVERAGE([.E954:.E977])" office:value-type="float" office:value="0.0410416666666665" calcext:value-type="float">
            <text:p>0,041041666666667</text:p>
          </table:table-cell>
          <table:table-cell table:formula="of:=[.E97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27" calcext:value-type="float">
            <text:p>1479488327</text:p>
          </table:table-cell>
          <table:table-cell table:formula="of:=[.A978]-[.$A$2]" office:value-type="float" office:value="5172" calcext:value-type="float">
            <text:p>5172</text:p>
          </table:table-cell>
          <table:table-cell table:formula="of:=[.B978]/60" office:value-type="float" office:value="86.2" calcext:value-type="float">
            <text:p>86,2</text:p>
          </table:table-cell>
          <table:table-cell office:value-type="float" office:value="3.912" calcext:value-type="float">
            <text:p>3,912</text:p>
          </table:table-cell>
          <table:table-cell table:formula="of:=[.D978]-3.866" office:value-type="float" office:value="0.0459999999999998" calcext:value-type="float">
            <text:p>0,046</text:p>
          </table:table-cell>
          <table:table-cell table:formula="of:=AVERAGE([.E955:.E978])" office:value-type="float" office:value="0.0428333333333332" calcext:value-type="float">
            <text:p>0,042833333333333</text:p>
          </table:table-cell>
          <table:table-cell table:formula="of:=[.E9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33" calcext:value-type="float">
            <text:p>1479488333</text:p>
          </table:table-cell>
          <table:table-cell table:formula="of:=[.A979]-[.$A$2]" office:value-type="float" office:value="5178" calcext:value-type="float">
            <text:p>5178</text:p>
          </table:table-cell>
          <table:table-cell table:formula="of:=[.B979]/60" office:value-type="float" office:value="86.3" calcext:value-type="float">
            <text:p>86,3</text:p>
          </table:table-cell>
          <table:table-cell office:value-type="float" office:value="3.908" calcext:value-type="float">
            <text:p>3,908</text:p>
          </table:table-cell>
          <table:table-cell table:formula="of:=[.D979]-3.866" office:value-type="float" office:value="0.0419999999999998" calcext:value-type="float">
            <text:p>0,042</text:p>
          </table:table-cell>
          <table:table-cell table:formula="of:=AVERAGE([.E956:.E979])" office:value-type="float" office:value="0.0444583333333332" calcext:value-type="float">
            <text:p>0,044458333333333</text:p>
          </table:table-cell>
          <table:table-cell table:formula="of:=[.E97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38" calcext:value-type="float">
            <text:p>1479488338</text:p>
          </table:table-cell>
          <table:table-cell table:formula="of:=[.A980]-[.$A$2]" office:value-type="float" office:value="5183" calcext:value-type="float">
            <text:p>5183</text:p>
          </table:table-cell>
          <table:table-cell table:formula="of:=[.B980]/60" office:value-type="float" office:value="86.3833333333333" calcext:value-type="float">
            <text:p>86,3833333333333</text:p>
          </table:table-cell>
          <table:table-cell office:value-type="float" office:value="3.866" calcext:value-type="float">
            <text:p>3,866</text:p>
          </table:table-cell>
          <table:table-cell table:formula="of:=[.D980]-3.866" office:value-type="float" office:value="0" calcext:value-type="float">
            <text:p>0</text:p>
          </table:table-cell>
          <table:table-cell table:formula="of:=AVERAGE([.E957:.E980])" office:value-type="float" office:value="0.0443333333333332" calcext:value-type="float">
            <text:p>0,044333333333333</text:p>
          </table:table-cell>
          <table:table-cell table:formula="of:=[.E98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343" calcext:value-type="float">
            <text:p>1479488343</text:p>
          </table:table-cell>
          <table:table-cell table:formula="of:=[.A981]-[.$A$2]" office:value-type="float" office:value="5188" calcext:value-type="float">
            <text:p>5188</text:p>
          </table:table-cell>
          <table:table-cell table:formula="of:=[.B981]/60" office:value-type="float" office:value="86.4666666666667" calcext:value-type="float">
            <text:p>86,4666666666667</text:p>
          </table:table-cell>
          <table:table-cell office:value-type="float" office:value="3.868" calcext:value-type="float">
            <text:p>3,868</text:p>
          </table:table-cell>
          <table:table-cell table:formula="of:=[.D981]-3.866" office:value-type="float" office:value="0.00199999999999978" calcext:value-type="float">
            <text:p>0,002</text:p>
          </table:table-cell>
          <table:table-cell table:formula="of:=AVERAGE([.E958:.E981])" office:value-type="float" office:value="0.0442916666666665" calcext:value-type="float">
            <text:p>0,044291666666667</text:p>
          </table:table-cell>
          <table:table-cell table:formula="of:=[.E98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48" calcext:value-type="float">
            <text:p>1479488348</text:p>
          </table:table-cell>
          <table:table-cell table:formula="of:=[.A982]-[.$A$2]" office:value-type="float" office:value="5193" calcext:value-type="float">
            <text:p>5193</text:p>
          </table:table-cell>
          <table:table-cell table:formula="of:=[.B982]/60" office:value-type="float" office:value="86.55" calcext:value-type="float">
            <text:p>86,55</text:p>
          </table:table-cell>
          <table:table-cell office:value-type="float" office:value="3.88" calcext:value-type="float">
            <text:p>3,88</text:p>
          </table:table-cell>
          <table:table-cell table:formula="of:=[.D982]-3.866" office:value-type="float" office:value="0.0139999999999998" calcext:value-type="float">
            <text:p>0,014</text:p>
          </table:table-cell>
          <table:table-cell table:formula="of:=AVERAGE([.E959:.E982])" office:value-type="float" office:value="0.0447499999999999" calcext:value-type="float">
            <text:p>0,04475</text:p>
          </table:table-cell>
          <table:table-cell table:formula="of:=[.E9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54" calcext:value-type="float">
            <text:p>1479488354</text:p>
          </table:table-cell>
          <table:table-cell table:formula="of:=[.A983]-[.$A$2]" office:value-type="float" office:value="5199" calcext:value-type="float">
            <text:p>5199</text:p>
          </table:table-cell>
          <table:table-cell table:formula="of:=[.B983]/60" office:value-type="float" office:value="86.65" calcext:value-type="float">
            <text:p>86,65</text:p>
          </table:table-cell>
          <table:table-cell office:value-type="float" office:value="3.875" calcext:value-type="float">
            <text:p>3,875</text:p>
          </table:table-cell>
          <table:table-cell table:formula="of:=[.D983]-3.866" office:value-type="float" office:value="0.0089999999999999" calcext:value-type="float">
            <text:p>0,009</text:p>
          </table:table-cell>
          <table:table-cell table:formula="of:=AVERAGE([.E960:.E983])" office:value-type="float" office:value="0.0450416666666665" calcext:value-type="float">
            <text:p>0,045041666666667</text:p>
          </table:table-cell>
          <table:table-cell table:formula="of:=[.E9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59" calcext:value-type="float">
            <text:p>1479488359</text:p>
          </table:table-cell>
          <table:table-cell table:formula="of:=[.A984]-[.$A$2]" office:value-type="float" office:value="5204" calcext:value-type="float">
            <text:p>5204</text:p>
          </table:table-cell>
          <table:table-cell table:formula="of:=[.B984]/60" office:value-type="float" office:value="86.7333333333333" calcext:value-type="float">
            <text:p>86,7333333333333</text:p>
          </table:table-cell>
          <table:table-cell office:value-type="float" office:value="3.871" calcext:value-type="float">
            <text:p>3,871</text:p>
          </table:table-cell>
          <table:table-cell table:formula="of:=[.D984]-3.866" office:value-type="float" office:value="0.00499999999999989" calcext:value-type="float">
            <text:p>0,005</text:p>
          </table:table-cell>
          <table:table-cell table:formula="of:=AVERAGE([.E961:.E984])" office:value-type="float" office:value="0.0451666666666665" calcext:value-type="float">
            <text:p>0,045166666666667</text:p>
          </table:table-cell>
          <table:table-cell table:formula="of:=[.E9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64" calcext:value-type="float">
            <text:p>1479488364</text:p>
          </table:table-cell>
          <table:table-cell table:formula="of:=[.A985]-[.$A$2]" office:value-type="float" office:value="5209" calcext:value-type="float">
            <text:p>5209</text:p>
          </table:table-cell>
          <table:table-cell table:formula="of:=[.B985]/60" office:value-type="float" office:value="86.8166666666667" calcext:value-type="float">
            <text:p>86,8166666666667</text:p>
          </table:table-cell>
          <table:table-cell office:value-type="float" office:value="3.874" calcext:value-type="float">
            <text:p>3,874</text:p>
          </table:table-cell>
          <table:table-cell table:formula="of:=[.D985]-3.866" office:value-type="float" office:value="0.00800000000000001" calcext:value-type="float">
            <text:p>0,008</text:p>
          </table:table-cell>
          <table:table-cell table:formula="of:=AVERAGE([.E962:.E985])" office:value-type="float" office:value="0.0454166666666665" calcext:value-type="float">
            <text:p>0,045416666666667</text:p>
          </table:table-cell>
          <table:table-cell table:formula="of:=[.E9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69" calcext:value-type="float">
            <text:p>1479488369</text:p>
          </table:table-cell>
          <table:table-cell table:formula="of:=[.A986]-[.$A$2]" office:value-type="float" office:value="5214" calcext:value-type="float">
            <text:p>5214</text:p>
          </table:table-cell>
          <table:table-cell table:formula="of:=[.B986]/60" office:value-type="float" office:value="86.9" calcext:value-type="float">
            <text:p>86,9</text:p>
          </table:table-cell>
          <table:table-cell office:value-type="float" office:value="3.874" calcext:value-type="float">
            <text:p>3,874</text:p>
          </table:table-cell>
          <table:table-cell table:formula="of:=[.D986]-3.866" office:value-type="float" office:value="0.00800000000000001" calcext:value-type="float">
            <text:p>0,008</text:p>
          </table:table-cell>
          <table:table-cell table:formula="of:=AVERAGE([.E963:.E986])" office:value-type="float" office:value="0.0456666666666666" calcext:value-type="float">
            <text:p>0,045666666666667</text:p>
          </table:table-cell>
          <table:table-cell table:formula="of:=[.E9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74" calcext:value-type="float">
            <text:p>1479488374</text:p>
          </table:table-cell>
          <table:table-cell table:formula="of:=[.A987]-[.$A$2]" office:value-type="float" office:value="5219" calcext:value-type="float">
            <text:p>5219</text:p>
          </table:table-cell>
          <table:table-cell table:formula="of:=[.B987]/60" office:value-type="float" office:value="86.9833333333333" calcext:value-type="float">
            <text:p>86,9833333333333</text:p>
          </table:table-cell>
          <table:table-cell office:value-type="float" office:value="3.875" calcext:value-type="float">
            <text:p>3,875</text:p>
          </table:table-cell>
          <table:table-cell table:formula="of:=[.D987]-3.866" office:value-type="float" office:value="0.0089999999999999" calcext:value-type="float">
            <text:p>0,009</text:p>
          </table:table-cell>
          <table:table-cell table:formula="of:=AVERAGE([.E964:.E987])" office:value-type="float" office:value="0.0459166666666666" calcext:value-type="float">
            <text:p>0,045916666666667</text:p>
          </table:table-cell>
          <table:table-cell table:formula="of:=[.E9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80" calcext:value-type="float">
            <text:p>1479488380</text:p>
          </table:table-cell>
          <table:table-cell table:formula="of:=[.A988]-[.$A$2]" office:value-type="float" office:value="5225" calcext:value-type="float">
            <text:p>5225</text:p>
          </table:table-cell>
          <table:table-cell table:formula="of:=[.B988]/60" office:value-type="float" office:value="87.0833333333333" calcext:value-type="float">
            <text:p>87,0833333333333</text:p>
          </table:table-cell>
          <table:table-cell office:value-type="float" office:value="3.877" calcext:value-type="float">
            <text:p>3,877</text:p>
          </table:table-cell>
          <table:table-cell table:formula="of:=[.D988]-3.866" office:value-type="float" office:value="0.0109999999999997" calcext:value-type="float">
            <text:p>0,011</text:p>
          </table:table-cell>
          <table:table-cell table:formula="of:=AVERAGE([.E965:.E988])" office:value-type="float" office:value="0.0456249999999999" calcext:value-type="float">
            <text:p>0,045625</text:p>
          </table:table-cell>
          <table:table-cell table:formula="of:=[.E98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85" calcext:value-type="float">
            <text:p>1479488385</text:p>
          </table:table-cell>
          <table:table-cell table:formula="of:=[.A989]-[.$A$2]" office:value-type="float" office:value="5230" calcext:value-type="float">
            <text:p>5230</text:p>
          </table:table-cell>
          <table:table-cell table:formula="of:=[.B989]/60" office:value-type="float" office:value="87.1666666666667" calcext:value-type="float">
            <text:p>87,1666666666667</text:p>
          </table:table-cell>
          <table:table-cell office:value-type="float" office:value="3.882" calcext:value-type="float">
            <text:p>3,882</text:p>
          </table:table-cell>
          <table:table-cell table:formula="of:=[.D989]-3.866" office:value-type="float" office:value="0.016" calcext:value-type="float">
            <text:p>0,016</text:p>
          </table:table-cell>
          <table:table-cell table:formula="of:=AVERAGE([.E966:.E989])" office:value-type="float" office:value="0.0451666666666666" calcext:value-type="float">
            <text:p>0,045166666666667</text:p>
          </table:table-cell>
          <table:table-cell table:formula="of:=[.E9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90" calcext:value-type="float">
            <text:p>1479488390</text:p>
          </table:table-cell>
          <table:table-cell table:formula="of:=[.A990]-[.$A$2]" office:value-type="float" office:value="5235" calcext:value-type="float">
            <text:p>5235</text:p>
          </table:table-cell>
          <table:table-cell table:formula="of:=[.B990]/60" office:value-type="float" office:value="87.25" calcext:value-type="float">
            <text:p>87,25</text:p>
          </table:table-cell>
          <table:table-cell office:value-type="float" office:value="3.873" calcext:value-type="float">
            <text:p>3,873</text:p>
          </table:table-cell>
          <table:table-cell table:formula="of:=[.D990]-3.866" office:value-type="float" office:value="0.00700000000000012" calcext:value-type="float">
            <text:p>0,007</text:p>
          </table:table-cell>
          <table:table-cell table:formula="of:=AVERAGE([.E967:.E990])" office:value-type="float" office:value="0.0446249999999999" calcext:value-type="float">
            <text:p>0,044625</text:p>
          </table:table-cell>
          <table:table-cell table:formula="of:=[.E9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396" calcext:value-type="float">
            <text:p>1479488396</text:p>
          </table:table-cell>
          <table:table-cell table:formula="of:=[.A991]-[.$A$2]" office:value-type="float" office:value="5241" calcext:value-type="float">
            <text:p>5241</text:p>
          </table:table-cell>
          <table:table-cell table:formula="of:=[.B991]/60" office:value-type="float" office:value="87.35" calcext:value-type="float">
            <text:p>87,35</text:p>
          </table:table-cell>
          <table:table-cell office:value-type="float" office:value="3.871" calcext:value-type="float">
            <text:p>3,871</text:p>
          </table:table-cell>
          <table:table-cell table:formula="of:=[.D991]-3.866" office:value-type="float" office:value="0.00499999999999989" calcext:value-type="float">
            <text:p>0,005</text:p>
          </table:table-cell>
          <table:table-cell table:formula="of:=AVERAGE([.E968:.E991])" office:value-type="float" office:value="0.0437916666666666" calcext:value-type="float">
            <text:p>0,043791666666667</text:p>
          </table:table-cell>
          <table:table-cell table:formula="of:=[.E9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01" calcext:value-type="float">
            <text:p>1479488401</text:p>
          </table:table-cell>
          <table:table-cell table:formula="of:=[.A992]-[.$A$2]" office:value-type="float" office:value="5246" calcext:value-type="float">
            <text:p>5246</text:p>
          </table:table-cell>
          <table:table-cell table:formula="of:=[.B992]/60" office:value-type="float" office:value="87.4333333333333" calcext:value-type="float">
            <text:p>87,4333333333333</text:p>
          </table:table-cell>
          <table:table-cell office:value-type="float" office:value="3.873" calcext:value-type="float">
            <text:p>3,873</text:p>
          </table:table-cell>
          <table:table-cell table:formula="of:=[.D992]-3.866" office:value-type="float" office:value="0.00700000000000012" calcext:value-type="float">
            <text:p>0,007</text:p>
          </table:table-cell>
          <table:table-cell table:formula="of:=AVERAGE([.E969:.E992])" office:value-type="float" office:value="0.0435833333333333" calcext:value-type="float">
            <text:p>0,043583333333333</text:p>
          </table:table-cell>
          <table:table-cell table:formula="of:=[.E9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06" calcext:value-type="float">
            <text:p>1479488406</text:p>
          </table:table-cell>
          <table:table-cell table:formula="of:=[.A993]-[.$A$2]" office:value-type="float" office:value="5251" calcext:value-type="float">
            <text:p>5251</text:p>
          </table:table-cell>
          <table:table-cell table:formula="of:=[.B993]/60" office:value-type="float" office:value="87.5166666666667" calcext:value-type="float">
            <text:p>87,5166666666667</text:p>
          </table:table-cell>
          <table:table-cell office:value-type="float" office:value="3.878" calcext:value-type="float">
            <text:p>3,878</text:p>
          </table:table-cell>
          <table:table-cell table:formula="of:=[.D993]-3.866" office:value-type="float" office:value="0.012" calcext:value-type="float">
            <text:p>0,012</text:p>
          </table:table-cell>
          <table:table-cell table:formula="of:=AVERAGE([.E970:.E993])" office:value-type="float" office:value="0.0436666666666666" calcext:value-type="float">
            <text:p>0,043666666666667</text:p>
          </table:table-cell>
          <table:table-cell table:formula="of:=[.E9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11" calcext:value-type="float">
            <text:p>1479488411</text:p>
          </table:table-cell>
          <table:table-cell table:formula="of:=[.A994]-[.$A$2]" office:value-type="float" office:value="5256" calcext:value-type="float">
            <text:p>5256</text:p>
          </table:table-cell>
          <table:table-cell table:formula="of:=[.B994]/60" office:value-type="float" office:value="87.6" calcext:value-type="float">
            <text:p>87,6</text:p>
          </table:table-cell>
          <table:table-cell office:value-type="float" office:value="3.875" calcext:value-type="float">
            <text:p>3,875</text:p>
          </table:table-cell>
          <table:table-cell table:formula="of:=[.D994]-3.866" office:value-type="float" office:value="0.0089999999999999" calcext:value-type="float">
            <text:p>0,009</text:p>
          </table:table-cell>
          <table:table-cell table:formula="of:=AVERAGE([.E971:.E994])" office:value-type="float" office:value="0.0433333333333333" calcext:value-type="float">
            <text:p>0,043333333333333</text:p>
          </table:table-cell>
          <table:table-cell table:formula="of:=[.E9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16" calcext:value-type="float">
            <text:p>1479488416</text:p>
          </table:table-cell>
          <table:table-cell table:formula="of:=[.A995]-[.$A$2]" office:value-type="float" office:value="5261" calcext:value-type="float">
            <text:p>5261</text:p>
          </table:table-cell>
          <table:table-cell table:formula="of:=[.B995]/60" office:value-type="float" office:value="87.6833333333333" calcext:value-type="float">
            <text:p>87,6833333333333</text:p>
          </table:table-cell>
          <table:table-cell office:value-type="float" office:value="3.875" calcext:value-type="float">
            <text:p>3,875</text:p>
          </table:table-cell>
          <table:table-cell table:formula="of:=[.D995]-3.866" office:value-type="float" office:value="0.0089999999999999" calcext:value-type="float">
            <text:p>0,009</text:p>
          </table:table-cell>
          <table:table-cell table:formula="of:=AVERAGE([.E972:.E995])" office:value-type="float" office:value="0.0424166666666666" calcext:value-type="float">
            <text:p>0,042416666666667</text:p>
          </table:table-cell>
          <table:table-cell table:formula="of:=[.E9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22" calcext:value-type="float">
            <text:p>1479488422</text:p>
          </table:table-cell>
          <table:table-cell table:formula="of:=[.A996]-[.$A$2]" office:value-type="float" office:value="5267" calcext:value-type="float">
            <text:p>5267</text:p>
          </table:table-cell>
          <table:table-cell table:formula="of:=[.B996]/60" office:value-type="float" office:value="87.7833333333333" calcext:value-type="float">
            <text:p>87,7833333333333</text:p>
          </table:table-cell>
          <table:table-cell office:value-type="float" office:value="3.885" calcext:value-type="float">
            <text:p>3,885</text:p>
          </table:table-cell>
          <table:table-cell table:formula="of:=[.D996]-3.866" office:value-type="float" office:value="0.0189999999999997" calcext:value-type="float">
            <text:p>0,019</text:p>
          </table:table-cell>
          <table:table-cell table:formula="of:=AVERAGE([.E973:.E996])" office:value-type="float" office:value="0.0427916666666666" calcext:value-type="float">
            <text:p>0,042791666666667</text:p>
          </table:table-cell>
          <table:table-cell table:formula="of:=[.E9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27" calcext:value-type="float">
            <text:p>1479488427</text:p>
          </table:table-cell>
          <table:table-cell table:formula="of:=[.A997]-[.$A$2]" office:value-type="float" office:value="5272" calcext:value-type="float">
            <text:p>5272</text:p>
          </table:table-cell>
          <table:table-cell table:formula="of:=[.B997]/60" office:value-type="float" office:value="87.8666666666667" calcext:value-type="float">
            <text:p>87,8666666666667</text:p>
          </table:table-cell>
          <table:table-cell office:value-type="float" office:value="3.875" calcext:value-type="float">
            <text:p>3,875</text:p>
          </table:table-cell>
          <table:table-cell table:formula="of:=[.D997]-3.866" office:value-type="float" office:value="0.0089999999999999" calcext:value-type="float">
            <text:p>0,009</text:p>
          </table:table-cell>
          <table:table-cell table:formula="of:=AVERAGE([.E974:.E997])" office:value-type="float" office:value="0.0428749999999999" calcext:value-type="float">
            <text:p>0,042875</text:p>
          </table:table-cell>
          <table:table-cell table:formula="of:=[.E9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32" calcext:value-type="float">
            <text:p>1479488432</text:p>
          </table:table-cell>
          <table:table-cell table:formula="of:=[.A998]-[.$A$2]" office:value-type="float" office:value="5277" calcext:value-type="float">
            <text:p>5277</text:p>
          </table:table-cell>
          <table:table-cell table:formula="of:=[.B998]/60" office:value-type="float" office:value="87.95" calcext:value-type="float">
            <text:p>87,95</text:p>
          </table:table-cell>
          <table:table-cell office:value-type="float" office:value="3.871" calcext:value-type="float">
            <text:p>3,871</text:p>
          </table:table-cell>
          <table:table-cell table:formula="of:=[.D998]-3.866" office:value-type="float" office:value="0.00499999999999989" calcext:value-type="float">
            <text:p>0,005</text:p>
          </table:table-cell>
          <table:table-cell table:formula="of:=AVERAGE([.E975:.E998])" office:value-type="float" office:value="0.0425833333333332" calcext:value-type="float">
            <text:p>0,042583333333333</text:p>
          </table:table-cell>
          <table:table-cell table:formula="of:=[.E9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37" calcext:value-type="float">
            <text:p>1479488437</text:p>
          </table:table-cell>
          <table:table-cell table:formula="of:=[.A999]-[.$A$2]" office:value-type="float" office:value="5282" calcext:value-type="float">
            <text:p>5282</text:p>
          </table:table-cell>
          <table:table-cell table:formula="of:=[.B999]/60" office:value-type="float" office:value="88.0333333333333" calcext:value-type="float">
            <text:p>88,0333333333333</text:p>
          </table:table-cell>
          <table:table-cell office:value-type="float" office:value="3.866" calcext:value-type="float">
            <text:p>3,866</text:p>
          </table:table-cell>
          <table:table-cell table:formula="of:=[.D999]-3.866" office:value-type="float" office:value="0" calcext:value-type="float">
            <text:p>0</text:p>
          </table:table-cell>
          <table:table-cell table:formula="of:=AVERAGE([.E976:.E999])" office:value-type="float" office:value="0.0413333333333332" calcext:value-type="float">
            <text:p>0,041333333333333</text:p>
          </table:table-cell>
          <table:table-cell table:formula="of:=[.E99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443" calcext:value-type="float">
            <text:p>1479488443</text:p>
          </table:table-cell>
          <table:table-cell table:formula="of:=[.A1000]-[.$A$2]" office:value-type="float" office:value="5288" calcext:value-type="float">
            <text:p>5288</text:p>
          </table:table-cell>
          <table:table-cell table:formula="of:=[.B1000]/60" office:value-type="float" office:value="88.1333333333333" calcext:value-type="float">
            <text:p>88,1333333333333</text:p>
          </table:table-cell>
          <table:table-cell office:value-type="float" office:value="3.873" calcext:value-type="float">
            <text:p>3,873</text:p>
          </table:table-cell>
          <table:table-cell table:formula="of:=[.D1000]-3.866" office:value-type="float" office:value="0.00700000000000012" calcext:value-type="float">
            <text:p>0,007</text:p>
          </table:table-cell>
          <table:table-cell table:formula="of:=AVERAGE([.E977:.E1000])" office:value-type="float" office:value="0.0394166666666666" calcext:value-type="float">
            <text:p>0,039416666666667</text:p>
          </table:table-cell>
          <table:table-cell table:formula="of:=[.E10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48" calcext:value-type="float">
            <text:p>1479488448</text:p>
          </table:table-cell>
          <table:table-cell table:formula="of:=[.A1001]-[.$A$2]" office:value-type="float" office:value="5293" calcext:value-type="float">
            <text:p>5293</text:p>
          </table:table-cell>
          <table:table-cell table:formula="of:=[.B1001]/60" office:value-type="float" office:value="88.2166666666667" calcext:value-type="float">
            <text:p>88,2166666666667</text:p>
          </table:table-cell>
          <table:table-cell office:value-type="float" office:value="3.874" calcext:value-type="float">
            <text:p>3,874</text:p>
          </table:table-cell>
          <table:table-cell table:formula="of:=[.D1001]-3.866" office:value-type="float" office:value="0.00800000000000001" calcext:value-type="float">
            <text:p>0,008</text:p>
          </table:table-cell>
          <table:table-cell table:formula="of:=AVERAGE([.E978:.E1001])" office:value-type="float" office:value="0.0111249999999999" calcext:value-type="float">
            <text:p>0,011125</text:p>
          </table:table-cell>
          <table:table-cell table:formula="of:=[.E10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53" calcext:value-type="float">
            <text:p>1479488453</text:p>
          </table:table-cell>
          <table:table-cell table:formula="of:=[.A1002]-[.$A$2]" office:value-type="float" office:value="5298" calcext:value-type="float">
            <text:p>5298</text:p>
          </table:table-cell>
          <table:table-cell table:formula="of:=[.B1002]/60" office:value-type="float" office:value="88.3" calcext:value-type="float">
            <text:p>88,3</text:p>
          </table:table-cell>
          <table:table-cell office:value-type="float" office:value="3.866" calcext:value-type="float">
            <text:p>3,866</text:p>
          </table:table-cell>
          <table:table-cell table:formula="of:=[.D1002]-3.866" office:value-type="float" office:value="0" calcext:value-type="float">
            <text:p>0</text:p>
          </table:table-cell>
          <table:table-cell table:formula="of:=AVERAGE([.E979:.E1002])" office:value-type="float" office:value="0.00920833333333326" calcext:value-type="float">
            <text:p>0,009208333333333</text:p>
          </table:table-cell>
          <table:table-cell table:formula="of:=[.E100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459" calcext:value-type="float">
            <text:p>1479488459</text:p>
          </table:table-cell>
          <table:table-cell table:formula="of:=[.A1003]-[.$A$2]" office:value-type="float" office:value="5304" calcext:value-type="float">
            <text:p>5304</text:p>
          </table:table-cell>
          <table:table-cell table:formula="of:=[.B1003]/60" office:value-type="float" office:value="88.4" calcext:value-type="float">
            <text:p>88,4</text:p>
          </table:table-cell>
          <table:table-cell office:value-type="float" office:value="3.872" calcext:value-type="float">
            <text:p>3,872</text:p>
          </table:table-cell>
          <table:table-cell table:formula="of:=[.D1003]-3.866" office:value-type="float" office:value="0.00599999999999978" calcext:value-type="float">
            <text:p>0,006</text:p>
          </table:table-cell>
          <table:table-cell table:formula="of:=AVERAGE([.E980:.E1003])" office:value-type="float" office:value="0.00770833333333326" calcext:value-type="float">
            <text:p>0,007708333333333</text:p>
          </table:table-cell>
          <table:table-cell table:formula="of:=[.E10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64" calcext:value-type="float">
            <text:p>1479488464</text:p>
          </table:table-cell>
          <table:table-cell table:formula="of:=[.A1004]-[.$A$2]" office:value-type="float" office:value="5309" calcext:value-type="float">
            <text:p>5309</text:p>
          </table:table-cell>
          <table:table-cell table:formula="of:=[.B1004]/60" office:value-type="float" office:value="88.4833333333333" calcext:value-type="float">
            <text:p>88,4833333333333</text:p>
          </table:table-cell>
          <table:table-cell office:value-type="float" office:value="3.875" calcext:value-type="float">
            <text:p>3,875</text:p>
          </table:table-cell>
          <table:table-cell table:formula="of:=[.D1004]-3.866" office:value-type="float" office:value="0.0089999999999999" calcext:value-type="float">
            <text:p>0,009</text:p>
          </table:table-cell>
          <table:table-cell table:formula="of:=AVERAGE([.E981:.E1004])" office:value-type="float" office:value="0.00808333333333326" calcext:value-type="float">
            <text:p>0,008083333333333</text:p>
          </table:table-cell>
          <table:table-cell table:formula="of:=[.E10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69" calcext:value-type="float">
            <text:p>1479488469</text:p>
          </table:table-cell>
          <table:table-cell table:formula="of:=[.A1005]-[.$A$2]" office:value-type="float" office:value="5314" calcext:value-type="float">
            <text:p>5314</text:p>
          </table:table-cell>
          <table:table-cell table:formula="of:=[.B1005]/60" office:value-type="float" office:value="88.5666666666667" calcext:value-type="float">
            <text:p>88,5666666666667</text:p>
          </table:table-cell>
          <table:table-cell office:value-type="float" office:value="3.876" calcext:value-type="float">
            <text:p>3,876</text:p>
          </table:table-cell>
          <table:table-cell table:formula="of:=[.D1005]-3.866" office:value-type="float" office:value="0.00999999999999979" calcext:value-type="float">
            <text:p>0,01</text:p>
          </table:table-cell>
          <table:table-cell table:formula="of:=AVERAGE([.E982:.E1005])" office:value-type="float" office:value="0.00841666666666659" calcext:value-type="float">
            <text:p>0,008416666666667</text:p>
          </table:table-cell>
          <table:table-cell table:formula="of:=[.E10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74" calcext:value-type="float">
            <text:p>1479488474</text:p>
          </table:table-cell>
          <table:table-cell table:formula="of:=[.A1006]-[.$A$2]" office:value-type="float" office:value="5319" calcext:value-type="float">
            <text:p>5319</text:p>
          </table:table-cell>
          <table:table-cell table:formula="of:=[.B1006]/60" office:value-type="float" office:value="88.65" calcext:value-type="float">
            <text:p>88,65</text:p>
          </table:table-cell>
          <table:table-cell office:value-type="float" office:value="3.871" calcext:value-type="float">
            <text:p>3,871</text:p>
          </table:table-cell>
          <table:table-cell table:formula="of:=[.D1006]-3.866" office:value-type="float" office:value="0.00499999999999989" calcext:value-type="float">
            <text:p>0,005</text:p>
          </table:table-cell>
          <table:table-cell table:formula="of:=AVERAGE([.E983:.E1006])" office:value-type="float" office:value="0.0080416666666666" calcext:value-type="float">
            <text:p>0,008041666666667</text:p>
          </table:table-cell>
          <table:table-cell table:formula="of:=[.E10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79" calcext:value-type="float">
            <text:p>1479488479</text:p>
          </table:table-cell>
          <table:table-cell table:formula="of:=[.A1007]-[.$A$2]" office:value-type="float" office:value="5324" calcext:value-type="float">
            <text:p>5324</text:p>
          </table:table-cell>
          <table:table-cell table:formula="of:=[.B1007]/60" office:value-type="float" office:value="88.7333333333333" calcext:value-type="float">
            <text:p>88,7333333333333</text:p>
          </table:table-cell>
          <table:table-cell office:value-type="float" office:value="3.873" calcext:value-type="float">
            <text:p>3,873</text:p>
          </table:table-cell>
          <table:table-cell table:formula="of:=[.D1007]-3.866" office:value-type="float" office:value="0.00700000000000012" calcext:value-type="float">
            <text:p>0,007</text:p>
          </table:table-cell>
          <table:table-cell table:formula="of:=AVERAGE([.E984:.E1007])" office:value-type="float" office:value="0.00795833333333327" calcext:value-type="float">
            <text:p>0,007958333333333</text:p>
          </table:table-cell>
          <table:table-cell table:formula="of:=[.E10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85" calcext:value-type="float">
            <text:p>1479488485</text:p>
          </table:table-cell>
          <table:table-cell table:formula="of:=[.A1008]-[.$A$2]" office:value-type="float" office:value="5330" calcext:value-type="float">
            <text:p>5330</text:p>
          </table:table-cell>
          <table:table-cell table:formula="of:=[.B1008]/60" office:value-type="float" office:value="88.8333333333333" calcext:value-type="float">
            <text:p>88,8333333333333</text:p>
          </table:table-cell>
          <table:table-cell office:value-type="float" office:value="3.873" calcext:value-type="float">
            <text:p>3,873</text:p>
          </table:table-cell>
          <table:table-cell table:formula="of:=[.D1008]-3.866" office:value-type="float" office:value="0.00700000000000012" calcext:value-type="float">
            <text:p>0,007</text:p>
          </table:table-cell>
          <table:table-cell table:formula="of:=AVERAGE([.E985:.E1008])" office:value-type="float" office:value="0.00804166666666661" calcext:value-type="float">
            <text:p>0,008041666666667</text:p>
          </table:table-cell>
          <table:table-cell table:formula="of:=[.E10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90" calcext:value-type="float">
            <text:p>1479488490</text:p>
          </table:table-cell>
          <table:table-cell table:formula="of:=[.A1009]-[.$A$2]" office:value-type="float" office:value="5335" calcext:value-type="float">
            <text:p>5335</text:p>
          </table:table-cell>
          <table:table-cell table:formula="of:=[.B1009]/60" office:value-type="float" office:value="88.9166666666667" calcext:value-type="float">
            <text:p>88,9166666666667</text:p>
          </table:table-cell>
          <table:table-cell office:value-type="float" office:value="3.882" calcext:value-type="float">
            <text:p>3,882</text:p>
          </table:table-cell>
          <table:table-cell table:formula="of:=[.D1009]-3.866" office:value-type="float" office:value="0.016" calcext:value-type="float">
            <text:p>0,016</text:p>
          </table:table-cell>
          <table:table-cell table:formula="of:=AVERAGE([.E986:.E1009])" office:value-type="float" office:value="0.00837499999999995" calcext:value-type="float">
            <text:p>0,008375</text:p>
          </table:table-cell>
          <table:table-cell table:formula="of:=[.E10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495" calcext:value-type="float">
            <text:p>1479488495</text:p>
          </table:table-cell>
          <table:table-cell table:formula="of:=[.A1010]-[.$A$2]" office:value-type="float" office:value="5340" calcext:value-type="float">
            <text:p>5340</text:p>
          </table:table-cell>
          <table:table-cell table:formula="of:=[.B1010]/60" office:value-type="float" office:value="89" calcext:value-type="float">
            <text:p>89</text:p>
          </table:table-cell>
          <table:table-cell office:value-type="float" office:value="3.875" calcext:value-type="float">
            <text:p>3,875</text:p>
          </table:table-cell>
          <table:table-cell table:formula="of:=[.D1010]-3.866" office:value-type="float" office:value="0.0089999999999999" calcext:value-type="float">
            <text:p>0,009</text:p>
          </table:table-cell>
          <table:table-cell table:formula="of:=AVERAGE([.E987:.E1010])" office:value-type="float" office:value="0.00841666666666661" calcext:value-type="float">
            <text:p>0,008416666666667</text:p>
          </table:table-cell>
          <table:table-cell table:formula="of:=[.E10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00" calcext:value-type="float">
            <text:p>1479488500</text:p>
          </table:table-cell>
          <table:table-cell table:formula="of:=[.A1011]-[.$A$2]" office:value-type="float" office:value="5345" calcext:value-type="float">
            <text:p>5345</text:p>
          </table:table-cell>
          <table:table-cell table:formula="of:=[.B1011]/60" office:value-type="float" office:value="89.0833333333333" calcext:value-type="float">
            <text:p>89,0833333333333</text:p>
          </table:table-cell>
          <table:table-cell office:value-type="float" office:value="3.873" calcext:value-type="float">
            <text:p>3,873</text:p>
          </table:table-cell>
          <table:table-cell table:formula="of:=[.D1011]-3.866" office:value-type="float" office:value="0.00700000000000012" calcext:value-type="float">
            <text:p>0,007</text:p>
          </table:table-cell>
          <table:table-cell table:formula="of:=AVERAGE([.E988:.E1011])" office:value-type="float" office:value="0.00833333333333328" calcext:value-type="float">
            <text:p>0,008333333333333</text:p>
          </table:table-cell>
          <table:table-cell table:formula="of:=[.E101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06" calcext:value-type="float">
            <text:p>1479488506</text:p>
          </table:table-cell>
          <table:table-cell table:formula="of:=[.A1012]-[.$A$2]" office:value-type="float" office:value="5351" calcext:value-type="float">
            <text:p>5351</text:p>
          </table:table-cell>
          <table:table-cell table:formula="of:=[.B1012]/60" office:value-type="float" office:value="89.1833333333333" calcext:value-type="float">
            <text:p>89,1833333333333</text:p>
          </table:table-cell>
          <table:table-cell office:value-type="float" office:value="3.871" calcext:value-type="float">
            <text:p>3,871</text:p>
          </table:table-cell>
          <table:table-cell table:formula="of:=[.D1012]-3.866" office:value-type="float" office:value="0.00499999999999989" calcext:value-type="float">
            <text:p>0,005</text:p>
          </table:table-cell>
          <table:table-cell table:formula="of:=AVERAGE([.E989:.E1012])" office:value-type="float" office:value="0.0080833333333333" calcext:value-type="float">
            <text:p>0,008083333333333</text:p>
          </table:table-cell>
          <table:table-cell table:formula="of:=[.E101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16" calcext:value-type="float">
            <text:p>1479488516</text:p>
          </table:table-cell>
          <table:table-cell table:formula="of:=[.A1013]-[.$A$2]" office:value-type="float" office:value="5361" calcext:value-type="float">
            <text:p>5361</text:p>
          </table:table-cell>
          <table:table-cell table:formula="of:=[.B1013]/60" office:value-type="float" office:value="89.35" calcext:value-type="float">
            <text:p>89,35</text:p>
          </table:table-cell>
          <table:table-cell office:value-type="float" office:value="3.874" calcext:value-type="float">
            <text:p>3,874</text:p>
          </table:table-cell>
          <table:table-cell table:formula="of:=[.D1013]-3.866" office:value-type="float" office:value="0.00800000000000001" calcext:value-type="float">
            <text:p>0,008</text:p>
          </table:table-cell>
          <table:table-cell table:formula="of:=AVERAGE([.E990:.E1013])" office:value-type="float" office:value="0.00774999999999996" calcext:value-type="float">
            <text:p>0,00775</text:p>
          </table:table-cell>
          <table:table-cell table:formula="of:=[.E101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21" calcext:value-type="float">
            <text:p>1479488521</text:p>
          </table:table-cell>
          <table:table-cell table:formula="of:=[.A1014]-[.$A$2]" office:value-type="float" office:value="5366" calcext:value-type="float">
            <text:p>5366</text:p>
          </table:table-cell>
          <table:table-cell table:formula="of:=[.B1014]/60" office:value-type="float" office:value="89.4333333333333" calcext:value-type="float">
            <text:p>89,4333333333333</text:p>
          </table:table-cell>
          <table:table-cell office:value-type="float" office:value="3.877" calcext:value-type="float">
            <text:p>3,877</text:p>
          </table:table-cell>
          <table:table-cell table:formula="of:=[.D1014]-3.866" office:value-type="float" office:value="0.0109999999999997" calcext:value-type="float">
            <text:p>0,011</text:p>
          </table:table-cell>
          <table:table-cell table:formula="of:=AVERAGE([.E991:.E1014])" office:value-type="float" office:value="0.00791666666666661" calcext:value-type="float">
            <text:p>0,007916666666667</text:p>
          </table:table-cell>
          <table:table-cell table:formula="of:=[.E10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26" calcext:value-type="float">
            <text:p>1479488526</text:p>
          </table:table-cell>
          <table:table-cell table:formula="of:=[.A1015]-[.$A$2]" office:value-type="float" office:value="5371" calcext:value-type="float">
            <text:p>5371</text:p>
          </table:table-cell>
          <table:table-cell table:formula="of:=[.B1015]/60" office:value-type="float" office:value="89.5166666666667" calcext:value-type="float">
            <text:p>89,5166666666667</text:p>
          </table:table-cell>
          <table:table-cell office:value-type="float" office:value="3.882" calcext:value-type="float">
            <text:p>3,882</text:p>
          </table:table-cell>
          <table:table-cell table:formula="of:=[.D1015]-3.866" office:value-type="float" office:value="0.016" calcext:value-type="float">
            <text:p>0,016</text:p>
          </table:table-cell>
          <table:table-cell table:formula="of:=AVERAGE([.E992:.E1015])" office:value-type="float" office:value="0.00837499999999995" calcext:value-type="float">
            <text:p>0,008375</text:p>
          </table:table-cell>
          <table:table-cell table:formula="of:=[.E101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32" calcext:value-type="float">
            <text:p>1479488532</text:p>
          </table:table-cell>
          <table:table-cell table:formula="of:=[.A1016]-[.$A$2]" office:value-type="float" office:value="5377" calcext:value-type="float">
            <text:p>5377</text:p>
          </table:table-cell>
          <table:table-cell table:formula="of:=[.B1016]/60" office:value-type="float" office:value="89.6166666666667" calcext:value-type="float">
            <text:p>89,6166666666667</text:p>
          </table:table-cell>
          <table:table-cell office:value-type="float" office:value="3.875" calcext:value-type="float">
            <text:p>3,875</text:p>
          </table:table-cell>
          <table:table-cell table:formula="of:=[.D1016]-3.866" office:value-type="float" office:value="0.0089999999999999" calcext:value-type="float">
            <text:p>0,009</text:p>
          </table:table-cell>
          <table:table-cell table:formula="of:=AVERAGE([.E993:.E1016])" office:value-type="float" office:value="0.00845833333333327" calcext:value-type="float">
            <text:p>0,008458333333333</text:p>
          </table:table-cell>
          <table:table-cell table:formula="of:=[.E101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37" calcext:value-type="float">
            <text:p>1479488537</text:p>
          </table:table-cell>
          <table:table-cell table:formula="of:=[.A1017]-[.$A$2]" office:value-type="float" office:value="5382" calcext:value-type="float">
            <text:p>5382</text:p>
          </table:table-cell>
          <table:table-cell table:formula="of:=[.B1017]/60" office:value-type="float" office:value="89.7" calcext:value-type="float">
            <text:p>89,7</text:p>
          </table:table-cell>
          <table:table-cell office:value-type="float" office:value="3.872" calcext:value-type="float">
            <text:p>3,872</text:p>
          </table:table-cell>
          <table:table-cell table:formula="of:=[.D1017]-3.866" office:value-type="float" office:value="0.00599999999999978" calcext:value-type="float">
            <text:p>0,006</text:p>
          </table:table-cell>
          <table:table-cell table:formula="of:=AVERAGE([.E994:.E1017])" office:value-type="float" office:value="0.00820833333333326" calcext:value-type="float">
            <text:p>0,008208333333333</text:p>
          </table:table-cell>
          <table:table-cell table:formula="of:=[.E101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42" calcext:value-type="float">
            <text:p>1479488542</text:p>
          </table:table-cell>
          <table:table-cell table:formula="of:=[.A1018]-[.$A$2]" office:value-type="float" office:value="5387" calcext:value-type="float">
            <text:p>5387</text:p>
          </table:table-cell>
          <table:table-cell table:formula="of:=[.B1018]/60" office:value-type="float" office:value="89.7833333333333" calcext:value-type="float">
            <text:p>89,7833333333333</text:p>
          </table:table-cell>
          <table:table-cell office:value-type="float" office:value="3.871" calcext:value-type="float">
            <text:p>3,871</text:p>
          </table:table-cell>
          <table:table-cell table:formula="of:=[.D1018]-3.866" office:value-type="float" office:value="0.00499999999999989" calcext:value-type="float">
            <text:p>0,005</text:p>
          </table:table-cell>
          <table:table-cell table:formula="of:=AVERAGE([.E995:.E1018])" office:value-type="float" office:value="0.0080416666666666" calcext:value-type="float">
            <text:p>0,008041666666667</text:p>
          </table:table-cell>
          <table:table-cell table:formula="of:=[.E10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48" calcext:value-type="float">
            <text:p>1479488548</text:p>
          </table:table-cell>
          <table:table-cell table:formula="of:=[.A1019]-[.$A$2]" office:value-type="float" office:value="5393" calcext:value-type="float">
            <text:p>5393</text:p>
          </table:table-cell>
          <table:table-cell table:formula="of:=[.B1019]/60" office:value-type="float" office:value="89.8833333333333" calcext:value-type="float">
            <text:p>89,8833333333333</text:p>
          </table:table-cell>
          <table:table-cell office:value-type="float" office:value="3.877" calcext:value-type="float">
            <text:p>3,877</text:p>
          </table:table-cell>
          <table:table-cell table:formula="of:=[.D1019]-3.866" office:value-type="float" office:value="0.0109999999999997" calcext:value-type="float">
            <text:p>0,011</text:p>
          </table:table-cell>
          <table:table-cell table:formula="of:=AVERAGE([.E996:.E1019])" office:value-type="float" office:value="0.00812499999999992" calcext:value-type="float">
            <text:p>0,008125</text:p>
          </table:table-cell>
          <table:table-cell table:formula="of:=[.E101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53" calcext:value-type="float">
            <text:p>1479488553</text:p>
          </table:table-cell>
          <table:table-cell table:formula="of:=[.A1020]-[.$A$2]" office:value-type="float" office:value="5398" calcext:value-type="float">
            <text:p>5398</text:p>
          </table:table-cell>
          <table:table-cell table:formula="of:=[.B1020]/60" office:value-type="float" office:value="89.9666666666667" calcext:value-type="float">
            <text:p>89,9666666666667</text:p>
          </table:table-cell>
          <table:table-cell office:value-type="float" office:value="3.875" calcext:value-type="float">
            <text:p>3,875</text:p>
          </table:table-cell>
          <table:table-cell table:formula="of:=[.D1020]-3.866" office:value-type="float" office:value="0.0089999999999999" calcext:value-type="float">
            <text:p>0,009</text:p>
          </table:table-cell>
          <table:table-cell table:formula="of:=AVERAGE([.E997:.E1020])" office:value-type="float" office:value="0.00770833333333326" calcext:value-type="float">
            <text:p>0,007708333333333</text:p>
          </table:table-cell>
          <table:table-cell table:formula="of:=[.E102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58" calcext:value-type="float">
            <text:p>1479488558</text:p>
          </table:table-cell>
          <table:table-cell table:formula="of:=[.A1021]-[.$A$2]" office:value-type="float" office:value="5403" calcext:value-type="float">
            <text:p>5403</text:p>
          </table:table-cell>
          <table:table-cell table:formula="of:=[.B1021]/60" office:value-type="float" office:value="90.05" calcext:value-type="float">
            <text:p>90,05</text:p>
          </table:table-cell>
          <table:table-cell office:value-type="float" office:value="3.875" calcext:value-type="float">
            <text:p>3,875</text:p>
          </table:table-cell>
          <table:table-cell table:formula="of:=[.D1021]-3.866" office:value-type="float" office:value="0.0089999999999999" calcext:value-type="float">
            <text:p>0,009</text:p>
          </table:table-cell>
          <table:table-cell table:formula="of:=AVERAGE([.E998:.E1021])" office:value-type="float" office:value="0.00770833333333326" calcext:value-type="float">
            <text:p>0,007708333333333</text:p>
          </table:table-cell>
          <table:table-cell table:formula="of:=[.E10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63" calcext:value-type="float">
            <text:p>1479488563</text:p>
          </table:table-cell>
          <table:table-cell table:formula="of:=[.A1022]-[.$A$2]" office:value-type="float" office:value="5408" calcext:value-type="float">
            <text:p>5408</text:p>
          </table:table-cell>
          <table:table-cell table:formula="of:=[.B1022]/60" office:value-type="float" office:value="90.1333333333333" calcext:value-type="float">
            <text:p>90,1333333333333</text:p>
          </table:table-cell>
          <table:table-cell office:value-type="float" office:value="3.883" calcext:value-type="float">
            <text:p>3,883</text:p>
          </table:table-cell>
          <table:table-cell table:formula="of:=[.D1022]-3.866" office:value-type="float" office:value="0.0169999999999999" calcext:value-type="float">
            <text:p>0,017</text:p>
          </table:table-cell>
          <table:table-cell table:formula="of:=AVERAGE([.E999:.E1022])" office:value-type="float" office:value="0.00820833333333326" calcext:value-type="float">
            <text:p>0,008208333333333</text:p>
          </table:table-cell>
          <table:table-cell table:formula="of:=[.E10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69" calcext:value-type="float">
            <text:p>1479488569</text:p>
          </table:table-cell>
          <table:table-cell table:formula="of:=[.A1023]-[.$A$2]" office:value-type="float" office:value="5414" calcext:value-type="float">
            <text:p>5414</text:p>
          </table:table-cell>
          <table:table-cell table:formula="of:=[.B1023]/60" office:value-type="float" office:value="90.2333333333333" calcext:value-type="float">
            <text:p>90,2333333333333</text:p>
          </table:table-cell>
          <table:table-cell office:value-type="float" office:value="3.875" calcext:value-type="float">
            <text:p>3,875</text:p>
          </table:table-cell>
          <table:table-cell table:formula="of:=[.D1023]-3.866" office:value-type="float" office:value="0.0089999999999999" calcext:value-type="float">
            <text:p>0,009</text:p>
          </table:table-cell>
          <table:table-cell table:formula="of:=AVERAGE([.E1000:.E1023])" office:value-type="float" office:value="0.00858333333333326" calcext:value-type="float">
            <text:p>0,008583333333333</text:p>
          </table:table-cell>
          <table:table-cell table:formula="of:=[.E102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74" calcext:value-type="float">
            <text:p>1479488574</text:p>
          </table:table-cell>
          <table:table-cell table:formula="of:=[.A1024]-[.$A$2]" office:value-type="float" office:value="5419" calcext:value-type="float">
            <text:p>5419</text:p>
          </table:table-cell>
          <table:table-cell table:formula="of:=[.B1024]/60" office:value-type="float" office:value="90.3166666666667" calcext:value-type="float">
            <text:p>90,3166666666667</text:p>
          </table:table-cell>
          <table:table-cell office:value-type="float" office:value="3.871" calcext:value-type="float">
            <text:p>3,871</text:p>
          </table:table-cell>
          <table:table-cell table:formula="of:=[.D1024]-3.866" office:value-type="float" office:value="0.00499999999999989" calcext:value-type="float">
            <text:p>0,005</text:p>
          </table:table-cell>
          <table:table-cell table:formula="of:=AVERAGE([.E1001:.E1024])" office:value-type="float" office:value="0.00849999999999992" calcext:value-type="float">
            <text:p>0,0085</text:p>
          </table:table-cell>
          <table:table-cell table:formula="of:=[.E102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79" calcext:value-type="float">
            <text:p>1479488579</text:p>
          </table:table-cell>
          <table:table-cell table:formula="of:=[.A1025]-[.$A$2]" office:value-type="float" office:value="5424" calcext:value-type="float">
            <text:p>5424</text:p>
          </table:table-cell>
          <table:table-cell table:formula="of:=[.B1025]/60" office:value-type="float" office:value="90.4" calcext:value-type="float">
            <text:p>90,4</text:p>
          </table:table-cell>
          <table:table-cell office:value-type="float" office:value="3.866" calcext:value-type="float">
            <text:p>3,866</text:p>
          </table:table-cell>
          <table:table-cell table:formula="of:=[.D1025]-3.866" office:value-type="float" office:value="0" calcext:value-type="float">
            <text:p>0</text:p>
          </table:table-cell>
          <table:table-cell table:formula="of:=AVERAGE([.E1002:.E1025])" office:value-type="float" office:value="0.00816666666666658" calcext:value-type="float">
            <text:p>0,008166666666667</text:p>
          </table:table-cell>
          <table:table-cell table:formula="of:=[.E102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584" calcext:value-type="float">
            <text:p>1479488584</text:p>
          </table:table-cell>
          <table:table-cell table:formula="of:=[.A1026]-[.$A$2]" office:value-type="float" office:value="5429" calcext:value-type="float">
            <text:p>5429</text:p>
          </table:table-cell>
          <table:table-cell table:formula="of:=[.B1026]/60" office:value-type="float" office:value="90.4833333333333" calcext:value-type="float">
            <text:p>90,4833333333333</text:p>
          </table:table-cell>
          <table:table-cell office:value-type="float" office:value="3.875" calcext:value-type="float">
            <text:p>3,875</text:p>
          </table:table-cell>
          <table:table-cell table:formula="of:=[.D1026]-3.866" office:value-type="float" office:value="0.0089999999999999" calcext:value-type="float">
            <text:p>0,009</text:p>
          </table:table-cell>
          <table:table-cell table:formula="of:=AVERAGE([.E1003:.E1026])" office:value-type="float" office:value="0.00854166666666658" calcext:value-type="float">
            <text:p>0,008541666666667</text:p>
          </table:table-cell>
          <table:table-cell table:formula="of:=[.E102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89" calcext:value-type="float">
            <text:p>1479488589</text:p>
          </table:table-cell>
          <table:table-cell table:formula="of:=[.A1027]-[.$A$2]" office:value-type="float" office:value="5434" calcext:value-type="float">
            <text:p>5434</text:p>
          </table:table-cell>
          <table:table-cell table:formula="of:=[.B1027]/60" office:value-type="float" office:value="90.5666666666667" calcext:value-type="float">
            <text:p>90,5666666666667</text:p>
          </table:table-cell>
          <table:table-cell office:value-type="float" office:value="3.873" calcext:value-type="float">
            <text:p>3,873</text:p>
          </table:table-cell>
          <table:table-cell table:formula="of:=[.D1027]-3.866" office:value-type="float" office:value="0.00700000000000012" calcext:value-type="float">
            <text:p>0,007</text:p>
          </table:table-cell>
          <table:table-cell table:formula="of:=AVERAGE([.E1004:.E1027])" office:value-type="float" office:value="0.00858333333333326" calcext:value-type="float">
            <text:p>0,008583333333333</text:p>
          </table:table-cell>
          <table:table-cell table:formula="of:=[.E102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595" calcext:value-type="float">
            <text:p>1479488595</text:p>
          </table:table-cell>
          <table:table-cell table:formula="of:=[.A1028]-[.$A$2]" office:value-type="float" office:value="5440" calcext:value-type="float">
            <text:p>5440</text:p>
          </table:table-cell>
          <table:table-cell table:formula="of:=[.B1028]/60" office:value-type="float" office:value="90.6666666666667" calcext:value-type="float">
            <text:p>90,6666666666667</text:p>
          </table:table-cell>
          <table:table-cell office:value-type="float" office:value="3.866" calcext:value-type="float">
            <text:p>3,866</text:p>
          </table:table-cell>
          <table:table-cell table:formula="of:=[.D1028]-3.866" office:value-type="float" office:value="0" calcext:value-type="float">
            <text:p>0</text:p>
          </table:table-cell>
          <table:table-cell table:formula="of:=AVERAGE([.E1005:.E1028])" office:value-type="float" office:value="0.00820833333333326" calcext:value-type="float">
            <text:p>0,008208333333333</text:p>
          </table:table-cell>
          <table:table-cell table:formula="of:=[.E102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8600" calcext:value-type="float">
            <text:p>1479488600</text:p>
          </table:table-cell>
          <table:table-cell table:formula="of:=[.A1029]-[.$A$2]" office:value-type="float" office:value="5445" calcext:value-type="float">
            <text:p>5445</text:p>
          </table:table-cell>
          <table:table-cell table:formula="of:=[.B1029]/60" office:value-type="float" office:value="90.75" calcext:value-type="float">
            <text:p>90,75</text:p>
          </table:table-cell>
          <table:table-cell office:value-type="float" office:value="3.874" calcext:value-type="float">
            <text:p>3,874</text:p>
          </table:table-cell>
          <table:table-cell table:formula="of:=[.D1029]-3.866" office:value-type="float" office:value="0.00800000000000001" calcext:value-type="float">
            <text:p>0,008</text:p>
          </table:table-cell>
          <table:table-cell table:formula="of:=AVERAGE([.E1006:.E1029])" office:value-type="float" office:value="0.00812499999999994" calcext:value-type="float">
            <text:p>0,008125</text:p>
          </table:table-cell>
          <table:table-cell table:formula="of:=[.E102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05" calcext:value-type="float">
            <text:p>1479488605</text:p>
          </table:table-cell>
          <table:table-cell table:formula="of:=[.A1030]-[.$A$2]" office:value-type="float" office:value="5450" calcext:value-type="float">
            <text:p>5450</text:p>
          </table:table-cell>
          <table:table-cell table:formula="of:=[.B1030]/60" office:value-type="float" office:value="90.8333333333333" calcext:value-type="float">
            <text:p>90,8333333333333</text:p>
          </table:table-cell>
          <table:table-cell office:value-type="float" office:value="3.873" calcext:value-type="float">
            <text:p>3,873</text:p>
          </table:table-cell>
          <table:table-cell table:formula="of:=[.D1030]-3.866" office:value-type="float" office:value="0.00700000000000012" calcext:value-type="float">
            <text:p>0,007</text:p>
          </table:table-cell>
          <table:table-cell table:formula="of:=AVERAGE([.E1007:.E1030])" office:value-type="float" office:value="0.00820833333333328" calcext:value-type="float">
            <text:p>0,008208333333333</text:p>
          </table:table-cell>
          <table:table-cell table:formula="of:=[.E103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11" calcext:value-type="float">
            <text:p>1479488611</text:p>
          </table:table-cell>
          <table:table-cell table:formula="of:=[.A1031]-[.$A$2]" office:value-type="float" office:value="5456" calcext:value-type="float">
            <text:p>5456</text:p>
          </table:table-cell>
          <table:table-cell table:formula="of:=[.B1031]/60" office:value-type="float" office:value="90.9333333333333" calcext:value-type="float">
            <text:p>90,9333333333333</text:p>
          </table:table-cell>
          <table:table-cell office:value-type="float" office:value="3.874" calcext:value-type="float">
            <text:p>3,874</text:p>
          </table:table-cell>
          <table:table-cell table:formula="of:=[.D1031]-3.866" office:value-type="float" office:value="0.00800000000000001" calcext:value-type="float">
            <text:p>0,008</text:p>
          </table:table-cell>
          <table:table-cell table:formula="of:=AVERAGE([.E1008:.E1031])" office:value-type="float" office:value="0.00824999999999994" calcext:value-type="float">
            <text:p>0,00825</text:p>
          </table:table-cell>
          <table:table-cell table:formula="of:=[.E103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16" calcext:value-type="float">
            <text:p>1479488616</text:p>
          </table:table-cell>
          <table:table-cell table:formula="of:=[.A1032]-[.$A$2]" office:value-type="float" office:value="5461" calcext:value-type="float">
            <text:p>5461</text:p>
          </table:table-cell>
          <table:table-cell table:formula="of:=[.B1032]/60" office:value-type="float" office:value="91.0166666666667" calcext:value-type="float">
            <text:p>91,0166666666667</text:p>
          </table:table-cell>
          <table:table-cell office:value-type="float" office:value="3.885" calcext:value-type="float">
            <text:p>3,885</text:p>
          </table:table-cell>
          <table:table-cell table:formula="of:=[.D1032]-3.866" office:value-type="float" office:value="0.0189999999999997" calcext:value-type="float">
            <text:p>0,019</text:p>
          </table:table-cell>
          <table:table-cell table:formula="of:=AVERAGE([.E1009:.E1032])" office:value-type="float" office:value="0.00874999999999992" calcext:value-type="float">
            <text:p>0,00875</text:p>
          </table:table-cell>
          <table:table-cell table:formula="of:=[.E103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21" calcext:value-type="float">
            <text:p>1479488621</text:p>
          </table:table-cell>
          <table:table-cell table:formula="of:=[.A1033]-[.$A$2]" office:value-type="float" office:value="5466" calcext:value-type="float">
            <text:p>5466</text:p>
          </table:table-cell>
          <table:table-cell table:formula="of:=[.B1033]/60" office:value-type="float" office:value="91.1" calcext:value-type="float">
            <text:p>91,1</text:p>
          </table:table-cell>
          <table:table-cell office:value-type="float" office:value="3.901" calcext:value-type="float">
            <text:p>3,901</text:p>
          </table:table-cell>
          <table:table-cell table:formula="of:=[.D1033]-3.866" office:value-type="float" office:value="0.0349999999999997" calcext:value-type="float">
            <text:p>0,035</text:p>
          </table:table-cell>
          <table:table-cell table:formula="of:=AVERAGE([.E1010:.E1033])" office:value-type="float" office:value="0.00954166666666658" calcext:value-type="float">
            <text:p>0,009541666666667</text:p>
          </table:table-cell>
          <table:table-cell table:formula="of:=[.E103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26" calcext:value-type="float">
            <text:p>1479488626</text:p>
          </table:table-cell>
          <table:table-cell table:formula="of:=[.A1034]-[.$A$2]" office:value-type="float" office:value="5471" calcext:value-type="float">
            <text:p>5471</text:p>
          </table:table-cell>
          <table:table-cell table:formula="of:=[.B1034]/60" office:value-type="float" office:value="91.1833333333333" calcext:value-type="float">
            <text:p>91,1833333333333</text:p>
          </table:table-cell>
          <table:table-cell office:value-type="float" office:value="3.917" calcext:value-type="float">
            <text:p>3,917</text:p>
          </table:table-cell>
          <table:table-cell table:formula="of:=[.D1034]-3.866" office:value-type="float" office:value="0.0509999999999997" calcext:value-type="float">
            <text:p>0,051</text:p>
          </table:table-cell>
          <table:table-cell table:formula="of:=AVERAGE([.E1011:.E1034])" office:value-type="float" office:value="0.0112916666666666" calcext:value-type="float">
            <text:p>0,011291666666667</text:p>
          </table:table-cell>
          <table:table-cell table:formula="of:=[.E103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32" calcext:value-type="float">
            <text:p>1479488632</text:p>
          </table:table-cell>
          <table:table-cell table:formula="of:=[.A1035]-[.$A$2]" office:value-type="float" office:value="5477" calcext:value-type="float">
            <text:p>5477</text:p>
          </table:table-cell>
          <table:table-cell table:formula="of:=[.B1035]/60" office:value-type="float" office:value="91.2833333333333" calcext:value-type="float">
            <text:p>91,2833333333333</text:p>
          </table:table-cell>
          <table:table-cell office:value-type="float" office:value="3.905" calcext:value-type="float">
            <text:p>3,905</text:p>
          </table:table-cell>
          <table:table-cell table:formula="of:=[.D1035]-3.866" office:value-type="float" office:value="0.0390000000000001" calcext:value-type="float">
            <text:p>0,039</text:p>
          </table:table-cell>
          <table:table-cell table:formula="of:=AVERAGE([.E1012:.E1035])" office:value-type="float" office:value="0.0126249999999999" calcext:value-type="float">
            <text:p>0,012625</text:p>
          </table:table-cell>
          <table:table-cell table:formula="of:=[.E103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37" calcext:value-type="float">
            <text:p>1479488637</text:p>
          </table:table-cell>
          <table:table-cell table:formula="of:=[.A1036]-[.$A$2]" office:value-type="float" office:value="5482" calcext:value-type="float">
            <text:p>5482</text:p>
          </table:table-cell>
          <table:table-cell table:formula="of:=[.B1036]/60" office:value-type="float" office:value="91.3666666666667" calcext:value-type="float">
            <text:p>91,3666666666667</text:p>
          </table:table-cell>
          <table:table-cell office:value-type="float" office:value="3.869" calcext:value-type="float">
            <text:p>3,869</text:p>
          </table:table-cell>
          <table:table-cell table:formula="of:=[.D1036]-3.866" office:value-type="float" office:value="0.00299999999999967" calcext:value-type="float">
            <text:p>0,003</text:p>
          </table:table-cell>
          <table:table-cell table:formula="of:=AVERAGE([.E1013:.E1036])" office:value-type="float" office:value="0.0125416666666666" calcext:value-type="float">
            <text:p>0,012541666666667</text:p>
          </table:table-cell>
          <table:table-cell table:formula="of:=[.E103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42" calcext:value-type="float">
            <text:p>1479488642</text:p>
          </table:table-cell>
          <table:table-cell table:formula="of:=[.A1037]-[.$A$2]" office:value-type="float" office:value="5487" calcext:value-type="float">
            <text:p>5487</text:p>
          </table:table-cell>
          <table:table-cell table:formula="of:=[.B1037]/60" office:value-type="float" office:value="91.45" calcext:value-type="float">
            <text:p>91,45</text:p>
          </table:table-cell>
          <table:table-cell office:value-type="float" office:value="3.873" calcext:value-type="float">
            <text:p>3,873</text:p>
          </table:table-cell>
          <table:table-cell table:formula="of:=[.D1037]-3.866" office:value-type="float" office:value="0.00700000000000012" calcext:value-type="float">
            <text:p>0,007</text:p>
          </table:table-cell>
          <table:table-cell table:formula="of:=AVERAGE([.E1014:.E1037])" office:value-type="float" office:value="0.0124999999999999" calcext:value-type="float">
            <text:p>0,0125</text:p>
          </table:table-cell>
          <table:table-cell table:formula="of:=[.E103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47" calcext:value-type="float">
            <text:p>1479488647</text:p>
          </table:table-cell>
          <table:table-cell table:formula="of:=[.A1038]-[.$A$2]" office:value-type="float" office:value="5492" calcext:value-type="float">
            <text:p>5492</text:p>
          </table:table-cell>
          <table:table-cell table:formula="of:=[.B1038]/60" office:value-type="float" office:value="91.5333333333333" calcext:value-type="float">
            <text:p>91,5333333333333</text:p>
          </table:table-cell>
          <table:table-cell office:value-type="float" office:value="3.877" calcext:value-type="float">
            <text:p>3,877</text:p>
          </table:table-cell>
          <table:table-cell table:formula="of:=[.D1038]-3.866" office:value-type="float" office:value="0.0109999999999997" calcext:value-type="float">
            <text:p>0,011</text:p>
          </table:table-cell>
          <table:table-cell table:formula="of:=AVERAGE([.E1015:.E1038])" office:value-type="float" office:value="0.0124999999999999" calcext:value-type="float">
            <text:p>0,0125</text:p>
          </table:table-cell>
          <table:table-cell table:formula="of:=[.E103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52" calcext:value-type="float">
            <text:p>1479488652</text:p>
          </table:table-cell>
          <table:table-cell table:formula="of:=[.A1039]-[.$A$2]" office:value-type="float" office:value="5497" calcext:value-type="float">
            <text:p>5497</text:p>
          </table:table-cell>
          <table:table-cell table:formula="of:=[.B1039]/60" office:value-type="float" office:value="91.6166666666667" calcext:value-type="float">
            <text:p>91,6166666666667</text:p>
          </table:table-cell>
          <table:table-cell office:value-type="float" office:value="3.875" calcext:value-type="float">
            <text:p>3,875</text:p>
          </table:table-cell>
          <table:table-cell table:formula="of:=[.D1039]-3.866" office:value-type="float" office:value="0.0089999999999999" calcext:value-type="float">
            <text:p>0,009</text:p>
          </table:table-cell>
          <table:table-cell table:formula="of:=AVERAGE([.E1016:.E1039])" office:value-type="float" office:value="0.0122083333333332" calcext:value-type="float">
            <text:p>0,012208333333333</text:p>
          </table:table-cell>
          <table:table-cell table:formula="of:=[.E103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58" calcext:value-type="float">
            <text:p>1479488658</text:p>
          </table:table-cell>
          <table:table-cell table:formula="of:=[.A1040]-[.$A$2]" office:value-type="float" office:value="5503" calcext:value-type="float">
            <text:p>5503</text:p>
          </table:table-cell>
          <table:table-cell table:formula="of:=[.B1040]/60" office:value-type="float" office:value="91.7166666666667" calcext:value-type="float">
            <text:p>91,7166666666667</text:p>
          </table:table-cell>
          <table:table-cell office:value-type="float" office:value="3.874" calcext:value-type="float">
            <text:p>3,874</text:p>
          </table:table-cell>
          <table:table-cell table:formula="of:=[.D1040]-3.866" office:value-type="float" office:value="0.00800000000000001" calcext:value-type="float">
            <text:p>0,008</text:p>
          </table:table-cell>
          <table:table-cell table:formula="of:=AVERAGE([.E1017:.E1040])" office:value-type="float" office:value="0.0121666666666666" calcext:value-type="float">
            <text:p>0,012166666666667</text:p>
          </table:table-cell>
          <table:table-cell table:formula="of:=[.E104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63" calcext:value-type="float">
            <text:p>1479488663</text:p>
          </table:table-cell>
          <table:table-cell table:formula="of:=[.A1041]-[.$A$2]" office:value-type="float" office:value="5508" calcext:value-type="float">
            <text:p>5508</text:p>
          </table:table-cell>
          <table:table-cell table:formula="of:=[.B1041]/60" office:value-type="float" office:value="91.8" calcext:value-type="float">
            <text:p>91,8</text:p>
          </table:table-cell>
          <table:table-cell office:value-type="float" office:value="3.888" calcext:value-type="float">
            <text:p>3,888</text:p>
          </table:table-cell>
          <table:table-cell table:formula="of:=[.D1041]-3.866" office:value-type="float" office:value="0.0219999999999998" calcext:value-type="float">
            <text:p>0,022</text:p>
          </table:table-cell>
          <table:table-cell table:formula="of:=AVERAGE([.E1018:.E1041])" office:value-type="float" office:value="0.0128333333333332" calcext:value-type="float">
            <text:p>0,012833333333333</text:p>
          </table:table-cell>
          <table:table-cell table:formula="of:=[.E104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68" calcext:value-type="float">
            <text:p>1479488668</text:p>
          </table:table-cell>
          <table:table-cell table:formula="of:=[.A1042]-[.$A$2]" office:value-type="float" office:value="5513" calcext:value-type="float">
            <text:p>5513</text:p>
          </table:table-cell>
          <table:table-cell table:formula="of:=[.B1042]/60" office:value-type="float" office:value="91.8833333333333" calcext:value-type="float">
            <text:p>91,8833333333333</text:p>
          </table:table-cell>
          <table:table-cell office:value-type="float" office:value="3.896" calcext:value-type="float">
            <text:p>3,896</text:p>
          </table:table-cell>
          <table:table-cell table:formula="of:=[.D1042]-3.866" office:value-type="float" office:value="0.0299999999999998" calcext:value-type="float">
            <text:p>0,03</text:p>
          </table:table-cell>
          <table:table-cell table:formula="of:=AVERAGE([.E1019:.E1042])" office:value-type="float" office:value="0.0138749999999999" calcext:value-type="float">
            <text:p>0,013875</text:p>
          </table:table-cell>
          <table:table-cell table:formula="of:=[.E104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74" calcext:value-type="float">
            <text:p>1479488674</text:p>
          </table:table-cell>
          <table:table-cell table:formula="of:=[.A1043]-[.$A$2]" office:value-type="float" office:value="5519" calcext:value-type="float">
            <text:p>5519</text:p>
          </table:table-cell>
          <table:table-cell table:formula="of:=[.B1043]/60" office:value-type="float" office:value="91.9833333333333" calcext:value-type="float">
            <text:p>91,9833333333333</text:p>
          </table:table-cell>
          <table:table-cell office:value-type="float" office:value="3.911" calcext:value-type="float">
            <text:p>3,911</text:p>
          </table:table-cell>
          <table:table-cell table:formula="of:=[.D1043]-3.866" office:value-type="float" office:value="0.0449999999999999" calcext:value-type="float">
            <text:p>0,045</text:p>
          </table:table-cell>
          <table:table-cell table:formula="of:=AVERAGE([.E1020:.E1043])" office:value-type="float" office:value="0.0152916666666666" calcext:value-type="float">
            <text:p>0,015291666666667</text:p>
          </table:table-cell>
          <table:table-cell table:formula="of:=[.E104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79" calcext:value-type="float">
            <text:p>1479488679</text:p>
          </table:table-cell>
          <table:table-cell table:formula="of:=[.A1044]-[.$A$2]" office:value-type="float" office:value="5524" calcext:value-type="float">
            <text:p>5524</text:p>
          </table:table-cell>
          <table:table-cell table:formula="of:=[.B1044]/60" office:value-type="float" office:value="92.0666666666667" calcext:value-type="float">
            <text:p>92,0666666666667</text:p>
          </table:table-cell>
          <table:table-cell office:value-type="float" office:value="3.985" calcext:value-type="float">
            <text:p>3,985</text:p>
          </table:table-cell>
          <table:table-cell table:formula="of:=[.D1044]-3.866" office:value-type="float" office:value="0.119" calcext:value-type="float">
            <text:p>0,119</text:p>
          </table:table-cell>
          <table:table-cell table:formula="of:=AVERAGE([.E1021:.E1044])" office:value-type="float" office:value="0.0198749999999999" calcext:value-type="float">
            <text:p>0,019875</text:p>
          </table:table-cell>
          <table:table-cell table:formula="of:=[.E104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84" calcext:value-type="float">
            <text:p>1479488684</text:p>
          </table:table-cell>
          <table:table-cell table:formula="of:=[.A1045]-[.$A$2]" office:value-type="float" office:value="5529" calcext:value-type="float">
            <text:p>5529</text:p>
          </table:table-cell>
          <table:table-cell table:formula="of:=[.B1045]/60" office:value-type="float" office:value="92.15" calcext:value-type="float">
            <text:p>92,15</text:p>
          </table:table-cell>
          <table:table-cell office:value-type="float" office:value="3.92" calcext:value-type="float">
            <text:p>3,92</text:p>
          </table:table-cell>
          <table:table-cell table:formula="of:=[.D1045]-3.866" office:value-type="float" office:value="0.0539999999999998" calcext:value-type="float">
            <text:p>0,054</text:p>
          </table:table-cell>
          <table:table-cell table:formula="of:=AVERAGE([.E1022:.E1045])" office:value-type="float" office:value="0.0217499999999999" calcext:value-type="float">
            <text:p>0,02175</text:p>
          </table:table-cell>
          <table:table-cell table:formula="of:=[.E104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89" calcext:value-type="float">
            <text:p>1479488689</text:p>
          </table:table-cell>
          <table:table-cell table:formula="of:=[.A1046]-[.$A$2]" office:value-type="float" office:value="5534" calcext:value-type="float">
            <text:p>5534</text:p>
          </table:table-cell>
          <table:table-cell table:formula="of:=[.B1046]/60" office:value-type="float" office:value="92.2333333333333" calcext:value-type="float">
            <text:p>92,2333333333333</text:p>
          </table:table-cell>
          <table:table-cell office:value-type="float" office:value="3.913" calcext:value-type="float">
            <text:p>3,913</text:p>
          </table:table-cell>
          <table:table-cell table:formula="of:=[.D1046]-3.866" office:value-type="float" office:value="0.0470000000000002" calcext:value-type="float">
            <text:p>0,047</text:p>
          </table:table-cell>
          <table:table-cell table:formula="of:=AVERAGE([.E1023:.E1046])" office:value-type="float" office:value="0.0229999999999999" calcext:value-type="float">
            <text:p>0,023</text:p>
          </table:table-cell>
          <table:table-cell table:formula="of:=[.E104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695" calcext:value-type="float">
            <text:p>1479488695</text:p>
          </table:table-cell>
          <table:table-cell table:formula="of:=[.A1047]-[.$A$2]" office:value-type="float" office:value="5540" calcext:value-type="float">
            <text:p>5540</text:p>
          </table:table-cell>
          <table:table-cell table:formula="of:=[.B1047]/60" office:value-type="float" office:value="92.3333333333333" calcext:value-type="float">
            <text:p>92,3333333333333</text:p>
          </table:table-cell>
          <table:table-cell office:value-type="float" office:value="3.917" calcext:value-type="float">
            <text:p>3,917</text:p>
          </table:table-cell>
          <table:table-cell table:formula="of:=[.D1047]-3.866" office:value-type="float" office:value="0.0509999999999997" calcext:value-type="float">
            <text:p>0,051</text:p>
          </table:table-cell>
          <table:table-cell table:formula="of:=AVERAGE([.E1024:.E1047])" office:value-type="float" office:value="0.0247499999999999" calcext:value-type="float">
            <text:p>0,02475</text:p>
          </table:table-cell>
          <table:table-cell table:formula="of:=[.E104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00" calcext:value-type="float">
            <text:p>1479488700</text:p>
          </table:table-cell>
          <table:table-cell table:formula="of:=[.A1048]-[.$A$2]" office:value-type="float" office:value="5545" calcext:value-type="float">
            <text:p>5545</text:p>
          </table:table-cell>
          <table:table-cell table:formula="of:=[.B1048]/60" office:value-type="float" office:value="92.4166666666667" calcext:value-type="float">
            <text:p>92,4166666666667</text:p>
          </table:table-cell>
          <table:table-cell office:value-type="float" office:value="3.916" calcext:value-type="float">
            <text:p>3,916</text:p>
          </table:table-cell>
          <table:table-cell table:formula="of:=[.D1048]-3.866" office:value-type="float" office:value="0.0499999999999998" calcext:value-type="float">
            <text:p>0,05</text:p>
          </table:table-cell>
          <table:table-cell table:formula="of:=AVERAGE([.E1025:.E1048])" office:value-type="float" office:value="0.0266249999999999" calcext:value-type="float">
            <text:p>0,026625</text:p>
          </table:table-cell>
          <table:table-cell table:formula="of:=[.E104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05" calcext:value-type="float">
            <text:p>1479488705</text:p>
          </table:table-cell>
          <table:table-cell table:formula="of:=[.A1049]-[.$A$2]" office:value-type="float" office:value="5550" calcext:value-type="float">
            <text:p>5550</text:p>
          </table:table-cell>
          <table:table-cell table:formula="of:=[.B1049]/60" office:value-type="float" office:value="92.5" calcext:value-type="float">
            <text:p>92,5</text:p>
          </table:table-cell>
          <table:table-cell office:value-type="float" office:value="3.914" calcext:value-type="float">
            <text:p>3,914</text:p>
          </table:table-cell>
          <table:table-cell table:formula="of:=[.D1049]-3.866" office:value-type="float" office:value="0.048" calcext:value-type="float">
            <text:p>0,048</text:p>
          </table:table-cell>
          <table:table-cell table:formula="of:=AVERAGE([.E1026:.E1049])" office:value-type="float" office:value="0.0286249999999999" calcext:value-type="float">
            <text:p>0,028625</text:p>
          </table:table-cell>
          <table:table-cell table:formula="of:=[.E104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10" calcext:value-type="float">
            <text:p>1479488710</text:p>
          </table:table-cell>
          <table:table-cell table:formula="of:=[.A1050]-[.$A$2]" office:value-type="float" office:value="5555" calcext:value-type="float">
            <text:p>5555</text:p>
          </table:table-cell>
          <table:table-cell table:formula="of:=[.B1050]/60" office:value-type="float" office:value="92.5833333333333" calcext:value-type="float">
            <text:p>92,5833333333333</text:p>
          </table:table-cell>
          <table:table-cell office:value-type="float" office:value="3.915" calcext:value-type="float">
            <text:p>3,915</text:p>
          </table:table-cell>
          <table:table-cell table:formula="of:=[.D1050]-3.866" office:value-type="float" office:value="0.0489999999999999" calcext:value-type="float">
            <text:p>0,049</text:p>
          </table:table-cell>
          <table:table-cell table:formula="of:=AVERAGE([.E1027:.E1050])" office:value-type="float" office:value="0.0302916666666666" calcext:value-type="float">
            <text:p>0,030291666666667</text:p>
          </table:table-cell>
          <table:table-cell table:formula="of:=[.E105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15" calcext:value-type="float">
            <text:p>1479488715</text:p>
          </table:table-cell>
          <table:table-cell table:formula="of:=[.A1051]-[.$A$2]" office:value-type="float" office:value="5560" calcext:value-type="float">
            <text:p>5560</text:p>
          </table:table-cell>
          <table:table-cell table:formula="of:=[.B1051]/60" office:value-type="float" office:value="92.6666666666667" calcext:value-type="float">
            <text:p>92,6666666666667</text:p>
          </table:table-cell>
          <table:table-cell office:value-type="float" office:value="3.922" calcext:value-type="float">
            <text:p>3,922</text:p>
          </table:table-cell>
          <table:table-cell table:formula="of:=[.D1051]-3.866" office:value-type="float" office:value="0.0560000000000001" calcext:value-type="float">
            <text:p>0,056</text:p>
          </table:table-cell>
          <table:table-cell table:formula="of:=AVERAGE([.E1028:.E1051])" office:value-type="float" office:value="0.0323333333333332" calcext:value-type="float">
            <text:p>0,032333333333333</text:p>
          </table:table-cell>
          <table:table-cell table:formula="of:=[.E105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21" calcext:value-type="float">
            <text:p>1479488721</text:p>
          </table:table-cell>
          <table:table-cell table:formula="of:=[.A1052]-[.$A$2]" office:value-type="float" office:value="5566" calcext:value-type="float">
            <text:p>5566</text:p>
          </table:table-cell>
          <table:table-cell table:formula="of:=[.B1052]/60" office:value-type="float" office:value="92.7666666666667" calcext:value-type="float">
            <text:p>92,7666666666667</text:p>
          </table:table-cell>
          <table:table-cell office:value-type="float" office:value="3.915" calcext:value-type="float">
            <text:p>3,915</text:p>
          </table:table-cell>
          <table:table-cell table:formula="of:=[.D1052]-3.866" office:value-type="float" office:value="0.0489999999999999" calcext:value-type="float">
            <text:p>0,049</text:p>
          </table:table-cell>
          <table:table-cell table:formula="of:=AVERAGE([.E1029:.E1052])" office:value-type="float" office:value="0.0343749999999999" calcext:value-type="float">
            <text:p>0,034375</text:p>
          </table:table-cell>
          <table:table-cell table:formula="of:=[.E105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26" calcext:value-type="float">
            <text:p>1479488726</text:p>
          </table:table-cell>
          <table:table-cell table:formula="of:=[.A1053]-[.$A$2]" office:value-type="float" office:value="5571" calcext:value-type="float">
            <text:p>5571</text:p>
          </table:table-cell>
          <table:table-cell table:formula="of:=[.B1053]/60" office:value-type="float" office:value="92.85" calcext:value-type="float">
            <text:p>92,85</text:p>
          </table:table-cell>
          <table:table-cell office:value-type="float" office:value="3.925" calcext:value-type="float">
            <text:p>3,925</text:p>
          </table:table-cell>
          <table:table-cell table:formula="of:=[.D1053]-3.866" office:value-type="float" office:value="0.0589999999999997" calcext:value-type="float">
            <text:p>0,059</text:p>
          </table:table-cell>
          <table:table-cell table:formula="of:=AVERAGE([.E1030:.E1053])" office:value-type="float" office:value="0.0364999999999999" calcext:value-type="float">
            <text:p>0,0365</text:p>
          </table:table-cell>
          <table:table-cell table:formula="of:=[.E105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31" calcext:value-type="float">
            <text:p>1479488731</text:p>
          </table:table-cell>
          <table:table-cell table:formula="of:=[.A1054]-[.$A$2]" office:value-type="float" office:value="5576" calcext:value-type="float">
            <text:p>5576</text:p>
          </table:table-cell>
          <table:table-cell table:formula="of:=[.B1054]/60" office:value-type="float" office:value="92.9333333333333" calcext:value-type="float">
            <text:p>92,9333333333333</text:p>
          </table:table-cell>
          <table:table-cell office:value-type="float" office:value="3.934" calcext:value-type="float">
            <text:p>3,934</text:p>
          </table:table-cell>
          <table:table-cell table:formula="of:=[.D1054]-3.866" office:value-type="float" office:value="0.0680000000000001" calcext:value-type="float">
            <text:p>0,068</text:p>
          </table:table-cell>
          <table:table-cell table:formula="of:=AVERAGE([.E1031:.E1054])" office:value-type="float" office:value="0.0390416666666666" calcext:value-type="float">
            <text:p>0,039041666666667</text:p>
          </table:table-cell>
          <table:table-cell table:formula="of:=[.E105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36" calcext:value-type="float">
            <text:p>1479488736</text:p>
          </table:table-cell>
          <table:table-cell table:formula="of:=[.A1055]-[.$A$2]" office:value-type="float" office:value="5581" calcext:value-type="float">
            <text:p>5581</text:p>
          </table:table-cell>
          <table:table-cell table:formula="of:=[.B1055]/60" office:value-type="float" office:value="93.0166666666667" calcext:value-type="float">
            <text:p>93,0166666666667</text:p>
          </table:table-cell>
          <table:table-cell office:value-type="float" office:value="3.927" calcext:value-type="float">
            <text:p>3,927</text:p>
          </table:table-cell>
          <table:table-cell table:formula="of:=[.D1055]-3.866" office:value-type="float" office:value="0.0609999999999999" calcext:value-type="float">
            <text:p>0,061</text:p>
          </table:table-cell>
          <table:table-cell table:formula="of:=AVERAGE([.E1032:.E1055])" office:value-type="float" office:value="0.0412499999999999" calcext:value-type="float">
            <text:p>0,04125</text:p>
          </table:table-cell>
          <table:table-cell table:formula="of:=[.E105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42" calcext:value-type="float">
            <text:p>1479488742</text:p>
          </table:table-cell>
          <table:table-cell table:formula="of:=[.A1056]-[.$A$2]" office:value-type="float" office:value="5587" calcext:value-type="float">
            <text:p>5587</text:p>
          </table:table-cell>
          <table:table-cell table:formula="of:=[.B1056]/60" office:value-type="float" office:value="93.1166666666667" calcext:value-type="float">
            <text:p>93,1166666666667</text:p>
          </table:table-cell>
          <table:table-cell office:value-type="float" office:value="3.943" calcext:value-type="float">
            <text:p>3,943</text:p>
          </table:table-cell>
          <table:table-cell table:formula="of:=[.D1056]-3.866" office:value-type="float" office:value="0.077" calcext:value-type="float">
            <text:p>0,077</text:p>
          </table:table-cell>
          <table:table-cell table:formula="of:=AVERAGE([.E1033:.E1056])" office:value-type="float" office:value="0.0436666666666666" calcext:value-type="float">
            <text:p>0,043666666666667</text:p>
          </table:table-cell>
          <table:table-cell table:formula="of:=[.E105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47" calcext:value-type="float">
            <text:p>1479488747</text:p>
          </table:table-cell>
          <table:table-cell table:formula="of:=[.A1057]-[.$A$2]" office:value-type="float" office:value="5592" calcext:value-type="float">
            <text:p>5592</text:p>
          </table:table-cell>
          <table:table-cell table:formula="of:=[.B1057]/60" office:value-type="float" office:value="93.2" calcext:value-type="float">
            <text:p>93,2</text:p>
          </table:table-cell>
          <table:table-cell office:value-type="float" office:value="3.936" calcext:value-type="float">
            <text:p>3,936</text:p>
          </table:table-cell>
          <table:table-cell table:formula="of:=[.D1057]-3.866" office:value-type="float" office:value="0.0699999999999998" calcext:value-type="float">
            <text:p>0,07</text:p>
          </table:table-cell>
          <table:table-cell table:formula="of:=AVERAGE([.E1034:.E1057])" office:value-type="float" office:value="0.0451249999999999" calcext:value-type="float">
            <text:p>0,045125</text:p>
          </table:table-cell>
          <table:table-cell table:formula="of:=[.E105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52" calcext:value-type="float">
            <text:p>1479488752</text:p>
          </table:table-cell>
          <table:table-cell table:formula="of:=[.A1058]-[.$A$2]" office:value-type="float" office:value="5597" calcext:value-type="float">
            <text:p>5597</text:p>
          </table:table-cell>
          <table:table-cell table:formula="of:=[.B1058]/60" office:value-type="float" office:value="93.2833333333333" calcext:value-type="float">
            <text:p>93,2833333333333</text:p>
          </table:table-cell>
          <table:table-cell office:value-type="float" office:value="3.938" calcext:value-type="float">
            <text:p>3,938</text:p>
          </table:table-cell>
          <table:table-cell table:formula="of:=[.D1058]-3.866" office:value-type="float" office:value="0.0720000000000001" calcext:value-type="float">
            <text:p>0,072</text:p>
          </table:table-cell>
          <table:table-cell table:formula="of:=AVERAGE([.E1035:.E1058])" office:value-type="float" office:value="0.0459999999999999" calcext:value-type="float">
            <text:p>0,046</text:p>
          </table:table-cell>
          <table:table-cell table:formula="of:=[.E105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57" calcext:value-type="float">
            <text:p>1479488757</text:p>
          </table:table-cell>
          <table:table-cell table:formula="of:=[.A1059]-[.$A$2]" office:value-type="float" office:value="5602" calcext:value-type="float">
            <text:p>5602</text:p>
          </table:table-cell>
          <table:table-cell table:formula="of:=[.B1059]/60" office:value-type="float" office:value="93.3666666666667" calcext:value-type="float">
            <text:p>93,3666666666667</text:p>
          </table:table-cell>
          <table:table-cell office:value-type="float" office:value="3.948" calcext:value-type="float">
            <text:p>3,948</text:p>
          </table:table-cell>
          <table:table-cell table:formula="of:=[.D1059]-3.866" office:value-type="float" office:value="0.0819999999999999" calcext:value-type="float">
            <text:p>0,082</text:p>
          </table:table-cell>
          <table:table-cell table:formula="of:=AVERAGE([.E1036:.E1059])" office:value-type="float" office:value="0.0477916666666666" calcext:value-type="float">
            <text:p>0,047791666666667</text:p>
          </table:table-cell>
          <table:table-cell table:formula="of:=[.E105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62" calcext:value-type="float">
            <text:p>1479488762</text:p>
          </table:table-cell>
          <table:table-cell table:formula="of:=[.A1060]-[.$A$2]" office:value-type="float" office:value="5607" calcext:value-type="float">
            <text:p>5607</text:p>
          </table:table-cell>
          <table:table-cell table:formula="of:=[.B1060]/60" office:value-type="float" office:value="93.45" calcext:value-type="float">
            <text:p>93,45</text:p>
          </table:table-cell>
          <table:table-cell office:value-type="float" office:value="3.959" calcext:value-type="float">
            <text:p>3,959</text:p>
          </table:table-cell>
          <table:table-cell table:formula="of:=[.D1060]-3.866" office:value-type="float" office:value="0.093" calcext:value-type="float">
            <text:p>0,093</text:p>
          </table:table-cell>
          <table:table-cell table:formula="of:=AVERAGE([.E1037:.E1060])" office:value-type="float" office:value="0.0515416666666666" calcext:value-type="float">
            <text:p>0,051541666666667</text:p>
          </table:table-cell>
          <table:table-cell table:formula="of:=[.E106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68" calcext:value-type="float">
            <text:p>1479488768</text:p>
          </table:table-cell>
          <table:table-cell table:formula="of:=[.A1061]-[.$A$2]" office:value-type="float" office:value="5613" calcext:value-type="float">
            <text:p>5613</text:p>
          </table:table-cell>
          <table:table-cell table:formula="of:=[.B1061]/60" office:value-type="float" office:value="93.55" calcext:value-type="float">
            <text:p>93,55</text:p>
          </table:table-cell>
          <table:table-cell office:value-type="float" office:value="3.978" calcext:value-type="float">
            <text:p>3,978</text:p>
          </table:table-cell>
          <table:table-cell table:formula="of:=[.D1061]-3.866" office:value-type="float" office:value="0.112" calcext:value-type="float">
            <text:p>0,112</text:p>
          </table:table-cell>
          <table:table-cell table:formula="of:=AVERAGE([.E1038:.E1061])" office:value-type="float" office:value="0.0559166666666666" calcext:value-type="float">
            <text:p>0,055916666666667</text:p>
          </table:table-cell>
          <table:table-cell table:formula="of:=[.E106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73" calcext:value-type="float">
            <text:p>1479488773</text:p>
          </table:table-cell>
          <table:table-cell table:formula="of:=[.A1062]-[.$A$2]" office:value-type="float" office:value="5618" calcext:value-type="float">
            <text:p>5618</text:p>
          </table:table-cell>
          <table:table-cell table:formula="of:=[.B1062]/60" office:value-type="float" office:value="93.6333333333333" calcext:value-type="float">
            <text:p>93,6333333333333</text:p>
          </table:table-cell>
          <table:table-cell office:value-type="float" office:value="3.975" calcext:value-type="float">
            <text:p>3,975</text:p>
          </table:table-cell>
          <table:table-cell table:formula="of:=[.D1062]-3.866" office:value-type="float" office:value="0.109" calcext:value-type="float">
            <text:p>0,109</text:p>
          </table:table-cell>
          <table:table-cell table:formula="of:=AVERAGE([.E1039:.E1062])" office:value-type="float" office:value="0.0599999999999999" calcext:value-type="float">
            <text:p>0,06</text:p>
          </table:table-cell>
          <table:table-cell table:formula="of:=[.E106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78" calcext:value-type="float">
            <text:p>1479488778</text:p>
          </table:table-cell>
          <table:table-cell table:formula="of:=[.A1063]-[.$A$2]" office:value-type="float" office:value="5623" calcext:value-type="float">
            <text:p>5623</text:p>
          </table:table-cell>
          <table:table-cell table:formula="of:=[.B1063]/60" office:value-type="float" office:value="93.7166666666667" calcext:value-type="float">
            <text:p>93,7166666666667</text:p>
          </table:table-cell>
          <table:table-cell office:value-type="float" office:value="3.946" calcext:value-type="float">
            <text:p>3,946</text:p>
          </table:table-cell>
          <table:table-cell table:formula="of:=[.D1063]-3.866" office:value-type="float" office:value="0.0800000000000001" calcext:value-type="float">
            <text:p>0,08</text:p>
          </table:table-cell>
          <table:table-cell table:formula="of:=AVERAGE([.E1040:.E1063])" office:value-type="float" office:value="0.0629583333333332" calcext:value-type="float">
            <text:p>0,062958333333333</text:p>
          </table:table-cell>
          <table:table-cell table:formula="of:=[.E106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84" calcext:value-type="float">
            <text:p>1479488784</text:p>
          </table:table-cell>
          <table:table-cell table:formula="of:=[.A1064]-[.$A$2]" office:value-type="float" office:value="5629" calcext:value-type="float">
            <text:p>5629</text:p>
          </table:table-cell>
          <table:table-cell table:formula="of:=[.B1064]/60" office:value-type="float" office:value="93.8166666666667" calcext:value-type="float">
            <text:p>93,8166666666667</text:p>
          </table:table-cell>
          <table:table-cell office:value-type="float" office:value="3.933" calcext:value-type="float">
            <text:p>3,933</text:p>
          </table:table-cell>
          <table:table-cell table:formula="of:=[.D1064]-3.866" office:value-type="float" office:value="0.0669999999999997" calcext:value-type="float">
            <text:p>0,067</text:p>
          </table:table-cell>
          <table:table-cell table:formula="of:=AVERAGE([.E1041:.E1064])" office:value-type="float" office:value="0.0654166666666666" calcext:value-type="float">
            <text:p>0,065416666666667</text:p>
          </table:table-cell>
          <table:table-cell table:formula="of:=[.E106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89" calcext:value-type="float">
            <text:p>1479488789</text:p>
          </table:table-cell>
          <table:table-cell table:formula="of:=[.A1065]-[.$A$2]" office:value-type="float" office:value="5634" calcext:value-type="float">
            <text:p>5634</text:p>
          </table:table-cell>
          <table:table-cell table:formula="of:=[.B1065]/60" office:value-type="float" office:value="93.9" calcext:value-type="float">
            <text:p>93,9</text:p>
          </table:table-cell>
          <table:table-cell office:value-type="float" office:value="3.943" calcext:value-type="float">
            <text:p>3,943</text:p>
          </table:table-cell>
          <table:table-cell table:formula="of:=[.D1065]-3.866" office:value-type="float" office:value="0.077" calcext:value-type="float">
            <text:p>0,077</text:p>
          </table:table-cell>
          <table:table-cell table:formula="of:=AVERAGE([.E1042:.E1065])" office:value-type="float" office:value="0.0677083333333332" calcext:value-type="float">
            <text:p>0,067708333333333</text:p>
          </table:table-cell>
          <table:table-cell table:formula="of:=[.E106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94" calcext:value-type="float">
            <text:p>1479488794</text:p>
          </table:table-cell>
          <table:table-cell table:formula="of:=[.A1066]-[.$A$2]" office:value-type="float" office:value="5639" calcext:value-type="float">
            <text:p>5639</text:p>
          </table:table-cell>
          <table:table-cell table:formula="of:=[.B1066]/60" office:value-type="float" office:value="93.9833333333333" calcext:value-type="float">
            <text:p>93,9833333333333</text:p>
          </table:table-cell>
          <table:table-cell office:value-type="float" office:value="3.935" calcext:value-type="float">
            <text:p>3,935</text:p>
          </table:table-cell>
          <table:table-cell table:formula="of:=[.D1066]-3.866" office:value-type="float" office:value="0.069" calcext:value-type="float">
            <text:p>0,069</text:p>
          </table:table-cell>
          <table:table-cell table:formula="of:=AVERAGE([.E1043:.E1066])" office:value-type="float" office:value="0.0693333333333333" calcext:value-type="float">
            <text:p>0,069333333333333</text:p>
          </table:table-cell>
          <table:table-cell table:formula="of:=[.E106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799" calcext:value-type="float">
            <text:p>1479488799</text:p>
          </table:table-cell>
          <table:table-cell table:formula="of:=[.A1067]-[.$A$2]" office:value-type="float" office:value="5644" calcext:value-type="float">
            <text:p>5644</text:p>
          </table:table-cell>
          <table:table-cell table:formula="of:=[.B1067]/60" office:value-type="float" office:value="94.0666666666667" calcext:value-type="float">
            <text:p>94,0666666666667</text:p>
          </table:table-cell>
          <table:table-cell office:value-type="float" office:value="3.932" calcext:value-type="float">
            <text:p>3,932</text:p>
          </table:table-cell>
          <table:table-cell table:formula="of:=[.D1067]-3.866" office:value-type="float" office:value="0.0659999999999998" calcext:value-type="float">
            <text:p>0,066</text:p>
          </table:table-cell>
          <table:table-cell table:formula="of:=AVERAGE([.E1044:.E1067])" office:value-type="float" office:value="0.0702083333333333" calcext:value-type="float">
            <text:p>0,070208333333333</text:p>
          </table:table-cell>
          <table:table-cell table:formula="of:=[.E106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04" calcext:value-type="float">
            <text:p>1479488804</text:p>
          </table:table-cell>
          <table:table-cell table:formula="of:=[.A1068]-[.$A$2]" office:value-type="float" office:value="5649" calcext:value-type="float">
            <text:p>5649</text:p>
          </table:table-cell>
          <table:table-cell table:formula="of:=[.B1068]/60" office:value-type="float" office:value="94.15" calcext:value-type="float">
            <text:p>94,15</text:p>
          </table:table-cell>
          <table:table-cell office:value-type="float" office:value="3.944" calcext:value-type="float">
            <text:p>3,944</text:p>
          </table:table-cell>
          <table:table-cell table:formula="of:=[.D1068]-3.866" office:value-type="float" office:value="0.0779999999999999" calcext:value-type="float">
            <text:p>0,078</text:p>
          </table:table-cell>
          <table:table-cell table:formula="of:=AVERAGE([.E1045:.E1068])" office:value-type="float" office:value="0.0684999999999999" calcext:value-type="float">
            <text:p>0,0685</text:p>
          </table:table-cell>
          <table:table-cell table:formula="of:=[.E106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10" calcext:value-type="float">
            <text:p>1479488810</text:p>
          </table:table-cell>
          <table:table-cell table:formula="of:=[.A1069]-[.$A$2]" office:value-type="float" office:value="5655" calcext:value-type="float">
            <text:p>5655</text:p>
          </table:table-cell>
          <table:table-cell table:formula="of:=[.B1069]/60" office:value-type="float" office:value="94.25" calcext:value-type="float">
            <text:p>94,25</text:p>
          </table:table-cell>
          <table:table-cell office:value-type="float" office:value="3.938" calcext:value-type="float">
            <text:p>3,938</text:p>
          </table:table-cell>
          <table:table-cell table:formula="of:=[.D1069]-3.866" office:value-type="float" office:value="0.0720000000000001" calcext:value-type="float">
            <text:p>0,072</text:p>
          </table:table-cell>
          <table:table-cell table:formula="of:=AVERAGE([.E1046:.E1069])" office:value-type="float" office:value="0.0692499999999999" calcext:value-type="float">
            <text:p>0,06925</text:p>
          </table:table-cell>
          <table:table-cell table:formula="of:=[.E106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15" calcext:value-type="float">
            <text:p>1479488815</text:p>
          </table:table-cell>
          <table:table-cell table:formula="of:=[.A1070]-[.$A$2]" office:value-type="float" office:value="5660" calcext:value-type="float">
            <text:p>5660</text:p>
          </table:table-cell>
          <table:table-cell table:formula="of:=[.B1070]/60" office:value-type="float" office:value="94.3333333333333" calcext:value-type="float">
            <text:p>94,3333333333333</text:p>
          </table:table-cell>
          <table:table-cell office:value-type="float" office:value="3.94" calcext:value-type="float">
            <text:p>3,94</text:p>
          </table:table-cell>
          <table:table-cell table:formula="of:=[.D1070]-3.866" office:value-type="float" office:value="0.0739999999999998" calcext:value-type="float">
            <text:p>0,074</text:p>
          </table:table-cell>
          <table:table-cell table:formula="of:=AVERAGE([.E1047:.E1070])" office:value-type="float" office:value="0.0703749999999999" calcext:value-type="float">
            <text:p>0,070375</text:p>
          </table:table-cell>
          <table:table-cell table:formula="of:=[.E107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20" calcext:value-type="float">
            <text:p>1479488820</text:p>
          </table:table-cell>
          <table:table-cell table:formula="of:=[.A1071]-[.$A$2]" office:value-type="float" office:value="5665" calcext:value-type="float">
            <text:p>5665</text:p>
          </table:table-cell>
          <table:table-cell table:formula="of:=[.B1071]/60" office:value-type="float" office:value="94.4166666666667" calcext:value-type="float">
            <text:p>94,4166666666667</text:p>
          </table:table-cell>
          <table:table-cell office:value-type="float" office:value="3.942" calcext:value-type="float">
            <text:p>3,942</text:p>
          </table:table-cell>
          <table:table-cell table:formula="of:=[.D1071]-3.866" office:value-type="float" office:value="0.0760000000000001" calcext:value-type="float">
            <text:p>0,076</text:p>
          </table:table-cell>
          <table:table-cell table:formula="of:=AVERAGE([.E1048:.E1071])" office:value-type="float" office:value="0.0714166666666666" calcext:value-type="float">
            <text:p>0,071416666666667</text:p>
          </table:table-cell>
          <table:table-cell table:formula="of:=[.E107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31" calcext:value-type="float">
            <text:p>1479488831</text:p>
          </table:table-cell>
          <table:table-cell table:formula="of:=[.A1072]-[.$A$2]" office:value-type="float" office:value="5676" calcext:value-type="float">
            <text:p>5676</text:p>
          </table:table-cell>
          <table:table-cell table:formula="of:=[.B1072]/60" office:value-type="float" office:value="94.6" calcext:value-type="float">
            <text:p>94,6</text:p>
          </table:table-cell>
          <table:table-cell office:value-type="float" office:value="3.939" calcext:value-type="float">
            <text:p>3,939</text:p>
          </table:table-cell>
          <table:table-cell table:formula="of:=[.D1072]-3.866" office:value-type="float" office:value="0.073" calcext:value-type="float">
            <text:p>0,073</text:p>
          </table:table-cell>
          <table:table-cell table:formula="of:=AVERAGE([.E1049:.E1072])" office:value-type="float" office:value="0.0723749999999999" calcext:value-type="float">
            <text:p>0,072375</text:p>
          </table:table-cell>
          <table:table-cell table:formula="of:=[.E107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36" calcext:value-type="float">
            <text:p>1479488836</text:p>
          </table:table-cell>
          <table:table-cell table:formula="of:=[.A1073]-[.$A$2]" office:value-type="float" office:value="5681" calcext:value-type="float">
            <text:p>5681</text:p>
          </table:table-cell>
          <table:table-cell table:formula="of:=[.B1073]/60" office:value-type="float" office:value="94.6833333333333" calcext:value-type="float">
            <text:p>94,6833333333333</text:p>
          </table:table-cell>
          <table:table-cell office:value-type="float" office:value="3.94" calcext:value-type="float">
            <text:p>3,94</text:p>
          </table:table-cell>
          <table:table-cell table:formula="of:=[.D1073]-3.866" office:value-type="float" office:value="0.0739999999999998" calcext:value-type="float">
            <text:p>0,074</text:p>
          </table:table-cell>
          <table:table-cell table:formula="of:=AVERAGE([.E1050:.E1073])" office:value-type="float" office:value="0.0734583333333333" calcext:value-type="float">
            <text:p>0,073458333333333</text:p>
          </table:table-cell>
          <table:table-cell table:formula="of:=[.E107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41" calcext:value-type="float">
            <text:p>1479488841</text:p>
          </table:table-cell>
          <table:table-cell table:formula="of:=[.A1074]-[.$A$2]" office:value-type="float" office:value="5686" calcext:value-type="float">
            <text:p>5686</text:p>
          </table:table-cell>
          <table:table-cell table:formula="of:=[.B1074]/60" office:value-type="float" office:value="94.7666666666667" calcext:value-type="float">
            <text:p>94,7666666666667</text:p>
          </table:table-cell>
          <table:table-cell office:value-type="float" office:value="3.868" calcext:value-type="float">
            <text:p>3,868</text:p>
          </table:table-cell>
          <table:table-cell table:formula="of:=[.D1074]-3.866" office:value-type="float" office:value="0.00199999999999978" calcext:value-type="float">
            <text:p>0,002</text:p>
          </table:table-cell>
          <table:table-cell table:formula="of:=AVERAGE([.E1051:.E1074])" office:value-type="float" office:value="0.0714999999999999" calcext:value-type="float">
            <text:p>0,0715</text:p>
          </table:table-cell>
          <table:table-cell table:formula="of:=[.E107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47" calcext:value-type="float">
            <text:p>1479488847</text:p>
          </table:table-cell>
          <table:table-cell table:formula="of:=[.A1075]-[.$A$2]" office:value-type="float" office:value="5692" calcext:value-type="float">
            <text:p>5692</text:p>
          </table:table-cell>
          <table:table-cell table:formula="of:=[.B1075]/60" office:value-type="float" office:value="94.8666666666667" calcext:value-type="float">
            <text:p>94,8666666666667</text:p>
          </table:table-cell>
          <table:table-cell office:value-type="float" office:value="3.868" calcext:value-type="float">
            <text:p>3,868</text:p>
          </table:table-cell>
          <table:table-cell table:formula="of:=[.D1075]-3.866" office:value-type="float" office:value="0.00199999999999978" calcext:value-type="float">
            <text:p>0,002</text:p>
          </table:table-cell>
          <table:table-cell table:formula="of:=AVERAGE([.E1052:.E1075])" office:value-type="float" office:value="0.0692499999999999" calcext:value-type="float">
            <text:p>0,06925</text:p>
          </table:table-cell>
          <table:table-cell table:formula="of:=[.E107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52" calcext:value-type="float">
            <text:p>1479488852</text:p>
          </table:table-cell>
          <table:table-cell table:formula="of:=[.A1076]-[.$A$2]" office:value-type="float" office:value="5697" calcext:value-type="float">
            <text:p>5697</text:p>
          </table:table-cell>
          <table:table-cell table:formula="of:=[.B1076]/60" office:value-type="float" office:value="94.95" calcext:value-type="float">
            <text:p>94,95</text:p>
          </table:table-cell>
          <table:table-cell office:value-type="float" office:value="3.868" calcext:value-type="float">
            <text:p>3,868</text:p>
          </table:table-cell>
          <table:table-cell table:formula="of:=[.D1076]-3.866" office:value-type="float" office:value="0.00199999999999978" calcext:value-type="float">
            <text:p>0,002</text:p>
          </table:table-cell>
          <table:table-cell table:formula="of:=AVERAGE([.E1053:.E1076])" office:value-type="float" office:value="0.0672916666666666" calcext:value-type="float">
            <text:p>0,067291666666667</text:p>
          </table:table-cell>
          <table:table-cell table:formula="of:=[.E107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57" calcext:value-type="float">
            <text:p>1479488857</text:p>
          </table:table-cell>
          <table:table-cell table:formula="of:=[.A1077]-[.$A$2]" office:value-type="float" office:value="5702" calcext:value-type="float">
            <text:p>5702</text:p>
          </table:table-cell>
          <table:table-cell table:formula="of:=[.B1077]/60" office:value-type="float" office:value="95.0333333333333" calcext:value-type="float">
            <text:p>95,0333333333333</text:p>
          </table:table-cell>
          <table:table-cell office:value-type="float" office:value="3.868" calcext:value-type="float">
            <text:p>3,868</text:p>
          </table:table-cell>
          <table:table-cell table:formula="of:=[.D1077]-3.866" office:value-type="float" office:value="0.00199999999999978" calcext:value-type="float">
            <text:p>0,002</text:p>
          </table:table-cell>
          <table:table-cell table:formula="of:=AVERAGE([.E1054:.E1077])" office:value-type="float" office:value="0.0649166666666666" calcext:value-type="float">
            <text:p>0,064916666666667</text:p>
          </table:table-cell>
          <table:table-cell table:formula="of:=[.E107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62" calcext:value-type="float">
            <text:p>1479488862</text:p>
          </table:table-cell>
          <table:table-cell table:formula="of:=[.A1078]-[.$A$2]" office:value-type="float" office:value="5707" calcext:value-type="float">
            <text:p>5707</text:p>
          </table:table-cell>
          <table:table-cell table:formula="of:=[.B1078]/60" office:value-type="float" office:value="95.1166666666667" calcext:value-type="float">
            <text:p>95,1166666666667</text:p>
          </table:table-cell>
          <table:table-cell office:value-type="float" office:value="3.868" calcext:value-type="float">
            <text:p>3,868</text:p>
          </table:table-cell>
          <table:table-cell table:formula="of:=[.D1078]-3.866" office:value-type="float" office:value="0.00199999999999978" calcext:value-type="float">
            <text:p>0,002</text:p>
          </table:table-cell>
          <table:table-cell table:formula="of:=AVERAGE([.E1055:.E1078])" office:value-type="float" office:value="0.0621666666666666" calcext:value-type="float">
            <text:p>0,062166666666667</text:p>
          </table:table-cell>
          <table:table-cell table:formula="of:=[.E107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67" calcext:value-type="float">
            <text:p>1479488867</text:p>
          </table:table-cell>
          <table:table-cell table:formula="of:=[.A1079]-[.$A$2]" office:value-type="float" office:value="5712" calcext:value-type="float">
            <text:p>5712</text:p>
          </table:table-cell>
          <table:table-cell table:formula="of:=[.B1079]/60" office:value-type="float" office:value="95.2" calcext:value-type="float">
            <text:p>95,2</text:p>
          </table:table-cell>
          <table:table-cell office:value-type="float" office:value="3.878" calcext:value-type="float">
            <text:p>3,878</text:p>
          </table:table-cell>
          <table:table-cell table:formula="of:=[.D1079]-3.866" office:value-type="float" office:value="0.012" calcext:value-type="float">
            <text:p>0,012</text:p>
          </table:table-cell>
          <table:table-cell table:formula="of:=AVERAGE([.E1056:.E1079])" office:value-type="float" office:value="0.0601249999999999" calcext:value-type="float">
            <text:p>0,060125</text:p>
          </table:table-cell>
          <table:table-cell table:formula="of:=[.E107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73" calcext:value-type="float">
            <text:p>1479488873</text:p>
          </table:table-cell>
          <table:table-cell table:formula="of:=[.A1080]-[.$A$2]" office:value-type="float" office:value="5718" calcext:value-type="float">
            <text:p>5718</text:p>
          </table:table-cell>
          <table:table-cell table:formula="of:=[.B1080]/60" office:value-type="float" office:value="95.3" calcext:value-type="float">
            <text:p>95,3</text:p>
          </table:table-cell>
          <table:table-cell office:value-type="float" office:value="3.877" calcext:value-type="float">
            <text:p>3,877</text:p>
          </table:table-cell>
          <table:table-cell table:formula="of:=[.D1080]-3.866" office:value-type="float" office:value="0.0109999999999997" calcext:value-type="float">
            <text:p>0,011</text:p>
          </table:table-cell>
          <table:table-cell table:formula="of:=AVERAGE([.E1057:.E1080])" office:value-type="float" office:value="0.0573749999999999" calcext:value-type="float">
            <text:p>0,057375</text:p>
          </table:table-cell>
          <table:table-cell table:formula="of:=[.E108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78" calcext:value-type="float">
            <text:p>1479488878</text:p>
          </table:table-cell>
          <table:table-cell table:formula="of:=[.A1081]-[.$A$2]" office:value-type="float" office:value="5723" calcext:value-type="float">
            <text:p>5723</text:p>
          </table:table-cell>
          <table:table-cell table:formula="of:=[.B1081]/60" office:value-type="float" office:value="95.3833333333333" calcext:value-type="float">
            <text:p>95,3833333333333</text:p>
          </table:table-cell>
          <table:table-cell office:value-type="float" office:value="3.88" calcext:value-type="float">
            <text:p>3,88</text:p>
          </table:table-cell>
          <table:table-cell table:formula="of:=[.D1081]-3.866" office:value-type="float" office:value="0.0139999999999998" calcext:value-type="float">
            <text:p>0,014</text:p>
          </table:table-cell>
          <table:table-cell table:formula="of:=AVERAGE([.E1058:.E1081])" office:value-type="float" office:value="0.0550416666666665" calcext:value-type="float">
            <text:p>0,055041666666667</text:p>
          </table:table-cell>
          <table:table-cell table:formula="of:=[.E108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83" calcext:value-type="float">
            <text:p>1479488883</text:p>
          </table:table-cell>
          <table:table-cell table:formula="of:=[.A1082]-[.$A$2]" office:value-type="float" office:value="5728" calcext:value-type="float">
            <text:p>5728</text:p>
          </table:table-cell>
          <table:table-cell table:formula="of:=[.B1082]/60" office:value-type="float" office:value="95.4666666666667" calcext:value-type="float">
            <text:p>95,4666666666667</text:p>
          </table:table-cell>
          <table:table-cell office:value-type="float" office:value="3.883" calcext:value-type="float">
            <text:p>3,883</text:p>
          </table:table-cell>
          <table:table-cell table:formula="of:=[.D1082]-3.866" office:value-type="float" office:value="0.0169999999999999" calcext:value-type="float">
            <text:p>0,017</text:p>
          </table:table-cell>
          <table:table-cell table:formula="of:=AVERAGE([.E1059:.E1082])" office:value-type="float" office:value="0.0527499999999999" calcext:value-type="float">
            <text:p>0,05275</text:p>
          </table:table-cell>
          <table:table-cell table:formula="of:=[.E108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89" calcext:value-type="float">
            <text:p>1479488889</text:p>
          </table:table-cell>
          <table:table-cell table:formula="of:=[.A1083]-[.$A$2]" office:value-type="float" office:value="5734" calcext:value-type="float">
            <text:p>5734</text:p>
          </table:table-cell>
          <table:table-cell table:formula="of:=[.B1083]/60" office:value-type="float" office:value="95.5666666666667" calcext:value-type="float">
            <text:p>95,5666666666667</text:p>
          </table:table-cell>
          <table:table-cell office:value-type="float" office:value="3.878" calcext:value-type="float">
            <text:p>3,878</text:p>
          </table:table-cell>
          <table:table-cell table:formula="of:=[.D1083]-3.866" office:value-type="float" office:value="0.012" calcext:value-type="float">
            <text:p>0,012</text:p>
          </table:table-cell>
          <table:table-cell table:formula="of:=AVERAGE([.E1060:.E1083])" office:value-type="float" office:value="0.0498333333333332" calcext:value-type="float">
            <text:p>0,049833333333333</text:p>
          </table:table-cell>
          <table:table-cell table:formula="of:=[.E108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94" calcext:value-type="float">
            <text:p>1479488894</text:p>
          </table:table-cell>
          <table:table-cell table:formula="of:=[.A1084]-[.$A$2]" office:value-type="float" office:value="5739" calcext:value-type="float">
            <text:p>5739</text:p>
          </table:table-cell>
          <table:table-cell table:formula="of:=[.B1084]/60" office:value-type="float" office:value="95.65" calcext:value-type="float">
            <text:p>95,65</text:p>
          </table:table-cell>
          <table:table-cell office:value-type="float" office:value="3.878" calcext:value-type="float">
            <text:p>3,878</text:p>
          </table:table-cell>
          <table:table-cell table:formula="of:=[.D1084]-3.866" office:value-type="float" office:value="0.012" calcext:value-type="float">
            <text:p>0,012</text:p>
          </table:table-cell>
          <table:table-cell table:formula="of:=AVERAGE([.E1061:.E1084])" office:value-type="float" office:value="0.0464583333333332" calcext:value-type="float">
            <text:p>0,046458333333333</text:p>
          </table:table-cell>
          <table:table-cell table:formula="of:=[.E108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899" calcext:value-type="float">
            <text:p>1479488899</text:p>
          </table:table-cell>
          <table:table-cell table:formula="of:=[.A1085]-[.$A$2]" office:value-type="float" office:value="5744" calcext:value-type="float">
            <text:p>5744</text:p>
          </table:table-cell>
          <table:table-cell table:formula="of:=[.B1085]/60" office:value-type="float" office:value="95.7333333333333" calcext:value-type="float">
            <text:p>95,7333333333333</text:p>
          </table:table-cell>
          <table:table-cell office:value-type="float" office:value="3.892" calcext:value-type="float">
            <text:p>3,892</text:p>
          </table:table-cell>
          <table:table-cell table:formula="of:=[.D1085]-3.866" office:value-type="float" office:value="0.0259999999999998" calcext:value-type="float">
            <text:p>0,026</text:p>
          </table:table-cell>
          <table:table-cell table:formula="of:=AVERAGE([.E1062:.E1085])" office:value-type="float" office:value="0.0428749999999999" calcext:value-type="float">
            <text:p>0,042875</text:p>
          </table:table-cell>
          <table:table-cell table:formula="of:=[.E108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04" calcext:value-type="float">
            <text:p>1479488904</text:p>
          </table:table-cell>
          <table:table-cell table:formula="of:=[.A1086]-[.$A$2]" office:value-type="float" office:value="5749" calcext:value-type="float">
            <text:p>5749</text:p>
          </table:table-cell>
          <table:table-cell table:formula="of:=[.B1086]/60" office:value-type="float" office:value="95.8166666666667" calcext:value-type="float">
            <text:p>95,8166666666667</text:p>
          </table:table-cell>
          <table:table-cell office:value-type="float" office:value="3.904" calcext:value-type="float">
            <text:p>3,904</text:p>
          </table:table-cell>
          <table:table-cell table:formula="of:=[.D1086]-3.866" office:value-type="float" office:value="0.0379999999999998" calcext:value-type="float">
            <text:p>0,038</text:p>
          </table:table-cell>
          <table:table-cell table:formula="of:=AVERAGE([.E1063:.E1086])" office:value-type="float" office:value="0.0399166666666665" calcext:value-type="float">
            <text:p>0,039916666666667</text:p>
          </table:table-cell>
          <table:table-cell table:formula="of:=[.E108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10" calcext:value-type="float">
            <text:p>1479488910</text:p>
          </table:table-cell>
          <table:table-cell table:formula="of:=[.A1087]-[.$A$2]" office:value-type="float" office:value="5755" calcext:value-type="float">
            <text:p>5755</text:p>
          </table:table-cell>
          <table:table-cell table:formula="of:=[.B1087]/60" office:value-type="float" office:value="95.9166666666667" calcext:value-type="float">
            <text:p>95,9166666666667</text:p>
          </table:table-cell>
          <table:table-cell office:value-type="float" office:value="3.948" calcext:value-type="float">
            <text:p>3,948</text:p>
          </table:table-cell>
          <table:table-cell table:formula="of:=[.D1087]-3.866" office:value-type="float" office:value="0.0819999999999999" calcext:value-type="float">
            <text:p>0,082</text:p>
          </table:table-cell>
          <table:table-cell table:formula="of:=AVERAGE([.E1064:.E1087])" office:value-type="float" office:value="0.0399999999999999" calcext:value-type="float">
            <text:p>0,04</text:p>
          </table:table-cell>
          <table:table-cell table:formula="of:=[.E108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15" calcext:value-type="float">
            <text:p>1479488915</text:p>
          </table:table-cell>
          <table:table-cell table:formula="of:=[.A1088]-[.$A$2]" office:value-type="float" office:value="5760" calcext:value-type="float">
            <text:p>5760</text:p>
          </table:table-cell>
          <table:table-cell table:formula="of:=[.B1088]/60" office:value-type="float" office:value="96" calcext:value-type="float">
            <text:p>96</text:p>
          </table:table-cell>
          <table:table-cell office:value-type="float" office:value="3.901" calcext:value-type="float">
            <text:p>3,901</text:p>
          </table:table-cell>
          <table:table-cell table:formula="of:=[.D1088]-3.866" office:value-type="float" office:value="0.0349999999999997" calcext:value-type="float">
            <text:p>0,035</text:p>
          </table:table-cell>
          <table:table-cell table:formula="of:=AVERAGE([.E1065:.E1088])" office:value-type="float" office:value="0.0386666666666665" calcext:value-type="float">
            <text:p>0,038666666666667</text:p>
          </table:table-cell>
          <table:table-cell table:formula="of:=[.E108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20" calcext:value-type="float">
            <text:p>1479488920</text:p>
          </table:table-cell>
          <table:table-cell table:formula="of:=[.A1089]-[.$A$2]" office:value-type="float" office:value="5765" calcext:value-type="float">
            <text:p>5765</text:p>
          </table:table-cell>
          <table:table-cell table:formula="of:=[.B1089]/60" office:value-type="float" office:value="96.0833333333333" calcext:value-type="float">
            <text:p>96,0833333333333</text:p>
          </table:table-cell>
          <table:table-cell office:value-type="float" office:value="3.904" calcext:value-type="float">
            <text:p>3,904</text:p>
          </table:table-cell>
          <table:table-cell table:formula="of:=[.D1089]-3.866" office:value-type="float" office:value="0.0379999999999998" calcext:value-type="float">
            <text:p>0,038</text:p>
          </table:table-cell>
          <table:table-cell table:formula="of:=AVERAGE([.E1066:.E1089])" office:value-type="float" office:value="0.0370416666666665" calcext:value-type="float">
            <text:p>0,037041666666667</text:p>
          </table:table-cell>
          <table:table-cell table:formula="of:=[.E108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25" calcext:value-type="float">
            <text:p>1479488925</text:p>
          </table:table-cell>
          <table:table-cell table:formula="of:=[.A1090]-[.$A$2]" office:value-type="float" office:value="5770" calcext:value-type="float">
            <text:p>5770</text:p>
          </table:table-cell>
          <table:table-cell table:formula="of:=[.B1090]/60" office:value-type="float" office:value="96.1666666666667" calcext:value-type="float">
            <text:p>96,1666666666667</text:p>
          </table:table-cell>
          <table:table-cell office:value-type="float" office:value="3.905" calcext:value-type="float">
            <text:p>3,905</text:p>
          </table:table-cell>
          <table:table-cell table:formula="of:=[.D1090]-3.866" office:value-type="float" office:value="0.0390000000000001" calcext:value-type="float">
            <text:p>0,039</text:p>
          </table:table-cell>
          <table:table-cell table:formula="of:=AVERAGE([.E1067:.E1090])" office:value-type="float" office:value="0.0357916666666665" calcext:value-type="float">
            <text:p>0,035791666666667</text:p>
          </table:table-cell>
          <table:table-cell table:formula="of:=[.E109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30" calcext:value-type="float">
            <text:p>1479488930</text:p>
          </table:table-cell>
          <table:table-cell table:formula="of:=[.A1091]-[.$A$2]" office:value-type="float" office:value="5775" calcext:value-type="float">
            <text:p>5775</text:p>
          </table:table-cell>
          <table:table-cell table:formula="of:=[.B1091]/60" office:value-type="float" office:value="96.25" calcext:value-type="float">
            <text:p>96,25</text:p>
          </table:table-cell>
          <table:table-cell office:value-type="float" office:value="3.901" calcext:value-type="float">
            <text:p>3,901</text:p>
          </table:table-cell>
          <table:table-cell table:formula="of:=[.D1091]-3.866" office:value-type="float" office:value="0.0349999999999997" calcext:value-type="float">
            <text:p>0,035</text:p>
          </table:table-cell>
          <table:table-cell table:formula="of:=AVERAGE([.E1068:.E1091])" office:value-type="float" office:value="0.0344999999999999" calcext:value-type="float">
            <text:p>0,0345</text:p>
          </table:table-cell>
          <table:table-cell table:formula="of:=[.E109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36" calcext:value-type="float">
            <text:p>1479488936</text:p>
          </table:table-cell>
          <table:table-cell table:formula="of:=[.A1092]-[.$A$2]" office:value-type="float" office:value="5781" calcext:value-type="float">
            <text:p>5781</text:p>
          </table:table-cell>
          <table:table-cell table:formula="of:=[.B1092]/60" office:value-type="float" office:value="96.35" calcext:value-type="float">
            <text:p>96,35</text:p>
          </table:table-cell>
          <table:table-cell office:value-type="float" office:value="3.905" calcext:value-type="float">
            <text:p>3,905</text:p>
          </table:table-cell>
          <table:table-cell table:formula="of:=[.D1092]-3.866" office:value-type="float" office:value="0.0390000000000001" calcext:value-type="float">
            <text:p>0,039</text:p>
          </table:table-cell>
          <table:table-cell table:formula="of:=AVERAGE([.E1069:.E1092])" office:value-type="float" office:value="0.0328749999999999" calcext:value-type="float">
            <text:p>0,032875</text:p>
          </table:table-cell>
          <table:table-cell table:formula="of:=[.E109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41" calcext:value-type="float">
            <text:p>1479488941</text:p>
          </table:table-cell>
          <table:table-cell table:formula="of:=[.A1093]-[.$A$2]" office:value-type="float" office:value="5786" calcext:value-type="float">
            <text:p>5786</text:p>
          </table:table-cell>
          <table:table-cell table:formula="of:=[.B1093]/60" office:value-type="float" office:value="96.4333333333333" calcext:value-type="float">
            <text:p>96,4333333333333</text:p>
          </table:table-cell>
          <table:table-cell office:value-type="float" office:value="3.907" calcext:value-type="float">
            <text:p>3,907</text:p>
          </table:table-cell>
          <table:table-cell table:formula="of:=[.D1093]-3.866" office:value-type="float" office:value="0.0409999999999999" calcext:value-type="float">
            <text:p>0,041</text:p>
          </table:table-cell>
          <table:table-cell table:formula="of:=AVERAGE([.E1070:.E1093])" office:value-type="float" office:value="0.0315833333333332" calcext:value-type="float">
            <text:p>0,031583333333333</text:p>
          </table:table-cell>
          <table:table-cell table:formula="of:=[.E109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46" calcext:value-type="float">
            <text:p>1479488946</text:p>
          </table:table-cell>
          <table:table-cell table:formula="of:=[.A1094]-[.$A$2]" office:value-type="float" office:value="5791" calcext:value-type="float">
            <text:p>5791</text:p>
          </table:table-cell>
          <table:table-cell table:formula="of:=[.B1094]/60" office:value-type="float" office:value="96.5166666666667" calcext:value-type="float">
            <text:p>96,5166666666667</text:p>
          </table:table-cell>
          <table:table-cell office:value-type="float" office:value="3.9" calcext:value-type="float">
            <text:p>3,9</text:p>
          </table:table-cell>
          <table:table-cell table:formula="of:=[.D1094]-3.866" office:value-type="float" office:value="0.0339999999999998" calcext:value-type="float">
            <text:p>0,034</text:p>
          </table:table-cell>
          <table:table-cell table:formula="of:=AVERAGE([.E1071:.E1094])" office:value-type="float" office:value="0.0299166666666665" calcext:value-type="float">
            <text:p>0,029916666666667</text:p>
          </table:table-cell>
          <table:table-cell table:formula="of:=[.E109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51" calcext:value-type="float">
            <text:p>1479488951</text:p>
          </table:table-cell>
          <table:table-cell table:formula="of:=[.A1095]-[.$A$2]" office:value-type="float" office:value="5796" calcext:value-type="float">
            <text:p>5796</text:p>
          </table:table-cell>
          <table:table-cell table:formula="of:=[.B1095]/60" office:value-type="float" office:value="96.6" calcext:value-type="float">
            <text:p>96,6</text:p>
          </table:table-cell>
          <table:table-cell office:value-type="float" office:value="3.914" calcext:value-type="float">
            <text:p>3,914</text:p>
          </table:table-cell>
          <table:table-cell table:formula="of:=[.D1095]-3.866" office:value-type="float" office:value="0.048" calcext:value-type="float">
            <text:p>0,048</text:p>
          </table:table-cell>
          <table:table-cell table:formula="of:=AVERAGE([.E1072:.E1095])" office:value-type="float" office:value="0.0287499999999999" calcext:value-type="float">
            <text:p>0,02875</text:p>
          </table:table-cell>
          <table:table-cell table:formula="of:=[.E109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57" calcext:value-type="float">
            <text:p>1479488957</text:p>
          </table:table-cell>
          <table:table-cell table:formula="of:=[.A1096]-[.$A$2]" office:value-type="float" office:value="5802" calcext:value-type="float">
            <text:p>5802</text:p>
          </table:table-cell>
          <table:table-cell table:formula="of:=[.B1096]/60" office:value-type="float" office:value="96.7" calcext:value-type="float">
            <text:p>96,7</text:p>
          </table:table-cell>
          <table:table-cell office:value-type="float" office:value="3.922" calcext:value-type="float">
            <text:p>3,922</text:p>
          </table:table-cell>
          <table:table-cell table:formula="of:=[.D1096]-3.866" office:value-type="float" office:value="0.0560000000000001" calcext:value-type="float">
            <text:p>0,056</text:p>
          </table:table-cell>
          <table:table-cell table:formula="of:=AVERAGE([.E1073:.E1096])" office:value-type="float" office:value="0.0280416666666665" calcext:value-type="float">
            <text:p>0,028041666666667</text:p>
          </table:table-cell>
          <table:table-cell table:formula="of:=[.E109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62" calcext:value-type="float">
            <text:p>1479488962</text:p>
          </table:table-cell>
          <table:table-cell table:formula="of:=[.A1097]-[.$A$2]" office:value-type="float" office:value="5807" calcext:value-type="float">
            <text:p>5807</text:p>
          </table:table-cell>
          <table:table-cell table:formula="of:=[.B1097]/60" office:value-type="float" office:value="96.7833333333333" calcext:value-type="float">
            <text:p>96,7833333333333</text:p>
          </table:table-cell>
          <table:table-cell office:value-type="float" office:value="3.922" calcext:value-type="float">
            <text:p>3,922</text:p>
          </table:table-cell>
          <table:table-cell table:formula="of:=[.D1097]-3.866" office:value-type="float" office:value="0.0560000000000001" calcext:value-type="float">
            <text:p>0,056</text:p>
          </table:table-cell>
          <table:table-cell table:formula="of:=AVERAGE([.E1074:.E1097])" office:value-type="float" office:value="0.0272916666666665" calcext:value-type="float">
            <text:p>0,027291666666667</text:p>
          </table:table-cell>
          <table:table-cell table:formula="of:=[.E109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67" calcext:value-type="float">
            <text:p>1479488967</text:p>
          </table:table-cell>
          <table:table-cell table:formula="of:=[.A1098]-[.$A$2]" office:value-type="float" office:value="5812" calcext:value-type="float">
            <text:p>5812</text:p>
          </table:table-cell>
          <table:table-cell table:formula="of:=[.B1098]/60" office:value-type="float" office:value="96.8666666666667" calcext:value-type="float">
            <text:p>96,8666666666667</text:p>
          </table:table-cell>
          <table:table-cell office:value-type="float" office:value="3.925" calcext:value-type="float">
            <text:p>3,925</text:p>
          </table:table-cell>
          <table:table-cell table:formula="of:=[.D1098]-3.866" office:value-type="float" office:value="0.0589999999999997" calcext:value-type="float">
            <text:p>0,059</text:p>
          </table:table-cell>
          <table:table-cell table:formula="of:=AVERAGE([.E1075:.E1098])" office:value-type="float" office:value="0.0296666666666665" calcext:value-type="float">
            <text:p>0,029666666666667</text:p>
          </table:table-cell>
          <table:table-cell table:formula="of:=[.E109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73" calcext:value-type="float">
            <text:p>1479488973</text:p>
          </table:table-cell>
          <table:table-cell table:formula="of:=[.A1099]-[.$A$2]" office:value-type="float" office:value="5818" calcext:value-type="float">
            <text:p>5818</text:p>
          </table:table-cell>
          <table:table-cell table:formula="of:=[.B1099]/60" office:value-type="float" office:value="96.9666666666667" calcext:value-type="float">
            <text:p>96,9666666666667</text:p>
          </table:table-cell>
          <table:table-cell office:value-type="float" office:value="3.924" calcext:value-type="float">
            <text:p>3,924</text:p>
          </table:table-cell>
          <table:table-cell table:formula="of:=[.D1099]-3.866" office:value-type="float" office:value="0.0579999999999998" calcext:value-type="float">
            <text:p>0,058</text:p>
          </table:table-cell>
          <table:table-cell table:formula="of:=AVERAGE([.E1076:.E1099])" office:value-type="float" office:value="0.0319999999999999" calcext:value-type="float">
            <text:p>0,032</text:p>
          </table:table-cell>
          <table:table-cell table:formula="of:=[.E109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78" calcext:value-type="float">
            <text:p>1479488978</text:p>
          </table:table-cell>
          <table:table-cell table:formula="of:=[.A1100]-[.$A$2]" office:value-type="float" office:value="5823" calcext:value-type="float">
            <text:p>5823</text:p>
          </table:table-cell>
          <table:table-cell table:formula="of:=[.B1100]/60" office:value-type="float" office:value="97.05" calcext:value-type="float">
            <text:p>97,05</text:p>
          </table:table-cell>
          <table:table-cell office:value-type="float" office:value="3.933" calcext:value-type="float">
            <text:p>3,933</text:p>
          </table:table-cell>
          <table:table-cell table:formula="of:=[.D1100]-3.866" office:value-type="float" office:value="0.0669999999999997" calcext:value-type="float">
            <text:p>0,067</text:p>
          </table:table-cell>
          <table:table-cell table:formula="of:=AVERAGE([.E1077:.E1100])" office:value-type="float" office:value="0.0347083333333332" calcext:value-type="float">
            <text:p>0,034708333333333</text:p>
          </table:table-cell>
          <table:table-cell table:formula="of:=[.E110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83" calcext:value-type="float">
            <text:p>1479488983</text:p>
          </table:table-cell>
          <table:table-cell table:formula="of:=[.A1101]-[.$A$2]" office:value-type="float" office:value="5828" calcext:value-type="float">
            <text:p>5828</text:p>
          </table:table-cell>
          <table:table-cell table:formula="of:=[.B1101]/60" office:value-type="float" office:value="97.1333333333334" calcext:value-type="float">
            <text:p>97,1333333333334</text:p>
          </table:table-cell>
          <table:table-cell office:value-type="float" office:value="4.29" calcext:value-type="float">
            <text:p>4,29</text:p>
          </table:table-cell>
          <table:table-cell table:formula="of:=[.D1101]-3.866" office:value-type="float" office:value="0.424" calcext:value-type="float">
            <text:p>0,424</text:p>
          </table:table-cell>
          <table:table-cell table:formula="of:=AVERAGE([.E1078:.E1101])" office:value-type="float" office:value="0.0522916666666665" calcext:value-type="float">
            <text:p>0,052291666666667</text:p>
          </table:table-cell>
          <table:table-cell table:formula="of:=[.E110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88" calcext:value-type="float">
            <text:p>1479488988</text:p>
          </table:table-cell>
          <table:table-cell table:formula="of:=[.A1102]-[.$A$2]" office:value-type="float" office:value="5833" calcext:value-type="float">
            <text:p>5833</text:p>
          </table:table-cell>
          <table:table-cell table:formula="of:=[.B1102]/60" office:value-type="float" office:value="97.2166666666667" calcext:value-type="float">
            <text:p>97,2166666666667</text:p>
          </table:table-cell>
          <table:table-cell office:value-type="float" office:value="3.955" calcext:value-type="float">
            <text:p>3,955</text:p>
          </table:table-cell>
          <table:table-cell table:formula="of:=[.D1102]-3.866" office:value-type="float" office:value="0.089" calcext:value-type="float">
            <text:p>0,089</text:p>
          </table:table-cell>
          <table:table-cell table:formula="of:=AVERAGE([.E1079:.E1102])" office:value-type="float" office:value="0.0559166666666666" calcext:value-type="float">
            <text:p>0,055916666666667</text:p>
          </table:table-cell>
          <table:table-cell table:formula="of:=[.E110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93" calcext:value-type="float">
            <text:p>1479488993</text:p>
          </table:table-cell>
          <table:table-cell table:formula="of:=[.A1103]-[.$A$2]" office:value-type="float" office:value="5838" calcext:value-type="float">
            <text:p>5838</text:p>
          </table:table-cell>
          <table:table-cell table:formula="of:=[.B1103]/60" office:value-type="float" office:value="97.3" calcext:value-type="float">
            <text:p>97,3</text:p>
          </table:table-cell>
          <table:table-cell office:value-type="float" office:value="3.952" calcext:value-type="float">
            <text:p>3,952</text:p>
          </table:table-cell>
          <table:table-cell table:formula="of:=[.D1103]-3.866" office:value-type="float" office:value="0.0859999999999999" calcext:value-type="float">
            <text:p>0,086</text:p>
          </table:table-cell>
          <table:table-cell table:formula="of:=AVERAGE([.E1080:.E1103])" office:value-type="float" office:value="0.0589999999999999" calcext:value-type="float">
            <text:p>0,059</text:p>
          </table:table-cell>
          <table:table-cell table:formula="of:=[.E1103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8999" calcext:value-type="float">
            <text:p>1479488999</text:p>
          </table:table-cell>
          <table:table-cell table:formula="of:=[.A1104]-[.$A$2]" office:value-type="float" office:value="5844" calcext:value-type="float">
            <text:p>5844</text:p>
          </table:table-cell>
          <table:table-cell table:formula="of:=[.B1104]/60" office:value-type="float" office:value="97.4" calcext:value-type="float">
            <text:p>97,4</text:p>
          </table:table-cell>
          <table:table-cell office:value-type="float" office:value="3.948" calcext:value-type="float">
            <text:p>3,948</text:p>
          </table:table-cell>
          <table:table-cell table:formula="of:=[.D1104]-3.866" office:value-type="float" office:value="0.0819999999999999" calcext:value-type="float">
            <text:p>0,082</text:p>
          </table:table-cell>
          <table:table-cell table:formula="of:=AVERAGE([.E1081:.E1104])" office:value-type="float" office:value="0.0619583333333332" calcext:value-type="float">
            <text:p>0,061958333333333</text:p>
          </table:table-cell>
          <table:table-cell table:formula="of:=[.E110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04" calcext:value-type="float">
            <text:p>1479489004</text:p>
          </table:table-cell>
          <table:table-cell table:formula="of:=[.A1105]-[.$A$2]" office:value-type="float" office:value="5849" calcext:value-type="float">
            <text:p>5849</text:p>
          </table:table-cell>
          <table:table-cell table:formula="of:=[.B1105]/60" office:value-type="float" office:value="97.4833333333333" calcext:value-type="float">
            <text:p>97,4833333333333</text:p>
          </table:table-cell>
          <table:table-cell office:value-type="float" office:value="3.949" calcext:value-type="float">
            <text:p>3,949</text:p>
          </table:table-cell>
          <table:table-cell table:formula="of:=[.D1105]-3.866" office:value-type="float" office:value="0.0829999999999997" calcext:value-type="float">
            <text:p>0,083</text:p>
          </table:table-cell>
          <table:table-cell table:formula="of:=AVERAGE([.E1082:.E1105])" office:value-type="float" office:value="0.0648333333333332" calcext:value-type="float">
            <text:p>0,064833333333333</text:p>
          </table:table-cell>
          <table:table-cell table:formula="of:=[.E1105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14" calcext:value-type="float">
            <text:p>1479489014</text:p>
          </table:table-cell>
          <table:table-cell table:formula="of:=[.A1106]-[.$A$2]" office:value-type="float" office:value="5859" calcext:value-type="float">
            <text:p>5859</text:p>
          </table:table-cell>
          <table:table-cell table:formula="of:=[.B1106]/60" office:value-type="float" office:value="97.65" calcext:value-type="float">
            <text:p>97,65</text:p>
          </table:table-cell>
          <table:table-cell office:value-type="float" office:value="3.868" calcext:value-type="float">
            <text:p>3,868</text:p>
          </table:table-cell>
          <table:table-cell table:formula="of:=[.D1106]-3.866" office:value-type="float" office:value="0.00199999999999978" calcext:value-type="float">
            <text:p>0,002</text:p>
          </table:table-cell>
          <table:table-cell table:formula="of:=AVERAGE([.E1083:.E1106])" office:value-type="float" office:value="0.0642083333333332" calcext:value-type="float">
            <text:p>0,064208333333333</text:p>
          </table:table-cell>
          <table:table-cell table:formula="of:=[.E1106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20" calcext:value-type="float">
            <text:p>1479489020</text:p>
          </table:table-cell>
          <table:table-cell table:formula="of:=[.A1107]-[.$A$2]" office:value-type="float" office:value="5865" calcext:value-type="float">
            <text:p>5865</text:p>
          </table:table-cell>
          <table:table-cell table:formula="of:=[.B1107]/60" office:value-type="float" office:value="97.75" calcext:value-type="float">
            <text:p>97,75</text:p>
          </table:table-cell>
          <table:table-cell office:value-type="float" office:value="3.868" calcext:value-type="float">
            <text:p>3,868</text:p>
          </table:table-cell>
          <table:table-cell table:formula="of:=[.D1107]-3.866" office:value-type="float" office:value="0.00199999999999978" calcext:value-type="float">
            <text:p>0,002</text:p>
          </table:table-cell>
          <table:table-cell table:formula="of:=AVERAGE([.E1084:.E1107])" office:value-type="float" office:value="0.0637916666666665" calcext:value-type="float">
            <text:p>0,063791666666667</text:p>
          </table:table-cell>
          <table:table-cell table:formula="of:=[.E1107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25" calcext:value-type="float">
            <text:p>1479489025</text:p>
          </table:table-cell>
          <table:table-cell table:formula="of:=[.A1108]-[.$A$2]" office:value-type="float" office:value="5870" calcext:value-type="float">
            <text:p>5870</text:p>
          </table:table-cell>
          <table:table-cell table:formula="of:=[.B1108]/60" office:value-type="float" office:value="97.8333333333333" calcext:value-type="float">
            <text:p>97,8333333333333</text:p>
          </table:table-cell>
          <table:table-cell office:value-type="float" office:value="3.868" calcext:value-type="float">
            <text:p>3,868</text:p>
          </table:table-cell>
          <table:table-cell table:formula="of:=[.D1108]-3.866" office:value-type="float" office:value="0.00199999999999978" calcext:value-type="float">
            <text:p>0,002</text:p>
          </table:table-cell>
          <table:table-cell table:formula="of:=AVERAGE([.E1085:.E1108])" office:value-type="float" office:value="0.0633749999999999" calcext:value-type="float">
            <text:p>0,063375</text:p>
          </table:table-cell>
          <table:table-cell table:formula="of:=[.E110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30" calcext:value-type="float">
            <text:p>1479489030</text:p>
          </table:table-cell>
          <table:table-cell table:formula="of:=[.A1109]-[.$A$2]" office:value-type="float" office:value="5875" calcext:value-type="float">
            <text:p>5875</text:p>
          </table:table-cell>
          <table:table-cell table:formula="of:=[.B1109]/60" office:value-type="float" office:value="97.9166666666667" calcext:value-type="float">
            <text:p>97,9166666666667</text:p>
          </table:table-cell>
          <table:table-cell office:value-type="float" office:value="3.868" calcext:value-type="float">
            <text:p>3,868</text:p>
          </table:table-cell>
          <table:table-cell table:formula="of:=[.D1109]-3.866" office:value-type="float" office:value="0.00199999999999978" calcext:value-type="float">
            <text:p>0,002</text:p>
          </table:table-cell>
          <table:table-cell table:formula="of:=AVERAGE([.E1086:.E1109])" office:value-type="float" office:value="0.0623749999999999" calcext:value-type="float">
            <text:p>0,062375</text:p>
          </table:table-cell>
          <table:table-cell table:formula="of:=[.E1109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36" calcext:value-type="float">
            <text:p>1479489036</text:p>
          </table:table-cell>
          <table:table-cell table:formula="of:=[.A1110]-[.$A$2]" office:value-type="float" office:value="5881" calcext:value-type="float">
            <text:p>5881</text:p>
          </table:table-cell>
          <table:table-cell table:formula="of:=[.B1110]/60" office:value-type="float" office:value="98.0166666666667" calcext:value-type="float">
            <text:p>98,0166666666667</text:p>
          </table:table-cell>
          <table:table-cell office:value-type="float" office:value="3.886" calcext:value-type="float">
            <text:p>3,886</text:p>
          </table:table-cell>
          <table:table-cell table:formula="of:=[.D1110]-3.866" office:value-type="float" office:value="0.02" calcext:value-type="float">
            <text:p>0,02</text:p>
          </table:table-cell>
          <table:table-cell table:formula="of:=AVERAGE([.E1087:.E1110])" office:value-type="float" office:value="0.0616249999999999" calcext:value-type="float">
            <text:p>0,061625</text:p>
          </table:table-cell>
          <table:table-cell table:formula="of:=[.E1110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41" calcext:value-type="float">
            <text:p>1479489041</text:p>
          </table:table-cell>
          <table:table-cell table:formula="of:=[.A1111]-[.$A$2]" office:value-type="float" office:value="5886" calcext:value-type="float">
            <text:p>5886</text:p>
          </table:table-cell>
          <table:table-cell table:formula="of:=[.B1111]/60" office:value-type="float" office:value="98.1" calcext:value-type="float">
            <text:p>98,1</text:p>
          </table:table-cell>
          <table:table-cell office:value-type="float" office:value="3.866" calcext:value-type="float">
            <text:p>3,866</text:p>
          </table:table-cell>
          <table:table-cell table:formula="of:=[.D1111]-3.866" office:value-type="float" office:value="0" calcext:value-type="float">
            <text:p>0</text:p>
          </table:table-cell>
          <table:table-cell table:formula="of:=AVERAGE([.E1088:.E1111])" office:value-type="float" office:value="0.0582083333333332" calcext:value-type="float">
            <text:p>0,058208333333333</text:p>
          </table:table-cell>
          <table:table-cell table:formula="of:=[.E1111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46" calcext:value-type="float">
            <text:p>1479489046</text:p>
          </table:table-cell>
          <table:table-cell table:formula="of:=[.A1112]-[.$A$2]" office:value-type="float" office:value="5891" calcext:value-type="float">
            <text:p>5891</text:p>
          </table:table-cell>
          <table:table-cell table:formula="of:=[.B1112]/60" office:value-type="float" office:value="98.1833333333333" calcext:value-type="float">
            <text:p>98,1833333333333</text:p>
          </table:table-cell>
          <table:table-cell office:value-type="float" office:value="3.866" calcext:value-type="float">
            <text:p>3,866</text:p>
          </table:table-cell>
          <table:table-cell table:formula="of:=[.D1112]-3.866" office:value-type="float" office:value="0" calcext:value-type="float">
            <text:p>0</text:p>
          </table:table-cell>
          <table:table-cell table:formula="of:=AVERAGE([.E1089:.E1112])" office:value-type="float" office:value="0.0567499999999999" calcext:value-type="float">
            <text:p>0,05675</text:p>
          </table:table-cell>
          <table:table-cell table:formula="of:=[.E1112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51" calcext:value-type="float">
            <text:p>1479489051</text:p>
          </table:table-cell>
          <table:table-cell table:formula="of:=[.A1113]-[.$A$2]" office:value-type="float" office:value="5896" calcext:value-type="float">
            <text:p>5896</text:p>
          </table:table-cell>
          <table:table-cell table:formula="of:=[.B1113]/60" office:value-type="float" office:value="98.2666666666667" calcext:value-type="float">
            <text:p>98,2666666666667</text:p>
          </table:table-cell>
          <table:table-cell office:value-type="float" office:value="3.866" calcext:value-type="float">
            <text:p>3,866</text:p>
          </table:table-cell>
          <table:table-cell table:formula="of:=[.D1113]-3.866" office:value-type="float" office:value="0" calcext:value-type="float">
            <text:p>0</text:p>
          </table:table-cell>
          <table:table-cell table:formula="of:=AVERAGE([.E1090:.E1113])" office:value-type="float" office:value="0.0551666666666666" calcext:value-type="float">
            <text:p>0,055166666666667</text:p>
          </table:table-cell>
          <table:table-cell table:formula="of:=[.E111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56" calcext:value-type="float">
            <text:p>1479489056</text:p>
          </table:table-cell>
          <table:table-cell table:formula="of:=[.A1114]-[.$A$2]" office:value-type="float" office:value="5901" calcext:value-type="float">
            <text:p>5901</text:p>
          </table:table-cell>
          <table:table-cell table:formula="of:=[.B1114]/60" office:value-type="float" office:value="98.35" calcext:value-type="float">
            <text:p>98,35</text:p>
          </table:table-cell>
          <table:table-cell office:value-type="float" office:value="3.87" calcext:value-type="float">
            <text:p>3,87</text:p>
          </table:table-cell>
          <table:table-cell table:formula="of:=[.D1114]-3.866" office:value-type="float" office:value="0.004" calcext:value-type="float">
            <text:p>0,004</text:p>
          </table:table-cell>
          <table:table-cell table:formula="of:=AVERAGE([.E1091:.E1114])" office:value-type="float" office:value="0.0537083333333332" calcext:value-type="float">
            <text:p>0,053708333333333</text:p>
          </table:table-cell>
          <table:table-cell table:formula="of:=[.E1114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62" calcext:value-type="float">
            <text:p>1479489062</text:p>
          </table:table-cell>
          <table:table-cell table:formula="of:=[.A1115]-[.$A$2]" office:value-type="float" office:value="5907" calcext:value-type="float">
            <text:p>5907</text:p>
          </table:table-cell>
          <table:table-cell table:formula="of:=[.B1115]/60" office:value-type="float" office:value="98.45" calcext:value-type="float">
            <text:p>98,45</text:p>
          </table:table-cell>
          <table:table-cell office:value-type="float" office:value="3.866" calcext:value-type="float">
            <text:p>3,866</text:p>
          </table:table-cell>
          <table:table-cell table:formula="of:=[.D1115]-3.866" office:value-type="float" office:value="0" calcext:value-type="float">
            <text:p>0</text:p>
          </table:table-cell>
          <table:table-cell table:formula="of:=AVERAGE([.E1092:.E1115])" office:value-type="float" office:value="0.0522499999999999" calcext:value-type="float">
            <text:p>0,05225</text:p>
          </table:table-cell>
          <table:table-cell table:formula="of:=[.E111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67" calcext:value-type="float">
            <text:p>1479489067</text:p>
          </table:table-cell>
          <table:table-cell table:formula="of:=[.A1116]-[.$A$2]" office:value-type="float" office:value="5912" calcext:value-type="float">
            <text:p>5912</text:p>
          </table:table-cell>
          <table:table-cell table:formula="of:=[.B1116]/60" office:value-type="float" office:value="98.5333333333333" calcext:value-type="float">
            <text:p>98,5333333333333</text:p>
          </table:table-cell>
          <table:table-cell office:value-type="float" office:value="3.866" calcext:value-type="float">
            <text:p>3,866</text:p>
          </table:table-cell>
          <table:table-cell table:formula="of:=[.D1116]-3.866" office:value-type="float" office:value="0" calcext:value-type="float">
            <text:p>0</text:p>
          </table:table-cell>
          <table:table-cell table:formula="of:=AVERAGE([.E1093:.E1116])" office:value-type="float" office:value="0.0506249999999999" calcext:value-type="float">
            <text:p>0,050625</text:p>
          </table:table-cell>
          <table:table-cell table:formula="of:=[.E111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72" calcext:value-type="float">
            <text:p>1479489072</text:p>
          </table:table-cell>
          <table:table-cell table:formula="of:=[.A1117]-[.$A$2]" office:value-type="float" office:value="5917" calcext:value-type="float">
            <text:p>5917</text:p>
          </table:table-cell>
          <table:table-cell table:formula="of:=[.B1117]/60" office:value-type="float" office:value="98.6166666666667" calcext:value-type="float">
            <text:p>98,6166666666667</text:p>
          </table:table-cell>
          <table:table-cell office:value-type="float" office:value="3.866" calcext:value-type="float">
            <text:p>3,866</text:p>
          </table:table-cell>
          <table:table-cell table:formula="of:=[.D1117]-3.866" office:value-type="float" office:value="0" calcext:value-type="float">
            <text:p>0</text:p>
          </table:table-cell>
          <table:table-cell table:formula="of:=AVERAGE([.E1094:.E1117])" office:value-type="float" office:value="0.0489166666666666" calcext:value-type="float">
            <text:p>0,048916666666667</text:p>
          </table:table-cell>
          <table:table-cell table:formula="of:=[.E111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77" calcext:value-type="float">
            <text:p>1479489077</text:p>
          </table:table-cell>
          <table:table-cell table:formula="of:=[.A1118]-[.$A$2]" office:value-type="float" office:value="5922" calcext:value-type="float">
            <text:p>5922</text:p>
          </table:table-cell>
          <table:table-cell table:formula="of:=[.B1118]/60" office:value-type="float" office:value="98.7" calcext:value-type="float">
            <text:p>98,7</text:p>
          </table:table-cell>
          <table:table-cell office:value-type="float" office:value="3.872" calcext:value-type="float">
            <text:p>3,872</text:p>
          </table:table-cell>
          <table:table-cell table:formula="of:=[.D1118]-3.866" office:value-type="float" office:value="0.00599999999999978" calcext:value-type="float">
            <text:p>0,006</text:p>
          </table:table-cell>
          <table:table-cell table:formula="of:=AVERAGE([.E1095:.E1118])" office:value-type="float" office:value="0.0477499999999999" calcext:value-type="float">
            <text:p>0,04775</text:p>
          </table:table-cell>
          <table:table-cell table:formula="of:=[.E1118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83" calcext:value-type="float">
            <text:p>1479489083</text:p>
          </table:table-cell>
          <table:table-cell table:formula="of:=[.A1119]-[.$A$2]" office:value-type="float" office:value="5928" calcext:value-type="float">
            <text:p>5928</text:p>
          </table:table-cell>
          <table:table-cell table:formula="of:=[.B1119]/60" office:value-type="float" office:value="98.8" calcext:value-type="float">
            <text:p>98,8</text:p>
          </table:table-cell>
          <table:table-cell office:value-type="float" office:value="3.866" calcext:value-type="float">
            <text:p>3,866</text:p>
          </table:table-cell>
          <table:table-cell table:formula="of:=[.D1119]-3.866" office:value-type="float" office:value="0" calcext:value-type="float">
            <text:p>0</text:p>
          </table:table-cell>
          <table:table-cell table:formula="of:=AVERAGE([.E1096:.E1119])" office:value-type="float" office:value="0.0457499999999999" calcext:value-type="float">
            <text:p>0,04575</text:p>
          </table:table-cell>
          <table:table-cell table:formula="of:=[.E1119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88" calcext:value-type="float">
            <text:p>1479489088</text:p>
          </table:table-cell>
          <table:table-cell table:formula="of:=[.A1120]-[.$A$2]" office:value-type="float" office:value="5933" calcext:value-type="float">
            <text:p>5933</text:p>
          </table:table-cell>
          <table:table-cell table:formula="of:=[.B1120]/60" office:value-type="float" office:value="98.8833333333333" calcext:value-type="float">
            <text:p>98,8833333333333</text:p>
          </table:table-cell>
          <table:table-cell office:value-type="float" office:value="3.866" calcext:value-type="float">
            <text:p>3,866</text:p>
          </table:table-cell>
          <table:table-cell table:formula="of:=[.D1120]-3.866" office:value-type="float" office:value="0" calcext:value-type="float">
            <text:p>0</text:p>
          </table:table-cell>
          <table:table-cell table:formula="of:=AVERAGE([.E1097:.E1120])" office:value-type="float" office:value="0.0434166666666666" calcext:value-type="float">
            <text:p>0,043416666666667</text:p>
          </table:table-cell>
          <table:table-cell table:formula="of:=[.E1120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093" calcext:value-type="float">
            <text:p>1479489093</text:p>
          </table:table-cell>
          <table:table-cell table:formula="of:=[.A1121]-[.$A$2]" office:value-type="float" office:value="5938" calcext:value-type="float">
            <text:p>5938</text:p>
          </table:table-cell>
          <table:table-cell table:formula="of:=[.B1121]/60" office:value-type="float" office:value="98.9666666666667" calcext:value-type="float">
            <text:p>98,9666666666667</text:p>
          </table:table-cell>
          <table:table-cell office:value-type="float" office:value="3.871" calcext:value-type="float">
            <text:p>3,871</text:p>
          </table:table-cell>
          <table:table-cell table:formula="of:=[.D1121]-3.866" office:value-type="float" office:value="0.00499999999999989" calcext:value-type="float">
            <text:p>0,005</text:p>
          </table:table-cell>
          <table:table-cell table:formula="of:=AVERAGE([.E1098:.E1121])" office:value-type="float" office:value="0.0412916666666666" calcext:value-type="float">
            <text:p>0,041291666666667</text:p>
          </table:table-cell>
          <table:table-cell table:formula="of:=[.E1121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098" calcext:value-type="float">
            <text:p>1479489098</text:p>
          </table:table-cell>
          <table:table-cell table:formula="of:=[.A1122]-[.$A$2]" office:value-type="float" office:value="5943" calcext:value-type="float">
            <text:p>5943</text:p>
          </table:table-cell>
          <table:table-cell table:formula="of:=[.B1122]/60" office:value-type="float" office:value="99.05" calcext:value-type="float">
            <text:p>99,05</text:p>
          </table:table-cell>
          <table:table-cell office:value-type="float" office:value="3.869" calcext:value-type="float">
            <text:p>3,869</text:p>
          </table:table-cell>
          <table:table-cell table:formula="of:=[.D1122]-3.866" office:value-type="float" office:value="0.00299999999999967" calcext:value-type="float">
            <text:p>0,003</text:p>
          </table:table-cell>
          <table:table-cell table:formula="of:=AVERAGE([.E1099:.E1122])" office:value-type="float" office:value="0.0389583333333332" calcext:value-type="float">
            <text:p>0,038958333333333</text:p>
          </table:table-cell>
          <table:table-cell table:formula="of:=[.E1122]&gt;0.001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1479489103" calcext:value-type="float">
            <text:p>1479489103</text:p>
          </table:table-cell>
          <table:table-cell table:formula="of:=[.A1123]-[.$A$2]" office:value-type="float" office:value="5948" calcext:value-type="float">
            <text:p>5948</text:p>
          </table:table-cell>
          <table:table-cell table:formula="of:=[.B1123]/60" office:value-type="float" office:value="99.1333333333333" calcext:value-type="float">
            <text:p>99,1333333333333</text:p>
          </table:table-cell>
          <table:table-cell office:value-type="float" office:value="3.866" calcext:value-type="float">
            <text:p>3,866</text:p>
          </table:table-cell>
          <table:table-cell table:formula="of:=[.D1123]-3.866" office:value-type="float" office:value="0" calcext:value-type="float">
            <text:p>0</text:p>
          </table:table-cell>
          <table:table-cell table:formula="of:=AVERAGE([.E1100:.E1123])" office:value-type="float" office:value="0.0365416666666666" calcext:value-type="float">
            <text:p>0,036541666666667</text:p>
          </table:table-cell>
          <table:table-cell table:formula="of:=[.E1123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109" calcext:value-type="float">
            <text:p>1479489109</text:p>
          </table:table-cell>
          <table:table-cell table:formula="of:=[.A1124]-[.$A$2]" office:value-type="float" office:value="5954" calcext:value-type="float">
            <text:p>5954</text:p>
          </table:table-cell>
          <table:table-cell table:formula="of:=[.B1124]/60" office:value-type="float" office:value="99.2333333333333" calcext:value-type="float">
            <text:p>99,2333333333333</text:p>
          </table:table-cell>
          <table:table-cell office:value-type="float" office:value="3.866" calcext:value-type="float">
            <text:p>3,866</text:p>
          </table:table-cell>
          <table:table-cell table:formula="of:=[.D1124]-3.866" office:value-type="float" office:value="0" calcext:value-type="float">
            <text:p>0</text:p>
          </table:table-cell>
          <table:table-cell table:formula="of:=AVERAGE([.E1101:.E1124])" office:value-type="float" office:value="0.0337499999999999" calcext:value-type="float">
            <text:p>0,03375</text:p>
          </table:table-cell>
          <table:table-cell table:formula="of:=[.E1124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114" calcext:value-type="float">
            <text:p>1479489114</text:p>
          </table:table-cell>
          <table:table-cell table:formula="of:=[.A1125]-[.$A$2]" office:value-type="float" office:value="5959" calcext:value-type="float">
            <text:p>5959</text:p>
          </table:table-cell>
          <table:table-cell table:formula="of:=[.B1125]/60" office:value-type="float" office:value="99.3166666666667" calcext:value-type="float">
            <text:p>99,3166666666667</text:p>
          </table:table-cell>
          <table:table-cell office:value-type="float" office:value="3.866" calcext:value-type="float">
            <text:p>3,866</text:p>
          </table:table-cell>
          <table:table-cell table:formula="of:=[.D1125]-3.866" office:value-type="float" office:value="0" calcext:value-type="float">
            <text:p>0</text:p>
          </table:table-cell>
          <table:table-cell table:formula="of:=AVERAGE([.E1102:.E1125])" office:value-type="float" office:value="0.0160833333333332" calcext:value-type="float">
            <text:p>0,016083333333333</text:p>
          </table:table-cell>
          <table:table-cell table:formula="of:=[.E1125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119" calcext:value-type="float">
            <text:p>1479489119</text:p>
          </table:table-cell>
          <table:table-cell table:formula="of:=[.A1126]-[.$A$2]" office:value-type="float" office:value="5964" calcext:value-type="float">
            <text:p>5964</text:p>
          </table:table-cell>
          <table:table-cell table:formula="of:=[.B1126]/60" office:value-type="float" office:value="99.4" calcext:value-type="float">
            <text:p>99,4</text:p>
          </table:table-cell>
          <table:table-cell office:value-type="float" office:value="3.866" calcext:value-type="float">
            <text:p>3,866</text:p>
          </table:table-cell>
          <table:table-cell table:formula="of:=[.D1126]-3.866" office:value-type="float" office:value="0" calcext:value-type="float">
            <text:p>0</text:p>
          </table:table-cell>
          <table:table-cell table:formula="of:=AVERAGE([.E1103:.E1126])" office:value-type="float" office:value="0.0123749999999999" calcext:value-type="float">
            <text:p>0,012375</text:p>
          </table:table-cell>
          <table:table-cell table:formula="of:=[.E1126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124" calcext:value-type="float">
            <text:p>1479489124</text:p>
          </table:table-cell>
          <table:table-cell table:formula="of:=[.A1127]-[.$A$2]" office:value-type="float" office:value="5969" calcext:value-type="float">
            <text:p>5969</text:p>
          </table:table-cell>
          <table:table-cell table:formula="of:=[.B1127]/60" office:value-type="float" office:value="99.4833333333333" calcext:value-type="float">
            <text:p>99,4833333333333</text:p>
          </table:table-cell>
          <table:table-cell office:value-type="float" office:value="3.866" calcext:value-type="float">
            <text:p>3,866</text:p>
          </table:table-cell>
          <table:table-cell table:formula="of:=[.D1127]-3.866" office:value-type="float" office:value="0" calcext:value-type="float">
            <text:p>0</text:p>
          </table:table-cell>
          <table:table-cell table:formula="of:=AVERAGE([.E1104:.E1127])" office:value-type="float" office:value="0.00879166666666659" calcext:value-type="float">
            <text:p>0,008791666666667</text:p>
          </table:table-cell>
          <table:table-cell table:formula="of:=[.E1127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130" calcext:value-type="float">
            <text:p>1479489130</text:p>
          </table:table-cell>
          <table:table-cell table:formula="of:=[.A1128]-[.$A$2]" office:value-type="float" office:value="5975" calcext:value-type="float">
            <text:p>5975</text:p>
          </table:table-cell>
          <table:table-cell table:formula="of:=[.B1128]/60" office:value-type="float" office:value="99.5833333333333" calcext:value-type="float">
            <text:p>99,5833333333333</text:p>
          </table:table-cell>
          <table:table-cell office:value-type="float" office:value="3.866" calcext:value-type="float">
            <text:p>3,866</text:p>
          </table:table-cell>
          <table:table-cell table:formula="of:=[.D1128]-3.866" office:value-type="float" office:value="0" calcext:value-type="float">
            <text:p>0</text:p>
          </table:table-cell>
          <table:table-cell table:formula="of:=AVERAGE([.E1105:.E1128])" office:value-type="float" office:value="0.00537499999999993" calcext:value-type="float">
            <text:p>0,005375</text:p>
          </table:table-cell>
          <table:table-cell table:formula="of:=[.E1128]&gt;0.001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9489135" calcext:value-type="float">
            <text:p>1479489135</text:p>
          </table:table-cell>
          <table:table-cell table:formula="of:=[.A1129]-[.$A$2]" office:value-type="float" office:value="5980" calcext:value-type="float">
            <text:p>5980</text:p>
          </table:table-cell>
          <table:table-cell table:formula="of:=[.B1129]/60" office:value-type="float" office:value="99.6666666666667" calcext:value-type="float">
            <text:p>99,6666666666667</text:p>
          </table:table-cell>
          <table:table-cell office:value-type="float" office:value="3.866" calcext:value-type="float">
            <text:p>3,866</text:p>
          </table:table-cell>
          <table:table-cell table:formula="of:=[.D1129]-3.866" office:value-type="float" office:value="0" calcext:value-type="float">
            <text:p>0</text:p>
          </table:table-cell>
          <table:table-cell table:formula="of:=AVERAGE([.E1106:.E1129])" office:value-type="float" office:value="0.0019166666666666" calcext:value-type="float">
            <text:p>0,001916666666667</text:p>
          </table:table-cell>
          <table:table-cell table:formula="of:=[.E1129]&gt;0.001" office:value-type="boolean" office:boolean-value="false" calcext:value-type="boolean">
            <text:p>FALS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.00.0000</text:date>, <text:time style:data-style-name="N2" text:time-value="20:10:22.0499751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20:59:42.694695332</dc:date>
    <meta:editing-duration>PT2H36S</meta:editing-duration>
    <meta:editing-cycles>5</meta:editing-cycles>
    <meta:generator>LibreOffice/5.2.3.3$Linux_X86_64 LibreOffice_project/20m0$Build-3</meta:generator>
    <meta:document-statistic meta:table-count="1" meta:cell-count="78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8cm" svg:height="12.91cm" xlink:href=".." xlink:type="simple" chart:class="chart:scatter" chart:column-mapping="0 2 1" chart:style-name="ch1">
        <chart:legend chart:legend-position="end" svg:x="26.47cm" svg:y="5.907cm" style:legend-expansion="high" chart:style-name="ch2"/>
        <chart:plot-area chart:style-name="ch3" table:cell-range-address="Feinwäsche01.C1:Feinwäsche01.C1129 Feinwäsche01.E1:Feinwäsche01.F1129" chart:data-source-has-labels="row" svg:x="0.591cm" svg:y="0.258cm" svg:width="25.288cm" svg:height="12.394cm">
          <chartooo:coordinate-region svg:x="1.503cm" svg:y="0.457cm" svg:width="24.096cm" svg:height="11.5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inwäsche01.F2:Feinwäsche01.F1129" chart:label-cell-address="Feinwäsche01.F1:Feinwäsche01.F1" chart:class="chart:scatter">
            <chart:domain table:cell-range-address="Feinwäsche01.C2:Feinwäsche01.C1129"/>
            <chart:data-point chart:repeated="1128"/>
          </chart:series>
          <chart:series chart:style-name="ch8" chart:values-cell-range-address="Feinwäsche01.E2:Feinwäsche01.E1129" chart:label-cell-address="Feinwäsche01.E1:Feinwäsche01.E1" chart:class="chart:scatter">
            <chart:data-point chart:repeated="1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Mittelwert</text:p>
                <draw:g>
                  <svg:desc>Feinwäsche01.F1:Feinwäsche01.F1</svg:desc>
                </draw:g>
              </table:table-cell>
              <table:table-cell office:value-type="string">
                <text:p>Strom korrigiert</text:p>
                <draw:g>
                  <svg:desc>Feinwäsche01.E1:Feinwäsche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inwäsche01.C2:Feinwäsche01.C1129</svg:desc>
                </draw:g>
              </table:table-cell>
              <table:table-cell office:value-type="float" office:value="NaN">
                <text:p>NaN</text:p>
                <draw:g>
                  <svg:desc>Feinwäsche01.F2:Feinwäsche01.F1129</svg:desc>
                </draw:g>
              </table:table-cell>
              <table:table-cell office:value-type="float" office:value="0">
                <text:p>0</text:p>
                <draw:g>
                  <svg:desc>Feinwäsche01.E2:Feinwäsche01.E1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666666666667">
                <text:p>1.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33333333333">
                <text:p>1.48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8333333333333">
                <text:p>2.2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8333333333333">
                <text:p>2.8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8333333333333">
                <text:p>2.9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5">
                <text:p>3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5">
                <text:p>3.25</text:p>
              </table:table-cell>
              <table:table-cell office:value-type="float" office:value="0.000124999999999986">
                <text:p>0.000124999999999986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000166666666666648">
                <text:p>0.00016666666666664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000166666666666648">
                <text:p>0.00016666666666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">
                <text:p>3.5</text:p>
              </table:table-cell>
              <table:table-cell office:value-type="float" office:value="0.000291666666666635">
                <text:p>0.00029166666666663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8333333333333">
                <text:p>3.68333333333333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5">
                <text:p>3.85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">
                <text:p>4.2</text:p>
              </table:table-cell>
              <table:table-cell office:value-type="float" office:value="0.000416666666666621">
                <text:p>0.00041666666666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0.000458333333333283">
                <text:p>0.00045833333333328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0.000499999999999945">
                <text:p>0.00049999999999994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0.000874999999999941">
                <text:p>0.000874999999999941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5">
                <text:p>4.55</text:p>
              </table:table-cell>
              <table:table-cell office:value-type="float" office:value="0.00124999999999994">
                <text:p>0.00124999999999994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0.00124999999999994">
                <text:p>0.001249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0.00124999999999994">
                <text:p>0.001249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0.00174999999999994">
                <text:p>0.0017499999999999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">
                <text:p>4.9</text:p>
              </table:table-cell>
              <table:table-cell office:value-type="float" office:value="0.00208333333333327">
                <text:p>0.00208333333333327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8333333333333">
                <text:p>4.98333333333333</text:p>
              </table:table-cell>
              <table:table-cell office:value-type="float" office:value="0.00220833333333326">
                <text:p>0.00220833333333326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0.00229166666666658">
                <text:p>0.0022916666666665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00241666666666657">
                <text:p>0.00241666666666657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">
                <text:p>5.25</text:p>
              </table:table-cell>
              <table:table-cell office:value-type="float" office:value="0.00383333333333323">
                <text:p>0.00383333333333323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00379166666666656">
                <text:p>0.0037916666666665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0.00383333333333323">
                <text:p>0.00383333333333323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51666666666667">
                <text:p>5.51666666666667</text:p>
              </table:table-cell>
              <table:table-cell office:value-type="float" office:value="0.00420833333333322">
                <text:p>0.00420833333333322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6">
                <text:p>5.6</text:p>
              </table:table-cell>
              <table:table-cell office:value-type="float" office:value="0.00441666666666657">
                <text:p>0.00441666666666657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0.00445833333333325">
                <text:p>0.004458333333333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0.00445833333333325">
                <text:p>0.0044583333333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0.00449999999999991">
                <text:p>0.0044999999999999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5">
                <text:p>5.95</text:p>
              </table:table-cell>
              <table:table-cell office:value-type="float" office:value="0.00454166666666657">
                <text:p>0.00454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00733333333333323">
                <text:p>0.00733333333333323</text:p>
              </table:table-cell>
              <table:table-cell office:value-type="float" office:value="0.0669999999999997">
                <text:p>0.0669999999999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00737499999999989">
                <text:p>0.0073749999999998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0.00741666666666655">
                <text:p>0.0074166666666665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">
                <text:p>6.3</text:p>
              </table:table-cell>
              <table:table-cell office:value-type="float" office:value="0.00745833333333322">
                <text:p>0.0074583333333332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0.00912499999999988">
                <text:p>0.00912499999999988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46666666666667">
                <text:p>6.46666666666667</text:p>
              </table:table-cell>
              <table:table-cell office:value-type="float" office:value="0.00912499999999988">
                <text:p>0.0091249999999998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0.00879166666666655">
                <text:p>0.0087916666666665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5">
                <text:p>6.65</text:p>
              </table:table-cell>
              <table:table-cell office:value-type="float" office:value="0.00862499999999988">
                <text:p>0.00862499999999988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0.00954166666666654">
                <text:p>0.00954166666666654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0095833333333332">
                <text:p>0.0095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0.00912499999999986">
                <text:p>0.0091249999999998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0.0104166666666665">
                <text:p>0.0104166666666665</text:p>
              </table:table-cell>
              <table:table-cell office:value-type="float" office:value="0.0390000000000001">
                <text:p>0.039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0.0102916666666666">
                <text:p>0.0102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0102083333333332">
                <text:p>0.0102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6666666666667">
                <text:p>7.26666666666667</text:p>
              </table:table-cell>
              <table:table-cell office:value-type="float" office:value="0.0101249999999999">
                <text:p>0.010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5">
                <text:p>7.35</text:p>
              </table:table-cell>
              <table:table-cell office:value-type="float" office:value="0.0096249999999999">
                <text:p>0.0096249999999999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43333333333333">
                <text:p>7.43333333333333</text:p>
              </table:table-cell>
              <table:table-cell office:value-type="float" office:value="0.00958333333333324">
                <text:p>0.0095833333333332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0.00949999999999992">
                <text:p>0.009499999999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61666666666667">
                <text:p>7.61666666666667</text:p>
              </table:table-cell>
              <table:table-cell office:value-type="float" office:value="0.00941666666666659">
                <text:p>0.0094166666666665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7">
                <text:p>7.7</text:p>
              </table:table-cell>
              <table:table-cell office:value-type="float" office:value="0.0100833333333333">
                <text:p>0.010083333333333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8333333333333">
                <text:p>7.78333333333333</text:p>
              </table:table-cell>
              <table:table-cell office:value-type="float" office:value="0.00995833333333325">
                <text:p>0.009958333333333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88333333333333">
                <text:p>7.88333333333333</text:p>
              </table:table-cell>
              <table:table-cell office:value-type="float" office:value="0.00995833333333325">
                <text:p>0.0099583333333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0.0115833333333333">
                <text:p>0.01158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05">
                <text:p>8.05</text:p>
              </table:table-cell>
              <table:table-cell office:value-type="float" office:value="0.0115416666666666">
                <text:p>0.011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0.00874999999999994">
                <text:p>0.008749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1666666666667">
                <text:p>8.21666666666667</text:p>
              </table:table-cell>
              <table:table-cell office:value-type="float" office:value="0.00870833333333328">
                <text:p>0.00870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31666666666667">
                <text:p>8.31666666666667</text:p>
              </table:table-cell>
              <table:table-cell office:value-type="float" office:value="0.00941666666666661">
                <text:p>0.00941666666666661</text:p>
              </table:table-cell>
              <table:table-cell office:value-type="float" office:value="0.0179999999999998">
                <text:p>0.01799999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4">
                <text:p>8.4</text:p>
              </table:table-cell>
              <table:table-cell office:value-type="float" office:value="0.00941666666666661">
                <text:p>0.0094166666666666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48333333333333">
                <text:p>8.48333333333333</text:p>
              </table:table-cell>
              <table:table-cell office:value-type="float" office:value="0.00770833333333328">
                <text:p>0.00770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56666666666667">
                <text:p>8.56666666666667</text:p>
              </table:table-cell>
              <table:table-cell office:value-type="float" office:value="0.00791666666666661">
                <text:p>0.00791666666666661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00862499999999994">
                <text:p>0.00862499999999994</text:p>
              </table:table-cell>
              <table:table-cell office:value-type="float" office:value="0.0179999999999998">
                <text:p>0.01799999999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5">
                <text:p>8.75</text:p>
              </table:table-cell>
              <table:table-cell office:value-type="float" office:value="0.00841666666666661">
                <text:p>0.00841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00754166666666661">
                <text:p>0.0075416666666666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93333333333333">
                <text:p>8.93333333333333</text:p>
              </table:table-cell>
              <table:table-cell office:value-type="float" office:value="0.00812499999999996">
                <text:p>0.00812499999999996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01666666666667">
                <text:p>9.01666666666667</text:p>
              </table:table-cell>
              <table:table-cell office:value-type="float" office:value="0.0080833333333333">
                <text:p>0.008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1">
                <text:p>9.1</text:p>
              </table:table-cell>
              <table:table-cell office:value-type="float" office:value="0.00645833333333329">
                <text:p>0.0064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18333333333333">
                <text:p>9.18333333333333</text:p>
              </table:table-cell>
              <table:table-cell office:value-type="float" office:value="0.00645833333333329">
                <text:p>0.0064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0.00712499999999996">
                <text:p>0.0071249999999999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36666666666667">
                <text:p>9.36666666666667</text:p>
              </table:table-cell>
              <table:table-cell office:value-type="float" office:value="0.00712499999999996">
                <text:p>0.0071249999999999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45">
                <text:p>9.45</text:p>
              </table:table-cell>
              <table:table-cell office:value-type="float" office:value="0.0062083333333333">
                <text:p>0.0062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53333333333333">
                <text:p>9.53333333333333</text:p>
              </table:table-cell>
              <table:table-cell office:value-type="float" office:value="0.00641666666666663">
                <text:p>0.00641666666666663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61666666666667">
                <text:p>9.61666666666667</text:p>
              </table:table-cell>
              <table:table-cell office:value-type="float" office:value="0.00720833333333328">
                <text:p>0.00720833333333328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71666666666667">
                <text:p>9.71666666666667</text:p>
              </table:table-cell>
              <table:table-cell office:value-type="float" office:value="0.00704166666666659">
                <text:p>0.0070416666666665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8">
                <text:p>9.8</text:p>
              </table:table-cell>
              <table:table-cell office:value-type="float" office:value="0.00608333333333326">
                <text:p>0.0060833333333332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88333333333333">
                <text:p>9.88333333333333</text:p>
              </table:table-cell>
              <table:table-cell office:value-type="float" office:value="0.00724999999999992">
                <text:p>0.00724999999999992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96666666666667">
                <text:p>9.96666666666667</text:p>
              </table:table-cell>
              <table:table-cell office:value-type="float" office:value="0.00724999999999992">
                <text:p>0.007249999999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0666666666667">
                <text:p>10.0666666666667</text:p>
              </table:table-cell>
              <table:table-cell office:value-type="float" office:value="0.00558333333333326">
                <text:p>0.005583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5">
                <text:p>10.15</text:p>
              </table:table-cell>
              <table:table-cell office:value-type="float" office:value="0.00558333333333326">
                <text:p>0.005583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333333333333">
                <text:p>10.2333333333333</text:p>
              </table:table-cell>
              <table:table-cell office:value-type="float" office:value="0.00629166666666658">
                <text:p>0.00629166666666658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166666666667">
                <text:p>10.3166666666667</text:p>
              </table:table-cell>
              <table:table-cell office:value-type="float" office:value="0.00633333333333325">
                <text:p>0.006333333333333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00558333333333326">
                <text:p>0.005583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5">
                <text:p>10.5</text:p>
              </table:table-cell>
              <table:table-cell office:value-type="float" office:value="0.00608333333333326">
                <text:p>0.00608333333333326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0.00608333333333326">
                <text:p>0.006083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00583333333333326">
                <text:p>0.005833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75">
                <text:p>10.75</text:p>
              </table:table-cell>
              <table:table-cell office:value-type="float" office:value="0.00512499999999994">
                <text:p>0.0051249999999999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85">
                <text:p>10.85</text:p>
              </table:table-cell>
              <table:table-cell office:value-type="float" office:value="0.0051666666666666">
                <text:p>0.005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0.0051666666666666">
                <text:p>0.005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0166666666667">
                <text:p>11.0166666666667</text:p>
              </table:table-cell>
              <table:table-cell office:value-type="float" office:value="0.00458333333333325">
                <text:p>0.004583333333333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1">
                <text:p>11.1</text:p>
              </table:table-cell>
              <table:table-cell office:value-type="float" office:value="0.00608333333333326">
                <text:p>0.0060833333333332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2">
                <text:p>11.2</text:p>
              </table:table-cell>
              <table:table-cell office:value-type="float" office:value="0.00616666666666658">
                <text:p>0.0061666666666665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2833333333333">
                <text:p>11.2833333333333</text:p>
              </table:table-cell>
              <table:table-cell office:value-type="float" office:value="0.00616666666666658">
                <text:p>0.00616666666666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3666666666667">
                <text:p>11.3666666666667</text:p>
              </table:table-cell>
              <table:table-cell office:value-type="float" office:value="0.00554166666666657">
                <text:p>0.00554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4666666666667">
                <text:p>11.4666666666667</text:p>
              </table:table-cell>
              <table:table-cell office:value-type="float" office:value="0.00558333333333324">
                <text:p>0.00558333333333324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55">
                <text:p>11.55</text:p>
              </table:table-cell>
              <table:table-cell office:value-type="float" office:value="0.00599999999999989">
                <text:p>0.00599999999999989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6333333333333">
                <text:p>11.6333333333333</text:p>
              </table:table-cell>
              <table:table-cell office:value-type="float" office:value="0.00595833333333323">
                <text:p>0.00595833333333323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7166666666667">
                <text:p>11.7166666666667</text:p>
              </table:table-cell>
              <table:table-cell office:value-type="float" office:value="0.00520833333333324">
                <text:p>0.0052083333333332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8">
                <text:p>11.8</text:p>
              </table:table-cell>
              <table:table-cell office:value-type="float" office:value="0.00512499999999992">
                <text:p>0.005124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9">
                <text:p>11.9</text:p>
              </table:table-cell>
              <table:table-cell office:value-type="float" office:value="0.00704166666666659">
                <text:p>0.00704166666666659</text:p>
              </table:table-cell>
              <table:table-cell office:value-type="float" office:value="0.0470000000000002">
                <text:p>0.04700000000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9833333333333">
                <text:p>11.9833333333333</text:p>
              </table:table-cell>
              <table:table-cell office:value-type="float" office:value="0.00587499999999993">
                <text:p>0.0058749999999999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0666666666667">
                <text:p>12.0666666666667</text:p>
              </table:table-cell>
              <table:table-cell office:value-type="float" office:value="0.00591666666666659">
                <text:p>0.0059166666666665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15">
                <text:p>12.15</text:p>
              </table:table-cell>
              <table:table-cell office:value-type="float" office:value="0.00595833333333325">
                <text:p>0.005958333333333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25">
                <text:p>12.25</text:p>
              </table:table-cell>
              <table:table-cell office:value-type="float" office:value="0.00787499999999991">
                <text:p>0.00787499999999991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0.00720833333333324">
                <text:p>0.0072083333333332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0.00720833333333324">
                <text:p>0.0072083333333332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5166666666667">
                <text:p>12.5166666666667</text:p>
              </table:table-cell>
              <table:table-cell office:value-type="float" office:value="0.00783333333333325">
                <text:p>0.00783333333333325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6">
                <text:p>12.6</text:p>
              </table:table-cell>
              <table:table-cell office:value-type="float" office:value="0.00733333333333325">
                <text:p>0.007333333333333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6833333333333">
                <text:p>12.6833333333333</text:p>
              </table:table-cell>
              <table:table-cell office:value-type="float" office:value="0.00737499999999991">
                <text:p>0.0073749999999999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7666666666667">
                <text:p>12.7666666666667</text:p>
              </table:table-cell>
              <table:table-cell office:value-type="float" office:value="0.00741666666666657">
                <text:p>0.007416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85">
                <text:p>12.85</text:p>
              </table:table-cell>
              <table:table-cell office:value-type="float" office:value="0.00941666666666657">
                <text:p>0.00941666666666657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95">
                <text:p>12.95</text:p>
              </table:table-cell>
              <table:table-cell office:value-type="float" office:value="0.00941666666666657">
                <text:p>0.009416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0.00941666666666657">
                <text:p>0.009416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1166666666667">
                <text:p>13.1166666666667</text:p>
              </table:table-cell>
              <table:table-cell office:value-type="float" office:value="0.00941666666666657">
                <text:p>0.009416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2">
                <text:p>13.2</text:p>
              </table:table-cell>
              <table:table-cell office:value-type="float" office:value="0.00954166666666658">
                <text:p>0.00954166666666658</text:p>
              </table:table-cell>
              <table:table-cell office:value-type="float" office:value="0.0390000000000001">
                <text:p>0.039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3">
                <text:p>13.3</text:p>
              </table:table-cell>
              <table:table-cell office:value-type="float" office:value="0.00949999999999992">
                <text:p>0.009499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3833333333333">
                <text:p>13.3833333333333</text:p>
              </table:table-cell>
              <table:table-cell office:value-type="float" office:value="0.00954166666666658">
                <text:p>0.0095416666666665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4666666666667">
                <text:p>13.4666666666667</text:p>
              </table:table-cell>
              <table:table-cell office:value-type="float" office:value="0.0102083333333332">
                <text:p>0.0102083333333332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55">
                <text:p>13.55</text:p>
              </table:table-cell>
              <table:table-cell office:value-type="float" office:value="0.0102916666666666">
                <text:p>0.010291666666666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65">
                <text:p>13.65</text:p>
              </table:table-cell>
              <table:table-cell office:value-type="float" office:value="0.00991666666666659">
                <text:p>0.0099166666666665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7333333333333">
                <text:p>13.7333333333333</text:p>
              </table:table-cell>
              <table:table-cell office:value-type="float" office:value="0.00974999999999993">
                <text:p>0.0097499999999999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8166666666667">
                <text:p>13.8166666666667</text:p>
              </table:table-cell>
              <table:table-cell office:value-type="float" office:value="0.0111249999999999">
                <text:p>0.0111249999999999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9">
                <text:p>13.9</text:p>
              </table:table-cell>
              <table:table-cell office:value-type="float" office:value="0.0111249999999999">
                <text:p>0.011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">
                <text:p>14</text:p>
              </table:table-cell>
              <table:table-cell office:value-type="float" office:value="0.00920833333333324">
                <text:p>0.0092083333333332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0833333333333">
                <text:p>14.0833333333333</text:p>
              </table:table-cell>
              <table:table-cell office:value-type="float" office:value="0.00920833333333324">
                <text:p>0.00920833333333324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0.0109166666666666">
                <text:p>0.0109166666666666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25">
                <text:p>14.25</text:p>
              </table:table-cell>
              <table:table-cell office:value-type="float" office:value="0.0109166666666666">
                <text:p>0.010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35">
                <text:p>14.35</text:p>
              </table:table-cell>
              <table:table-cell office:value-type="float" office:value="0.00904166666666658">
                <text:p>0.0090416666666665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5166666666667">
                <text:p>14.51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6">
                <text:p>14.6</text:p>
              </table:table-cell>
              <table:table-cell office:value-type="float" office:value="0.00974999999999991">
                <text:p>0.0097499999999999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.7">
                <text:p>14.7</text:p>
              </table:table-cell>
              <table:table-cell office:value-type="float" office:value="0.00974999999999991">
                <text:p>0.0097499999999999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7833333333333">
                <text:p>14.7833333333333</text:p>
              </table:table-cell>
              <table:table-cell office:value-type="float" office:value="0.0112916666666666">
                <text:p>0.0112916666666666</text:p>
              </table:table-cell>
              <table:table-cell office:value-type="float" office:value="0.0379999999999998">
                <text:p>0.03799999999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8666666666667">
                <text:p>14.8666666666667</text:p>
              </table:table-cell>
              <table:table-cell office:value-type="float" office:value="0.0112916666666666">
                <text:p>0.0112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95">
                <text:p>14.95</text:p>
              </table:table-cell>
              <table:table-cell office:value-type="float" office:value="0.00929166666666657">
                <text:p>0.009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05">
                <text:p>15.05</text:p>
              </table:table-cell>
              <table:table-cell office:value-type="float" office:value="0.00929166666666657">
                <text:p>0.009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1333333333333">
                <text:p>15.1333333333333</text:p>
              </table:table-cell>
              <table:table-cell office:value-type="float" office:value="0.0113749999999999">
                <text:p>0.0113749999999999</text:p>
              </table:table-cell>
              <table:table-cell office:value-type="float" office:value="0.0509999999999997">
                <text:p>0.0509999999999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2166666666667">
                <text:p>15.2166666666667</text:p>
              </table:table-cell>
              <table:table-cell office:value-type="float" office:value="0.0113749999999999">
                <text:p>0.011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3">
                <text:p>15.3</text:p>
              </table:table-cell>
              <table:table-cell office:value-type="float" office:value="0.00979166666666655">
                <text:p>0.0097916666666665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4">
                <text:p>15.4</text:p>
              </table:table-cell>
              <table:table-cell office:value-type="float" office:value="0.0110833333333332">
                <text:p>0.01108333333333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4833333333333">
                <text:p>15.4833333333333</text:p>
              </table:table-cell>
              <table:table-cell office:value-type="float" office:value="0.0110833333333332">
                <text:p>0.011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5666666666667">
                <text:p>15.5666666666667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65">
                <text:p>15.65</text:p>
              </table:table-cell>
              <table:table-cell office:value-type="float" office:value="0.0102916666666666">
                <text:p>0.0102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7333333333333">
                <text:p>15.7333333333333</text:p>
              </table:table-cell>
              <table:table-cell office:value-type="float" office:value="0.0110833333333332">
                <text:p>0.01108333333333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0.0110833333333332">
                <text:p>0.011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0.00970833333333323">
                <text:p>0.0097083333333332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  <table:table-cell office:value-type="float" office:value="0.00970833333333323">
                <text:p>0.0097083333333332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1">
                <text:p>16.1</text:p>
              </table:table-cell>
              <table:table-cell office:value-type="float" office:value="0.0113749999999999">
                <text:p>0.0113749999999999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1833333333333">
                <text:p>16.1833333333333</text:p>
              </table:table-cell>
              <table:table-cell office:value-type="float" office:value="0.0113749999999999">
                <text:p>0.011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2666666666667">
                <text:p>16.2666666666667</text:p>
              </table:table-cell>
              <table:table-cell office:value-type="float" office:value="0.00966666666666657">
                <text:p>0.009666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35">
                <text:p>16.35</text:p>
              </table:table-cell>
              <table:table-cell office:value-type="float" office:value="0.0113749999999999">
                <text:p>0.0113749999999999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4333333333333">
                <text:p>16.4333333333333</text:p>
              </table:table-cell>
              <table:table-cell office:value-type="float" office:value="0.0113749999999999">
                <text:p>0.011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5333333333333">
                <text:p>16.5333333333333</text:p>
              </table:table-cell>
              <table:table-cell office:value-type="float" office:value="0.0100833333333332">
                <text:p>0.010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6166666666667">
                <text:p>16.6166666666667</text:p>
              </table:table-cell>
              <table:table-cell office:value-type="float" office:value="0.0100833333333332">
                <text:p>0.010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7">
                <text:p>16.7</text:p>
              </table:table-cell>
              <table:table-cell office:value-type="float" office:value="0.0109583333333332">
                <text:p>0.0109583333333332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7833333333333">
                <text:p>16.7833333333333</text:p>
              </table:table-cell>
              <table:table-cell office:value-type="float" office:value="0.0109166666666666">
                <text:p>0.010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8833333333333">
                <text:p>16.8833333333333</text:p>
              </table:table-cell>
              <table:table-cell office:value-type="float" office:value="0.00933333333333323">
                <text:p>0.0093333333333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9666666666667">
                <text:p>16.9666666666667</text:p>
              </table:table-cell>
              <table:table-cell office:value-type="float" office:value="0.00929166666666657">
                <text:p>0.00929166666666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05">
                <text:p>17.05</text:p>
              </table:table-cell>
              <table:table-cell office:value-type="float" office:value="0.00929166666666657">
                <text:p>0.009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1333333333333">
                <text:p>17.1333333333333</text:p>
              </table:table-cell>
              <table:table-cell office:value-type="float" office:value="0.155375">
                <text:p>0.155375</text:p>
              </table:table-cell>
              <table:table-cell office:value-type="float" office:value="3.507">
                <text:p>3.5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2166666666667">
                <text:p>17.2166666666667</text:p>
              </table:table-cell>
              <table:table-cell office:value-type="float" office:value="0.31225">
                <text:p>0.31225</text:p>
              </table:table-cell>
              <table:table-cell office:value-type="float" office:value="3.816">
                <text:p>3.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3166666666667">
                <text:p>17.3166666666667</text:p>
              </table:table-cell>
              <table:table-cell office:value-type="float" office:value="0.486083333333333">
                <text:p>0.486083333333333</text:p>
              </table:table-cell>
              <table:table-cell office:value-type="float" office:value="4.173">
                <text:p>4.1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0.6335">
                <text:p>0.6335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4833333333333">
                <text:p>17.4833333333333</text:p>
              </table:table-cell>
              <table:table-cell office:value-type="float" office:value="0.788583333333333">
                <text:p>0.788583333333333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0.944125">
                <text:p>0.944125</text:p>
              </table:table-cell>
              <table:table-cell office:value-type="float" office:value="3.734">
                <text:p>3.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.10670833333333">
                <text:p>1.10670833333333</text:p>
              </table:table-cell>
              <table:table-cell office:value-type="float" office:value="3.903">
                <text:p>3.9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.75">
                <text:p>17.75</text:p>
              </table:table-cell>
              <table:table-cell office:value-type="float" office:value="1.26204166666667">
                <text:p>1.26204166666667</text:p>
              </table:table-cell>
              <table:table-cell office:value-type="float" office:value="3.729">
                <text:p>3.7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1.394625">
                <text:p>1.394625</text:p>
              </table:table-cell>
              <table:table-cell office:value-type="float" office:value="3.202">
                <text:p>3.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9333333333333">
                <text:p>17.9333333333333</text:p>
              </table:table-cell>
              <table:table-cell office:value-type="float" office:value="1.54520833333333">
                <text:p>1.54520833333333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0166666666667">
                <text:p>18.0166666666667</text:p>
              </table:table-cell>
              <table:table-cell office:value-type="float" office:value="1.679">
                <text:p>1.679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1">
                <text:p>18.1</text:p>
              </table:table-cell>
              <table:table-cell office:value-type="float" office:value="1.81383333333333">
                <text:p>1.81383333333333</text:p>
              </table:table-cell>
              <table:table-cell office:value-type="float" office:value="3.237">
                <text:p>3.2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2">
                <text:p>18.2</text:p>
              </table:table-cell>
              <table:table-cell office:value-type="float" office:value="1.94683333333333">
                <text:p>1.94683333333333</text:p>
              </table:table-cell>
              <table:table-cell office:value-type="float" office:value="3.233">
                <text:p>3.2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2833333333333">
                <text:p>18.2833333333333</text:p>
              </table:table-cell>
              <table:table-cell office:value-type="float" office:value="2.09158333333333">
                <text:p>2.09158333333333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3666666666667">
                <text:p>18.3666666666667</text:p>
              </table:table-cell>
              <table:table-cell office:value-type="float" office:value="2.24066666666667">
                <text:p>2.24066666666667</text:p>
              </table:table-cell>
              <table:table-cell office:value-type="float" office:value="3.579">
                <text:p>3.5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45">
                <text:p>18.45</text:p>
              </table:table-cell>
              <table:table-cell office:value-type="float" office:value="2.39354166666667">
                <text:p>2.39354166666667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5333333333333">
                <text:p>18.5333333333333</text:p>
              </table:table-cell>
              <table:table-cell office:value-type="float" office:value="2.54608333333333">
                <text:p>2.54608333333333</text:p>
              </table:table-cell>
              <table:table-cell office:value-type="float" office:value="3.662">
                <text:p>3.6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6333333333333">
                <text:p>18.6333333333333</text:p>
              </table:table-cell>
              <table:table-cell office:value-type="float" office:value="2.693375">
                <text:p>2.693375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7166666666667">
                <text:p>18.7166666666667</text:p>
              </table:table-cell>
              <table:table-cell office:value-type="float" office:value="2.82845833333333">
                <text:p>2.82845833333333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8">
                <text:p>18.8</text:p>
              </table:table-cell>
              <table:table-cell office:value-type="float" office:value="2.96108333333333">
                <text:p>2.96108333333333</text:p>
              </table:table-cell>
              <table:table-cell office:value-type="float" office:value="3.205">
                <text:p>3.2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9">
                <text:p>18.9</text:p>
              </table:table-cell>
              <table:table-cell office:value-type="float" office:value="3.1295">
                <text:p>3.1295</text:p>
              </table:table-cell>
              <table:table-cell office:value-type="float" office:value="4.042">
                <text:p>4.0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9833333333333">
                <text:p>18.9833333333333</text:p>
              </table:table-cell>
              <table:table-cell office:value-type="float" office:value="3.26958333333333">
                <text:p>3.26958333333333</text:p>
              </table:table-cell>
              <table:table-cell office:value-type="float" office:value="3.362">
                <text:p>3.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0666666666667">
                <text:p>19.0666666666667</text:p>
              </table:table-cell>
              <table:table-cell office:value-type="float" office:value="3.40845833333333">
                <text:p>3.40845833333333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15">
                <text:p>19.15</text:p>
              </table:table-cell>
              <table:table-cell office:value-type="float" office:value="3.55416666666667">
                <text:p>3.55416666666667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25">
                <text:p>19.25</text:p>
              </table:table-cell>
              <table:table-cell office:value-type="float" office:value="3.57170833333333">
                <text:p>3.57170833333333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3.55875">
                <text:p>3.55875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4166666666667">
                <text:p>19.4166666666667</text:p>
              </table:table-cell>
              <table:table-cell office:value-type="float" office:value="3.52145833333333">
                <text:p>3.52145833333333</text:p>
              </table:table-cell>
              <table:table-cell office:value-type="float" office:value="3.278">
                <text:p>3.2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5">
                <text:p>19.5</text:p>
              </table:table-cell>
              <table:table-cell office:value-type="float" office:value="3.53033333333333">
                <text:p>3.53033333333333</text:p>
              </table:table-cell>
              <table:table-cell office:value-type="float" office:value="3.752">
                <text:p>3.7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6">
                <text:p>19.6</text:p>
              </table:table-cell>
              <table:table-cell office:value-type="float" office:value="3.53483333333333">
                <text:p>3.53483333333333</text:p>
              </table:table-cell>
              <table:table-cell office:value-type="float" office:value="3.862">
                <text:p>3.8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6833333333333">
                <text:p>19.6833333333333</text:p>
              </table:table-cell>
              <table:table-cell office:value-type="float" office:value="3.53845833333333">
                <text:p>3.53845833333333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7666666666667">
                <text:p>19.7666666666667</text:p>
              </table:table-cell>
              <table:table-cell office:value-type="float" office:value="3.51683333333333">
                <text:p>3.51683333333333</text:p>
              </table:table-cell>
              <table:table-cell office:value-type="float" office:value="3.384">
                <text:p>3.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85">
                <text:p>19.85</text:p>
              </table:table-cell>
              <table:table-cell office:value-type="float" office:value="3.50883333333333">
                <text:p>3.50883333333333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95">
                <text:p>19.95</text:p>
              </table:table-cell>
              <table:table-cell office:value-type="float" office:value="3.51316666666667">
                <text:p>3.51316666666667</text:p>
              </table:table-cell>
              <table:table-cell office:value-type="float" office:value="3.306">
                <text:p>3.3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0333333333333">
                <text:p>20.0333333333333</text:p>
              </table:table-cell>
              <table:table-cell office:value-type="float" office:value="3.50220833333333">
                <text:p>3.50220833333333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3.52104166666667">
                <text:p>3.52104166666667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2">
                <text:p>20.2</text:p>
              </table:table-cell>
              <table:table-cell office:value-type="float" office:value="3.565">
                <text:p>3.565</text:p>
              </table:table-cell>
              <table:table-cell office:value-type="float" office:value="4.292">
                <text:p>4.2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.3">
                <text:p>20.3</text:p>
              </table:table-cell>
              <table:table-cell office:value-type="float" office:value="3.55983333333333">
                <text:p>3.55983333333333</text:p>
              </table:table-cell>
              <table:table-cell office:value-type="float" office:value="3.109">
                <text:p>3.1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3833333333333">
                <text:p>20.3833333333333</text:p>
              </table:table-cell>
              <table:table-cell office:value-type="float" office:value="3.55091666666667">
                <text:p>3.55091666666667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3.58829166666667">
                <text:p>3.58829166666667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.55">
                <text:p>20.55</text:p>
              </table:table-cell>
              <table:table-cell office:value-type="float" office:value="3.57125">
                <text:p>3.57125</text:p>
              </table:table-cell>
              <table:table-cell office:value-type="float" office:value="3.302">
                <text:p>3.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65">
                <text:p>20.65</text:p>
              </table:table-cell>
              <table:table-cell office:value-type="float" office:value="3.54995833333333">
                <text:p>3.54995833333333</text:p>
              </table:table-cell>
              <table:table-cell office:value-type="float" office:value="3.151">
                <text:p>3.1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7333333333333">
                <text:p>20.7333333333333</text:p>
              </table:table-cell>
              <table:table-cell office:value-type="float" office:value="3.54825">
                <text:p>3.54825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3.58708333333333">
                <text:p>3.58708333333333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3.61420833333333">
                <text:p>3.61420833333333</text:p>
              </table:table-cell>
              <table:table-cell office:value-type="float" office:value="3.856">
                <text:p>3.8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">
                <text:p>21</text:p>
              </table:table-cell>
              <table:table-cell office:value-type="float" office:value="3.60233333333333">
                <text:p>3.60233333333333</text:p>
              </table:table-cell>
              <table:table-cell office:value-type="float" office:value="3.757">
                <text:p>3.7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3.603125">
                <text:p>3.603125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3.63108333333333">
                <text:p>3.63108333333333</text:p>
              </table:table-cell>
              <table:table-cell office:value-type="float" office:value="4.004">
                <text:p>4.0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.35">
                <text:p>21.35</text:p>
              </table:table-cell>
              <table:table-cell office:value-type="float" office:value="3.61658333333333">
                <text:p>3.6165833333333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.4333333333333">
                <text:p>21.4333333333333</text:p>
              </table:table-cell>
              <table:table-cell office:value-type="float" office:value="3.635">
                <text:p>3.63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3.645375">
                <text:p>3.645375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.6">
                <text:p>21.6</text:p>
              </table:table-cell>
              <table:table-cell office:value-type="float" office:value="3.66275">
                <text:p>3.66275</text:p>
              </table:table-cell>
              <table:table-cell office:value-type="float" office:value="3.695">
                <text:p>3.6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7">
                <text:p>21.7</text:p>
              </table:table-cell>
              <table:table-cell office:value-type="float" office:value="3.63725">
                <text:p>3.6372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7833333333333">
                <text:p>21.7833333333333</text:p>
              </table:table-cell>
              <table:table-cell office:value-type="float" office:value="3.64429166666667">
                <text:p>3.64429166666667</text:p>
              </table:table-cell>
              <table:table-cell office:value-type="float" office:value="4.031">
                <text:p>4.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3.629">
                <text:p>3.629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9666666666667">
                <text:p>21.9666666666667</text:p>
              </table:table-cell>
              <table:table-cell office:value-type="float" office:value="3.620875">
                <text:p>3.620875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05">
                <text:p>22.05</text:p>
              </table:table-cell>
              <table:table-cell office:value-type="float" office:value="3.61283333333333">
                <text:p>3.61283333333333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1333333333333">
                <text:p>22.1333333333333</text:p>
              </table:table-cell>
              <table:table-cell office:value-type="float" office:value="3.619625">
                <text:p>3.619625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3.61291666666667">
                <text:p>3.61291666666667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3166666666667">
                <text:p>22.3166666666667</text:p>
              </table:table-cell>
              <table:table-cell office:value-type="float" office:value="3.619875">
                <text:p>3.619875</text:p>
              </table:table-cell>
              <table:table-cell office:value-type="float" office:value="3.831">
                <text:p>3.8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.4">
                <text:p>22.4</text:p>
              </table:table-cell>
              <table:table-cell office:value-type="float" office:value="3.61775">
                <text:p>3.61775</text:p>
              </table:table-cell>
              <table:table-cell office:value-type="float" office:value="4.241">
                <text:p>4.2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4833333333333">
                <text:p>22.4833333333333</text:p>
              </table:table-cell>
              <table:table-cell office:value-type="float" office:value="3.61704166666667">
                <text:p>3.61704166666667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3.622">
                <text:p>3.62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65">
                <text:p>22.65</text:p>
              </table:table-cell>
              <table:table-cell office:value-type="float" office:value="3.57">
                <text:p>3.57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75">
                <text:p>22.75</text:p>
              </table:table-cell>
              <table:table-cell office:value-type="float" office:value="3.60179166666667">
                <text:p>3.60179166666667</text:p>
              </table:table-cell>
              <table:table-cell office:value-type="float" office:value="4.065">
                <text:p>4.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3.60220833333333">
                <text:p>3.60220833333333</text:p>
              </table:table-cell>
              <table:table-cell office:value-type="float" office:value="3.161">
                <text:p>3.1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3.593875">
                <text:p>3.593875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.0166666666667">
                <text:p>23.0166666666667</text:p>
              </table:table-cell>
              <table:table-cell office:value-type="float" office:value="3.55904166666667">
                <text:p>3.55904166666667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.1">
                <text:p>23.1</text:p>
              </table:table-cell>
              <table:table-cell office:value-type="float" office:value="3.57783333333333">
                <text:p>3.57783333333333</text:p>
              </table:table-cell>
              <table:table-cell office:value-type="float" office:value="4.307">
                <text:p>4.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.1833333333333">
                <text:p>23.1833333333333</text:p>
              </table:table-cell>
              <table:table-cell office:value-type="float" office:value="3.554875">
                <text:p>3.554875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3.57479166666667">
                <text:p>3.57479166666667</text:p>
              </table:table-cell>
              <table:table-cell office:value-type="float" office:value="3.859">
                <text:p>3.8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.3666666666667">
                <text:p>23.3666666666667</text:p>
              </table:table-cell>
              <table:table-cell office:value-type="float" office:value="3.56975">
                <text:p>3.56975</text:p>
              </table:table-cell>
              <table:table-cell office:value-type="float" office:value="3.883">
                <text:p>3.8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.45">
                <text:p>23.45</text:p>
              </table:table-cell>
              <table:table-cell office:value-type="float" office:value="3.59866666666667">
                <text:p>3.59866666666667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5333333333333">
                <text:p>23.5333333333333</text:p>
              </table:table-cell>
              <table:table-cell office:value-type="float" office:value="3.5765">
                <text:p>3.5765</text:p>
              </table:table-cell>
              <table:table-cell office:value-type="float" office:value="3.838">
                <text:p>3.8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3.57008333333333">
                <text:p>3.57008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.7166666666667">
                <text:p>23.7166666666667</text:p>
              </table:table-cell>
              <table:table-cell office:value-type="float" office:value="3.58341666666667">
                <text:p>3.5834166666666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.8">
                <text:p>23.8</text:p>
              </table:table-cell>
              <table:table-cell office:value-type="float" office:value="3.58016666666667">
                <text:p>3.58016666666667</text:p>
              </table:table-cell>
              <table:table-cell office:value-type="float" office:value="3.062">
                <text:p>3.0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.8833333333333">
                <text:p>23.8833333333333</text:p>
              </table:table-cell>
              <table:table-cell office:value-type="float" office:value="3.564">
                <text:p>3.564</text:p>
              </table:table-cell>
              <table:table-cell office:value-type="float" office:value="3.643">
                <text:p>3.6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3.58783333333333">
                <text:p>3.58783333333333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0666666666667">
                <text:p>24.0666666666667</text:p>
              </table:table-cell>
              <table:table-cell office:value-type="float" office:value="3.62354166666667">
                <text:p>3.62354166666667</text:p>
              </table:table-cell>
              <table:table-cell office:value-type="float" office:value="4.046">
                <text:p>4.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15">
                <text:p>24.15</text:p>
              </table:table-cell>
              <table:table-cell office:value-type="float" office:value="3.627625">
                <text:p>3.627625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2333333333333">
                <text:p>24.2333333333333</text:p>
              </table:table-cell>
              <table:table-cell office:value-type="float" office:value="3.64275">
                <text:p>3.64275</text:p>
              </table:table-cell>
              <table:table-cell office:value-type="float" office:value="3.832">
                <text:p>3.8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3.68870833333333">
                <text:p>3.6887083333333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3.687875">
                <text:p>3.687875</text:p>
              </table:table-cell>
              <table:table-cell office:value-type="float" office:value="3.811">
                <text:p>3.8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5">
                <text:p>24.5</text:p>
              </table:table-cell>
              <table:table-cell office:value-type="float" office:value="3.67083333333333">
                <text:p>3.67083333333333</text:p>
              </table:table-cell>
              <table:table-cell office:value-type="float" office:value="3.832">
                <text:p>3.8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3.67775">
                <text:p>3.67775</text:p>
              </table:table-cell>
              <table:table-cell office:value-type="float" office:value="3.258">
                <text:p>3.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3.6855">
                <text:p>3.6855</text:p>
              </table:table-cell>
              <table:table-cell office:value-type="float" office:value="3.566">
                <text:p>3.5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75">
                <text:p>24.75</text:p>
              </table:table-cell>
              <table:table-cell office:value-type="float" office:value="3.68591666666667">
                <text:p>3.68591666666667</text:p>
              </table:table-cell>
              <table:table-cell office:value-type="float" office:value="3.238">
                <text:p>3.2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85">
                <text:p>24.85</text:p>
              </table:table-cell>
              <table:table-cell office:value-type="float" office:value="3.66158333333333">
                <text:p>3.66158333333333</text:p>
              </table:table-cell>
              <table:table-cell office:value-type="float" office:value="3.481">
                <text:p>3.4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9333333333333">
                <text:p>24.9333333333333</text:p>
              </table:table-cell>
              <table:table-cell office:value-type="float" office:value="3.673625">
                <text:p>3.67362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3.69070833333333">
                <text:p>3.69070833333333</text:p>
              </table:table-cell>
              <table:table-cell office:value-type="float" office:value="3.705">
                <text:p>3.7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1166666666667">
                <text:p>25.1166666666667</text:p>
              </table:table-cell>
              <table:table-cell office:value-type="float" office:value="3.71054166666667">
                <text:p>3.71054166666667</text:p>
              </table:table-cell>
              <table:table-cell office:value-type="float" office:value="3.815">
                <text:p>3.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2">
                <text:p>25.2</text:p>
              </table:table-cell>
              <table:table-cell office:value-type="float" office:value="3.66725">
                <text:p>3.66725</text:p>
              </table:table-cell>
              <table:table-cell office:value-type="float" office:value="3.268">
                <text:p>3.2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2833333333333">
                <text:p>25.2833333333333</text:p>
              </table:table-cell>
              <table:table-cell office:value-type="float" office:value="3.69954166666667">
                <text:p>3.69954166666667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3666666666667">
                <text:p>25.3666666666667</text:p>
              </table:table-cell>
              <table:table-cell office:value-type="float" office:value="3.67041666666667">
                <text:p>3.6704166666666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45">
                <text:p>25.45</text:p>
              </table:table-cell>
              <table:table-cell office:value-type="float" office:value="3.658375">
                <text:p>3.658375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55">
                <text:p>25.55</text:p>
              </table:table-cell>
              <table:table-cell office:value-type="float" office:value="3.63070833333333">
                <text:p>3.6307083333333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.6333333333333">
                <text:p>25.6333333333333</text:p>
              </table:table-cell>
              <table:table-cell office:value-type="float" office:value="3.64366666666667">
                <text:p>3.64366666666667</text:p>
              </table:table-cell>
              <table:table-cell office:value-type="float" office:value="4.149">
                <text:p>4.1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.7166666666667">
                <text:p>25.7166666666667</text:p>
              </table:table-cell>
              <table:table-cell office:value-type="float" office:value="3.64545833333333">
                <text:p>3.64545833333333</text:p>
              </table:table-cell>
              <table:table-cell office:value-type="float" office:value="3.643">
                <text:p>3.6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.8166666666667">
                <text:p>25.8166666666667</text:p>
              </table:table-cell>
              <table:table-cell office:value-type="float" office:value="3.63620833333333">
                <text:p>3.63620833333333</text:p>
              </table:table-cell>
              <table:table-cell office:value-type="float" office:value="3.793">
                <text:p>3.7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.9">
                <text:p>25.9</text:p>
              </table:table-cell>
              <table:table-cell office:value-type="float" office:value="3.65141666666667">
                <text:p>3.65141666666667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9833333333333">
                <text:p>25.9833333333333</text:p>
              </table:table-cell>
              <table:table-cell office:value-type="float" office:value="3.64804166666667">
                <text:p>3.6480416666666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0666666666667">
                <text:p>26.0666666666667</text:p>
              </table:table-cell>
              <table:table-cell office:value-type="float" office:value="3.62783333333333">
                <text:p>3.627833333333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3.59145833333333">
                <text:p>3.59145833333333</text:p>
              </table:table-cell>
              <table:table-cell office:value-type="float" office:value="3.173">
                <text:p>3.1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25">
                <text:p>26.25</text:p>
              </table:table-cell>
              <table:table-cell office:value-type="float" office:value="3.60366666666667">
                <text:p>3.60366666666667</text:p>
              </table:table-cell>
              <table:table-cell office:value-type="float" office:value="3.735">
                <text:p>3.7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3.57629166666667">
                <text:p>3.57629166666667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4166666666667">
                <text:p>26.4166666666667</text:p>
              </table:table-cell>
              <table:table-cell office:value-type="float" office:value="3.55225">
                <text:p>3.55225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5">
                <text:p>26.5</text:p>
              </table:table-cell>
              <table:table-cell office:value-type="float" office:value="3.52779166666667">
                <text:p>3.52779166666667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6">
                <text:p>26.6</text:p>
              </table:table-cell>
              <table:table-cell office:value-type="float" office:value="3.53545833333333">
                <text:p>3.53545833333333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6833333333333">
                <text:p>26.6833333333333</text:p>
              </table:table-cell>
              <table:table-cell office:value-type="float" office:value="3.52875">
                <text:p>3.52875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7666666666667">
                <text:p>26.7666666666667</text:p>
              </table:table-cell>
              <table:table-cell office:value-type="float" office:value="3.53904166666667">
                <text:p>3.53904166666667</text:p>
              </table:table-cell>
              <table:table-cell office:value-type="float" office:value="3.813">
                <text:p>3.8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8666666666667">
                <text:p>26.8666666666667</text:p>
              </table:table-cell>
              <table:table-cell office:value-type="float" office:value="3.54479166666667">
                <text:p>3.54479166666667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95">
                <text:p>26.95</text:p>
              </table:table-cell>
              <table:table-cell office:value-type="float" office:value="3.54370833333333">
                <text:p>3.54370833333333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3.53379166666667">
                <text:p>3.53379166666667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.1166666666667">
                <text:p>27.1166666666667</text:p>
              </table:table-cell>
              <table:table-cell office:value-type="float" office:value="3.51179166666667">
                <text:p>3.51179166666667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2166666666667">
                <text:p>27.2166666666667</text:p>
              </table:table-cell>
              <table:table-cell office:value-type="float" office:value="3.51208333333333">
                <text:p>3.51208333333333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3">
                <text:p>27.3</text:p>
              </table:table-cell>
              <table:table-cell office:value-type="float" office:value="3.52675">
                <text:p>3.5267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3833333333333">
                <text:p>27.3833333333333</text:p>
              </table:table-cell>
              <table:table-cell office:value-type="float" office:value="3.507125">
                <text:p>3.50712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.4666666666667">
                <text:p>27.4666666666667</text:p>
              </table:table-cell>
              <table:table-cell office:value-type="float" office:value="3.53091666666667">
                <text:p>3.53091666666667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.65">
                <text:p>27.65</text:p>
              </table:table-cell>
              <table:table-cell office:value-type="float" office:value="3.526375">
                <text:p>3.526375</text:p>
              </table:table-cell>
              <table:table-cell office:value-type="float" office:value="3.485">
                <text:p>3.4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3.53029166666667">
                <text:p>3.53029166666667</text:p>
              </table:table-cell>
              <table:table-cell office:value-type="float" office:value="3.274">
                <text:p>3.2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.8166666666667">
                <text:p>27.8166666666667</text:p>
              </table:table-cell>
              <table:table-cell office:value-type="float" office:value="3.50958333333333">
                <text:p>3.50958333333333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3.51470833333333">
                <text:p>3.51470833333333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">
                <text:p>28</text:p>
              </table:table-cell>
              <table:table-cell office:value-type="float" office:value="3.48820833333333">
                <text:p>3.48820833333333</text:p>
              </table:table-cell>
              <table:table-cell office:value-type="float" office:value="3.157">
                <text:p>3.1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3.4755">
                <text:p>3.4755</text:p>
              </table:table-cell>
              <table:table-cell office:value-type="float" office:value="3.122">
                <text:p>3.1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3.49041666666667">
                <text:p>3.4904166666666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2666666666667">
                <text:p>28.2666666666667</text:p>
              </table:table-cell>
              <table:table-cell office:value-type="float" office:value="3.47829166666667">
                <text:p>3.4782916666666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35">
                <text:p>28.35</text:p>
              </table:table-cell>
              <table:table-cell office:value-type="float" office:value="3.50229166666667">
                <text:p>3.50229166666667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4333333333333">
                <text:p>28.4333333333333</text:p>
              </table:table-cell>
              <table:table-cell office:value-type="float" office:value="3.50116666666667">
                <text:p>3.50116666666667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5166666666667">
                <text:p>28.5166666666667</text:p>
              </table:table-cell>
              <table:table-cell office:value-type="float" office:value="3.51766666666667">
                <text:p>3.51766666666667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.6">
                <text:p>28.6</text:p>
              </table:table-cell>
              <table:table-cell office:value-type="float" office:value="3.518">
                <text:p>3.518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.7">
                <text:p>28.7</text:p>
              </table:table-cell>
              <table:table-cell office:value-type="float" office:value="3.5435">
                <text:p>3.5435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7833333333333">
                <text:p>28.7833333333333</text:p>
              </table:table-cell>
              <table:table-cell office:value-type="float" office:value="3.54220833333333">
                <text:p>3.54220833333333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8666666666667">
                <text:p>28.8666666666667</text:p>
              </table:table-cell>
              <table:table-cell office:value-type="float" office:value="3.55995833333333">
                <text:p>3.55995833333333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95">
                <text:p>28.95</text:p>
              </table:table-cell>
              <table:table-cell office:value-type="float" office:value="3.54529166666667">
                <text:p>3.54529166666667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05">
                <text:p>29.05</text:p>
              </table:table-cell>
              <table:table-cell office:value-type="float" office:value="3.56041666666667">
                <text:p>3.56041666666667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1333333333333">
                <text:p>29.1333333333333</text:p>
              </table:table-cell>
              <table:table-cell office:value-type="float" office:value="3.58741666666667">
                <text:p>3.58741666666667</text:p>
              </table:table-cell>
              <table:table-cell office:value-type="float" office:value="4.103">
                <text:p>4.1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2166666666667">
                <text:p>29.2166666666667</text:p>
              </table:table-cell>
              <table:table-cell office:value-type="float" office:value="3.61229166666667">
                <text:p>3.61229166666667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3">
                <text:p>29.3</text:p>
              </table:table-cell>
              <table:table-cell office:value-type="float" office:value="3.613625">
                <text:p>3.613625</text:p>
              </table:table-cell>
              <table:table-cell office:value-type="float" office:value="3.209">
                <text:p>3.2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4">
                <text:p>29.4</text:p>
              </table:table-cell>
              <table:table-cell office:value-type="float" office:value="3.60433333333333">
                <text:p>3.60433333333333</text:p>
              </table:table-cell>
              <table:table-cell office:value-type="float" office:value="3.599">
                <text:p>3.5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4833333333333">
                <text:p>29.4833333333333</text:p>
              </table:table-cell>
              <table:table-cell office:value-type="float" office:value="3.63554166666667">
                <text:p>3.63554166666667</text:p>
              </table:table-cell>
              <table:table-cell office:value-type="float" office:value="4.369">
                <text:p>4.3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5666666666667">
                <text:p>29.5666666666667</text:p>
              </table:table-cell>
              <table:table-cell office:value-type="float" office:value="3.622375">
                <text:p>3.622375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65">
                <text:p>29.65</text:p>
              </table:table-cell>
              <table:table-cell office:value-type="float" office:value="3.59791666666667">
                <text:p>3.59791666666667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.75">
                <text:p>29.75</text:p>
              </table:table-cell>
              <table:table-cell office:value-type="float" office:value="3.61741666666667">
                <text:p>3.61741666666667</text:p>
              </table:table-cell>
              <table:table-cell office:value-type="float" office:value="3.953">
                <text:p>3.9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3.61479166666667">
                <text:p>3.61479166666667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3.61216666666667">
                <text:p>3.61216666666667</text:p>
              </table:table-cell>
              <table:table-cell office:value-type="float" office:value="3.589">
                <text:p>3.5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">
                <text:p>30</text:p>
              </table:table-cell>
              <table:table-cell office:value-type="float" office:value="3.60654166666667">
                <text:p>3.60654166666667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3.6305">
                <text:p>3.6305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.1833333333333">
                <text:p>30.1833333333333</text:p>
              </table:table-cell>
              <table:table-cell office:value-type="float" office:value="3.63491666666667">
                <text:p>3.63491666666667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2666666666667">
                <text:p>30.2666666666667</text:p>
              </table:table-cell>
              <table:table-cell office:value-type="float" office:value="3.620875">
                <text:p>3.620875</text:p>
              </table:table-cell>
              <table:table-cell office:value-type="float" office:value="3.583">
                <text:p>3.5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35">
                <text:p>30.35</text:p>
              </table:table-cell>
              <table:table-cell office:value-type="float" office:value="3.63933333333333">
                <text:p>3.63933333333333</text:p>
              </table:table-cell>
              <table:table-cell office:value-type="float" office:value="3.693">
                <text:p>3.6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45">
                <text:p>30.45</text:p>
              </table:table-cell>
              <table:table-cell office:value-type="float" office:value="3.664625">
                <text:p>3.664625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5333333333333">
                <text:p>30.5333333333333</text:p>
              </table:table-cell>
              <table:table-cell office:value-type="float" office:value="3.660375">
                <text:p>3.660375</text:p>
              </table:table-cell>
              <table:table-cell office:value-type="float" office:value="3.606">
                <text:p>3.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6166666666667">
                <text:p>30.6166666666667</text:p>
              </table:table-cell>
              <table:table-cell office:value-type="float" office:value="3.66954166666667">
                <text:p>3.66954166666667</text:p>
              </table:table-cell>
              <table:table-cell office:value-type="float" office:value="3.791">
                <text:p>3.7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7">
                <text:p>30.7</text:p>
              </table:table-cell>
              <table:table-cell office:value-type="float" office:value="3.65283333333333">
                <text:p>3.65283333333333</text:p>
              </table:table-cell>
              <table:table-cell office:value-type="float" office:value="3.324">
                <text:p>3.3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8">
                <text:p>30.8</text:p>
              </table:table-cell>
              <table:table-cell office:value-type="float" office:value="3.65466666666667">
                <text:p>3.6546666666666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.8833333333333">
                <text:p>30.8833333333333</text:p>
              </table:table-cell>
              <table:table-cell office:value-type="float" office:value="3.64491666666667">
                <text:p>3.64491666666667</text:p>
              </table:table-cell>
              <table:table-cell office:value-type="float" office:value="3.751">
                <text:p>3.7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.9666666666667">
                <text:p>30.9666666666667</text:p>
              </table:table-cell>
              <table:table-cell office:value-type="float" office:value="3.659125">
                <text:p>3.659125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.05">
                <text:p>31.05</text:p>
              </table:table-cell>
              <table:table-cell office:value-type="float" office:value="3.66483333333333">
                <text:p>3.66483333333333</text:p>
              </table:table-cell>
              <table:table-cell office:value-type="float" office:value="3.598">
                <text:p>3.5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1333333333333">
                <text:p>31.1333333333333</text:p>
              </table:table-cell>
              <table:table-cell office:value-type="float" office:value="3.655875">
                <text:p>3.655875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.2333333333333">
                <text:p>31.2333333333333</text:p>
              </table:table-cell>
              <table:table-cell office:value-type="float" office:value="3.64408333333333">
                <text:p>3.6440833333333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.3166666666667">
                <text:p>31.3166666666667</text:p>
              </table:table-cell>
              <table:table-cell office:value-type="float" office:value="3.64733333333333">
                <text:p>3.64733333333333</text:p>
              </table:table-cell>
              <table:table-cell office:value-type="float" office:value="3.887">
                <text:p>3.8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.4">
                <text:p>31.4</text:p>
              </table:table-cell>
              <table:table-cell office:value-type="float" office:value="3.67641666666667">
                <text:p>3.67641666666667</text:p>
              </table:table-cell>
              <table:table-cell office:value-type="float" office:value="3.907">
                <text:p>3.9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.4833333333333">
                <text:p>31.4833333333333</text:p>
              </table:table-cell>
              <table:table-cell office:value-type="float" office:value="3.68254166666667">
                <text:p>3.68254166666667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.5833333333333">
                <text:p>31.5833333333333</text:p>
              </table:table-cell>
              <table:table-cell office:value-type="float" office:value="3.65708333333333">
                <text:p>3.65708333333333</text:p>
              </table:table-cell>
              <table:table-cell office:value-type="float" office:value="3.758">
                <text:p>3.7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.6925">
                <text:p>3.6925</text:p>
              </table:table-cell>
              <table:table-cell office:value-type="float" office:value="4.044">
                <text:p>4.0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.75">
                <text:p>31.75</text:p>
              </table:table-cell>
              <table:table-cell office:value-type="float" office:value="3.71641666666667">
                <text:p>3.71641666666667</text:p>
              </table:table-cell>
              <table:table-cell office:value-type="float" office:value="3.718">
                <text:p>3.7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.85">
                <text:p>31.85</text:p>
              </table:table-cell>
              <table:table-cell office:value-type="float" office:value="3.71404166666667">
                <text:p>3.71404166666667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.9333333333333">
                <text:p>31.9333333333333</text:p>
              </table:table-cell>
              <table:table-cell office:value-type="float" office:value="3.73845833333333">
                <text:p>3.73845833333333</text:p>
              </table:table-cell>
              <table:table-cell office:value-type="float" office:value="3.797">
                <text:p>3.7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.0166666666667">
                <text:p>32.0166666666667</text:p>
              </table:table-cell>
              <table:table-cell office:value-type="float" office:value="3.73958333333333">
                <text:p>3.73958333333333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.1">
                <text:p>32.1</text:p>
              </table:table-cell>
              <table:table-cell office:value-type="float" office:value="3.72220833333333">
                <text:p>3.72220833333333</text:p>
              </table:table-cell>
              <table:table-cell office:value-type="float" office:value="3.214">
                <text:p>3.2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.1833333333333">
                <text:p>32.1833333333333</text:p>
              </table:table-cell>
              <table:table-cell office:value-type="float" office:value="3.72625">
                <text:p>3.72625</text:p>
              </table:table-cell>
              <table:table-cell office:value-type="float" office:value="3.829">
                <text:p>3.8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.2833333333333">
                <text:p>32.2833333333333</text:p>
              </table:table-cell>
              <table:table-cell office:value-type="float" office:value="3.75058333333333">
                <text:p>3.75058333333333</text:p>
              </table:table-cell>
              <table:table-cell office:value-type="float" office:value="3.812">
                <text:p>3.8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.3666666666667">
                <text:p>32.3666666666667</text:p>
              </table:table-cell>
              <table:table-cell office:value-type="float" office:value="3.779875">
                <text:p>3.779875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.45">
                <text:p>32.45</text:p>
              </table:table-cell>
              <table:table-cell office:value-type="float" office:value="3.78408333333333">
                <text:p>3.78408333333333</text:p>
              </table:table-cell>
              <table:table-cell office:value-type="float" office:value="3.794">
                <text:p>3.7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.5333333333333">
                <text:p>32.5333333333333</text:p>
              </table:table-cell>
              <table:table-cell office:value-type="float" office:value="3.73504166666667">
                <text:p>3.73504166666667</text:p>
              </table:table-cell>
              <table:table-cell office:value-type="float" office:value="3.179">
                <text:p>3.1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.6333333333333">
                <text:p>32.6333333333333</text:p>
              </table:table-cell>
              <table:table-cell office:value-type="float" office:value="3.73995833333333">
                <text:p>3.73995833333333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.7166666666667">
                <text:p>32.7166666666667</text:p>
              </table:table-cell>
              <table:table-cell office:value-type="float" office:value="3.7355">
                <text:p>3.7355</text:p>
              </table:table-cell>
              <table:table-cell office:value-type="float" office:value="3.684">
                <text:p>3.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.8">
                <text:p>32.8</text:p>
              </table:table-cell>
              <table:table-cell office:value-type="float" office:value="3.72879166666667">
                <text:p>3.7287916666666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.8833333333333">
                <text:p>32.8833333333333</text:p>
              </table:table-cell>
              <table:table-cell office:value-type="float" office:value="3.69866666666667">
                <text:p>3.69866666666667</text:p>
              </table:table-cell>
              <table:table-cell office:value-type="float" office:value="3.157">
                <text:p>3.1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.9833333333333">
                <text:p>32.9833333333333</text:p>
              </table:table-cell>
              <table:table-cell office:value-type="float" office:value="3.72025">
                <text:p>3.72025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.0666666666667">
                <text:p>33.0666666666667</text:p>
              </table:table-cell>
              <table:table-cell office:value-type="float" office:value="3.70870833333333">
                <text:p>3.70870833333333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15">
                <text:p>33.15</text:p>
              </table:table-cell>
              <table:table-cell office:value-type="float" office:value="3.717625">
                <text:p>3.717625</text:p>
              </table:table-cell>
              <table:table-cell office:value-type="float" office:value="3.812">
                <text:p>3.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.739625">
                <text:p>3.739625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3.7235">
                <text:p>3.7235</text:p>
              </table:table-cell>
              <table:table-cell office:value-type="float" office:value="3.433">
                <text:p>3.4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5">
                <text:p>33.5</text:p>
              </table:table-cell>
              <table:table-cell office:value-type="float" office:value="3.70045833333333">
                <text:p>3.70045833333333</text:p>
              </table:table-cell>
              <table:table-cell office:value-type="float" office:value="3.334">
                <text:p>3.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.5833333333333">
                <text:p>33.5833333333333</text:p>
              </table:table-cell>
              <table:table-cell office:value-type="float" office:value="3.71183333333333">
                <text:p>3.71183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6833333333333">
                <text:p>33.6833333333333</text:p>
              </table:table-cell>
              <table:table-cell office:value-type="float" office:value="3.70704166666667">
                <text:p>3.70704166666667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.7666666666667">
                <text:p>33.7666666666667</text:p>
              </table:table-cell>
              <table:table-cell office:value-type="float" office:value="3.68870833333333">
                <text:p>3.68870833333333</text:p>
              </table:table-cell>
              <table:table-cell office:value-type="float" office:value="3.318">
                <text:p>3.3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.85">
                <text:p>33.85</text:p>
              </table:table-cell>
              <table:table-cell office:value-type="float" office:value="3.65079166666667">
                <text:p>3.65079166666667</text:p>
              </table:table-cell>
              <table:table-cell office:value-type="float" office:value="3.134">
                <text:p>3.1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9333333333333">
                <text:p>33.9333333333333</text:p>
              </table:table-cell>
              <table:table-cell office:value-type="float" office:value="3.64075">
                <text:p>3.64075</text:p>
              </table:table-cell>
              <table:table-cell office:value-type="float" office:value="3.477">
                <text:p>3.4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.0333333333333">
                <text:p>34.0333333333333</text:p>
              </table:table-cell>
              <table:table-cell office:value-type="float" office:value="3.63141666666667">
                <text:p>3.63141666666667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.1166666666667">
                <text:p>34.1166666666667</text:p>
              </table:table-cell>
              <table:table-cell office:value-type="float" office:value="3.60466666666667">
                <text:p>3.60466666666667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.2">
                <text:p>34.2</text:p>
              </table:table-cell>
              <table:table-cell office:value-type="float" office:value="3.61233333333333">
                <text:p>3.612333333333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.2833333333333">
                <text:p>34.2833333333333</text:p>
              </table:table-cell>
              <table:table-cell office:value-type="float" office:value="3.65545833333333">
                <text:p>3.65545833333333</text:p>
              </table:table-cell>
              <table:table-cell office:value-type="float" office:value="4.249">
                <text:p>4.2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.3833333333333">
                <text:p>34.3833333333333</text:p>
              </table:table-cell>
              <table:table-cell office:value-type="float" office:value="3.64166666666667">
                <text:p>3.64166666666667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4666666666667">
                <text:p>34.4666666666667</text:p>
              </table:table-cell>
              <table:table-cell office:value-type="float" office:value="3.632625">
                <text:p>3.632625</text:p>
              </table:table-cell>
              <table:table-cell office:value-type="float" office:value="3.595">
                <text:p>3.5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.55">
                <text:p>34.55</text:p>
              </table:table-cell>
              <table:table-cell office:value-type="float" office:value="3.602375">
                <text:p>3.60237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.6333333333333">
                <text:p>34.6333333333333</text:p>
              </table:table-cell>
              <table:table-cell office:value-type="float" office:value="3.581">
                <text:p>3.581</text:p>
              </table:table-cell>
              <table:table-cell office:value-type="float" office:value="3.281">
                <text:p>3.2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.7333333333333">
                <text:p>34.7333333333333</text:p>
              </table:table-cell>
              <table:table-cell office:value-type="float" office:value="3.607625">
                <text:p>3.607625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.8166666666667">
                <text:p>34.8166666666667</text:p>
              </table:table-cell>
              <table:table-cell office:value-type="float" office:value="3.595875">
                <text:p>3.595875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9">
                <text:p>34.9</text:p>
              </table:table-cell>
              <table:table-cell office:value-type="float" office:value="3.622375">
                <text:p>3.62237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9833333333333">
                <text:p>34.9833333333333</text:p>
              </table:table-cell>
              <table:table-cell office:value-type="float" office:value="3.62375">
                <text:p>3.62375</text:p>
              </table:table-cell>
              <table:table-cell office:value-type="float" office:value="3.196">
                <text:p>3.1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.0833333333333">
                <text:p>35.0833333333333</text:p>
              </table:table-cell>
              <table:table-cell office:value-type="float" office:value="3.64604166666667">
                <text:p>3.64604166666667</text:p>
              </table:table-cell>
              <table:table-cell office:value-type="float" office:value="3.692">
                <text:p>3.6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.1666666666667">
                <text:p>35.1666666666667</text:p>
              </table:table-cell>
              <table:table-cell office:value-type="float" office:value="3.60266666666667">
                <text:p>3.60266666666667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.25">
                <text:p>35.25</text:p>
              </table:table-cell>
              <table:table-cell office:value-type="float" office:value="3.60404166666667">
                <text:p>3.6040416666666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3.59329166666667">
                <text:p>3.59329166666667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.4333333333333">
                <text:p>35.4333333333333</text:p>
              </table:table-cell>
              <table:table-cell office:value-type="float" office:value="3.55520833333333">
                <text:p>3.55520833333333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.5166666666667">
                <text:p>35.5166666666667</text:p>
              </table:table-cell>
              <table:table-cell office:value-type="float" office:value="3.55745833333333">
                <text:p>3.55745833333333</text:p>
              </table:table-cell>
              <table:table-cell office:value-type="float" office:value="3.487">
                <text:p>3.4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.6">
                <text:p>35.6</text:p>
              </table:table-cell>
              <table:table-cell office:value-type="float" office:value="3.57558333333333">
                <text:p>3.57558333333333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.6833333333333">
                <text:p>35.6833333333333</text:p>
              </table:table-cell>
              <table:table-cell office:value-type="float" office:value="3.56125">
                <text:p>3.56125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.7666666666667">
                <text:p>35.7666666666667</text:p>
              </table:table-cell>
              <table:table-cell office:value-type="float" office:value="3.54975">
                <text:p>3.54975</text:p>
              </table:table-cell>
              <table:table-cell office:value-type="float" office:value="3.355">
                <text:p>3.3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8666666666667">
                <text:p>35.8666666666667</text:p>
              </table:table-cell>
              <table:table-cell office:value-type="float" office:value="3.56066666666667">
                <text:p>3.5606666666666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95">
                <text:p>35.95</text:p>
              </table:table-cell>
              <table:table-cell office:value-type="float" office:value="3.58695833333333">
                <text:p>3.58695833333333</text:p>
              </table:table-cell>
              <table:table-cell office:value-type="float" office:value="3.765">
                <text:p>3.7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.0333333333333">
                <text:p>36.0333333333333</text:p>
              </table:table-cell>
              <table:table-cell office:value-type="float" office:value="3.575125">
                <text:p>3.575125</text:p>
              </table:table-cell>
              <table:table-cell office:value-type="float" office:value="3.193">
                <text:p>3.1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.1333333333333">
                <text:p>36.1333333333333</text:p>
              </table:table-cell>
              <table:table-cell office:value-type="float" office:value="3.553125">
                <text:p>3.553125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.2166666666667">
                <text:p>36.2166666666667</text:p>
              </table:table-cell>
              <table:table-cell office:value-type="float" office:value="3.57395833333333">
                <text:p>3.57395833333333</text:p>
              </table:table-cell>
              <table:table-cell office:value-type="float" office:value="3.655">
                <text:p>3.6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.3">
                <text:p>36.3</text:p>
              </table:table-cell>
              <table:table-cell office:value-type="float" office:value="3.57245833333333">
                <text:p>3.57245833333333</text:p>
              </table:table-cell>
              <table:table-cell office:value-type="float" office:value="3.764">
                <text:p>3.7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.3833333333333">
                <text:p>36.3833333333333</text:p>
              </table:table-cell>
              <table:table-cell office:value-type="float" office:value="3.556625">
                <text:p>3.556625</text:p>
              </table:table-cell>
              <table:table-cell office:value-type="float" office:value="3.869">
                <text:p>3.8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.4833333333333">
                <text:p>36.4833333333333</text:p>
              </table:table-cell>
              <table:table-cell office:value-type="float" office:value="3.59158333333333">
                <text:p>3.59158333333333</text:p>
              </table:table-cell>
              <table:table-cell office:value-type="float" office:value="4.337">
                <text:p>4.3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.5666666666667">
                <text:p>36.5666666666667</text:p>
              </table:table-cell>
              <table:table-cell office:value-type="float" office:value="3.60041666666667">
                <text:p>3.60041666666667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65">
                <text:p>36.65</text:p>
              </table:table-cell>
              <table:table-cell office:value-type="float" office:value="3.60895833333333">
                <text:p>3.60895833333333</text:p>
              </table:table-cell>
              <table:table-cell office:value-type="float" office:value="3.765">
                <text:p>3.7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75">
                <text:p>36.75</text:p>
              </table:table-cell>
              <table:table-cell office:value-type="float" office:value="3.60454166666667">
                <text:p>3.60454166666667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3.594125">
                <text:p>3.594125</text:p>
              </table:table-cell>
              <table:table-cell office:value-type="float" office:value="3.568">
                <text:p>3.5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9166666666667">
                <text:p>36.9166666666667</text:p>
              </table:table-cell>
              <table:table-cell office:value-type="float" office:value="3.59625">
                <text:p>3.59625</text:p>
              </table:table-cell>
              <table:table-cell office:value-type="float" office:value="3.493">
                <text:p>3.4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7">
                <text:p>37</text:p>
              </table:table-cell>
              <table:table-cell office:value-type="float" office:value="3.575875">
                <text:p>3.575875</text:p>
              </table:table-cell>
              <table:table-cell office:value-type="float" office:value="3.831">
                <text:p>3.8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.0833333333333">
                <text:p>37.0833333333333</text:p>
              </table:table-cell>
              <table:table-cell office:value-type="float" office:value="3.57870833333333">
                <text:p>3.57870833333333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.1833333333333">
                <text:p>37.1833333333333</text:p>
              </table:table-cell>
              <table:table-cell office:value-type="float" office:value="3.58929166666667">
                <text:p>3.58929166666667</text:p>
              </table:table-cell>
              <table:table-cell office:value-type="float" office:value="3.946">
                <text:p>3.9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.2666666666667">
                <text:p>37.2666666666667</text:p>
              </table:table-cell>
              <table:table-cell office:value-type="float" office:value="3.594625">
                <text:p>3.594625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.35">
                <text:p>37.35</text:p>
              </table:table-cell>
              <table:table-cell office:value-type="float" office:value="3.60116666666667">
                <text:p>3.60116666666667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.4333333333333">
                <text:p>37.4333333333333</text:p>
              </table:table-cell>
              <table:table-cell office:value-type="float" office:value="3.63725">
                <text:p>3.63725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.5333333333333">
                <text:p>37.5333333333333</text:p>
              </table:table-cell>
              <table:table-cell office:value-type="float" office:value="3.64045833333333">
                <text:p>3.64045833333333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.6166666666667">
                <text:p>37.6166666666667</text:p>
              </table:table-cell>
              <table:table-cell office:value-type="float" office:value="3.62316666666667">
                <text:p>3.62316666666667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.7">
                <text:p>37.7</text:p>
              </table:table-cell>
              <table:table-cell office:value-type="float" office:value="3.61916666666667">
                <text:p>3.61916666666667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.8">
                <text:p>37.8</text:p>
              </table:table-cell>
              <table:table-cell office:value-type="float" office:value="3.63541666666667">
                <text:p>3.63541666666667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.8833333333333">
                <text:p>37.8833333333333</text:p>
              </table:table-cell>
              <table:table-cell office:value-type="float" office:value="3.63283333333333">
                <text:p>3.63283333333333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.9666666666667">
                <text:p>37.9666666666667</text:p>
              </table:table-cell>
              <table:table-cell office:value-type="float" office:value="3.64233333333333">
                <text:p>3.64233333333333</text:p>
              </table:table-cell>
              <table:table-cell office:value-type="float" office:value="3.808">
                <text:p>3.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.05">
                <text:p>38.05</text:p>
              </table:table-cell>
              <table:table-cell office:value-type="float" office:value="3.65075">
                <text:p>3.65075</text:p>
              </table:table-cell>
              <table:table-cell office:value-type="float" office:value="3.967">
                <text:p>3.9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.1333333333333">
                <text:p>38.1333333333333</text:p>
              </table:table-cell>
              <table:table-cell office:value-type="float" office:value="3.68070833333333">
                <text:p>3.68070833333333</text:p>
              </table:table-cell>
              <table:table-cell office:value-type="float" office:value="3.912">
                <text:p>3.9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.2333333333333">
                <text:p>38.2333333333333</text:p>
              </table:table-cell>
              <table:table-cell office:value-type="float" office:value="3.69029166666667">
                <text:p>3.69029166666667</text:p>
              </table:table-cell>
              <table:table-cell office:value-type="float" office:value="3.374">
                <text:p>3.3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.3166666666667">
                <text:p>38.3166666666667</text:p>
              </table:table-cell>
              <table:table-cell office:value-type="float" office:value="3.674375">
                <text:p>3.674375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.4">
                <text:p>38.4</text:p>
              </table:table-cell>
              <table:table-cell office:value-type="float" office:value="3.70154166666667">
                <text:p>3.70154166666667</text:p>
              </table:table-cell>
              <table:table-cell office:value-type="float" office:value="4.416">
                <text:p>4.4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.4833333333333">
                <text:p>38.4833333333333</text:p>
              </table:table-cell>
              <table:table-cell office:value-type="float" office:value="3.67775">
                <text:p>3.67775</text:p>
              </table:table-cell>
              <table:table-cell office:value-type="float" office:value="3.298">
                <text:p>3.2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.5833333333333">
                <text:p>38.5833333333333</text:p>
              </table:table-cell>
              <table:table-cell office:value-type="float" office:value="3.62908333333333">
                <text:p>3.62908333333333</text:p>
              </table:table-cell>
              <table:table-cell office:value-type="float" office:value="3.169">
                <text:p>3.1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.62595833333333">
                <text:p>3.62595833333333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.75">
                <text:p>38.75</text:p>
              </table:table-cell>
              <table:table-cell office:value-type="float" office:value="3.61466666666667">
                <text:p>3.61466666666667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3.62608333333333">
                <text:p>3.62608333333333</text:p>
              </table:table-cell>
              <table:table-cell office:value-type="float" office:value="3.449">
                <text:p>3.4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.9333333333333">
                <text:p>38.9333333333333</text:p>
              </table:table-cell>
              <table:table-cell office:value-type="float" office:value="3.639625">
                <text:p>3.639625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.0166666666667">
                <text:p>39.0166666666667</text:p>
              </table:table-cell>
              <table:table-cell office:value-type="float" office:value="3.633125">
                <text:p>3.633125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.1">
                <text:p>39.1</text:p>
              </table:table-cell>
              <table:table-cell office:value-type="float" office:value="3.65304166666667">
                <text:p>3.65304166666667</text:p>
              </table:table-cell>
              <table:table-cell office:value-type="float" office:value="4.309">
                <text:p>4.3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.1833333333333">
                <text:p>39.1833333333333</text:p>
              </table:table-cell>
              <table:table-cell office:value-type="float" office:value="3.663125">
                <text:p>3.663125</text:p>
              </table:table-cell>
              <table:table-cell office:value-type="float" office:value="3.506">
                <text:p>3.5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.3666666666667">
                <text:p>39.3666666666667</text:p>
              </table:table-cell>
              <table:table-cell office:value-type="float" office:value="3.66475">
                <text:p>3.66475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.45">
                <text:p>39.45</text:p>
              </table:table-cell>
              <table:table-cell office:value-type="float" office:value="3.65595833333333">
                <text:p>3.65595833333333</text:p>
              </table:table-cell>
              <table:table-cell office:value-type="float" office:value="3.145">
                <text:p>3.1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.5333333333333">
                <text:p>39.5333333333333</text:p>
              </table:table-cell>
              <table:table-cell office:value-type="float" office:value="3.64345833333333">
                <text:p>3.64345833333333</text:p>
              </table:table-cell>
              <table:table-cell office:value-type="float" office:value="3.477">
                <text:p>3.4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.6166666666667">
                <text:p>39.6166666666667</text:p>
              </table:table-cell>
              <table:table-cell office:value-type="float" office:value="3.59904166666667">
                <text:p>3.59904166666667</text:p>
              </table:table-cell>
              <table:table-cell office:value-type="float" office:value="3.354">
                <text:p>3.3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.7166666666667">
                <text:p>39.7166666666667</text:p>
              </table:table-cell>
              <table:table-cell office:value-type="float" office:value="3.64025">
                <text:p>3.64025</text:p>
              </table:table-cell>
              <table:table-cell office:value-type="float" office:value="4.204">
                <text:p>4.2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.8">
                <text:p>39.8</text:p>
              </table:table-cell>
              <table:table-cell office:value-type="float" office:value="3.67">
                <text:p>3.67</text:p>
              </table:table-cell>
              <table:table-cell office:value-type="float" office:value="3.786">
                <text:p>3.7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.8833333333333">
                <text:p>39.8833333333333</text:p>
              </table:table-cell>
              <table:table-cell office:value-type="float" office:value="3.674875">
                <text:p>3.6748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.9666666666667">
                <text:p>39.9666666666667</text:p>
              </table:table-cell>
              <table:table-cell office:value-type="float" office:value="3.49879166666667">
                <text:p>3.498791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.0666666666667">
                <text:p>40.0666666666667</text:p>
              </table:table-cell>
              <table:table-cell office:value-type="float" office:value="3.361625">
                <text:p>3.3616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.15">
                <text:p>40.15</text:p>
              </table:table-cell>
              <table:table-cell office:value-type="float" office:value="3.203">
                <text:p>3.20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.2333333333333">
                <text:p>40.2333333333333</text:p>
              </table:table-cell>
              <table:table-cell office:value-type="float" office:value="3.04258333333333">
                <text:p>3.0425833333333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2.879625">
                <text:p>2.8796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2.73908333333333">
                <text:p>2.73908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.5">
                <text:p>40.5</text:p>
              </table:table-cell>
              <table:table-cell office:value-type="float" office:value="2.60275">
                <text:p>2.6027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2.42108333333333">
                <text:p>2.42108333333333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2.28370833333333">
                <text:p>2.283708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.7666666666667">
                <text:p>40.7666666666667</text:p>
              </table:table-cell>
              <table:table-cell office:value-type="float" office:value="2.15170833333333">
                <text:p>2.151708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.85">
                <text:p>40.85</text:p>
              </table:table-cell>
              <table:table-cell office:value-type="float" office:value="1.99795833333333">
                <text:p>1.99795833333333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.9333333333333">
                <text:p>40.9333333333333</text:p>
              </table:table-cell>
              <table:table-cell office:value-type="float" office:value="1.85241666666667">
                <text:p>1.8524166666666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.0166666666667">
                <text:p>41.0166666666667</text:p>
              </table:table-cell>
              <table:table-cell office:value-type="float" office:value="1.70875">
                <text:p>1.7087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.1166666666667">
                <text:p>41.1166666666667</text:p>
              </table:table-cell>
              <table:table-cell office:value-type="float" office:value="1.54658333333333">
                <text:p>1.54658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.2">
                <text:p>41.2</text:p>
              </table:table-cell>
              <table:table-cell office:value-type="float" office:value="1.40983333333333">
                <text:p>1.40983333333333</text:p>
              </table:table-cell>
              <table:table-cell office:value-type="float" office:value="0.0550000000000002">
                <text:p>0.05500000000000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.2833333333333">
                <text:p>41.2833333333333</text:p>
              </table:table-cell>
              <table:table-cell office:value-type="float" office:value="1.23033333333333">
                <text:p>1.230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.3833333333333">
                <text:p>41.3833333333333</text:p>
              </table:table-cell>
              <table:table-cell office:value-type="float" office:value="1.08429166666667">
                <text:p>1.0842916666666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.4666666666667">
                <text:p>41.4666666666667</text:p>
              </table:table-cell>
              <table:table-cell office:value-type="float" office:value="0.918291666666667">
                <text:p>0.91829166666666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.55">
                <text:p>41.55</text:p>
              </table:table-cell>
              <table:table-cell office:value-type="float" office:value="0.789333333333333">
                <text:p>0.789333333333333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.6333333333333">
                <text:p>41.6333333333333</text:p>
              </table:table-cell>
              <table:table-cell office:value-type="float" office:value="0.6445">
                <text:p>0.644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.7166666666667">
                <text:p>41.7166666666667</text:p>
              </table:table-cell>
              <table:table-cell office:value-type="float" office:value="0.504791666666666">
                <text:p>0.504791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.8166666666667">
                <text:p>41.8166666666667</text:p>
              </table:table-cell>
              <table:table-cell office:value-type="float" office:value="0.331958333333333">
                <text:p>0.331958333333333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.9">
                <text:p>41.9</text:p>
              </table:table-cell>
              <table:table-cell office:value-type="float" office:value="0.17425">
                <text:p>0.174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.9833333333333">
                <text:p>41.9833333333333</text:p>
              </table:table-cell>
              <table:table-cell office:value-type="float" office:value="0.0163749999999999">
                <text:p>0.016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0.0164166666666666">
                <text:p>0.016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.1666666666667">
                <text:p>42.1666666666667</text:p>
              </table:table-cell>
              <table:table-cell office:value-type="float" office:value="0.0172083333333333">
                <text:p>0.017208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.25">
                <text:p>42.25</text:p>
              </table:table-cell>
              <table:table-cell office:value-type="float" office:value="0.0172083333333333">
                <text:p>0.01720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0.0123749999999999">
                <text:p>0.012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.4333333333333">
                <text:p>42.4333333333333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.5166666666667">
                <text:p>42.5166666666667</text:p>
              </table:table-cell>
              <table:table-cell office:value-type="float" office:value="0.0146666666666666">
                <text:p>0.0146666666666666</text:p>
              </table:table-cell>
              <table:table-cell office:value-type="float" office:value="0.0550000000000002">
                <text:p>0.05500000000000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.6">
                <text:p>42.6</text:p>
              </table:table-cell>
              <table:table-cell office:value-type="float" office:value="0.0146666666666666">
                <text:p>0.014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.6833333333333">
                <text:p>42.6833333333333</text:p>
              </table:table-cell>
              <table:table-cell office:value-type="float" office:value="0.0123749999999999">
                <text:p>0.012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.7666666666667">
                <text:p>42.7666666666667</text:p>
              </table:table-cell>
              <table:table-cell office:value-type="float" office:value="0.0143749999999999">
                <text:p>0.0143749999999999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.8666666666667">
                <text:p>42.8666666666667</text:p>
              </table:table-cell>
              <table:table-cell office:value-type="float" office:value="0.0143749999999999">
                <text:p>0.014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.95">
                <text:p>42.95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.0333333333333">
                <text:p>43.0333333333333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3.1166666666667">
                <text:p>43.1166666666667</text:p>
              </table:table-cell>
              <table:table-cell office:value-type="float" office:value="0.0144999999999999">
                <text:p>0.0144999999999999</text:p>
              </table:table-cell>
              <table:table-cell office:value-type="float" office:value="0.0449999999999999">
                <text:p>0.04499999999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3.2166666666667">
                <text:p>43.2166666666667</text:p>
              </table:table-cell>
              <table:table-cell office:value-type="float" office:value="0.0144999999999999">
                <text:p>0.014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.3">
                <text:p>43.3</text:p>
              </table:table-cell>
              <table:table-cell office:value-type="float" office:value="0.0122499999999999">
                <text:p>0.012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3.3833333333333">
                <text:p>43.3833333333333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.4833333333333">
                <text:p>43.4833333333333</text:p>
              </table:table-cell>
              <table:table-cell office:value-type="float" office:value="0.0144583333333332">
                <text:p>0.0144583333333332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.5666666666667">
                <text:p>43.5666666666667</text:p>
              </table:table-cell>
              <table:table-cell office:value-type="float" office:value="0.0144583333333332">
                <text:p>0.014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3.65">
                <text:p>43.65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3.7333333333333">
                <text:p>43.7333333333333</text:p>
              </table:table-cell>
              <table:table-cell office:value-type="float" office:value="0.0150416666666666">
                <text:p>0.015041666666666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3.8166666666667">
                <text:p>43.8166666666667</text:p>
              </table:table-cell>
              <table:table-cell office:value-type="float" office:value="0.0150416666666666">
                <text:p>0.015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0.0127499999999999">
                <text:p>0.012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">
                <text:p>44</text:p>
              </table:table-cell>
              <table:table-cell office:value-type="float" office:value="0.0127499999999999">
                <text:p>0.012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4.0833333333333">
                <text:p>44.0833333333333</text:p>
              </table:table-cell>
              <table:table-cell office:value-type="float" office:value="0.0139166666666666">
                <text:p>0.0139166666666666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4.1833333333333">
                <text:p>44.1833333333333</text:p>
              </table:table-cell>
              <table:table-cell office:value-type="float" office:value="0.0139166666666666">
                <text:p>0.013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4.2666666666667">
                <text:p>44.2666666666667</text:p>
              </table:table-cell>
              <table:table-cell office:value-type="float" office:value="0.0131249999999999">
                <text:p>0.013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4.35">
                <text:p>44.35</text:p>
              </table:table-cell>
              <table:table-cell office:value-type="float" office:value="0.0133749999999999">
                <text:p>0.01337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4.4333333333333">
                <text:p>44.4333333333333</text:p>
              </table:table-cell>
              <table:table-cell office:value-type="float" office:value="0.0154999999999999">
                <text:p>0.015499999999999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4.5166666666667">
                <text:p>44.5166666666667</text:p>
              </table:table-cell>
              <table:table-cell office:value-type="float" office:value="0.0154583333333333">
                <text:p>0.01545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4.6166666666667">
                <text:p>44.6166666666667</text:p>
              </table:table-cell>
              <table:table-cell office:value-type="float" office:value="0.0132083333333332">
                <text:p>0.013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.7">
                <text:p>44.7</text:p>
              </table:table-cell>
              <table:table-cell office:value-type="float" office:value="0.0165416666666666">
                <text:p>0.016541666666666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4.7833333333333">
                <text:p>44.7833333333333</text:p>
              </table:table-cell>
              <table:table-cell office:value-type="float" office:value="0.0165416666666666">
                <text:p>0.016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4.8666666666667">
                <text:p>44.8666666666667</text:p>
              </table:table-cell>
              <table:table-cell office:value-type="float" office:value="0.0145416666666666">
                <text:p>0.014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.9666666666667">
                <text:p>44.9666666666667</text:p>
              </table:table-cell>
              <table:table-cell office:value-type="float" office:value="0.0145416666666666">
                <text:p>0.014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.05">
                <text:p>45.05</text:p>
              </table:table-cell>
              <table:table-cell office:value-type="float" office:value="0.0162083333333333">
                <text:p>0.0162083333333333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.1333333333333">
                <text:p>45.1333333333333</text:p>
              </table:table-cell>
              <table:table-cell office:value-type="float" office:value="0.0162083333333333">
                <text:p>0.01620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5.2333333333333">
                <text:p>45.2333333333333</text:p>
              </table:table-cell>
              <table:table-cell office:value-type="float" office:value="0.0143749999999999">
                <text:p>0.014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5.3166666666667">
                <text:p>45.3166666666667</text:p>
              </table:table-cell>
              <table:table-cell office:value-type="float" office:value="0.0146249999999999">
                <text:p>0.01462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.4">
                <text:p>45.4</text:p>
              </table:table-cell>
              <table:table-cell office:value-type="float" office:value="0.0169166666666666">
                <text:p>0.0169166666666666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5.4833333333333">
                <text:p>45.4833333333333</text:p>
              </table:table-cell>
              <table:table-cell office:value-type="float" office:value="0.0167499999999999">
                <text:p>0.016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5.5666666666667">
                <text:p>45.5666666666667</text:p>
              </table:table-cell>
              <table:table-cell office:value-type="float" office:value="0.0147083333333333">
                <text:p>0.01470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0.0187499999999999">
                <text:p>0.0187499999999999</text:p>
              </table:table-cell>
              <table:table-cell office:value-type="float" office:value="0.0979999999999999">
                <text:p>0.09799999999999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.75">
                <text:p>45.75</text:p>
              </table:table-cell>
              <table:table-cell office:value-type="float" office:value="0.0187499999999999">
                <text:p>0.018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0.0161249999999999">
                <text:p>0.016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0.0161249999999999">
                <text:p>0.016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6.0166666666667">
                <text:p>46.0166666666667</text:p>
              </table:table-cell>
              <table:table-cell office:value-type="float" office:value="0.0178749999999999">
                <text:p>0.0178749999999999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.1">
                <text:p>46.1</text:p>
              </table:table-cell>
              <table:table-cell office:value-type="float" office:value="0.0178749999999999">
                <text:p>0.017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.1833333333333">
                <text:p>46.1833333333333</text:p>
              </table:table-cell>
              <table:table-cell office:value-type="float" office:value="0.0167083333333333">
                <text:p>0.01670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.2833333333333">
                <text:p>46.283333333333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.3666666666667">
                <text:p>46.3666666666667</text:p>
              </table:table-cell>
              <table:table-cell office:value-type="float" office:value="0.0195833333333333">
                <text:p>0.0195833333333333</text:p>
              </table:table-cell>
              <table:table-cell office:value-type="float" office:value="0.0630000000000002">
                <text:p>0.06300000000000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.45">
                <text:p>46.45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.5333333333333">
                <text:p>46.5333333333333</text:p>
              </table:table-cell>
              <table:table-cell office:value-type="float" office:value="0.0172083333333333">
                <text:p>0.01720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.6166666666667">
                <text:p>46.6166666666667</text:p>
              </table:table-cell>
              <table:table-cell office:value-type="float" office:value="0.0208749999999999">
                <text:p>0.020874999999999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6.7166666666667">
                <text:p>46.7166666666667</text:p>
              </table:table-cell>
              <table:table-cell office:value-type="float" office:value="0.0208749999999999">
                <text:p>0.020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.8">
                <text:p>46.8</text:p>
              </table:table-cell>
              <table:table-cell office:value-type="float" office:value="0.0175416666666666">
                <text:p>0.017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.8833333333333">
                <text:p>46.8833333333333</text:p>
              </table:table-cell>
              <table:table-cell office:value-type="float" office:value="0.0175416666666666">
                <text:p>0.017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.9666666666667">
                <text:p>46.9666666666667</text:p>
              </table:table-cell>
              <table:table-cell office:value-type="float" office:value="0.0195833333333333">
                <text:p>0.0195833333333333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7.0666666666667">
                <text:p>47.0666666666667</text:p>
              </table:table-cell>
              <table:table-cell office:value-type="float" office:value="0.0195833333333333">
                <text:p>0.01958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7.15">
                <text:p>47.15</text:p>
              </table:table-cell>
              <table:table-cell office:value-type="float" office:value="0.0179166666666666">
                <text:p>0.017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7.2333333333333">
                <text:p>47.2333333333333</text:p>
              </table:table-cell>
              <table:table-cell office:value-type="float" office:value="0.0182916666666666">
                <text:p>0.0182916666666666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0.0209166666666666">
                <text:p>0.020916666666666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7.5">
                <text:p>47.5</text:p>
              </table:table-cell>
              <table:table-cell office:value-type="float" office:value="0.0183749999999999">
                <text:p>0.018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7.5833333333333">
                <text:p>47.5833333333333</text:p>
              </table:table-cell>
              <table:table-cell office:value-type="float" office:value="0.0240833333333332">
                <text:p>0.0240833333333332</text:p>
              </table:table-cell>
              <table:table-cell office:value-type="float" office:value="0.137999999999999">
                <text:p>0.1379999999999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0.0240833333333332">
                <text:p>0.024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0.0200416666666665">
                <text:p>0.02004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7.85">
                <text:p>47.85</text:p>
              </table:table-cell>
              <table:table-cell office:value-type="float" office:value="0.0200416666666665">
                <text:p>0.02004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.9333333333333">
                <text:p>47.9333333333333</text:p>
              </table:table-cell>
              <table:table-cell office:value-type="float" office:value="0.0224999999999999">
                <text:p>0.0224999999999999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.0166666666667">
                <text:p>48.0166666666667</text:p>
              </table:table-cell>
              <table:table-cell office:value-type="float" office:value="0.0224999999999999">
                <text:p>0.022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8.1166666666667">
                <text:p>48.1166666666667</text:p>
              </table:table-cell>
              <table:table-cell office:value-type="float" office:value="0.0207499999999999">
                <text:p>0.020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.2">
                <text:p>48.2</text:p>
              </table:table-cell>
              <table:table-cell office:value-type="float" office:value="0.0210416666666666">
                <text:p>0.021041666666666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8.2833333333333">
                <text:p>48.2833333333333</text:p>
              </table:table-cell>
              <table:table-cell office:value-type="float" office:value="0.0227916666666666">
                <text:p>0.0227916666666666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8.3666666666667">
                <text:p>48.3666666666667</text:p>
              </table:table-cell>
              <table:table-cell office:value-type="float" office:value="0.0224999999999999">
                <text:p>0.022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8.45">
                <text:p>48.45</text:p>
              </table:table-cell>
              <table:table-cell office:value-type="float" office:value="0.0199166666666665">
                <text:p>0.0199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8.55">
                <text:p>48.55</text:p>
              </table:table-cell>
              <table:table-cell office:value-type="float" office:value="0.0238749999999999">
                <text:p>0.0238749999999999</text:p>
              </table:table-cell>
              <table:table-cell office:value-type="float" office:value="0.0959999999999996">
                <text:p>0.09599999999999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8.6333333333333">
                <text:p>48.6333333333333</text:p>
              </table:table-cell>
              <table:table-cell office:value-type="float" office:value="0.0238749999999999">
                <text:p>0.023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8.7166666666667">
                <text:p>48.7166666666667</text:p>
              </table:table-cell>
              <table:table-cell office:value-type="float" office:value="0.0202083333333332">
                <text:p>0.020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.8">
                <text:p>48.8</text:p>
              </table:table-cell>
              <table:table-cell office:value-type="float" office:value="0.0202083333333332">
                <text:p>0.020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8.9">
                <text:p>48.9</text:p>
              </table:table-cell>
              <table:table-cell office:value-type="float" office:value="0.0229999999999999">
                <text:p>0.0229999999999999</text:p>
              </table:table-cell>
              <table:table-cell office:value-type="float" office:value="0.0680000000000001">
                <text:p>0.06800000000000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.9833333333333">
                <text:p>48.9833333333333</text:p>
              </table:table-cell>
              <table:table-cell office:value-type="float" office:value="0.0229999999999999">
                <text:p>0.0229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9.0666666666667">
                <text:p>49.0666666666667</text:p>
              </table:table-cell>
              <table:table-cell office:value-type="float" office:value="0.0209583333333332">
                <text:p>0.0209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.15">
                <text:p>49.15</text:p>
              </table:table-cell>
              <table:table-cell office:value-type="float" office:value="0.0214583333333332">
                <text:p>0.0214583333333332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0.0214583333333332">
                <text:p>0.021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0.0210833333333332">
                <text:p>0.021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9.5">
                <text:p>49.5</text:p>
              </table:table-cell>
              <table:table-cell office:value-type="float" office:value="0.0207083333333332">
                <text:p>0.0207083333333332</text:p>
              </table:table-cell>
              <table:table-cell office:value-type="float" office:value="0.0550000000000002">
                <text:p>0.05500000000000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9.6">
                <text:p>49.6</text:p>
              </table:table-cell>
              <table:table-cell office:value-type="float" office:value="0.0207083333333332">
                <text:p>0.020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9.6833333333333">
                <text:p>49.6833333333333</text:p>
              </table:table-cell>
              <table:table-cell office:value-type="float" office:value="0.0207083333333332">
                <text:p>0.020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9.7666666666667">
                <text:p>49.7666666666667</text:p>
              </table:table-cell>
              <table:table-cell office:value-type="float" office:value="0.0149999999999999">
                <text:p>0.0149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9.85">
                <text:p>49.85</text:p>
              </table:table-cell>
              <table:table-cell office:value-type="float" office:value="0.0175833333333332">
                <text:p>0.0175833333333332</text:p>
              </table:table-cell>
              <table:table-cell office:value-type="float" office:value="0.0630000000000002">
                <text:p>0.06300000000000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9.9333333333333">
                <text:p>49.9333333333333</text:p>
              </table:table-cell>
              <table:table-cell office:value-type="float" office:value="0.0175833333333332">
                <text:p>0.0175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0.0333333333333">
                <text:p>50.0333333333333</text:p>
              </table:table-cell>
              <table:table-cell office:value-type="float" office:value="0.0175833333333332">
                <text:p>0.0175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.1166666666667">
                <text:p>50.1166666666667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39999999999998">
                <text:p>0.01399999999999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.2">
                <text:p>50.2</text:p>
              </table:table-cell>
              <table:table-cell office:value-type="float" office:value="0.0176249999999999">
                <text:p>0.017624999999999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.2833333333333">
                <text:p>50.2833333333333</text:p>
              </table:table-cell>
              <table:table-cell office:value-type="float" office:value="0.0176249999999999">
                <text:p>0.017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.3833333333333">
                <text:p>50.3833333333333</text:p>
              </table:table-cell>
              <table:table-cell office:value-type="float" office:value="0.0173333333333332">
                <text:p>0.0173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0.4666666666667">
                <text:p>50.4666666666667</text:p>
              </table:table-cell>
              <table:table-cell office:value-type="float" office:value="0.0180833333333332">
                <text:p>0.0180833333333332</text:p>
              </table:table-cell>
              <table:table-cell office:value-type="float" office:value="0.0609999999999999">
                <text:p>0.06099999999999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.55">
                <text:p>50.55</text:p>
              </table:table-cell>
              <table:table-cell office:value-type="float" office:value="0.0180833333333332">
                <text:p>0.018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0.6333333333333">
                <text:p>50.6333333333333</text:p>
              </table:table-cell>
              <table:table-cell office:value-type="float" office:value="0.0180833333333332">
                <text:p>0.018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.7333333333333">
                <text:p>50.7333333333333</text:p>
              </table:table-cell>
              <table:table-cell office:value-type="float" office:value="0.0141249999999999">
                <text:p>0.01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.8166666666667">
                <text:p>50.8166666666667</text:p>
              </table:table-cell>
              <table:table-cell office:value-type="float" office:value="0.0161666666666666">
                <text:p>0.0161666666666666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0.9">
                <text:p>50.9</text:p>
              </table:table-cell>
              <table:table-cell office:value-type="float" office:value="0.0161666666666666">
                <text:p>0.016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.9833333333333">
                <text:p>50.9833333333333</text:p>
              </table:table-cell>
              <table:table-cell office:value-type="float" office:value="0.0161666666666666">
                <text:p>0.016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.0833333333333">
                <text:p>51.0833333333333</text:p>
              </table:table-cell>
              <table:table-cell office:value-type="float" office:value="0.0137499999999999">
                <text:p>0.0137499999999999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.1666666666667">
                <text:p>51.1666666666667</text:p>
              </table:table-cell>
              <table:table-cell office:value-type="float" office:value="0.0155416666666666">
                <text:p>0.015541666666666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1.25">
                <text:p>51.25</text:p>
              </table:table-cell>
              <table:table-cell office:value-type="float" office:value="0.0155416666666666">
                <text:p>0.015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0.0150416666666666">
                <text:p>0.015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1.4333333333333">
                <text:p>51.4333333333333</text:p>
              </table:table-cell>
              <table:table-cell office:value-type="float" office:value="0.0179166666666666">
                <text:p>0.0179166666666666</text:p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.5166666666667">
                <text:p>51.5166666666667</text:p>
              </table:table-cell>
              <table:table-cell office:value-type="float" office:value="0.0179166666666666">
                <text:p>0.017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1.6">
                <text:p>51.6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.6833333333333">
                <text:p>51.6833333333333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1.7666666666667">
                <text:p>51.7666666666667</text:p>
              </table:table-cell>
              <table:table-cell office:value-type="float" office:value="0.0177916666666666">
                <text:p>0.017791666666666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1.8666666666667">
                <text:p>51.8666666666667</text:p>
              </table:table-cell>
              <table:table-cell office:value-type="float" office:value="0.0177916666666666">
                <text:p>0.0177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.95">
                <text:p>51.95</text:p>
              </table:table-cell>
              <table:table-cell office:value-type="float" office:value="0.0152916666666666">
                <text:p>0.0152916666666666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.0333333333333">
                <text:p>52.0333333333333</text:p>
              </table:table-cell>
              <table:table-cell office:value-type="float" office:value="0.0153749999999999">
                <text:p>0.015374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.1166666666667">
                <text:p>52.1166666666667</text:p>
              </table:table-cell>
              <table:table-cell office:value-type="float" office:value="0.0154583333333332">
                <text:p>0.015458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.2166666666667">
                <text:p>52.2166666666667</text:p>
              </table:table-cell>
              <table:table-cell office:value-type="float" office:value="0.0149999999999999">
                <text:p>0.014999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.3">
                <text:p>52.3</text:p>
              </table:table-cell>
              <table:table-cell office:value-type="float" office:value="0.0130833333333332">
                <text:p>0.013083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.3833333333333">
                <text:p>52.3833333333333</text:p>
              </table:table-cell>
              <table:table-cell office:value-type="float" office:value="0.0131666666666665">
                <text:p>0.013166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.4833333333333">
                <text:p>52.4833333333333</text:p>
              </table:table-cell>
              <table:table-cell office:value-type="float" office:value="0.0132083333333332">
                <text:p>0.013208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.5666666666667">
                <text:p>52.5666666666667</text:p>
              </table:table-cell>
              <table:table-cell office:value-type="float" office:value="0.0107499999999998">
                <text:p>0.010749999999999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.65">
                <text:p>52.65</text:p>
              </table:table-cell>
              <table:table-cell office:value-type="float" office:value="0.0107916666666665">
                <text:p>0.01079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.7333333333333">
                <text:p>52.7333333333333</text:p>
              </table:table-cell>
              <table:table-cell office:value-type="float" office:value="0.0107499999999998">
                <text:p>0.01074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.8166666666667">
                <text:p>52.8166666666667</text:p>
              </table:table-cell>
              <table:table-cell office:value-type="float" office:value="0.0107083333333332">
                <text:p>0.0107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0.00862499999999985">
                <text:p>0.0086249999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  <table:table-cell office:value-type="float" office:value="0.00866666666666651">
                <text:p>0.00866666666666651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3.0833333333333">
                <text:p>53.0833333333333</text:p>
              </table:table-cell>
              <table:table-cell office:value-type="float" office:value="0.00866666666666651">
                <text:p>0.0086666666666665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3.1666666666667">
                <text:p>53.1666666666667</text:p>
              </table:table-cell>
              <table:table-cell office:value-type="float" office:value="0.0111666666666665">
                <text:p>0.0111666666666665</text:p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3.35">
                <text:p>53.35</text:p>
              </table:table-cell>
              <table:table-cell office:value-type="float" office:value="0.0094166666666665">
                <text:p>0.009416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3.4333333333333">
                <text:p>53.4333333333333</text:p>
              </table:table-cell>
              <table:table-cell office:value-type="float" office:value="0.00945833333333316">
                <text:p>0.0094583333333331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3.5166666666667">
                <text:p>53.5166666666667</text:p>
              </table:table-cell>
              <table:table-cell office:value-type="float" office:value="0.0111666666666665">
                <text:p>0.0111666666666665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.6">
                <text:p>53.6</text:p>
              </table:table-cell>
              <table:table-cell office:value-type="float" office:value="0.00833333333333316">
                <text:p>0.0083333333333331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3.7">
                <text:p>53.7</text:p>
              </table:table-cell>
              <table:table-cell office:value-type="float" office:value="0.00837499999999982">
                <text:p>0.0083749999999998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3.7833333333333">
                <text:p>53.7833333333333</text:p>
              </table:table-cell>
              <table:table-cell office:value-type="float" office:value="0.00854166666666648">
                <text:p>0.00854166666666648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3.8666666666667">
                <text:p>53.8666666666667</text:p>
              </table:table-cell>
              <table:table-cell office:value-type="float" office:value="0.0101666666666665">
                <text:p>0.01016666666666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9666666666667">
                <text:p>53.9666666666667</text:p>
              </table:table-cell>
              <table:table-cell office:value-type="float" office:value="0.00808333333333315">
                <text:p>0.0080833333333331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05">
                <text:p>54.05</text:p>
              </table:table-cell>
              <table:table-cell office:value-type="float" office:value="0.00808333333333315">
                <text:p>0.0080833333333331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4.1333333333333">
                <text:p>54.1333333333333</text:p>
              </table:table-cell>
              <table:table-cell office:value-type="float" office:value="0.0110833333333331">
                <text:p>0.0110833333333331</text:p>
              </table:table-cell>
              <table:table-cell office:value-type="float" office:value="0.0749999999999997">
                <text:p>0.07499999999999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4.2166666666667">
                <text:p>54.2166666666667</text:p>
              </table:table-cell>
              <table:table-cell office:value-type="float" office:value="0.0110416666666665">
                <text:p>0.01104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4.3166666666667">
                <text:p>54.3166666666667</text:p>
              </table:table-cell>
              <table:table-cell office:value-type="float" office:value="0.0109999999999998">
                <text:p>0.010999999999999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4.4">
                <text:p>54.4</text:p>
              </table:table-cell>
              <table:table-cell office:value-type="float" office:value="0.0109166666666665">
                <text:p>0.0109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4.4833333333333">
                <text:p>54.4833333333333</text:p>
              </table:table-cell>
              <table:table-cell office:value-type="float" office:value="0.0142916666666665">
                <text:p>0.0142916666666665</text:p>
              </table:table-cell>
              <table:table-cell office:value-type="float" office:value="0.0829999999999997">
                <text:p>0.08299999999999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4.5666666666667">
                <text:p>54.5666666666667</text:p>
              </table:table-cell>
              <table:table-cell office:value-type="float" office:value="0.0142499999999998">
                <text:p>0.014249999999999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4.65">
                <text:p>54.65</text:p>
              </table:table-cell>
              <table:table-cell office:value-type="float" office:value="0.0142083333333332">
                <text:p>0.014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4.75">
                <text:p>54.75</text:p>
              </table:table-cell>
              <table:table-cell office:value-type="float" office:value="0.0143333333333332">
                <text:p>0.0143333333333332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0.0191249999999999">
                <text:p>0.019124999999999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4.9166666666667">
                <text:p>54.9166666666667</text:p>
              </table:table-cell>
              <table:table-cell office:value-type="float" office:value="0.0192083333333332">
                <text:p>0.019208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5.0166666666667">
                <text:p>55.0166666666667</text:p>
              </table:table-cell>
              <table:table-cell office:value-type="float" office:value="0.0192916666666665">
                <text:p>0.01929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5.1">
                <text:p>55.1</text:p>
              </table:table-cell>
              <table:table-cell office:value-type="float" office:value="0.0223333333333332">
                <text:p>0.022333333333333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5.1833333333333">
                <text:p>55.1833333333333</text:p>
              </table:table-cell>
              <table:table-cell office:value-type="float" office:value="0.0222916666666665">
                <text:p>0.022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5.2666666666667">
                <text:p>55.2666666666667</text:p>
              </table:table-cell>
              <table:table-cell office:value-type="float" office:value="0.0222916666666665">
                <text:p>0.022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5.3666666666667">
                <text:p>55.3666666666667</text:p>
              </table:table-cell>
              <table:table-cell office:value-type="float" office:value="0.0194166666666665">
                <text:p>0.0194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5.45">
                <text:p>55.45</text:p>
              </table:table-cell>
              <table:table-cell office:value-type="float" office:value="0.0243333333333332">
                <text:p>0.02433333333333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5.5333333333333">
                <text:p>55.5333333333333</text:p>
              </table:table-cell>
              <table:table-cell office:value-type="float" office:value="0.0242916666666665">
                <text:p>0.024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5.6166666666667">
                <text:p>55.6166666666667</text:p>
              </table:table-cell>
              <table:table-cell office:value-type="float" office:value="0.0225833333333332">
                <text:p>0.0225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5.7">
                <text:p>55.7</text:p>
              </table:table-cell>
              <table:table-cell office:value-type="float" office:value="0.0227083333333332">
                <text:p>0.0227083333333332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5.8">
                <text:p>55.8</text:p>
              </table:table-cell>
              <table:table-cell office:value-type="float" office:value="0.0268749999999999">
                <text:p>0.0268749999999999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5.8833333333333">
                <text:p>55.8833333333333</text:p>
              </table:table-cell>
              <table:table-cell office:value-type="float" office:value="0.0267083333333332">
                <text:p>0.026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5.9666666666667">
                <text:p>55.9666666666667</text:p>
              </table:table-cell>
              <table:table-cell office:value-type="float" office:value="0.0250833333333332">
                <text:p>0.025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6.05">
                <text:p>56.05</text:p>
              </table:table-cell>
              <table:table-cell office:value-type="float" office:value="0.0272916666666665">
                <text:p>0.0272916666666665</text:p>
              </table:table-cell>
              <table:table-cell office:value-type="float" office:value="0.0550000000000002">
                <text:p>0.05500000000000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6.15">
                <text:p>56.15</text:p>
              </table:table-cell>
              <table:table-cell office:value-type="float" office:value="0.0272916666666665">
                <text:p>0.027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6.2333333333333">
                <text:p>56.2333333333333</text:p>
              </table:table-cell>
              <table:table-cell office:value-type="float" office:value="0.0242083333333332">
                <text:p>0.024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6.3166666666667">
                <text:p>56.3166666666667</text:p>
              </table:table-cell>
              <table:table-cell office:value-type="float" office:value="0.0241666666666665">
                <text:p>0.02416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6.4">
                <text:p>56.4</text:p>
              </table:table-cell>
              <table:table-cell office:value-type="float" office:value="0.0285416666666665">
                <text:p>0.028541666666666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6.5">
                <text:p>56.5</text:p>
              </table:table-cell>
              <table:table-cell office:value-type="float" office:value="0.0285416666666665">
                <text:p>0.02854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6.5833333333333">
                <text:p>56.5833333333333</text:p>
              </table:table-cell>
              <table:table-cell office:value-type="float" office:value="0.0251249999999999">
                <text:p>0.025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0.0253333333333332">
                <text:p>0.0253333333333332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6.75">
                <text:p>56.75</text:p>
              </table:table-cell>
              <table:table-cell office:value-type="float" office:value="0.0304166666666666">
                <text:p>0.0304166666666666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6.85">
                <text:p>56.85</text:p>
              </table:table-cell>
              <table:table-cell office:value-type="float" office:value="0.0302499999999999">
                <text:p>0.030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6.9333333333333">
                <text:p>56.9333333333333</text:p>
              </table:table-cell>
              <table:table-cell office:value-type="float" office:value="0.0254166666666665">
                <text:p>0.0254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7.0166666666667">
                <text:p>57.0166666666667</text:p>
              </table:table-cell>
              <table:table-cell office:value-type="float" office:value="0.0284999999999999">
                <text:p>0.0284999999999999</text:p>
              </table:table-cell>
              <table:table-cell office:value-type="float" office:value="0.0760000000000001">
                <text:p>0.07600000000000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7.1">
                <text:p>57.1</text:p>
              </table:table-cell>
              <table:table-cell office:value-type="float" office:value="0.0284583333333332">
                <text:p>0.028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7.1833333333333">
                <text:p>57.1833333333333</text:p>
              </table:table-cell>
              <table:table-cell office:value-type="float" office:value="0.0254583333333332">
                <text:p>0.025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.2833333333333">
                <text:p>57.2833333333333</text:p>
              </table:table-cell>
              <table:table-cell office:value-type="float" office:value="0.0254583333333332">
                <text:p>0.025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7.3666666666667">
                <text:p>57.3666666666667</text:p>
              </table:table-cell>
              <table:table-cell office:value-type="float" office:value="0.0313333333333332">
                <text:p>0.0313333333333332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7.45">
                <text:p>57.45</text:p>
              </table:table-cell>
              <table:table-cell office:value-type="float" office:value="0.0313333333333332">
                <text:p>0.0313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7.55">
                <text:p>57.55</text:p>
              </table:table-cell>
              <table:table-cell office:value-type="float" office:value="0.0263749999999999">
                <text:p>0.026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7.6333333333333">
                <text:p>57.6333333333333</text:p>
              </table:table-cell>
              <table:table-cell office:value-type="float" office:value="0.0266666666666666">
                <text:p>0.026666666666666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7.7166666666667">
                <text:p>57.7166666666667</text:p>
              </table:table-cell>
              <table:table-cell office:value-type="float" office:value="0.0315416666666666">
                <text:p>0.0315416666666666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7.8">
                <text:p>57.8</text:p>
              </table:table-cell>
              <table:table-cell office:value-type="float" office:value="0.0313749999999999">
                <text:p>0.031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7.9">
                <text:p>57.9</text:p>
              </table:table-cell>
              <table:table-cell office:value-type="float" office:value="0.0271666666666666">
                <text:p>0.027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7.9833333333333">
                <text:p>57.9833333333333</text:p>
              </table:table-cell>
              <table:table-cell office:value-type="float" office:value="0.0308749999999999">
                <text:p>0.0308749999999999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8.0666666666667">
                <text:p>58.0666666666667</text:p>
              </table:table-cell>
              <table:table-cell office:value-type="float" office:value="0.0308749999999999">
                <text:p>0.030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8.15">
                <text:p>58.15</text:p>
              </table:table-cell>
              <table:table-cell office:value-type="float" office:value="0.0286249999999999">
                <text:p>0.028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8.2333333333333">
                <text:p>58.2333333333333</text:p>
              </table:table-cell>
              <table:table-cell office:value-type="float" office:value="0.0286249999999999">
                <text:p>0.028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0.0335416666666666">
                <text:p>0.033541666666666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8.4166666666667">
                <text:p>58.4166666666667</text:p>
              </table:table-cell>
              <table:table-cell office:value-type="float" office:value="0.0335416666666666">
                <text:p>0.033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8.5">
                <text:p>58.5</text:p>
              </table:table-cell>
              <table:table-cell office:value-type="float" office:value="0.0291249999999999">
                <text:p>0.029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8.5833333333333">
                <text:p>58.5833333333333</text:p>
              </table:table-cell>
              <table:table-cell office:value-type="float" office:value="0.0292916666666666">
                <text:p>0.0292916666666666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8.6833333333333">
                <text:p>58.6833333333333</text:p>
              </table:table-cell>
              <table:table-cell office:value-type="float" office:value="0.0338333333333332">
                <text:p>0.033833333333333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8.7666666666667">
                <text:p>58.7666666666667</text:p>
              </table:table-cell>
              <table:table-cell office:value-type="float" office:value="0.0335833333333332">
                <text:p>0.0335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8.85">
                <text:p>58.85</text:p>
              </table:table-cell>
              <table:table-cell office:value-type="float" office:value="0.0284999999999999">
                <text:p>0.028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8.95">
                <text:p>58.95</text:p>
              </table:table-cell>
              <table:table-cell office:value-type="float" office:value="0.0312916666666666">
                <text:p>0.0312916666666666</text:p>
              </table:table-cell>
              <table:table-cell office:value-type="float" office:value="0.0680000000000001">
                <text:p>0.06800000000000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.0333333333333">
                <text:p>59.0333333333333</text:p>
              </table:table-cell>
              <table:table-cell office:value-type="float" office:value="0.0312916666666666">
                <text:p>0.0312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9.1166666666667">
                <text:p>59.1166666666667</text:p>
              </table:table-cell>
              <table:table-cell office:value-type="float" office:value="0.0281666666666666">
                <text:p>0.028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9.2">
                <text:p>59.2</text:p>
              </table:table-cell>
              <table:table-cell office:value-type="float" office:value="0.0281666666666666">
                <text:p>0.028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9.3833333333333">
                <text:p>59.3833333333333</text:p>
              </table:table-cell>
              <table:table-cell office:value-type="float" office:value="0.0281666666666666">
                <text:p>0.028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9.4666666666667">
                <text:p>59.4666666666667</text:p>
              </table:table-cell>
              <table:table-cell office:value-type="float" office:value="0.0281666666666666">
                <text:p>0.028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9.55">
                <text:p>59.55</text:p>
              </table:table-cell>
              <table:table-cell office:value-type="float" office:value="0.0223749999999999">
                <text:p>0.022374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9.6333333333333">
                <text:p>59.6333333333333</text:p>
              </table:table-cell>
              <table:table-cell office:value-type="float" office:value="0.0273333333333332">
                <text:p>0.02733333333333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9.7333333333333">
                <text:p>59.7333333333333</text:p>
              </table:table-cell>
              <table:table-cell office:value-type="float" office:value="0.0273333333333332">
                <text:p>0.0273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9.8166666666667">
                <text:p>59.8166666666667</text:p>
              </table:table-cell>
              <table:table-cell office:value-type="float" office:value="0.0270416666666665">
                <text:p>0.02704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9.9">
                <text:p>59.9</text:p>
              </table:table-cell>
              <table:table-cell office:value-type="float" office:value="0.0247499999999999">
                <text:p>0.0247499999999999</text:p>
              </table:table-cell>
              <table:table-cell office:value-type="float" office:value="0.0630000000000002">
                <text:p>0.06300000000000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.9833333333333">
                <text:p>59.9833333333333</text:p>
              </table:table-cell>
              <table:table-cell office:value-type="float" office:value="0.0247499999999999">
                <text:p>0.024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0.0666666666667">
                <text:p>60.0666666666667</text:p>
              </table:table-cell>
              <table:table-cell office:value-type="float" office:value="0.0275416666666666">
                <text:p>0.0275416666666666</text:p>
              </table:table-cell>
              <table:table-cell office:value-type="float" office:value="0.0680000000000001">
                <text:p>0.06800000000000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0.0286249999999999">
                <text:p>0.028624999999999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0.0289166666666666">
                <text:p>0.028916666666666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.4166666666667">
                <text:p>60.4166666666667</text:p>
              </table:table-cell>
              <table:table-cell office:value-type="float" office:value="0.0339999999999999">
                <text:p>0.0339999999999999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0.5166666666667">
                <text:p>60.5166666666667</text:p>
              </table:table-cell>
              <table:table-cell office:value-type="float" office:value="0.0391249999999999">
                <text:p>0.0391249999999999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0.6833333333333">
                <text:p>60.6833333333333</text:p>
              </table:table-cell>
              <table:table-cell office:value-type="float" office:value="0.0397499999999999">
                <text:p>0.039749999999999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0.7666666666667">
                <text:p>60.7666666666667</text:p>
              </table:table-cell>
              <table:table-cell office:value-type="float" office:value="0.0435833333333333">
                <text:p>0.043583333333333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.85">
                <text:p>60.85</text:p>
              </table:table-cell>
              <table:table-cell office:value-type="float" office:value="0.0442083333333333">
                <text:p>0.044208333333333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0.95">
                <text:p>60.95</text:p>
              </table:table-cell>
              <table:table-cell office:value-type="float" office:value="0.0486666666666666">
                <text:p>0.048666666666666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0.0442083333333332">
                <text:p>0.044208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.1166666666667">
                <text:p>61.1166666666667</text:p>
              </table:table-cell>
              <table:table-cell office:value-type="float" office:value="0.0442916666666666">
                <text:p>0.0442916666666666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.2166666666667">
                <text:p>61.2166666666667</text:p>
              </table:table-cell>
              <table:table-cell office:value-type="float" office:value="0.0443749999999999">
                <text:p>0.044374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.3">
                <text:p>61.3</text:p>
              </table:table-cell>
              <table:table-cell office:value-type="float" office:value="0.0416666666666665">
                <text:p>0.041666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.3833333333333">
                <text:p>61.3833333333333</text:p>
              </table:table-cell>
              <table:table-cell office:value-type="float" office:value="0.0417499999999999">
                <text:p>0.041749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666666666667">
                <text:p>61.4666666666667</text:p>
              </table:table-cell>
              <table:table-cell office:value-type="float" office:value="0.0418333333333332">
                <text:p>0.04183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.5666666666667">
                <text:p>61.5666666666667</text:p>
              </table:table-cell>
              <table:table-cell office:value-type="float" office:value="0.0419166666666665">
                <text:p>0.041916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.65">
                <text:p>61.65</text:p>
              </table:table-cell>
              <table:table-cell office:value-type="float" office:value="0.0419999999999998">
                <text:p>0.0419999999999998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1.7333333333333">
                <text:p>61.7333333333333</text:p>
              </table:table-cell>
              <table:table-cell office:value-type="float" office:value="0.0420416666666665">
                <text:p>0.04204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.8166666666667">
                <text:p>61.8166666666667</text:p>
              </table:table-cell>
              <table:table-cell office:value-type="float" office:value="0.0422916666666665">
                <text:p>0.0422916666666665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.9">
                <text:p>61.9</text:p>
              </table:table-cell>
              <table:table-cell office:value-type="float" office:value="0.0386666666666665">
                <text:p>0.0386666666666665</text:p>
              </table:table-cell>
              <table:table-cell office:value-type="float" office:value="0.0329999999999999">
                <text:p>0.03299999999999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2">
                <text:p>62</text:p>
              </table:table-cell>
              <table:table-cell office:value-type="float" office:value="0.0397499999999998">
                <text:p>0.0397499999999998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2.0833333333333">
                <text:p>62.0833333333333</text:p>
              </table:table-cell>
              <table:table-cell office:value-type="float" office:value="0.0405833333333332">
                <text:p>0.0405833333333332</text:p>
              </table:table-cell>
              <table:table-cell office:value-type="float" office:value="0.0209999999999999">
                <text:p>0.02099999999999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2.1666666666667">
                <text:p>62.1666666666667</text:p>
              </table:table-cell>
              <table:table-cell office:value-type="float" office:value="0.0392083333333332">
                <text:p>0.0392083333333332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2.25">
                <text:p>62.25</text:p>
              </table:table-cell>
              <table:table-cell office:value-type="float" office:value="0.0400833333333332">
                <text:p>0.0400833333333332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.35">
                <text:p>62.35</text:p>
              </table:table-cell>
              <table:table-cell office:value-type="float" office:value="0.0375833333333332">
                <text:p>0.0375833333333332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2.4333333333333">
                <text:p>62.4333333333333</text:p>
              </table:table-cell>
              <table:table-cell office:value-type="float" office:value="0.0339999999999998">
                <text:p>0.0339999999999998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.5166666666667">
                <text:p>62.5166666666667</text:p>
              </table:table-cell>
              <table:table-cell office:value-type="float" office:value="0.0343333333333331">
                <text:p>0.034333333333333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2.6166666666667">
                <text:p>62.6166666666667</text:p>
              </table:table-cell>
              <table:table-cell office:value-type="float" office:value="0.0297499999999998">
                <text:p>0.0297499999999998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2.7">
                <text:p>62.7</text:p>
              </table:table-cell>
              <table:table-cell office:value-type="float" office:value="0.0249583333333331">
                <text:p>0.0249583333333331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2.7833333333333">
                <text:p>62.7833333333333</text:p>
              </table:table-cell>
              <table:table-cell office:value-type="float" office:value="0.0199583333333331">
                <text:p>0.0199583333333331</text:p>
              </table:table-cell>
              <table:table-cell office:value-type="float" office:value="0.0139999999999998">
                <text:p>0.01399999999999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2.8666666666667">
                <text:p>62.8666666666667</text:p>
              </table:table-cell>
              <table:table-cell office:value-type="float" office:value="0.0187499999999998">
                <text:p>0.0187499999999998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2.95">
                <text:p>62.95</text:p>
              </table:table-cell>
              <table:table-cell office:value-type="float" office:value="0.0184999999999998">
                <text:p>0.0184999999999998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3.05">
                <text:p>63.05</text:p>
              </table:table-cell>
              <table:table-cell office:value-type="float" office:value="0.0138333333333331">
                <text:p>0.013833333333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3.1333333333333">
                <text:p>63.1333333333333</text:p>
              </table:table-cell>
              <table:table-cell office:value-type="float" office:value="0.0140416666666665">
                <text:p>0.0140416666666665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3.2166666666667">
                <text:p>63.2166666666667</text:p>
              </table:table-cell>
              <table:table-cell office:value-type="float" office:value="0.0143333333333332">
                <text:p>0.0143333333333332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3.3166666666667">
                <text:p>63.3166666666667</text:p>
              </table:table-cell>
              <table:table-cell office:value-type="float" office:value="0.0150833333333332">
                <text:p>0.0150833333333332</text:p>
              </table:table-cell>
              <table:table-cell office:value-type="float" office:value="0.0209999999999999">
                <text:p>0.02099999999999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3.4">
                <text:p>63.4</text:p>
              </table:table-cell>
              <table:table-cell office:value-type="float" office:value="0.0155833333333332">
                <text:p>0.0155833333333332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4833333333333">
                <text:p>63.4833333333333</text:p>
              </table:table-cell>
              <table:table-cell office:value-type="float" office:value="0.0162499999999999">
                <text:p>0.0162499999999999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3.5666666666667">
                <text:p>63.5666666666667</text:p>
              </table:table-cell>
              <table:table-cell office:value-type="float" office:value="0.0167916666666665">
                <text:p>0.016791666666666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3.65">
                <text:p>63.65</text:p>
              </table:table-cell>
              <table:table-cell office:value-type="float" office:value="0.0181666666666666">
                <text:p>0.018166666666666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3.75">
                <text:p>63.75</text:p>
              </table:table-cell>
              <table:table-cell office:value-type="float" office:value="0.0192916666666666">
                <text:p>0.0192916666666666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0.0207083333333332">
                <text:p>0.02070833333333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3.9166666666667">
                <text:p>63.9166666666667</text:p>
              </table:table-cell>
              <table:table-cell office:value-type="float" office:value="0.0229583333333332">
                <text:p>0.0229583333333332</text:p>
              </table:table-cell>
              <table:table-cell office:value-type="float" office:value="0.0630000000000002">
                <text:p>0.0630000000000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4.0166666666667">
                <text:p>64.0166666666667</text:p>
              </table:table-cell>
              <table:table-cell office:value-type="float" office:value="0.0220833333333332">
                <text:p>0.02208333333333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4.1">
                <text:p>64.1</text:p>
              </table:table-cell>
              <table:table-cell office:value-type="float" office:value="0.0211249999999999">
                <text:p>0.021124999999999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4.1833333333333">
                <text:p>64.1833333333333</text:p>
              </table:table-cell>
              <table:table-cell office:value-type="float" office:value="0.0205833333333333">
                <text:p>0.0205833333333333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4.2666666666667">
                <text:p>64.2666666666667</text:p>
              </table:table-cell>
              <table:table-cell office:value-type="float" office:value="0.0204166666666666">
                <text:p>0.0204166666666666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4.3666666666667">
                <text:p>64.3666666666667</text:p>
              </table:table-cell>
              <table:table-cell office:value-type="float" office:value="0.0194999999999999">
                <text:p>0.019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4.45">
                <text:p>64.45</text:p>
              </table:table-cell>
              <table:table-cell office:value-type="float" office:value="0.0191666666666666">
                <text:p>0.019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4.5333333333333">
                <text:p>64.5333333333333</text:p>
              </table:table-cell>
              <table:table-cell office:value-type="float" office:value="0.0179166666666666">
                <text:p>0.017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4.6166666666667">
                <text:p>64.6166666666667</text:p>
              </table:table-cell>
              <table:table-cell office:value-type="float" office:value="0.01725">
                <text:p>0.0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4.7">
                <text:p>64.7</text:p>
              </table:table-cell>
              <table:table-cell office:value-type="float" office:value="0.0167916666666666">
                <text:p>0.016791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4.8">
                <text:p>64.8</text:p>
              </table:table-cell>
              <table:table-cell office:value-type="float" office:value="0.0184166666666666">
                <text:p>0.018416666666666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4.8833333333333">
                <text:p>64.8833333333333</text:p>
              </table:table-cell>
              <table:table-cell office:value-type="float" office:value="0.017875">
                <text:p>0.01787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4.9666666666667">
                <text:p>64.9666666666667</text:p>
              </table:table-cell>
              <table:table-cell office:value-type="float" office:value="0.0152499999999999">
                <text:p>0.015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5.05">
                <text:p>65.05</text:p>
              </table:table-cell>
              <table:table-cell office:value-type="float" office:value="0.014875">
                <text:p>0.01487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5.15">
                <text:p>65.15</text:p>
              </table:table-cell>
              <table:table-cell office:value-type="float" office:value="0.0157916666666666">
                <text:p>0.0157916666666666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5.2333333333333">
                <text:p>65.2333333333333</text:p>
              </table:table-cell>
              <table:table-cell office:value-type="float" office:value="0.0154999999999999">
                <text:p>0.015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5.3166666666667">
                <text:p>65.3166666666667</text:p>
              </table:table-cell>
              <table:table-cell office:value-type="float" office:value="0.0151249999999999">
                <text:p>0.015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5.4166666666667">
                <text:p>65.4166666666667</text:p>
              </table:table-cell>
              <table:table-cell office:value-type="float" office:value="0.0145416666666666">
                <text:p>0.0145416666666666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5.5">
                <text:p>65.5</text:p>
              </table:table-cell>
              <table:table-cell office:value-type="float" office:value="0.015875">
                <text:p>0.015875</text:p>
              </table:table-cell>
              <table:table-cell office:value-type="float" office:value="0.0470000000000002">
                <text:p>0.04700000000000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0.0151666666666666">
                <text:p>0.015166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0.0145833333333333">
                <text:p>0.0145833333333333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5.75">
                <text:p>65.75</text:p>
              </table:table-cell>
              <table:table-cell office:value-type="float" office:value="0.0188749999999999">
                <text:p>0.018874999999999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5.85">
                <text:p>65.85</text:p>
              </table:table-cell>
              <table:table-cell office:value-type="float" office:value="0.0177083333333333">
                <text:p>0.0177083333333333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5.9333333333333">
                <text:p>65.9333333333333</text:p>
              </table:table-cell>
              <table:table-cell office:value-type="float" office:value="0.0162916666666666">
                <text:p>0.016291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6.0166666666667">
                <text:p>66.0166666666667</text:p>
              </table:table-cell>
              <table:table-cell office:value-type="float" office:value="0.0137083333333332">
                <text:p>0.013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6.1">
                <text:p>66.1</text:p>
              </table:table-cell>
              <table:table-cell office:value-type="float" office:value="0.0159583333333332">
                <text:p>0.0159583333333332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6.2">
                <text:p>66.2</text:p>
              </table:table-cell>
              <table:table-cell office:value-type="float" office:value="0.0158333333333332">
                <text:p>0.0158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6.2833333333333">
                <text:p>66.2833333333333</text:p>
              </table:table-cell>
              <table:table-cell office:value-type="float" office:value="0.0155833333333332">
                <text:p>0.015583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6.3666666666667">
                <text:p>66.3666666666667</text:p>
              </table:table-cell>
              <table:table-cell office:value-type="float" office:value="0.0148749999999999">
                <text:p>0.0148749999999999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6.45">
                <text:p>66.45</text:p>
              </table:table-cell>
              <table:table-cell office:value-type="float" office:value="0.0176666666666666">
                <text:p>0.0176666666666666</text:p>
              </table:table-cell>
              <table:table-cell office:value-type="float" office:value="0.0669999999999997">
                <text:p>0.06699999999999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6.5333333333333">
                <text:p>66.5333333333333</text:p>
              </table:table-cell>
              <table:table-cell office:value-type="float" office:value="0.0177083333333332">
                <text:p>0.017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6.6333333333333">
                <text:p>66.6333333333333</text:p>
              </table:table-cell>
              <table:table-cell office:value-type="float" office:value="0.0177499999999999">
                <text:p>0.017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6.7166666666667">
                <text:p>66.7166666666667</text:p>
              </table:table-cell>
              <table:table-cell office:value-type="float" office:value="0.0219166666666665">
                <text:p>0.02191666666666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6.8">
                <text:p>66.8</text:p>
              </table:table-cell>
              <table:table-cell office:value-type="float" office:value="0.0218749999999999">
                <text:p>0.021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6.9">
                <text:p>66.9</text:p>
              </table:table-cell>
              <table:table-cell office:value-type="float" office:value="0.0199166666666665">
                <text:p>0.0199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6.9833333333333">
                <text:p>66.9833333333333</text:p>
              </table:table-cell>
              <table:table-cell office:value-type="float" office:value="0.0199166666666665">
                <text:p>0.0199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7.0666666666667">
                <text:p>67.0666666666667</text:p>
              </table:table-cell>
              <table:table-cell office:value-type="float" office:value="0.0240833333333332">
                <text:p>0.024083333333333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7.15">
                <text:p>67.15</text:p>
              </table:table-cell>
              <table:table-cell office:value-type="float" office:value="0.0240833333333332">
                <text:p>0.024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7.25">
                <text:p>67.25</text:p>
              </table:table-cell>
              <table:table-cell office:value-type="float" office:value="0.0232083333333332">
                <text:p>0.023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0.0234999999999999">
                <text:p>0.0234999999999999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0.0276249999999999">
                <text:p>0.0276249999999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7.5">
                <text:p>67.5</text:p>
              </table:table-cell>
              <table:table-cell office:value-type="float" office:value="0.0273749999999999">
                <text:p>0.027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0.0254583333333332">
                <text:p>0.025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7.6833333333333">
                <text:p>67.6833333333333</text:p>
              </table:table-cell>
              <table:table-cell office:value-type="float" office:value="0.0310833333333332">
                <text:p>0.0310833333333332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7.7666666666667">
                <text:p>67.7666666666667</text:p>
              </table:table-cell>
              <table:table-cell office:value-type="float" office:value="0.0310416666666666">
                <text:p>0.031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7.85">
                <text:p>67.85</text:p>
              </table:table-cell>
              <table:table-cell office:value-type="float" office:value="0.0252916666666666">
                <text:p>0.0252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7.9333333333333">
                <text:p>67.9333333333333</text:p>
              </table:table-cell>
              <table:table-cell office:value-type="float" office:value="0.0252499999999999">
                <text:p>0.025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8.0333333333333">
                <text:p>68.0333333333333</text:p>
              </table:table-cell>
              <table:table-cell office:value-type="float" office:value="0.0295833333333332">
                <text:p>0.029583333333333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8.1166666666667">
                <text:p>68.1166666666667</text:p>
              </table:table-cell>
              <table:table-cell office:value-type="float" office:value="0.0295833333333332">
                <text:p>0.0295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8.2">
                <text:p>68.2</text:p>
              </table:table-cell>
              <table:table-cell office:value-type="float" office:value="0.0268749999999999">
                <text:p>0.026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8.2833333333333">
                <text:p>68.2833333333333</text:p>
              </table:table-cell>
              <table:table-cell office:value-type="float" office:value="0.0271666666666666">
                <text:p>0.027166666666666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8.3666666666667">
                <text:p>68.3666666666667</text:p>
              </table:table-cell>
              <table:table-cell office:value-type="float" office:value="0.0317083333333332">
                <text:p>0.031708333333333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8.4666666666667">
                <text:p>68.4666666666667</text:p>
              </table:table-cell>
              <table:table-cell office:value-type="float" office:value="0.0313749999999999">
                <text:p>0.031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8.55">
                <text:p>68.55</text:p>
              </table:table-cell>
              <table:table-cell office:value-type="float" office:value="0.0286249999999999">
                <text:p>0.028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8.6333333333333">
                <text:p>68.6333333333333</text:p>
              </table:table-cell>
              <table:table-cell office:value-type="float" office:value="0.0326249999999999">
                <text:p>0.0326249999999999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8.7333333333333">
                <text:p>68.7333333333333</text:p>
              </table:table-cell>
              <table:table-cell office:value-type="float" office:value="0.0326249999999999">
                <text:p>0.032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8.8166666666667">
                <text:p>68.8166666666667</text:p>
              </table:table-cell>
              <table:table-cell office:value-type="float" office:value="0.0284999999999999">
                <text:p>0.028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8.9">
                <text:p>68.9</text:p>
              </table:table-cell>
              <table:table-cell office:value-type="float" office:value="0.0284999999999999">
                <text:p>0.028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.9833333333333">
                <text:p>68.9833333333333</text:p>
              </table:table-cell>
              <table:table-cell office:value-type="float" office:value="0.0329583333333333">
                <text:p>0.03295833333333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0.0329583333333333">
                <text:p>0.03295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0.0287916666666666">
                <text:p>0.0287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9.25">
                <text:p>69.25</text:p>
              </table:table-cell>
              <table:table-cell office:value-type="float" office:value="0.0290833333333333">
                <text:p>0.0290833333333333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0.0334583333333333">
                <text:p>0.0334583333333333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0.0331666666666666">
                <text:p>0.033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9.5166666666667">
                <text:p>69.5166666666667</text:p>
              </table:table-cell>
              <table:table-cell office:value-type="float" office:value="0.0290416666666666">
                <text:p>0.029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9.6">
                <text:p>69.6</text:p>
              </table:table-cell>
              <table:table-cell office:value-type="float" office:value="0.0339166666666666">
                <text:p>0.0339166666666666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9.6833333333333">
                <text:p>69.6833333333333</text:p>
              </table:table-cell>
              <table:table-cell office:value-type="float" office:value="0.0339166666666666">
                <text:p>0.033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9.7666666666667">
                <text:p>69.7666666666667</text:p>
              </table:table-cell>
              <table:table-cell office:value-type="float" office:value="0.0282499999999999">
                <text:p>0.028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9.8666666666667">
                <text:p>69.8666666666667</text:p>
              </table:table-cell>
              <table:table-cell office:value-type="float" office:value="0.0282499999999999">
                <text:p>0.028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9.95">
                <text:p>69.95</text:p>
              </table:table-cell>
              <table:table-cell office:value-type="float" office:value="0.0320833333333332">
                <text:p>0.032083333333333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0.0333333333333">
                <text:p>70.0333333333333</text:p>
              </table:table-cell>
              <table:table-cell office:value-type="float" office:value="0.0320833333333332">
                <text:p>0.032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0.1166666666667">
                <text:p>70.1166666666667</text:p>
              </table:table-cell>
              <table:table-cell office:value-type="float" office:value="0.0277083333333332">
                <text:p>0.027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0.2">
                <text:p>70.2</text:p>
              </table:table-cell>
              <table:table-cell office:value-type="float" office:value="0.0280416666666666">
                <text:p>0.028041666666666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0.3">
                <text:p>70.3</text:p>
              </table:table-cell>
              <table:table-cell office:value-type="float" office:value="0.0322083333333332">
                <text:p>0.032208333333333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0.3833333333333">
                <text:p>70.3833333333333</text:p>
              </table:table-cell>
              <table:table-cell office:value-type="float" office:value="0.0319166666666666">
                <text:p>0.031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0.4666666666667">
                <text:p>70.4666666666667</text:p>
              </table:table-cell>
              <table:table-cell office:value-type="float" office:value="0.0273333333333332">
                <text:p>0.0273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0.55">
                <text:p>70.55</text:p>
              </table:table-cell>
              <table:table-cell office:value-type="float" office:value="0.0305833333333333">
                <text:p>0.0305833333333333</text:p>
              </table:table-cell>
              <table:table-cell office:value-type="float" office:value="0.0790000000000002">
                <text:p>0.07900000000000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0.65">
                <text:p>70.65</text:p>
              </table:table-cell>
              <table:table-cell office:value-type="float" office:value="0.0305833333333333">
                <text:p>0.03058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0.7333333333333">
                <text:p>70.7333333333333</text:p>
              </table:table-cell>
              <table:table-cell office:value-type="float" office:value="0.0265833333333333">
                <text:p>0.02658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0.8166666666667">
                <text:p>70.8166666666667</text:p>
              </table:table-cell>
              <table:table-cell office:value-type="float" office:value="0.0265833333333333">
                <text:p>0.02658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0.9">
                <text:p>70.9</text:p>
              </table:table-cell>
              <table:table-cell office:value-type="float" office:value="0.0302916666666666">
                <text:p>0.0302916666666666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1">
                <text:p>71</text:p>
              </table:table-cell>
              <table:table-cell office:value-type="float" office:value="0.0302916666666666">
                <text:p>0.03029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1.0833333333333">
                <text:p>71.0833333333333</text:p>
              </table:table-cell>
              <table:table-cell office:value-type="float" office:value="0.0258333333333332">
                <text:p>0.0258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0.0261249999999999">
                <text:p>0.0261249999999999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1.25">
                <text:p>71.25</text:p>
              </table:table-cell>
              <table:table-cell office:value-type="float" office:value="0.0307083333333332">
                <text:p>0.030708333333333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1.35">
                <text:p>71.35</text:p>
              </table:table-cell>
              <table:table-cell office:value-type="float" office:value="0.0304166666666666">
                <text:p>0.03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1.4333333333333">
                <text:p>71.4333333333333</text:p>
              </table:table-cell>
              <table:table-cell office:value-type="float" office:value="0.0260416666666666">
                <text:p>0.026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1.5166666666667">
                <text:p>71.5166666666667</text:p>
              </table:table-cell>
              <table:table-cell office:value-type="float" office:value="0.0310833333333332">
                <text:p>0.031083333333333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1.6166666666667">
                <text:p>71.6166666666667</text:p>
              </table:table-cell>
              <table:table-cell office:value-type="float" office:value="0.0310833333333332">
                <text:p>0.03108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1.7">
                <text:p>71.7</text:p>
              </table:table-cell>
              <table:table-cell office:value-type="float" office:value="0.0316666666666666">
                <text:p>0.031666666666666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1.7833333333333">
                <text:p>71.7833333333333</text:p>
              </table:table-cell>
              <table:table-cell office:value-type="float" office:value="0.0362499999999999">
                <text:p>0.0362499999999999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0.0362499999999999">
                <text:p>0.0362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1.95">
                <text:p>71.95</text:p>
              </table:table-cell>
              <table:table-cell office:value-type="float" office:value="0.0431249999999999">
                <text:p>0.043124999999999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2.05">
                <text:p>72.05</text:p>
              </table:table-cell>
              <table:table-cell office:value-type="float" office:value="0.0421666666666666">
                <text:p>0.0421666666666666</text:p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0.0421666666666666">
                <text:p>0.0421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2.2166666666667">
                <text:p>72.2166666666667</text:p>
              </table:table-cell>
              <table:table-cell office:value-type="float" office:value="0.0444166666666666">
                <text:p>0.0444166666666666</text:p>
              </table:table-cell>
              <table:table-cell office:value-type="float" office:value="0.0550000000000002">
                <text:p>0.05500000000000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2.3">
                <text:p>72.3</text:p>
              </table:table-cell>
              <table:table-cell office:value-type="float" office:value="0.0473333333333333">
                <text:p>0.0473333333333333</text:p>
              </table:table-cell>
              <table:table-cell office:value-type="float" office:value="0.0790000000000002">
                <text:p>0.07900000000000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2.4">
                <text:p>72.4</text:p>
              </table:table-cell>
              <table:table-cell office:value-type="float" office:value="0.0474999999999999">
                <text:p>0.0474999999999999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2.4833333333333">
                <text:p>72.4833333333333</text:p>
              </table:table-cell>
              <table:table-cell office:value-type="float" office:value="0.0529166666666666">
                <text:p>0.052916666666666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.5666666666667">
                <text:p>72.5666666666667</text:p>
              </table:table-cell>
              <table:table-cell office:value-type="float" office:value="0.0578333333333333">
                <text:p>0.057833333333333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0.0546666666666666">
                <text:p>0.0546666666666666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2.75">
                <text:p>72.75</text:p>
              </table:table-cell>
              <table:table-cell office:value-type="float" office:value="0.0547499999999999">
                <text:p>0.054749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0.0548333333333332">
                <text:p>0.05483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0.0549166666666665">
                <text:p>0.054916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">
                <text:p>73</text:p>
              </table:table-cell>
              <table:table-cell office:value-type="float" office:value="0.0512916666666665">
                <text:p>0.051291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3.1">
                <text:p>73.1</text:p>
              </table:table-cell>
              <table:table-cell office:value-type="float" office:value="0.0513749999999999">
                <text:p>0.051374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3.1833333333333">
                <text:p>73.1833333333333</text:p>
              </table:table-cell>
              <table:table-cell office:value-type="float" office:value="0.0514583333333332">
                <text:p>0.051458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.35">
                <text:p>73.35</text:p>
              </table:table-cell>
              <table:table-cell office:value-type="float" office:value="0.0512499999999998">
                <text:p>0.0512499999999998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3.45">
                <text:p>73.45</text:p>
              </table:table-cell>
              <table:table-cell office:value-type="float" office:value="0.0479166666666665">
                <text:p>0.0479166666666665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3.5333333333333">
                <text:p>73.5333333333333</text:p>
              </table:table-cell>
              <table:table-cell office:value-type="float" office:value="0.0489166666666665">
                <text:p>0.0489166666666665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3.6166666666667">
                <text:p>73.6166666666667</text:p>
              </table:table-cell>
              <table:table-cell office:value-type="float" office:value="0.0489583333333332">
                <text:p>0.048958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3.7166666666667">
                <text:p>73.7166666666667</text:p>
              </table:table-cell>
              <table:table-cell office:value-type="float" office:value="0.0450833333333332">
                <text:p>0.0450833333333332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3.8">
                <text:p>73.8</text:p>
              </table:table-cell>
              <table:table-cell office:value-type="float" office:value="0.0459583333333332">
                <text:p>0.0459583333333332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.8833333333333">
                <text:p>73.8833333333333</text:p>
              </table:table-cell>
              <table:table-cell office:value-type="float" office:value="0.0408333333333332">
                <text:p>0.0408333333333332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3.9666666666667">
                <text:p>73.9666666666667</text:p>
              </table:table-cell>
              <table:table-cell office:value-type="float" office:value="0.0370833333333332">
                <text:p>0.0370833333333332</text:p>
              </table:table-cell>
              <table:table-cell office:value-type="float" office:value="0.0209999999999999">
                <text:p>0.02099999999999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4.05">
                <text:p>74.05</text:p>
              </table:table-cell>
              <table:table-cell office:value-type="float" office:value="0.0380416666666665">
                <text:p>0.038041666666666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4.15">
                <text:p>74.15</text:p>
              </table:table-cell>
              <table:table-cell office:value-type="float" office:value="0.0313333333333332">
                <text:p>0.0313333333333332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4.2333333333333">
                <text:p>74.2333333333333</text:p>
              </table:table-cell>
              <table:table-cell office:value-type="float" office:value="0.0292916666666665">
                <text:p>0.0292916666666665</text:p>
              </table:table-cell>
              <table:table-cell office:value-type="float" office:value="0.0209999999999999">
                <text:p>0.02099999999999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4.3166666666667">
                <text:p>74.3166666666667</text:p>
              </table:table-cell>
              <table:table-cell office:value-type="float" office:value="0.0302916666666665">
                <text:p>0.0302916666666665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4.4">
                <text:p>74.4</text:p>
              </table:table-cell>
              <table:table-cell office:value-type="float" office:value="0.0304583333333332">
                <text:p>0.0304583333333332</text:p>
              </table:table-cell>
              <table:table-cell office:value-type="float" office:value="0.0589999999999997">
                <text:p>0.05899999999999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4.5">
                <text:p>74.5</text:p>
              </table:table-cell>
              <table:table-cell office:value-type="float" office:value="0.0274999999999998">
                <text:p>0.0274999999999998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0.0232499999999998">
                <text:p>0.0232499999999998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0.0184583333333332">
                <text:p>0.018458333333333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4.75">
                <text:p>74.75</text:p>
              </table:table-cell>
              <table:table-cell office:value-type="float" office:value="0.0139583333333331">
                <text:p>0.0139583333333331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0.0144166666666665">
                <text:p>0.0144166666666665</text:p>
              </table:table-cell>
              <table:table-cell office:value-type="float" office:value="0.0139999999999998">
                <text:p>0.01399999999999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4.9333333333333">
                <text:p>74.9333333333333</text:p>
              </table:table-cell>
              <table:table-cell office:value-type="float" office:value="0.0150416666666665">
                <text:p>0.0150416666666665</text:p>
              </table:table-cell>
              <table:table-cell office:value-type="float" office:value="0.0179999999999998">
                <text:p>0.01799999999999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5.0166666666667">
                <text:p>75.0166666666667</text:p>
              </table:table-cell>
              <table:table-cell office:value-type="float" office:value="0.0152499999999998">
                <text:p>0.0152499999999998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5.1">
                <text:p>75.1</text:p>
              </table:table-cell>
              <table:table-cell office:value-type="float" office:value="0.0161249999999999">
                <text:p>0.01612499999999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5.2">
                <text:p>75.2</text:p>
              </table:table-cell>
              <table:table-cell office:value-type="float" office:value="0.0165416666666665">
                <text:p>0.0165416666666665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5.2833333333333">
                <text:p>75.2833333333333</text:p>
              </table:table-cell>
              <table:table-cell office:value-type="float" office:value="0.0170416666666665">
                <text:p>0.0170416666666665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0.0177499999999999">
                <text:p>0.01774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5.45">
                <text:p>75.45</text:p>
              </table:table-cell>
              <table:table-cell office:value-type="float" office:value="0.0191666666666666">
                <text:p>0.0191666666666666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5.55">
                <text:p>75.55</text:p>
              </table:table-cell>
              <table:table-cell office:value-type="float" office:value="0.0203333333333332">
                <text:p>0.0203333333333332</text:p>
              </table:table-cell>
              <table:table-cell office:value-type="float" office:value="0.0589999999999997">
                <text:p>0.05899999999999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5.6333333333333">
                <text:p>75.6333333333333</text:p>
              </table:table-cell>
              <table:table-cell office:value-type="float" office:value="0.0262083333333332">
                <text:p>0.026208333333333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5.7166666666667">
                <text:p>75.7166666666667</text:p>
              </table:table-cell>
              <table:table-cell office:value-type="float" office:value="0.0262499999999999">
                <text:p>0.026249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5.8">
                <text:p>75.8</text:p>
              </table:table-cell>
              <table:table-cell office:value-type="float" office:value="0.0250416666666666">
                <text:p>0.0250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5.8833333333333">
                <text:p>75.8833333333333</text:p>
              </table:table-cell>
              <table:table-cell office:value-type="float" office:value="0.0241249999999999">
                <text:p>0.024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5.9833333333333">
                <text:p>75.9833333333333</text:p>
              </table:table-cell>
              <table:table-cell office:value-type="float" office:value="0.0237499999999999">
                <text:p>0.023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6.0666666666667">
                <text:p>76.0666666666667</text:p>
              </table:table-cell>
              <table:table-cell office:value-type="float" office:value="0.0229583333333332">
                <text:p>0.022958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6.15">
                <text:p>76.15</text:p>
              </table:table-cell>
              <table:table-cell office:value-type="float" office:value="0.0220416666666665">
                <text:p>0.02204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6.2333333333333">
                <text:p>76.2333333333333</text:p>
              </table:table-cell>
              <table:table-cell office:value-type="float" office:value="0.0225833333333332">
                <text:p>0.0225833333333332</text:p>
              </table:table-cell>
              <table:table-cell office:value-type="float" office:value="0.0179999999999998">
                <text:p>0.01799999999999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0.0226666666666666">
                <text:p>0.0226666666666666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0.0216666666666666">
                <text:p>0.021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6.5">
                <text:p>76.5</text:p>
              </table:table-cell>
              <table:table-cell office:value-type="float" office:value="0.0192916666666666">
                <text:p>0.019291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0.0197916666666666">
                <text:p>0.01979166666666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6.6833333333333">
                <text:p>76.6833333333333</text:p>
              </table:table-cell>
              <table:table-cell office:value-type="float" office:value="0.0197499999999999">
                <text:p>0.019749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6.7666666666667">
                <text:p>76.7666666666667</text:p>
              </table:table-cell>
              <table:table-cell office:value-type="float" office:value="0.0191666666666666">
                <text:p>0.019166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6.85">
                <text:p>76.85</text:p>
              </table:table-cell>
              <table:table-cell office:value-type="float" office:value="0.0187499999999999">
                <text:p>0.018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0.0182083333333332">
                <text:p>0.018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7.0333333333333">
                <text:p>77.0333333333333</text:p>
              </table:table-cell>
              <table:table-cell office:value-type="float" office:value="0.0174583333333332">
                <text:p>0.017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7.1166666666667">
                <text:p>77.1166666666667</text:p>
              </table:table-cell>
              <table:table-cell office:value-type="float" office:value="0.0171249999999999">
                <text:p>0.017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7.2">
                <text:p>77.2</text:p>
              </table:table-cell>
              <table:table-cell office:value-type="float" office:value="0.0170833333333332">
                <text:p>0.0170833333333332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7.2833333333333">
                <text:p>77.2833333333333</text:p>
              </table:table-cell>
              <table:table-cell office:value-type="float" office:value="0.0173333333333332">
                <text:p>0.0173333333333332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7.3666666666667">
                <text:p>77.3666666666667</text:p>
              </table:table-cell>
              <table:table-cell office:value-type="float" office:value="0.0167083333333332">
                <text:p>0.0167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7.4666666666667">
                <text:p>77.4666666666667</text:p>
              </table:table-cell>
              <table:table-cell office:value-type="float" office:value="0.0159583333333332">
                <text:p>0.015958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7.55">
                <text:p>77.55</text:p>
              </table:table-cell>
              <table:table-cell office:value-type="float" office:value="0.0144999999999999">
                <text:p>0.014499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7.6333333333333">
                <text:p>77.6333333333333</text:p>
              </table:table-cell>
              <table:table-cell office:value-type="float" office:value="0.0121249999999999">
                <text:p>0.012124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7.7333333333333">
                <text:p>77.7333333333333</text:p>
              </table:table-cell>
              <table:table-cell office:value-type="float" office:value="0.00579166666666655">
                <text:p>0.00579166666666655</text:p>
              </table:table-cell>
              <table:table-cell office:value-type="float" office:value="0.0139999999999998">
                <text:p>0.01399999999999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7.8166666666667">
                <text:p>77.8166666666667</text:p>
              </table:table-cell>
              <table:table-cell office:value-type="float" office:value="0.00737499999999989">
                <text:p>0.00737499999999989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7.9">
                <text:p>77.9</text:p>
              </table:table-cell>
              <table:table-cell office:value-type="float" office:value="0.00745833333333322">
                <text:p>0.0074583333333332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7.9833333333333">
                <text:p>77.9833333333333</text:p>
              </table:table-cell>
              <table:table-cell office:value-type="float" office:value="0.00754166666666654">
                <text:p>0.00754166666666654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8.0833333333333">
                <text:p>78.0833333333333</text:p>
              </table:table-cell>
              <table:table-cell office:value-type="float" office:value="0.0122916666666665">
                <text:p>0.012291666666666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8.1666666666667">
                <text:p>78.1666666666667</text:p>
              </table:table-cell>
              <table:table-cell office:value-type="float" office:value="0.0123333333333332">
                <text:p>0.01233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8.25">
                <text:p>78.25</text:p>
              </table:table-cell>
              <table:table-cell office:value-type="float" office:value="0.0123333333333332">
                <text:p>0.012333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0.0117083333333332">
                <text:p>0.011708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8.4166666666667">
                <text:p>78.4166666666667</text:p>
              </table:table-cell>
              <table:table-cell office:value-type="float" office:value="0.0124999999999998">
                <text:p>0.0124999999999998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8.5166666666667">
                <text:p>78.5166666666667</text:p>
              </table:table-cell>
              <table:table-cell office:value-type="float" office:value="0.0125833333333332">
                <text:p>0.01258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.6">
                <text:p>78.6</text:p>
              </table:table-cell>
              <table:table-cell office:value-type="float" office:value="0.0125833333333332">
                <text:p>0.012583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8.6833333333333">
                <text:p>78.6833333333333</text:p>
              </table:table-cell>
              <table:table-cell office:value-type="float" office:value="0.0124166666666665">
                <text:p>0.012416666666666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.7666666666667">
                <text:p>78.7666666666667</text:p>
              </table:table-cell>
              <table:table-cell office:value-type="float" office:value="0.0123333333333332">
                <text:p>0.012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8.8666666666667">
                <text:p>78.8666666666667</text:p>
              </table:table-cell>
              <table:table-cell office:value-type="float" office:value="0.0122916666666665">
                <text:p>0.012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8.95">
                <text:p>78.95</text:p>
              </table:table-cell>
              <table:table-cell office:value-type="float" office:value="0.0122916666666665">
                <text:p>0.012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9.0333333333333">
                <text:p>79.0333333333333</text:p>
              </table:table-cell>
              <table:table-cell office:value-type="float" office:value="0.0137916666666665">
                <text:p>0.0137916666666665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9.1166666666667">
                <text:p>79.1166666666667</text:p>
              </table:table-cell>
              <table:table-cell office:value-type="float" office:value="0.0138333333333332">
                <text:p>0.0138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9.2">
                <text:p>79.2</text:p>
              </table:table-cell>
              <table:table-cell office:value-type="float" office:value="0.0138749999999998">
                <text:p>0.013874999999999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9.3">
                <text:p>79.3</text:p>
              </table:table-cell>
              <table:table-cell office:value-type="float" office:value="0.0129583333333332">
                <text:p>0.0129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9.3833333333333">
                <text:p>79.3833333333333</text:p>
              </table:table-cell>
              <table:table-cell office:value-type="float" office:value="0.0157499999999998">
                <text:p>0.0157499999999998</text:p>
              </table:table-cell>
              <table:table-cell office:value-type="float" office:value="0.0859999999999999">
                <text:p>0.0859999999999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9.4666666666667">
                <text:p>79.4666666666667</text:p>
              </table:table-cell>
              <table:table-cell office:value-type="float" office:value="0.0157916666666665">
                <text:p>0.0157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9.5666666666667">
                <text:p>79.5666666666667</text:p>
              </table:table-cell>
              <table:table-cell office:value-type="float" office:value="0.0157499999999998">
                <text:p>0.015749999999999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9.65">
                <text:p>79.65</text:p>
              </table:table-cell>
              <table:table-cell office:value-type="float" office:value="0.0163749999999998">
                <text:p>0.0163749999999998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9.7333333333333">
                <text:p>79.7333333333333</text:p>
              </table:table-cell>
              <table:table-cell office:value-type="float" office:value="0.0201666666666665">
                <text:p>0.020166666666666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9.8166666666667">
                <text:p>79.8166666666667</text:p>
              </table:table-cell>
              <table:table-cell office:value-type="float" office:value="0.0196249999999999">
                <text:p>0.019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0.0179583333333332">
                <text:p>0.0179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0">
                <text:p>80</text:p>
              </table:table-cell>
              <table:table-cell office:value-type="float" office:value="0.0234583333333332">
                <text:p>0.0234583333333332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0.0833333333333">
                <text:p>80.0833333333333</text:p>
              </table:table-cell>
              <table:table-cell office:value-type="float" office:value="0.0234166666666665">
                <text:p>0.0234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0.1833333333333">
                <text:p>80.1833333333333</text:p>
              </table:table-cell>
              <table:table-cell office:value-type="float" office:value="0.0187083333333332">
                <text:p>0.0187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.0186249999999999">
                <text:p>0.018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0.35">
                <text:p>80.35</text:p>
              </table:table-cell>
              <table:table-cell office:value-type="float" office:value="0.0225416666666665">
                <text:p>0.0225416666666665</text:p>
              </table:table-cell>
              <table:table-cell office:value-type="float" office:value="0.0959999999999996">
                <text:p>0.09599999999999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0.4333333333333">
                <text:p>80.4333333333333</text:p>
              </table:table-cell>
              <table:table-cell office:value-type="float" office:value="0.0224583333333332">
                <text:p>0.022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.5166666666667">
                <text:p>80.5166666666667</text:p>
              </table:table-cell>
              <table:table-cell office:value-type="float" office:value="0.0207499999999999">
                <text:p>0.020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0.6166666666667">
                <text:p>80.6166666666667</text:p>
              </table:table-cell>
              <table:table-cell office:value-type="float" office:value="0.0212916666666666">
                <text:p>0.021291666666666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0.7">
                <text:p>80.7</text:p>
              </table:table-cell>
              <table:table-cell office:value-type="float" office:value="0.0251249999999999">
                <text:p>0.0251249999999999</text:p>
              </table:table-cell>
              <table:table-cell office:value-type="float" office:value="0.0939999999999999">
                <text:p>0.09399999999999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0.7833333333333">
                <text:p>80.7833333333333</text:p>
              </table:table-cell>
              <table:table-cell office:value-type="float" office:value="0.0244999999999999">
                <text:p>0.024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0.8666666666667">
                <text:p>80.8666666666667</text:p>
              </table:table-cell>
              <table:table-cell office:value-type="float" office:value="0.0245416666666666">
                <text:p>0.024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0.9666666666667">
                <text:p>80.9666666666667</text:p>
              </table:table-cell>
              <table:table-cell office:value-type="float" office:value="0.0313749999999999">
                <text:p>0.031374999999999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1.05">
                <text:p>81.05</text:p>
              </table:table-cell>
              <table:table-cell office:value-type="float" office:value="0.0313749999999999">
                <text:p>0.031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1.1333333333333">
                <text:p>81.1333333333333</text:p>
              </table:table-cell>
              <table:table-cell office:value-type="float" office:value="0.0298749999999999">
                <text:p>0.029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1.2166666666667">
                <text:p>81.2166666666667</text:p>
              </table:table-cell>
              <table:table-cell office:value-type="float" office:value="0.0298749999999999">
                <text:p>0.029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1.3166666666667">
                <text:p>81.3166666666667</text:p>
              </table:table-cell>
              <table:table-cell office:value-type="float" office:value="0.0334166666666665">
                <text:p>0.0334166666666665</text:p>
              </table:table-cell>
              <table:table-cell office:value-type="float" office:value="0.0859999999999999">
                <text:p>0.08599999999999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1.4">
                <text:p>81.4</text:p>
              </table:table-cell>
              <table:table-cell office:value-type="float" office:value="0.0334166666666665">
                <text:p>0.0334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1.4833333333333">
                <text:p>81.4833333333333</text:p>
              </table:table-cell>
              <table:table-cell office:value-type="float" office:value="0.0298749999999999">
                <text:p>0.029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1.5666666666667">
                <text:p>81.5666666666667</text:p>
              </table:table-cell>
              <table:table-cell office:value-type="float" office:value="0.0304999999999999">
                <text:p>0.030499999999999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0.0341249999999999">
                <text:p>0.0341249999999999</text:p>
              </table:table-cell>
              <table:table-cell office:value-type="float" office:value="0.0880000000000001">
                <text:p>0.08800000000000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1.75">
                <text:p>81.75</text:p>
              </table:table-cell>
              <table:table-cell office:value-type="float" office:value="0.0334583333333332">
                <text:p>0.033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1.8333333333333">
                <text:p>81.8333333333333</text:p>
              </table:table-cell>
              <table:table-cell office:value-type="float" office:value="0.0296249999999999">
                <text:p>0.0296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1.9166666666667">
                <text:p>81.9166666666667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2">
                <text:p>82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2.1">
                <text:p>82.1</text:p>
              </table:table-cell>
              <table:table-cell office:value-type="float" office:value="0.0294583333333332">
                <text:p>0.029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2.1833333333333">
                <text:p>82.1833333333333</text:p>
              </table:table-cell>
              <table:table-cell office:value-type="float" office:value="0.0294583333333332">
                <text:p>0.029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0.0331666666666665">
                <text:p>0.0331666666666665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2.3666666666667">
                <text:p>82.3666666666667</text:p>
              </table:table-cell>
              <table:table-cell office:value-type="float" office:value="0.0331666666666665">
                <text:p>0.03316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2.45">
                <text:p>82.45</text:p>
              </table:table-cell>
              <table:table-cell office:value-type="float" office:value="0.0292083333333332">
                <text:p>0.029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2.5333333333333">
                <text:p>82.5333333333333</text:p>
              </table:table-cell>
              <table:table-cell office:value-type="float" office:value="0.0298333333333332">
                <text:p>0.029833333333333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2.6166666666667">
                <text:p>82.6166666666667</text:p>
              </table:table-cell>
              <table:table-cell office:value-type="float" office:value="0.0339999999999999">
                <text:p>0.033999999999999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2.7166666666667">
                <text:p>82.7166666666667</text:p>
              </table:table-cell>
              <table:table-cell office:value-type="float" office:value="0.0333749999999999">
                <text:p>0.033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2.8">
                <text:p>82.8</text:p>
              </table:table-cell>
              <table:table-cell office:value-type="float" office:value="0.0294999999999999">
                <text:p>0.029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2.8833333333333">
                <text:p>82.8833333333333</text:p>
              </table:table-cell>
              <table:table-cell office:value-type="float" office:value="0.0358749999999999">
                <text:p>0.0358749999999999</text:p>
              </table:table-cell>
              <table:table-cell office:value-type="float" office:value="0.153999999999999">
                <text:p>0.153999999999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2.9666666666667">
                <text:p>82.9666666666667</text:p>
              </table:table-cell>
              <table:table-cell office:value-type="float" office:value="0.0358749999999999">
                <text:p>0.0358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3.05">
                <text:p>83.05</text:p>
              </table:table-cell>
              <table:table-cell office:value-type="float" office:value="0.0290416666666666">
                <text:p>0.029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.15">
                <text:p>83.15</text:p>
              </table:table-cell>
              <table:table-cell office:value-type="float" office:value="0.0290416666666666">
                <text:p>0.029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3.2333333333333">
                <text:p>83.2333333333333</text:p>
              </table:table-cell>
              <table:table-cell office:value-type="float" office:value="0.0320416666666666">
                <text:p>0.032041666666666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3.3166666666667">
                <text:p>83.3166666666667</text:p>
              </table:table-cell>
              <table:table-cell office:value-type="float" office:value="0.0320416666666666">
                <text:p>0.032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.4">
                <text:p>83.4</text:p>
              </table:table-cell>
              <table:table-cell office:value-type="float" office:value="0.0284999999999999">
                <text:p>0.02849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3.5">
                <text:p>83.5</text:p>
              </table:table-cell>
              <table:table-cell office:value-type="float" office:value="0.0291249999999999">
                <text:p>0.029124999999999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3.5833333333333">
                <text:p>83.5833333333333</text:p>
              </table:table-cell>
              <table:table-cell office:value-type="float" office:value="0.0325416666666666">
                <text:p>0.0325416666666666</text:p>
              </table:table-cell>
              <table:table-cell office:value-type="float" office:value="0.0829999999999997">
                <text:p>0.08299999999999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.0319166666666666">
                <text:p>0.0319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.7666666666667">
                <text:p>83.7666666666667</text:p>
              </table:table-cell>
              <table:table-cell office:value-type="float" office:value="0.0282916666666665">
                <text:p>0.0282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3.85">
                <text:p>83.85</text:p>
              </table:table-cell>
              <table:table-cell office:value-type="float" office:value="0.0282499999999999">
                <text:p>0.028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.0283333333333332">
                <text:p>0.02833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.0166666666667">
                <text:p>84.0166666666667</text:p>
              </table:table-cell>
              <table:table-cell office:value-type="float" office:value="0.0230416666666665">
                <text:p>0.023041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4.1">
                <text:p>84.1</text:p>
              </table:table-cell>
              <table:table-cell office:value-type="float" office:value="0.0231249999999999">
                <text:p>0.0231249999999999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4.2">
                <text:p>84.2</text:p>
              </table:table-cell>
              <table:table-cell office:value-type="float" office:value="0.0232083333333332">
                <text:p>0.023208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4.2833333333333">
                <text:p>84.2833333333333</text:p>
              </table:table-cell>
              <table:table-cell office:value-type="float" office:value="0.0232916666666665">
                <text:p>0.023291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.3666666666667">
                <text:p>84.3666666666667</text:p>
              </table:table-cell>
              <table:table-cell office:value-type="float" office:value="0.0196666666666665">
                <text:p>0.0196666666666665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4.45">
                <text:p>84.45</text:p>
              </table:table-cell>
              <table:table-cell office:value-type="float" office:value="0.0197499999999998">
                <text:p>0.0197499999999998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4.55">
                <text:p>84.55</text:p>
              </table:table-cell>
              <table:table-cell office:value-type="float" office:value="0.0197916666666665">
                <text:p>0.01979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4.6333333333334">
                <text:p>84.6333333333334</text:p>
              </table:table-cell>
              <table:table-cell office:value-type="float" office:value="0.0192083333333331">
                <text:p>0.0192083333333331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4.7166666666667">
                <text:p>84.7166666666667</text:p>
              </table:table-cell>
              <table:table-cell office:value-type="float" office:value="0.0150833333333331">
                <text:p>0.0150833333333331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4.8166666666667">
                <text:p>84.8166666666667</text:p>
              </table:table-cell>
              <table:table-cell office:value-type="float" office:value="0.0151249999999998">
                <text:p>0.015124999999999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4.9">
                <text:p>84.9</text:p>
              </table:table-cell>
              <table:table-cell office:value-type="float" office:value="0.0152083333333331">
                <text:p>0.0152083333333331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4.9833333333333">
                <text:p>84.9833333333333</text:p>
              </table:table-cell>
              <table:table-cell office:value-type="float" office:value="0.00954166666666647">
                <text:p>0.00954166666666647</text:p>
              </table:table-cell>
              <table:table-cell office:value-type="float" office:value="0.0179999999999998">
                <text:p>0.01799999999999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5.0666666666667">
                <text:p>85.0666666666667</text:p>
              </table:table-cell>
              <table:table-cell office:value-type="float" office:value="0.0106249999999998">
                <text:p>0.0106249999999998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5.15">
                <text:p>85.15</text:p>
              </table:table-cell>
              <table:table-cell office:value-type="float" office:value="0.0114166666666665">
                <text:p>0.01141666666666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5.25">
                <text:p>85.25</text:p>
              </table:table-cell>
              <table:table-cell office:value-type="float" office:value="0.0124166666666665">
                <text:p>0.0124166666666665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0.0098749999999998">
                <text:p>0.009874999999999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5.4166666666667">
                <text:p>85.4166666666667</text:p>
              </table:table-cell>
              <table:table-cell office:value-type="float" office:value="0.0102499999999998">
                <text:p>0.0102499999999998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.5">
                <text:p>85.5</text:p>
              </table:table-cell>
              <table:table-cell office:value-type="float" office:value="0.0109166666666665">
                <text:p>0.0109166666666665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5.6">
                <text:p>85.6</text:p>
              </table:table-cell>
              <table:table-cell office:value-type="float" office:value="0.0115416666666665">
                <text:p>0.0115416666666665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5.6833333333333">
                <text:p>85.6833333333333</text:p>
              </table:table-cell>
              <table:table-cell office:value-type="float" office:value="0.0084999999999998">
                <text:p>0.0084999999999998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5.7666666666667">
                <text:p>85.7666666666667</text:p>
              </table:table-cell>
              <table:table-cell office:value-type="float" office:value="0.00874999999999981">
                <text:p>0.00874999999999981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5.85">
                <text:p>85.85</text:p>
              </table:table-cell>
              <table:table-cell office:value-type="float" office:value="0.00920833333333315">
                <text:p>0.0092083333333331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0.0104583333333331">
                <text:p>0.0104583333333331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6.0333333333333">
                <text:p>86.0333333333333</text:p>
              </table:table-cell>
              <table:table-cell office:value-type="float" office:value="0.0125416666666665">
                <text:p>0.0125416666666665</text:p>
              </table:table-cell>
              <table:table-cell office:value-type="float" office:value="0.0529999999999999">
                <text:p>0.05299999999999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6.1166666666667">
                <text:p>86.1166666666667</text:p>
              </table:table-cell>
              <table:table-cell office:value-type="float" office:value="0.0410416666666665">
                <text:p>0.0410416666666665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6.2">
                <text:p>86.2</text:p>
              </table:table-cell>
              <table:table-cell office:value-type="float" office:value="0.0428333333333332">
                <text:p>0.0428333333333332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6.3">
                <text:p>86.3</text:p>
              </table:table-cell>
              <table:table-cell office:value-type="float" office:value="0.0444583333333332">
                <text:p>0.0444583333333332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6.3833333333333">
                <text:p>86.3833333333333</text:p>
              </table:table-cell>
              <table:table-cell office:value-type="float" office:value="0.0443333333333332">
                <text:p>0.044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6.4666666666667">
                <text:p>86.4666666666667</text:p>
              </table:table-cell>
              <table:table-cell office:value-type="float" office:value="0.0442916666666665">
                <text:p>0.04429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6.55">
                <text:p>86.55</text:p>
              </table:table-cell>
              <table:table-cell office:value-type="float" office:value="0.0447499999999999">
                <text:p>0.0447499999999999</text:p>
              </table:table-cell>
              <table:table-cell office:value-type="float" office:value="0.0139999999999998">
                <text:p>0.01399999999999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6.65">
                <text:p>86.65</text:p>
              </table:table-cell>
              <table:table-cell office:value-type="float" office:value="0.0450416666666665">
                <text:p>0.0450416666666665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6.7333333333333">
                <text:p>86.7333333333333</text:p>
              </table:table-cell>
              <table:table-cell office:value-type="float" office:value="0.0451666666666665">
                <text:p>0.0451666666666665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6.8166666666667">
                <text:p>86.8166666666667</text:p>
              </table:table-cell>
              <table:table-cell office:value-type="float" office:value="0.0454166666666665">
                <text:p>0.0454166666666665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6.9">
                <text:p>86.9</text:p>
              </table:table-cell>
              <table:table-cell office:value-type="float" office:value="0.0456666666666666">
                <text:p>0.045666666666666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6.9833333333333">
                <text:p>86.9833333333333</text:p>
              </table:table-cell>
              <table:table-cell office:value-type="float" office:value="0.0459166666666666">
                <text:p>0.045916666666666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7.0833333333333">
                <text:p>87.0833333333333</text:p>
              </table:table-cell>
              <table:table-cell office:value-type="float" office:value="0.0456249999999999">
                <text:p>0.0456249999999999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7.1666666666667">
                <text:p>87.1666666666667</text:p>
              </table:table-cell>
              <table:table-cell office:value-type="float" office:value="0.0451666666666666">
                <text:p>0.045166666666666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7.25">
                <text:p>87.25</text:p>
              </table:table-cell>
              <table:table-cell office:value-type="float" office:value="0.0446249999999999">
                <text:p>0.04462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7.35">
                <text:p>87.35</text:p>
              </table:table-cell>
              <table:table-cell office:value-type="float" office:value="0.0437916666666666">
                <text:p>0.0437916666666666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7.4333333333333">
                <text:p>87.4333333333333</text:p>
              </table:table-cell>
              <table:table-cell office:value-type="float" office:value="0.0435833333333333">
                <text:p>0.0435833333333333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7.5166666666667">
                <text:p>87.5166666666667</text:p>
              </table:table-cell>
              <table:table-cell office:value-type="float" office:value="0.0436666666666666">
                <text:p>0.043666666666666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7.6">
                <text:p>87.6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7.6833333333333">
                <text:p>87.6833333333333</text:p>
              </table:table-cell>
              <table:table-cell office:value-type="float" office:value="0.0424166666666666">
                <text:p>0.042416666666666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7.7833333333333">
                <text:p>87.7833333333333</text:p>
              </table:table-cell>
              <table:table-cell office:value-type="float" office:value="0.0427916666666666">
                <text:p>0.0427916666666666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7.8666666666667">
                <text:p>87.8666666666667</text:p>
              </table:table-cell>
              <table:table-cell office:value-type="float" office:value="0.0428749999999999">
                <text:p>0.0428749999999999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7.95">
                <text:p>87.95</text:p>
              </table:table-cell>
              <table:table-cell office:value-type="float" office:value="0.0425833333333332">
                <text:p>0.0425833333333332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.0333333333333">
                <text:p>88.0333333333333</text:p>
              </table:table-cell>
              <table:table-cell office:value-type="float" office:value="0.0413333333333332">
                <text:p>0.041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8.1333333333333">
                <text:p>88.1333333333333</text:p>
              </table:table-cell>
              <table:table-cell office:value-type="float" office:value="0.0394166666666666">
                <text:p>0.0394166666666666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8.2166666666667">
                <text:p>88.2166666666667</text:p>
              </table:table-cell>
              <table:table-cell office:value-type="float" office:value="0.0111249999999999">
                <text:p>0.0111249999999999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8.3">
                <text:p>88.3</text:p>
              </table:table-cell>
              <table:table-cell office:value-type="float" office:value="0.00920833333333326">
                <text:p>0.009208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8.4">
                <text:p>88.4</text:p>
              </table:table-cell>
              <table:table-cell office:value-type="float" office:value="0.00770833333333326">
                <text:p>0.00770833333333326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8.4833333333333">
                <text:p>88.4833333333333</text:p>
              </table:table-cell>
              <table:table-cell office:value-type="float" office:value="0.00808333333333326">
                <text:p>0.0080833333333332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8.5666666666667">
                <text:p>88.5666666666667</text:p>
              </table:table-cell>
              <table:table-cell office:value-type="float" office:value="0.00841666666666659">
                <text:p>0.00841666666666659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8.65">
                <text:p>88.65</text:p>
              </table:table-cell>
              <table:table-cell office:value-type="float" office:value="0.0080416666666666">
                <text:p>0.0080416666666666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8.7333333333333">
                <text:p>88.7333333333333</text:p>
              </table:table-cell>
              <table:table-cell office:value-type="float" office:value="0.00795833333333327">
                <text:p>0.00795833333333327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8.8333333333333">
                <text:p>88.8333333333333</text:p>
              </table:table-cell>
              <table:table-cell office:value-type="float" office:value="0.00804166666666661">
                <text:p>0.00804166666666661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.9166666666667">
                <text:p>88.9166666666667</text:p>
              </table:table-cell>
              <table:table-cell office:value-type="float" office:value="0.00837499999999995">
                <text:p>0.0083749999999999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9">
                <text:p>89</text:p>
              </table:table-cell>
              <table:table-cell office:value-type="float" office:value="0.00841666666666661">
                <text:p>0.00841666666666661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9.0833333333333">
                <text:p>89.0833333333333</text:p>
              </table:table-cell>
              <table:table-cell office:value-type="float" office:value="0.00833333333333328">
                <text:p>0.00833333333333328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9.1833333333333">
                <text:p>89.1833333333333</text:p>
              </table:table-cell>
              <table:table-cell office:value-type="float" office:value="0.0080833333333333">
                <text:p>0.0080833333333333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9.35">
                <text:p>89.35</text:p>
              </table:table-cell>
              <table:table-cell office:value-type="float" office:value="0.00774999999999996">
                <text:p>0.0077499999999999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9.4333333333333">
                <text:p>89.4333333333333</text:p>
              </table:table-cell>
              <table:table-cell office:value-type="float" office:value="0.00791666666666661">
                <text:p>0.00791666666666661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9.5166666666667">
                <text:p>89.5166666666667</text:p>
              </table:table-cell>
              <table:table-cell office:value-type="float" office:value="0.00837499999999995">
                <text:p>0.0083749999999999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9.6166666666667">
                <text:p>89.6166666666667</text:p>
              </table:table-cell>
              <table:table-cell office:value-type="float" office:value="0.00845833333333327">
                <text:p>0.00845833333333327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9.7">
                <text:p>89.7</text:p>
              </table:table-cell>
              <table:table-cell office:value-type="float" office:value="0.00820833333333326">
                <text:p>0.00820833333333326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9.7833333333333">
                <text:p>89.7833333333333</text:p>
              </table:table-cell>
              <table:table-cell office:value-type="float" office:value="0.0080416666666666">
                <text:p>0.0080416666666666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9.8833333333333">
                <text:p>89.8833333333333</text:p>
              </table:table-cell>
              <table:table-cell office:value-type="float" office:value="0.00812499999999992">
                <text:p>0.00812499999999992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9.9666666666667">
                <text:p>89.9666666666667</text:p>
              </table:table-cell>
              <table:table-cell office:value-type="float" office:value="0.00770833333333326">
                <text:p>0.0077083333333332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0.05">
                <text:p>90.05</text:p>
              </table:table-cell>
              <table:table-cell office:value-type="float" office:value="0.00770833333333326">
                <text:p>0.0077083333333332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0.1333333333333">
                <text:p>90.1333333333333</text:p>
              </table:table-cell>
              <table:table-cell office:value-type="float" office:value="0.00820833333333326">
                <text:p>0.00820833333333326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0.2333333333333">
                <text:p>90.2333333333333</text:p>
              </table:table-cell>
              <table:table-cell office:value-type="float" office:value="0.00858333333333326">
                <text:p>0.00858333333333326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0.3166666666667">
                <text:p>90.3166666666667</text:p>
              </table:table-cell>
              <table:table-cell office:value-type="float" office:value="0.00849999999999992">
                <text:p>0.00849999999999992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0.4">
                <text:p>90.4</text:p>
              </table:table-cell>
              <table:table-cell office:value-type="float" office:value="0.00816666666666658">
                <text:p>0.00816666666666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0.4833333333333">
                <text:p>90.4833333333333</text:p>
              </table:table-cell>
              <table:table-cell office:value-type="float" office:value="0.00854166666666658">
                <text:p>0.00854166666666658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0.5666666666667">
                <text:p>90.5666666666667</text:p>
              </table:table-cell>
              <table:table-cell office:value-type="float" office:value="0.00858333333333326">
                <text:p>0.00858333333333326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0.00820833333333326">
                <text:p>0.0082083333333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0.75">
                <text:p>90.75</text:p>
              </table:table-cell>
              <table:table-cell office:value-type="float" office:value="0.00812499999999994">
                <text:p>0.00812499999999994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0.8333333333333">
                <text:p>90.8333333333333</text:p>
              </table:table-cell>
              <table:table-cell office:value-type="float" office:value="0.00820833333333328">
                <text:p>0.00820833333333328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0.9333333333333">
                <text:p>90.9333333333333</text:p>
              </table:table-cell>
              <table:table-cell office:value-type="float" office:value="0.00824999999999994">
                <text:p>0.00824999999999994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1.0166666666667">
                <text:p>91.0166666666667</text:p>
              </table:table-cell>
              <table:table-cell office:value-type="float" office:value="0.00874999999999992">
                <text:p>0.00874999999999992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1.1">
                <text:p>91.1</text:p>
              </table:table-cell>
              <table:table-cell office:value-type="float" office:value="0.00954166666666658">
                <text:p>0.00954166666666658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1.1833333333333">
                <text:p>91.1833333333333</text:p>
              </table:table-cell>
              <table:table-cell office:value-type="float" office:value="0.0112916666666666">
                <text:p>0.0112916666666666</text:p>
              </table:table-cell>
              <table:table-cell office:value-type="float" office:value="0.0509999999999997">
                <text:p>0.05099999999999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1.2833333333333">
                <text:p>91.2833333333333</text:p>
              </table:table-cell>
              <table:table-cell office:value-type="float" office:value="0.0126249999999999">
                <text:p>0.0126249999999999</text:p>
              </table:table-cell>
              <table:table-cell office:value-type="float" office:value="0.0390000000000001">
                <text:p>0.03900000000000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1.3666666666667">
                <text:p>91.3666666666667</text:p>
              </table:table-cell>
              <table:table-cell office:value-type="float" office:value="0.0125416666666666">
                <text:p>0.0125416666666666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1.45">
                <text:p>91.45</text:p>
              </table:table-cell>
              <table:table-cell office:value-type="float" office:value="0.0124999999999999">
                <text:p>0.012499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1.5333333333333">
                <text:p>91.5333333333333</text:p>
              </table:table-cell>
              <table:table-cell office:value-type="float" office:value="0.0124999999999999">
                <text:p>0.0124999999999999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1.6166666666667">
                <text:p>91.6166666666667</text:p>
              </table:table-cell>
              <table:table-cell office:value-type="float" office:value="0.0122083333333332">
                <text:p>0.0122083333333332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1.7166666666667">
                <text:p>91.7166666666667</text:p>
              </table:table-cell>
              <table:table-cell office:value-type="float" office:value="0.0121666666666666">
                <text:p>0.0121666666666666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1.8">
                <text:p>91.8</text:p>
              </table:table-cell>
              <table:table-cell office:value-type="float" office:value="0.0128333333333332">
                <text:p>0.0128333333333332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1.8833333333333">
                <text:p>91.8833333333333</text:p>
              </table:table-cell>
              <table:table-cell office:value-type="float" office:value="0.0138749999999999">
                <text:p>0.0138749999999999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1.9833333333333">
                <text:p>91.9833333333333</text:p>
              </table:table-cell>
              <table:table-cell office:value-type="float" office:value="0.0152916666666666">
                <text:p>0.0152916666666666</text:p>
              </table:table-cell>
              <table:table-cell office:value-type="float" office:value="0.0449999999999999">
                <text:p>0.04499999999999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2.0666666666667">
                <text:p>92.0666666666667</text:p>
              </table:table-cell>
              <table:table-cell office:value-type="float" office:value="0.0198749999999999">
                <text:p>0.019874999999999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2.15">
                <text:p>92.15</text:p>
              </table:table-cell>
              <table:table-cell office:value-type="float" office:value="0.0217499999999999">
                <text:p>0.0217499999999999</text:p>
              </table:table-cell>
              <table:table-cell office:value-type="float" office:value="0.0539999999999998">
                <text:p>0.05399999999999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2.2333333333333">
                <text:p>92.2333333333333</text:p>
              </table:table-cell>
              <table:table-cell office:value-type="float" office:value="0.0229999999999999">
                <text:p>0.0229999999999999</text:p>
              </table:table-cell>
              <table:table-cell office:value-type="float" office:value="0.0470000000000002">
                <text:p>0.04700000000000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0.0247499999999999">
                <text:p>0.0247499999999999</text:p>
              </table:table-cell>
              <table:table-cell office:value-type="float" office:value="0.0509999999999997">
                <text:p>0.05099999999999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0.0266249999999999">
                <text:p>0.0266249999999999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2.5">
                <text:p>92.5</text:p>
              </table:table-cell>
              <table:table-cell office:value-type="float" office:value="0.0286249999999999">
                <text:p>0.028624999999999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2.5833333333333">
                <text:p>92.5833333333333</text:p>
              </table:table-cell>
              <table:table-cell office:value-type="float" office:value="0.0302916666666666">
                <text:p>0.0302916666666666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0.0323333333333332">
                <text:p>0.0323333333333332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2.7666666666667">
                <text:p>92.7666666666667</text:p>
              </table:table-cell>
              <table:table-cell office:value-type="float" office:value="0.0343749999999999">
                <text:p>0.0343749999999999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2.85">
                <text:p>92.85</text:p>
              </table:table-cell>
              <table:table-cell office:value-type="float" office:value="0.0364999999999999">
                <text:p>0.0364999999999999</text:p>
              </table:table-cell>
              <table:table-cell office:value-type="float" office:value="0.0589999999999997">
                <text:p>0.05899999999999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2.9333333333333">
                <text:p>92.9333333333333</text:p>
              </table:table-cell>
              <table:table-cell office:value-type="float" office:value="0.0390416666666666">
                <text:p>0.0390416666666666</text:p>
              </table:table-cell>
              <table:table-cell office:value-type="float" office:value="0.0680000000000001">
                <text:p>0.06800000000000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3.0166666666667">
                <text:p>93.0166666666667</text:p>
              </table:table-cell>
              <table:table-cell office:value-type="float" office:value="0.0412499999999999">
                <text:p>0.0412499999999999</text:p>
              </table:table-cell>
              <table:table-cell office:value-type="float" office:value="0.0609999999999999">
                <text:p>0.06099999999999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3.1166666666667">
                <text:p>93.1166666666667</text:p>
              </table:table-cell>
              <table:table-cell office:value-type="float" office:value="0.0436666666666666">
                <text:p>0.043666666666666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3.2">
                <text:p>93.2</text:p>
              </table:table-cell>
              <table:table-cell office:value-type="float" office:value="0.0451249999999999">
                <text:p>0.0451249999999999</text:p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3.2833333333333">
                <text:p>93.2833333333333</text:p>
              </table:table-cell>
              <table:table-cell office:value-type="float" office:value="0.0459999999999999">
                <text:p>0.0459999999999999</text:p>
              </table:table-cell>
              <table:table-cell office:value-type="float" office:value="0.0720000000000001">
                <text:p>0.072000000000000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3.3666666666667">
                <text:p>93.3666666666667</text:p>
              </table:table-cell>
              <table:table-cell office:value-type="float" office:value="0.0477916666666666">
                <text:p>0.0477916666666666</text:p>
              </table:table-cell>
              <table:table-cell office:value-type="float" office:value="0.0819999999999999">
                <text:p>0.08199999999999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3.45">
                <text:p>93.45</text:p>
              </table:table-cell>
              <table:table-cell office:value-type="float" office:value="0.0515416666666666">
                <text:p>0.051541666666666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3.55">
                <text:p>93.55</text:p>
              </table:table-cell>
              <table:table-cell office:value-type="float" office:value="0.0559166666666666">
                <text:p>0.055916666666666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3.6333333333333">
                <text:p>93.6333333333333</text:p>
              </table:table-cell>
              <table:table-cell office:value-type="float" office:value="0.0599999999999999">
                <text:p>0.059999999999999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.7166666666667">
                <text:p>93.7166666666667</text:p>
              </table:table-cell>
              <table:table-cell office:value-type="float" office:value="0.0629583333333332">
                <text:p>0.0629583333333332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3.8166666666667">
                <text:p>93.8166666666667</text:p>
              </table:table-cell>
              <table:table-cell office:value-type="float" office:value="0.0654166666666666">
                <text:p>0.0654166666666666</text:p>
              </table:table-cell>
              <table:table-cell office:value-type="float" office:value="0.0669999999999997">
                <text:p>0.066999999999999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3.9">
                <text:p>93.9</text:p>
              </table:table-cell>
              <table:table-cell office:value-type="float" office:value="0.0677083333333332">
                <text:p>0.067708333333333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3.9833333333333">
                <text:p>93.9833333333333</text:p>
              </table:table-cell>
              <table:table-cell office:value-type="float" office:value="0.0693333333333333">
                <text:p>0.069333333333333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4.0666666666667">
                <text:p>94.0666666666667</text:p>
              </table:table-cell>
              <table:table-cell office:value-type="float" office:value="0.0702083333333333">
                <text:p>0.0702083333333333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4.15">
                <text:p>94.15</text:p>
              </table:table-cell>
              <table:table-cell office:value-type="float" office:value="0.0684999999999999">
                <text:p>0.0684999999999999</text:p>
              </table:table-cell>
              <table:table-cell office:value-type="float" office:value="0.0779999999999999">
                <text:p>0.077999999999999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4.25">
                <text:p>94.25</text:p>
              </table:table-cell>
              <table:table-cell office:value-type="float" office:value="0.0692499999999999">
                <text:p>0.0692499999999999</text:p>
              </table:table-cell>
              <table:table-cell office:value-type="float" office:value="0.0720000000000001">
                <text:p>0.07200000000000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0.0703749999999999">
                <text:p>0.0703749999999999</text:p>
              </table:table-cell>
              <table:table-cell office:value-type="float" office:value="0.0739999999999998">
                <text:p>0.073999999999999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4.4166666666667">
                <text:p>94.4166666666667</text:p>
              </table:table-cell>
              <table:table-cell office:value-type="float" office:value="0.0714166666666666">
                <text:p>0.0714166666666666</text:p>
              </table:table-cell>
              <table:table-cell office:value-type="float" office:value="0.0760000000000001">
                <text:p>0.07600000000000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4.6">
                <text:p>94.6</text:p>
              </table:table-cell>
              <table:table-cell office:value-type="float" office:value="0.0723749999999999">
                <text:p>0.0723749999999999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4.6833333333333">
                <text:p>94.6833333333333</text:p>
              </table:table-cell>
              <table:table-cell office:value-type="float" office:value="0.0734583333333333">
                <text:p>0.0734583333333333</text:p>
              </table:table-cell>
              <table:table-cell office:value-type="float" office:value="0.0739999999999998">
                <text:p>0.07399999999999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4.7666666666667">
                <text:p>94.7666666666667</text:p>
              </table:table-cell>
              <table:table-cell office:value-type="float" office:value="0.0714999999999999">
                <text:p>0.071499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4.8666666666667">
                <text:p>94.8666666666667</text:p>
              </table:table-cell>
              <table:table-cell office:value-type="float" office:value="0.0692499999999999">
                <text:p>0.069249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4.95">
                <text:p>94.95</text:p>
              </table:table-cell>
              <table:table-cell office:value-type="float" office:value="0.0672916666666666">
                <text:p>0.067291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5.0333333333333">
                <text:p>95.0333333333333</text:p>
              </table:table-cell>
              <table:table-cell office:value-type="float" office:value="0.0649166666666666">
                <text:p>0.064916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5.1166666666667">
                <text:p>95.1166666666667</text:p>
              </table:table-cell>
              <table:table-cell office:value-type="float" office:value="0.0621666666666666">
                <text:p>0.0621666666666666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5.2">
                <text:p>95.2</text:p>
              </table:table-cell>
              <table:table-cell office:value-type="float" office:value="0.0601249999999999">
                <text:p>0.060124999999999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5.3">
                <text:p>95.3</text:p>
              </table:table-cell>
              <table:table-cell office:value-type="float" office:value="0.0573749999999999">
                <text:p>0.0573749999999999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5.3833333333333">
                <text:p>95.3833333333333</text:p>
              </table:table-cell>
              <table:table-cell office:value-type="float" office:value="0.0550416666666665">
                <text:p>0.0550416666666665</text:p>
              </table:table-cell>
              <table:table-cell office:value-type="float" office:value="0.0139999999999998">
                <text:p>0.01399999999999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5.4666666666667">
                <text:p>95.4666666666667</text:p>
              </table:table-cell>
              <table:table-cell office:value-type="float" office:value="0.0527499999999999">
                <text:p>0.0527499999999999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5.5666666666667">
                <text:p>95.5666666666667</text:p>
              </table:table-cell>
              <table:table-cell office:value-type="float" office:value="0.0498333333333332">
                <text:p>0.04983333333333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5.65">
                <text:p>95.65</text:p>
              </table:table-cell>
              <table:table-cell office:value-type="float" office:value="0.0464583333333332">
                <text:p>0.04645833333333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5.7333333333333">
                <text:p>95.7333333333333</text:p>
              </table:table-cell>
              <table:table-cell office:value-type="float" office:value="0.0428749999999999">
                <text:p>0.0428749999999999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5.8166666666667">
                <text:p>95.8166666666667</text:p>
              </table:table-cell>
              <table:table-cell office:value-type="float" office:value="0.0399166666666665">
                <text:p>0.0399166666666665</text:p>
              </table:table-cell>
              <table:table-cell office:value-type="float" office:value="0.0379999999999998">
                <text:p>0.037999999999999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5.9166666666667">
                <text:p>95.9166666666667</text:p>
              </table:table-cell>
              <table:table-cell office:value-type="float" office:value="0.0399999999999999">
                <text:p>0.0399999999999999</text:p>
              </table:table-cell>
              <table:table-cell office:value-type="float" office:value="0.0819999999999999">
                <text:p>0.081999999999999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6">
                <text:p>96</text:p>
              </table:table-cell>
              <table:table-cell office:value-type="float" office:value="0.0386666666666665">
                <text:p>0.0386666666666665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6.0833333333333">
                <text:p>96.0833333333333</text:p>
              </table:table-cell>
              <table:table-cell office:value-type="float" office:value="0.0370416666666665">
                <text:p>0.0370416666666665</text:p>
              </table:table-cell>
              <table:table-cell office:value-type="float" office:value="0.0379999999999998">
                <text:p>0.03799999999999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6.1666666666667">
                <text:p>96.1666666666667</text:p>
              </table:table-cell>
              <table:table-cell office:value-type="float" office:value="0.0357916666666665">
                <text:p>0.0357916666666665</text:p>
              </table:table-cell>
              <table:table-cell office:value-type="float" office:value="0.0390000000000001">
                <text:p>0.039000000000000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6.25">
                <text:p>96.25</text:p>
              </table:table-cell>
              <table:table-cell office:value-type="float" office:value="0.0344999999999999">
                <text:p>0.0344999999999999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6.35">
                <text:p>96.35</text:p>
              </table:table-cell>
              <table:table-cell office:value-type="float" office:value="0.0328749999999999">
                <text:p>0.0328749999999999</text:p>
              </table:table-cell>
              <table:table-cell office:value-type="float" office:value="0.0390000000000001">
                <text:p>0.039000000000000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6.4333333333333">
                <text:p>96.4333333333333</text:p>
              </table:table-cell>
              <table:table-cell office:value-type="float" office:value="0.0315833333333332">
                <text:p>0.0315833333333332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6.5166666666667">
                <text:p>96.5166666666667</text:p>
              </table:table-cell>
              <table:table-cell office:value-type="float" office:value="0.0299166666666665">
                <text:p>0.0299166666666665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6.6">
                <text:p>96.6</text:p>
              </table:table-cell>
              <table:table-cell office:value-type="float" office:value="0.0287499999999999">
                <text:p>0.028749999999999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6.7">
                <text:p>96.7</text:p>
              </table:table-cell>
              <table:table-cell office:value-type="float" office:value="0.0280416666666665">
                <text:p>0.0280416666666665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6.7833333333333">
                <text:p>96.7833333333333</text:p>
              </table:table-cell>
              <table:table-cell office:value-type="float" office:value="0.0272916666666665">
                <text:p>0.0272916666666665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6.8666666666667">
                <text:p>96.8666666666667</text:p>
              </table:table-cell>
              <table:table-cell office:value-type="float" office:value="0.0296666666666665">
                <text:p>0.0296666666666665</text:p>
              </table:table-cell>
              <table:table-cell office:value-type="float" office:value="0.0589999999999997">
                <text:p>0.05899999999999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6.9666666666667">
                <text:p>96.9666666666667</text:p>
              </table:table-cell>
              <table:table-cell office:value-type="float" office:value="0.0319999999999999">
                <text:p>0.0319999999999999</text:p>
              </table:table-cell>
              <table:table-cell office:value-type="float" office:value="0.0579999999999998">
                <text:p>0.057999999999999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7.05">
                <text:p>97.05</text:p>
              </table:table-cell>
              <table:table-cell office:value-type="float" office:value="0.0347083333333332">
                <text:p>0.0347083333333332</text:p>
              </table:table-cell>
              <table:table-cell office:value-type="float" office:value="0.0669999999999997">
                <text:p>0.06699999999999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7.1333333333334">
                <text:p>97.1333333333334</text:p>
              </table:table-cell>
              <table:table-cell office:value-type="float" office:value="0.0522916666666665">
                <text:p>0.0522916666666665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7.2166666666667">
                <text:p>97.2166666666667</text:p>
              </table:table-cell>
              <table:table-cell office:value-type="float" office:value="0.0559166666666666">
                <text:p>0.055916666666666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7.3">
                <text:p>97.3</text:p>
              </table:table-cell>
              <table:table-cell office:value-type="float" office:value="0.0589999999999999">
                <text:p>0.0589999999999999</text:p>
              </table:table-cell>
              <table:table-cell office:value-type="float" office:value="0.0859999999999999">
                <text:p>0.08599999999999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7.4">
                <text:p>97.4</text:p>
              </table:table-cell>
              <table:table-cell office:value-type="float" office:value="0.0619583333333332">
                <text:p>0.0619583333333332</text:p>
              </table:table-cell>
              <table:table-cell office:value-type="float" office:value="0.0819999999999999">
                <text:p>0.08199999999999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7.4833333333333">
                <text:p>97.4833333333333</text:p>
              </table:table-cell>
              <table:table-cell office:value-type="float" office:value="0.0648333333333332">
                <text:p>0.0648333333333332</text:p>
              </table:table-cell>
              <table:table-cell office:value-type="float" office:value="0.0829999999999997">
                <text:p>0.08299999999999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7.65">
                <text:p>97.65</text:p>
              </table:table-cell>
              <table:table-cell office:value-type="float" office:value="0.0642083333333332">
                <text:p>0.064208333333333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7.75">
                <text:p>97.75</text:p>
              </table:table-cell>
              <table:table-cell office:value-type="float" office:value="0.0637916666666665">
                <text:p>0.063791666666666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7.8333333333333">
                <text:p>97.8333333333333</text:p>
              </table:table-cell>
              <table:table-cell office:value-type="float" office:value="0.0633749999999999">
                <text:p>0.063374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0.0623749999999999">
                <text:p>0.062374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8.0166666666667">
                <text:p>98.0166666666667</text:p>
              </table:table-cell>
              <table:table-cell office:value-type="float" office:value="0.0616249999999999">
                <text:p>0.061624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8.1">
                <text:p>98.1</text:p>
              </table:table-cell>
              <table:table-cell office:value-type="float" office:value="0.0582083333333332">
                <text:p>0.0582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8.1833333333333">
                <text:p>98.1833333333333</text:p>
              </table:table-cell>
              <table:table-cell office:value-type="float" office:value="0.0567499999999999">
                <text:p>0.056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8.2666666666667">
                <text:p>98.2666666666667</text:p>
              </table:table-cell>
              <table:table-cell office:value-type="float" office:value="0.0551666666666666">
                <text:p>0.055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8.35">
                <text:p>98.35</text:p>
              </table:table-cell>
              <table:table-cell office:value-type="float" office:value="0.0537083333333332">
                <text:p>0.05370833333333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8.45">
                <text:p>98.45</text:p>
              </table:table-cell>
              <table:table-cell office:value-type="float" office:value="0.0522499999999999">
                <text:p>0.052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8.5333333333333">
                <text:p>98.5333333333333</text:p>
              </table:table-cell>
              <table:table-cell office:value-type="float" office:value="0.0506249999999999">
                <text:p>0.050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8.6166666666667">
                <text:p>98.6166666666667</text:p>
              </table:table-cell>
              <table:table-cell office:value-type="float" office:value="0.0489166666666666">
                <text:p>0.048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8.7">
                <text:p>98.7</text:p>
              </table:table-cell>
              <table:table-cell office:value-type="float" office:value="0.0477499999999999">
                <text:p>0.0477499999999999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8.8">
                <text:p>98.8</text:p>
              </table:table-cell>
              <table:table-cell office:value-type="float" office:value="0.0457499999999999">
                <text:p>0.045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8.8833333333333">
                <text:p>98.8833333333333</text:p>
              </table:table-cell>
              <table:table-cell office:value-type="float" office:value="0.0434166666666666">
                <text:p>0.0434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8.9666666666667">
                <text:p>98.9666666666667</text:p>
              </table:table-cell>
              <table:table-cell office:value-type="float" office:value="0.0412916666666666">
                <text:p>0.0412916666666666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9.05">
                <text:p>99.05</text:p>
              </table:table-cell>
              <table:table-cell office:value-type="float" office:value="0.0389583333333332">
                <text:p>0.038958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9.1333333333333">
                <text:p>99.1333333333333</text:p>
              </table:table-cell>
              <table:table-cell office:value-type="float" office:value="0.0365416666666666">
                <text:p>0.036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9.2333333333333">
                <text:p>99.2333333333333</text:p>
              </table:table-cell>
              <table:table-cell office:value-type="float" office:value="0.0337499999999999">
                <text:p>0.033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9.3166666666667">
                <text:p>99.3166666666667</text:p>
              </table:table-cell>
              <table:table-cell office:value-type="float" office:value="0.0160833333333332">
                <text:p>0.0160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9.4">
                <text:p>99.4</text:p>
              </table:table-cell>
              <table:table-cell office:value-type="float" office:value="0.0123749999999999">
                <text:p>0.0123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9.4833333333333">
                <text:p>99.4833333333333</text:p>
              </table:table-cell>
              <table:table-cell office:value-type="float" office:value="0.00879166666666659">
                <text:p>0.0087916666666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9.5833333333333">
                <text:p>99.5833333333333</text:p>
              </table:table-cell>
              <table:table-cell office:value-type="float" office:value="0.00537499999999993">
                <text:p>0.005374999999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0.0019166666666666">
                <text:p>0.00191666666666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